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able-cell-properties fo:background-color="#cccccc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61">
      <style:table-cell-properties fo:background-color="#cccccc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61"/>
    <style:style style:name="ce10" style:family="table-cell" style:parent-style-name="Default" style:data-style-name="N61">
      <style:table-cell-properties fo:background-color="#cccccc"/>
    </style:style>
    <style:style style:name="ce11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61">
      <style:table-cell-properties fo:background-color="#cccccc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ounder_pop1_grn" table:style-name="ta1">
        <table:table-column table:style-name="co1" table:number-columns-repeated="1024" table:default-cell-style-name="ce9"/>
        <table:table-row table:style-name="ro1">
          <table:table-cell office:value-type="string" calcext:value-type="string">
            <text:p>Mean GRN (stdevs below)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0" calcext:value-type="float">
            <text:p>0.00E+00</text:p>
          </table:table-cell>
          <table:table-cell office:value-type="float" office:value="0.789229890642049" calcext:value-type="float">
            <text:p>7.89E-01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1.63088626865044" calcext:value-type="float">
            <text:p>1.63E+00</text:p>
          </table:table-cell>
          <table:table-cell office:value-type="float" office:value="1.56783260766074" calcext:value-type="float">
            <text:p>1.57E+00</text:p>
          </table:table-cell>
          <table:table-cell table:style-name="ce10" office:value-type="float" office:value="-1.3827037290904" calcext:value-type="float">
            <text:p>-1.38E+00</text:p>
          </table:table-cell>
          <table:table-cell table:style-name="ce10" office:value-type="float" office:value="-1.34340178242506" calcext:value-type="float">
            <text:p>-1.3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258155176207786" calcext:value-type="float">
            <text:p>2.58E-01</text:p>
          </table:table-cell>
          <table:table-cell office:value-type="float" office:value="1.7755634303405" calcext:value-type="float">
            <text:p>1.78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office:value-type="float" office:value="0" calcext:value-type="float">
            <text:p>0.00E+00</text:p>
          </table:table-cell>
          <table:table-cell office:value-type="float" office:value="1.75221456352025" calcext:value-type="float">
            <text:p>1.75E+00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1.91672844571231" calcext:value-type="float">
            <text:p>1.92E+00</text:p>
          </table:table-cell>
          <table:table-cell office:value-type="float" office:value="0" calcext:value-type="float">
            <text:p>0.00E+00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office:value-type="float" office:value="-1.18998365939123" calcext:value-type="float">
            <text:p>-1.19E+00</text:p>
          </table:table-cell>
          <table:table-cell office:value-type="float" office:value="0.752913480047325" calcext:value-type="float">
            <text:p>7.53E-01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0" office:value-type="float" office:value="-0.0000990236714794761" calcext:value-type="float">
            <text:p>-9.90E-05</text:p>
          </table:table-cell>
          <table:table-cell table:number-columns-repeated="4" table:style-name="ce10" office:value-type="float" office:value="0" calcext:value-type="float">
            <text:p>0.00E+00</text:p>
          </table:table-cell>
          <table:table-cell table:style-name="ce10" office:value-type="float" office:value="1.12105243669128" calcext:value-type="float">
            <text:p>1.12E+00</text:p>
          </table:table-cell>
          <table:table-cell table:number-columns-repeated="4" table:style-name="ce10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1.62058968016967" calcext:value-type="float">
            <text:p>1.62E+00</text:p>
          </table:table-cell>
          <table:table-cell office:value-type="float" office:value="0" calcext:value-type="float">
            <text:p>0.00E+00</text:p>
          </table:table-cell>
          <table:table-cell table:style-name="ce10" office:value-type="float" office:value="-0.105217795069558" calcext:value-type="float">
            <text:p>-1.05E-01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0.110788338845066" calcext:value-type="float">
            <text:p>1.11E-01</text:p>
          </table:table-cell>
          <table:table-cell office:value-type="float" office:value="0.159880917075576" calcext:value-type="float">
            <text:p>1.60E-01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10" office:value-type="float" office:value="0" calcext:value-type="float">
            <text:p>0.00E+00</text:p>
          </table:table-cell>
          <table:table-cell table:style-name="ce10" office:value-type="float" office:value="1.34864126635837" calcext:value-type="float">
            <text:p>1.35E+00</text:p>
          </table:table-cell>
          <table:table-cell table:number-columns-repeated="3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table:style-name="ce10" office:value-type="float" office:value="-1.60868086779263" calcext:value-type="float">
            <text:p>-1.61E+00</text:p>
          </table:table-cell>
          <table:table-cell table:style-name="ce10" office:value-type="float" office:value="0" calcext:value-type="float">
            <text:p>0.00E+00</text:p>
          </table:table-cell>
          <table:table-cell table:style-name="ce10" office:value-type="float" office:value="-1.77793360391711" calcext:value-type="float">
            <text:p>-1.78E+00</text:p>
          </table:table-cell>
          <table:table-cell table:style-name="ce10" office:value-type="float" office:value="0.000092927440218319" calcext:value-type="float">
            <text:p>9.29E-05</text:p>
          </table:table-cell>
          <table:table-cell table:number-columns-repeated="4" table:style-name="ce10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number-columns-repeated="4" table:style-name="ce10" office:value-type="float" office:value="0" calcext:value-type="float">
            <text:p>0.00E+00</text:p>
          </table:table-cell>
          <table:table-cell table:style-name="ce10" office:value-type="float" office:value="0.00000142300477470048" calcext:value-type="float">
            <text:p>1.42E-06</text:p>
          </table:table-cell>
          <table:table-cell table:style-name="ce10" office:value-type="float" office:value="0.000010410151076068" calcext:value-type="float">
            <text:p>1.04E-05</text:p>
          </table:table-cell>
          <table:table-cell table:style-name="ce10" office:value-type="float" office:value="-0.738010306913446" calcext:value-type="float">
            <text:p>-7.38E-01</text:p>
          </table:table-cell>
          <table:table-cell table:style-name="ce10" office:value-type="float" office:value="-1.27245327847537" calcext:value-type="float">
            <text:p>-1.27E+00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00774588435520716" calcext:value-type="float">
            <text:p>7.75E-06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0.134277730086078" calcext:value-type="float">
            <text:p>1.34E-01</text:p>
          </table:table-cell>
          <table:table-cell office:value-type="float" office:value="0.00000917621283976994" calcext:value-type="float">
            <text:p>9.18E-06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office:value-type="float" office:value="-1.06438129572508" calcext:value-type="float">
            <text:p>-1.06E+00</text:p>
          </table:table-cell>
          <table:table-cell office:value-type="float" office:value="-0.0000122397982517062" calcext:value-type="float">
            <text:p>-1.22E-05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0.0000636511895134439" calcext:value-type="float">
            <text:p>6.37E-05</text:p>
          </table:table-cell>
          <table:table-cell office:value-type="float" office:value="1.47271500924299" calcext:value-type="float">
            <text:p>1.47E+00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-0.0000310937246797032" calcext:value-type="float">
            <text:p>-3.11E-05</text:p>
          </table:table-cell>
          <table:table-cell office:value-type="float" office:value="-0.0000841096970052076" calcext:value-type="float">
            <text:p>-8.41E-05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office:value-type="float" office:value="-0.363086566312845" calcext:value-type="float">
            <text:p>-3.63E-01</text:p>
          </table:table-cell>
          <table:table-cell office:value-type="float" office:value="0" calcext:value-type="float">
            <text:p>0.00E+00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.41640697661839" calcext:value-type="float">
            <text:p>1.42E+00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.74015537390829" calcext:value-type="float">
            <text:p>1.74E+00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hematic mean GR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table:style-name="ce11" table:formula="of:=COM.MICROSOFT.IFS([.B3]=0;&quot;&quot;;[.B3]&gt;0;COM.MICROSOFT.IFS([.B3]&lt;=0.1;&quot;+&quot;;0.1&lt;[.B3]&lt;=1;&quot;++&quot;;1&lt;[.B3]&lt;=2;&quot;+++&quot;;[.B3]&gt;2;&quot;++++&quot;);[.B3]&lt;0;COM.MICROSOFT.IFS([.B3]&gt;=-0.1;&quot;-&quot;;-0.1&gt;[.B3]&gt;=-1;&quot;--&quot;;-1&gt;[.B3]&gt;=-2;&quot;---&quot;;[.B3]&lt;2;&quot;----&quot;))">
            <text:p/>
          </table:table-cell>
          <table:table-cell table:style-name="ce11" table:formula="of:=COM.MICROSOFT.IFS([.C3]=0;&quot;&quot;;[.C3]&gt;0;COM.MICROSOFT.IFS([.C3]&lt;=0.1;&quot;+&quot;;0.1&lt;[.C3]&lt;=1;&quot;++&quot;;1&lt;[.C3]&lt;=2;&quot;+++&quot;;[.C3]&gt;2;&quot;++++&quot;);[.C3]&lt;0;COM.MICROSOFT.IFS([.C3]&gt;=-0.1;&quot;-&quot;;-0.1&gt;[.C3]&gt;=-1;&quot;--&quot;;-1&gt;[.C3]&gt;=-2;&quot;---&quot;;[.C3]&lt;2;&quot;----&quot;))" office:value-type="string" office:string-value="++" calcext:value-type="string">
            <text:p>++</text:p>
          </table:table-cell>
          <table:table-cell table:style-name="ce12" table:formula="of:=COM.MICROSOFT.IFS([.D3]=0;&quot;&quot;;[.D3]&gt;0;COM.MICROSOFT.IFS([.D3]&lt;=0.1;&quot;+&quot;;0.1&lt;[.D3]&lt;=1;&quot;++&quot;;1&lt;[.D3]&lt;=2;&quot;+++&quot;;[.D3]&gt;2;&quot;++++&quot;);[.D3]&lt;0;COM.MICROSOFT.IFS([.D3]&gt;=-0.1;&quot;-&quot;;-0.1&gt;[.D3]&gt;=-1;&quot;--&quot;;-1&gt;[.D3]&gt;=-2;&quot;---&quot;;[.D3]&lt;2;&quot;----&quot;))">
            <text:p/>
          </table:table-cell>
          <table:table-cell table:style-name="ce11" table:formula="of:=COM.MICROSOFT.IFS([.E3]=0;&quot;&quot;;[.E3]&gt;0;COM.MICROSOFT.IFS([.E3]&lt;=0.1;&quot;+&quot;;0.1&lt;[.E3]&lt;=1;&quot;++&quot;;1&lt;[.E3]&lt;=2;&quot;+++&quot;;[.E3]&gt;2;&quot;++++&quot;);[.E3]&lt;0;COM.MICROSOFT.IFS([.E3]&gt;=-0.1;&quot;-&quot;;-0.1&gt;[.E3]&gt;=-1;&quot;--&quot;;-1&gt;[.E3]&gt;=-2;&quot;---&quot;;[.E3]&lt;2;&quot;----&quot;))" office:value-type="string" office:string-value="++" calcext:value-type="string">
            <text:p>++</text:p>
          </table:table-cell>
          <table:table-cell table:style-name="ce11" table:formula="of:=COM.MICROSOFT.IFS([.F3]=0;&quot;&quot;;[.F3]&gt;0;COM.MICROSOFT.IFS([.F3]&lt;=0.1;&quot;+&quot;;0.1&lt;[.F3]&lt;=1;&quot;++&quot;;1&lt;[.F3]&lt;=2;&quot;+++&quot;;[.F3]&gt;2;&quot;++++&quot;);[.F3]&lt;0;COM.MICROSOFT.IFS([.F3]&gt;=-0.1;&quot;-&quot;;-0.1&gt;[.F3]&gt;=-1;&quot;--&quot;;-1&gt;[.F3]&gt;=-2;&quot;---&quot;;[.F3]&lt;2;&quot;----&quot;))" office:value-type="string" office:string-value="++" calcext:value-type="string">
            <text:p>++</text:p>
          </table:table-cell>
          <table:table-cell table:style-name="ce12" table:formula="of:=COM.MICROSOFT.IFS([.G3]=0;&quot;&quot;;[.G3]&gt;0;COM.MICROSOFT.IFS([.G3]&lt;=0.1;&quot;+&quot;;0.1&lt;[.G3]&lt;=1;&quot;++&quot;;1&lt;[.G3]&lt;=2;&quot;+++&quot;;[.G3]&gt;2;&quot;++++&quot;);[.G3]&lt;0;COM.MICROSOFT.IFS([.G3]&gt;=-0.1;&quot;-&quot;;-0.1&gt;[.G3]&gt;=-1;&quot;--&quot;;-1&gt;[.G3]&gt;=-2;&quot;---&quot;;[.G3]&lt;2;&quot;----&quot;))" office:value-type="string" office:string-value="--" calcext:value-type="string">
            <text:p>--</text:p>
          </table:table-cell>
          <table:table-cell table:style-name="ce12" table:formula="of:=COM.MICROSOFT.IFS([.H3]=0;&quot;&quot;;[.H3]&gt;0;COM.MICROSOFT.IFS([.H3]&lt;=0.1;&quot;+&quot;;0.1&lt;[.H3]&lt;=1;&quot;++&quot;;1&lt;[.H3]&lt;=2;&quot;+++&quot;;[.H3]&gt;2;&quot;++++&quot;);[.H3]&lt;0;COM.MICROSOFT.IFS([.H3]&gt;=-0.1;&quot;-&quot;;-0.1&gt;[.H3]&gt;=-1;&quot;--&quot;;-1&gt;[.H3]&gt;=-2;&quot;---&quot;;[.H3]&lt;2;&quot;----&quot;))" office:value-type="string" office:string-value="--" calcext:value-type="string">
            <text:p>--</text:p>
          </table:table-cell>
          <table:table-cell table:style-name="ce11" table:formula="of:=COM.MICROSOFT.IFS([.I3]=0;&quot;&quot;;[.I3]&gt;0;COM.MICROSOFT.IFS([.I3]&lt;=0.1;&quot;+&quot;;0.1&lt;[.I3]&lt;=1;&quot;++&quot;;1&lt;[.I3]&lt;=2;&quot;+++&quot;;[.I3]&gt;2;&quot;++++&quot;);[.I3]&lt;0;COM.MICROSOFT.IFS([.I3]&gt;=-0.1;&quot;-&quot;;-0.1&gt;[.I3]&gt;=-1;&quot;--&quot;;-1&gt;[.I3]&gt;=-2;&quot;---&quot;;[.I3]&lt;2;&quot;----&quot;))">
            <text:p/>
          </table:table-cell>
          <table:table-cell table:style-name="ce11" table:formula="of:=COM.MICROSOFT.IFS([.J3]=0;&quot;&quot;;[.J3]&gt;0;COM.MICROSOFT.IFS([.J3]&lt;=0.1;&quot;+&quot;;0.1&lt;[.J3]&lt;=1;&quot;++&quot;;1&lt;[.J3]&lt;=2;&quot;+++&quot;;[.J3]&gt;2;&quot;++++&quot;);[.J3]&lt;0;COM.MICROSOFT.IFS([.J3]&gt;=-0.1;&quot;-&quot;;-0.1&gt;[.J3]&gt;=-1;&quot;--&quot;;-1&gt;[.J3]&gt;=-2;&quot;---&quot;;[.J3]&lt;2;&quot;----&quot;))" office:value-type="string" office:string-value="++" calcext:value-type="string">
            <text:p>++</text:p>
          </table:table-cell>
          <table:table-cell table:style-name="ce11" table:formula="of:=COM.MICROSOFT.IFS([.K3]=0;&quot;&quot;;[.K3]&gt;0;COM.MICROSOFT.IFS([.K3]&lt;=0.1;&quot;+&quot;;0.1&lt;[.K3]&lt;=1;&quot;++&quot;;1&lt;[.K3]&lt;=2;&quot;+++&quot;;[.K3]&gt;2;&quot;++++&quot;);[.K3]&lt;0;COM.MICROSOFT.IFS([.K3]&gt;=-0.1;&quot;-&quot;;-0.1&gt;[.K3]&gt;=-1;&quot;--&quot;;-1&gt;[.K3]&gt;=-2;&quot;---&quot;;[.K3]&lt;2;&quot;----&quot;))" office:value-type="string" office:string-value="++" calcext:value-type="string">
            <text:p>+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table:style-name="ce11" table:formula="of:=COM.MICROSOFT.IFS([.B4]=0;&quot;&quot;;[.B4]&gt;0;COM.MICROSOFT.IFS([.B4]&lt;=0.1;&quot;+&quot;;0.1&lt;[.B4]&lt;=1;&quot;++&quot;;1&lt;[.B4]&lt;=2;&quot;+++&quot;;[.B4]&gt;2;&quot;++++&quot;);[.B4]&lt;0;COM.MICROSOFT.IFS([.B4]&gt;=-0.1;&quot;-&quot;;-0.1&gt;[.B4]&gt;=-1;&quot;--&quot;;-1&gt;[.B4]&gt;=-2;&quot;---&quot;;[.B4]&lt;2;&quot;----&quot;))">
            <text:p/>
          </table:table-cell>
          <table:table-cell table:style-name="ce11" table:formula="of:=COM.MICROSOFT.IFS([.C4]=0;&quot;&quot;;[.C4]&gt;0;COM.MICROSOFT.IFS([.C4]&lt;=0.1;&quot;+&quot;;0.1&lt;[.C4]&lt;=1;&quot;++&quot;;1&lt;[.C4]&lt;=2;&quot;+++&quot;;[.C4]&gt;2;&quot;++++&quot;);[.C4]&lt;0;COM.MICROSOFT.IFS([.C4]&gt;=-0.1;&quot;-&quot;;-0.1&gt;[.C4]&gt;=-1;&quot;--&quot;;-1&gt;[.C4]&gt;=-2;&quot;---&quot;;[.C4]&lt;2;&quot;----&quot;))" office:value-type="string" office:string-value="++" calcext:value-type="string">
            <text:p>++</text:p>
          </table:table-cell>
          <table:table-cell table:style-name="ce12" table:formula="of:=COM.MICROSOFT.IFS([.D4]=0;&quot;&quot;;[.D4]&gt;0;COM.MICROSOFT.IFS([.D4]&lt;=0.1;&quot;+&quot;;0.1&lt;[.D4]&lt;=1;&quot;++&quot;;1&lt;[.D4]&lt;=2;&quot;+++&quot;;[.D4]&gt;2;&quot;++++&quot;);[.D4]&lt;0;COM.MICROSOFT.IFS([.D4]&gt;=-0.1;&quot;-&quot;;-0.1&gt;[.D4]&gt;=-1;&quot;--&quot;;-1&gt;[.D4]&gt;=-2;&quot;---&quot;;[.D4]&lt;2;&quot;----&quot;))">
            <text:p/>
          </table:table-cell>
          <table:table-cell table:style-name="ce11" table:formula="of:=COM.MICROSOFT.IFS([.E4]=0;&quot;&quot;;[.E4]&gt;0;COM.MICROSOFT.IFS([.E4]&lt;=0.1;&quot;+&quot;;0.1&lt;[.E4]&lt;=1;&quot;++&quot;;1&lt;[.E4]&lt;=2;&quot;+++&quot;;[.E4]&gt;2;&quot;++++&quot;);[.E4]&lt;0;COM.MICROSOFT.IFS([.E4]&gt;=-0.1;&quot;-&quot;;-0.1&gt;[.E4]&gt;=-1;&quot;--&quot;;-1&gt;[.E4]&gt;=-2;&quot;---&quot;;[.E4]&lt;2;&quot;----&quot;))" office:value-type="string" office:string-value="++" calcext:value-type="string">
            <text:p>++</text:p>
          </table:table-cell>
          <table:table-cell table:style-name="ce11" table:formula="of:=COM.MICROSOFT.IFS([.F4]=0;&quot;&quot;;[.F4]&gt;0;COM.MICROSOFT.IFS([.F4]&lt;=0.1;&quot;+&quot;;0.1&lt;[.F4]&lt;=1;&quot;++&quot;;1&lt;[.F4]&lt;=2;&quot;+++&quot;;[.F4]&gt;2;&quot;++++&quot;);[.F4]&lt;0;COM.MICROSOFT.IFS([.F4]&gt;=-0.1;&quot;-&quot;;-0.1&gt;[.F4]&gt;=-1;&quot;--&quot;;-1&gt;[.F4]&gt;=-2;&quot;---&quot;;[.F4]&lt;2;&quot;----&quot;))">
            <text:p/>
          </table:table-cell>
          <table:table-cell table:style-name="ce12" table:formula="of:=COM.MICROSOFT.IFS([.G4]=0;&quot;&quot;;[.G4]&gt;0;COM.MICROSOFT.IFS([.G4]&lt;=0.1;&quot;+&quot;;0.1&lt;[.G4]&lt;=1;&quot;++&quot;;1&lt;[.G4]&lt;=2;&quot;+++&quot;;[.G4]&gt;2;&quot;++++&quot;);[.G4]&lt;0;COM.MICROSOFT.IFS([.G4]&gt;=-0.1;&quot;-&quot;;-0.1&gt;[.G4]&gt;=-1;&quot;--&quot;;-1&gt;[.G4]&gt;=-2;&quot;---&quot;;[.G4]&lt;2;&quot;----&quot;))">
            <text:p/>
          </table:table-cell>
          <table:table-cell table:style-name="ce12" table:formula="of:=COM.MICROSOFT.IFS([.H4]=0;&quot;&quot;;[.H4]&gt;0;COM.MICROSOFT.IFS([.H4]&lt;=0.1;&quot;+&quot;;0.1&lt;[.H4]&lt;=1;&quot;++&quot;;1&lt;[.H4]&lt;=2;&quot;+++&quot;;[.H4]&gt;2;&quot;++++&quot;);[.H4]&lt;0;COM.MICROSOFT.IFS([.H4]&gt;=-0.1;&quot;-&quot;;-0.1&gt;[.H4]&gt;=-1;&quot;--&quot;;-1&gt;[.H4]&gt;=-2;&quot;---&quot;;[.H4]&lt;2;&quot;----&quot;))">
            <text:p/>
          </table:table-cell>
          <table:table-cell table:style-name="ce11" table:formula="of:=COM.MICROSOFT.IFS([.I4]=0;&quot;&quot;;[.I4]&gt;0;COM.MICROSOFT.IFS([.I4]&lt;=0.1;&quot;+&quot;;0.1&lt;[.I4]&lt;=1;&quot;++&quot;;1&lt;[.I4]&lt;=2;&quot;+++&quot;;[.I4]&gt;2;&quot;++++&quot;);[.I4]&lt;0;COM.MICROSOFT.IFS([.I4]&gt;=-0.1;&quot;-&quot;;-0.1&gt;[.I4]&gt;=-1;&quot;--&quot;;-1&gt;[.I4]&gt;=-2;&quot;---&quot;;[.I4]&lt;2;&quot;----&quot;))" office:value-type="string" office:string-value="--" calcext:value-type="string">
            <text:p>--</text:p>
          </table:table-cell>
          <table:table-cell table:style-name="ce11" table:formula="of:=COM.MICROSOFT.IFS([.J4]=0;&quot;&quot;;[.J4]&gt;0;COM.MICROSOFT.IFS([.J4]&lt;=0.1;&quot;+&quot;;0.1&lt;[.J4]&lt;=1;&quot;++&quot;;1&lt;[.J4]&lt;=2;&quot;+++&quot;;[.J4]&gt;2;&quot;++++&quot;);[.J4]&lt;0;COM.MICROSOFT.IFS([.J4]&gt;=-0.1;&quot;-&quot;;-0.1&gt;[.J4]&gt;=-1;&quot;--&quot;;-1&gt;[.J4]&gt;=-2;&quot;---&quot;;[.J4]&lt;2;&quot;----&quot;))" office:value-type="string" office:string-value="++" calcext:value-type="string">
            <text:p>++</text:p>
          </table:table-cell>
          <table:table-cell table:style-name="ce11" table:formula="of:=COM.MICROSOFT.IFS([.K4]=0;&quot;&quot;;[.K4]&gt;0;COM.MICROSOFT.IFS([.K4]&lt;=0.1;&quot;+&quot;;0.1&lt;[.K4]&lt;=1;&quot;++&quot;;1&lt;[.K4]&lt;=2;&quot;+++&quot;;[.K4]&gt;2;&quot;++++&quot;);[.K4]&lt;0;COM.MICROSOFT.IFS([.K4]&gt;=-0.1;&quot;-&quot;;-0.1&gt;[.K4]&gt;=-1;&quot;--&quot;;-1&gt;[.K4]&gt;=-2;&quot;---&quot;;[.K4]&lt;2;&quot;----&quot;))">
            <text:p/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2" table:formula="of:=COM.MICROSOFT.IFS([.B5]=0;&quot;&quot;;[.B5]&gt;0;COM.MICROSOFT.IFS([.B5]&lt;=0.1;&quot;+&quot;;0.1&lt;[.B5]&lt;=1;&quot;++&quot;;1&lt;[.B5]&lt;=2;&quot;+++&quot;;[.B5]&gt;2;&quot;++++&quot;);[.B5]&lt;0;COM.MICROSOFT.IFS([.B5]&gt;=-0.1;&quot;-&quot;;-0.1&gt;[.B5]&gt;=-1;&quot;--&quot;;-1&gt;[.B5]&gt;=-2;&quot;---&quot;;[.B5]&lt;2;&quot;----&quot;))" office:value-type="string" office:string-value="-" calcext:value-type="string">
            <text:p>-</text:p>
          </table:table-cell>
          <table:table-cell table:style-name="ce12" table:formula="of:=COM.MICROSOFT.IFS([.C5]=0;&quot;&quot;;[.C5]&gt;0;COM.MICROSOFT.IFS([.C5]&lt;=0.1;&quot;+&quot;;0.1&lt;[.C5]&lt;=1;&quot;++&quot;;1&lt;[.C5]&lt;=2;&quot;+++&quot;;[.C5]&gt;2;&quot;++++&quot;);[.C5]&lt;0;COM.MICROSOFT.IFS([.C5]&gt;=-0.1;&quot;-&quot;;-0.1&gt;[.C5]&gt;=-1;&quot;--&quot;;-1&gt;[.C5]&gt;=-2;&quot;---&quot;;[.C5]&lt;2;&quot;----&quot;))">
            <text:p/>
          </table:table-cell>
          <table:table-cell table:style-name="ce12" table:formula="of:=COM.MICROSOFT.IFS([.D5]=0;&quot;&quot;;[.D5]&gt;0;COM.MICROSOFT.IFS([.D5]&lt;=0.1;&quot;+&quot;;0.1&lt;[.D5]&lt;=1;&quot;++&quot;;1&lt;[.D5]&lt;=2;&quot;+++&quot;;[.D5]&gt;2;&quot;++++&quot;);[.D5]&lt;0;COM.MICROSOFT.IFS([.D5]&gt;=-0.1;&quot;-&quot;;-0.1&gt;[.D5]&gt;=-1;&quot;--&quot;;-1&gt;[.D5]&gt;=-2;&quot;---&quot;;[.D5]&lt;2;&quot;----&quot;))">
            <text:p/>
          </table:table-cell>
          <table:table-cell table:style-name="ce12" table:formula="of:=COM.MICROSOFT.IFS([.E5]=0;&quot;&quot;;[.E5]&gt;0;COM.MICROSOFT.IFS([.E5]&lt;=0.1;&quot;+&quot;;0.1&lt;[.E5]&lt;=1;&quot;++&quot;;1&lt;[.E5]&lt;=2;&quot;+++&quot;;[.E5]&gt;2;&quot;++++&quot;);[.E5]&lt;0;COM.MICROSOFT.IFS([.E5]&gt;=-0.1;&quot;-&quot;;-0.1&gt;[.E5]&gt;=-1;&quot;--&quot;;-1&gt;[.E5]&gt;=-2;&quot;---&quot;;[.E5]&lt;2;&quot;----&quot;))">
            <text:p/>
          </table:table-cell>
          <table:table-cell table:style-name="ce12" table:formula="of:=COM.MICROSOFT.IFS([.F5]=0;&quot;&quot;;[.F5]&gt;0;COM.MICROSOFT.IFS([.F5]&lt;=0.1;&quot;+&quot;;0.1&lt;[.F5]&lt;=1;&quot;++&quot;;1&lt;[.F5]&lt;=2;&quot;+++&quot;;[.F5]&gt;2;&quot;++++&quot;);[.F5]&lt;0;COM.MICROSOFT.IFS([.F5]&gt;=-0.1;&quot;-&quot;;-0.1&gt;[.F5]&gt;=-1;&quot;--&quot;;-1&gt;[.F5]&gt;=-2;&quot;---&quot;;[.F5]&lt;2;&quot;----&quot;))">
            <text:p/>
          </table:table-cell>
          <table:table-cell table:style-name="ce12" table:formula="of:=COM.MICROSOFT.IFS([.G5]=0;&quot;&quot;;[.G5]&gt;0;COM.MICROSOFT.IFS([.G5]&lt;=0.1;&quot;+&quot;;0.1&lt;[.G5]&lt;=1;&quot;++&quot;;1&lt;[.G5]&lt;=2;&quot;+++&quot;;[.G5]&gt;2;&quot;++++&quot;);[.G5]&lt;0;COM.MICROSOFT.IFS([.G5]&gt;=-0.1;&quot;-&quot;;-0.1&gt;[.G5]&gt;=-1;&quot;--&quot;;-1&gt;[.G5]&gt;=-2;&quot;---&quot;;[.G5]&lt;2;&quot;----&quot;))" office:value-type="string" office:string-value="++" calcext:value-type="string">
            <text:p>++</text:p>
          </table:table-cell>
          <table:table-cell table:style-name="ce12" table:formula="of:=COM.MICROSOFT.IFS([.H5]=0;&quot;&quot;;[.H5]&gt;0;COM.MICROSOFT.IFS([.H5]&lt;=0.1;&quot;+&quot;;0.1&lt;[.H5]&lt;=1;&quot;++&quot;;1&lt;[.H5]&lt;=2;&quot;+++&quot;;[.H5]&gt;2;&quot;++++&quot;);[.H5]&lt;0;COM.MICROSOFT.IFS([.H5]&gt;=-0.1;&quot;-&quot;;-0.1&gt;[.H5]&gt;=-1;&quot;--&quot;;-1&gt;[.H5]&gt;=-2;&quot;---&quot;;[.H5]&lt;2;&quot;----&quot;))">
            <text:p/>
          </table:table-cell>
          <table:table-cell table:style-name="ce12" table:formula="of:=COM.MICROSOFT.IFS([.I5]=0;&quot;&quot;;[.I5]&gt;0;COM.MICROSOFT.IFS([.I5]&lt;=0.1;&quot;+&quot;;0.1&lt;[.I5]&lt;=1;&quot;++&quot;;1&lt;[.I5]&lt;=2;&quot;+++&quot;;[.I5]&gt;2;&quot;++++&quot;);[.I5]&lt;0;COM.MICROSOFT.IFS([.I5]&gt;=-0.1;&quot;-&quot;;-0.1&gt;[.I5]&gt;=-1;&quot;--&quot;;-1&gt;[.I5]&gt;=-2;&quot;---&quot;;[.I5]&lt;2;&quot;----&quot;))">
            <text:p/>
          </table:table-cell>
          <table:table-cell table:style-name="ce12" table:formula="of:=COM.MICROSOFT.IFS([.J5]=0;&quot;&quot;;[.J5]&gt;0;COM.MICROSOFT.IFS([.J5]&lt;=0.1;&quot;+&quot;;0.1&lt;[.J5]&lt;=1;&quot;++&quot;;1&lt;[.J5]&lt;=2;&quot;+++&quot;;[.J5]&gt;2;&quot;++++&quot;);[.J5]&lt;0;COM.MICROSOFT.IFS([.J5]&gt;=-0.1;&quot;-&quot;;-0.1&gt;[.J5]&gt;=-1;&quot;--&quot;;-1&gt;[.J5]&gt;=-2;&quot;---&quot;;[.J5]&lt;2;&quot;----&quot;))">
            <text:p/>
          </table:table-cell>
          <table:table-cell table:style-name="ce12" table:formula="of:=COM.MICROSOFT.IFS([.K5]=0;&quot;&quot;;[.K5]&gt;0;COM.MICROSOFT.IFS([.K5]&lt;=0.1;&quot;+&quot;;0.1&lt;[.K5]&lt;=1;&quot;++&quot;;1&lt;[.K5]&lt;=2;&quot;+++&quot;;[.K5]&gt;2;&quot;++++&quot;);[.K5]&lt;0;COM.MICROSOFT.IFS([.K5]&gt;=-0.1;&quot;-&quot;;-0.1&gt;[.K5]&gt;=-1;&quot;--&quot;;-1&gt;[.K5]&gt;=-2;&quot;---&quot;;[.K5]&lt;2;&quot;----&quot;)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table:style-name="ce11" table:formula="of:=COM.MICROSOFT.IFS([.B6]=0;&quot;&quot;;[.B6]&gt;0;COM.MICROSOFT.IFS([.B6]&lt;=0.1;&quot;+&quot;;0.1&lt;[.B6]&lt;=1;&quot;++&quot;;1&lt;[.B6]&lt;=2;&quot;+++&quot;;[.B6]&gt;2;&quot;++++&quot;);[.B6]&lt;0;COM.MICROSOFT.IFS([.B6]&gt;=-0.1;&quot;-&quot;;-0.1&gt;[.B6]&gt;=-1;&quot;--&quot;;-1&gt;[.B6]&gt;=-2;&quot;---&quot;;[.B6]&lt;2;&quot;----&quot;))" office:value-type="string" office:string-value="++" calcext:value-type="string">
            <text:p>++</text:p>
          </table:table-cell>
          <table:table-cell table:style-name="ce11" table:formula="of:=COM.MICROSOFT.IFS([.C6]=0;&quot;&quot;;[.C6]&gt;0;COM.MICROSOFT.IFS([.C6]&lt;=0.1;&quot;+&quot;;0.1&lt;[.C6]&lt;=1;&quot;++&quot;;1&lt;[.C6]&lt;=2;&quot;+++&quot;;[.C6]&gt;2;&quot;++++&quot;);[.C6]&lt;0;COM.MICROSOFT.IFS([.C6]&gt;=-0.1;&quot;-&quot;;-0.1&gt;[.C6]&gt;=-1;&quot;--&quot;;-1&gt;[.C6]&gt;=-2;&quot;---&quot;;[.C6]&lt;2;&quot;----&quot;))">
            <text:p/>
          </table:table-cell>
          <table:table-cell table:style-name="ce12" table:formula="of:=COM.MICROSOFT.IFS([.D6]=0;&quot;&quot;;[.D6]&gt;0;COM.MICROSOFT.IFS([.D6]&lt;=0.1;&quot;+&quot;;0.1&lt;[.D6]&lt;=1;&quot;++&quot;;1&lt;[.D6]&lt;=2;&quot;+++&quot;;[.D6]&gt;2;&quot;++++&quot;);[.D6]&lt;0;COM.MICROSOFT.IFS([.D6]&gt;=-0.1;&quot;-&quot;;-0.1&gt;[.D6]&gt;=-1;&quot;--&quot;;-1&gt;[.D6]&gt;=-2;&quot;---&quot;;[.D6]&lt;2;&quot;----&quot;))" office:value-type="string" office:string-value="--" calcext:value-type="string">
            <text:p>--</text:p>
          </table:table-cell>
          <table:table-cell table:style-name="ce11" table:formula="of:=COM.MICROSOFT.IFS([.E6]=0;&quot;&quot;;[.E6]&gt;0;COM.MICROSOFT.IFS([.E6]&lt;=0.1;&quot;+&quot;;0.1&lt;[.E6]&lt;=1;&quot;++&quot;;1&lt;[.E6]&lt;=2;&quot;+++&quot;;[.E6]&gt;2;&quot;++++&quot;);[.E6]&lt;0;COM.MICROSOFT.IFS([.E6]&gt;=-0.1;&quot;-&quot;;-0.1&gt;[.E6]&gt;=-1;&quot;--&quot;;-1&gt;[.E6]&gt;=-2;&quot;---&quot;;[.E6]&lt;2;&quot;----&quot;))">
            <text:p/>
          </table:table-cell>
          <table:table-cell table:style-name="ce11" table:formula="of:=COM.MICROSOFT.IFS([.F6]=0;&quot;&quot;;[.F6]&gt;0;COM.MICROSOFT.IFS([.F6]&lt;=0.1;&quot;+&quot;;0.1&lt;[.F6]&lt;=1;&quot;++&quot;;1&lt;[.F6]&lt;=2;&quot;+++&quot;;[.F6]&gt;2;&quot;++++&quot;);[.F6]&lt;0;COM.MICROSOFT.IFS([.F6]&gt;=-0.1;&quot;-&quot;;-0.1&gt;[.F6]&gt;=-1;&quot;--&quot;;-1&gt;[.F6]&gt;=-2;&quot;---&quot;;[.F6]&lt;2;&quot;----&quot;))">
            <text:p/>
          </table:table-cell>
          <table:table-cell table:style-name="ce12" table:formula="of:=COM.MICROSOFT.IFS([.G6]=0;&quot;&quot;;[.G6]&gt;0;COM.MICROSOFT.IFS([.G6]&lt;=0.1;&quot;+&quot;;0.1&lt;[.G6]&lt;=1;&quot;++&quot;;1&lt;[.G6]&lt;=2;&quot;+++&quot;;[.G6]&gt;2;&quot;++++&quot;);[.G6]&lt;0;COM.MICROSOFT.IFS([.G6]&gt;=-0.1;&quot;-&quot;;-0.1&gt;[.G6]&gt;=-1;&quot;--&quot;;-1&gt;[.G6]&gt;=-2;&quot;---&quot;;[.G6]&lt;2;&quot;----&quot;))">
            <text:p/>
          </table:table-cell>
          <table:table-cell table:style-name="ce12" table:formula="of:=COM.MICROSOFT.IFS([.H6]=0;&quot;&quot;;[.H6]&gt;0;COM.MICROSOFT.IFS([.H6]&lt;=0.1;&quot;+&quot;;0.1&lt;[.H6]&lt;=1;&quot;++&quot;;1&lt;[.H6]&lt;=2;&quot;+++&quot;;[.H6]&gt;2;&quot;++++&quot;);[.H6]&lt;0;COM.MICROSOFT.IFS([.H6]&gt;=-0.1;&quot;-&quot;;-0.1&gt;[.H6]&gt;=-1;&quot;--&quot;;-1&gt;[.H6]&gt;=-2;&quot;---&quot;;[.H6]&lt;2;&quot;----&quot;))">
            <text:p/>
          </table:table-cell>
          <table:table-cell table:style-name="ce11" table:formula="of:=COM.MICROSOFT.IFS([.I6]=0;&quot;&quot;;[.I6]&gt;0;COM.MICROSOFT.IFS([.I6]&lt;=0.1;&quot;+&quot;;0.1&lt;[.I6]&lt;=1;&quot;++&quot;;1&lt;[.I6]&lt;=2;&quot;+++&quot;;[.I6]&gt;2;&quot;++++&quot;);[.I6]&lt;0;COM.MICROSOFT.IFS([.I6]&gt;=-0.1;&quot;-&quot;;-0.1&gt;[.I6]&gt;=-1;&quot;--&quot;;-1&gt;[.I6]&gt;=-2;&quot;---&quot;;[.I6]&lt;2;&quot;----&quot;))">
            <text:p/>
          </table:table-cell>
          <table:table-cell table:style-name="ce11" table:formula="of:=COM.MICROSOFT.IFS([.J6]=0;&quot;&quot;;[.J6]&gt;0;COM.MICROSOFT.IFS([.J6]&lt;=0.1;&quot;+&quot;;0.1&lt;[.J6]&lt;=1;&quot;++&quot;;1&lt;[.J6]&lt;=2;&quot;+++&quot;;[.J6]&gt;2;&quot;++++&quot;);[.J6]&lt;0;COM.MICROSOFT.IFS([.J6]&gt;=-0.1;&quot;-&quot;;-0.1&gt;[.J6]&gt;=-1;&quot;--&quot;;-1&gt;[.J6]&gt;=-2;&quot;---&quot;;[.J6]&lt;2;&quot;----&quot;))">
            <text:p/>
          </table:table-cell>
          <table:table-cell table:style-name="ce11" table:formula="of:=COM.MICROSOFT.IFS([.K6]=0;&quot;&quot;;[.K6]&gt;0;COM.MICROSOFT.IFS([.K6]&lt;=0.1;&quot;+&quot;;0.1&lt;[.K6]&lt;=1;&quot;++&quot;;1&lt;[.K6]&lt;=2;&quot;+++&quot;;[.K6]&gt;2;&quot;++++&quot;);[.K6]&lt;0;COM.MICROSOFT.IFS([.K6]&gt;=-0.1;&quot;-&quot;;-0.1&gt;[.K6]&gt;=-1;&quot;--&quot;;-1&gt;[.K6]&gt;=-2;&quot;---&quot;;[.K6]&lt;2;&quot;----&quot;)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table:style-name="ce11" table:formula="of:=COM.MICROSOFT.IFS([.B7]=0;&quot;&quot;;[.B7]&gt;0;COM.MICROSOFT.IFS([.B7]&lt;=0.1;&quot;+&quot;;0.1&lt;[.B7]&lt;=1;&quot;++&quot;;1&lt;[.B7]&lt;=2;&quot;+++&quot;;[.B7]&gt;2;&quot;++++&quot;);[.B7]&lt;0;COM.MICROSOFT.IFS([.B7]&gt;=-0.1;&quot;-&quot;;-0.1&gt;[.B7]&gt;=-1;&quot;--&quot;;-1&gt;[.B7]&gt;=-2;&quot;---&quot;;[.B7]&lt;2;&quot;----&quot;))" office:value-type="string" office:string-value="++" calcext:value-type="string">
            <text:p>++</text:p>
          </table:table-cell>
          <table:table-cell table:style-name="ce11" table:formula="of:=COM.MICROSOFT.IFS([.C7]=0;&quot;&quot;;[.C7]&gt;0;COM.MICROSOFT.IFS([.C7]&lt;=0.1;&quot;+&quot;;0.1&lt;[.C7]&lt;=1;&quot;++&quot;;1&lt;[.C7]&lt;=2;&quot;+++&quot;;[.C7]&gt;2;&quot;++++&quot;);[.C7]&lt;0;COM.MICROSOFT.IFS([.C7]&gt;=-0.1;&quot;-&quot;;-0.1&gt;[.C7]&gt;=-1;&quot;--&quot;;-1&gt;[.C7]&gt;=-2;&quot;---&quot;;[.C7]&lt;2;&quot;----&quot;))" office:value-type="string" office:string-value="++" calcext:value-type="string">
            <text:p>++</text:p>
          </table:table-cell>
          <table:table-cell table:style-name="ce12" table:formula="of:=COM.MICROSOFT.IFS([.D7]=0;&quot;&quot;;[.D7]&gt;0;COM.MICROSOFT.IFS([.D7]&lt;=0.1;&quot;+&quot;;0.1&lt;[.D7]&lt;=1;&quot;++&quot;;1&lt;[.D7]&lt;=2;&quot;+++&quot;;[.D7]&gt;2;&quot;++++&quot;);[.D7]&lt;0;COM.MICROSOFT.IFS([.D7]&gt;=-0.1;&quot;-&quot;;-0.1&gt;[.D7]&gt;=-1;&quot;--&quot;;-1&gt;[.D7]&gt;=-2;&quot;---&quot;;[.D7]&lt;2;&quot;----&quot;))">
            <text:p/>
          </table:table-cell>
          <table:table-cell table:style-name="ce11" table:formula="of:=COM.MICROSOFT.IFS([.E7]=0;&quot;&quot;;[.E7]&gt;0;COM.MICROSOFT.IFS([.E7]&lt;=0.1;&quot;+&quot;;0.1&lt;[.E7]&lt;=1;&quot;++&quot;;1&lt;[.E7]&lt;=2;&quot;+++&quot;;[.E7]&gt;2;&quot;++++&quot;);[.E7]&lt;0;COM.MICROSOFT.IFS([.E7]&gt;=-0.1;&quot;-&quot;;-0.1&gt;[.E7]&gt;=-1;&quot;--&quot;;-1&gt;[.E7]&gt;=-2;&quot;---&quot;;[.E7]&lt;2;&quot;----&quot;))">
            <text:p/>
          </table:table-cell>
          <table:table-cell table:style-name="ce11" table:formula="of:=COM.MICROSOFT.IFS([.F7]=0;&quot;&quot;;[.F7]&gt;0;COM.MICROSOFT.IFS([.F7]&lt;=0.1;&quot;+&quot;;0.1&lt;[.F7]&lt;=1;&quot;++&quot;;1&lt;[.F7]&lt;=2;&quot;+++&quot;;[.F7]&gt;2;&quot;++++&quot;);[.F7]&lt;0;COM.MICROSOFT.IFS([.F7]&gt;=-0.1;&quot;-&quot;;-0.1&gt;[.F7]&gt;=-1;&quot;--&quot;;-1&gt;[.F7]&gt;=-2;&quot;---&quot;;[.F7]&lt;2;&quot;----&quot;))">
            <text:p/>
          </table:table-cell>
          <table:table-cell table:style-name="ce12" table:formula="of:=COM.MICROSOFT.IFS([.G7]=0;&quot;&quot;;[.G7]&gt;0;COM.MICROSOFT.IFS([.G7]&lt;=0.1;&quot;+&quot;;0.1&lt;[.G7]&lt;=1;&quot;++&quot;;1&lt;[.G7]&lt;=2;&quot;+++&quot;;[.G7]&gt;2;&quot;++++&quot;);[.G7]&lt;0;COM.MICROSOFT.IFS([.G7]&gt;=-0.1;&quot;-&quot;;-0.1&gt;[.G7]&gt;=-1;&quot;--&quot;;-1&gt;[.G7]&gt;=-2;&quot;---&quot;;[.G7]&lt;2;&quot;----&quot;))">
            <text:p/>
          </table:table-cell>
          <table:table-cell table:style-name="ce12" table:formula="of:=COM.MICROSOFT.IFS([.H7]=0;&quot;&quot;;[.H7]&gt;0;COM.MICROSOFT.IFS([.H7]&lt;=0.1;&quot;+&quot;;0.1&lt;[.H7]&lt;=1;&quot;++&quot;;1&lt;[.H7]&lt;=2;&quot;+++&quot;;[.H7]&gt;2;&quot;++++&quot;);[.H7]&lt;0;COM.MICROSOFT.IFS([.H7]&gt;=-0.1;&quot;-&quot;;-0.1&gt;[.H7]&gt;=-1;&quot;--&quot;;-1&gt;[.H7]&gt;=-2;&quot;---&quot;;[.H7]&lt;2;&quot;----&quot;))" office:value-type="string" office:string-value="++" calcext:value-type="string">
            <text:p>++</text:p>
          </table:table-cell>
          <table:table-cell table:style-name="ce11" table:formula="of:=COM.MICROSOFT.IFS([.I7]=0;&quot;&quot;;[.I7]&gt;0;COM.MICROSOFT.IFS([.I7]&lt;=0.1;&quot;+&quot;;0.1&lt;[.I7]&lt;=1;&quot;++&quot;;1&lt;[.I7]&lt;=2;&quot;+++&quot;;[.I7]&gt;2;&quot;++++&quot;);[.I7]&lt;0;COM.MICROSOFT.IFS([.I7]&gt;=-0.1;&quot;-&quot;;-0.1&gt;[.I7]&gt;=-1;&quot;--&quot;;-1&gt;[.I7]&gt;=-2;&quot;---&quot;;[.I7]&lt;2;&quot;----&quot;))">
            <text:p/>
          </table:table-cell>
          <table:table-cell table:style-name="ce11" table:formula="of:=COM.MICROSOFT.IFS([.J7]=0;&quot;&quot;;[.J7]&gt;0;COM.MICROSOFT.IFS([.J7]&lt;=0.1;&quot;+&quot;;0.1&lt;[.J7]&lt;=1;&quot;++&quot;;1&lt;[.J7]&lt;=2;&quot;+++&quot;;[.J7]&gt;2;&quot;++++&quot;);[.J7]&lt;0;COM.MICROSOFT.IFS([.J7]&gt;=-0.1;&quot;-&quot;;-0.1&gt;[.J7]&gt;=-1;&quot;--&quot;;-1&gt;[.J7]&gt;=-2;&quot;---&quot;;[.J7]&lt;2;&quot;----&quot;))">
            <text:p/>
          </table:table-cell>
          <table:table-cell table:style-name="ce11" table:formula="of:=COM.MICROSOFT.IFS([.K7]=0;&quot;&quot;;[.K7]&gt;0;COM.MICROSOFT.IFS([.K7]&lt;=0.1;&quot;+&quot;;0.1&lt;[.K7]&lt;=1;&quot;++&quot;;1&lt;[.K7]&lt;=2;&quot;+++&quot;;[.K7]&gt;2;&quot;++++&quot;);[.K7]&lt;0;COM.MICROSOFT.IFS([.K7]&gt;=-0.1;&quot;-&quot;;-0.1&gt;[.K7]&gt;=-1;&quot;--&quot;;-1&gt;[.K7]&gt;=-2;&quot;---&quot;;[.K7]&lt;2;&quot;----&quot;))">
            <text:p/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style-name="ce12" table:formula="of:=COM.MICROSOFT.IFS([.B8]=0;&quot;&quot;;[.B8]&gt;0;COM.MICROSOFT.IFS([.B8]&lt;=0.1;&quot;+&quot;;0.1&lt;[.B8]&lt;=1;&quot;++&quot;;1&lt;[.B8]&lt;=2;&quot;+++&quot;;[.B8]&gt;2;&quot;++++&quot;);[.B8]&lt;0;COM.MICROSOFT.IFS([.B8]&gt;=-0.1;&quot;-&quot;;-0.1&gt;[.B8]&gt;=-1;&quot;--&quot;;-1&gt;[.B8]&gt;=-2;&quot;---&quot;;[.B8]&lt;2;&quot;----&quot;))">
            <text:p/>
          </table:table-cell>
          <table:table-cell table:style-name="ce12" table:formula="of:=COM.MICROSOFT.IFS([.C8]=0;&quot;&quot;;[.C8]&gt;0;COM.MICROSOFT.IFS([.C8]&lt;=0.1;&quot;+&quot;;0.1&lt;[.C8]&lt;=1;&quot;++&quot;;1&lt;[.C8]&lt;=2;&quot;+++&quot;;[.C8]&gt;2;&quot;++++&quot;);[.C8]&lt;0;COM.MICROSOFT.IFS([.C8]&gt;=-0.1;&quot;-&quot;;-0.1&gt;[.C8]&gt;=-1;&quot;--&quot;;-1&gt;[.C8]&gt;=-2;&quot;---&quot;;[.C8]&lt;2;&quot;----&quot;))">
            <text:p/>
          </table:table-cell>
          <table:table-cell table:style-name="ce12" table:formula="of:=COM.MICROSOFT.IFS([.D8]=0;&quot;&quot;;[.D8]&gt;0;COM.MICROSOFT.IFS([.D8]&lt;=0.1;&quot;+&quot;;0.1&lt;[.D8]&lt;=1;&quot;++&quot;;1&lt;[.D8]&lt;=2;&quot;+++&quot;;[.D8]&gt;2;&quot;++++&quot;);[.D8]&lt;0;COM.MICROSOFT.IFS([.D8]&gt;=-0.1;&quot;-&quot;;-0.1&gt;[.D8]&gt;=-1;&quot;--&quot;;-1&gt;[.D8]&gt;=-2;&quot;---&quot;;[.D8]&lt;2;&quot;----&quot;))" office:value-type="string" office:string-value="--" calcext:value-type="string">
            <text:p>--</text:p>
          </table:table-cell>
          <table:table-cell table:style-name="ce12" table:formula="of:=COM.MICROSOFT.IFS([.E8]=0;&quot;&quot;;[.E8]&gt;0;COM.MICROSOFT.IFS([.E8]&lt;=0.1;&quot;+&quot;;0.1&lt;[.E8]&lt;=1;&quot;++&quot;;1&lt;[.E8]&lt;=2;&quot;+++&quot;;[.E8]&gt;2;&quot;++++&quot;);[.E8]&lt;0;COM.MICROSOFT.IFS([.E8]&gt;=-0.1;&quot;-&quot;;-0.1&gt;[.E8]&gt;=-1;&quot;--&quot;;-1&gt;[.E8]&gt;=-2;&quot;---&quot;;[.E8]&lt;2;&quot;----&quot;))">
            <text:p/>
          </table:table-cell>
          <table:table-cell table:style-name="ce12" table:formula="of:=COM.MICROSOFT.IFS([.F8]=0;&quot;&quot;;[.F8]&gt;0;COM.MICROSOFT.IFS([.F8]&lt;=0.1;&quot;+&quot;;0.1&lt;[.F8]&lt;=1;&quot;++&quot;;1&lt;[.F8]&lt;=2;&quot;+++&quot;;[.F8]&gt;2;&quot;++++&quot;);[.F8]&lt;0;COM.MICROSOFT.IFS([.F8]&gt;=-0.1;&quot;-&quot;;-0.1&gt;[.F8]&gt;=-1;&quot;--&quot;;-1&gt;[.F8]&gt;=-2;&quot;---&quot;;[.F8]&lt;2;&quot;----&quot;))" office:value-type="string" office:string-value="--" calcext:value-type="string">
            <text:p>--</text:p>
          </table:table-cell>
          <table:table-cell table:style-name="ce12" table:formula="of:=COM.MICROSOFT.IFS([.G8]=0;&quot;&quot;;[.G8]&gt;0;COM.MICROSOFT.IFS([.G8]&lt;=0.1;&quot;+&quot;;0.1&lt;[.G8]&lt;=1;&quot;++&quot;;1&lt;[.G8]&lt;=2;&quot;+++&quot;;[.G8]&gt;2;&quot;++++&quot;);[.G8]&lt;0;COM.MICROSOFT.IFS([.G8]&gt;=-0.1;&quot;-&quot;;-0.1&gt;[.G8]&gt;=-1;&quot;--&quot;;-1&gt;[.G8]&gt;=-2;&quot;---&quot;;[.G8]&lt;2;&quot;----&quot;))" office:value-type="string" office:string-value="+" calcext:value-type="string">
            <text:p>+</text:p>
          </table:table-cell>
          <table:table-cell table:style-name="ce12" table:formula="of:=COM.MICROSOFT.IFS([.H8]=0;&quot;&quot;;[.H8]&gt;0;COM.MICROSOFT.IFS([.H8]&lt;=0.1;&quot;+&quot;;0.1&lt;[.H8]&lt;=1;&quot;++&quot;;1&lt;[.H8]&lt;=2;&quot;+++&quot;;[.H8]&gt;2;&quot;++++&quot;);[.H8]&lt;0;COM.MICROSOFT.IFS([.H8]&gt;=-0.1;&quot;-&quot;;-0.1&gt;[.H8]&gt;=-1;&quot;--&quot;;-1&gt;[.H8]&gt;=-2;&quot;---&quot;;[.H8]&lt;2;&quot;----&quot;))">
            <text:p/>
          </table:table-cell>
          <table:table-cell table:style-name="ce12" table:formula="of:=COM.MICROSOFT.IFS([.I8]=0;&quot;&quot;;[.I8]&gt;0;COM.MICROSOFT.IFS([.I8]&lt;=0.1;&quot;+&quot;;0.1&lt;[.I8]&lt;=1;&quot;++&quot;;1&lt;[.I8]&lt;=2;&quot;+++&quot;;[.I8]&gt;2;&quot;++++&quot;);[.I8]&lt;0;COM.MICROSOFT.IFS([.I8]&gt;=-0.1;&quot;-&quot;;-0.1&gt;[.I8]&gt;=-1;&quot;--&quot;;-1&gt;[.I8]&gt;=-2;&quot;---&quot;;[.I8]&lt;2;&quot;----&quot;))">
            <text:p/>
          </table:table-cell>
          <table:table-cell table:style-name="ce12" table:formula="of:=COM.MICROSOFT.IFS([.J8]=0;&quot;&quot;;[.J8]&gt;0;COM.MICROSOFT.IFS([.J8]&lt;=0.1;&quot;+&quot;;0.1&lt;[.J8]&lt;=1;&quot;++&quot;;1&lt;[.J8]&lt;=2;&quot;+++&quot;;[.J8]&gt;2;&quot;++++&quot;);[.J8]&lt;0;COM.MICROSOFT.IFS([.J8]&gt;=-0.1;&quot;-&quot;;-0.1&gt;[.J8]&gt;=-1;&quot;--&quot;;-1&gt;[.J8]&gt;=-2;&quot;---&quot;;[.J8]&lt;2;&quot;----&quot;))">
            <text:p/>
          </table:table-cell>
          <table:table-cell table:style-name="ce12" table:formula="of:=COM.MICROSOFT.IFS([.K8]=0;&quot;&quot;;[.K8]&gt;0;COM.MICROSOFT.IFS([.K8]&lt;=0.1;&quot;+&quot;;0.1&lt;[.K8]&lt;=1;&quot;++&quot;;1&lt;[.K8]&lt;=2;&quot;+++&quot;;[.K8]&gt;2;&quot;++++&quot;);[.K8]&lt;0;COM.MICROSOFT.IFS([.K8]&gt;=-0.1;&quot;-&quot;;-0.1&gt;[.K8]&gt;=-1;&quot;--&quot;;-1&gt;[.K8]&gt;=-2;&quot;---&quot;;[.K8]&lt;2;&quot;----&quot;))">
            <text:p/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style-name="ce12" table:formula="of:=COM.MICROSOFT.IFS([.B9]=0;&quot;&quot;;[.B9]&gt;0;COM.MICROSOFT.IFS([.B9]&lt;=0.1;&quot;+&quot;;0.1&lt;[.B9]&lt;=1;&quot;++&quot;;1&lt;[.B9]&lt;=2;&quot;+++&quot;;[.B9]&gt;2;&quot;++++&quot;);[.B9]&lt;0;COM.MICROSOFT.IFS([.B9]&gt;=-0.1;&quot;-&quot;;-0.1&gt;[.B9]&gt;=-1;&quot;--&quot;;-1&gt;[.B9]&gt;=-2;&quot;---&quot;;[.B9]&lt;2;&quot;----&quot;))">
            <text:p/>
          </table:table-cell>
          <table:table-cell table:style-name="ce12" table:formula="of:=COM.MICROSOFT.IFS([.C9]=0;&quot;&quot;;[.C9]&gt;0;COM.MICROSOFT.IFS([.C9]&lt;=0.1;&quot;+&quot;;0.1&lt;[.C9]&lt;=1;&quot;++&quot;;1&lt;[.C9]&lt;=2;&quot;+++&quot;;[.C9]&gt;2;&quot;++++&quot;);[.C9]&lt;0;COM.MICROSOFT.IFS([.C9]&gt;=-0.1;&quot;-&quot;;-0.1&gt;[.C9]&gt;=-1;&quot;--&quot;;-1&gt;[.C9]&gt;=-2;&quot;---&quot;;[.C9]&lt;2;&quot;----&quot;))">
            <text:p/>
          </table:table-cell>
          <table:table-cell table:style-name="ce12" table:formula="of:=COM.MICROSOFT.IFS([.D9]=0;&quot;&quot;;[.D9]&gt;0;COM.MICROSOFT.IFS([.D9]&lt;=0.1;&quot;+&quot;;0.1&lt;[.D9]&lt;=1;&quot;++&quot;;1&lt;[.D9]&lt;=2;&quot;+++&quot;;[.D9]&gt;2;&quot;++++&quot;);[.D9]&lt;0;COM.MICROSOFT.IFS([.D9]&gt;=-0.1;&quot;-&quot;;-0.1&gt;[.D9]&gt;=-1;&quot;--&quot;;-1&gt;[.D9]&gt;=-2;&quot;---&quot;;[.D9]&lt;2;&quot;----&quot;))">
            <text:p/>
          </table:table-cell>
          <table:table-cell table:style-name="ce12" table:formula="of:=COM.MICROSOFT.IFS([.E9]=0;&quot;&quot;;[.E9]&gt;0;COM.MICROSOFT.IFS([.E9]&lt;=0.1;&quot;+&quot;;0.1&lt;[.E9]&lt;=1;&quot;++&quot;;1&lt;[.E9]&lt;=2;&quot;+++&quot;;[.E9]&gt;2;&quot;++++&quot;);[.E9]&lt;0;COM.MICROSOFT.IFS([.E9]&gt;=-0.1;&quot;-&quot;;-0.1&gt;[.E9]&gt;=-1;&quot;--&quot;;-1&gt;[.E9]&gt;=-2;&quot;---&quot;;[.E9]&lt;2;&quot;----&quot;))">
            <text:p/>
          </table:table-cell>
          <table:table-cell table:style-name="ce12" table:formula="of:=COM.MICROSOFT.IFS([.F9]=0;&quot;&quot;;[.F9]&gt;0;COM.MICROSOFT.IFS([.F9]&lt;=0.1;&quot;+&quot;;0.1&lt;[.F9]&lt;=1;&quot;++&quot;;1&lt;[.F9]&lt;=2;&quot;+++&quot;;[.F9]&gt;2;&quot;++++&quot;);[.F9]&lt;0;COM.MICROSOFT.IFS([.F9]&gt;=-0.1;&quot;-&quot;;-0.1&gt;[.F9]&gt;=-1;&quot;--&quot;;-1&gt;[.F9]&gt;=-2;&quot;---&quot;;[.F9]&lt;2;&quot;----&quot;))" office:value-type="string" office:string-value="+" calcext:value-type="string">
            <text:p>+</text:p>
          </table:table-cell>
          <table:table-cell table:style-name="ce12" table:formula="of:=COM.MICROSOFT.IFS([.G9]=0;&quot;&quot;;[.G9]&gt;0;COM.MICROSOFT.IFS([.G9]&lt;=0.1;&quot;+&quot;;0.1&lt;[.G9]&lt;=1;&quot;++&quot;;1&lt;[.G9]&lt;=2;&quot;+++&quot;;[.G9]&gt;2;&quot;++++&quot;);[.G9]&lt;0;COM.MICROSOFT.IFS([.G9]&gt;=-0.1;&quot;-&quot;;-0.1&gt;[.G9]&gt;=-1;&quot;--&quot;;-1&gt;[.G9]&gt;=-2;&quot;---&quot;;[.G9]&lt;2;&quot;----&quot;))" office:value-type="string" office:string-value="+" calcext:value-type="string">
            <text:p>+</text:p>
          </table:table-cell>
          <table:table-cell table:style-name="ce12" table:formula="of:=COM.MICROSOFT.IFS([.H9]=0;&quot;&quot;;[.H9]&gt;0;COM.MICROSOFT.IFS([.H9]&lt;=0.1;&quot;+&quot;;0.1&lt;[.H9]&lt;=1;&quot;++&quot;;1&lt;[.H9]&lt;=2;&quot;+++&quot;;[.H9]&gt;2;&quot;++++&quot;);[.H9]&lt;0;COM.MICROSOFT.IFS([.H9]&gt;=-0.1;&quot;-&quot;;-0.1&gt;[.H9]&gt;=-1;&quot;--&quot;;-1&gt;[.H9]&gt;=-2;&quot;---&quot;;[.H9]&lt;2;&quot;----&quot;))" office:value-type="string" office:string-value="--" calcext:value-type="string">
            <text:p>--</text:p>
          </table:table-cell>
          <table:table-cell table:style-name="ce12" table:formula="of:=COM.MICROSOFT.IFS([.I9]=0;&quot;&quot;;[.I9]&gt;0;COM.MICROSOFT.IFS([.I9]&lt;=0.1;&quot;+&quot;;0.1&lt;[.I9]&lt;=1;&quot;++&quot;;1&lt;[.I9]&lt;=2;&quot;+++&quot;;[.I9]&gt;2;&quot;++++&quot;);[.I9]&lt;0;COM.MICROSOFT.IFS([.I9]&gt;=-0.1;&quot;-&quot;;-0.1&gt;[.I9]&gt;=-1;&quot;--&quot;;-1&gt;[.I9]&gt;=-2;&quot;---&quot;;[.I9]&lt;2;&quot;----&quot;))" office:value-type="string" office:string-value="--" calcext:value-type="string">
            <text:p>--</text:p>
          </table:table-cell>
          <table:table-cell table:style-name="ce12" table:formula="of:=COM.MICROSOFT.IFS([.J9]=0;&quot;&quot;;[.J9]&gt;0;COM.MICROSOFT.IFS([.J9]&lt;=0.1;&quot;+&quot;;0.1&lt;[.J9]&lt;=1;&quot;++&quot;;1&lt;[.J9]&lt;=2;&quot;+++&quot;;[.J9]&gt;2;&quot;++++&quot;);[.J9]&lt;0;COM.MICROSOFT.IFS([.J9]&gt;=-0.1;&quot;-&quot;;-0.1&gt;[.J9]&gt;=-1;&quot;--&quot;;-1&gt;[.J9]&gt;=-2;&quot;---&quot;;[.J9]&lt;2;&quot;----&quot;))">
            <text:p/>
          </table:table-cell>
          <table:table-cell table:style-name="ce12" table:formula="of:=COM.MICROSOFT.IFS([.K9]=0;&quot;&quot;;[.K9]&gt;0;COM.MICROSOFT.IFS([.K9]&lt;=0.1;&quot;+&quot;;0.1&lt;[.K9]&lt;=1;&quot;++&quot;;1&lt;[.K9]&lt;=2;&quot;+++&quot;;[.K9]&gt;2;&quot;++++&quot;);[.K9]&lt;0;COM.MICROSOFT.IFS([.K9]&gt;=-0.1;&quot;-&quot;;-0.1&gt;[.K9]&gt;=-1;&quot;--&quot;;-1&gt;[.K9]&gt;=-2;&quot;---&quot;;[.K9]&lt;2;&quot;----&quot;)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table:style-name="ce11" table:formula="of:=COM.MICROSOFT.IFS([.B10]=0;&quot;&quot;;[.B10]&gt;0;COM.MICROSOFT.IFS([.B10]&lt;=0.1;&quot;+&quot;;0.1&lt;[.B10]&lt;=1;&quot;++&quot;;1&lt;[.B10]&lt;=2;&quot;+++&quot;;[.B10]&gt;2;&quot;++++&quot;);[.B10]&lt;0;COM.MICROSOFT.IFS([.B10]&gt;=-0.1;&quot;-&quot;;-0.1&gt;[.B10]&gt;=-1;&quot;--&quot;;-1&gt;[.B10]&gt;=-2;&quot;---&quot;;[.B10]&lt;2;&quot;----&quot;))">
            <text:p/>
          </table:table-cell>
          <table:table-cell table:style-name="ce11" table:formula="of:=COM.MICROSOFT.IFS([.C10]=0;&quot;&quot;;[.C10]&gt;0;COM.MICROSOFT.IFS([.C10]&lt;=0.1;&quot;+&quot;;0.1&lt;[.C10]&lt;=1;&quot;++&quot;;1&lt;[.C10]&lt;=2;&quot;+++&quot;;[.C10]&gt;2;&quot;++++&quot;);[.C10]&lt;0;COM.MICROSOFT.IFS([.C10]&gt;=-0.1;&quot;-&quot;;-0.1&gt;[.C10]&gt;=-1;&quot;--&quot;;-1&gt;[.C10]&gt;=-2;&quot;---&quot;;[.C10]&lt;2;&quot;----&quot;))" office:value-type="string" office:string-value="+" calcext:value-type="string">
            <text:p>+</text:p>
          </table:table-cell>
          <table:table-cell table:style-name="ce12" table:formula="of:=COM.MICROSOFT.IFS([.D10]=0;&quot;&quot;;[.D10]&gt;0;COM.MICROSOFT.IFS([.D10]&lt;=0.1;&quot;+&quot;;0.1&lt;[.D10]&lt;=1;&quot;++&quot;;1&lt;[.D10]&lt;=2;&quot;+++&quot;;[.D10]&gt;2;&quot;++++&quot;);[.D10]&lt;0;COM.MICROSOFT.IFS([.D10]&gt;=-0.1;&quot;-&quot;;-0.1&gt;[.D10]&gt;=-1;&quot;--&quot;;-1&gt;[.D10]&gt;=-2;&quot;---&quot;;[.D10]&lt;2;&quot;----&quot;))">
            <text:p/>
          </table:table-cell>
          <table:table-cell table:style-name="ce11" table:formula="of:=COM.MICROSOFT.IFS([.E10]=0;&quot;&quot;;[.E10]&gt;0;COM.MICROSOFT.IFS([.E10]&lt;=0.1;&quot;+&quot;;0.1&lt;[.E10]&lt;=1;&quot;++&quot;;1&lt;[.E10]&lt;=2;&quot;+++&quot;;[.E10]&gt;2;&quot;++++&quot;);[.E10]&lt;0;COM.MICROSOFT.IFS([.E10]&gt;=-0.1;&quot;-&quot;;-0.1&gt;[.E10]&gt;=-1;&quot;--&quot;;-1&gt;[.E10]&gt;=-2;&quot;---&quot;;[.E10]&lt;2;&quot;----&quot;))" office:value-type="string" office:string-value="++" calcext:value-type="string">
            <text:p>++</text:p>
          </table:table-cell>
          <table:table-cell table:style-name="ce11" table:formula="of:=COM.MICROSOFT.IFS([.F10]=0;&quot;&quot;;[.F10]&gt;0;COM.MICROSOFT.IFS([.F10]&lt;=0.1;&quot;+&quot;;0.1&lt;[.F10]&lt;=1;&quot;++&quot;;1&lt;[.F10]&lt;=2;&quot;+++&quot;;[.F10]&gt;2;&quot;++++&quot;);[.F10]&lt;0;COM.MICROSOFT.IFS([.F10]&gt;=-0.1;&quot;-&quot;;-0.1&gt;[.F10]&gt;=-1;&quot;--&quot;;-1&gt;[.F10]&gt;=-2;&quot;---&quot;;[.F10]&lt;2;&quot;----&quot;))" office:value-type="string" office:string-value="+" calcext:value-type="string">
            <text:p>+</text:p>
          </table:table-cell>
          <table:table-cell table:style-name="ce12" table:formula="of:=COM.MICROSOFT.IFS([.G10]=0;&quot;&quot;;[.G10]&gt;0;COM.MICROSOFT.IFS([.G10]&lt;=0.1;&quot;+&quot;;0.1&lt;[.G10]&lt;=1;&quot;++&quot;;1&lt;[.G10]&lt;=2;&quot;+++&quot;;[.G10]&gt;2;&quot;++++&quot;);[.G10]&lt;0;COM.MICROSOFT.IFS([.G10]&gt;=-0.1;&quot;-&quot;;-0.1&gt;[.G10]&gt;=-1;&quot;--&quot;;-1&gt;[.G10]&gt;=-2;&quot;---&quot;;[.G10]&lt;2;&quot;----&quot;))">
            <text:p/>
          </table:table-cell>
          <table:table-cell table:style-name="ce12" table:formula="of:=COM.MICROSOFT.IFS([.H10]=0;&quot;&quot;;[.H10]&gt;0;COM.MICROSOFT.IFS([.H10]&lt;=0.1;&quot;+&quot;;0.1&lt;[.H10]&lt;=1;&quot;++&quot;;1&lt;[.H10]&lt;=2;&quot;+++&quot;;[.H10]&gt;2;&quot;++++&quot;);[.H10]&lt;0;COM.MICROSOFT.IFS([.H10]&gt;=-0.1;&quot;-&quot;;-0.1&gt;[.H10]&gt;=-1;&quot;--&quot;;-1&gt;[.H10]&gt;=-2;&quot;---&quot;;[.H10]&lt;2;&quot;----&quot;))">
            <text:p/>
          </table:table-cell>
          <table:table-cell table:style-name="ce11" table:formula="of:=COM.MICROSOFT.IFS([.I10]=0;&quot;&quot;;[.I10]&gt;0;COM.MICROSOFT.IFS([.I10]&lt;=0.1;&quot;+&quot;;0.1&lt;[.I10]&lt;=1;&quot;++&quot;;1&lt;[.I10]&lt;=2;&quot;+++&quot;;[.I10]&gt;2;&quot;++++&quot;);[.I10]&lt;0;COM.MICROSOFT.IFS([.I10]&gt;=-0.1;&quot;-&quot;;-0.1&gt;[.I10]&gt;=-1;&quot;--&quot;;-1&gt;[.I10]&gt;=-2;&quot;---&quot;;[.I10]&lt;2;&quot;----&quot;))" office:value-type="string" office:string-value="--" calcext:value-type="string">
            <text:p>--</text:p>
          </table:table-cell>
          <table:table-cell table:style-name="ce11" table:formula="of:=COM.MICROSOFT.IFS([.J10]=0;&quot;&quot;;[.J10]&gt;0;COM.MICROSOFT.IFS([.J10]&lt;=0.1;&quot;+&quot;;0.1&lt;[.J10]&lt;=1;&quot;++&quot;;1&lt;[.J10]&lt;=2;&quot;+++&quot;;[.J10]&gt;2;&quot;++++&quot;);[.J10]&lt;0;COM.MICROSOFT.IFS([.J10]&gt;=-0.1;&quot;-&quot;;-0.1&gt;[.J10]&gt;=-1;&quot;--&quot;;-1&gt;[.J10]&gt;=-2;&quot;---&quot;;[.J10]&lt;2;&quot;----&quot;))" office:value-type="string" office:string-value="-" calcext:value-type="string">
            <text:p>-</text:p>
          </table:table-cell>
          <table:table-cell table:style-name="ce11" table:formula="of:=COM.MICROSOFT.IFS([.K10]=0;&quot;&quot;;[.K10]&gt;0;COM.MICROSOFT.IFS([.K10]&lt;=0.1;&quot;+&quot;;0.1&lt;[.K10]&lt;=1;&quot;++&quot;;1&lt;[.K10]&lt;=2;&quot;+++&quot;;[.K10]&gt;2;&quot;++++&quot;);[.K10]&lt;0;COM.MICROSOFT.IFS([.K10]&gt;=-0.1;&quot;-&quot;;-0.1&gt;[.K10]&gt;=-1;&quot;--&quot;;-1&gt;[.K10]&gt;=-2;&quot;---&quot;;[.K10]&lt;2;&quot;----&quot;)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table:style-name="ce11" table:formula="of:=COM.MICROSOFT.IFS([.B11]=0;&quot;&quot;;[.B11]&gt;0;COM.MICROSOFT.IFS([.B11]&lt;=0.1;&quot;+&quot;;0.1&lt;[.B11]&lt;=1;&quot;++&quot;;1&lt;[.B11]&lt;=2;&quot;+++&quot;;[.B11]&gt;2;&quot;++++&quot;);[.B11]&lt;0;COM.MICROSOFT.IFS([.B11]&gt;=-0.1;&quot;-&quot;;-0.1&gt;[.B11]&gt;=-1;&quot;--&quot;;-1&gt;[.B11]&gt;=-2;&quot;---&quot;;[.B11]&lt;2;&quot;----&quot;))" office:value-type="string" office:string-value="+" calcext:value-type="string">
            <text:p>+</text:p>
          </table:table-cell>
          <table:table-cell table:style-name="ce11" table:formula="of:=COM.MICROSOFT.IFS([.C11]=0;&quot;&quot;;[.C11]&gt;0;COM.MICROSOFT.IFS([.C11]&lt;=0.1;&quot;+&quot;;0.1&lt;[.C11]&lt;=1;&quot;++&quot;;1&lt;[.C11]&lt;=2;&quot;+++&quot;;[.C11]&gt;2;&quot;++++&quot;);[.C11]&lt;0;COM.MICROSOFT.IFS([.C11]&gt;=-0.1;&quot;-&quot;;-0.1&gt;[.C11]&gt;=-1;&quot;--&quot;;-1&gt;[.C11]&gt;=-2;&quot;---&quot;;[.C11]&lt;2;&quot;----&quot;))" office:value-type="string" office:string-value="++" calcext:value-type="string">
            <text:p>++</text:p>
          </table:table-cell>
          <table:table-cell table:style-name="ce12" table:formula="of:=COM.MICROSOFT.IFS([.D11]=0;&quot;&quot;;[.D11]&gt;0;COM.MICROSOFT.IFS([.D11]&lt;=0.1;&quot;+&quot;;0.1&lt;[.D11]&lt;=1;&quot;++&quot;;1&lt;[.D11]&lt;=2;&quot;+++&quot;;[.D11]&gt;2;&quot;++++&quot;);[.D11]&lt;0;COM.MICROSOFT.IFS([.D11]&gt;=-0.1;&quot;-&quot;;-0.1&gt;[.D11]&gt;=-1;&quot;--&quot;;-1&gt;[.D11]&gt;=-2;&quot;---&quot;;[.D11]&lt;2;&quot;----&quot;))">
            <text:p/>
          </table:table-cell>
          <table:table-cell table:style-name="ce11" table:formula="of:=COM.MICROSOFT.IFS([.E11]=0;&quot;&quot;;[.E11]&gt;0;COM.MICROSOFT.IFS([.E11]&lt;=0.1;&quot;+&quot;;0.1&lt;[.E11]&lt;=1;&quot;++&quot;;1&lt;[.E11]&lt;=2;&quot;+++&quot;;[.E11]&gt;2;&quot;++++&quot;);[.E11]&lt;0;COM.MICROSOFT.IFS([.E11]&gt;=-0.1;&quot;-&quot;;-0.1&gt;[.E11]&gt;=-1;&quot;--&quot;;-1&gt;[.E11]&gt;=-2;&quot;---&quot;;[.E11]&lt;2;&quot;----&quot;))" office:value-type="string" office:string-value="-" calcext:value-type="string">
            <text:p>-</text:p>
          </table:table-cell>
          <table:table-cell table:style-name="ce11" table:formula="of:=COM.MICROSOFT.IFS([.F11]=0;&quot;&quot;;[.F11]&gt;0;COM.MICROSOFT.IFS([.F11]&lt;=0.1;&quot;+&quot;;0.1&lt;[.F11]&lt;=1;&quot;++&quot;;1&lt;[.F11]&lt;=2;&quot;+++&quot;;[.F11]&gt;2;&quot;++++&quot;);[.F11]&lt;0;COM.MICROSOFT.IFS([.F11]&gt;=-0.1;&quot;-&quot;;-0.1&gt;[.F11]&gt;=-1;&quot;--&quot;;-1&gt;[.F11]&gt;=-2;&quot;---&quot;;[.F11]&lt;2;&quot;----&quot;))" office:value-type="string" office:string-value="-" calcext:value-type="string">
            <text:p>-</text:p>
          </table:table-cell>
          <table:table-cell table:style-name="ce12" table:formula="of:=COM.MICROSOFT.IFS([.G11]=0;&quot;&quot;;[.G11]&gt;0;COM.MICROSOFT.IFS([.G11]&lt;=0.1;&quot;+&quot;;0.1&lt;[.G11]&lt;=1;&quot;++&quot;;1&lt;[.G11]&lt;=2;&quot;+++&quot;;[.G11]&gt;2;&quot;++++&quot;);[.G11]&lt;0;COM.MICROSOFT.IFS([.G11]&gt;=-0.1;&quot;-&quot;;-0.1&gt;[.G11]&gt;=-1;&quot;--&quot;;-1&gt;[.G11]&gt;=-2;&quot;---&quot;;[.G11]&lt;2;&quot;----&quot;))">
            <text:p/>
          </table:table-cell>
          <table:table-cell table:style-name="ce12" table:formula="of:=COM.MICROSOFT.IFS([.H11]=0;&quot;&quot;;[.H11]&gt;0;COM.MICROSOFT.IFS([.H11]&lt;=0.1;&quot;+&quot;;0.1&lt;[.H11]&lt;=1;&quot;++&quot;;1&lt;[.H11]&lt;=2;&quot;+++&quot;;[.H11]&gt;2;&quot;++++&quot;);[.H11]&lt;0;COM.MICROSOFT.IFS([.H11]&gt;=-0.1;&quot;-&quot;;-0.1&gt;[.H11]&gt;=-1;&quot;--&quot;;-1&gt;[.H11]&gt;=-2;&quot;---&quot;;[.H11]&lt;2;&quot;----&quot;))">
            <text:p/>
          </table:table-cell>
          <table:table-cell table:style-name="ce11" table:formula="of:=COM.MICROSOFT.IFS([.I11]=0;&quot;&quot;;[.I11]&gt;0;COM.MICROSOFT.IFS([.I11]&lt;=0.1;&quot;+&quot;;0.1&lt;[.I11]&lt;=1;&quot;++&quot;;1&lt;[.I11]&lt;=2;&quot;+++&quot;;[.I11]&gt;2;&quot;++++&quot;);[.I11]&lt;0;COM.MICROSOFT.IFS([.I11]&gt;=-0.1;&quot;-&quot;;-0.1&gt;[.I11]&gt;=-1;&quot;--&quot;;-1&gt;[.I11]&gt;=-2;&quot;---&quot;;[.I11]&lt;2;&quot;----&quot;))">
            <text:p/>
          </table:table-cell>
          <table:table-cell table:style-name="ce11" table:formula="of:=COM.MICROSOFT.IFS([.J11]=0;&quot;&quot;;[.J11]&gt;0;COM.MICROSOFT.IFS([.J11]&lt;=0.1;&quot;+&quot;;0.1&lt;[.J11]&lt;=1;&quot;++&quot;;1&lt;[.J11]&lt;=2;&quot;+++&quot;;[.J11]&gt;2;&quot;++++&quot;);[.J11]&lt;0;COM.MICROSOFT.IFS([.J11]&gt;=-0.1;&quot;-&quot;;-0.1&gt;[.J11]&gt;=-1;&quot;--&quot;;-1&gt;[.J11]&gt;=-2;&quot;---&quot;;[.J11]&lt;2;&quot;----&quot;))">
            <text:p/>
          </table:table-cell>
          <table:table-cell table:style-name="ce11" table:formula="of:=COM.MICROSOFT.IFS([.K11]=0;&quot;&quot;;[.K11]&gt;0;COM.MICROSOFT.IFS([.K11]&lt;=0.1;&quot;+&quot;;0.1&lt;[.K11]&lt;=1;&quot;++&quot;;1&lt;[.K11]&lt;=2;&quot;+++&quot;;[.K11]&gt;2;&quot;++++&quot;);[.K11]&lt;0;COM.MICROSOFT.IFS([.K11]&gt;=-0.1;&quot;-&quot;;-0.1&gt;[.K11]&gt;=-1;&quot;--&quot;;-1&gt;[.K11]&gt;=-2;&quot;---&quot;;[.K11]&lt;2;&quot;----&quot;)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table:style-name="ce11" table:formula="of:=COM.MICROSOFT.IFS([.B12]=0;&quot;&quot;;[.B12]&gt;0;COM.MICROSOFT.IFS([.B12]&lt;=0.1;&quot;+&quot;;0.1&lt;[.B12]&lt;=1;&quot;++&quot;;1&lt;[.B12]&lt;=2;&quot;+++&quot;;[.B12]&gt;2;&quot;++++&quot;);[.B12]&lt;0;COM.MICROSOFT.IFS([.B12]&gt;=-0.1;&quot;-&quot;;-0.1&gt;[.B12]&gt;=-1;&quot;--&quot;;-1&gt;[.B12]&gt;=-2;&quot;---&quot;;[.B12]&lt;2;&quot;----&quot;))" office:value-type="string" office:string-value="--" calcext:value-type="string">
            <text:p>--</text:p>
          </table:table-cell>
          <table:table-cell table:style-name="ce11" table:formula="of:=COM.MICROSOFT.IFS([.C12]=0;&quot;&quot;;[.C12]&gt;0;COM.MICROSOFT.IFS([.C12]&lt;=0.1;&quot;+&quot;;0.1&lt;[.C12]&lt;=1;&quot;++&quot;;1&lt;[.C12]&lt;=2;&quot;+++&quot;;[.C12]&gt;2;&quot;++++&quot;);[.C12]&lt;0;COM.MICROSOFT.IFS([.C12]&gt;=-0.1;&quot;-&quot;;-0.1&gt;[.C12]&gt;=-1;&quot;--&quot;;-1&gt;[.C12]&gt;=-2;&quot;---&quot;;[.C12]&lt;2;&quot;----&quot;))">
            <text:p/>
          </table:table-cell>
          <table:table-cell table:style-name="ce12" table:formula="of:=COM.MICROSOFT.IFS([.D12]=0;&quot;&quot;;[.D12]&gt;0;COM.MICROSOFT.IFS([.D12]&lt;=0.1;&quot;+&quot;;0.1&lt;[.D12]&lt;=1;&quot;++&quot;;1&lt;[.D12]&lt;=2;&quot;+++&quot;;[.D12]&gt;2;&quot;++++&quot;);[.D12]&lt;0;COM.MICROSOFT.IFS([.D12]&gt;=-0.1;&quot;-&quot;;-0.1&gt;[.D12]&gt;=-1;&quot;--&quot;;-1&gt;[.D12]&gt;=-2;&quot;---&quot;;[.D12]&lt;2;&quot;----&quot;))">
            <text:p/>
          </table:table-cell>
          <table:table-cell table:style-name="ce11" table:formula="of:=COM.MICROSOFT.IFS([.E12]=0;&quot;&quot;;[.E12]&gt;0;COM.MICROSOFT.IFS([.E12]&lt;=0.1;&quot;+&quot;;0.1&lt;[.E12]&lt;=1;&quot;++&quot;;1&lt;[.E12]&lt;=2;&quot;+++&quot;;[.E12]&gt;2;&quot;++++&quot;);[.E12]&lt;0;COM.MICROSOFT.IFS([.E12]&gt;=-0.1;&quot;-&quot;;-0.1&gt;[.E12]&gt;=-1;&quot;--&quot;;-1&gt;[.E12]&gt;=-2;&quot;---&quot;;[.E12]&lt;2;&quot;----&quot;))">
            <text:p/>
          </table:table-cell>
          <table:table-cell table:style-name="ce11" table:formula="of:=COM.MICROSOFT.IFS([.F12]=0;&quot;&quot;;[.F12]&gt;0;COM.MICROSOFT.IFS([.F12]&lt;=0.1;&quot;+&quot;;0.1&lt;[.F12]&lt;=1;&quot;++&quot;;1&lt;[.F12]&lt;=2;&quot;+++&quot;;[.F12]&gt;2;&quot;++++&quot;);[.F12]&lt;0;COM.MICROSOFT.IFS([.F12]&gt;=-0.1;&quot;-&quot;;-0.1&gt;[.F12]&gt;=-1;&quot;--&quot;;-1&gt;[.F12]&gt;=-2;&quot;---&quot;;[.F12]&lt;2;&quot;----&quot;))" office:value-type="string" office:string-value="++" calcext:value-type="string">
            <text:p>++</text:p>
          </table:table-cell>
          <table:table-cell table:style-name="ce12" table:formula="of:=COM.MICROSOFT.IFS([.G12]=0;&quot;&quot;;[.G12]&gt;0;COM.MICROSOFT.IFS([.G12]&lt;=0.1;&quot;+&quot;;0.1&lt;[.G12]&lt;=1;&quot;++&quot;;1&lt;[.G12]&lt;=2;&quot;+++&quot;;[.G12]&gt;2;&quot;++++&quot;);[.G12]&lt;0;COM.MICROSOFT.IFS([.G12]&gt;=-0.1;&quot;-&quot;;-0.1&gt;[.G12]&gt;=-1;&quot;--&quot;;-1&gt;[.G12]&gt;=-2;&quot;---&quot;;[.G12]&lt;2;&quot;----&quot;))">
            <text:p/>
          </table:table-cell>
          <table:table-cell table:style-name="ce12" table:formula="of:=COM.MICROSOFT.IFS([.H12]=0;&quot;&quot;;[.H12]&gt;0;COM.MICROSOFT.IFS([.H12]&lt;=0.1;&quot;+&quot;;0.1&lt;[.H12]&lt;=1;&quot;++&quot;;1&lt;[.H12]&lt;=2;&quot;+++&quot;;[.H12]&gt;2;&quot;++++&quot;);[.H12]&lt;0;COM.MICROSOFT.IFS([.H12]&gt;=-0.1;&quot;-&quot;;-0.1&gt;[.H12]&gt;=-1;&quot;--&quot;;-1&gt;[.H12]&gt;=-2;&quot;---&quot;;[.H12]&lt;2;&quot;----&quot;))">
            <text:p/>
          </table:table-cell>
          <table:table-cell table:style-name="ce11" table:formula="of:=COM.MICROSOFT.IFS([.I12]=0;&quot;&quot;;[.I12]&gt;0;COM.MICROSOFT.IFS([.I12]&lt;=0.1;&quot;+&quot;;0.1&lt;[.I12]&lt;=1;&quot;++&quot;;1&lt;[.I12]&lt;=2;&quot;+++&quot;;[.I12]&gt;2;&quot;++++&quot;);[.I12]&lt;0;COM.MICROSOFT.IFS([.I12]&gt;=-0.1;&quot;-&quot;;-0.1&gt;[.I12]&gt;=-1;&quot;--&quot;;-1&gt;[.I12]&gt;=-2;&quot;---&quot;;[.I12]&lt;2;&quot;----&quot;))">
            <text:p/>
          </table:table-cell>
          <table:table-cell table:style-name="ce11" table:formula="of:=COM.MICROSOFT.IFS([.J12]=0;&quot;&quot;;[.J12]&gt;0;COM.MICROSOFT.IFS([.J12]&lt;=0.1;&quot;+&quot;;0.1&lt;[.J12]&lt;=1;&quot;++&quot;;1&lt;[.J12]&lt;=2;&quot;+++&quot;;[.J12]&gt;2;&quot;++++&quot;);[.J12]&lt;0;COM.MICROSOFT.IFS([.J12]&gt;=-0.1;&quot;-&quot;;-0.1&gt;[.J12]&gt;=-1;&quot;--&quot;;-1&gt;[.J12]&gt;=-2;&quot;---&quot;;[.J12]&lt;2;&quot;----&quot;))" office:value-type="string" office:string-value="++" calcext:value-type="string">
            <text:p>++</text:p>
          </table:table-cell>
          <table:table-cell table:style-name="ce11" table:formula="of:=COM.MICROSOFT.IFS([.K12]=0;&quot;&quot;;[.K12]&gt;0;COM.MICROSOFT.IFS([.K12]&lt;=0.1;&quot;+&quot;;0.1&lt;[.K12]&lt;=1;&quot;++&quot;;1&lt;[.K12]&lt;=2;&quot;+++&quot;;[.K12]&gt;2;&quot;++++&quot;);[.K12]&lt;0;COM.MICROSOFT.IFS([.K12]&gt;=-0.1;&quot;-&quot;;-0.1&gt;[.K12]&gt;=-1;&quot;--&quot;;-1&gt;[.K12]&gt;=-2;&quot;---&quot;;[.K12]&lt;2;&quot;----&quot;))">
            <text:p/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N pop stdevs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0" calcext:value-type="float">
            <text:p>0.00E+00</text:p>
          </table:table-cell>
          <table:table-cell office:value-type="float" office:value="1.66533453693773E-015" calcext:value-type="float">
            <text:p>1.67E-15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2.22044604925031E-015" calcext:value-type="float">
            <text:p>2.22E-15</text:p>
          </table:table-cell>
          <table:table-cell office:value-type="float" office:value="2.88657986402541E-015" calcext:value-type="float">
            <text:p>2.89E-15</text:p>
          </table:table-cell>
          <table:table-cell table:style-name="ce10" office:value-type="float" office:value="1.99840144432528E-015" calcext:value-type="float">
            <text:p>2.00E-15</text:p>
          </table:table-cell>
          <table:table-cell table:style-name="ce10" office:value-type="float" office:value="8.88178419700125E-016" calcext:value-type="float">
            <text:p>8.88E-16</text:p>
          </table:table-cell>
          <table:table-cell office:value-type="float" office:value="0" calcext:value-type="float">
            <text:p>0.00E+00</text:p>
          </table:table-cell>
          <table:table-cell office:value-type="float" office:value="6.10622663543836E-016" calcext:value-type="float">
            <text:p>6.11E-16</text:p>
          </table:table-cell>
          <table:table-cell office:value-type="float" office:value="4.44089209850063E-015" calcext:value-type="float">
            <text:p>4.44E-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office:value-type="float" office:value="0" calcext:value-type="float">
            <text:p>0.00E+00</text:p>
          </table:table-cell>
          <table:table-cell office:value-type="float" office:value="3.10862446895044E-015" calcext:value-type="float">
            <text:p>3.11E-15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3.10862446895044E-015" calcext:value-type="float">
            <text:p>3.11E-15</text:p>
          </table:table-cell>
          <table:table-cell office:value-type="float" office:value="0" calcext:value-type="float">
            <text:p>0.00E+00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office:value-type="float" office:value="1.55431223447522E-015" calcext:value-type="float">
            <text:p>1.55E-15</text:p>
          </table:table-cell>
          <table:table-cell office:value-type="float" office:value="8.88178419700125E-016" calcext:value-type="float">
            <text:p>8.88E-16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0" office:value-type="float" office:value="0.000985273090982521" calcext:value-type="float">
            <text:p>9.85E-04</text:p>
          </table:table-cell>
          <table:table-cell table:number-columns-repeated="4" table:style-name="ce10" office:value-type="float" office:value="0" calcext:value-type="float">
            <text:p>0.00E+00</text:p>
          </table:table-cell>
          <table:table-cell table:style-name="ce10" office:value-type="float" office:value="8.88178419700125E-016" calcext:value-type="float">
            <text:p>8.88E-16</text:p>
          </table:table-cell>
          <table:table-cell table:number-columns-repeated="4" table:style-name="ce10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0.00107340722122646" calcext:value-type="float">
            <text:p>1.07E-03</text:p>
          </table:table-cell>
          <table:table-cell office:value-type="float" office:value="0" calcext:value-type="float">
            <text:p>0.00E+00</text:p>
          </table:table-cell>
          <table:table-cell table:style-name="ce10" office:value-type="float" office:value="2.63677968348475E-016" calcext:value-type="float">
            <text:p>2.64E-16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2.4980018054066E-016" calcext:value-type="float">
            <text:p>2.50E-16</text:p>
          </table:table-cell>
          <table:table-cell office:value-type="float" office:value="3.33066907387547E-016" calcext:value-type="float">
            <text:p>3.33E-16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10" office:value-type="float" office:value="0" calcext:value-type="float">
            <text:p>0.00E+00</text:p>
          </table:table-cell>
          <table:table-cell table:style-name="ce10" office:value-type="float" office:value="1.77635683940025E-015" calcext:value-type="float">
            <text:p>1.78E-15</text:p>
          </table:table-cell>
          <table:table-cell table:number-columns-repeated="3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table:style-name="ce10" office:value-type="float" office:value="1.55431223447522E-015" calcext:value-type="float">
            <text:p>1.55E-15</text:p>
          </table:table-cell>
          <table:table-cell table:style-name="ce10" office:value-type="float" office:value="0" calcext:value-type="float">
            <text:p>0.00E+00</text:p>
          </table:table-cell>
          <table:table-cell table:style-name="ce10" office:value-type="float" office:value="2.22044604925031E-015" calcext:value-type="float">
            <text:p>2.22E-15</text:p>
          </table:table-cell>
          <table:table-cell table:style-name="ce10" office:value-type="float" office:value="0.000924616355797039" calcext:value-type="float">
            <text:p>9.25E-04</text:p>
          </table:table-cell>
          <table:table-cell table:number-columns-repeated="4" table:style-name="ce10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number-columns-repeated="4" table:style-name="ce10" office:value-type="float" office:value="0" calcext:value-type="float">
            <text:p>0.00E+00</text:p>
          </table:table-cell>
          <table:table-cell table:style-name="ce10" office:value-type="float" office:value="0.0000141587187376971" calcext:value-type="float">
            <text:p>1.42E-05</text:p>
          </table:table-cell>
          <table:table-cell table:style-name="ce10" office:value-type="float" office:value="0.000103579695390696" calcext:value-type="float">
            <text:p>1.04E-04</text:p>
          </table:table-cell>
          <table:table-cell table:style-name="ce10" office:value-type="float" office:value="2.22044604925031E-016" calcext:value-type="float">
            <text:p>2.22E-16</text:p>
          </table:table-cell>
          <table:table-cell table:style-name="ce10" office:value-type="float" office:value="0.00068418163839416" calcext:value-type="float">
            <text:p>6.84E-04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0770705762271184" calcext:value-type="float">
            <text:p>7.71E-05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3.05311331771918E-016" calcext:value-type="float">
            <text:p>3.05E-16</text:p>
          </table:table-cell>
          <table:table-cell office:value-type="float" office:value="0.0000913021649578753" calcext:value-type="float">
            <text:p>9.13E-05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office:value-type="float" office:value="1.99840144432528E-015" calcext:value-type="float">
            <text:p>2.00E-15</text:p>
          </table:table-cell>
          <table:table-cell office:value-type="float" office:value="0.000121784454931673" calcext:value-type="float">
            <text:p>1.22E-04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0.000633321339227692" calcext:value-type="float">
            <text:p>6.33E-04</text:p>
          </table:table-cell>
          <table:table-cell office:value-type="float" office:value="3.99680288865056E-015" calcext:value-type="float">
            <text:p>4.00E-15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0.000309378654291567" calcext:value-type="float">
            <text:p>3.09E-04</text:p>
          </table:table-cell>
          <table:table-cell office:value-type="float" office:value="0.000836880918590258" calcext:value-type="float">
            <text:p>8.37E-04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.33226762955019E-015" calcext:value-type="float">
            <text:p>1.33E-15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.55431223447522E-015" calcext:value-type="float">
            <text:p>1.55E-15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under_pop2_grn" table:style-name="ta1">
        <table:table-column table:style-name="co1" table:number-columns-repeated="1024" table:default-cell-style-name="ce9"/>
        <table:table-row table:style-name="ro1">
          <table:table-cell office:value-type="string" calcext:value-type="string">
            <text:p>Mean GRN (stdevs below)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0" calcext:value-type="float">
            <text:p>0.00E+00</text:p>
          </table:table-cell>
          <table:table-cell office:value-type="float" office:value="0.789229890642049" calcext:value-type="float">
            <text:p>7.89E-01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1.63088626865044" calcext:value-type="float">
            <text:p>1.63E+00</text:p>
          </table:table-cell>
          <table:table-cell office:value-type="float" office:value="1.56783260766074" calcext:value-type="float">
            <text:p>1.57E+00</text:p>
          </table:table-cell>
          <table:table-cell table:style-name="ce10" office:value-type="float" office:value="-1.3827037290904" calcext:value-type="float">
            <text:p>-1.38E+00</text:p>
          </table:table-cell>
          <table:table-cell table:style-name="ce10" office:value-type="float" office:value="-1.34340178242506" calcext:value-type="float">
            <text:p>-1.3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258155176207786" calcext:value-type="float">
            <text:p>2.58E-01</text:p>
          </table:table-cell>
          <table:table-cell office:value-type="float" office:value="1.7755634303405" calcext:value-type="float">
            <text:p>1.78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office:value-type="float" office:value="0" calcext:value-type="float">
            <text:p>0.00E+00</text:p>
          </table:table-cell>
          <table:table-cell office:value-type="float" office:value="1.75221456352025" calcext:value-type="float">
            <text:p>1.75E+00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1.91672844571231" calcext:value-type="float">
            <text:p>1.92E+00</text:p>
          </table:table-cell>
          <table:table-cell office:value-type="float" office:value="0" calcext:value-type="float">
            <text:p>0.00E+00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office:value-type="float" office:value="-1.18998365939123" calcext:value-type="float">
            <text:p>-1.19E+00</text:p>
          </table:table-cell>
          <table:table-cell office:value-type="float" office:value="0.752913480047325" calcext:value-type="float">
            <text:p>7.53E-01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number-columns-repeated="4" table:style-name="ce10" office:value-type="float" office:value="0" calcext:value-type="float">
            <text:p>0.00E+00</text:p>
          </table:table-cell>
          <table:table-cell table:style-name="ce10" office:value-type="float" office:value="0.00000647419000483995" calcext:value-type="float">
            <text:p>6.47E-06</text:p>
          </table:table-cell>
          <table:table-cell table:style-name="ce10" office:value-type="float" office:value="1.12105243669128" calcext:value-type="float">
            <text:p>1.12E+00</text:p>
          </table:table-cell>
          <table:table-cell table:style-name="ce10" office:value-type="float" office:value="0" calcext:value-type="float">
            <text:p>0.00E+00</text:p>
          </table:table-cell>
          <table:table-cell table:style-name="ce10" office:value-type="float" office:value="0.0000347500417836709" calcext:value-type="float">
            <text:p>3.48E-05</text:p>
          </table:table-cell>
          <table:table-cell table:style-name="ce10" office:value-type="float" office:value="0" calcext:value-type="float">
            <text:p>0.00E+00</text:p>
          </table:table-cell>
          <table:table-cell table:style-name="ce10" office:value-type="float" office:value="0.000071670985163942" calcext:value-type="float">
            <text:p>7.17E-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1.62051115154807" calcext:value-type="float">
            <text:p>1.62E+00</text:p>
          </table:table-cell>
          <table:table-cell office:value-type="float" office:value="0" calcext:value-type="float">
            <text:p>0.00E+00</text:p>
          </table:table-cell>
          <table:table-cell table:style-name="ce10" office:value-type="float" office:value="-0.105217795069558" calcext:value-type="float">
            <text:p>-1.05E-01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-0.0000078919327522373" calcext:value-type="float">
            <text:p>-7.89E-06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0.110788338845066" calcext:value-type="float">
            <text:p>1.11E-01</text:p>
          </table:table-cell>
          <table:table-cell office:value-type="float" office:value="0.159880917075576" calcext:value-type="float">
            <text:p>1.60E-01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004471976325706" calcext:value-type="float">
            <text:p>4.47E-06</text:p>
          </table:table-cell>
          <table:table-cell table:style-name="ce10" office:value-type="float" office:value="0" calcext:value-type="float">
            <text:p>0.00E+00</text:p>
          </table:table-cell>
          <table:table-cell table:style-name="ce10" office:value-type="float" office:value="1.34864126635837" calcext:value-type="float">
            <text:p>1.35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0876011577685098" calcext:value-type="float">
            <text:p>8.76E-05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table:style-name="ce10" office:value-type="float" office:value="-1.60868086779263" calcext:value-type="float">
            <text:p>-1.61E+00</text:p>
          </table:table-cell>
          <table:table-cell table:style-name="ce10" office:value-type="float" office:value="0" calcext:value-type="float">
            <text:p>0.00E+00</text:p>
          </table:table-cell>
          <table:table-cell table:style-name="ce10" office:value-type="float" office:value="-1.77793360391711" calcext:value-type="float">
            <text:p>-1.78E+00</text:p>
          </table:table-cell>
          <table:table-cell table:number-columns-repeated="3" table:style-name="ce10" office:value-type="float" office:value="0" calcext:value-type="float">
            <text:p>0.00E+00</text:p>
          </table:table-cell>
          <table:table-cell table:style-name="ce10" office:value-type="float" office:value="0.0000196979470997469" calcext:value-type="float">
            <text:p>1.97E-05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number-columns-repeated="6" table:style-name="ce10" office:value-type="float" office:value="0" calcext:value-type="float">
            <text:p>0.00E+00</text:p>
          </table:table-cell>
          <table:table-cell table:style-name="ce10" office:value-type="float" office:value="-0.738010306913446" calcext:value-type="float">
            <text:p>-7.38E-01</text:p>
          </table:table-cell>
          <table:table-cell table:style-name="ce10" office:value-type="float" office:value="-1.2723669551814" calcext:value-type="float">
            <text:p>-1.27E+00</text:p>
          </table:table-cell>
          <table:table-cell table:style-name="ce10" office:value-type="float" office:value="0.0000682952005515696" calcext:value-type="float">
            <text:p>6.83E-05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0.134277730086078" calcext:value-type="float">
            <text:p>1.34E-01</text:p>
          </table:table-cell>
          <table:table-cell office:value-type="float" office:value="0.0000872389501093337" calcext:value-type="float">
            <text:p>8.72E-05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office:value-type="float" office:value="-1.06438129572508" calcext:value-type="float">
            <text:p>-1.06E+00</text:p>
          </table:table-cell>
          <table:table-cell office:value-type="float" office:value="0" calcext:value-type="float">
            <text:p>0.00E+00</text:p>
          </table:table-cell>
          <table:table-cell office:value-type="float" office:value="-0.000076652933049326" calcext:value-type="float">
            <text:p>-7.67E-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-0.00000472851266021101" calcext:value-type="float">
            <text:p>-4.73E-06</text:p>
          </table:table-cell>
          <table:table-cell office:value-type="float" office:value="1.47271294007604" calcext:value-type="float">
            <text:p>1.47E+00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office:value-type="float" office:value="-0.363086566312845" calcext:value-type="float">
            <text:p>-3.63E-01</text:p>
          </table:table-cell>
          <table:table-cell office:value-type="float" office:value="0" calcext:value-type="float">
            <text:p>0.00E+00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.41640697661839" calcext:value-type="float">
            <text:p>1.42E+00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.74015537390829" calcext:value-type="float">
            <text:p>1.74E+00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hematic mean GR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table:style-name="ce11" table:formula="of:=COM.MICROSOFT.IFS([.B3]=0;&quot;&quot;;[.B3]&gt;0;COM.MICROSOFT.IFS([.B3]&lt;=0.1;&quot;+&quot;;0.1&lt;[.B3]&lt;=1;&quot;++&quot;;1&lt;[.B3]&lt;=2;&quot;+++&quot;;[.B3]&gt;2;&quot;++++&quot;);[.B3]&lt;0;COM.MICROSOFT.IFS([.B3]&gt;=-0.1;&quot;-&quot;;-0.1&gt;[.B3]&gt;=-1;&quot;--&quot;;-1&gt;[.B3]&gt;=-2;&quot;---&quot;;[.B3]&lt;2;&quot;----&quot;))">
            <text:p/>
          </table:table-cell>
          <table:table-cell table:style-name="ce11" table:formula="of:=COM.MICROSOFT.IFS([.C3]=0;&quot;&quot;;[.C3]&gt;0;COM.MICROSOFT.IFS([.C3]&lt;=0.1;&quot;+&quot;;0.1&lt;[.C3]&lt;=1;&quot;++&quot;;1&lt;[.C3]&lt;=2;&quot;+++&quot;;[.C3]&gt;2;&quot;++++&quot;);[.C3]&lt;0;COM.MICROSOFT.IFS([.C3]&gt;=-0.1;&quot;-&quot;;-0.1&gt;[.C3]&gt;=-1;&quot;--&quot;;-1&gt;[.C3]&gt;=-2;&quot;---&quot;;[.C3]&lt;2;&quot;----&quot;))" office:value-type="string" office:string-value="++" calcext:value-type="string">
            <text:p>++</text:p>
          </table:table-cell>
          <table:table-cell table:style-name="ce12" table:formula="of:=COM.MICROSOFT.IFS([.D3]=0;&quot;&quot;;[.D3]&gt;0;COM.MICROSOFT.IFS([.D3]&lt;=0.1;&quot;+&quot;;0.1&lt;[.D3]&lt;=1;&quot;++&quot;;1&lt;[.D3]&lt;=2;&quot;+++&quot;;[.D3]&gt;2;&quot;++++&quot;);[.D3]&lt;0;COM.MICROSOFT.IFS([.D3]&gt;=-0.1;&quot;-&quot;;-0.1&gt;[.D3]&gt;=-1;&quot;--&quot;;-1&gt;[.D3]&gt;=-2;&quot;---&quot;;[.D3]&lt;2;&quot;----&quot;))">
            <text:p/>
          </table:table-cell>
          <table:table-cell table:style-name="ce11" table:formula="of:=COM.MICROSOFT.IFS([.E3]=0;&quot;&quot;;[.E3]&gt;0;COM.MICROSOFT.IFS([.E3]&lt;=0.1;&quot;+&quot;;0.1&lt;[.E3]&lt;=1;&quot;++&quot;;1&lt;[.E3]&lt;=2;&quot;+++&quot;;[.E3]&gt;2;&quot;++++&quot;);[.E3]&lt;0;COM.MICROSOFT.IFS([.E3]&gt;=-0.1;&quot;-&quot;;-0.1&gt;[.E3]&gt;=-1;&quot;--&quot;;-1&gt;[.E3]&gt;=-2;&quot;---&quot;;[.E3]&lt;2;&quot;----&quot;))" office:value-type="string" office:string-value="++" calcext:value-type="string">
            <text:p>++</text:p>
          </table:table-cell>
          <table:table-cell table:style-name="ce11" table:formula="of:=COM.MICROSOFT.IFS([.F3]=0;&quot;&quot;;[.F3]&gt;0;COM.MICROSOFT.IFS([.F3]&lt;=0.1;&quot;+&quot;;0.1&lt;[.F3]&lt;=1;&quot;++&quot;;1&lt;[.F3]&lt;=2;&quot;+++&quot;;[.F3]&gt;2;&quot;++++&quot;);[.F3]&lt;0;COM.MICROSOFT.IFS([.F3]&gt;=-0.1;&quot;-&quot;;-0.1&gt;[.F3]&gt;=-1;&quot;--&quot;;-1&gt;[.F3]&gt;=-2;&quot;---&quot;;[.F3]&lt;2;&quot;----&quot;))" office:value-type="string" office:string-value="++" calcext:value-type="string">
            <text:p>++</text:p>
          </table:table-cell>
          <table:table-cell table:style-name="ce12" table:formula="of:=COM.MICROSOFT.IFS([.G3]=0;&quot;&quot;;[.G3]&gt;0;COM.MICROSOFT.IFS([.G3]&lt;=0.1;&quot;+&quot;;0.1&lt;[.G3]&lt;=1;&quot;++&quot;;1&lt;[.G3]&lt;=2;&quot;+++&quot;;[.G3]&gt;2;&quot;++++&quot;);[.G3]&lt;0;COM.MICROSOFT.IFS([.G3]&gt;=-0.1;&quot;-&quot;;-0.1&gt;[.G3]&gt;=-1;&quot;--&quot;;-1&gt;[.G3]&gt;=-2;&quot;---&quot;;[.G3]&lt;2;&quot;----&quot;))" office:value-type="string" office:string-value="--" calcext:value-type="string">
            <text:p>--</text:p>
          </table:table-cell>
          <table:table-cell table:style-name="ce12" table:formula="of:=COM.MICROSOFT.IFS([.H3]=0;&quot;&quot;;[.H3]&gt;0;COM.MICROSOFT.IFS([.H3]&lt;=0.1;&quot;+&quot;;0.1&lt;[.H3]&lt;=1;&quot;++&quot;;1&lt;[.H3]&lt;=2;&quot;+++&quot;;[.H3]&gt;2;&quot;++++&quot;);[.H3]&lt;0;COM.MICROSOFT.IFS([.H3]&gt;=-0.1;&quot;-&quot;;-0.1&gt;[.H3]&gt;=-1;&quot;--&quot;;-1&gt;[.H3]&gt;=-2;&quot;---&quot;;[.H3]&lt;2;&quot;----&quot;))" office:value-type="string" office:string-value="--" calcext:value-type="string">
            <text:p>--</text:p>
          </table:table-cell>
          <table:table-cell table:style-name="ce11" table:formula="of:=COM.MICROSOFT.IFS([.I3]=0;&quot;&quot;;[.I3]&gt;0;COM.MICROSOFT.IFS([.I3]&lt;=0.1;&quot;+&quot;;0.1&lt;[.I3]&lt;=1;&quot;++&quot;;1&lt;[.I3]&lt;=2;&quot;+++&quot;;[.I3]&gt;2;&quot;++++&quot;);[.I3]&lt;0;COM.MICROSOFT.IFS([.I3]&gt;=-0.1;&quot;-&quot;;-0.1&gt;[.I3]&gt;=-1;&quot;--&quot;;-1&gt;[.I3]&gt;=-2;&quot;---&quot;;[.I3]&lt;2;&quot;----&quot;))">
            <text:p/>
          </table:table-cell>
          <table:table-cell table:style-name="ce11" table:formula="of:=COM.MICROSOFT.IFS([.J3]=0;&quot;&quot;;[.J3]&gt;0;COM.MICROSOFT.IFS([.J3]&lt;=0.1;&quot;+&quot;;0.1&lt;[.J3]&lt;=1;&quot;++&quot;;1&lt;[.J3]&lt;=2;&quot;+++&quot;;[.J3]&gt;2;&quot;++++&quot;);[.J3]&lt;0;COM.MICROSOFT.IFS([.J3]&gt;=-0.1;&quot;-&quot;;-0.1&gt;[.J3]&gt;=-1;&quot;--&quot;;-1&gt;[.J3]&gt;=-2;&quot;---&quot;;[.J3]&lt;2;&quot;----&quot;))" office:value-type="string" office:string-value="++" calcext:value-type="string">
            <text:p>++</text:p>
          </table:table-cell>
          <table:table-cell table:style-name="ce11" table:formula="of:=COM.MICROSOFT.IFS([.K3]=0;&quot;&quot;;[.K3]&gt;0;COM.MICROSOFT.IFS([.K3]&lt;=0.1;&quot;+&quot;;0.1&lt;[.K3]&lt;=1;&quot;++&quot;;1&lt;[.K3]&lt;=2;&quot;+++&quot;;[.K3]&gt;2;&quot;++++&quot;);[.K3]&lt;0;COM.MICROSOFT.IFS([.K3]&gt;=-0.1;&quot;-&quot;;-0.1&gt;[.K3]&gt;=-1;&quot;--&quot;;-1&gt;[.K3]&gt;=-2;&quot;---&quot;;[.K3]&lt;2;&quot;----&quot;))" office:value-type="string" office:string-value="++" calcext:value-type="string">
            <text:p>+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table:style-name="ce11" table:formula="of:=COM.MICROSOFT.IFS([.B4]=0;&quot;&quot;;[.B4]&gt;0;COM.MICROSOFT.IFS([.B4]&lt;=0.1;&quot;+&quot;;0.1&lt;[.B4]&lt;=1;&quot;++&quot;;1&lt;[.B4]&lt;=2;&quot;+++&quot;;[.B4]&gt;2;&quot;++++&quot;);[.B4]&lt;0;COM.MICROSOFT.IFS([.B4]&gt;=-0.1;&quot;-&quot;;-0.1&gt;[.B4]&gt;=-1;&quot;--&quot;;-1&gt;[.B4]&gt;=-2;&quot;---&quot;;[.B4]&lt;2;&quot;----&quot;))">
            <text:p/>
          </table:table-cell>
          <table:table-cell table:style-name="ce11" table:formula="of:=COM.MICROSOFT.IFS([.C4]=0;&quot;&quot;;[.C4]&gt;0;COM.MICROSOFT.IFS([.C4]&lt;=0.1;&quot;+&quot;;0.1&lt;[.C4]&lt;=1;&quot;++&quot;;1&lt;[.C4]&lt;=2;&quot;+++&quot;;[.C4]&gt;2;&quot;++++&quot;);[.C4]&lt;0;COM.MICROSOFT.IFS([.C4]&gt;=-0.1;&quot;-&quot;;-0.1&gt;[.C4]&gt;=-1;&quot;--&quot;;-1&gt;[.C4]&gt;=-2;&quot;---&quot;;[.C4]&lt;2;&quot;----&quot;))" office:value-type="string" office:string-value="++" calcext:value-type="string">
            <text:p>++</text:p>
          </table:table-cell>
          <table:table-cell table:style-name="ce12" table:formula="of:=COM.MICROSOFT.IFS([.D4]=0;&quot;&quot;;[.D4]&gt;0;COM.MICROSOFT.IFS([.D4]&lt;=0.1;&quot;+&quot;;0.1&lt;[.D4]&lt;=1;&quot;++&quot;;1&lt;[.D4]&lt;=2;&quot;+++&quot;;[.D4]&gt;2;&quot;++++&quot;);[.D4]&lt;0;COM.MICROSOFT.IFS([.D4]&gt;=-0.1;&quot;-&quot;;-0.1&gt;[.D4]&gt;=-1;&quot;--&quot;;-1&gt;[.D4]&gt;=-2;&quot;---&quot;;[.D4]&lt;2;&quot;----&quot;))">
            <text:p/>
          </table:table-cell>
          <table:table-cell table:style-name="ce11" table:formula="of:=COM.MICROSOFT.IFS([.E4]=0;&quot;&quot;;[.E4]&gt;0;COM.MICROSOFT.IFS([.E4]&lt;=0.1;&quot;+&quot;;0.1&lt;[.E4]&lt;=1;&quot;++&quot;;1&lt;[.E4]&lt;=2;&quot;+++&quot;;[.E4]&gt;2;&quot;++++&quot;);[.E4]&lt;0;COM.MICROSOFT.IFS([.E4]&gt;=-0.1;&quot;-&quot;;-0.1&gt;[.E4]&gt;=-1;&quot;--&quot;;-1&gt;[.E4]&gt;=-2;&quot;---&quot;;[.E4]&lt;2;&quot;----&quot;))" office:value-type="string" office:string-value="++" calcext:value-type="string">
            <text:p>++</text:p>
          </table:table-cell>
          <table:table-cell table:style-name="ce11" table:formula="of:=COM.MICROSOFT.IFS([.F4]=0;&quot;&quot;;[.F4]&gt;0;COM.MICROSOFT.IFS([.F4]&lt;=0.1;&quot;+&quot;;0.1&lt;[.F4]&lt;=1;&quot;++&quot;;1&lt;[.F4]&lt;=2;&quot;+++&quot;;[.F4]&gt;2;&quot;++++&quot;);[.F4]&lt;0;COM.MICROSOFT.IFS([.F4]&gt;=-0.1;&quot;-&quot;;-0.1&gt;[.F4]&gt;=-1;&quot;--&quot;;-1&gt;[.F4]&gt;=-2;&quot;---&quot;;[.F4]&lt;2;&quot;----&quot;))">
            <text:p/>
          </table:table-cell>
          <table:table-cell table:style-name="ce12" table:formula="of:=COM.MICROSOFT.IFS([.G4]=0;&quot;&quot;;[.G4]&gt;0;COM.MICROSOFT.IFS([.G4]&lt;=0.1;&quot;+&quot;;0.1&lt;[.G4]&lt;=1;&quot;++&quot;;1&lt;[.G4]&lt;=2;&quot;+++&quot;;[.G4]&gt;2;&quot;++++&quot;);[.G4]&lt;0;COM.MICROSOFT.IFS([.G4]&gt;=-0.1;&quot;-&quot;;-0.1&gt;[.G4]&gt;=-1;&quot;--&quot;;-1&gt;[.G4]&gt;=-2;&quot;---&quot;;[.G4]&lt;2;&quot;----&quot;))">
            <text:p/>
          </table:table-cell>
          <table:table-cell table:style-name="ce12" table:formula="of:=COM.MICROSOFT.IFS([.H4]=0;&quot;&quot;;[.H4]&gt;0;COM.MICROSOFT.IFS([.H4]&lt;=0.1;&quot;+&quot;;0.1&lt;[.H4]&lt;=1;&quot;++&quot;;1&lt;[.H4]&lt;=2;&quot;+++&quot;;[.H4]&gt;2;&quot;++++&quot;);[.H4]&lt;0;COM.MICROSOFT.IFS([.H4]&gt;=-0.1;&quot;-&quot;;-0.1&gt;[.H4]&gt;=-1;&quot;--&quot;;-1&gt;[.H4]&gt;=-2;&quot;---&quot;;[.H4]&lt;2;&quot;----&quot;))">
            <text:p/>
          </table:table-cell>
          <table:table-cell table:style-name="ce11" table:formula="of:=COM.MICROSOFT.IFS([.I4]=0;&quot;&quot;;[.I4]&gt;0;COM.MICROSOFT.IFS([.I4]&lt;=0.1;&quot;+&quot;;0.1&lt;[.I4]&lt;=1;&quot;++&quot;;1&lt;[.I4]&lt;=2;&quot;+++&quot;;[.I4]&gt;2;&quot;++++&quot;);[.I4]&lt;0;COM.MICROSOFT.IFS([.I4]&gt;=-0.1;&quot;-&quot;;-0.1&gt;[.I4]&gt;=-1;&quot;--&quot;;-1&gt;[.I4]&gt;=-2;&quot;---&quot;;[.I4]&lt;2;&quot;----&quot;))" office:value-type="string" office:string-value="--" calcext:value-type="string">
            <text:p>--</text:p>
          </table:table-cell>
          <table:table-cell table:style-name="ce11" table:formula="of:=COM.MICROSOFT.IFS([.J4]=0;&quot;&quot;;[.J4]&gt;0;COM.MICROSOFT.IFS([.J4]&lt;=0.1;&quot;+&quot;;0.1&lt;[.J4]&lt;=1;&quot;++&quot;;1&lt;[.J4]&lt;=2;&quot;+++&quot;;[.J4]&gt;2;&quot;++++&quot;);[.J4]&lt;0;COM.MICROSOFT.IFS([.J4]&gt;=-0.1;&quot;-&quot;;-0.1&gt;[.J4]&gt;=-1;&quot;--&quot;;-1&gt;[.J4]&gt;=-2;&quot;---&quot;;[.J4]&lt;2;&quot;----&quot;))" office:value-type="string" office:string-value="++" calcext:value-type="string">
            <text:p>++</text:p>
          </table:table-cell>
          <table:table-cell table:style-name="ce11" table:formula="of:=COM.MICROSOFT.IFS([.K4]=0;&quot;&quot;;[.K4]&gt;0;COM.MICROSOFT.IFS([.K4]&lt;=0.1;&quot;+&quot;;0.1&lt;[.K4]&lt;=1;&quot;++&quot;;1&lt;[.K4]&lt;=2;&quot;+++&quot;;[.K4]&gt;2;&quot;++++&quot;);[.K4]&lt;0;COM.MICROSOFT.IFS([.K4]&gt;=-0.1;&quot;-&quot;;-0.1&gt;[.K4]&gt;=-1;&quot;--&quot;;-1&gt;[.K4]&gt;=-2;&quot;---&quot;;[.K4]&lt;2;&quot;----&quot;))">
            <text:p/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2" table:formula="of:=COM.MICROSOFT.IFS([.B5]=0;&quot;&quot;;[.B5]&gt;0;COM.MICROSOFT.IFS([.B5]&lt;=0.1;&quot;+&quot;;0.1&lt;[.B5]&lt;=1;&quot;++&quot;;1&lt;[.B5]&lt;=2;&quot;+++&quot;;[.B5]&gt;2;&quot;++++&quot;);[.B5]&lt;0;COM.MICROSOFT.IFS([.B5]&gt;=-0.1;&quot;-&quot;;-0.1&gt;[.B5]&gt;=-1;&quot;--&quot;;-1&gt;[.B5]&gt;=-2;&quot;---&quot;;[.B5]&lt;2;&quot;----&quot;))">
            <text:p/>
          </table:table-cell>
          <table:table-cell table:style-name="ce12" table:formula="of:=COM.MICROSOFT.IFS([.C5]=0;&quot;&quot;;[.C5]&gt;0;COM.MICROSOFT.IFS([.C5]&lt;=0.1;&quot;+&quot;;0.1&lt;[.C5]&lt;=1;&quot;++&quot;;1&lt;[.C5]&lt;=2;&quot;+++&quot;;[.C5]&gt;2;&quot;++++&quot;);[.C5]&lt;0;COM.MICROSOFT.IFS([.C5]&gt;=-0.1;&quot;-&quot;;-0.1&gt;[.C5]&gt;=-1;&quot;--&quot;;-1&gt;[.C5]&gt;=-2;&quot;---&quot;;[.C5]&lt;2;&quot;----&quot;))">
            <text:p/>
          </table:table-cell>
          <table:table-cell table:style-name="ce12" table:formula="of:=COM.MICROSOFT.IFS([.D5]=0;&quot;&quot;;[.D5]&gt;0;COM.MICROSOFT.IFS([.D5]&lt;=0.1;&quot;+&quot;;0.1&lt;[.D5]&lt;=1;&quot;++&quot;;1&lt;[.D5]&lt;=2;&quot;+++&quot;;[.D5]&gt;2;&quot;++++&quot;);[.D5]&lt;0;COM.MICROSOFT.IFS([.D5]&gt;=-0.1;&quot;-&quot;;-0.1&gt;[.D5]&gt;=-1;&quot;--&quot;;-1&gt;[.D5]&gt;=-2;&quot;---&quot;;[.D5]&lt;2;&quot;----&quot;))">
            <text:p/>
          </table:table-cell>
          <table:table-cell table:style-name="ce12" table:formula="of:=COM.MICROSOFT.IFS([.E5]=0;&quot;&quot;;[.E5]&gt;0;COM.MICROSOFT.IFS([.E5]&lt;=0.1;&quot;+&quot;;0.1&lt;[.E5]&lt;=1;&quot;++&quot;;1&lt;[.E5]&lt;=2;&quot;+++&quot;;[.E5]&gt;2;&quot;++++&quot;);[.E5]&lt;0;COM.MICROSOFT.IFS([.E5]&gt;=-0.1;&quot;-&quot;;-0.1&gt;[.E5]&gt;=-1;&quot;--&quot;;-1&gt;[.E5]&gt;=-2;&quot;---&quot;;[.E5]&lt;2;&quot;----&quot;))">
            <text:p/>
          </table:table-cell>
          <table:table-cell table:style-name="ce12" table:formula="of:=COM.MICROSOFT.IFS([.F5]=0;&quot;&quot;;[.F5]&gt;0;COM.MICROSOFT.IFS([.F5]&lt;=0.1;&quot;+&quot;;0.1&lt;[.F5]&lt;=1;&quot;++&quot;;1&lt;[.F5]&lt;=2;&quot;+++&quot;;[.F5]&gt;2;&quot;++++&quot;);[.F5]&lt;0;COM.MICROSOFT.IFS([.F5]&gt;=-0.1;&quot;-&quot;;-0.1&gt;[.F5]&gt;=-1;&quot;--&quot;;-1&gt;[.F5]&gt;=-2;&quot;---&quot;;[.F5]&lt;2;&quot;----&quot;))" office:value-type="string" office:string-value="+" calcext:value-type="string">
            <text:p>+</text:p>
          </table:table-cell>
          <table:table-cell table:style-name="ce12" table:formula="of:=COM.MICROSOFT.IFS([.G5]=0;&quot;&quot;;[.G5]&gt;0;COM.MICROSOFT.IFS([.G5]&lt;=0.1;&quot;+&quot;;0.1&lt;[.G5]&lt;=1;&quot;++&quot;;1&lt;[.G5]&lt;=2;&quot;+++&quot;;[.G5]&gt;2;&quot;++++&quot;);[.G5]&lt;0;COM.MICROSOFT.IFS([.G5]&gt;=-0.1;&quot;-&quot;;-0.1&gt;[.G5]&gt;=-1;&quot;--&quot;;-1&gt;[.G5]&gt;=-2;&quot;---&quot;;[.G5]&lt;2;&quot;----&quot;))" office:value-type="string" office:string-value="++" calcext:value-type="string">
            <text:p>++</text:p>
          </table:table-cell>
          <table:table-cell table:style-name="ce12" table:formula="of:=COM.MICROSOFT.IFS([.H5]=0;&quot;&quot;;[.H5]&gt;0;COM.MICROSOFT.IFS([.H5]&lt;=0.1;&quot;+&quot;;0.1&lt;[.H5]&lt;=1;&quot;++&quot;;1&lt;[.H5]&lt;=2;&quot;+++&quot;;[.H5]&gt;2;&quot;++++&quot;);[.H5]&lt;0;COM.MICROSOFT.IFS([.H5]&gt;=-0.1;&quot;-&quot;;-0.1&gt;[.H5]&gt;=-1;&quot;--&quot;;-1&gt;[.H5]&gt;=-2;&quot;---&quot;;[.H5]&lt;2;&quot;----&quot;))">
            <text:p/>
          </table:table-cell>
          <table:table-cell table:style-name="ce12" table:formula="of:=COM.MICROSOFT.IFS([.I5]=0;&quot;&quot;;[.I5]&gt;0;COM.MICROSOFT.IFS([.I5]&lt;=0.1;&quot;+&quot;;0.1&lt;[.I5]&lt;=1;&quot;++&quot;;1&lt;[.I5]&lt;=2;&quot;+++&quot;;[.I5]&gt;2;&quot;++++&quot;);[.I5]&lt;0;COM.MICROSOFT.IFS([.I5]&gt;=-0.1;&quot;-&quot;;-0.1&gt;[.I5]&gt;=-1;&quot;--&quot;;-1&gt;[.I5]&gt;=-2;&quot;---&quot;;[.I5]&lt;2;&quot;----&quot;))" office:value-type="string" office:string-value="+" calcext:value-type="string">
            <text:p>+</text:p>
          </table:table-cell>
          <table:table-cell table:style-name="ce12" table:formula="of:=COM.MICROSOFT.IFS([.J5]=0;&quot;&quot;;[.J5]&gt;0;COM.MICROSOFT.IFS([.J5]&lt;=0.1;&quot;+&quot;;0.1&lt;[.J5]&lt;=1;&quot;++&quot;;1&lt;[.J5]&lt;=2;&quot;+++&quot;;[.J5]&gt;2;&quot;++++&quot;);[.J5]&lt;0;COM.MICROSOFT.IFS([.J5]&gt;=-0.1;&quot;-&quot;;-0.1&gt;[.J5]&gt;=-1;&quot;--&quot;;-1&gt;[.J5]&gt;=-2;&quot;---&quot;;[.J5]&lt;2;&quot;----&quot;))">
            <text:p/>
          </table:table-cell>
          <table:table-cell table:style-name="ce12" table:formula="of:=COM.MICROSOFT.IFS([.K5]=0;&quot;&quot;;[.K5]&gt;0;COM.MICROSOFT.IFS([.K5]&lt;=0.1;&quot;+&quot;;0.1&lt;[.K5]&lt;=1;&quot;++&quot;;1&lt;[.K5]&lt;=2;&quot;+++&quot;;[.K5]&gt;2;&quot;++++&quot;);[.K5]&lt;0;COM.MICROSOFT.IFS([.K5]&gt;=-0.1;&quot;-&quot;;-0.1&gt;[.K5]&gt;=-1;&quot;--&quot;;-1&gt;[.K5]&gt;=-2;&quot;---&quot;;[.K5]&lt;2;&quot;----&quot;))" office:value-type="string" office:string-value="+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table:style-name="ce11" table:formula="of:=COM.MICROSOFT.IFS([.B6]=0;&quot;&quot;;[.B6]&gt;0;COM.MICROSOFT.IFS([.B6]&lt;=0.1;&quot;+&quot;;0.1&lt;[.B6]&lt;=1;&quot;++&quot;;1&lt;[.B6]&lt;=2;&quot;+++&quot;;[.B6]&gt;2;&quot;++++&quot;);[.B6]&lt;0;COM.MICROSOFT.IFS([.B6]&gt;=-0.1;&quot;-&quot;;-0.1&gt;[.B6]&gt;=-1;&quot;--&quot;;-1&gt;[.B6]&gt;=-2;&quot;---&quot;;[.B6]&lt;2;&quot;----&quot;))" office:value-type="string" office:string-value="++" calcext:value-type="string">
            <text:p>++</text:p>
          </table:table-cell>
          <table:table-cell table:style-name="ce11" table:formula="of:=COM.MICROSOFT.IFS([.C6]=0;&quot;&quot;;[.C6]&gt;0;COM.MICROSOFT.IFS([.C6]&lt;=0.1;&quot;+&quot;;0.1&lt;[.C6]&lt;=1;&quot;++&quot;;1&lt;[.C6]&lt;=2;&quot;+++&quot;;[.C6]&gt;2;&quot;++++&quot;);[.C6]&lt;0;COM.MICROSOFT.IFS([.C6]&gt;=-0.1;&quot;-&quot;;-0.1&gt;[.C6]&gt;=-1;&quot;--&quot;;-1&gt;[.C6]&gt;=-2;&quot;---&quot;;[.C6]&lt;2;&quot;----&quot;))">
            <text:p/>
          </table:table-cell>
          <table:table-cell table:style-name="ce12" table:formula="of:=COM.MICROSOFT.IFS([.D6]=0;&quot;&quot;;[.D6]&gt;0;COM.MICROSOFT.IFS([.D6]&lt;=0.1;&quot;+&quot;;0.1&lt;[.D6]&lt;=1;&quot;++&quot;;1&lt;[.D6]&lt;=2;&quot;+++&quot;;[.D6]&gt;2;&quot;++++&quot;);[.D6]&lt;0;COM.MICROSOFT.IFS([.D6]&gt;=-0.1;&quot;-&quot;;-0.1&gt;[.D6]&gt;=-1;&quot;--&quot;;-1&gt;[.D6]&gt;=-2;&quot;---&quot;;[.D6]&lt;2;&quot;----&quot;))" office:value-type="string" office:string-value="--" calcext:value-type="string">
            <text:p>--</text:p>
          </table:table-cell>
          <table:table-cell table:style-name="ce11" table:formula="of:=COM.MICROSOFT.IFS([.E6]=0;&quot;&quot;;[.E6]&gt;0;COM.MICROSOFT.IFS([.E6]&lt;=0.1;&quot;+&quot;;0.1&lt;[.E6]&lt;=1;&quot;++&quot;;1&lt;[.E6]&lt;=2;&quot;+++&quot;;[.E6]&gt;2;&quot;++++&quot;);[.E6]&lt;0;COM.MICROSOFT.IFS([.E6]&gt;=-0.1;&quot;-&quot;;-0.1&gt;[.E6]&gt;=-1;&quot;--&quot;;-1&gt;[.E6]&gt;=-2;&quot;---&quot;;[.E6]&lt;2;&quot;----&quot;))">
            <text:p/>
          </table:table-cell>
          <table:table-cell table:style-name="ce11" table:formula="of:=COM.MICROSOFT.IFS([.F6]=0;&quot;&quot;;[.F6]&gt;0;COM.MICROSOFT.IFS([.F6]&lt;=0.1;&quot;+&quot;;0.1&lt;[.F6]&lt;=1;&quot;++&quot;;1&lt;[.F6]&lt;=2;&quot;+++&quot;;[.F6]&gt;2;&quot;++++&quot;);[.F6]&lt;0;COM.MICROSOFT.IFS([.F6]&gt;=-0.1;&quot;-&quot;;-0.1&gt;[.F6]&gt;=-1;&quot;--&quot;;-1&gt;[.F6]&gt;=-2;&quot;---&quot;;[.F6]&lt;2;&quot;----&quot;))">
            <text:p/>
          </table:table-cell>
          <table:table-cell table:style-name="ce12" table:formula="of:=COM.MICROSOFT.IFS([.G6]=0;&quot;&quot;;[.G6]&gt;0;COM.MICROSOFT.IFS([.G6]&lt;=0.1;&quot;+&quot;;0.1&lt;[.G6]&lt;=1;&quot;++&quot;;1&lt;[.G6]&lt;=2;&quot;+++&quot;;[.G6]&gt;2;&quot;++++&quot;);[.G6]&lt;0;COM.MICROSOFT.IFS([.G6]&gt;=-0.1;&quot;-&quot;;-0.1&gt;[.G6]&gt;=-1;&quot;--&quot;;-1&gt;[.G6]&gt;=-2;&quot;---&quot;;[.G6]&lt;2;&quot;----&quot;))">
            <text:p/>
          </table:table-cell>
          <table:table-cell table:style-name="ce12" table:formula="of:=COM.MICROSOFT.IFS([.H6]=0;&quot;&quot;;[.H6]&gt;0;COM.MICROSOFT.IFS([.H6]&lt;=0.1;&quot;+&quot;;0.1&lt;[.H6]&lt;=1;&quot;++&quot;;1&lt;[.H6]&lt;=2;&quot;+++&quot;;[.H6]&gt;2;&quot;++++&quot;);[.H6]&lt;0;COM.MICROSOFT.IFS([.H6]&gt;=-0.1;&quot;-&quot;;-0.1&gt;[.H6]&gt;=-1;&quot;--&quot;;-1&gt;[.H6]&gt;=-2;&quot;---&quot;;[.H6]&lt;2;&quot;----&quot;))">
            <text:p/>
          </table:table-cell>
          <table:table-cell table:style-name="ce11" table:formula="of:=COM.MICROSOFT.IFS([.I6]=0;&quot;&quot;;[.I6]&gt;0;COM.MICROSOFT.IFS([.I6]&lt;=0.1;&quot;+&quot;;0.1&lt;[.I6]&lt;=1;&quot;++&quot;;1&lt;[.I6]&lt;=2;&quot;+++&quot;;[.I6]&gt;2;&quot;++++&quot;);[.I6]&lt;0;COM.MICROSOFT.IFS([.I6]&gt;=-0.1;&quot;-&quot;;-0.1&gt;[.I6]&gt;=-1;&quot;--&quot;;-1&gt;[.I6]&gt;=-2;&quot;---&quot;;[.I6]&lt;2;&quot;----&quot;))">
            <text:p/>
          </table:table-cell>
          <table:table-cell table:style-name="ce11" table:formula="of:=COM.MICROSOFT.IFS([.J6]=0;&quot;&quot;;[.J6]&gt;0;COM.MICROSOFT.IFS([.J6]&lt;=0.1;&quot;+&quot;;0.1&lt;[.J6]&lt;=1;&quot;++&quot;;1&lt;[.J6]&lt;=2;&quot;+++&quot;;[.J6]&gt;2;&quot;++++&quot;);[.J6]&lt;0;COM.MICROSOFT.IFS([.J6]&gt;=-0.1;&quot;-&quot;;-0.1&gt;[.J6]&gt;=-1;&quot;--&quot;;-1&gt;[.J6]&gt;=-2;&quot;---&quot;;[.J6]&lt;2;&quot;----&quot;))" office:value-type="string" office:string-value="-" calcext:value-type="string">
            <text:p>-</text:p>
          </table:table-cell>
          <table:table-cell table:style-name="ce11" table:formula="of:=COM.MICROSOFT.IFS([.K6]=0;&quot;&quot;;[.K6]&gt;0;COM.MICROSOFT.IFS([.K6]&lt;=0.1;&quot;+&quot;;0.1&lt;[.K6]&lt;=1;&quot;++&quot;;1&lt;[.K6]&lt;=2;&quot;+++&quot;;[.K6]&gt;2;&quot;++++&quot;);[.K6]&lt;0;COM.MICROSOFT.IFS([.K6]&gt;=-0.1;&quot;-&quot;;-0.1&gt;[.K6]&gt;=-1;&quot;--&quot;;-1&gt;[.K6]&gt;=-2;&quot;---&quot;;[.K6]&lt;2;&quot;----&quot;)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table:style-name="ce11" table:formula="of:=COM.MICROSOFT.IFS([.B7]=0;&quot;&quot;;[.B7]&gt;0;COM.MICROSOFT.IFS([.B7]&lt;=0.1;&quot;+&quot;;0.1&lt;[.B7]&lt;=1;&quot;++&quot;;1&lt;[.B7]&lt;=2;&quot;+++&quot;;[.B7]&gt;2;&quot;++++&quot;);[.B7]&lt;0;COM.MICROSOFT.IFS([.B7]&gt;=-0.1;&quot;-&quot;;-0.1&gt;[.B7]&gt;=-1;&quot;--&quot;;-1&gt;[.B7]&gt;=-2;&quot;---&quot;;[.B7]&lt;2;&quot;----&quot;))" office:value-type="string" office:string-value="++" calcext:value-type="string">
            <text:p>++</text:p>
          </table:table-cell>
          <table:table-cell table:style-name="ce11" table:formula="of:=COM.MICROSOFT.IFS([.C7]=0;&quot;&quot;;[.C7]&gt;0;COM.MICROSOFT.IFS([.C7]&lt;=0.1;&quot;+&quot;;0.1&lt;[.C7]&lt;=1;&quot;++&quot;;1&lt;[.C7]&lt;=2;&quot;+++&quot;;[.C7]&gt;2;&quot;++++&quot;);[.C7]&lt;0;COM.MICROSOFT.IFS([.C7]&gt;=-0.1;&quot;-&quot;;-0.1&gt;[.C7]&gt;=-1;&quot;--&quot;;-1&gt;[.C7]&gt;=-2;&quot;---&quot;;[.C7]&lt;2;&quot;----&quot;))" office:value-type="string" office:string-value="++" calcext:value-type="string">
            <text:p>++</text:p>
          </table:table-cell>
          <table:table-cell table:style-name="ce12" table:formula="of:=COM.MICROSOFT.IFS([.D7]=0;&quot;&quot;;[.D7]&gt;0;COM.MICROSOFT.IFS([.D7]&lt;=0.1;&quot;+&quot;;0.1&lt;[.D7]&lt;=1;&quot;++&quot;;1&lt;[.D7]&lt;=2;&quot;+++&quot;;[.D7]&gt;2;&quot;++++&quot;);[.D7]&lt;0;COM.MICROSOFT.IFS([.D7]&gt;=-0.1;&quot;-&quot;;-0.1&gt;[.D7]&gt;=-1;&quot;--&quot;;-1&gt;[.D7]&gt;=-2;&quot;---&quot;;[.D7]&lt;2;&quot;----&quot;))">
            <text:p/>
          </table:table-cell>
          <table:table-cell table:style-name="ce11" table:formula="of:=COM.MICROSOFT.IFS([.E7]=0;&quot;&quot;;[.E7]&gt;0;COM.MICROSOFT.IFS([.E7]&lt;=0.1;&quot;+&quot;;0.1&lt;[.E7]&lt;=1;&quot;++&quot;;1&lt;[.E7]&lt;=2;&quot;+++&quot;;[.E7]&gt;2;&quot;++++&quot;);[.E7]&lt;0;COM.MICROSOFT.IFS([.E7]&gt;=-0.1;&quot;-&quot;;-0.1&gt;[.E7]&gt;=-1;&quot;--&quot;;-1&gt;[.E7]&gt;=-2;&quot;---&quot;;[.E7]&lt;2;&quot;----&quot;))">
            <text:p/>
          </table:table-cell>
          <table:table-cell table:style-name="ce11" table:formula="of:=COM.MICROSOFT.IFS([.F7]=0;&quot;&quot;;[.F7]&gt;0;COM.MICROSOFT.IFS([.F7]&lt;=0.1;&quot;+&quot;;0.1&lt;[.F7]&lt;=1;&quot;++&quot;;1&lt;[.F7]&lt;=2;&quot;+++&quot;;[.F7]&gt;2;&quot;++++&quot;);[.F7]&lt;0;COM.MICROSOFT.IFS([.F7]&gt;=-0.1;&quot;-&quot;;-0.1&gt;[.F7]&gt;=-1;&quot;--&quot;;-1&gt;[.F7]&gt;=-2;&quot;---&quot;;[.F7]&lt;2;&quot;----&quot;))" office:value-type="string" office:string-value="+" calcext:value-type="string">
            <text:p>+</text:p>
          </table:table-cell>
          <table:table-cell table:style-name="ce12" table:formula="of:=COM.MICROSOFT.IFS([.G7]=0;&quot;&quot;;[.G7]&gt;0;COM.MICROSOFT.IFS([.G7]&lt;=0.1;&quot;+&quot;;0.1&lt;[.G7]&lt;=1;&quot;++&quot;;1&lt;[.G7]&lt;=2;&quot;+++&quot;;[.G7]&gt;2;&quot;++++&quot;);[.G7]&lt;0;COM.MICROSOFT.IFS([.G7]&gt;=-0.1;&quot;-&quot;;-0.1&gt;[.G7]&gt;=-1;&quot;--&quot;;-1&gt;[.G7]&gt;=-2;&quot;---&quot;;[.G7]&lt;2;&quot;----&quot;))">
            <text:p/>
          </table:table-cell>
          <table:table-cell table:style-name="ce12" table:formula="of:=COM.MICROSOFT.IFS([.H7]=0;&quot;&quot;;[.H7]&gt;0;COM.MICROSOFT.IFS([.H7]&lt;=0.1;&quot;+&quot;;0.1&lt;[.H7]&lt;=1;&quot;++&quot;;1&lt;[.H7]&lt;=2;&quot;+++&quot;;[.H7]&gt;2;&quot;++++&quot;);[.H7]&lt;0;COM.MICROSOFT.IFS([.H7]&gt;=-0.1;&quot;-&quot;;-0.1&gt;[.H7]&gt;=-1;&quot;--&quot;;-1&gt;[.H7]&gt;=-2;&quot;---&quot;;[.H7]&lt;2;&quot;----&quot;))" office:value-type="string" office:string-value="++" calcext:value-type="string">
            <text:p>++</text:p>
          </table:table-cell>
          <table:table-cell table:style-name="ce11" table:formula="of:=COM.MICROSOFT.IFS([.I7]=0;&quot;&quot;;[.I7]&gt;0;COM.MICROSOFT.IFS([.I7]&lt;=0.1;&quot;+&quot;;0.1&lt;[.I7]&lt;=1;&quot;++&quot;;1&lt;[.I7]&lt;=2;&quot;+++&quot;;[.I7]&gt;2;&quot;++++&quot;);[.I7]&lt;0;COM.MICROSOFT.IFS([.I7]&gt;=-0.1;&quot;-&quot;;-0.1&gt;[.I7]&gt;=-1;&quot;--&quot;;-1&gt;[.I7]&gt;=-2;&quot;---&quot;;[.I7]&lt;2;&quot;----&quot;))">
            <text:p/>
          </table:table-cell>
          <table:table-cell table:style-name="ce11" table:formula="of:=COM.MICROSOFT.IFS([.J7]=0;&quot;&quot;;[.J7]&gt;0;COM.MICROSOFT.IFS([.J7]&lt;=0.1;&quot;+&quot;;0.1&lt;[.J7]&lt;=1;&quot;++&quot;;1&lt;[.J7]&lt;=2;&quot;+++&quot;;[.J7]&gt;2;&quot;++++&quot;);[.J7]&lt;0;COM.MICROSOFT.IFS([.J7]&gt;=-0.1;&quot;-&quot;;-0.1&gt;[.J7]&gt;=-1;&quot;--&quot;;-1&gt;[.J7]&gt;=-2;&quot;---&quot;;[.J7]&lt;2;&quot;----&quot;))" office:value-type="string" office:string-value="+" calcext:value-type="string">
            <text:p>+</text:p>
          </table:table-cell>
          <table:table-cell table:style-name="ce11" table:formula="of:=COM.MICROSOFT.IFS([.K7]=0;&quot;&quot;;[.K7]&gt;0;COM.MICROSOFT.IFS([.K7]&lt;=0.1;&quot;+&quot;;0.1&lt;[.K7]&lt;=1;&quot;++&quot;;1&lt;[.K7]&lt;=2;&quot;+++&quot;;[.K7]&gt;2;&quot;++++&quot;);[.K7]&lt;0;COM.MICROSOFT.IFS([.K7]&gt;=-0.1;&quot;-&quot;;-0.1&gt;[.K7]&gt;=-1;&quot;--&quot;;-1&gt;[.K7]&gt;=-2;&quot;---&quot;;[.K7]&lt;2;&quot;----&quot;))">
            <text:p/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style-name="ce12" table:formula="of:=COM.MICROSOFT.IFS([.B8]=0;&quot;&quot;;[.B8]&gt;0;COM.MICROSOFT.IFS([.B8]&lt;=0.1;&quot;+&quot;;0.1&lt;[.B8]&lt;=1;&quot;++&quot;;1&lt;[.B8]&lt;=2;&quot;+++&quot;;[.B8]&gt;2;&quot;++++&quot;);[.B8]&lt;0;COM.MICROSOFT.IFS([.B8]&gt;=-0.1;&quot;-&quot;;-0.1&gt;[.B8]&gt;=-1;&quot;--&quot;;-1&gt;[.B8]&gt;=-2;&quot;---&quot;;[.B8]&lt;2;&quot;----&quot;))">
            <text:p/>
          </table:table-cell>
          <table:table-cell table:style-name="ce12" table:formula="of:=COM.MICROSOFT.IFS([.C8]=0;&quot;&quot;;[.C8]&gt;0;COM.MICROSOFT.IFS([.C8]&lt;=0.1;&quot;+&quot;;0.1&lt;[.C8]&lt;=1;&quot;++&quot;;1&lt;[.C8]&lt;=2;&quot;+++&quot;;[.C8]&gt;2;&quot;++++&quot;);[.C8]&lt;0;COM.MICROSOFT.IFS([.C8]&gt;=-0.1;&quot;-&quot;;-0.1&gt;[.C8]&gt;=-1;&quot;--&quot;;-1&gt;[.C8]&gt;=-2;&quot;---&quot;;[.C8]&lt;2;&quot;----&quot;))">
            <text:p/>
          </table:table-cell>
          <table:table-cell table:style-name="ce12" table:formula="of:=COM.MICROSOFT.IFS([.D8]=0;&quot;&quot;;[.D8]&gt;0;COM.MICROSOFT.IFS([.D8]&lt;=0.1;&quot;+&quot;;0.1&lt;[.D8]&lt;=1;&quot;++&quot;;1&lt;[.D8]&lt;=2;&quot;+++&quot;;[.D8]&gt;2;&quot;++++&quot;);[.D8]&lt;0;COM.MICROSOFT.IFS([.D8]&gt;=-0.1;&quot;-&quot;;-0.1&gt;[.D8]&gt;=-1;&quot;--&quot;;-1&gt;[.D8]&gt;=-2;&quot;---&quot;;[.D8]&lt;2;&quot;----&quot;))" office:value-type="string" office:string-value="--" calcext:value-type="string">
            <text:p>--</text:p>
          </table:table-cell>
          <table:table-cell table:style-name="ce12" table:formula="of:=COM.MICROSOFT.IFS([.E8]=0;&quot;&quot;;[.E8]&gt;0;COM.MICROSOFT.IFS([.E8]&lt;=0.1;&quot;+&quot;;0.1&lt;[.E8]&lt;=1;&quot;++&quot;;1&lt;[.E8]&lt;=2;&quot;+++&quot;;[.E8]&gt;2;&quot;++++&quot;);[.E8]&lt;0;COM.MICROSOFT.IFS([.E8]&gt;=-0.1;&quot;-&quot;;-0.1&gt;[.E8]&gt;=-1;&quot;--&quot;;-1&gt;[.E8]&gt;=-2;&quot;---&quot;;[.E8]&lt;2;&quot;----&quot;))">
            <text:p/>
          </table:table-cell>
          <table:table-cell table:style-name="ce12" table:formula="of:=COM.MICROSOFT.IFS([.F8]=0;&quot;&quot;;[.F8]&gt;0;COM.MICROSOFT.IFS([.F8]&lt;=0.1;&quot;+&quot;;0.1&lt;[.F8]&lt;=1;&quot;++&quot;;1&lt;[.F8]&lt;=2;&quot;+++&quot;;[.F8]&gt;2;&quot;++++&quot;);[.F8]&lt;0;COM.MICROSOFT.IFS([.F8]&gt;=-0.1;&quot;-&quot;;-0.1&gt;[.F8]&gt;=-1;&quot;--&quot;;-1&gt;[.F8]&gt;=-2;&quot;---&quot;;[.F8]&lt;2;&quot;----&quot;))" office:value-type="string" office:string-value="--" calcext:value-type="string">
            <text:p>--</text:p>
          </table:table-cell>
          <table:table-cell table:style-name="ce12" table:formula="of:=COM.MICROSOFT.IFS([.G8]=0;&quot;&quot;;[.G8]&gt;0;COM.MICROSOFT.IFS([.G8]&lt;=0.1;&quot;+&quot;;0.1&lt;[.G8]&lt;=1;&quot;++&quot;;1&lt;[.G8]&lt;=2;&quot;+++&quot;;[.G8]&gt;2;&quot;++++&quot;);[.G8]&lt;0;COM.MICROSOFT.IFS([.G8]&gt;=-0.1;&quot;-&quot;;-0.1&gt;[.G8]&gt;=-1;&quot;--&quot;;-1&gt;[.G8]&gt;=-2;&quot;---&quot;;[.G8]&lt;2;&quot;----&quot;))">
            <text:p/>
          </table:table-cell>
          <table:table-cell table:style-name="ce12" table:formula="of:=COM.MICROSOFT.IFS([.H8]=0;&quot;&quot;;[.H8]&gt;0;COM.MICROSOFT.IFS([.H8]&lt;=0.1;&quot;+&quot;;0.1&lt;[.H8]&lt;=1;&quot;++&quot;;1&lt;[.H8]&lt;=2;&quot;+++&quot;;[.H8]&gt;2;&quot;++++&quot;);[.H8]&lt;0;COM.MICROSOFT.IFS([.H8]&gt;=-0.1;&quot;-&quot;;-0.1&gt;[.H8]&gt;=-1;&quot;--&quot;;-1&gt;[.H8]&gt;=-2;&quot;---&quot;;[.H8]&lt;2;&quot;----&quot;))">
            <text:p/>
          </table:table-cell>
          <table:table-cell table:style-name="ce12" table:formula="of:=COM.MICROSOFT.IFS([.I8]=0;&quot;&quot;;[.I8]&gt;0;COM.MICROSOFT.IFS([.I8]&lt;=0.1;&quot;+&quot;;0.1&lt;[.I8]&lt;=1;&quot;++&quot;;1&lt;[.I8]&lt;=2;&quot;+++&quot;;[.I8]&gt;2;&quot;++++&quot;);[.I8]&lt;0;COM.MICROSOFT.IFS([.I8]&gt;=-0.1;&quot;-&quot;;-0.1&gt;[.I8]&gt;=-1;&quot;--&quot;;-1&gt;[.I8]&gt;=-2;&quot;---&quot;;[.I8]&lt;2;&quot;----&quot;))">
            <text:p/>
          </table:table-cell>
          <table:table-cell table:style-name="ce12" table:formula="of:=COM.MICROSOFT.IFS([.J8]=0;&quot;&quot;;[.J8]&gt;0;COM.MICROSOFT.IFS([.J8]&lt;=0.1;&quot;+&quot;;0.1&lt;[.J8]&lt;=1;&quot;++&quot;;1&lt;[.J8]&lt;=2;&quot;+++&quot;;[.J8]&gt;2;&quot;++++&quot;);[.J8]&lt;0;COM.MICROSOFT.IFS([.J8]&gt;=-0.1;&quot;-&quot;;-0.1&gt;[.J8]&gt;=-1;&quot;--&quot;;-1&gt;[.J8]&gt;=-2;&quot;---&quot;;[.J8]&lt;2;&quot;----&quot;))" office:value-type="string" office:string-value="+" calcext:value-type="string">
            <text:p>+</text:p>
          </table:table-cell>
          <table:table-cell table:style-name="ce12" table:formula="of:=COM.MICROSOFT.IFS([.K8]=0;&quot;&quot;;[.K8]&gt;0;COM.MICROSOFT.IFS([.K8]&lt;=0.1;&quot;+&quot;;0.1&lt;[.K8]&lt;=1;&quot;++&quot;;1&lt;[.K8]&lt;=2;&quot;+++&quot;;[.K8]&gt;2;&quot;++++&quot;);[.K8]&lt;0;COM.MICROSOFT.IFS([.K8]&gt;=-0.1;&quot;-&quot;;-0.1&gt;[.K8]&gt;=-1;&quot;--&quot;;-1&gt;[.K8]&gt;=-2;&quot;---&quot;;[.K8]&lt;2;&quot;----&quot;))">
            <text:p/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style-name="ce12" table:formula="of:=COM.MICROSOFT.IFS([.B9]=0;&quot;&quot;;[.B9]&gt;0;COM.MICROSOFT.IFS([.B9]&lt;=0.1;&quot;+&quot;;0.1&lt;[.B9]&lt;=1;&quot;++&quot;;1&lt;[.B9]&lt;=2;&quot;+++&quot;;[.B9]&gt;2;&quot;++++&quot;);[.B9]&lt;0;COM.MICROSOFT.IFS([.B9]&gt;=-0.1;&quot;-&quot;;-0.1&gt;[.B9]&gt;=-1;&quot;--&quot;;-1&gt;[.B9]&gt;=-2;&quot;---&quot;;[.B9]&lt;2;&quot;----&quot;))">
            <text:p/>
          </table:table-cell>
          <table:table-cell table:style-name="ce12" table:formula="of:=COM.MICROSOFT.IFS([.C9]=0;&quot;&quot;;[.C9]&gt;0;COM.MICROSOFT.IFS([.C9]&lt;=0.1;&quot;+&quot;;0.1&lt;[.C9]&lt;=1;&quot;++&quot;;1&lt;[.C9]&lt;=2;&quot;+++&quot;;[.C9]&gt;2;&quot;++++&quot;);[.C9]&lt;0;COM.MICROSOFT.IFS([.C9]&gt;=-0.1;&quot;-&quot;;-0.1&gt;[.C9]&gt;=-1;&quot;--&quot;;-1&gt;[.C9]&gt;=-2;&quot;---&quot;;[.C9]&lt;2;&quot;----&quot;))">
            <text:p/>
          </table:table-cell>
          <table:table-cell table:style-name="ce12" table:formula="of:=COM.MICROSOFT.IFS([.D9]=0;&quot;&quot;;[.D9]&gt;0;COM.MICROSOFT.IFS([.D9]&lt;=0.1;&quot;+&quot;;0.1&lt;[.D9]&lt;=1;&quot;++&quot;;1&lt;[.D9]&lt;=2;&quot;+++&quot;;[.D9]&gt;2;&quot;++++&quot;);[.D9]&lt;0;COM.MICROSOFT.IFS([.D9]&gt;=-0.1;&quot;-&quot;;-0.1&gt;[.D9]&gt;=-1;&quot;--&quot;;-1&gt;[.D9]&gt;=-2;&quot;---&quot;;[.D9]&lt;2;&quot;----&quot;))">
            <text:p/>
          </table:table-cell>
          <table:table-cell table:style-name="ce12" table:formula="of:=COM.MICROSOFT.IFS([.E9]=0;&quot;&quot;;[.E9]&gt;0;COM.MICROSOFT.IFS([.E9]&lt;=0.1;&quot;+&quot;;0.1&lt;[.E9]&lt;=1;&quot;++&quot;;1&lt;[.E9]&lt;=2;&quot;+++&quot;;[.E9]&gt;2;&quot;++++&quot;);[.E9]&lt;0;COM.MICROSOFT.IFS([.E9]&gt;=-0.1;&quot;-&quot;;-0.1&gt;[.E9]&gt;=-1;&quot;--&quot;;-1&gt;[.E9]&gt;=-2;&quot;---&quot;;[.E9]&lt;2;&quot;----&quot;))">
            <text:p/>
          </table:table-cell>
          <table:table-cell table:style-name="ce12" table:formula="of:=COM.MICROSOFT.IFS([.F9]=0;&quot;&quot;;[.F9]&gt;0;COM.MICROSOFT.IFS([.F9]&lt;=0.1;&quot;+&quot;;0.1&lt;[.F9]&lt;=1;&quot;++&quot;;1&lt;[.F9]&lt;=2;&quot;+++&quot;;[.F9]&gt;2;&quot;++++&quot;);[.F9]&lt;0;COM.MICROSOFT.IFS([.F9]&gt;=-0.1;&quot;-&quot;;-0.1&gt;[.F9]&gt;=-1;&quot;--&quot;;-1&gt;[.F9]&gt;=-2;&quot;---&quot;;[.F9]&lt;2;&quot;----&quot;))">
            <text:p/>
          </table:table-cell>
          <table:table-cell table:style-name="ce12" table:formula="of:=COM.MICROSOFT.IFS([.G9]=0;&quot;&quot;;[.G9]&gt;0;COM.MICROSOFT.IFS([.G9]&lt;=0.1;&quot;+&quot;;0.1&lt;[.G9]&lt;=1;&quot;++&quot;;1&lt;[.G9]&lt;=2;&quot;+++&quot;;[.G9]&gt;2;&quot;++++&quot;);[.G9]&lt;0;COM.MICROSOFT.IFS([.G9]&gt;=-0.1;&quot;-&quot;;-0.1&gt;[.G9]&gt;=-1;&quot;--&quot;;-1&gt;[.G9]&gt;=-2;&quot;---&quot;;[.G9]&lt;2;&quot;----&quot;))">
            <text:p/>
          </table:table-cell>
          <table:table-cell table:style-name="ce12" table:formula="of:=COM.MICROSOFT.IFS([.H9]=0;&quot;&quot;;[.H9]&gt;0;COM.MICROSOFT.IFS([.H9]&lt;=0.1;&quot;+&quot;;0.1&lt;[.H9]&lt;=1;&quot;++&quot;;1&lt;[.H9]&lt;=2;&quot;+++&quot;;[.H9]&gt;2;&quot;++++&quot;);[.H9]&lt;0;COM.MICROSOFT.IFS([.H9]&gt;=-0.1;&quot;-&quot;;-0.1&gt;[.H9]&gt;=-1;&quot;--&quot;;-1&gt;[.H9]&gt;=-2;&quot;---&quot;;[.H9]&lt;2;&quot;----&quot;))" office:value-type="string" office:string-value="--" calcext:value-type="string">
            <text:p>--</text:p>
          </table:table-cell>
          <table:table-cell table:style-name="ce12" table:formula="of:=COM.MICROSOFT.IFS([.I9]=0;&quot;&quot;;[.I9]&gt;0;COM.MICROSOFT.IFS([.I9]&lt;=0.1;&quot;+&quot;;0.1&lt;[.I9]&lt;=1;&quot;++&quot;;1&lt;[.I9]&lt;=2;&quot;+++&quot;;[.I9]&gt;2;&quot;++++&quot;);[.I9]&lt;0;COM.MICROSOFT.IFS([.I9]&gt;=-0.1;&quot;-&quot;;-0.1&gt;[.I9]&gt;=-1;&quot;--&quot;;-1&gt;[.I9]&gt;=-2;&quot;---&quot;;[.I9]&lt;2;&quot;----&quot;))" office:value-type="string" office:string-value="--" calcext:value-type="string">
            <text:p>--</text:p>
          </table:table-cell>
          <table:table-cell table:style-name="ce12" table:formula="of:=COM.MICROSOFT.IFS([.J9]=0;&quot;&quot;;[.J9]&gt;0;COM.MICROSOFT.IFS([.J9]&lt;=0.1;&quot;+&quot;;0.1&lt;[.J9]&lt;=1;&quot;++&quot;;1&lt;[.J9]&lt;=2;&quot;+++&quot;;[.J9]&gt;2;&quot;++++&quot;);[.J9]&lt;0;COM.MICROSOFT.IFS([.J9]&gt;=-0.1;&quot;-&quot;;-0.1&gt;[.J9]&gt;=-1;&quot;--&quot;;-1&gt;[.J9]&gt;=-2;&quot;---&quot;;[.J9]&lt;2;&quot;----&quot;))" office:value-type="string" office:string-value="+" calcext:value-type="string">
            <text:p>+</text:p>
          </table:table-cell>
          <table:table-cell table:style-name="ce12" table:formula="of:=COM.MICROSOFT.IFS([.K9]=0;&quot;&quot;;[.K9]&gt;0;COM.MICROSOFT.IFS([.K9]&lt;=0.1;&quot;+&quot;;0.1&lt;[.K9]&lt;=1;&quot;++&quot;;1&lt;[.K9]&lt;=2;&quot;+++&quot;;[.K9]&gt;2;&quot;++++&quot;);[.K9]&lt;0;COM.MICROSOFT.IFS([.K9]&gt;=-0.1;&quot;-&quot;;-0.1&gt;[.K9]&gt;=-1;&quot;--&quot;;-1&gt;[.K9]&gt;=-2;&quot;---&quot;;[.K9]&lt;2;&quot;----&quot;)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table:style-name="ce11" table:formula="of:=COM.MICROSOFT.IFS([.B10]=0;&quot;&quot;;[.B10]&gt;0;COM.MICROSOFT.IFS([.B10]&lt;=0.1;&quot;+&quot;;0.1&lt;[.B10]&lt;=1;&quot;++&quot;;1&lt;[.B10]&lt;=2;&quot;+++&quot;;[.B10]&gt;2;&quot;++++&quot;);[.B10]&lt;0;COM.MICROSOFT.IFS([.B10]&gt;=-0.1;&quot;-&quot;;-0.1&gt;[.B10]&gt;=-1;&quot;--&quot;;-1&gt;[.B10]&gt;=-2;&quot;---&quot;;[.B10]&lt;2;&quot;----&quot;))">
            <text:p/>
          </table:table-cell>
          <table:table-cell table:style-name="ce11" table:formula="of:=COM.MICROSOFT.IFS([.C10]=0;&quot;&quot;;[.C10]&gt;0;COM.MICROSOFT.IFS([.C10]&lt;=0.1;&quot;+&quot;;0.1&lt;[.C10]&lt;=1;&quot;++&quot;;1&lt;[.C10]&lt;=2;&quot;+++&quot;;[.C10]&gt;2;&quot;++++&quot;);[.C10]&lt;0;COM.MICROSOFT.IFS([.C10]&gt;=-0.1;&quot;-&quot;;-0.1&gt;[.C10]&gt;=-1;&quot;--&quot;;-1&gt;[.C10]&gt;=-2;&quot;---&quot;;[.C10]&lt;2;&quot;----&quot;))">
            <text:p/>
          </table:table-cell>
          <table:table-cell table:style-name="ce12" table:formula="of:=COM.MICROSOFT.IFS([.D10]=0;&quot;&quot;;[.D10]&gt;0;COM.MICROSOFT.IFS([.D10]&lt;=0.1;&quot;+&quot;;0.1&lt;[.D10]&lt;=1;&quot;++&quot;;1&lt;[.D10]&lt;=2;&quot;+++&quot;;[.D10]&gt;2;&quot;++++&quot;);[.D10]&lt;0;COM.MICROSOFT.IFS([.D10]&gt;=-0.1;&quot;-&quot;;-0.1&gt;[.D10]&gt;=-1;&quot;--&quot;;-1&gt;[.D10]&gt;=-2;&quot;---&quot;;[.D10]&lt;2;&quot;----&quot;))">
            <text:p/>
          </table:table-cell>
          <table:table-cell table:style-name="ce11" table:formula="of:=COM.MICROSOFT.IFS([.E10]=0;&quot;&quot;;[.E10]&gt;0;COM.MICROSOFT.IFS([.E10]&lt;=0.1;&quot;+&quot;;0.1&lt;[.E10]&lt;=1;&quot;++&quot;;1&lt;[.E10]&lt;=2;&quot;+++&quot;;[.E10]&gt;2;&quot;++++&quot;);[.E10]&lt;0;COM.MICROSOFT.IFS([.E10]&gt;=-0.1;&quot;-&quot;;-0.1&gt;[.E10]&gt;=-1;&quot;--&quot;;-1&gt;[.E10]&gt;=-2;&quot;---&quot;;[.E10]&lt;2;&quot;----&quot;))" office:value-type="string" office:string-value="++" calcext:value-type="string">
            <text:p>++</text:p>
          </table:table-cell>
          <table:table-cell table:style-name="ce11" table:formula="of:=COM.MICROSOFT.IFS([.F10]=0;&quot;&quot;;[.F10]&gt;0;COM.MICROSOFT.IFS([.F10]&lt;=0.1;&quot;+&quot;;0.1&lt;[.F10]&lt;=1;&quot;++&quot;;1&lt;[.F10]&lt;=2;&quot;+++&quot;;[.F10]&gt;2;&quot;++++&quot;);[.F10]&lt;0;COM.MICROSOFT.IFS([.F10]&gt;=-0.1;&quot;-&quot;;-0.1&gt;[.F10]&gt;=-1;&quot;--&quot;;-1&gt;[.F10]&gt;=-2;&quot;---&quot;;[.F10]&lt;2;&quot;----&quot;))" office:value-type="string" office:string-value="+" calcext:value-type="string">
            <text:p>+</text:p>
          </table:table-cell>
          <table:table-cell table:style-name="ce12" table:formula="of:=COM.MICROSOFT.IFS([.G10]=0;&quot;&quot;;[.G10]&gt;0;COM.MICROSOFT.IFS([.G10]&lt;=0.1;&quot;+&quot;;0.1&lt;[.G10]&lt;=1;&quot;++&quot;;1&lt;[.G10]&lt;=2;&quot;+++&quot;;[.G10]&gt;2;&quot;++++&quot;);[.G10]&lt;0;COM.MICROSOFT.IFS([.G10]&gt;=-0.1;&quot;-&quot;;-0.1&gt;[.G10]&gt;=-1;&quot;--&quot;;-1&gt;[.G10]&gt;=-2;&quot;---&quot;;[.G10]&lt;2;&quot;----&quot;))">
            <text:p/>
          </table:table-cell>
          <table:table-cell table:style-name="ce12" table:formula="of:=COM.MICROSOFT.IFS([.H10]=0;&quot;&quot;;[.H10]&gt;0;COM.MICROSOFT.IFS([.H10]&lt;=0.1;&quot;+&quot;;0.1&lt;[.H10]&lt;=1;&quot;++&quot;;1&lt;[.H10]&lt;=2;&quot;+++&quot;;[.H10]&gt;2;&quot;++++&quot;);[.H10]&lt;0;COM.MICROSOFT.IFS([.H10]&gt;=-0.1;&quot;-&quot;;-0.1&gt;[.H10]&gt;=-1;&quot;--&quot;;-1&gt;[.H10]&gt;=-2;&quot;---&quot;;[.H10]&lt;2;&quot;----&quot;))">
            <text:p/>
          </table:table-cell>
          <table:table-cell table:style-name="ce11" table:formula="of:=COM.MICROSOFT.IFS([.I10]=0;&quot;&quot;;[.I10]&gt;0;COM.MICROSOFT.IFS([.I10]&lt;=0.1;&quot;+&quot;;0.1&lt;[.I10]&lt;=1;&quot;++&quot;;1&lt;[.I10]&lt;=2;&quot;+++&quot;;[.I10]&gt;2;&quot;++++&quot;);[.I10]&lt;0;COM.MICROSOFT.IFS([.I10]&gt;=-0.1;&quot;-&quot;;-0.1&gt;[.I10]&gt;=-1;&quot;--&quot;;-1&gt;[.I10]&gt;=-2;&quot;---&quot;;[.I10]&lt;2;&quot;----&quot;))" office:value-type="string" office:string-value="--" calcext:value-type="string">
            <text:p>--</text:p>
          </table:table-cell>
          <table:table-cell table:style-name="ce11" table:formula="of:=COM.MICROSOFT.IFS([.J10]=0;&quot;&quot;;[.J10]&gt;0;COM.MICROSOFT.IFS([.J10]&lt;=0.1;&quot;+&quot;;0.1&lt;[.J10]&lt;=1;&quot;++&quot;;1&lt;[.J10]&lt;=2;&quot;+++&quot;;[.J10]&gt;2;&quot;++++&quot;);[.J10]&lt;0;COM.MICROSOFT.IFS([.J10]&gt;=-0.1;&quot;-&quot;;-0.1&gt;[.J10]&gt;=-1;&quot;--&quot;;-1&gt;[.J10]&gt;=-2;&quot;---&quot;;[.J10]&lt;2;&quot;----&quot;))">
            <text:p/>
          </table:table-cell>
          <table:table-cell table:style-name="ce11" table:formula="of:=COM.MICROSOFT.IFS([.K10]=0;&quot;&quot;;[.K10]&gt;0;COM.MICROSOFT.IFS([.K10]&lt;=0.1;&quot;+&quot;;0.1&lt;[.K10]&lt;=1;&quot;++&quot;;1&lt;[.K10]&lt;=2;&quot;+++&quot;;[.K10]&gt;2;&quot;++++&quot;);[.K10]&lt;0;COM.MICROSOFT.IFS([.K10]&gt;=-0.1;&quot;-&quot;;-0.1&gt;[.K10]&gt;=-1;&quot;--&quot;;-1&gt;[.K10]&gt;=-2;&quot;---&quot;;[.K10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table:style-name="ce11" table:formula="of:=COM.MICROSOFT.IFS([.B11]=0;&quot;&quot;;[.B11]&gt;0;COM.MICROSOFT.IFS([.B11]&lt;=0.1;&quot;+&quot;;0.1&lt;[.B11]&lt;=1;&quot;++&quot;;1&lt;[.B11]&lt;=2;&quot;+++&quot;;[.B11]&gt;2;&quot;++++&quot;);[.B11]&lt;0;COM.MICROSOFT.IFS([.B11]&gt;=-0.1;&quot;-&quot;;-0.1&gt;[.B11]&gt;=-1;&quot;--&quot;;-1&gt;[.B11]&gt;=-2;&quot;---&quot;;[.B11]&lt;2;&quot;----&quot;))" office:value-type="string" office:string-value="-" calcext:value-type="string">
            <text:p>-</text:p>
          </table:table-cell>
          <table:table-cell table:style-name="ce11" table:formula="of:=COM.MICROSOFT.IFS([.C11]=0;&quot;&quot;;[.C11]&gt;0;COM.MICROSOFT.IFS([.C11]&lt;=0.1;&quot;+&quot;;0.1&lt;[.C11]&lt;=1;&quot;++&quot;;1&lt;[.C11]&lt;=2;&quot;+++&quot;;[.C11]&gt;2;&quot;++++&quot;);[.C11]&lt;0;COM.MICROSOFT.IFS([.C11]&gt;=-0.1;&quot;-&quot;;-0.1&gt;[.C11]&gt;=-1;&quot;--&quot;;-1&gt;[.C11]&gt;=-2;&quot;---&quot;;[.C11]&lt;2;&quot;----&quot;))" office:value-type="string" office:string-value="++" calcext:value-type="string">
            <text:p>++</text:p>
          </table:table-cell>
          <table:table-cell table:style-name="ce12" table:formula="of:=COM.MICROSOFT.IFS([.D11]=0;&quot;&quot;;[.D11]&gt;0;COM.MICROSOFT.IFS([.D11]&lt;=0.1;&quot;+&quot;;0.1&lt;[.D11]&lt;=1;&quot;++&quot;;1&lt;[.D11]&lt;=2;&quot;+++&quot;;[.D11]&gt;2;&quot;++++&quot;);[.D11]&lt;0;COM.MICROSOFT.IFS([.D11]&gt;=-0.1;&quot;-&quot;;-0.1&gt;[.D11]&gt;=-1;&quot;--&quot;;-1&gt;[.D11]&gt;=-2;&quot;---&quot;;[.D11]&lt;2;&quot;----&quot;))">
            <text:p/>
          </table:table-cell>
          <table:table-cell table:style-name="ce11" table:formula="of:=COM.MICROSOFT.IFS([.E11]=0;&quot;&quot;;[.E11]&gt;0;COM.MICROSOFT.IFS([.E11]&lt;=0.1;&quot;+&quot;;0.1&lt;[.E11]&lt;=1;&quot;++&quot;;1&lt;[.E11]&lt;=2;&quot;+++&quot;;[.E11]&gt;2;&quot;++++&quot;);[.E11]&lt;0;COM.MICROSOFT.IFS([.E11]&gt;=-0.1;&quot;-&quot;;-0.1&gt;[.E11]&gt;=-1;&quot;--&quot;;-1&gt;[.E11]&gt;=-2;&quot;---&quot;;[.E11]&lt;2;&quot;----&quot;))">
            <text:p/>
          </table:table-cell>
          <table:table-cell table:style-name="ce11" table:formula="of:=COM.MICROSOFT.IFS([.F11]=0;&quot;&quot;;[.F11]&gt;0;COM.MICROSOFT.IFS([.F11]&lt;=0.1;&quot;+&quot;;0.1&lt;[.F11]&lt;=1;&quot;++&quot;;1&lt;[.F11]&lt;=2;&quot;+++&quot;;[.F11]&gt;2;&quot;++++&quot;);[.F11]&lt;0;COM.MICROSOFT.IFS([.F11]&gt;=-0.1;&quot;-&quot;;-0.1&gt;[.F11]&gt;=-1;&quot;--&quot;;-1&gt;[.F11]&gt;=-2;&quot;---&quot;;[.F11]&lt;2;&quot;----&quot;))">
            <text:p/>
          </table:table-cell>
          <table:table-cell table:style-name="ce12" table:formula="of:=COM.MICROSOFT.IFS([.G11]=0;&quot;&quot;;[.G11]&gt;0;COM.MICROSOFT.IFS([.G11]&lt;=0.1;&quot;+&quot;;0.1&lt;[.G11]&lt;=1;&quot;++&quot;;1&lt;[.G11]&lt;=2;&quot;+++&quot;;[.G11]&gt;2;&quot;++++&quot;);[.G11]&lt;0;COM.MICROSOFT.IFS([.G11]&gt;=-0.1;&quot;-&quot;;-0.1&gt;[.G11]&gt;=-1;&quot;--&quot;;-1&gt;[.G11]&gt;=-2;&quot;---&quot;;[.G11]&lt;2;&quot;----&quot;))">
            <text:p/>
          </table:table-cell>
          <table:table-cell table:style-name="ce12" table:formula="of:=COM.MICROSOFT.IFS([.H11]=0;&quot;&quot;;[.H11]&gt;0;COM.MICROSOFT.IFS([.H11]&lt;=0.1;&quot;+&quot;;0.1&lt;[.H11]&lt;=1;&quot;++&quot;;1&lt;[.H11]&lt;=2;&quot;+++&quot;;[.H11]&gt;2;&quot;++++&quot;);[.H11]&lt;0;COM.MICROSOFT.IFS([.H11]&gt;=-0.1;&quot;-&quot;;-0.1&gt;[.H11]&gt;=-1;&quot;--&quot;;-1&gt;[.H11]&gt;=-2;&quot;---&quot;;[.H11]&lt;2;&quot;----&quot;))">
            <text:p/>
          </table:table-cell>
          <table:table-cell table:style-name="ce11" table:formula="of:=COM.MICROSOFT.IFS([.I11]=0;&quot;&quot;;[.I11]&gt;0;COM.MICROSOFT.IFS([.I11]&lt;=0.1;&quot;+&quot;;0.1&lt;[.I11]&lt;=1;&quot;++&quot;;1&lt;[.I11]&lt;=2;&quot;+++&quot;;[.I11]&gt;2;&quot;++++&quot;);[.I11]&lt;0;COM.MICROSOFT.IFS([.I11]&gt;=-0.1;&quot;-&quot;;-0.1&gt;[.I11]&gt;=-1;&quot;--&quot;;-1&gt;[.I11]&gt;=-2;&quot;---&quot;;[.I11]&lt;2;&quot;----&quot;))">
            <text:p/>
          </table:table-cell>
          <table:table-cell table:style-name="ce11" table:formula="of:=COM.MICROSOFT.IFS([.J11]=0;&quot;&quot;;[.J11]&gt;0;COM.MICROSOFT.IFS([.J11]&lt;=0.1;&quot;+&quot;;0.1&lt;[.J11]&lt;=1;&quot;++&quot;;1&lt;[.J11]&lt;=2;&quot;+++&quot;;[.J11]&gt;2;&quot;++++&quot;);[.J11]&lt;0;COM.MICROSOFT.IFS([.J11]&gt;=-0.1;&quot;-&quot;;-0.1&gt;[.J11]&gt;=-1;&quot;--&quot;;-1&gt;[.J11]&gt;=-2;&quot;---&quot;;[.J11]&lt;2;&quot;----&quot;))">
            <text:p/>
          </table:table-cell>
          <table:table-cell table:style-name="ce11" table:formula="of:=COM.MICROSOFT.IFS([.K11]=0;&quot;&quot;;[.K11]&gt;0;COM.MICROSOFT.IFS([.K11]&lt;=0.1;&quot;+&quot;;0.1&lt;[.K11]&lt;=1;&quot;++&quot;;1&lt;[.K11]&lt;=2;&quot;+++&quot;;[.K11]&gt;2;&quot;++++&quot;);[.K11]&lt;0;COM.MICROSOFT.IFS([.K11]&gt;=-0.1;&quot;-&quot;;-0.1&gt;[.K11]&gt;=-1;&quot;--&quot;;-1&gt;[.K11]&gt;=-2;&quot;---&quot;;[.K11]&lt;2;&quot;----&quot;)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table:style-name="ce11" table:formula="of:=COM.MICROSOFT.IFS([.B12]=0;&quot;&quot;;[.B12]&gt;0;COM.MICROSOFT.IFS([.B12]&lt;=0.1;&quot;+&quot;;0.1&lt;[.B12]&lt;=1;&quot;++&quot;;1&lt;[.B12]&lt;=2;&quot;+++&quot;;[.B12]&gt;2;&quot;++++&quot;);[.B12]&lt;0;COM.MICROSOFT.IFS([.B12]&gt;=-0.1;&quot;-&quot;;-0.1&gt;[.B12]&gt;=-1;&quot;--&quot;;-1&gt;[.B12]&gt;=-2;&quot;---&quot;;[.B12]&lt;2;&quot;----&quot;))" office:value-type="string" office:string-value="--" calcext:value-type="string">
            <text:p>--</text:p>
          </table:table-cell>
          <table:table-cell table:style-name="ce11" table:formula="of:=COM.MICROSOFT.IFS([.C12]=0;&quot;&quot;;[.C12]&gt;0;COM.MICROSOFT.IFS([.C12]&lt;=0.1;&quot;+&quot;;0.1&lt;[.C12]&lt;=1;&quot;++&quot;;1&lt;[.C12]&lt;=2;&quot;+++&quot;;[.C12]&gt;2;&quot;++++&quot;);[.C12]&lt;0;COM.MICROSOFT.IFS([.C12]&gt;=-0.1;&quot;-&quot;;-0.1&gt;[.C12]&gt;=-1;&quot;--&quot;;-1&gt;[.C12]&gt;=-2;&quot;---&quot;;[.C12]&lt;2;&quot;----&quot;))">
            <text:p/>
          </table:table-cell>
          <table:table-cell table:style-name="ce12" table:formula="of:=COM.MICROSOFT.IFS([.D12]=0;&quot;&quot;;[.D12]&gt;0;COM.MICROSOFT.IFS([.D12]&lt;=0.1;&quot;+&quot;;0.1&lt;[.D12]&lt;=1;&quot;++&quot;;1&lt;[.D12]&lt;=2;&quot;+++&quot;;[.D12]&gt;2;&quot;++++&quot;);[.D12]&lt;0;COM.MICROSOFT.IFS([.D12]&gt;=-0.1;&quot;-&quot;;-0.1&gt;[.D12]&gt;=-1;&quot;--&quot;;-1&gt;[.D12]&gt;=-2;&quot;---&quot;;[.D12]&lt;2;&quot;----&quot;))">
            <text:p/>
          </table:table-cell>
          <table:table-cell table:style-name="ce11" table:formula="of:=COM.MICROSOFT.IFS([.E12]=0;&quot;&quot;;[.E12]&gt;0;COM.MICROSOFT.IFS([.E12]&lt;=0.1;&quot;+&quot;;0.1&lt;[.E12]&lt;=1;&quot;++&quot;;1&lt;[.E12]&lt;=2;&quot;+++&quot;;[.E12]&gt;2;&quot;++++&quot;);[.E12]&lt;0;COM.MICROSOFT.IFS([.E12]&gt;=-0.1;&quot;-&quot;;-0.1&gt;[.E12]&gt;=-1;&quot;--&quot;;-1&gt;[.E12]&gt;=-2;&quot;---&quot;;[.E12]&lt;2;&quot;----&quot;))">
            <text:p/>
          </table:table-cell>
          <table:table-cell table:style-name="ce11" table:formula="of:=COM.MICROSOFT.IFS([.F12]=0;&quot;&quot;;[.F12]&gt;0;COM.MICROSOFT.IFS([.F12]&lt;=0.1;&quot;+&quot;;0.1&lt;[.F12]&lt;=1;&quot;++&quot;;1&lt;[.F12]&lt;=2;&quot;+++&quot;;[.F12]&gt;2;&quot;++++&quot;);[.F12]&lt;0;COM.MICROSOFT.IFS([.F12]&gt;=-0.1;&quot;-&quot;;-0.1&gt;[.F12]&gt;=-1;&quot;--&quot;;-1&gt;[.F12]&gt;=-2;&quot;---&quot;;[.F12]&lt;2;&quot;----&quot;))" office:value-type="string" office:string-value="++" calcext:value-type="string">
            <text:p>++</text:p>
          </table:table-cell>
          <table:table-cell table:style-name="ce12" table:formula="of:=COM.MICROSOFT.IFS([.G12]=0;&quot;&quot;;[.G12]&gt;0;COM.MICROSOFT.IFS([.G12]&lt;=0.1;&quot;+&quot;;0.1&lt;[.G12]&lt;=1;&quot;++&quot;;1&lt;[.G12]&lt;=2;&quot;+++&quot;;[.G12]&gt;2;&quot;++++&quot;);[.G12]&lt;0;COM.MICROSOFT.IFS([.G12]&gt;=-0.1;&quot;-&quot;;-0.1&gt;[.G12]&gt;=-1;&quot;--&quot;;-1&gt;[.G12]&gt;=-2;&quot;---&quot;;[.G12]&lt;2;&quot;----&quot;))">
            <text:p/>
          </table:table-cell>
          <table:table-cell table:style-name="ce12" table:formula="of:=COM.MICROSOFT.IFS([.H12]=0;&quot;&quot;;[.H12]&gt;0;COM.MICROSOFT.IFS([.H12]&lt;=0.1;&quot;+&quot;;0.1&lt;[.H12]&lt;=1;&quot;++&quot;;1&lt;[.H12]&lt;=2;&quot;+++&quot;;[.H12]&gt;2;&quot;++++&quot;);[.H12]&lt;0;COM.MICROSOFT.IFS([.H12]&gt;=-0.1;&quot;-&quot;;-0.1&gt;[.H12]&gt;=-1;&quot;--&quot;;-1&gt;[.H12]&gt;=-2;&quot;---&quot;;[.H12]&lt;2;&quot;----&quot;))">
            <text:p/>
          </table:table-cell>
          <table:table-cell table:style-name="ce11" table:formula="of:=COM.MICROSOFT.IFS([.I12]=0;&quot;&quot;;[.I12]&gt;0;COM.MICROSOFT.IFS([.I12]&lt;=0.1;&quot;+&quot;;0.1&lt;[.I12]&lt;=1;&quot;++&quot;;1&lt;[.I12]&lt;=2;&quot;+++&quot;;[.I12]&gt;2;&quot;++++&quot;);[.I12]&lt;0;COM.MICROSOFT.IFS([.I12]&gt;=-0.1;&quot;-&quot;;-0.1&gt;[.I12]&gt;=-1;&quot;--&quot;;-1&gt;[.I12]&gt;=-2;&quot;---&quot;;[.I12]&lt;2;&quot;----&quot;))">
            <text:p/>
          </table:table-cell>
          <table:table-cell table:style-name="ce11" table:formula="of:=COM.MICROSOFT.IFS([.J12]=0;&quot;&quot;;[.J12]&gt;0;COM.MICROSOFT.IFS([.J12]&lt;=0.1;&quot;+&quot;;0.1&lt;[.J12]&lt;=1;&quot;++&quot;;1&lt;[.J12]&lt;=2;&quot;+++&quot;;[.J12]&gt;2;&quot;++++&quot;);[.J12]&lt;0;COM.MICROSOFT.IFS([.J12]&gt;=-0.1;&quot;-&quot;;-0.1&gt;[.J12]&gt;=-1;&quot;--&quot;;-1&gt;[.J12]&gt;=-2;&quot;---&quot;;[.J12]&lt;2;&quot;----&quot;))" office:value-type="string" office:string-value="++" calcext:value-type="string">
            <text:p>++</text:p>
          </table:table-cell>
          <table:table-cell table:style-name="ce11" table:formula="of:=COM.MICROSOFT.IFS([.K12]=0;&quot;&quot;;[.K12]&gt;0;COM.MICROSOFT.IFS([.K12]&lt;=0.1;&quot;+&quot;;0.1&lt;[.K12]&lt;=1;&quot;++&quot;;1&lt;[.K12]&lt;=2;&quot;+++&quot;;[.K12]&gt;2;&quot;++++&quot;);[.K12]&lt;0;COM.MICROSOFT.IFS([.K12]&gt;=-0.1;&quot;-&quot;;-0.1&gt;[.K12]&gt;=-1;&quot;--&quot;;-1&gt;[.K12]&gt;=-2;&quot;---&quot;;[.K12]&lt;2;&quot;----&quot;))">
            <text:p/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N pop stdevs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0" calcext:value-type="float">
            <text:p>0.00E+00</text:p>
          </table:table-cell>
          <table:table-cell office:value-type="float" office:value="1.66533453693773E-015" calcext:value-type="float">
            <text:p>1.67E-15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2.22044604925031E-015" calcext:value-type="float">
            <text:p>2.22E-15</text:p>
          </table:table-cell>
          <table:table-cell office:value-type="float" office:value="2.88657986402541E-015" calcext:value-type="float">
            <text:p>2.89E-15</text:p>
          </table:table-cell>
          <table:table-cell table:style-name="ce10" office:value-type="float" office:value="1.99840144432528E-015" calcext:value-type="float">
            <text:p>2.00E-15</text:p>
          </table:table-cell>
          <table:table-cell table:style-name="ce10" office:value-type="float" office:value="8.88178419700125E-016" calcext:value-type="float">
            <text:p>8.88E-16</text:p>
          </table:table-cell>
          <table:table-cell office:value-type="float" office:value="0" calcext:value-type="float">
            <text:p>0.00E+00</text:p>
          </table:table-cell>
          <table:table-cell office:value-type="float" office:value="6.10622663543836E-016" calcext:value-type="float">
            <text:p>6.11E-16</text:p>
          </table:table-cell>
          <table:table-cell office:value-type="float" office:value="4.44089209850063E-015" calcext:value-type="float">
            <text:p>4.44E-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office:value-type="float" office:value="0" calcext:value-type="float">
            <text:p>0.00E+00</text:p>
          </table:table-cell>
          <table:table-cell office:value-type="float" office:value="3.10862446895044E-015" calcext:value-type="float">
            <text:p>3.11E-15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3.10862446895044E-015" calcext:value-type="float">
            <text:p>3.11E-15</text:p>
          </table:table-cell>
          <table:table-cell office:value-type="float" office:value="0" calcext:value-type="float">
            <text:p>0.00E+00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office:value-type="float" office:value="1.55431223447522E-015" calcext:value-type="float">
            <text:p>1.55E-15</text:p>
          </table:table-cell>
          <table:table-cell office:value-type="float" office:value="8.88178419700125E-016" calcext:value-type="float">
            <text:p>8.88E-16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number-columns-repeated="4" table:style-name="ce10" office:value-type="float" office:value="0" calcext:value-type="float">
            <text:p>0.00E+00</text:p>
          </table:table-cell>
          <table:table-cell table:style-name="ce10" office:value-type="float" office:value="0.0000644173772025699" calcext:value-type="float">
            <text:p>6.44E-05</text:p>
          </table:table-cell>
          <table:table-cell table:style-name="ce10" office:value-type="float" office:value="8.88178419700125E-016" calcext:value-type="float">
            <text:p>8.88E-16</text:p>
          </table:table-cell>
          <table:table-cell table:style-name="ce10" office:value-type="float" office:value="0" calcext:value-type="float">
            <text:p>0.00E+00</text:p>
          </table:table-cell>
          <table:table-cell table:style-name="ce10" office:value-type="float" office:value="0.000345758550136827" calcext:value-type="float">
            <text:p>3.46E-04</text:p>
          </table:table-cell>
          <table:table-cell table:style-name="ce10" office:value-type="float" office:value="0" calcext:value-type="float">
            <text:p>0.00E+00</text:p>
          </table:table-cell>
          <table:table-cell table:style-name="ce10" office:value-type="float" office:value="0.000713117298431772" calcext:value-type="float">
            <text:p>7.13E-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0.000744390594153997" calcext:value-type="float">
            <text:p>7.44E-04</text:p>
          </table:table-cell>
          <table:table-cell office:value-type="float" office:value="0" calcext:value-type="float">
            <text:p>0.00E+00</text:p>
          </table:table-cell>
          <table:table-cell table:style-name="ce10" office:value-type="float" office:value="2.63677968348475E-016" calcext:value-type="float">
            <text:p>2.64E-16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0785237394296639" calcext:value-type="float">
            <text:p>7.85E-05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2.4980018054066E-016" calcext:value-type="float">
            <text:p>2.50E-16</text:p>
          </table:table-cell>
          <table:table-cell office:value-type="float" office:value="3.33066907387547E-016" calcext:value-type="float">
            <text:p>3.33E-16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0444956026311569" calcext:value-type="float">
            <text:p>4.45E-05</text:p>
          </table:table-cell>
          <table:table-cell table:style-name="ce10" office:value-type="float" office:value="0" calcext:value-type="float">
            <text:p>0.00E+00</text:p>
          </table:table-cell>
          <table:table-cell table:style-name="ce10" office:value-type="float" office:value="1.77635683940025E-015" calcext:value-type="float">
            <text:p>1.78E-15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871620514556621" calcext:value-type="float">
            <text:p>8.72E-04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table:style-name="ce10" office:value-type="float" office:value="1.55431223447522E-015" calcext:value-type="float">
            <text:p>1.55E-15</text:p>
          </table:table-cell>
          <table:table-cell table:style-name="ce10" office:value-type="float" office:value="0" calcext:value-type="float">
            <text:p>0.00E+00</text:p>
          </table:table-cell>
          <table:table-cell table:style-name="ce10" office:value-type="float" office:value="2.22044604925031E-015" calcext:value-type="float">
            <text:p>2.22E-15</text:p>
          </table:table-cell>
          <table:table-cell table:number-columns-repeated="3" table:style-name="ce10" office:value-type="float" office:value="0" calcext:value-type="float">
            <text:p>0.00E+00</text:p>
          </table:table-cell>
          <table:table-cell table:style-name="ce10" office:value-type="float" office:value="0.000195992099010389" calcext:value-type="float">
            <text:p>1.96E-04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number-columns-repeated="6" table:style-name="ce10" office:value-type="float" office:value="0" calcext:value-type="float">
            <text:p>0.00E+00</text:p>
          </table:table-cell>
          <table:table-cell table:style-name="ce10" office:value-type="float" office:value="2.22044604925031E-016" calcext:value-type="float">
            <text:p>2.22E-16</text:p>
          </table:table-cell>
          <table:table-cell table:style-name="ce10" office:value-type="float" office:value="0.000174724291901271" calcext:value-type="float">
            <text:p>1.75E-04</text:p>
          </table:table-cell>
          <table:table-cell table:style-name="ce10" office:value-type="float" office:value="0.000679528665634889" calcext:value-type="float">
            <text:p>6.80E-04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3.05311331771918E-016" calcext:value-type="float">
            <text:p>3.05E-16</text:p>
          </table:table-cell>
          <table:table-cell office:value-type="float" office:value="0.000868016593851582" calcext:value-type="float">
            <text:p>8.68E-04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office:value-type="float" office:value="1.99840144432528E-015" calcext:value-type="float">
            <text:p>2.00E-15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762687054014541" calcext:value-type="float">
            <text:p>7.63E-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0.000573031922431575" calcext:value-type="float">
            <text:p>5.73E-04</text:p>
          </table:table-cell>
          <table:table-cell office:value-type="float" office:value="0.0000205879512615173" calcext:value-type="float">
            <text:p>2.06E-05</text:p>
          </table:table-cell>
          <table:table-cell table:style-name="ce10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.33226762955019E-015" calcext:value-type="float">
            <text:p>1.33E-15</text:p>
          </table:table-cell>
          <table:table-cell table:number-columns-repeated="2" table:style-name="ce10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.55431223447522E-015" calcext:value-type="float">
            <text:p>1.55E-15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a1_pop_grn" table:style-name="ta1">
        <table:table-column table:style-name="co1" table:number-columns-repeated="1024" table:default-cell-style-name="ce9"/>
        <table:table-row table:style-name="ro1">
          <table:table-cell office:value-type="string" calcext:value-type="string">
            <text:p>Mean GRN (stdevs below)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-0.177494734194038" calcext:value-type="float">
            <text:p>-1.77E-01</text:p>
          </table:table-cell>
          <table:table-cell office:value-type="float" office:value="0.529391069461938" calcext:value-type="float">
            <text:p>5.29E-01</text:p>
          </table:table-cell>
          <table:table-cell table:style-name="ce10" office:value-type="float" office:value="-0.0424060814024453" calcext:value-type="float">
            <text:p>-4.24E-02</text:p>
          </table:table-cell>
          <table:table-cell office:value-type="float" office:value="1.45947346807755" calcext:value-type="float">
            <text:p>1.46E+00</text:p>
          </table:table-cell>
          <table:table-cell office:value-type="float" office:value="1.59243036345216" calcext:value-type="float">
            <text:p>1.59E+00</text:p>
          </table:table-cell>
          <table:table-cell table:style-name="ce10" office:value-type="float" office:value="-1.38745907673147" calcext:value-type="float">
            <text:p>-1.39E+00</text:p>
          </table:table-cell>
          <table:table-cell table:style-name="ce10" office:value-type="float" office:value="-1.34407679570312" calcext:value-type="float">
            <text:p>-1.34E+00</text:p>
          </table:table-cell>
          <table:table-cell office:value-type="float" office:value="0.02535834147814" calcext:value-type="float">
            <text:p>2.54E-02</text:p>
          </table:table-cell>
          <table:table-cell office:value-type="float" office:value="0.223533179525421" calcext:value-type="float">
            <text:p>2.24E-01</text:p>
          </table:table-cell>
          <table:table-cell office:value-type="float" office:value="1.77519608007765" calcext:value-type="float">
            <text:p>1.78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office:value-type="float" office:value="-0.50856820610197" calcext:value-type="float">
            <text:p>-5.09E-01</text:p>
          </table:table-cell>
          <table:table-cell office:value-type="float" office:value="1.34396613983578" calcext:value-type="float">
            <text:p>1.34E+00</text:p>
          </table:table-cell>
          <table:table-cell table:style-name="ce10" office:value-type="float" office:value="-0.012945067096598" calcext:value-type="float">
            <text:p>-1.29E-02</text:p>
          </table:table-cell>
          <table:table-cell office:value-type="float" office:value="1.79481733530202" calcext:value-type="float">
            <text:p>1.79E+00</text:p>
          </table:table-cell>
          <table:table-cell office:value-type="float" office:value="0.00458013228604931" calcext:value-type="float">
            <text:p>4.58E-03</text:p>
          </table:table-cell>
          <table:table-cell table:style-name="ce10" office:value-type="float" office:value="-0.0248899207125323" calcext:value-type="float">
            <text:p>-2.49E-02</text:p>
          </table:table-cell>
          <table:table-cell table:style-name="ce10" office:value-type="float" office:value="-0.0272010473433733" calcext:value-type="float">
            <text:p>-2.72E-02</text:p>
          </table:table-cell>
          <table:table-cell office:value-type="float" office:value="-1.21912586616039" calcext:value-type="float">
            <text:p>-1.22E+00</text:p>
          </table:table-cell>
          <table:table-cell office:value-type="float" office:value="0.366320662995783" calcext:value-type="float">
            <text:p>3.66E-01</text:p>
          </table:table-cell>
          <table:table-cell office:value-type="float" office:value="-0.312391068128812" calcext:value-type="float">
            <text:p>-3.12E-0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0" office:value-type="float" office:value="-0.0281886754995742" calcext:value-type="float">
            <text:p>-2.82E-02</text:p>
          </table:table-cell>
          <table:table-cell table:style-name="ce10" office:value-type="float" office:value="0.00962518787766654" calcext:value-type="float">
            <text:p>9.63E-03</text:p>
          </table:table-cell>
          <table:table-cell table:style-name="ce10" office:value-type="float" office:value="-0.00548246689446559" calcext:value-type="float">
            <text:p>-5.48E-03</text:p>
          </table:table-cell>
          <table:table-cell table:style-name="ce10" office:value-type="float" office:value="0.0309069944956838" calcext:value-type="float">
            <text:p>3.09E-02</text:p>
          </table:table-cell>
          <table:table-cell table:style-name="ce10" office:value-type="float" office:value="-0.00613538560046703" calcext:value-type="float">
            <text:p>-6.14E-03</text:p>
          </table:table-cell>
          <table:table-cell table:style-name="ce10" office:value-type="float" office:value="1.11012420660396" calcext:value-type="float">
            <text:p>1.11E+00</text:p>
          </table:table-cell>
          <table:table-cell table:style-name="ce10" office:value-type="float" office:value="0.0334024022565794" calcext:value-type="float">
            <text:p>3.34E-02</text:p>
          </table:table-cell>
          <table:table-cell table:style-name="ce10" office:value-type="float" office:value="-0.0140776347662324" calcext:value-type="float">
            <text:p>-1.41E-02</text:p>
          </table:table-cell>
          <table:table-cell table:style-name="ce10" office:value-type="float" office:value="-0.00624771058358868" calcext:value-type="float">
            <text:p>-6.25E-03</text:p>
          </table:table-cell>
          <table:table-cell table:style-name="ce10" office:value-type="float" office:value="0.00247995083488204" calcext:value-type="float">
            <text:p>2.48E-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0.869274704594559" calcext:value-type="float">
            <text:p>8.69E-01</text:p>
          </table:table-cell>
          <table:table-cell office:value-type="float" office:value="-0.741376196571052" calcext:value-type="float">
            <text:p>-7.41E-01</text:p>
          </table:table-cell>
          <table:table-cell table:style-name="ce10" office:value-type="float" office:value="-0.102883071346203" calcext:value-type="float">
            <text:p>-1.03E-01</text:p>
          </table:table-cell>
          <table:table-cell office:value-type="float" office:value="-0.137768344545231" calcext:value-type="float">
            <text:p>-1.38E-01</text:p>
          </table:table-cell>
          <table:table-cell office:value-type="float" office:value="-0.0809355285420386" calcext:value-type="float">
            <text:p>-8.09E-02</text:p>
          </table:table-cell>
          <table:table-cell table:style-name="ce10" office:value-type="float" office:value="-0.0215422057716636" calcext:value-type="float">
            <text:p>-2.15E-02</text:p>
          </table:table-cell>
          <table:table-cell table:style-name="ce10" office:value-type="float" office:value="0.00408353963104909" calcext:value-type="float">
            <text:p>4.08E-03</text:p>
          </table:table-cell>
          <table:table-cell office:value-type="float" office:value="-0.162370761554135" calcext:value-type="float">
            <text:p>-1.62E-01</text:p>
          </table:table-cell>
          <table:table-cell office:value-type="float" office:value="-0.333162703439482" calcext:value-type="float">
            <text:p>-3.33E-01</text:p>
          </table:table-cell>
          <table:table-cell office:value-type="float" office:value="0.0701831941959192" calcext:value-type="float">
            <text:p>7.02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0.0213324172567561" calcext:value-type="float">
            <text:p>2.13E-02</text:p>
          </table:table-cell>
          <table:table-cell office:value-type="float" office:value="0.0477277334929265" calcext:value-type="float">
            <text:p>4.77E-02</text:p>
          </table:table-cell>
          <table:table-cell table:style-name="ce10" office:value-type="float" office:value="0.0240602269793341" calcext:value-type="float">
            <text:p>2.41E-02</text:p>
          </table:table-cell>
          <table:table-cell office:value-type="float" office:value="-0.000595358555150228" calcext:value-type="float">
            <text:p>-5.95E-04</text:p>
          </table:table-cell>
          <table:table-cell office:value-type="float" office:value="-0.0310250188155945" calcext:value-type="float">
            <text:p>-3.10E-02</text:p>
          </table:table-cell>
          <table:table-cell table:style-name="ce10" office:value-type="float" office:value="0.0281197938019493" calcext:value-type="float">
            <text:p>2.81E-02</text:p>
          </table:table-cell>
          <table:table-cell table:style-name="ce10" office:value-type="float" office:value="1.29821473776502" calcext:value-type="float">
            <text:p>1.30E+00</text:p>
          </table:table-cell>
          <table:table-cell office:value-type="float" office:value="-0.00608751857743236" calcext:value-type="float">
            <text:p>-6.09E-03</text:p>
          </table:table-cell>
          <table:table-cell office:value-type="float" office:value="-0.0694528026052694" calcext:value-type="float">
            <text:p>-6.95E-02</text:p>
          </table:table-cell>
          <table:table-cell office:value-type="float" office:value="0.0241129762138875" calcext:value-type="float">
            <text:p>2.41E-02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style-name="ce10" office:value-type="float" office:value="0.0165947235805921" calcext:value-type="float">
            <text:p>1.66E-02</text:p>
          </table:table-cell>
          <table:table-cell table:style-name="ce10" office:value-type="float" office:value="-0.0107199210996053" calcext:value-type="float">
            <text:p>-1.07E-02</text:p>
          </table:table-cell>
          <table:table-cell table:style-name="ce10" office:value-type="float" office:value="-1.58079387655402" calcext:value-type="float">
            <text:p>-1.58E+00</text:p>
          </table:table-cell>
          <table:table-cell table:style-name="ce10" office:value-type="float" office:value="-0.00416509396683976" calcext:value-type="float">
            <text:p>-4.17E-03</text:p>
          </table:table-cell>
          <table:table-cell table:style-name="ce10" office:value-type="float" office:value="-1.76360541868226" calcext:value-type="float">
            <text:p>-1.76E+00</text:p>
          </table:table-cell>
          <table:table-cell table:style-name="ce10" office:value-type="float" office:value="-0.0100351098619999" calcext:value-type="float">
            <text:p>-1.00E-02</text:p>
          </table:table-cell>
          <table:table-cell table:style-name="ce10" office:value-type="float" office:value="0.0169781861371595" calcext:value-type="float">
            <text:p>1.70E-02</text:p>
          </table:table-cell>
          <table:table-cell table:style-name="ce10" office:value-type="float" office:value="0.0122925641001299" calcext:value-type="float">
            <text:p>1.23E-02</text:p>
          </table:table-cell>
          <table:table-cell table:style-name="ce10" office:value-type="float" office:value="-0.0140982601283293" calcext:value-type="float">
            <text:p>-1.41E-02</text:p>
          </table:table-cell>
          <table:table-cell table:style-name="ce10" office:value-type="float" office:value="0.0036718996387816" calcext:value-type="float">
            <text:p>3.67E-03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style-name="ce10" office:value-type="float" office:value="-0.030687313834653" calcext:value-type="float">
            <text:p>-3.07E-02</text:p>
          </table:table-cell>
          <table:table-cell table:style-name="ce10" office:value-type="float" office:value="0.014833237589078" calcext:value-type="float">
            <text:p>1.48E-02</text:p>
          </table:table-cell>
          <table:table-cell table:style-name="ce10" office:value-type="float" office:value="-0.00665397147128326" calcext:value-type="float">
            <text:p>-6.65E-03</text:p>
          </table:table-cell>
          <table:table-cell table:style-name="ce10" office:value-type="float" office:value="0.014161740598673" calcext:value-type="float">
            <text:p>1.42E-02</text:p>
          </table:table-cell>
          <table:table-cell table:style-name="ce10" office:value-type="float" office:value="-0.0146372659557633" calcext:value-type="float">
            <text:p>-1.46E-02</text:p>
          </table:table-cell>
          <table:table-cell table:style-name="ce10" office:value-type="float" office:value="-0.0236561582602457" calcext:value-type="float">
            <text:p>-2.37E-02</text:p>
          </table:table-cell>
          <table:table-cell table:style-name="ce10" office:value-type="float" office:value="-0.762976246625678" calcext:value-type="float">
            <text:p>-7.63E-01</text:p>
          </table:table-cell>
          <table:table-cell table:style-name="ce10" office:value-type="float" office:value="-1.27691217295369" calcext:value-type="float">
            <text:p>-1.28E+00</text:p>
          </table:table-cell>
          <table:table-cell table:style-name="ce10" office:value-type="float" office:value="0.0142373442332205" calcext:value-type="float">
            <text:p>1.42E-02</text:p>
          </table:table-cell>
          <table:table-cell table:style-name="ce10" office:value-type="float" office:value="0.0140052145192121" calcext:value-type="float">
            <text:p>1.40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office:value-type="float" office:value="0.205698999593213" calcext:value-type="float">
            <text:p>2.06E-01</text:p>
          </table:table-cell>
          <table:table-cell office:value-type="float" office:value="0.263633302857513" calcext:value-type="float">
            <text:p>2.64E-01</text:p>
          </table:table-cell>
          <table:table-cell table:style-name="ce10" office:value-type="float" office:value="-0.0306256349750443" calcext:value-type="float">
            <text:p>-3.06E-02</text:p>
          </table:table-cell>
          <table:table-cell office:value-type="float" office:value="0.151687246133285" calcext:value-type="float">
            <text:p>1.52E-01</text:p>
          </table:table-cell>
          <table:table-cell office:value-type="float" office:value="0.113014007355105" calcext:value-type="float">
            <text:p>1.13E-01</text:p>
          </table:table-cell>
          <table:table-cell table:style-name="ce10" office:value-type="float" office:value="-0.00394327004748624" calcext:value-type="float">
            <text:p>-3.94E-03</text:p>
          </table:table-cell>
          <table:table-cell table:style-name="ce10" office:value-type="float" office:value="0.00754910895197059" calcext:value-type="float">
            <text:p>7.55E-03</text:p>
          </table:table-cell>
          <table:table-cell office:value-type="float" office:value="-1.01025657192946" calcext:value-type="float">
            <text:p>-1.01E+00</text:p>
          </table:table-cell>
          <table:table-cell office:value-type="float" office:value="0.139222890522385" calcext:value-type="float">
            <text:p>1.39E-01</text:p>
          </table:table-cell>
          <table:table-cell office:value-type="float" office:value="-0.0827200388701571" calcext:value-type="float">
            <text:p>-8.27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-0.30718611431707" calcext:value-type="float">
            <text:p>-3.07E-01</text:p>
          </table:table-cell>
          <table:table-cell office:value-type="float" office:value="1.17096799131146" calcext:value-type="float">
            <text:p>1.17E+00</text:p>
          </table:table-cell>
          <table:table-cell table:style-name="ce10" office:value-type="float" office:value="0.0248014272097045" calcext:value-type="float">
            <text:p>2.48E-02</text:p>
          </table:table-cell>
          <table:table-cell office:value-type="float" office:value="-0.0831683225680367" calcext:value-type="float">
            <text:p>-8.32E-02</text:p>
          </table:table-cell>
          <table:table-cell office:value-type="float" office:value="-0.0511958267536151" calcext:value-type="float">
            <text:p>-5.12E-02</text:p>
          </table:table-cell>
          <table:table-cell table:style-name="ce10" office:value-type="float" office:value="0.0147717137009288" calcext:value-type="float">
            <text:p>1.48E-02</text:p>
          </table:table-cell>
          <table:table-cell table:style-name="ce10" office:value-type="float" office:value="-0.0161855310725473" calcext:value-type="float">
            <text:p>-1.62E-02</text:p>
          </table:table-cell>
          <table:table-cell office:value-type="float" office:value="-0.0205536910695217" calcext:value-type="float">
            <text:p>-2.06E-02</text:p>
          </table:table-cell>
          <table:table-cell office:value-type="float" office:value="-0.0773402034123409" calcext:value-type="float">
            <text:p>-7.73E-02</text:p>
          </table:table-cell>
          <table:table-cell office:value-type="float" office:value="-0.039443263418753" calcext:value-type="float">
            <text:p>-3.94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office:value-type="float" office:value="-0.526884001019836" calcext:value-type="float">
            <text:p>-5.27E-01</text:p>
          </table:table-cell>
          <table:table-cell office:value-type="float" office:value="-0.0730165146297919" calcext:value-type="float">
            <text:p>-7.30E-02</text:p>
          </table:table-cell>
          <table:table-cell table:style-name="ce10" office:value-type="float" office:value="0.00625924966406562" calcext:value-type="float">
            <text:p>6.26E-03</text:p>
          </table:table-cell>
          <table:table-cell office:value-type="float" office:value="-0.0798852979086655" calcext:value-type="float">
            <text:p>-7.99E-02</text:p>
          </table:table-cell>
          <table:table-cell office:value-type="float" office:value="1.32275682512393" calcext:value-type="float">
            <text:p>1.32E+00</text:p>
          </table:table-cell>
          <table:table-cell table:style-name="ce10" office:value-type="float" office:value="0.00624440250278717" calcext:value-type="float">
            <text:p>6.24E-03</text:p>
          </table:table-cell>
          <table:table-cell table:style-name="ce10" office:value-type="float" office:value="0.00291524955249811" calcext:value-type="float">
            <text:p>2.92E-03</text:p>
          </table:table-cell>
          <table:table-cell office:value-type="float" office:value="-0.0234625098063581" calcext:value-type="float">
            <text:p>-2.35E-02</text:p>
          </table:table-cell>
          <table:table-cell office:value-type="float" office:value="1.71804219288479" calcext:value-type="float">
            <text:p>1.72E+00</text:p>
          </table:table-cell>
          <table:table-cell office:value-type="float" office:value="0.20815692431695" calcext:value-type="float">
            <text:p>2.08E-0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hematic mean GR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table:style-name="ce11" table:formula="of:=COM.MICROSOFT.IFS([.B3]=0;&quot;&quot;;[.B3]&gt;0;COM.MICROSOFT.IFS([.B3]&lt;=0.1;&quot;+&quot;;0.1&lt;[.B3]&lt;=1;&quot;++&quot;;1&lt;[.B3]&lt;=2;&quot;+++&quot;;[.B3]&gt;2;&quot;++++&quot;);[.B3]&lt;0;COM.MICROSOFT.IFS([.B3]&gt;=-0.1;&quot;-&quot;;-0.1&gt;[.B3]&gt;=-1;&quot;--&quot;;-1&gt;[.B3]&gt;=-2;&quot;---&quot;;[.B3]&lt;2;&quot;----&quot;))" office:value-type="string" office:string-value="--" calcext:value-type="string">
            <text:p>--</text:p>
          </table:table-cell>
          <table:table-cell table:style-name="ce11" table:formula="of:=COM.MICROSOFT.IFS([.C3]=0;&quot;&quot;;[.C3]&gt;0;COM.MICROSOFT.IFS([.C3]&lt;=0.1;&quot;+&quot;;0.1&lt;[.C3]&lt;=1;&quot;++&quot;;1&lt;[.C3]&lt;=2;&quot;+++&quot;;[.C3]&gt;2;&quot;++++&quot;);[.C3]&lt;0;COM.MICROSOFT.IFS([.C3]&gt;=-0.1;&quot;-&quot;;-0.1&gt;[.C3]&gt;=-1;&quot;--&quot;;-1&gt;[.C3]&gt;=-2;&quot;---&quot;;[.C3]&lt;2;&quot;----&quot;))" office:value-type="string" office:string-value="++" calcext:value-type="string">
            <text:p>++</text:p>
          </table:table-cell>
          <table:table-cell table:style-name="ce12" table:formula="of:=COM.MICROSOFT.IFS([.D3]=0;&quot;&quot;;[.D3]&gt;0;COM.MICROSOFT.IFS([.D3]&lt;=0.1;&quot;+&quot;;0.1&lt;[.D3]&lt;=1;&quot;++&quot;;1&lt;[.D3]&lt;=2;&quot;+++&quot;;[.D3]&gt;2;&quot;++++&quot;);[.D3]&lt;0;COM.MICROSOFT.IFS([.D3]&gt;=-0.1;&quot;-&quot;;-0.1&gt;[.D3]&gt;=-1;&quot;--&quot;;-1&gt;[.D3]&gt;=-2;&quot;---&quot;;[.D3]&lt;2;&quot;----&quot;))" office:value-type="string" office:string-value="-" calcext:value-type="string">
            <text:p>-</text:p>
          </table:table-cell>
          <table:table-cell table:style-name="ce11" table:formula="of:=COM.MICROSOFT.IFS([.E3]=0;&quot;&quot;;[.E3]&gt;0;COM.MICROSOFT.IFS([.E3]&lt;=0.1;&quot;+&quot;;0.1&lt;[.E3]&lt;=1;&quot;++&quot;;1&lt;[.E3]&lt;=2;&quot;+++&quot;;[.E3]&gt;2;&quot;++++&quot;);[.E3]&lt;0;COM.MICROSOFT.IFS([.E3]&gt;=-0.1;&quot;-&quot;;-0.1&gt;[.E3]&gt;=-1;&quot;--&quot;;-1&gt;[.E3]&gt;=-2;&quot;---&quot;;[.E3]&lt;2;&quot;----&quot;))" office:value-type="string" office:string-value="++" calcext:value-type="string">
            <text:p>++</text:p>
          </table:table-cell>
          <table:table-cell table:style-name="ce11" table:formula="of:=COM.MICROSOFT.IFS([.F3]=0;&quot;&quot;;[.F3]&gt;0;COM.MICROSOFT.IFS([.F3]&lt;=0.1;&quot;+&quot;;0.1&lt;[.F3]&lt;=1;&quot;++&quot;;1&lt;[.F3]&lt;=2;&quot;+++&quot;;[.F3]&gt;2;&quot;++++&quot;);[.F3]&lt;0;COM.MICROSOFT.IFS([.F3]&gt;=-0.1;&quot;-&quot;;-0.1&gt;[.F3]&gt;=-1;&quot;--&quot;;-1&gt;[.F3]&gt;=-2;&quot;---&quot;;[.F3]&lt;2;&quot;----&quot;))" office:value-type="string" office:string-value="++" calcext:value-type="string">
            <text:p>++</text:p>
          </table:table-cell>
          <table:table-cell table:style-name="ce12" table:formula="of:=COM.MICROSOFT.IFS([.G3]=0;&quot;&quot;;[.G3]&gt;0;COM.MICROSOFT.IFS([.G3]&lt;=0.1;&quot;+&quot;;0.1&lt;[.G3]&lt;=1;&quot;++&quot;;1&lt;[.G3]&lt;=2;&quot;+++&quot;;[.G3]&gt;2;&quot;++++&quot;);[.G3]&lt;0;COM.MICROSOFT.IFS([.G3]&gt;=-0.1;&quot;-&quot;;-0.1&gt;[.G3]&gt;=-1;&quot;--&quot;;-1&gt;[.G3]&gt;=-2;&quot;---&quot;;[.G3]&lt;2;&quot;----&quot;))" office:value-type="string" office:string-value="--" calcext:value-type="string">
            <text:p>--</text:p>
          </table:table-cell>
          <table:table-cell table:style-name="ce12" table:formula="of:=COM.MICROSOFT.IFS([.H3]=0;&quot;&quot;;[.H3]&gt;0;COM.MICROSOFT.IFS([.H3]&lt;=0.1;&quot;+&quot;;0.1&lt;[.H3]&lt;=1;&quot;++&quot;;1&lt;[.H3]&lt;=2;&quot;+++&quot;;[.H3]&gt;2;&quot;++++&quot;);[.H3]&lt;0;COM.MICROSOFT.IFS([.H3]&gt;=-0.1;&quot;-&quot;;-0.1&gt;[.H3]&gt;=-1;&quot;--&quot;;-1&gt;[.H3]&gt;=-2;&quot;---&quot;;[.H3]&lt;2;&quot;----&quot;))" office:value-type="string" office:string-value="--" calcext:value-type="string">
            <text:p>--</text:p>
          </table:table-cell>
          <table:table-cell table:style-name="ce11" table:formula="of:=COM.MICROSOFT.IFS([.I3]=0;&quot;&quot;;[.I3]&gt;0;COM.MICROSOFT.IFS([.I3]&lt;=0.1;&quot;+&quot;;0.1&lt;[.I3]&lt;=1;&quot;++&quot;;1&lt;[.I3]&lt;=2;&quot;+++&quot;;[.I3]&gt;2;&quot;++++&quot;);[.I3]&lt;0;COM.MICROSOFT.IFS([.I3]&gt;=-0.1;&quot;-&quot;;-0.1&gt;[.I3]&gt;=-1;&quot;--&quot;;-1&gt;[.I3]&gt;=-2;&quot;---&quot;;[.I3]&lt;2;&quot;----&quot;))" office:value-type="string" office:string-value="+" calcext:value-type="string">
            <text:p>+</text:p>
          </table:table-cell>
          <table:table-cell table:style-name="ce11" table:formula="of:=COM.MICROSOFT.IFS([.J3]=0;&quot;&quot;;[.J3]&gt;0;COM.MICROSOFT.IFS([.J3]&lt;=0.1;&quot;+&quot;;0.1&lt;[.J3]&lt;=1;&quot;++&quot;;1&lt;[.J3]&lt;=2;&quot;+++&quot;;[.J3]&gt;2;&quot;++++&quot;);[.J3]&lt;0;COM.MICROSOFT.IFS([.J3]&gt;=-0.1;&quot;-&quot;;-0.1&gt;[.J3]&gt;=-1;&quot;--&quot;;-1&gt;[.J3]&gt;=-2;&quot;---&quot;;[.J3]&lt;2;&quot;----&quot;))" office:value-type="string" office:string-value="++" calcext:value-type="string">
            <text:p>++</text:p>
          </table:table-cell>
          <table:table-cell table:style-name="ce11" table:formula="of:=COM.MICROSOFT.IFS([.K3]=0;&quot;&quot;;[.K3]&gt;0;COM.MICROSOFT.IFS([.K3]&lt;=0.1;&quot;+&quot;;0.1&lt;[.K3]&lt;=1;&quot;++&quot;;1&lt;[.K3]&lt;=2;&quot;+++&quot;;[.K3]&gt;2;&quot;++++&quot;);[.K3]&lt;0;COM.MICROSOFT.IFS([.K3]&gt;=-0.1;&quot;-&quot;;-0.1&gt;[.K3]&gt;=-1;&quot;--&quot;;-1&gt;[.K3]&gt;=-2;&quot;---&quot;;[.K3]&lt;2;&quot;----&quot;))" office:value-type="string" office:string-value="++" calcext:value-type="string">
            <text:p>+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table:style-name="ce11" table:formula="of:=COM.MICROSOFT.IFS([.B4]=0;&quot;&quot;;[.B4]&gt;0;COM.MICROSOFT.IFS([.B4]&lt;=0.1;&quot;+&quot;;0.1&lt;[.B4]&lt;=1;&quot;++&quot;;1&lt;[.B4]&lt;=2;&quot;+++&quot;;[.B4]&gt;2;&quot;++++&quot;);[.B4]&lt;0;COM.MICROSOFT.IFS([.B4]&gt;=-0.1;&quot;-&quot;;-0.1&gt;[.B4]&gt;=-1;&quot;--&quot;;-1&gt;[.B4]&gt;=-2;&quot;---&quot;;[.B4]&lt;2;&quot;----&quot;))" office:value-type="string" office:string-value="--" calcext:value-type="string">
            <text:p>--</text:p>
          </table:table-cell>
          <table:table-cell table:style-name="ce11" table:formula="of:=COM.MICROSOFT.IFS([.C4]=0;&quot;&quot;;[.C4]&gt;0;COM.MICROSOFT.IFS([.C4]&lt;=0.1;&quot;+&quot;;0.1&lt;[.C4]&lt;=1;&quot;++&quot;;1&lt;[.C4]&lt;=2;&quot;+++&quot;;[.C4]&gt;2;&quot;++++&quot;);[.C4]&lt;0;COM.MICROSOFT.IFS([.C4]&gt;=-0.1;&quot;-&quot;;-0.1&gt;[.C4]&gt;=-1;&quot;--&quot;;-1&gt;[.C4]&gt;=-2;&quot;---&quot;;[.C4]&lt;2;&quot;----&quot;))" office:value-type="string" office:string-value="++" calcext:value-type="string">
            <text:p>++</text:p>
          </table:table-cell>
          <table:table-cell table:style-name="ce12" table:formula="of:=COM.MICROSOFT.IFS([.D4]=0;&quot;&quot;;[.D4]&gt;0;COM.MICROSOFT.IFS([.D4]&lt;=0.1;&quot;+&quot;;0.1&lt;[.D4]&lt;=1;&quot;++&quot;;1&lt;[.D4]&lt;=2;&quot;+++&quot;;[.D4]&gt;2;&quot;++++&quot;);[.D4]&lt;0;COM.MICROSOFT.IFS([.D4]&gt;=-0.1;&quot;-&quot;;-0.1&gt;[.D4]&gt;=-1;&quot;--&quot;;-1&gt;[.D4]&gt;=-2;&quot;---&quot;;[.D4]&lt;2;&quot;----&quot;))" office:value-type="string" office:string-value="-" calcext:value-type="string">
            <text:p>-</text:p>
          </table:table-cell>
          <table:table-cell table:style-name="ce11" table:formula="of:=COM.MICROSOFT.IFS([.E4]=0;&quot;&quot;;[.E4]&gt;0;COM.MICROSOFT.IFS([.E4]&lt;=0.1;&quot;+&quot;;0.1&lt;[.E4]&lt;=1;&quot;++&quot;;1&lt;[.E4]&lt;=2;&quot;+++&quot;;[.E4]&gt;2;&quot;++++&quot;);[.E4]&lt;0;COM.MICROSOFT.IFS([.E4]&gt;=-0.1;&quot;-&quot;;-0.1&gt;[.E4]&gt;=-1;&quot;--&quot;;-1&gt;[.E4]&gt;=-2;&quot;---&quot;;[.E4]&lt;2;&quot;----&quot;))" office:value-type="string" office:string-value="++" calcext:value-type="string">
            <text:p>++</text:p>
          </table:table-cell>
          <table:table-cell table:style-name="ce11" table:formula="of:=COM.MICROSOFT.IFS([.F4]=0;&quot;&quot;;[.F4]&gt;0;COM.MICROSOFT.IFS([.F4]&lt;=0.1;&quot;+&quot;;0.1&lt;[.F4]&lt;=1;&quot;++&quot;;1&lt;[.F4]&lt;=2;&quot;+++&quot;;[.F4]&gt;2;&quot;++++&quot;);[.F4]&lt;0;COM.MICROSOFT.IFS([.F4]&gt;=-0.1;&quot;-&quot;;-0.1&gt;[.F4]&gt;=-1;&quot;--&quot;;-1&gt;[.F4]&gt;=-2;&quot;---&quot;;[.F4]&lt;2;&quot;----&quot;))" office:value-type="string" office:string-value="+" calcext:value-type="string">
            <text:p>+</text:p>
          </table:table-cell>
          <table:table-cell table:style-name="ce12" table:formula="of:=COM.MICROSOFT.IFS([.G4]=0;&quot;&quot;;[.G4]&gt;0;COM.MICROSOFT.IFS([.G4]&lt;=0.1;&quot;+&quot;;0.1&lt;[.G4]&lt;=1;&quot;++&quot;;1&lt;[.G4]&lt;=2;&quot;+++&quot;;[.G4]&gt;2;&quot;++++&quot;);[.G4]&lt;0;COM.MICROSOFT.IFS([.G4]&gt;=-0.1;&quot;-&quot;;-0.1&gt;[.G4]&gt;=-1;&quot;--&quot;;-1&gt;[.G4]&gt;=-2;&quot;---&quot;;[.G4]&lt;2;&quot;----&quot;))" office:value-type="string" office:string-value="-" calcext:value-type="string">
            <text:p>-</text:p>
          </table:table-cell>
          <table:table-cell table:style-name="ce12" table:formula="of:=COM.MICROSOFT.IFS([.H4]=0;&quot;&quot;;[.H4]&gt;0;COM.MICROSOFT.IFS([.H4]&lt;=0.1;&quot;+&quot;;0.1&lt;[.H4]&lt;=1;&quot;++&quot;;1&lt;[.H4]&lt;=2;&quot;+++&quot;;[.H4]&gt;2;&quot;++++&quot;);[.H4]&lt;0;COM.MICROSOFT.IFS([.H4]&gt;=-0.1;&quot;-&quot;;-0.1&gt;[.H4]&gt;=-1;&quot;--&quot;;-1&gt;[.H4]&gt;=-2;&quot;---&quot;;[.H4]&lt;2;&quot;----&quot;))" office:value-type="string" office:string-value="-" calcext:value-type="string">
            <text:p>-</text:p>
          </table:table-cell>
          <table:table-cell table:style-name="ce11" table:formula="of:=COM.MICROSOFT.IFS([.I4]=0;&quot;&quot;;[.I4]&gt;0;COM.MICROSOFT.IFS([.I4]&lt;=0.1;&quot;+&quot;;0.1&lt;[.I4]&lt;=1;&quot;++&quot;;1&lt;[.I4]&lt;=2;&quot;+++&quot;;[.I4]&gt;2;&quot;++++&quot;);[.I4]&lt;0;COM.MICROSOFT.IFS([.I4]&gt;=-0.1;&quot;-&quot;;-0.1&gt;[.I4]&gt;=-1;&quot;--&quot;;-1&gt;[.I4]&gt;=-2;&quot;---&quot;;[.I4]&lt;2;&quot;----&quot;))" office:value-type="string" office:string-value="--" calcext:value-type="string">
            <text:p>--</text:p>
          </table:table-cell>
          <table:table-cell table:style-name="ce11" table:formula="of:=COM.MICROSOFT.IFS([.J4]=0;&quot;&quot;;[.J4]&gt;0;COM.MICROSOFT.IFS([.J4]&lt;=0.1;&quot;+&quot;;0.1&lt;[.J4]&lt;=1;&quot;++&quot;;1&lt;[.J4]&lt;=2;&quot;+++&quot;;[.J4]&gt;2;&quot;++++&quot;);[.J4]&lt;0;COM.MICROSOFT.IFS([.J4]&gt;=-0.1;&quot;-&quot;;-0.1&gt;[.J4]&gt;=-1;&quot;--&quot;;-1&gt;[.J4]&gt;=-2;&quot;---&quot;;[.J4]&lt;2;&quot;----&quot;))" office:value-type="string" office:string-value="++" calcext:value-type="string">
            <text:p>++</text:p>
          </table:table-cell>
          <table:table-cell table:style-name="ce11" table:formula="of:=COM.MICROSOFT.IFS([.K4]=0;&quot;&quot;;[.K4]&gt;0;COM.MICROSOFT.IFS([.K4]&lt;=0.1;&quot;+&quot;;0.1&lt;[.K4]&lt;=1;&quot;++&quot;;1&lt;[.K4]&lt;=2;&quot;+++&quot;;[.K4]&gt;2;&quot;++++&quot;);[.K4]&lt;0;COM.MICROSOFT.IFS([.K4]&gt;=-0.1;&quot;-&quot;;-0.1&gt;[.K4]&gt;=-1;&quot;--&quot;;-1&gt;[.K4]&gt;=-2;&quot;---&quot;;[.K4]&lt;2;&quot;----&quot;))" office:value-type="string" office:string-value="--" calcext:value-type="string">
            <text:p>--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2" table:formula="of:=COM.MICROSOFT.IFS([.B5]=0;&quot;&quot;;[.B5]&gt;0;COM.MICROSOFT.IFS([.B5]&lt;=0.1;&quot;+&quot;;0.1&lt;[.B5]&lt;=1;&quot;++&quot;;1&lt;[.B5]&lt;=2;&quot;+++&quot;;[.B5]&gt;2;&quot;++++&quot;);[.B5]&lt;0;COM.MICROSOFT.IFS([.B5]&gt;=-0.1;&quot;-&quot;;-0.1&gt;[.B5]&gt;=-1;&quot;--&quot;;-1&gt;[.B5]&gt;=-2;&quot;---&quot;;[.B5]&lt;2;&quot;----&quot;))" office:value-type="string" office:string-value="-" calcext:value-type="string">
            <text:p>-</text:p>
          </table:table-cell>
          <table:table-cell table:style-name="ce12" table:formula="of:=COM.MICROSOFT.IFS([.C5]=0;&quot;&quot;;[.C5]&gt;0;COM.MICROSOFT.IFS([.C5]&lt;=0.1;&quot;+&quot;;0.1&lt;[.C5]&lt;=1;&quot;++&quot;;1&lt;[.C5]&lt;=2;&quot;+++&quot;;[.C5]&gt;2;&quot;++++&quot;);[.C5]&lt;0;COM.MICROSOFT.IFS([.C5]&gt;=-0.1;&quot;-&quot;;-0.1&gt;[.C5]&gt;=-1;&quot;--&quot;;-1&gt;[.C5]&gt;=-2;&quot;---&quot;;[.C5]&lt;2;&quot;----&quot;))" office:value-type="string" office:string-value="+" calcext:value-type="string">
            <text:p>+</text:p>
          </table:table-cell>
          <table:table-cell table:style-name="ce12" table:formula="of:=COM.MICROSOFT.IFS([.D5]=0;&quot;&quot;;[.D5]&gt;0;COM.MICROSOFT.IFS([.D5]&lt;=0.1;&quot;+&quot;;0.1&lt;[.D5]&lt;=1;&quot;++&quot;;1&lt;[.D5]&lt;=2;&quot;+++&quot;;[.D5]&gt;2;&quot;++++&quot;);[.D5]&lt;0;COM.MICROSOFT.IFS([.D5]&gt;=-0.1;&quot;-&quot;;-0.1&gt;[.D5]&gt;=-1;&quot;--&quot;;-1&gt;[.D5]&gt;=-2;&quot;---&quot;;[.D5]&lt;2;&quot;----&quot;))" office:value-type="string" office:string-value="-" calcext:value-type="string">
            <text:p>-</text:p>
          </table:table-cell>
          <table:table-cell table:style-name="ce12" table:formula="of:=COM.MICROSOFT.IFS([.E5]=0;&quot;&quot;;[.E5]&gt;0;COM.MICROSOFT.IFS([.E5]&lt;=0.1;&quot;+&quot;;0.1&lt;[.E5]&lt;=1;&quot;++&quot;;1&lt;[.E5]&lt;=2;&quot;+++&quot;;[.E5]&gt;2;&quot;++++&quot;);[.E5]&lt;0;COM.MICROSOFT.IFS([.E5]&gt;=-0.1;&quot;-&quot;;-0.1&gt;[.E5]&gt;=-1;&quot;--&quot;;-1&gt;[.E5]&gt;=-2;&quot;---&quot;;[.E5]&lt;2;&quot;----&quot;))" office:value-type="string" office:string-value="+" calcext:value-type="string">
            <text:p>+</text:p>
          </table:table-cell>
          <table:table-cell table:style-name="ce12" table:formula="of:=COM.MICROSOFT.IFS([.F5]=0;&quot;&quot;;[.F5]&gt;0;COM.MICROSOFT.IFS([.F5]&lt;=0.1;&quot;+&quot;;0.1&lt;[.F5]&lt;=1;&quot;++&quot;;1&lt;[.F5]&lt;=2;&quot;+++&quot;;[.F5]&gt;2;&quot;++++&quot;);[.F5]&lt;0;COM.MICROSOFT.IFS([.F5]&gt;=-0.1;&quot;-&quot;;-0.1&gt;[.F5]&gt;=-1;&quot;--&quot;;-1&gt;[.F5]&gt;=-2;&quot;---&quot;;[.F5]&lt;2;&quot;----&quot;))" office:value-type="string" office:string-value="-" calcext:value-type="string">
            <text:p>-</text:p>
          </table:table-cell>
          <table:table-cell table:style-name="ce12" table:formula="of:=COM.MICROSOFT.IFS([.G5]=0;&quot;&quot;;[.G5]&gt;0;COM.MICROSOFT.IFS([.G5]&lt;=0.1;&quot;+&quot;;0.1&lt;[.G5]&lt;=1;&quot;++&quot;;1&lt;[.G5]&lt;=2;&quot;+++&quot;;[.G5]&gt;2;&quot;++++&quot;);[.G5]&lt;0;COM.MICROSOFT.IFS([.G5]&gt;=-0.1;&quot;-&quot;;-0.1&gt;[.G5]&gt;=-1;&quot;--&quot;;-1&gt;[.G5]&gt;=-2;&quot;---&quot;;[.G5]&lt;2;&quot;----&quot;))" office:value-type="string" office:string-value="++" calcext:value-type="string">
            <text:p>++</text:p>
          </table:table-cell>
          <table:table-cell table:style-name="ce12" table:formula="of:=COM.MICROSOFT.IFS([.H5]=0;&quot;&quot;;[.H5]&gt;0;COM.MICROSOFT.IFS([.H5]&lt;=0.1;&quot;+&quot;;0.1&lt;[.H5]&lt;=1;&quot;++&quot;;1&lt;[.H5]&lt;=2;&quot;+++&quot;;[.H5]&gt;2;&quot;++++&quot;);[.H5]&lt;0;COM.MICROSOFT.IFS([.H5]&gt;=-0.1;&quot;-&quot;;-0.1&gt;[.H5]&gt;=-1;&quot;--&quot;;-1&gt;[.H5]&gt;=-2;&quot;---&quot;;[.H5]&lt;2;&quot;----&quot;))" office:value-type="string" office:string-value="+" calcext:value-type="string">
            <text:p>+</text:p>
          </table:table-cell>
          <table:table-cell table:style-name="ce12" table:formula="of:=COM.MICROSOFT.IFS([.I5]=0;&quot;&quot;;[.I5]&gt;0;COM.MICROSOFT.IFS([.I5]&lt;=0.1;&quot;+&quot;;0.1&lt;[.I5]&lt;=1;&quot;++&quot;;1&lt;[.I5]&lt;=2;&quot;+++&quot;;[.I5]&gt;2;&quot;++++&quot;);[.I5]&lt;0;COM.MICROSOFT.IFS([.I5]&gt;=-0.1;&quot;-&quot;;-0.1&gt;[.I5]&gt;=-1;&quot;--&quot;;-1&gt;[.I5]&gt;=-2;&quot;---&quot;;[.I5]&lt;2;&quot;----&quot;))" office:value-type="string" office:string-value="-" calcext:value-type="string">
            <text:p>-</text:p>
          </table:table-cell>
          <table:table-cell table:style-name="ce12" table:formula="of:=COM.MICROSOFT.IFS([.J5]=0;&quot;&quot;;[.J5]&gt;0;COM.MICROSOFT.IFS([.J5]&lt;=0.1;&quot;+&quot;;0.1&lt;[.J5]&lt;=1;&quot;++&quot;;1&lt;[.J5]&lt;=2;&quot;+++&quot;;[.J5]&gt;2;&quot;++++&quot;);[.J5]&lt;0;COM.MICROSOFT.IFS([.J5]&gt;=-0.1;&quot;-&quot;;-0.1&gt;[.J5]&gt;=-1;&quot;--&quot;;-1&gt;[.J5]&gt;=-2;&quot;---&quot;;[.J5]&lt;2;&quot;----&quot;))" office:value-type="string" office:string-value="-" calcext:value-type="string">
            <text:p>-</text:p>
          </table:table-cell>
          <table:table-cell table:style-name="ce12" table:formula="of:=COM.MICROSOFT.IFS([.K5]=0;&quot;&quot;;[.K5]&gt;0;COM.MICROSOFT.IFS([.K5]&lt;=0.1;&quot;+&quot;;0.1&lt;[.K5]&lt;=1;&quot;++&quot;;1&lt;[.K5]&lt;=2;&quot;+++&quot;;[.K5]&gt;2;&quot;++++&quot;);[.K5]&lt;0;COM.MICROSOFT.IFS([.K5]&gt;=-0.1;&quot;-&quot;;-0.1&gt;[.K5]&gt;=-1;&quot;--&quot;;-1&gt;[.K5]&gt;=-2;&quot;---&quot;;[.K5]&lt;2;&quot;----&quot;))" office:value-type="string" office:string-value="+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table:style-name="ce11" table:formula="of:=COM.MICROSOFT.IFS([.B6]=0;&quot;&quot;;[.B6]&gt;0;COM.MICROSOFT.IFS([.B6]&lt;=0.1;&quot;+&quot;;0.1&lt;[.B6]&lt;=1;&quot;++&quot;;1&lt;[.B6]&lt;=2;&quot;+++&quot;;[.B6]&gt;2;&quot;++++&quot;);[.B6]&lt;0;COM.MICROSOFT.IFS([.B6]&gt;=-0.1;&quot;-&quot;;-0.1&gt;[.B6]&gt;=-1;&quot;--&quot;;-1&gt;[.B6]&gt;=-2;&quot;---&quot;;[.B6]&lt;2;&quot;----&quot;))" office:value-type="string" office:string-value="++" calcext:value-type="string">
            <text:p>++</text:p>
          </table:table-cell>
          <table:table-cell table:style-name="ce11" table:formula="of:=COM.MICROSOFT.IFS([.C6]=0;&quot;&quot;;[.C6]&gt;0;COM.MICROSOFT.IFS([.C6]&lt;=0.1;&quot;+&quot;;0.1&lt;[.C6]&lt;=1;&quot;++&quot;;1&lt;[.C6]&lt;=2;&quot;+++&quot;;[.C6]&gt;2;&quot;++++&quot;);[.C6]&lt;0;COM.MICROSOFT.IFS([.C6]&gt;=-0.1;&quot;-&quot;;-0.1&gt;[.C6]&gt;=-1;&quot;--&quot;;-1&gt;[.C6]&gt;=-2;&quot;---&quot;;[.C6]&lt;2;&quot;----&quot;))" office:value-type="string" office:string-value="--" calcext:value-type="string">
            <text:p>--</text:p>
          </table:table-cell>
          <table:table-cell table:style-name="ce12" table:formula="of:=COM.MICROSOFT.IFS([.D6]=0;&quot;&quot;;[.D6]&gt;0;COM.MICROSOFT.IFS([.D6]&lt;=0.1;&quot;+&quot;;0.1&lt;[.D6]&lt;=1;&quot;++&quot;;1&lt;[.D6]&lt;=2;&quot;+++&quot;;[.D6]&gt;2;&quot;++++&quot;);[.D6]&lt;0;COM.MICROSOFT.IFS([.D6]&gt;=-0.1;&quot;-&quot;;-0.1&gt;[.D6]&gt;=-1;&quot;--&quot;;-1&gt;[.D6]&gt;=-2;&quot;---&quot;;[.D6]&lt;2;&quot;----&quot;))" office:value-type="string" office:string-value="--" calcext:value-type="string">
            <text:p>--</text:p>
          </table:table-cell>
          <table:table-cell table:style-name="ce11" table:formula="of:=COM.MICROSOFT.IFS([.E6]=0;&quot;&quot;;[.E6]&gt;0;COM.MICROSOFT.IFS([.E6]&lt;=0.1;&quot;+&quot;;0.1&lt;[.E6]&lt;=1;&quot;++&quot;;1&lt;[.E6]&lt;=2;&quot;+++&quot;;[.E6]&gt;2;&quot;++++&quot;);[.E6]&lt;0;COM.MICROSOFT.IFS([.E6]&gt;=-0.1;&quot;-&quot;;-0.1&gt;[.E6]&gt;=-1;&quot;--&quot;;-1&gt;[.E6]&gt;=-2;&quot;---&quot;;[.E6]&lt;2;&quot;----&quot;))" office:value-type="string" office:string-value="--" calcext:value-type="string">
            <text:p>--</text:p>
          </table:table-cell>
          <table:table-cell table:style-name="ce11" table:formula="of:=COM.MICROSOFT.IFS([.F6]=0;&quot;&quot;;[.F6]&gt;0;COM.MICROSOFT.IFS([.F6]&lt;=0.1;&quot;+&quot;;0.1&lt;[.F6]&lt;=1;&quot;++&quot;;1&lt;[.F6]&lt;=2;&quot;+++&quot;;[.F6]&gt;2;&quot;++++&quot;);[.F6]&lt;0;COM.MICROSOFT.IFS([.F6]&gt;=-0.1;&quot;-&quot;;-0.1&gt;[.F6]&gt;=-1;&quot;--&quot;;-1&gt;[.F6]&gt;=-2;&quot;---&quot;;[.F6]&lt;2;&quot;----&quot;))" office:value-type="string" office:string-value="-" calcext:value-type="string">
            <text:p>-</text:p>
          </table:table-cell>
          <table:table-cell table:style-name="ce12" table:formula="of:=COM.MICROSOFT.IFS([.G6]=0;&quot;&quot;;[.G6]&gt;0;COM.MICROSOFT.IFS([.G6]&lt;=0.1;&quot;+&quot;;0.1&lt;[.G6]&lt;=1;&quot;++&quot;;1&lt;[.G6]&lt;=2;&quot;+++&quot;;[.G6]&gt;2;&quot;++++&quot;);[.G6]&lt;0;COM.MICROSOFT.IFS([.G6]&gt;=-0.1;&quot;-&quot;;-0.1&gt;[.G6]&gt;=-1;&quot;--&quot;;-1&gt;[.G6]&gt;=-2;&quot;---&quot;;[.G6]&lt;2;&quot;----&quot;))" office:value-type="string" office:string-value="-" calcext:value-type="string">
            <text:p>-</text:p>
          </table:table-cell>
          <table:table-cell table:style-name="ce12" table:formula="of:=COM.MICROSOFT.IFS([.H6]=0;&quot;&quot;;[.H6]&gt;0;COM.MICROSOFT.IFS([.H6]&lt;=0.1;&quot;+&quot;;0.1&lt;[.H6]&lt;=1;&quot;++&quot;;1&lt;[.H6]&lt;=2;&quot;+++&quot;;[.H6]&gt;2;&quot;++++&quot;);[.H6]&lt;0;COM.MICROSOFT.IFS([.H6]&gt;=-0.1;&quot;-&quot;;-0.1&gt;[.H6]&gt;=-1;&quot;--&quot;;-1&gt;[.H6]&gt;=-2;&quot;---&quot;;[.H6]&lt;2;&quot;----&quot;))" office:value-type="string" office:string-value="+" calcext:value-type="string">
            <text:p>+</text:p>
          </table:table-cell>
          <table:table-cell table:style-name="ce11" table:formula="of:=COM.MICROSOFT.IFS([.I6]=0;&quot;&quot;;[.I6]&gt;0;COM.MICROSOFT.IFS([.I6]&lt;=0.1;&quot;+&quot;;0.1&lt;[.I6]&lt;=1;&quot;++&quot;;1&lt;[.I6]&lt;=2;&quot;+++&quot;;[.I6]&gt;2;&quot;++++&quot;);[.I6]&lt;0;COM.MICROSOFT.IFS([.I6]&gt;=-0.1;&quot;-&quot;;-0.1&gt;[.I6]&gt;=-1;&quot;--&quot;;-1&gt;[.I6]&gt;=-2;&quot;---&quot;;[.I6]&lt;2;&quot;----&quot;))" office:value-type="string" office:string-value="--" calcext:value-type="string">
            <text:p>--</text:p>
          </table:table-cell>
          <table:table-cell table:style-name="ce11" table:formula="of:=COM.MICROSOFT.IFS([.J6]=0;&quot;&quot;;[.J6]&gt;0;COM.MICROSOFT.IFS([.J6]&lt;=0.1;&quot;+&quot;;0.1&lt;[.J6]&lt;=1;&quot;++&quot;;1&lt;[.J6]&lt;=2;&quot;+++&quot;;[.J6]&gt;2;&quot;++++&quot;);[.J6]&lt;0;COM.MICROSOFT.IFS([.J6]&gt;=-0.1;&quot;-&quot;;-0.1&gt;[.J6]&gt;=-1;&quot;--&quot;;-1&gt;[.J6]&gt;=-2;&quot;---&quot;;[.J6]&lt;2;&quot;----&quot;))" office:value-type="string" office:string-value="--" calcext:value-type="string">
            <text:p>--</text:p>
          </table:table-cell>
          <table:table-cell table:style-name="ce11" table:formula="of:=COM.MICROSOFT.IFS([.K6]=0;&quot;&quot;;[.K6]&gt;0;COM.MICROSOFT.IFS([.K6]&lt;=0.1;&quot;+&quot;;0.1&lt;[.K6]&lt;=1;&quot;++&quot;;1&lt;[.K6]&lt;=2;&quot;+++&quot;;[.K6]&gt;2;&quot;++++&quot;);[.K6]&lt;0;COM.MICROSOFT.IFS([.K6]&gt;=-0.1;&quot;-&quot;;-0.1&gt;[.K6]&gt;=-1;&quot;--&quot;;-1&gt;[.K6]&gt;=-2;&quot;---&quot;;[.K6]&lt;2;&quot;----&quot;))" office:value-type="string" office:string-value="+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table:style-name="ce11" table:formula="of:=COM.MICROSOFT.IFS([.B7]=0;&quot;&quot;;[.B7]&gt;0;COM.MICROSOFT.IFS([.B7]&lt;=0.1;&quot;+&quot;;0.1&lt;[.B7]&lt;=1;&quot;++&quot;;1&lt;[.B7]&lt;=2;&quot;+++&quot;;[.B7]&gt;2;&quot;++++&quot;);[.B7]&lt;0;COM.MICROSOFT.IFS([.B7]&gt;=-0.1;&quot;-&quot;;-0.1&gt;[.B7]&gt;=-1;&quot;--&quot;;-1&gt;[.B7]&gt;=-2;&quot;---&quot;;[.B7]&lt;2;&quot;----&quot;))" office:value-type="string" office:string-value="+" calcext:value-type="string">
            <text:p>+</text:p>
          </table:table-cell>
          <table:table-cell table:style-name="ce11" table:formula="of:=COM.MICROSOFT.IFS([.C7]=0;&quot;&quot;;[.C7]&gt;0;COM.MICROSOFT.IFS([.C7]&lt;=0.1;&quot;+&quot;;0.1&lt;[.C7]&lt;=1;&quot;++&quot;;1&lt;[.C7]&lt;=2;&quot;+++&quot;;[.C7]&gt;2;&quot;++++&quot;);[.C7]&lt;0;COM.MICROSOFT.IFS([.C7]&gt;=-0.1;&quot;-&quot;;-0.1&gt;[.C7]&gt;=-1;&quot;--&quot;;-1&gt;[.C7]&gt;=-2;&quot;---&quot;;[.C7]&lt;2;&quot;----&quot;))" office:value-type="string" office:string-value="+" calcext:value-type="string">
            <text:p>+</text:p>
          </table:table-cell>
          <table:table-cell table:style-name="ce12" table:formula="of:=COM.MICROSOFT.IFS([.D7]=0;&quot;&quot;;[.D7]&gt;0;COM.MICROSOFT.IFS([.D7]&lt;=0.1;&quot;+&quot;;0.1&lt;[.D7]&lt;=1;&quot;++&quot;;1&lt;[.D7]&lt;=2;&quot;+++&quot;;[.D7]&gt;2;&quot;++++&quot;);[.D7]&lt;0;COM.MICROSOFT.IFS([.D7]&gt;=-0.1;&quot;-&quot;;-0.1&gt;[.D7]&gt;=-1;&quot;--&quot;;-1&gt;[.D7]&gt;=-2;&quot;---&quot;;[.D7]&lt;2;&quot;----&quot;))" office:value-type="string" office:string-value="+" calcext:value-type="string">
            <text:p>+</text:p>
          </table:table-cell>
          <table:table-cell table:style-name="ce11" table:formula="of:=COM.MICROSOFT.IFS([.E7]=0;&quot;&quot;;[.E7]&gt;0;COM.MICROSOFT.IFS([.E7]&lt;=0.1;&quot;+&quot;;0.1&lt;[.E7]&lt;=1;&quot;++&quot;;1&lt;[.E7]&lt;=2;&quot;+++&quot;;[.E7]&gt;2;&quot;++++&quot;);[.E7]&lt;0;COM.MICROSOFT.IFS([.E7]&gt;=-0.1;&quot;-&quot;;-0.1&gt;[.E7]&gt;=-1;&quot;--&quot;;-1&gt;[.E7]&gt;=-2;&quot;---&quot;;[.E7]&lt;2;&quot;----&quot;))" office:value-type="string" office:string-value="-" calcext:value-type="string">
            <text:p>-</text:p>
          </table:table-cell>
          <table:table-cell table:style-name="ce11" table:formula="of:=COM.MICROSOFT.IFS([.F7]=0;&quot;&quot;;[.F7]&gt;0;COM.MICROSOFT.IFS([.F7]&lt;=0.1;&quot;+&quot;;0.1&lt;[.F7]&lt;=1;&quot;++&quot;;1&lt;[.F7]&lt;=2;&quot;+++&quot;;[.F7]&gt;2;&quot;++++&quot;);[.F7]&lt;0;COM.MICROSOFT.IFS([.F7]&gt;=-0.1;&quot;-&quot;;-0.1&gt;[.F7]&gt;=-1;&quot;--&quot;;-1&gt;[.F7]&gt;=-2;&quot;---&quot;;[.F7]&lt;2;&quot;----&quot;))" office:value-type="string" office:string-value="-" calcext:value-type="string">
            <text:p>-</text:p>
          </table:table-cell>
          <table:table-cell table:style-name="ce12" table:formula="of:=COM.MICROSOFT.IFS([.G7]=0;&quot;&quot;;[.G7]&gt;0;COM.MICROSOFT.IFS([.G7]&lt;=0.1;&quot;+&quot;;0.1&lt;[.G7]&lt;=1;&quot;++&quot;;1&lt;[.G7]&lt;=2;&quot;+++&quot;;[.G7]&gt;2;&quot;++++&quot;);[.G7]&lt;0;COM.MICROSOFT.IFS([.G7]&gt;=-0.1;&quot;-&quot;;-0.1&gt;[.G7]&gt;=-1;&quot;--&quot;;-1&gt;[.G7]&gt;=-2;&quot;---&quot;;[.G7]&lt;2;&quot;----&quot;))" office:value-type="string" office:string-value="+" calcext:value-type="string">
            <text:p>+</text:p>
          </table:table-cell>
          <table:table-cell table:style-name="ce12" table:formula="of:=COM.MICROSOFT.IFS([.H7]=0;&quot;&quot;;[.H7]&gt;0;COM.MICROSOFT.IFS([.H7]&lt;=0.1;&quot;+&quot;;0.1&lt;[.H7]&lt;=1;&quot;++&quot;;1&lt;[.H7]&lt;=2;&quot;+++&quot;;[.H7]&gt;2;&quot;++++&quot;);[.H7]&lt;0;COM.MICROSOFT.IFS([.H7]&gt;=-0.1;&quot;-&quot;;-0.1&gt;[.H7]&gt;=-1;&quot;--&quot;;-1&gt;[.H7]&gt;=-2;&quot;---&quot;;[.H7]&lt;2;&quot;----&quot;))" office:value-type="string" office:string-value="++" calcext:value-type="string">
            <text:p>++</text:p>
          </table:table-cell>
          <table:table-cell table:style-name="ce11" table:formula="of:=COM.MICROSOFT.IFS([.I7]=0;&quot;&quot;;[.I7]&gt;0;COM.MICROSOFT.IFS([.I7]&lt;=0.1;&quot;+&quot;;0.1&lt;[.I7]&lt;=1;&quot;++&quot;;1&lt;[.I7]&lt;=2;&quot;+++&quot;;[.I7]&gt;2;&quot;++++&quot;);[.I7]&lt;0;COM.MICROSOFT.IFS([.I7]&gt;=-0.1;&quot;-&quot;;-0.1&gt;[.I7]&gt;=-1;&quot;--&quot;;-1&gt;[.I7]&gt;=-2;&quot;---&quot;;[.I7]&lt;2;&quot;----&quot;))" office:value-type="string" office:string-value="-" calcext:value-type="string">
            <text:p>-</text:p>
          </table:table-cell>
          <table:table-cell table:style-name="ce11" table:formula="of:=COM.MICROSOFT.IFS([.J7]=0;&quot;&quot;;[.J7]&gt;0;COM.MICROSOFT.IFS([.J7]&lt;=0.1;&quot;+&quot;;0.1&lt;[.J7]&lt;=1;&quot;++&quot;;1&lt;[.J7]&lt;=2;&quot;+++&quot;;[.J7]&gt;2;&quot;++++&quot;);[.J7]&lt;0;COM.MICROSOFT.IFS([.J7]&gt;=-0.1;&quot;-&quot;;-0.1&gt;[.J7]&gt;=-1;&quot;--&quot;;-1&gt;[.J7]&gt;=-2;&quot;---&quot;;[.J7]&lt;2;&quot;----&quot;))" office:value-type="string" office:string-value="-" calcext:value-type="string">
            <text:p>-</text:p>
          </table:table-cell>
          <table:table-cell table:style-name="ce11" table:formula="of:=COM.MICROSOFT.IFS([.K7]=0;&quot;&quot;;[.K7]&gt;0;COM.MICROSOFT.IFS([.K7]&lt;=0.1;&quot;+&quot;;0.1&lt;[.K7]&lt;=1;&quot;++&quot;;1&lt;[.K7]&lt;=2;&quot;+++&quot;;[.K7]&gt;2;&quot;++++&quot;);[.K7]&lt;0;COM.MICROSOFT.IFS([.K7]&gt;=-0.1;&quot;-&quot;;-0.1&gt;[.K7]&gt;=-1;&quot;--&quot;;-1&gt;[.K7]&gt;=-2;&quot;---&quot;;[.K7]&lt;2;&quot;----&quot;))" office:value-type="string" office:string-value="+" calcext:value-type="string">
            <text:p>+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style-name="ce12" table:formula="of:=COM.MICROSOFT.IFS([.B8]=0;&quot;&quot;;[.B8]&gt;0;COM.MICROSOFT.IFS([.B8]&lt;=0.1;&quot;+&quot;;0.1&lt;[.B8]&lt;=1;&quot;++&quot;;1&lt;[.B8]&lt;=2;&quot;+++&quot;;[.B8]&gt;2;&quot;++++&quot;);[.B8]&lt;0;COM.MICROSOFT.IFS([.B8]&gt;=-0.1;&quot;-&quot;;-0.1&gt;[.B8]&gt;=-1;&quot;--&quot;;-1&gt;[.B8]&gt;=-2;&quot;---&quot;;[.B8]&lt;2;&quot;----&quot;))" office:value-type="string" office:string-value="+" calcext:value-type="string">
            <text:p>+</text:p>
          </table:table-cell>
          <table:table-cell table:style-name="ce12" table:formula="of:=COM.MICROSOFT.IFS([.C8]=0;&quot;&quot;;[.C8]&gt;0;COM.MICROSOFT.IFS([.C8]&lt;=0.1;&quot;+&quot;;0.1&lt;[.C8]&lt;=1;&quot;++&quot;;1&lt;[.C8]&lt;=2;&quot;+++&quot;;[.C8]&gt;2;&quot;++++&quot;);[.C8]&lt;0;COM.MICROSOFT.IFS([.C8]&gt;=-0.1;&quot;-&quot;;-0.1&gt;[.C8]&gt;=-1;&quot;--&quot;;-1&gt;[.C8]&gt;=-2;&quot;---&quot;;[.C8]&lt;2;&quot;----&quot;))" office:value-type="string" office:string-value="-" calcext:value-type="string">
            <text:p>-</text:p>
          </table:table-cell>
          <table:table-cell table:style-name="ce12" table:formula="of:=COM.MICROSOFT.IFS([.D8]=0;&quot;&quot;;[.D8]&gt;0;COM.MICROSOFT.IFS([.D8]&lt;=0.1;&quot;+&quot;;0.1&lt;[.D8]&lt;=1;&quot;++&quot;;1&lt;[.D8]&lt;=2;&quot;+++&quot;;[.D8]&gt;2;&quot;++++&quot;);[.D8]&lt;0;COM.MICROSOFT.IFS([.D8]&gt;=-0.1;&quot;-&quot;;-0.1&gt;[.D8]&gt;=-1;&quot;--&quot;;-1&gt;[.D8]&gt;=-2;&quot;---&quot;;[.D8]&lt;2;&quot;----&quot;))" office:value-type="string" office:string-value="--" calcext:value-type="string">
            <text:p>--</text:p>
          </table:table-cell>
          <table:table-cell table:style-name="ce12" table:formula="of:=COM.MICROSOFT.IFS([.E8]=0;&quot;&quot;;[.E8]&gt;0;COM.MICROSOFT.IFS([.E8]&lt;=0.1;&quot;+&quot;;0.1&lt;[.E8]&lt;=1;&quot;++&quot;;1&lt;[.E8]&lt;=2;&quot;+++&quot;;[.E8]&gt;2;&quot;++++&quot;);[.E8]&lt;0;COM.MICROSOFT.IFS([.E8]&gt;=-0.1;&quot;-&quot;;-0.1&gt;[.E8]&gt;=-1;&quot;--&quot;;-1&gt;[.E8]&gt;=-2;&quot;---&quot;;[.E8]&lt;2;&quot;----&quot;))" office:value-type="string" office:string-value="-" calcext:value-type="string">
            <text:p>-</text:p>
          </table:table-cell>
          <table:table-cell table:style-name="ce12" table:formula="of:=COM.MICROSOFT.IFS([.F8]=0;&quot;&quot;;[.F8]&gt;0;COM.MICROSOFT.IFS([.F8]&lt;=0.1;&quot;+&quot;;0.1&lt;[.F8]&lt;=1;&quot;++&quot;;1&lt;[.F8]&lt;=2;&quot;+++&quot;;[.F8]&gt;2;&quot;++++&quot;);[.F8]&lt;0;COM.MICROSOFT.IFS([.F8]&gt;=-0.1;&quot;-&quot;;-0.1&gt;[.F8]&gt;=-1;&quot;--&quot;;-1&gt;[.F8]&gt;=-2;&quot;---&quot;;[.F8]&lt;2;&quot;----&quot;))" office:value-type="string" office:string-value="--" calcext:value-type="string">
            <text:p>--</text:p>
          </table:table-cell>
          <table:table-cell table:style-name="ce12" table:formula="of:=COM.MICROSOFT.IFS([.G8]=0;&quot;&quot;;[.G8]&gt;0;COM.MICROSOFT.IFS([.G8]&lt;=0.1;&quot;+&quot;;0.1&lt;[.G8]&lt;=1;&quot;++&quot;;1&lt;[.G8]&lt;=2;&quot;+++&quot;;[.G8]&gt;2;&quot;++++&quot;);[.G8]&lt;0;COM.MICROSOFT.IFS([.G8]&gt;=-0.1;&quot;-&quot;;-0.1&gt;[.G8]&gt;=-1;&quot;--&quot;;-1&gt;[.G8]&gt;=-2;&quot;---&quot;;[.G8]&lt;2;&quot;----&quot;))" office:value-type="string" office:string-value="-" calcext:value-type="string">
            <text:p>-</text:p>
          </table:table-cell>
          <table:table-cell table:style-name="ce12" table:formula="of:=COM.MICROSOFT.IFS([.H8]=0;&quot;&quot;;[.H8]&gt;0;COM.MICROSOFT.IFS([.H8]&lt;=0.1;&quot;+&quot;;0.1&lt;[.H8]&lt;=1;&quot;++&quot;;1&lt;[.H8]&lt;=2;&quot;+++&quot;;[.H8]&gt;2;&quot;++++&quot;);[.H8]&lt;0;COM.MICROSOFT.IFS([.H8]&gt;=-0.1;&quot;-&quot;;-0.1&gt;[.H8]&gt;=-1;&quot;--&quot;;-1&gt;[.H8]&gt;=-2;&quot;---&quot;;[.H8]&lt;2;&quot;----&quot;))" office:value-type="string" office:string-value="+" calcext:value-type="string">
            <text:p>+</text:p>
          </table:table-cell>
          <table:table-cell table:style-name="ce12" table:formula="of:=COM.MICROSOFT.IFS([.I8]=0;&quot;&quot;;[.I8]&gt;0;COM.MICROSOFT.IFS([.I8]&lt;=0.1;&quot;+&quot;;0.1&lt;[.I8]&lt;=1;&quot;++&quot;;1&lt;[.I8]&lt;=2;&quot;+++&quot;;[.I8]&gt;2;&quot;++++&quot;);[.I8]&lt;0;COM.MICROSOFT.IFS([.I8]&gt;=-0.1;&quot;-&quot;;-0.1&gt;[.I8]&gt;=-1;&quot;--&quot;;-1&gt;[.I8]&gt;=-2;&quot;---&quot;;[.I8]&lt;2;&quot;----&quot;))" office:value-type="string" office:string-value="+" calcext:value-type="string">
            <text:p>+</text:p>
          </table:table-cell>
          <table:table-cell table:style-name="ce12" table:formula="of:=COM.MICROSOFT.IFS([.J8]=0;&quot;&quot;;[.J8]&gt;0;COM.MICROSOFT.IFS([.J8]&lt;=0.1;&quot;+&quot;;0.1&lt;[.J8]&lt;=1;&quot;++&quot;;1&lt;[.J8]&lt;=2;&quot;+++&quot;;[.J8]&gt;2;&quot;++++&quot;);[.J8]&lt;0;COM.MICROSOFT.IFS([.J8]&gt;=-0.1;&quot;-&quot;;-0.1&gt;[.J8]&gt;=-1;&quot;--&quot;;-1&gt;[.J8]&gt;=-2;&quot;---&quot;;[.J8]&lt;2;&quot;----&quot;))" office:value-type="string" office:string-value="-" calcext:value-type="string">
            <text:p>-</text:p>
          </table:table-cell>
          <table:table-cell table:style-name="ce12" table:formula="of:=COM.MICROSOFT.IFS([.K8]=0;&quot;&quot;;[.K8]&gt;0;COM.MICROSOFT.IFS([.K8]&lt;=0.1;&quot;+&quot;;0.1&lt;[.K8]&lt;=1;&quot;++&quot;;1&lt;[.K8]&lt;=2;&quot;+++&quot;;[.K8]&gt;2;&quot;++++&quot;);[.K8]&lt;0;COM.MICROSOFT.IFS([.K8]&gt;=-0.1;&quot;-&quot;;-0.1&gt;[.K8]&gt;=-1;&quot;--&quot;;-1&gt;[.K8]&gt;=-2;&quot;---&quot;;[.K8]&lt;2;&quot;----&quot;))" office:value-type="string" office:string-value="+" calcext:value-type="string">
            <text:p>+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style-name="ce12" table:formula="of:=COM.MICROSOFT.IFS([.B9]=0;&quot;&quot;;[.B9]&gt;0;COM.MICROSOFT.IFS([.B9]&lt;=0.1;&quot;+&quot;;0.1&lt;[.B9]&lt;=1;&quot;++&quot;;1&lt;[.B9]&lt;=2;&quot;+++&quot;;[.B9]&gt;2;&quot;++++&quot;);[.B9]&lt;0;COM.MICROSOFT.IFS([.B9]&gt;=-0.1;&quot;-&quot;;-0.1&gt;[.B9]&gt;=-1;&quot;--&quot;;-1&gt;[.B9]&gt;=-2;&quot;---&quot;;[.B9]&lt;2;&quot;----&quot;))" office:value-type="string" office:string-value="-" calcext:value-type="string">
            <text:p>-</text:p>
          </table:table-cell>
          <table:table-cell table:style-name="ce12" table:formula="of:=COM.MICROSOFT.IFS([.C9]=0;&quot;&quot;;[.C9]&gt;0;COM.MICROSOFT.IFS([.C9]&lt;=0.1;&quot;+&quot;;0.1&lt;[.C9]&lt;=1;&quot;++&quot;;1&lt;[.C9]&lt;=2;&quot;+++&quot;;[.C9]&gt;2;&quot;++++&quot;);[.C9]&lt;0;COM.MICROSOFT.IFS([.C9]&gt;=-0.1;&quot;-&quot;;-0.1&gt;[.C9]&gt;=-1;&quot;--&quot;;-1&gt;[.C9]&gt;=-2;&quot;---&quot;;[.C9]&lt;2;&quot;----&quot;))" office:value-type="string" office:string-value="+" calcext:value-type="string">
            <text:p>+</text:p>
          </table:table-cell>
          <table:table-cell table:style-name="ce12" table:formula="of:=COM.MICROSOFT.IFS([.D9]=0;&quot;&quot;;[.D9]&gt;0;COM.MICROSOFT.IFS([.D9]&lt;=0.1;&quot;+&quot;;0.1&lt;[.D9]&lt;=1;&quot;++&quot;;1&lt;[.D9]&lt;=2;&quot;+++&quot;;[.D9]&gt;2;&quot;++++&quot;);[.D9]&lt;0;COM.MICROSOFT.IFS([.D9]&gt;=-0.1;&quot;-&quot;;-0.1&gt;[.D9]&gt;=-1;&quot;--&quot;;-1&gt;[.D9]&gt;=-2;&quot;---&quot;;[.D9]&lt;2;&quot;----&quot;))" office:value-type="string" office:string-value="-" calcext:value-type="string">
            <text:p>-</text:p>
          </table:table-cell>
          <table:table-cell table:style-name="ce12" table:formula="of:=COM.MICROSOFT.IFS([.E9]=0;&quot;&quot;;[.E9]&gt;0;COM.MICROSOFT.IFS([.E9]&lt;=0.1;&quot;+&quot;;0.1&lt;[.E9]&lt;=1;&quot;++&quot;;1&lt;[.E9]&lt;=2;&quot;+++&quot;;[.E9]&gt;2;&quot;++++&quot;);[.E9]&lt;0;COM.MICROSOFT.IFS([.E9]&gt;=-0.1;&quot;-&quot;;-0.1&gt;[.E9]&gt;=-1;&quot;--&quot;;-1&gt;[.E9]&gt;=-2;&quot;---&quot;;[.E9]&lt;2;&quot;----&quot;))" office:value-type="string" office:string-value="+" calcext:value-type="string">
            <text:p>+</text:p>
          </table:table-cell>
          <table:table-cell table:style-name="ce12" table:formula="of:=COM.MICROSOFT.IFS([.F9]=0;&quot;&quot;;[.F9]&gt;0;COM.MICROSOFT.IFS([.F9]&lt;=0.1;&quot;+&quot;;0.1&lt;[.F9]&lt;=1;&quot;++&quot;;1&lt;[.F9]&lt;=2;&quot;+++&quot;;[.F9]&gt;2;&quot;++++&quot;);[.F9]&lt;0;COM.MICROSOFT.IFS([.F9]&gt;=-0.1;&quot;-&quot;;-0.1&gt;[.F9]&gt;=-1;&quot;--&quot;;-1&gt;[.F9]&gt;=-2;&quot;---&quot;;[.F9]&lt;2;&quot;----&quot;))" office:value-type="string" office:string-value="-" calcext:value-type="string">
            <text:p>-</text:p>
          </table:table-cell>
          <table:table-cell table:style-name="ce12" table:formula="of:=COM.MICROSOFT.IFS([.G9]=0;&quot;&quot;;[.G9]&gt;0;COM.MICROSOFT.IFS([.G9]&lt;=0.1;&quot;+&quot;;0.1&lt;[.G9]&lt;=1;&quot;++&quot;;1&lt;[.G9]&lt;=2;&quot;+++&quot;;[.G9]&gt;2;&quot;++++&quot;);[.G9]&lt;0;COM.MICROSOFT.IFS([.G9]&gt;=-0.1;&quot;-&quot;;-0.1&gt;[.G9]&gt;=-1;&quot;--&quot;;-1&gt;[.G9]&gt;=-2;&quot;---&quot;;[.G9]&lt;2;&quot;----&quot;))" office:value-type="string" office:string-value="-" calcext:value-type="string">
            <text:p>-</text:p>
          </table:table-cell>
          <table:table-cell table:style-name="ce12" table:formula="of:=COM.MICROSOFT.IFS([.H9]=0;&quot;&quot;;[.H9]&gt;0;COM.MICROSOFT.IFS([.H9]&lt;=0.1;&quot;+&quot;;0.1&lt;[.H9]&lt;=1;&quot;++&quot;;1&lt;[.H9]&lt;=2;&quot;+++&quot;;[.H9]&gt;2;&quot;++++&quot;);[.H9]&lt;0;COM.MICROSOFT.IFS([.H9]&gt;=-0.1;&quot;-&quot;;-0.1&gt;[.H9]&gt;=-1;&quot;--&quot;;-1&gt;[.H9]&gt;=-2;&quot;---&quot;;[.H9]&lt;2;&quot;----&quot;))" office:value-type="string" office:string-value="--" calcext:value-type="string">
            <text:p>--</text:p>
          </table:table-cell>
          <table:table-cell table:style-name="ce12" table:formula="of:=COM.MICROSOFT.IFS([.I9]=0;&quot;&quot;;[.I9]&gt;0;COM.MICROSOFT.IFS([.I9]&lt;=0.1;&quot;+&quot;;0.1&lt;[.I9]&lt;=1;&quot;++&quot;;1&lt;[.I9]&lt;=2;&quot;+++&quot;;[.I9]&gt;2;&quot;++++&quot;);[.I9]&lt;0;COM.MICROSOFT.IFS([.I9]&gt;=-0.1;&quot;-&quot;;-0.1&gt;[.I9]&gt;=-1;&quot;--&quot;;-1&gt;[.I9]&gt;=-2;&quot;---&quot;;[.I9]&lt;2;&quot;----&quot;))" office:value-type="string" office:string-value="--" calcext:value-type="string">
            <text:p>--</text:p>
          </table:table-cell>
          <table:table-cell table:style-name="ce12" table:formula="of:=COM.MICROSOFT.IFS([.J9]=0;&quot;&quot;;[.J9]&gt;0;COM.MICROSOFT.IFS([.J9]&lt;=0.1;&quot;+&quot;;0.1&lt;[.J9]&lt;=1;&quot;++&quot;;1&lt;[.J9]&lt;=2;&quot;+++&quot;;[.J9]&gt;2;&quot;++++&quot;);[.J9]&lt;0;COM.MICROSOFT.IFS([.J9]&gt;=-0.1;&quot;-&quot;;-0.1&gt;[.J9]&gt;=-1;&quot;--&quot;;-1&gt;[.J9]&gt;=-2;&quot;---&quot;;[.J9]&lt;2;&quot;----&quot;))" office:value-type="string" office:string-value="+" calcext:value-type="string">
            <text:p>+</text:p>
          </table:table-cell>
          <table:table-cell table:style-name="ce12" table:formula="of:=COM.MICROSOFT.IFS([.K9]=0;&quot;&quot;;[.K9]&gt;0;COM.MICROSOFT.IFS([.K9]&lt;=0.1;&quot;+&quot;;0.1&lt;[.K9]&lt;=1;&quot;++&quot;;1&lt;[.K9]&lt;=2;&quot;+++&quot;;[.K9]&gt;2;&quot;++++&quot;);[.K9]&lt;0;COM.MICROSOFT.IFS([.K9]&gt;=-0.1;&quot;-&quot;;-0.1&gt;[.K9]&gt;=-1;&quot;--&quot;;-1&gt;[.K9]&gt;=-2;&quot;---&quot;;[.K9]&lt;2;&quot;----&quot;))" office:value-type="string" office:string-value="+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table:style-name="ce11" table:formula="of:=COM.MICROSOFT.IFS([.B10]=0;&quot;&quot;;[.B10]&gt;0;COM.MICROSOFT.IFS([.B10]&lt;=0.1;&quot;+&quot;;0.1&lt;[.B10]&lt;=1;&quot;++&quot;;1&lt;[.B10]&lt;=2;&quot;+++&quot;;[.B10]&gt;2;&quot;++++&quot;);[.B10]&lt;0;COM.MICROSOFT.IFS([.B10]&gt;=-0.1;&quot;-&quot;;-0.1&gt;[.B10]&gt;=-1;&quot;--&quot;;-1&gt;[.B10]&gt;=-2;&quot;---&quot;;[.B10]&lt;2;&quot;----&quot;))" office:value-type="string" office:string-value="++" calcext:value-type="string">
            <text:p>++</text:p>
          </table:table-cell>
          <table:table-cell table:style-name="ce11" table:formula="of:=COM.MICROSOFT.IFS([.C10]=0;&quot;&quot;;[.C10]&gt;0;COM.MICROSOFT.IFS([.C10]&lt;=0.1;&quot;+&quot;;0.1&lt;[.C10]&lt;=1;&quot;++&quot;;1&lt;[.C10]&lt;=2;&quot;+++&quot;;[.C10]&gt;2;&quot;++++&quot;);[.C10]&lt;0;COM.MICROSOFT.IFS([.C10]&gt;=-0.1;&quot;-&quot;;-0.1&gt;[.C10]&gt;=-1;&quot;--&quot;;-1&gt;[.C10]&gt;=-2;&quot;---&quot;;[.C10]&lt;2;&quot;----&quot;))" office:value-type="string" office:string-value="++" calcext:value-type="string">
            <text:p>++</text:p>
          </table:table-cell>
          <table:table-cell table:style-name="ce12" table:formula="of:=COM.MICROSOFT.IFS([.D10]=0;&quot;&quot;;[.D10]&gt;0;COM.MICROSOFT.IFS([.D10]&lt;=0.1;&quot;+&quot;;0.1&lt;[.D10]&lt;=1;&quot;++&quot;;1&lt;[.D10]&lt;=2;&quot;+++&quot;;[.D10]&gt;2;&quot;++++&quot;);[.D10]&lt;0;COM.MICROSOFT.IFS([.D10]&gt;=-0.1;&quot;-&quot;;-0.1&gt;[.D10]&gt;=-1;&quot;--&quot;;-1&gt;[.D10]&gt;=-2;&quot;---&quot;;[.D10]&lt;2;&quot;----&quot;))" office:value-type="string" office:string-value="-" calcext:value-type="string">
            <text:p>-</text:p>
          </table:table-cell>
          <table:table-cell table:style-name="ce11" table:formula="of:=COM.MICROSOFT.IFS([.E10]=0;&quot;&quot;;[.E10]&gt;0;COM.MICROSOFT.IFS([.E10]&lt;=0.1;&quot;+&quot;;0.1&lt;[.E10]&lt;=1;&quot;++&quot;;1&lt;[.E10]&lt;=2;&quot;+++&quot;;[.E10]&gt;2;&quot;++++&quot;);[.E10]&lt;0;COM.MICROSOFT.IFS([.E10]&gt;=-0.1;&quot;-&quot;;-0.1&gt;[.E10]&gt;=-1;&quot;--&quot;;-1&gt;[.E10]&gt;=-2;&quot;---&quot;;[.E10]&lt;2;&quot;----&quot;))" office:value-type="string" office:string-value="++" calcext:value-type="string">
            <text:p>++</text:p>
          </table:table-cell>
          <table:table-cell table:style-name="ce11" table:formula="of:=COM.MICROSOFT.IFS([.F10]=0;&quot;&quot;;[.F10]&gt;0;COM.MICROSOFT.IFS([.F10]&lt;=0.1;&quot;+&quot;;0.1&lt;[.F10]&lt;=1;&quot;++&quot;;1&lt;[.F10]&lt;=2;&quot;+++&quot;;[.F10]&gt;2;&quot;++++&quot;);[.F10]&lt;0;COM.MICROSOFT.IFS([.F10]&gt;=-0.1;&quot;-&quot;;-0.1&gt;[.F10]&gt;=-1;&quot;--&quot;;-1&gt;[.F10]&gt;=-2;&quot;---&quot;;[.F10]&lt;2;&quot;----&quot;))" office:value-type="string" office:string-value="++" calcext:value-type="string">
            <text:p>++</text:p>
          </table:table-cell>
          <table:table-cell table:style-name="ce12" table:formula="of:=COM.MICROSOFT.IFS([.G10]=0;&quot;&quot;;[.G10]&gt;0;COM.MICROSOFT.IFS([.G10]&lt;=0.1;&quot;+&quot;;0.1&lt;[.G10]&lt;=1;&quot;++&quot;;1&lt;[.G10]&lt;=2;&quot;+++&quot;;[.G10]&gt;2;&quot;++++&quot;);[.G10]&lt;0;COM.MICROSOFT.IFS([.G10]&gt;=-0.1;&quot;-&quot;;-0.1&gt;[.G10]&gt;=-1;&quot;--&quot;;-1&gt;[.G10]&gt;=-2;&quot;---&quot;;[.G10]&lt;2;&quot;----&quot;))" office:value-type="string" office:string-value="-" calcext:value-type="string">
            <text:p>-</text:p>
          </table:table-cell>
          <table:table-cell table:style-name="ce12" table:formula="of:=COM.MICROSOFT.IFS([.H10]=0;&quot;&quot;;[.H10]&gt;0;COM.MICROSOFT.IFS([.H10]&lt;=0.1;&quot;+&quot;;0.1&lt;[.H10]&lt;=1;&quot;++&quot;;1&lt;[.H10]&lt;=2;&quot;+++&quot;;[.H10]&gt;2;&quot;++++&quot;);[.H10]&lt;0;COM.MICROSOFT.IFS([.H10]&gt;=-0.1;&quot;-&quot;;-0.1&gt;[.H10]&gt;=-1;&quot;--&quot;;-1&gt;[.H10]&gt;=-2;&quot;---&quot;;[.H10]&lt;2;&quot;----&quot;))" office:value-type="string" office:string-value="+" calcext:value-type="string">
            <text:p>+</text:p>
          </table:table-cell>
          <table:table-cell table:style-name="ce11" table:formula="of:=COM.MICROSOFT.IFS([.I10]=0;&quot;&quot;;[.I10]&gt;0;COM.MICROSOFT.IFS([.I10]&lt;=0.1;&quot;+&quot;;0.1&lt;[.I10]&lt;=1;&quot;++&quot;;1&lt;[.I10]&lt;=2;&quot;+++&quot;;[.I10]&gt;2;&quot;++++&quot;);[.I10]&lt;0;COM.MICROSOFT.IFS([.I10]&gt;=-0.1;&quot;-&quot;;-0.1&gt;[.I10]&gt;=-1;&quot;--&quot;;-1&gt;[.I10]&gt;=-2;&quot;---&quot;;[.I10]&lt;2;&quot;----&quot;))" office:value-type="string" office:string-value="--" calcext:value-type="string">
            <text:p>--</text:p>
          </table:table-cell>
          <table:table-cell table:style-name="ce11" table:formula="of:=COM.MICROSOFT.IFS([.J10]=0;&quot;&quot;;[.J10]&gt;0;COM.MICROSOFT.IFS([.J10]&lt;=0.1;&quot;+&quot;;0.1&lt;[.J10]&lt;=1;&quot;++&quot;;1&lt;[.J10]&lt;=2;&quot;+++&quot;;[.J10]&gt;2;&quot;++++&quot;);[.J10]&lt;0;COM.MICROSOFT.IFS([.J10]&gt;=-0.1;&quot;-&quot;;-0.1&gt;[.J10]&gt;=-1;&quot;--&quot;;-1&gt;[.J10]&gt;=-2;&quot;---&quot;;[.J10]&lt;2;&quot;----&quot;))" office:value-type="string" office:string-value="++" calcext:value-type="string">
            <text:p>++</text:p>
          </table:table-cell>
          <table:table-cell table:style-name="ce11" table:formula="of:=COM.MICROSOFT.IFS([.K10]=0;&quot;&quot;;[.K10]&gt;0;COM.MICROSOFT.IFS([.K10]&lt;=0.1;&quot;+&quot;;0.1&lt;[.K10]&lt;=1;&quot;++&quot;;1&lt;[.K10]&lt;=2;&quot;+++&quot;;[.K10]&gt;2;&quot;++++&quot;);[.K10]&lt;0;COM.MICROSOFT.IFS([.K10]&gt;=-0.1;&quot;-&quot;;-0.1&gt;[.K10]&gt;=-1;&quot;--&quot;;-1&gt;[.K10]&gt;=-2;&quot;---&quot;;[.K10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table:style-name="ce11" table:formula="of:=COM.MICROSOFT.IFS([.B11]=0;&quot;&quot;;[.B11]&gt;0;COM.MICROSOFT.IFS([.B11]&lt;=0.1;&quot;+&quot;;0.1&lt;[.B11]&lt;=1;&quot;++&quot;;1&lt;[.B11]&lt;=2;&quot;+++&quot;;[.B11]&gt;2;&quot;++++&quot;);[.B11]&lt;0;COM.MICROSOFT.IFS([.B11]&gt;=-0.1;&quot;-&quot;;-0.1&gt;[.B11]&gt;=-1;&quot;--&quot;;-1&gt;[.B11]&gt;=-2;&quot;---&quot;;[.B11]&lt;2;&quot;----&quot;))" office:value-type="string" office:string-value="--" calcext:value-type="string">
            <text:p>--</text:p>
          </table:table-cell>
          <table:table-cell table:style-name="ce11" table:formula="of:=COM.MICROSOFT.IFS([.C11]=0;&quot;&quot;;[.C11]&gt;0;COM.MICROSOFT.IFS([.C11]&lt;=0.1;&quot;+&quot;;0.1&lt;[.C11]&lt;=1;&quot;++&quot;;1&lt;[.C11]&lt;=2;&quot;+++&quot;;[.C11]&gt;2;&quot;++++&quot;);[.C11]&lt;0;COM.MICROSOFT.IFS([.C11]&gt;=-0.1;&quot;-&quot;;-0.1&gt;[.C11]&gt;=-1;&quot;--&quot;;-1&gt;[.C11]&gt;=-2;&quot;---&quot;;[.C11]&lt;2;&quot;----&quot;))" office:value-type="string" office:string-value="++" calcext:value-type="string">
            <text:p>++</text:p>
          </table:table-cell>
          <table:table-cell table:style-name="ce12" table:formula="of:=COM.MICROSOFT.IFS([.D11]=0;&quot;&quot;;[.D11]&gt;0;COM.MICROSOFT.IFS([.D11]&lt;=0.1;&quot;+&quot;;0.1&lt;[.D11]&lt;=1;&quot;++&quot;;1&lt;[.D11]&lt;=2;&quot;+++&quot;;[.D11]&gt;2;&quot;++++&quot;);[.D11]&lt;0;COM.MICROSOFT.IFS([.D11]&gt;=-0.1;&quot;-&quot;;-0.1&gt;[.D11]&gt;=-1;&quot;--&quot;;-1&gt;[.D11]&gt;=-2;&quot;---&quot;;[.D11]&lt;2;&quot;----&quot;))" office:value-type="string" office:string-value="+" calcext:value-type="string">
            <text:p>+</text:p>
          </table:table-cell>
          <table:table-cell table:style-name="ce11" table:formula="of:=COM.MICROSOFT.IFS([.E11]=0;&quot;&quot;;[.E11]&gt;0;COM.MICROSOFT.IFS([.E11]&lt;=0.1;&quot;+&quot;;0.1&lt;[.E11]&lt;=1;&quot;++&quot;;1&lt;[.E11]&lt;=2;&quot;+++&quot;;[.E11]&gt;2;&quot;++++&quot;);[.E11]&lt;0;COM.MICROSOFT.IFS([.E11]&gt;=-0.1;&quot;-&quot;;-0.1&gt;[.E11]&gt;=-1;&quot;--&quot;;-1&gt;[.E11]&gt;=-2;&quot;---&quot;;[.E11]&lt;2;&quot;----&quot;))" office:value-type="string" office:string-value="-" calcext:value-type="string">
            <text:p>-</text:p>
          </table:table-cell>
          <table:table-cell table:style-name="ce11" table:formula="of:=COM.MICROSOFT.IFS([.F11]=0;&quot;&quot;;[.F11]&gt;0;COM.MICROSOFT.IFS([.F11]&lt;=0.1;&quot;+&quot;;0.1&lt;[.F11]&lt;=1;&quot;++&quot;;1&lt;[.F11]&lt;=2;&quot;+++&quot;;[.F11]&gt;2;&quot;++++&quot;);[.F11]&lt;0;COM.MICROSOFT.IFS([.F11]&gt;=-0.1;&quot;-&quot;;-0.1&gt;[.F11]&gt;=-1;&quot;--&quot;;-1&gt;[.F11]&gt;=-2;&quot;---&quot;;[.F11]&lt;2;&quot;----&quot;))" office:value-type="string" office:string-value="-" calcext:value-type="string">
            <text:p>-</text:p>
          </table:table-cell>
          <table:table-cell table:style-name="ce12" table:formula="of:=COM.MICROSOFT.IFS([.G11]=0;&quot;&quot;;[.G11]&gt;0;COM.MICROSOFT.IFS([.G11]&lt;=0.1;&quot;+&quot;;0.1&lt;[.G11]&lt;=1;&quot;++&quot;;1&lt;[.G11]&lt;=2;&quot;+++&quot;;[.G11]&gt;2;&quot;++++&quot;);[.G11]&lt;0;COM.MICROSOFT.IFS([.G11]&gt;=-0.1;&quot;-&quot;;-0.1&gt;[.G11]&gt;=-1;&quot;--&quot;;-1&gt;[.G11]&gt;=-2;&quot;---&quot;;[.G11]&lt;2;&quot;----&quot;))" office:value-type="string" office:string-value="+" calcext:value-type="string">
            <text:p>+</text:p>
          </table:table-cell>
          <table:table-cell table:style-name="ce12" table:formula="of:=COM.MICROSOFT.IFS([.H11]=0;&quot;&quot;;[.H11]&gt;0;COM.MICROSOFT.IFS([.H11]&lt;=0.1;&quot;+&quot;;0.1&lt;[.H11]&lt;=1;&quot;++&quot;;1&lt;[.H11]&lt;=2;&quot;+++&quot;;[.H11]&gt;2;&quot;++++&quot;);[.H11]&lt;0;COM.MICROSOFT.IFS([.H11]&gt;=-0.1;&quot;-&quot;;-0.1&gt;[.H11]&gt;=-1;&quot;--&quot;;-1&gt;[.H11]&gt;=-2;&quot;---&quot;;[.H11]&lt;2;&quot;----&quot;))" office:value-type="string" office:string-value="-" calcext:value-type="string">
            <text:p>-</text:p>
          </table:table-cell>
          <table:table-cell table:style-name="ce11" table:formula="of:=COM.MICROSOFT.IFS([.I11]=0;&quot;&quot;;[.I11]&gt;0;COM.MICROSOFT.IFS([.I11]&lt;=0.1;&quot;+&quot;;0.1&lt;[.I11]&lt;=1;&quot;++&quot;;1&lt;[.I11]&lt;=2;&quot;+++&quot;;[.I11]&gt;2;&quot;++++&quot;);[.I11]&lt;0;COM.MICROSOFT.IFS([.I11]&gt;=-0.1;&quot;-&quot;;-0.1&gt;[.I11]&gt;=-1;&quot;--&quot;;-1&gt;[.I11]&gt;=-2;&quot;---&quot;;[.I11]&lt;2;&quot;----&quot;))" office:value-type="string" office:string-value="-" calcext:value-type="string">
            <text:p>-</text:p>
          </table:table-cell>
          <table:table-cell table:style-name="ce11" table:formula="of:=COM.MICROSOFT.IFS([.J11]=0;&quot;&quot;;[.J11]&gt;0;COM.MICROSOFT.IFS([.J11]&lt;=0.1;&quot;+&quot;;0.1&lt;[.J11]&lt;=1;&quot;++&quot;;1&lt;[.J11]&lt;=2;&quot;+++&quot;;[.J11]&gt;2;&quot;++++&quot;);[.J11]&lt;0;COM.MICROSOFT.IFS([.J11]&gt;=-0.1;&quot;-&quot;;-0.1&gt;[.J11]&gt;=-1;&quot;--&quot;;-1&gt;[.J11]&gt;=-2;&quot;---&quot;;[.J11]&lt;2;&quot;----&quot;))" office:value-type="string" office:string-value="-" calcext:value-type="string">
            <text:p>-</text:p>
          </table:table-cell>
          <table:table-cell table:style-name="ce11" table:formula="of:=COM.MICROSOFT.IFS([.K11]=0;&quot;&quot;;[.K11]&gt;0;COM.MICROSOFT.IFS([.K11]&lt;=0.1;&quot;+&quot;;0.1&lt;[.K11]&lt;=1;&quot;++&quot;;1&lt;[.K11]&lt;=2;&quot;+++&quot;;[.K11]&gt;2;&quot;++++&quot;);[.K11]&lt;0;COM.MICROSOFT.IFS([.K11]&gt;=-0.1;&quot;-&quot;;-0.1&gt;[.K11]&gt;=-1;&quot;--&quot;;-1&gt;[.K11]&gt;=-2;&quot;---&quot;;[.K11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table:style-name="ce11" table:formula="of:=COM.MICROSOFT.IFS([.B12]=0;&quot;&quot;;[.B12]&gt;0;COM.MICROSOFT.IFS([.B12]&lt;=0.1;&quot;+&quot;;0.1&lt;[.B12]&lt;=1;&quot;++&quot;;1&lt;[.B12]&lt;=2;&quot;+++&quot;;[.B12]&gt;2;&quot;++++&quot;);[.B12]&lt;0;COM.MICROSOFT.IFS([.B12]&gt;=-0.1;&quot;-&quot;;-0.1&gt;[.B12]&gt;=-1;&quot;--&quot;;-1&gt;[.B12]&gt;=-2;&quot;---&quot;;[.B12]&lt;2;&quot;----&quot;))" office:value-type="string" office:string-value="--" calcext:value-type="string">
            <text:p>--</text:p>
          </table:table-cell>
          <table:table-cell table:style-name="ce11" table:formula="of:=COM.MICROSOFT.IFS([.C12]=0;&quot;&quot;;[.C12]&gt;0;COM.MICROSOFT.IFS([.C12]&lt;=0.1;&quot;+&quot;;0.1&lt;[.C12]&lt;=1;&quot;++&quot;;1&lt;[.C12]&lt;=2;&quot;+++&quot;;[.C12]&gt;2;&quot;++++&quot;);[.C12]&lt;0;COM.MICROSOFT.IFS([.C12]&gt;=-0.1;&quot;-&quot;;-0.1&gt;[.C12]&gt;=-1;&quot;--&quot;;-1&gt;[.C12]&gt;=-2;&quot;---&quot;;[.C12]&lt;2;&quot;----&quot;))" office:value-type="string" office:string-value="-" calcext:value-type="string">
            <text:p>-</text:p>
          </table:table-cell>
          <table:table-cell table:style-name="ce12" table:formula="of:=COM.MICROSOFT.IFS([.D12]=0;&quot;&quot;;[.D12]&gt;0;COM.MICROSOFT.IFS([.D12]&lt;=0.1;&quot;+&quot;;0.1&lt;[.D12]&lt;=1;&quot;++&quot;;1&lt;[.D12]&lt;=2;&quot;+++&quot;;[.D12]&gt;2;&quot;++++&quot;);[.D12]&lt;0;COM.MICROSOFT.IFS([.D12]&gt;=-0.1;&quot;-&quot;;-0.1&gt;[.D12]&gt;=-1;&quot;--&quot;;-1&gt;[.D12]&gt;=-2;&quot;---&quot;;[.D12]&lt;2;&quot;----&quot;))" office:value-type="string" office:string-value="+" calcext:value-type="string">
            <text:p>+</text:p>
          </table:table-cell>
          <table:table-cell table:style-name="ce11" table:formula="of:=COM.MICROSOFT.IFS([.E12]=0;&quot;&quot;;[.E12]&gt;0;COM.MICROSOFT.IFS([.E12]&lt;=0.1;&quot;+&quot;;0.1&lt;[.E12]&lt;=1;&quot;++&quot;;1&lt;[.E12]&lt;=2;&quot;+++&quot;;[.E12]&gt;2;&quot;++++&quot;);[.E12]&lt;0;COM.MICROSOFT.IFS([.E12]&gt;=-0.1;&quot;-&quot;;-0.1&gt;[.E12]&gt;=-1;&quot;--&quot;;-1&gt;[.E12]&gt;=-2;&quot;---&quot;;[.E12]&lt;2;&quot;----&quot;))" office:value-type="string" office:string-value="-" calcext:value-type="string">
            <text:p>-</text:p>
          </table:table-cell>
          <table:table-cell table:style-name="ce11" table:formula="of:=COM.MICROSOFT.IFS([.F12]=0;&quot;&quot;;[.F12]&gt;0;COM.MICROSOFT.IFS([.F12]&lt;=0.1;&quot;+&quot;;0.1&lt;[.F12]&lt;=1;&quot;++&quot;;1&lt;[.F12]&lt;=2;&quot;+++&quot;;[.F12]&gt;2;&quot;++++&quot;);[.F12]&lt;0;COM.MICROSOFT.IFS([.F12]&gt;=-0.1;&quot;-&quot;;-0.1&gt;[.F12]&gt;=-1;&quot;--&quot;;-1&gt;[.F12]&gt;=-2;&quot;---&quot;;[.F12]&lt;2;&quot;----&quot;))" office:value-type="string" office:string-value="++" calcext:value-type="string">
            <text:p>++</text:p>
          </table:table-cell>
          <table:table-cell table:style-name="ce12" table:formula="of:=COM.MICROSOFT.IFS([.G12]=0;&quot;&quot;;[.G12]&gt;0;COM.MICROSOFT.IFS([.G12]&lt;=0.1;&quot;+&quot;;0.1&lt;[.G12]&lt;=1;&quot;++&quot;;1&lt;[.G12]&lt;=2;&quot;+++&quot;;[.G12]&gt;2;&quot;++++&quot;);[.G12]&lt;0;COM.MICROSOFT.IFS([.G12]&gt;=-0.1;&quot;-&quot;;-0.1&gt;[.G12]&gt;=-1;&quot;--&quot;;-1&gt;[.G12]&gt;=-2;&quot;---&quot;;[.G12]&lt;2;&quot;----&quot;))" office:value-type="string" office:string-value="+" calcext:value-type="string">
            <text:p>+</text:p>
          </table:table-cell>
          <table:table-cell table:style-name="ce12" table:formula="of:=COM.MICROSOFT.IFS([.H12]=0;&quot;&quot;;[.H12]&gt;0;COM.MICROSOFT.IFS([.H12]&lt;=0.1;&quot;+&quot;;0.1&lt;[.H12]&lt;=1;&quot;++&quot;;1&lt;[.H12]&lt;=2;&quot;+++&quot;;[.H12]&gt;2;&quot;++++&quot;);[.H12]&lt;0;COM.MICROSOFT.IFS([.H12]&gt;=-0.1;&quot;-&quot;;-0.1&gt;[.H12]&gt;=-1;&quot;--&quot;;-1&gt;[.H12]&gt;=-2;&quot;---&quot;;[.H12]&lt;2;&quot;----&quot;))" office:value-type="string" office:string-value="+" calcext:value-type="string">
            <text:p>+</text:p>
          </table:table-cell>
          <table:table-cell table:style-name="ce11" table:formula="of:=COM.MICROSOFT.IFS([.I12]=0;&quot;&quot;;[.I12]&gt;0;COM.MICROSOFT.IFS([.I12]&lt;=0.1;&quot;+&quot;;0.1&lt;[.I12]&lt;=1;&quot;++&quot;;1&lt;[.I12]&lt;=2;&quot;+++&quot;;[.I12]&gt;2;&quot;++++&quot;);[.I12]&lt;0;COM.MICROSOFT.IFS([.I12]&gt;=-0.1;&quot;-&quot;;-0.1&gt;[.I12]&gt;=-1;&quot;--&quot;;-1&gt;[.I12]&gt;=-2;&quot;---&quot;;[.I12]&lt;2;&quot;----&quot;))" office:value-type="string" office:string-value="-" calcext:value-type="string">
            <text:p>-</text:p>
          </table:table-cell>
          <table:table-cell table:style-name="ce11" table:formula="of:=COM.MICROSOFT.IFS([.J12]=0;&quot;&quot;;[.J12]&gt;0;COM.MICROSOFT.IFS([.J12]&lt;=0.1;&quot;+&quot;;0.1&lt;[.J12]&lt;=1;&quot;++&quot;;1&lt;[.J12]&lt;=2;&quot;+++&quot;;[.J12]&gt;2;&quot;++++&quot;);[.J12]&lt;0;COM.MICROSOFT.IFS([.J12]&gt;=-0.1;&quot;-&quot;;-0.1&gt;[.J12]&gt;=-1;&quot;--&quot;;-1&gt;[.J12]&gt;=-2;&quot;---&quot;;[.J12]&lt;2;&quot;----&quot;))" office:value-type="string" office:string-value="++" calcext:value-type="string">
            <text:p>++</text:p>
          </table:table-cell>
          <table:table-cell table:style-name="ce11" table:formula="of:=COM.MICROSOFT.IFS([.K12]=0;&quot;&quot;;[.K12]&gt;0;COM.MICROSOFT.IFS([.K12]&lt;=0.1;&quot;+&quot;;0.1&lt;[.K12]&lt;=1;&quot;++&quot;;1&lt;[.K12]&lt;=2;&quot;+++&quot;;[.K12]&gt;2;&quot;++++&quot;);[.K12]&lt;0;COM.MICROSOFT.IFS([.K12]&gt;=-0.1;&quot;-&quot;;-0.1&gt;[.K12]&gt;=-1;&quot;--&quot;;-1&gt;[.K12]&gt;=-2;&quot;---&quot;;[.K12]&lt;2;&quot;----&quot;))" office:value-type="string" office:string-value="++" calcext:value-type="string">
            <text:p>++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N pop stdevs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8.32667268468867E-017" calcext:value-type="float">
            <text:p>8.33E-17</text:p>
          </table:table-cell>
          <table:table-cell office:value-type="float" office:value="7.7715611723761E-016" calcext:value-type="float">
            <text:p>7.77E-16</text:p>
          </table:table-cell>
          <table:table-cell table:style-name="ce10" office:value-type="float" office:value="0.00226447516748804" calcext:value-type="float">
            <text:p>2.26E-03</text:p>
          </table:table-cell>
          <table:table-cell office:value-type="float" office:value="1.11022302462516E-015" calcext:value-type="float">
            <text:p>1.11E-15</text:p>
          </table:table-cell>
          <table:table-cell office:value-type="float" office:value="4.44089209850063E-016" calcext:value-type="float">
            <text:p>4.44E-16</text:p>
          </table:table-cell>
          <table:table-cell table:style-name="ce10" office:value-type="float" office:value="2.22044604925031E-016" calcext:value-type="float">
            <text:p>2.22E-16</text:p>
          </table:table-cell>
          <table:table-cell table:style-name="ce10" office:value-type="float" office:value="1.55431223447522E-015" calcext:value-type="float">
            <text:p>1.55E-15</text:p>
          </table:table-cell>
          <table:table-cell office:value-type="float" office:value="0.0000602167512336417" calcext:value-type="float">
            <text:p>6.02E-05</text:p>
          </table:table-cell>
          <table:table-cell office:value-type="float" office:value="1.66533453693773E-016" calcext:value-type="float">
            <text:p>1.67E-16</text:p>
          </table:table-cell>
          <table:table-cell office:value-type="float" office:value="4.2188474935756E-015" calcext:value-type="float">
            <text:p>4.22E-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office:value-type="float" office:value="0.000107824743450596" calcext:value-type="float">
            <text:p>1.08E-04</text:p>
          </table:table-cell>
          <table:table-cell office:value-type="float" office:value="1.33226762955019E-015" calcext:value-type="float">
            <text:p>1.33E-15</text:p>
          </table:table-cell>
          <table:table-cell table:style-name="ce10" office:value-type="float" office:value="2.08166817117217E-017" calcext:value-type="float">
            <text:p>2.08E-17</text:p>
          </table:table-cell>
          <table:table-cell office:value-type="float" office:value="1.99840144432528E-015" calcext:value-type="float">
            <text:p>2.00E-15</text:p>
          </table:table-cell>
          <table:table-cell office:value-type="float" office:value="8.67361737988404E-019" calcext:value-type="float">
            <text:p>8.67E-19</text:p>
          </table:table-cell>
          <table:table-cell table:style-name="ce10" office:value-type="float" office:value="0.000677165397288899" calcext:value-type="float">
            <text:p>6.77E-04</text:p>
          </table:table-cell>
          <table:table-cell table:style-name="ce10" office:value-type="float" office:value="4.85722573273506E-017" calcext:value-type="float">
            <text:p>4.86E-17</text:p>
          </table:table-cell>
          <table:table-cell office:value-type="float" office:value="2.88657986402541E-015" calcext:value-type="float">
            <text:p>2.89E-15</text:p>
          </table:table-cell>
          <table:table-cell office:value-type="float" office:value="4.9960036108132E-016" calcext:value-type="float">
            <text:p>5.00E-16</text:p>
          </table:table-cell>
          <table:table-cell office:value-type="float" office:value="6.66133814775094E-016" calcext:value-type="float">
            <text:p>6.66E-16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0" office:value-type="float" office:value="0" calcext:value-type="float">
            <text:p>0.00E+00</text:p>
          </table:table-cell>
          <table:table-cell table:style-name="ce10" office:value-type="float" office:value="1.04083408558608E-017" calcext:value-type="float">
            <text:p>1.04E-17</text:p>
          </table:table-cell>
          <table:table-cell table:style-name="ce10" office:value-type="float" office:value="6.07153216591883E-018" calcext:value-type="float">
            <text:p>6.07E-18</text:p>
          </table:table-cell>
          <table:table-cell table:style-name="ce10" office:value-type="float" office:value="3.12250225675825E-017" calcext:value-type="float">
            <text:p>3.12E-17</text:p>
          </table:table-cell>
          <table:table-cell table:style-name="ce10" office:value-type="float" office:value="0.00066254655586036" calcext:value-type="float">
            <text:p>6.63E-04</text:p>
          </table:table-cell>
          <table:table-cell table:style-name="ce10" office:value-type="float" office:value="1.11022302462516E-015" calcext:value-type="float">
            <text:p>1.11E-15</text:p>
          </table:table-cell>
          <table:table-cell table:style-name="ce10" office:value-type="float" office:value="4.85722573273506E-017" calcext:value-type="float">
            <text:p>4.86E-17</text:p>
          </table:table-cell>
          <table:table-cell table:style-name="ce10" office:value-type="float" office:value="3.12250225675825E-017" calcext:value-type="float">
            <text:p>3.12E-17</text:p>
          </table:table-cell>
          <table:table-cell table:style-name="ce10" office:value-type="float" office:value="2.60208521396521E-018" calcext:value-type="float">
            <text:p>2.60E-18</text:p>
          </table:table-cell>
          <table:table-cell table:style-name="ce10" office:value-type="float" office:value="3.46944695195361E-018" calcext:value-type="float">
            <text:p>3.47E-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4.44089209850063E-016" calcext:value-type="float">
            <text:p>4.44E-16</text:p>
          </table:table-cell>
          <table:table-cell office:value-type="float" office:value="1.99840144432528E-015" calcext:value-type="float">
            <text:p>2.00E-15</text:p>
          </table:table-cell>
          <table:table-cell table:style-name="ce10" office:value-type="float" office:value="1.66533453693773E-016" calcext:value-type="float">
            <text:p>1.67E-16</text:p>
          </table:table-cell>
          <table:table-cell office:value-type="float" office:value="1.94289029309402E-016" calcext:value-type="float">
            <text:p>1.94E-16</text:p>
          </table:table-cell>
          <table:table-cell office:value-type="float" office:value="0.000374666488947282" calcext:value-type="float">
            <text:p>3.75E-04</text:p>
          </table:table-cell>
          <table:table-cell table:style-name="ce10" office:value-type="float" office:value="1.73472347597681E-017" calcext:value-type="float">
            <text:p>1.73E-17</text:p>
          </table:table-cell>
          <table:table-cell table:style-name="ce10" office:value-type="float" office:value="5.20417042793042E-018" calcext:value-type="float">
            <text:p>5.20E-18</text:p>
          </table:table-cell>
          <table:table-cell office:value-type="float" office:value="5.55111512312578E-017" calcext:value-type="float">
            <text:p>5.55E-17</text:p>
          </table:table-cell>
          <table:table-cell office:value-type="float" office:value="5.55111512312578E-016" calcext:value-type="float">
            <text:p>5.55E-16</text:p>
          </table:table-cell>
          <table:table-cell office:value-type="float" office:value="8.32667268468867E-017" calcext:value-type="float">
            <text:p>8.33E-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3.46944695195361E-018" calcext:value-type="float">
            <text:p>3.47E-18</text:p>
          </table:table-cell>
          <table:table-cell office:value-type="float" office:value="0.0000333991934543478" calcext:value-type="float">
            <text:p>3.34E-05</text:p>
          </table:table-cell>
          <table:table-cell table:style-name="ce10" office:value-type="float" office:value="0.00046743467188259" calcext:value-type="float">
            <text:p>4.67E-04</text:p>
          </table:table-cell>
          <table:table-cell office:value-type="float" office:value="1.30104260698261E-018" calcext:value-type="float">
            <text:p>1.30E-18</text:p>
          </table:table-cell>
          <table:table-cell office:value-type="float" office:value="1.04083408558608E-017" calcext:value-type="float">
            <text:p>1.04E-17</text:p>
          </table:table-cell>
          <table:table-cell table:style-name="ce10" office:value-type="float" office:value="3.46944695195361E-018" calcext:value-type="float">
            <text:p>3.47E-18</text:p>
          </table:table-cell>
          <table:table-cell table:style-name="ce10" office:value-type="float" office:value="0.0000301991617609713" calcext:value-type="float">
            <text:p>3.02E-05</text:p>
          </table:table-cell>
          <table:table-cell office:value-type="float" office:value="1.73472347597681E-018" calcext:value-type="float">
            <text:p>1.73E-18</text:p>
          </table:table-cell>
          <table:table-cell office:value-type="float" office:value="5.55111512312578E-017" calcext:value-type="float">
            <text:p>5.55E-17</text:p>
          </table:table-cell>
          <table:table-cell office:value-type="float" office:value="3.46944695195361E-018" calcext:value-type="float">
            <text:p>3.47E-18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style-name="ce10" office:value-type="float" office:value="3.12250225675825E-017" calcext:value-type="float">
            <text:p>3.12E-17</text:p>
          </table:table-cell>
          <table:table-cell table:style-name="ce10" office:value-type="float" office:value="6.93889390390723E-018" calcext:value-type="float">
            <text:p>6.94E-18</text:p>
          </table:table-cell>
          <table:table-cell table:style-name="ce10" office:value-type="float" office:value="3.10862446895044E-015" calcext:value-type="float">
            <text:p>3.11E-15</text:p>
          </table:table-cell>
          <table:table-cell table:style-name="ce10" office:value-type="float" office:value="0.00193788116444784" calcext:value-type="float">
            <text:p>1.94E-03</text:p>
          </table:table-cell>
          <table:table-cell table:style-name="ce10" office:value-type="float" office:value="3.10862446895044E-015" calcext:value-type="float">
            <text:p>3.11E-15</text:p>
          </table:table-cell>
          <table:table-cell table:style-name="ce10" office:value-type="float" office:value="1.21430643318377E-017" calcext:value-type="float">
            <text:p>1.21E-17</text:p>
          </table:table-cell>
          <table:table-cell table:number-columns-repeated="2" table:style-name="ce10" office:value-type="float" office:value="1.38777878078145E-017" calcext:value-type="float">
            <text:p>1.39E-17</text:p>
          </table:table-cell>
          <table:table-cell table:style-name="ce10" office:value-type="float" office:value="2.25514051876985E-017" calcext:value-type="float">
            <text:p>2.26E-17</text:p>
          </table:table-cell>
          <table:table-cell table:style-name="ce10" office:value-type="float" office:value="5.20417042793042E-018" calcext:value-type="float">
            <text:p>5.20E-18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style-name="ce10" office:value-type="float" office:value="0.00136264585926297" calcext:value-type="float">
            <text:p>1.36E-03</text:p>
          </table:table-cell>
          <table:table-cell table:style-name="ce10" office:value-type="float" office:value="2.08166817117217E-017" calcext:value-type="float">
            <text:p>2.08E-17</text:p>
          </table:table-cell>
          <table:table-cell table:style-name="ce10" office:value-type="float" office:value="1.21430643318377E-017" calcext:value-type="float">
            <text:p>1.21E-17</text:p>
          </table:table-cell>
          <table:table-cell table:style-name="ce10" office:value-type="float" office:value="8.67361737988404E-018" calcext:value-type="float">
            <text:p>8.67E-18</text:p>
          </table:table-cell>
          <table:table-cell table:style-name="ce10" office:value-type="float" office:value="3.12250225675825E-017" calcext:value-type="float">
            <text:p>3.12E-17</text:p>
          </table:table-cell>
          <table:table-cell table:style-name="ce10" office:value-type="float" office:value="5.89805981832114E-017" calcext:value-type="float">
            <text:p>5.90E-17</text:p>
          </table:table-cell>
          <table:table-cell table:style-name="ce10" office:value-type="float" office:value="1.11022302462516E-016" calcext:value-type="float">
            <text:p>1.11E-16</text:p>
          </table:table-cell>
          <table:table-cell table:style-name="ce10" office:value-type="float" office:value="1.33226762955019E-015" calcext:value-type="float">
            <text:p>1.33E-15</text:p>
          </table:table-cell>
          <table:table-cell table:style-name="ce10" office:value-type="float" office:value="1.90819582357449E-017" calcext:value-type="float">
            <text:p>1.91E-17</text:p>
          </table:table-cell>
          <table:table-cell table:style-name="ce10" office:value-type="float" office:value="3.12250225675825E-017" calcext:value-type="float">
            <text:p>3.12E-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office:value-type="float" office:value="2.22044604925031E-016" calcext:value-type="float">
            <text:p>2.22E-16</text:p>
          </table:table-cell>
          <table:table-cell office:value-type="float" office:value="4.44089209850063E-016" calcext:value-type="float">
            <text:p>4.44E-16</text:p>
          </table:table-cell>
          <table:table-cell table:style-name="ce10" office:value-type="float" office:value="3.12250225675825E-017" calcext:value-type="float">
            <text:p>3.12E-17</text:p>
          </table:table-cell>
          <table:table-cell office:value-type="float" office:value="2.77555756156289E-016" calcext:value-type="float">
            <text:p>2.78E-16</text:p>
          </table:table-cell>
          <table:table-cell office:value-type="float" office:value="1.94289029309402E-016" calcext:value-type="float">
            <text:p>1.94E-16</text:p>
          </table:table-cell>
          <table:table-cell table:style-name="ce10" office:value-type="float" office:value="8.67361737988404E-018" calcext:value-type="float">
            <text:p>8.67E-18</text:p>
          </table:table-cell>
          <table:table-cell table:style-name="ce10" office:value-type="float" office:value="1.12757025938492E-017" calcext:value-type="float">
            <text:p>1.13E-17</text:p>
          </table:table-cell>
          <table:table-cell office:value-type="float" office:value="1.11022302462516E-015" calcext:value-type="float">
            <text:p>1.11E-15</text:p>
          </table:table-cell>
          <table:table-cell office:value-type="float" office:value="8.32667268468867E-017" calcext:value-type="float">
            <text:p>8.33E-17</text:p>
          </table:table-cell>
          <table:table-cell office:value-type="float" office:value="1.38777878078145E-016" calcext:value-type="float">
            <text:p>1.39E-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4.9960036108132E-016" calcext:value-type="float">
            <text:p>5.00E-16</text:p>
          </table:table-cell>
          <table:table-cell office:value-type="float" office:value="0" calcext:value-type="float">
            <text:p>0.00E+00</text:p>
          </table:table-cell>
          <table:table-cell table:style-name="ce10" office:value-type="float" office:value="5.89805981832114E-017" calcext:value-type="float">
            <text:p>5.90E-17</text:p>
          </table:table-cell>
          <table:table-cell office:value-type="float" office:value="8.32667268468867E-017" calcext:value-type="float">
            <text:p>8.33E-17</text:p>
          </table:table-cell>
          <table:table-cell office:value-type="float" office:value="4.16333634234434E-017" calcext:value-type="float">
            <text:p>4.16E-17</text:p>
          </table:table-cell>
          <table:table-cell table:style-name="ce10" office:value-type="float" office:value="2.42861286636753E-017" calcext:value-type="float">
            <text:p>2.43E-17</text:p>
          </table:table-cell>
          <table:table-cell table:style-name="ce10" office:value-type="float" office:value="1.73472347597681E-017" calcext:value-type="float">
            <text:p>1.73E-17</text:p>
          </table:table-cell>
          <table:table-cell office:value-type="float" office:value="2.08166817117217E-017" calcext:value-type="float">
            <text:p>2.08E-17</text:p>
          </table:table-cell>
          <table:table-cell office:value-type="float" office:value="1.38777878078145E-016" calcext:value-type="float">
            <text:p>1.39E-16</text:p>
          </table:table-cell>
          <table:table-cell office:value-type="float" office:value="8.32667268468867E-017" calcext:value-type="float">
            <text:p>8.33E-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office:value-type="float" office:value="4.44089209850063E-016" calcext:value-type="float">
            <text:p>4.44E-16</text:p>
          </table:table-cell>
          <table:table-cell office:value-type="float" office:value="1.2490009027033E-016" calcext:value-type="float">
            <text:p>1.25E-16</text:p>
          </table:table-cell>
          <table:table-cell table:style-name="ce10" office:value-type="float" office:value="4.33680868994202E-018" calcext:value-type="float">
            <text:p>4.34E-18</text:p>
          </table:table-cell>
          <table:table-cell office:value-type="float" office:value="1.38777878078145E-016" calcext:value-type="float">
            <text:p>1.39E-16</text:p>
          </table:table-cell>
          <table:table-cell office:value-type="float" office:value="2.22044604925031E-015" calcext:value-type="float">
            <text:p>2.22E-15</text:p>
          </table:table-cell>
          <table:table-cell table:style-name="ce10" office:value-type="float" office:value="6.93889390390723E-018" calcext:value-type="float">
            <text:p>6.94E-18</text:p>
          </table:table-cell>
          <table:table-cell table:style-name="ce10" office:value-type="float" office:value="3.46944695195361E-018" calcext:value-type="float">
            <text:p>3.47E-18</text:p>
          </table:table-cell>
          <table:table-cell office:value-type="float" office:value="1.38777878078145E-017" calcext:value-type="float">
            <text:p>1.39E-17</text:p>
          </table:table-cell>
          <table:table-cell office:value-type="float" office:value="1.77635683940025E-015" calcext:value-type="float">
            <text:p>1.78E-15</text:p>
          </table:table-cell>
          <table:table-cell office:value-type="float" office:value="2.4980018054066E-016" calcext:value-type="float">
            <text:p>2.50E-16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a2_pop_grn" table:style-name="ta1">
        <table:table-column table:style-name="co1" table:number-columns-repeated="1024" table:default-cell-style-name="ce9"/>
        <table:table-row table:style-name="ro1">
          <table:table-cell office:value-type="string" calcext:value-type="string">
            <text:p>Mean GRN (stdevs below)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-0.136771624946579" calcext:value-type="float">
            <text:p>-1.37E-01</text:p>
          </table:table-cell>
          <table:table-cell office:value-type="float" office:value="0.549525216272251" calcext:value-type="float">
            <text:p>5.50E-01</text:p>
          </table:table-cell>
          <table:table-cell table:style-name="ce10" office:value-type="float" office:value="0.00909344141745882" calcext:value-type="float">
            <text:p>9.09E-03</text:p>
          </table:table-cell>
          <table:table-cell office:value-type="float" office:value="1.51793117205224" calcext:value-type="float">
            <text:p>1.52E+00</text:p>
          </table:table-cell>
          <table:table-cell office:value-type="float" office:value="1.57562116183533" calcext:value-type="float">
            <text:p>1.58E+00</text:p>
          </table:table-cell>
          <table:table-cell table:style-name="ce10" office:value-type="float" office:value="-1.3880496737435" calcext:value-type="float">
            <text:p>-1.39E+00</text:p>
          </table:table-cell>
          <table:table-cell table:style-name="ce10" office:value-type="float" office:value="-1.32781676603506" calcext:value-type="float">
            <text:p>-1.33E+00</text:p>
          </table:table-cell>
          <table:table-cell office:value-type="float" office:value="-0.0197991870206367" calcext:value-type="float">
            <text:p>-1.98E-02</text:p>
          </table:table-cell>
          <table:table-cell office:value-type="float" office:value="0.201780216724037" calcext:value-type="float">
            <text:p>2.02E-01</text:p>
          </table:table-cell>
          <table:table-cell office:value-type="float" office:value="1.73794709846172" calcext:value-type="float">
            <text:p>1.74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office:value-type="float" office:value="-0.753166060426873" calcext:value-type="float">
            <text:p>-7.53E-01</text:p>
          </table:table-cell>
          <table:table-cell office:value-type="float" office:value="1.44293361603758" calcext:value-type="float">
            <text:p>1.44E+00</text:p>
          </table:table-cell>
          <table:table-cell table:style-name="ce10" office:value-type="float" office:value="0.0157788171374336" calcext:value-type="float">
            <text:p>1.58E-02</text:p>
          </table:table-cell>
          <table:table-cell office:value-type="float" office:value="1.6585672791769" calcext:value-type="float">
            <text:p>1.66E+00</text:p>
          </table:table-cell>
          <table:table-cell office:value-type="float" office:value="0.0186135394425099" calcext:value-type="float">
            <text:p>1.86E-02</text:p>
          </table:table-cell>
          <table:table-cell table:style-name="ce10" office:value-type="float" office:value="0.0234331458405677" calcext:value-type="float">
            <text:p>2.34E-02</text:p>
          </table:table-cell>
          <table:table-cell table:style-name="ce10" office:value-type="float" office:value="-0.00831890827462764" calcext:value-type="float">
            <text:p>-8.32E-03</text:p>
          </table:table-cell>
          <table:table-cell office:value-type="float" office:value="-1.24861495120133" calcext:value-type="float">
            <text:p>-1.25E+00</text:p>
          </table:table-cell>
          <table:table-cell office:value-type="float" office:value="0.527789752058375" calcext:value-type="float">
            <text:p>5.28E-01</text:p>
          </table:table-cell>
          <table:table-cell office:value-type="float" office:value="0.0525351057238099" calcext:value-type="float">
            <text:p>5.25E-02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0" office:value-type="float" office:value="0.00241813596573371" calcext:value-type="float">
            <text:p>2.42E-03</text:p>
          </table:table-cell>
          <table:table-cell table:style-name="ce10" office:value-type="float" office:value="-0.0345420906522381" calcext:value-type="float">
            <text:p>-3.45E-02</text:p>
          </table:table-cell>
          <table:table-cell table:style-name="ce10" office:value-type="float" office:value="0.0179920579809676" calcext:value-type="float">
            <text:p>1.80E-02</text:p>
          </table:table-cell>
          <table:table-cell table:style-name="ce10" office:value-type="float" office:value="0.00274300827728646" calcext:value-type="float">
            <text:p>2.74E-03</text:p>
          </table:table-cell>
          <table:table-cell table:style-name="ce10" office:value-type="float" office:value="0.00489868590056469" calcext:value-type="float">
            <text:p>4.90E-03</text:p>
          </table:table-cell>
          <table:table-cell table:style-name="ce10" office:value-type="float" office:value="1.06377598047339" calcext:value-type="float">
            <text:p>1.06E+00</text:p>
          </table:table-cell>
          <table:table-cell table:style-name="ce10" office:value-type="float" office:value="-0.0152712440208125" calcext:value-type="float">
            <text:p>-1.53E-02</text:p>
          </table:table-cell>
          <table:table-cell table:style-name="ce10" office:value-type="float" office:value="-0.00968918041124467" calcext:value-type="float">
            <text:p>-9.69E-03</text:p>
          </table:table-cell>
          <table:table-cell table:style-name="ce10" office:value-type="float" office:value="0.00579906610726292" calcext:value-type="float">
            <text:p>5.80E-03</text:p>
          </table:table-cell>
          <table:table-cell table:style-name="ce10" office:value-type="float" office:value="-0.0186360482512511" calcext:value-type="float">
            <text:p>-1.86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0.961461013672662" calcext:value-type="float">
            <text:p>9.61E-01</text:p>
          </table:table-cell>
          <table:table-cell office:value-type="float" office:value="-0.412510828786403" calcext:value-type="float">
            <text:p>-4.13E-01</text:p>
          </table:table-cell>
          <table:table-cell table:style-name="ce10" office:value-type="float" office:value="-0.0875587025108409" calcext:value-type="float">
            <text:p>-8.76E-02</text:p>
          </table:table-cell>
          <table:table-cell office:value-type="float" office:value="-0.195385359008224" calcext:value-type="float">
            <text:p>-1.95E-01</text:p>
          </table:table-cell>
          <table:table-cell office:value-type="float" office:value="-0.0179268463426483" calcext:value-type="float">
            <text:p>-1.79E-02</text:p>
          </table:table-cell>
          <table:table-cell table:style-name="ce10" office:value-type="float" office:value="-0.0130378574164022" calcext:value-type="float">
            <text:p>-1.30E-02</text:p>
          </table:table-cell>
          <table:table-cell table:style-name="ce10" office:value-type="float" office:value="0.0391313030267656" calcext:value-type="float">
            <text:p>3.91E-02</text:p>
          </table:table-cell>
          <table:table-cell office:value-type="float" office:value="-0.093983747869327" calcext:value-type="float">
            <text:p>-9.40E-02</text:p>
          </table:table-cell>
          <table:table-cell office:value-type="float" office:value="-0.159604032227001" calcext:value-type="float">
            <text:p>-1.60E-01</text:p>
          </table:table-cell>
          <table:table-cell office:value-type="float" office:value="0.192843050341051" calcext:value-type="float">
            <text:p>1.93E-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0.0194205689954721" calcext:value-type="float">
            <text:p>1.94E-02</text:p>
          </table:table-cell>
          <table:table-cell office:value-type="float" office:value="0.0226509683516742" calcext:value-type="float">
            <text:p>2.27E-02</text:p>
          </table:table-cell>
          <table:table-cell table:style-name="ce10" office:value-type="float" office:value="-0.00889101962473451" calcext:value-type="float">
            <text:p>-8.89E-03</text:p>
          </table:table-cell>
          <table:table-cell office:value-type="float" office:value="-0.0265478028085254" calcext:value-type="float">
            <text:p>-2.65E-02</text:p>
          </table:table-cell>
          <table:table-cell office:value-type="float" office:value="-0.0124451278264987" calcext:value-type="float">
            <text:p>-1.24E-02</text:p>
          </table:table-cell>
          <table:table-cell table:style-name="ce10" office:value-type="float" office:value="-0.00546400608653051" calcext:value-type="float">
            <text:p>-5.46E-03</text:p>
          </table:table-cell>
          <table:table-cell table:style-name="ce10" office:value-type="float" office:value="1.30447125885165" calcext:value-type="float">
            <text:p>1.30E+00</text:p>
          </table:table-cell>
          <table:table-cell office:value-type="float" office:value="-0.01090158889965" calcext:value-type="float">
            <text:p>-1.09E-02</text:p>
          </table:table-cell>
          <table:table-cell office:value-type="float" office:value="-0.0979313694418717" calcext:value-type="float">
            <text:p>-9.79E-02</text:p>
          </table:table-cell>
          <table:table-cell office:value-type="float" office:value="-1.46738730291193" calcext:value-type="float">
            <text:p>-1.47E+0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style-name="ce10" office:value-type="float" office:value="0.00323058176773799" calcext:value-type="float">
            <text:p>3.23E-03</text:p>
          </table:table-cell>
          <table:table-cell table:style-name="ce10" office:value-type="float" office:value="0.0188873845347762" calcext:value-type="float">
            <text:p>1.89E-02</text:p>
          </table:table-cell>
          <table:table-cell table:style-name="ce10" office:value-type="float" office:value="-1.58860524591545" calcext:value-type="float">
            <text:p>-1.59E+00</text:p>
          </table:table-cell>
          <table:table-cell table:style-name="ce10" office:value-type="float" office:value="-0.0430830697827612" calcext:value-type="float">
            <text:p>-4.31E-02</text:p>
          </table:table-cell>
          <table:table-cell table:style-name="ce10" office:value-type="float" office:value="-1.77561421733813" calcext:value-type="float">
            <text:p>-1.78E+00</text:p>
          </table:table-cell>
          <table:table-cell table:style-name="ce10" office:value-type="float" office:value="-0.0166069676651506" calcext:value-type="float">
            <text:p>-1.66E-02</text:p>
          </table:table-cell>
          <table:table-cell table:style-name="ce10" office:value-type="float" office:value="-0.0321031588076273" calcext:value-type="float">
            <text:p>-3.21E-02</text:p>
          </table:table-cell>
          <table:table-cell table:style-name="ce10" office:value-type="float" office:value="0.0277270005482014" calcext:value-type="float">
            <text:p>2.77E-02</text:p>
          </table:table-cell>
          <table:table-cell table:style-name="ce10" office:value-type="float" office:value="0.0370039503351141" calcext:value-type="float">
            <text:p>3.70E-02</text:p>
          </table:table-cell>
          <table:table-cell table:style-name="ce10" office:value-type="float" office:value="-0.0221865611720498" calcext:value-type="float">
            <text:p>-2.22E-02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style-name="ce10" office:value-type="float" office:value="0.00597766326272485" calcext:value-type="float">
            <text:p>5.98E-03</text:p>
          </table:table-cell>
          <table:table-cell table:style-name="ce10" office:value-type="float" office:value="-0.00530509486422405" calcext:value-type="float">
            <text:p>-5.31E-03</text:p>
          </table:table-cell>
          <table:table-cell table:style-name="ce10" office:value-type="float" office:value="0.0165989137626704" calcext:value-type="float">
            <text:p>1.66E-02</text:p>
          </table:table-cell>
          <table:table-cell table:style-name="ce10" office:value-type="float" office:value="0.017608540752057" calcext:value-type="float">
            <text:p>1.76E-02</text:p>
          </table:table-cell>
          <table:table-cell table:style-name="ce10" office:value-type="float" office:value="0.0147241830924593" calcext:value-type="float">
            <text:p>1.47E-02</text:p>
          </table:table-cell>
          <table:table-cell table:style-name="ce10" office:value-type="float" office:value="-0.0517382963790318" calcext:value-type="float">
            <text:p>-5.17E-02</text:p>
          </table:table-cell>
          <table:table-cell table:style-name="ce10" office:value-type="float" office:value="-0.729866655838578" calcext:value-type="float">
            <text:p>-7.30E-01</text:p>
          </table:table-cell>
          <table:table-cell table:style-name="ce10" office:value-type="float" office:value="-1.26679575953831" calcext:value-type="float">
            <text:p>-1.27E+00</text:p>
          </table:table-cell>
          <table:table-cell table:style-name="ce10" office:value-type="float" office:value="-0.00351512579585022" calcext:value-type="float">
            <text:p>-3.52E-03</text:p>
          </table:table-cell>
          <table:table-cell table:style-name="ce10" office:value-type="float" office:value="-0.0283307647384192" calcext:value-type="float">
            <text:p>-2.83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office:value-type="float" office:value="0.21331684503423" calcext:value-type="float">
            <text:p>2.13E-01</text:p>
          </table:table-cell>
          <table:table-cell office:value-type="float" office:value="0.138861503197555" calcext:value-type="float">
            <text:p>1.39E-01</text:p>
          </table:table-cell>
          <table:table-cell table:style-name="ce10" office:value-type="float" office:value="-0.0166923014805911" calcext:value-type="float">
            <text:p>-1.67E-02</text:p>
          </table:table-cell>
          <table:table-cell office:value-type="float" office:value="0.254643580739818" calcext:value-type="float">
            <text:p>2.55E-01</text:p>
          </table:table-cell>
          <table:table-cell office:value-type="float" office:value="0.02233889541697" calcext:value-type="float">
            <text:p>2.23E-02</text:p>
          </table:table-cell>
          <table:table-cell table:style-name="ce10" office:value-type="float" office:value="0.0234143861654507" calcext:value-type="float">
            <text:p>2.34E-02</text:p>
          </table:table-cell>
          <table:table-cell table:style-name="ce10" office:value-type="float" office:value="0.0221540072465565" calcext:value-type="float">
            <text:p>2.22E-02</text:p>
          </table:table-cell>
          <table:table-cell office:value-type="float" office:value="-1.03009885752726" calcext:value-type="float">
            <text:p>-1.03E+00</text:p>
          </table:table-cell>
          <table:table-cell office:value-type="float" office:value="-0.0484004284393959" calcext:value-type="float">
            <text:p>-4.84E-02</text:p>
          </table:table-cell>
          <table:table-cell office:value-type="float" office:value="-0.0835286681777176" calcext:value-type="float">
            <text:p>-8.35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-0.240026321275746" calcext:value-type="float">
            <text:p>-2.40E-01</text:p>
          </table:table-cell>
          <table:table-cell office:value-type="float" office:value="1.29132282399773" calcext:value-type="float">
            <text:p>1.29E+00</text:p>
          </table:table-cell>
          <table:table-cell table:style-name="ce10" office:value-type="float" office:value="0.00408578713547714" calcext:value-type="float">
            <text:p>4.09E-03</text:p>
          </table:table-cell>
          <table:table-cell office:value-type="float" office:value="-0.152224985032715" calcext:value-type="float">
            <text:p>-1.52E-01</text:p>
          </table:table-cell>
          <table:table-cell office:value-type="float" office:value="0.00910942073064599" calcext:value-type="float">
            <text:p>9.11E-03</text:p>
          </table:table-cell>
          <table:table-cell table:style-name="ce10" office:value-type="float" office:value="0.0110720990952009" calcext:value-type="float">
            <text:p>1.11E-02</text:p>
          </table:table-cell>
          <table:table-cell table:style-name="ce10" office:value-type="float" office:value="-0.0100177249344039" calcext:value-type="float">
            <text:p>-1.00E-02</text:p>
          </table:table-cell>
          <table:table-cell office:value-type="float" office:value="-0.0278631046872479" calcext:value-type="float">
            <text:p>-2.79E-02</text:p>
          </table:table-cell>
          <table:table-cell office:value-type="float" office:value="-0.0786446725249492" calcext:value-type="float">
            <text:p>-7.86E-02</text:p>
          </table:table-cell>
          <table:table-cell office:value-type="float" office:value="-0.0761677222814931" calcext:value-type="float">
            <text:p>-7.62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office:value-type="float" office:value="-0.459479386169247" calcext:value-type="float">
            <text:p>-4.59E-01</text:p>
          </table:table-cell>
          <table:table-cell office:value-type="float" office:value="-0.134586793680453" calcext:value-type="float">
            <text:p>-1.35E-01</text:p>
          </table:table-cell>
          <table:table-cell table:style-name="ce10" office:value-type="float" office:value="0.0199932151106652" calcext:value-type="float">
            <text:p>2.00E-02</text:p>
          </table:table-cell>
          <table:table-cell office:value-type="float" office:value="-0.100555294986884" calcext:value-type="float">
            <text:p>-1.01E-01</text:p>
          </table:table-cell>
          <table:table-cell office:value-type="float" office:value="1.41492743788552" calcext:value-type="float">
            <text:p>1.41E+00</text:p>
          </table:table-cell>
          <table:table-cell table:style-name="ce10" office:value-type="float" office:value="-0.0102767268633596" calcext:value-type="float">
            <text:p>-1.03E-02</text:p>
          </table:table-cell>
          <table:table-cell table:style-name="ce10" office:value-type="float" office:value="-0.000352523800343227" calcext:value-type="float">
            <text:p>-3.53E-04</text:p>
          </table:table-cell>
          <table:table-cell office:value-type="float" office:value="-0.0767236839772227" calcext:value-type="float">
            <text:p>-7.67E-02</text:p>
          </table:table-cell>
          <table:table-cell office:value-type="float" office:value="1.67467007343836" calcext:value-type="float">
            <text:p>1.67E+00</text:p>
          </table:table-cell>
          <table:table-cell office:value-type="float" office:value="0.000946896054994521" calcext:value-type="float">
            <text:p>9.47E-0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hematic mean GR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table:style-name="ce11" table:formula="of:=COM.MICROSOFT.IFS([.B3]=0;&quot;&quot;;[.B3]&gt;0;COM.MICROSOFT.IFS([.B3]&lt;=0.1;&quot;+&quot;;0.1&lt;[.B3]&lt;=1;&quot;++&quot;;1&lt;[.B3]&lt;=2;&quot;+++&quot;;[.B3]&gt;2;&quot;++++&quot;);[.B3]&lt;0;COM.MICROSOFT.IFS([.B3]&gt;=-0.1;&quot;-&quot;;-0.1&gt;[.B3]&gt;=-1;&quot;--&quot;;-1&gt;[.B3]&gt;=-2;&quot;---&quot;;[.B3]&lt;2;&quot;----&quot;))" office:value-type="string" office:string-value="--" calcext:value-type="string">
            <text:p>--</text:p>
          </table:table-cell>
          <table:table-cell table:style-name="ce11" table:formula="of:=COM.MICROSOFT.IFS([.C3]=0;&quot;&quot;;[.C3]&gt;0;COM.MICROSOFT.IFS([.C3]&lt;=0.1;&quot;+&quot;;0.1&lt;[.C3]&lt;=1;&quot;++&quot;;1&lt;[.C3]&lt;=2;&quot;+++&quot;;[.C3]&gt;2;&quot;++++&quot;);[.C3]&lt;0;COM.MICROSOFT.IFS([.C3]&gt;=-0.1;&quot;-&quot;;-0.1&gt;[.C3]&gt;=-1;&quot;--&quot;;-1&gt;[.C3]&gt;=-2;&quot;---&quot;;[.C3]&lt;2;&quot;----&quot;))" office:value-type="string" office:string-value="++" calcext:value-type="string">
            <text:p>++</text:p>
          </table:table-cell>
          <table:table-cell table:style-name="ce12" table:formula="of:=COM.MICROSOFT.IFS([.D3]=0;&quot;&quot;;[.D3]&gt;0;COM.MICROSOFT.IFS([.D3]&lt;=0.1;&quot;+&quot;;0.1&lt;[.D3]&lt;=1;&quot;++&quot;;1&lt;[.D3]&lt;=2;&quot;+++&quot;;[.D3]&gt;2;&quot;++++&quot;);[.D3]&lt;0;COM.MICROSOFT.IFS([.D3]&gt;=-0.1;&quot;-&quot;;-0.1&gt;[.D3]&gt;=-1;&quot;--&quot;;-1&gt;[.D3]&gt;=-2;&quot;---&quot;;[.D3]&lt;2;&quot;----&quot;))" office:value-type="string" office:string-value="+" calcext:value-type="string">
            <text:p>+</text:p>
          </table:table-cell>
          <table:table-cell table:style-name="ce11" table:formula="of:=COM.MICROSOFT.IFS([.E3]=0;&quot;&quot;;[.E3]&gt;0;COM.MICROSOFT.IFS([.E3]&lt;=0.1;&quot;+&quot;;0.1&lt;[.E3]&lt;=1;&quot;++&quot;;1&lt;[.E3]&lt;=2;&quot;+++&quot;;[.E3]&gt;2;&quot;++++&quot;);[.E3]&lt;0;COM.MICROSOFT.IFS([.E3]&gt;=-0.1;&quot;-&quot;;-0.1&gt;[.E3]&gt;=-1;&quot;--&quot;;-1&gt;[.E3]&gt;=-2;&quot;---&quot;;[.E3]&lt;2;&quot;----&quot;))" office:value-type="string" office:string-value="++" calcext:value-type="string">
            <text:p>++</text:p>
          </table:table-cell>
          <table:table-cell table:style-name="ce11" table:formula="of:=COM.MICROSOFT.IFS([.F3]=0;&quot;&quot;;[.F3]&gt;0;COM.MICROSOFT.IFS([.F3]&lt;=0.1;&quot;+&quot;;0.1&lt;[.F3]&lt;=1;&quot;++&quot;;1&lt;[.F3]&lt;=2;&quot;+++&quot;;[.F3]&gt;2;&quot;++++&quot;);[.F3]&lt;0;COM.MICROSOFT.IFS([.F3]&gt;=-0.1;&quot;-&quot;;-0.1&gt;[.F3]&gt;=-1;&quot;--&quot;;-1&gt;[.F3]&gt;=-2;&quot;---&quot;;[.F3]&lt;2;&quot;----&quot;))" office:value-type="string" office:string-value="++" calcext:value-type="string">
            <text:p>++</text:p>
          </table:table-cell>
          <table:table-cell table:style-name="ce12" table:formula="of:=COM.MICROSOFT.IFS([.G3]=0;&quot;&quot;;[.G3]&gt;0;COM.MICROSOFT.IFS([.G3]&lt;=0.1;&quot;+&quot;;0.1&lt;[.G3]&lt;=1;&quot;++&quot;;1&lt;[.G3]&lt;=2;&quot;+++&quot;;[.G3]&gt;2;&quot;++++&quot;);[.G3]&lt;0;COM.MICROSOFT.IFS([.G3]&gt;=-0.1;&quot;-&quot;;-0.1&gt;[.G3]&gt;=-1;&quot;--&quot;;-1&gt;[.G3]&gt;=-2;&quot;---&quot;;[.G3]&lt;2;&quot;----&quot;))" office:value-type="string" office:string-value="--" calcext:value-type="string">
            <text:p>--</text:p>
          </table:table-cell>
          <table:table-cell table:style-name="ce12" table:formula="of:=COM.MICROSOFT.IFS([.H3]=0;&quot;&quot;;[.H3]&gt;0;COM.MICROSOFT.IFS([.H3]&lt;=0.1;&quot;+&quot;;0.1&lt;[.H3]&lt;=1;&quot;++&quot;;1&lt;[.H3]&lt;=2;&quot;+++&quot;;[.H3]&gt;2;&quot;++++&quot;);[.H3]&lt;0;COM.MICROSOFT.IFS([.H3]&gt;=-0.1;&quot;-&quot;;-0.1&gt;[.H3]&gt;=-1;&quot;--&quot;;-1&gt;[.H3]&gt;=-2;&quot;---&quot;;[.H3]&lt;2;&quot;----&quot;))" office:value-type="string" office:string-value="--" calcext:value-type="string">
            <text:p>--</text:p>
          </table:table-cell>
          <table:table-cell table:style-name="ce11" table:formula="of:=COM.MICROSOFT.IFS([.I3]=0;&quot;&quot;;[.I3]&gt;0;COM.MICROSOFT.IFS([.I3]&lt;=0.1;&quot;+&quot;;0.1&lt;[.I3]&lt;=1;&quot;++&quot;;1&lt;[.I3]&lt;=2;&quot;+++&quot;;[.I3]&gt;2;&quot;++++&quot;);[.I3]&lt;0;COM.MICROSOFT.IFS([.I3]&gt;=-0.1;&quot;-&quot;;-0.1&gt;[.I3]&gt;=-1;&quot;--&quot;;-1&gt;[.I3]&gt;=-2;&quot;---&quot;;[.I3]&lt;2;&quot;----&quot;))" office:value-type="string" office:string-value="-" calcext:value-type="string">
            <text:p>-</text:p>
          </table:table-cell>
          <table:table-cell table:style-name="ce11" table:formula="of:=COM.MICROSOFT.IFS([.J3]=0;&quot;&quot;;[.J3]&gt;0;COM.MICROSOFT.IFS([.J3]&lt;=0.1;&quot;+&quot;;0.1&lt;[.J3]&lt;=1;&quot;++&quot;;1&lt;[.J3]&lt;=2;&quot;+++&quot;;[.J3]&gt;2;&quot;++++&quot;);[.J3]&lt;0;COM.MICROSOFT.IFS([.J3]&gt;=-0.1;&quot;-&quot;;-0.1&gt;[.J3]&gt;=-1;&quot;--&quot;;-1&gt;[.J3]&gt;=-2;&quot;---&quot;;[.J3]&lt;2;&quot;----&quot;))" office:value-type="string" office:string-value="++" calcext:value-type="string">
            <text:p>++</text:p>
          </table:table-cell>
          <table:table-cell table:style-name="ce11" table:formula="of:=COM.MICROSOFT.IFS([.K3]=0;&quot;&quot;;[.K3]&gt;0;COM.MICROSOFT.IFS([.K3]&lt;=0.1;&quot;+&quot;;0.1&lt;[.K3]&lt;=1;&quot;++&quot;;1&lt;[.K3]&lt;=2;&quot;+++&quot;;[.K3]&gt;2;&quot;++++&quot;);[.K3]&lt;0;COM.MICROSOFT.IFS([.K3]&gt;=-0.1;&quot;-&quot;;-0.1&gt;[.K3]&gt;=-1;&quot;--&quot;;-1&gt;[.K3]&gt;=-2;&quot;---&quot;;[.K3]&lt;2;&quot;----&quot;))" office:value-type="string" office:string-value="++" calcext:value-type="string">
            <text:p>+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table:style-name="ce11" table:formula="of:=COM.MICROSOFT.IFS([.B4]=0;&quot;&quot;;[.B4]&gt;0;COM.MICROSOFT.IFS([.B4]&lt;=0.1;&quot;+&quot;;0.1&lt;[.B4]&lt;=1;&quot;++&quot;;1&lt;[.B4]&lt;=2;&quot;+++&quot;;[.B4]&gt;2;&quot;++++&quot;);[.B4]&lt;0;COM.MICROSOFT.IFS([.B4]&gt;=-0.1;&quot;-&quot;;-0.1&gt;[.B4]&gt;=-1;&quot;--&quot;;-1&gt;[.B4]&gt;=-2;&quot;---&quot;;[.B4]&lt;2;&quot;----&quot;))" office:value-type="string" office:string-value="--" calcext:value-type="string">
            <text:p>--</text:p>
          </table:table-cell>
          <table:table-cell table:style-name="ce11" table:formula="of:=COM.MICROSOFT.IFS([.C4]=0;&quot;&quot;;[.C4]&gt;0;COM.MICROSOFT.IFS([.C4]&lt;=0.1;&quot;+&quot;;0.1&lt;[.C4]&lt;=1;&quot;++&quot;;1&lt;[.C4]&lt;=2;&quot;+++&quot;;[.C4]&gt;2;&quot;++++&quot;);[.C4]&lt;0;COM.MICROSOFT.IFS([.C4]&gt;=-0.1;&quot;-&quot;;-0.1&gt;[.C4]&gt;=-1;&quot;--&quot;;-1&gt;[.C4]&gt;=-2;&quot;---&quot;;[.C4]&lt;2;&quot;----&quot;))" office:value-type="string" office:string-value="++" calcext:value-type="string">
            <text:p>++</text:p>
          </table:table-cell>
          <table:table-cell table:style-name="ce12" table:formula="of:=COM.MICROSOFT.IFS([.D4]=0;&quot;&quot;;[.D4]&gt;0;COM.MICROSOFT.IFS([.D4]&lt;=0.1;&quot;+&quot;;0.1&lt;[.D4]&lt;=1;&quot;++&quot;;1&lt;[.D4]&lt;=2;&quot;+++&quot;;[.D4]&gt;2;&quot;++++&quot;);[.D4]&lt;0;COM.MICROSOFT.IFS([.D4]&gt;=-0.1;&quot;-&quot;;-0.1&gt;[.D4]&gt;=-1;&quot;--&quot;;-1&gt;[.D4]&gt;=-2;&quot;---&quot;;[.D4]&lt;2;&quot;----&quot;))" office:value-type="string" office:string-value="+" calcext:value-type="string">
            <text:p>+</text:p>
          </table:table-cell>
          <table:table-cell table:style-name="ce11" table:formula="of:=COM.MICROSOFT.IFS([.E4]=0;&quot;&quot;;[.E4]&gt;0;COM.MICROSOFT.IFS([.E4]&lt;=0.1;&quot;+&quot;;0.1&lt;[.E4]&lt;=1;&quot;++&quot;;1&lt;[.E4]&lt;=2;&quot;+++&quot;;[.E4]&gt;2;&quot;++++&quot;);[.E4]&lt;0;COM.MICROSOFT.IFS([.E4]&gt;=-0.1;&quot;-&quot;;-0.1&gt;[.E4]&gt;=-1;&quot;--&quot;;-1&gt;[.E4]&gt;=-2;&quot;---&quot;;[.E4]&lt;2;&quot;----&quot;))" office:value-type="string" office:string-value="++" calcext:value-type="string">
            <text:p>++</text:p>
          </table:table-cell>
          <table:table-cell table:style-name="ce11" table:formula="of:=COM.MICROSOFT.IFS([.F4]=0;&quot;&quot;;[.F4]&gt;0;COM.MICROSOFT.IFS([.F4]&lt;=0.1;&quot;+&quot;;0.1&lt;[.F4]&lt;=1;&quot;++&quot;;1&lt;[.F4]&lt;=2;&quot;+++&quot;;[.F4]&gt;2;&quot;++++&quot;);[.F4]&lt;0;COM.MICROSOFT.IFS([.F4]&gt;=-0.1;&quot;-&quot;;-0.1&gt;[.F4]&gt;=-1;&quot;--&quot;;-1&gt;[.F4]&gt;=-2;&quot;---&quot;;[.F4]&lt;2;&quot;----&quot;))" office:value-type="string" office:string-value="+" calcext:value-type="string">
            <text:p>+</text:p>
          </table:table-cell>
          <table:table-cell table:style-name="ce12" table:formula="of:=COM.MICROSOFT.IFS([.G4]=0;&quot;&quot;;[.G4]&gt;0;COM.MICROSOFT.IFS([.G4]&lt;=0.1;&quot;+&quot;;0.1&lt;[.G4]&lt;=1;&quot;++&quot;;1&lt;[.G4]&lt;=2;&quot;+++&quot;;[.G4]&gt;2;&quot;++++&quot;);[.G4]&lt;0;COM.MICROSOFT.IFS([.G4]&gt;=-0.1;&quot;-&quot;;-0.1&gt;[.G4]&gt;=-1;&quot;--&quot;;-1&gt;[.G4]&gt;=-2;&quot;---&quot;;[.G4]&lt;2;&quot;----&quot;))" office:value-type="string" office:string-value="+" calcext:value-type="string">
            <text:p>+</text:p>
          </table:table-cell>
          <table:table-cell table:style-name="ce12" table:formula="of:=COM.MICROSOFT.IFS([.H4]=0;&quot;&quot;;[.H4]&gt;0;COM.MICROSOFT.IFS([.H4]&lt;=0.1;&quot;+&quot;;0.1&lt;[.H4]&lt;=1;&quot;++&quot;;1&lt;[.H4]&lt;=2;&quot;+++&quot;;[.H4]&gt;2;&quot;++++&quot;);[.H4]&lt;0;COM.MICROSOFT.IFS([.H4]&gt;=-0.1;&quot;-&quot;;-0.1&gt;[.H4]&gt;=-1;&quot;--&quot;;-1&gt;[.H4]&gt;=-2;&quot;---&quot;;[.H4]&lt;2;&quot;----&quot;))" office:value-type="string" office:string-value="-" calcext:value-type="string">
            <text:p>-</text:p>
          </table:table-cell>
          <table:table-cell table:style-name="ce11" table:formula="of:=COM.MICROSOFT.IFS([.I4]=0;&quot;&quot;;[.I4]&gt;0;COM.MICROSOFT.IFS([.I4]&lt;=0.1;&quot;+&quot;;0.1&lt;[.I4]&lt;=1;&quot;++&quot;;1&lt;[.I4]&lt;=2;&quot;+++&quot;;[.I4]&gt;2;&quot;++++&quot;);[.I4]&lt;0;COM.MICROSOFT.IFS([.I4]&gt;=-0.1;&quot;-&quot;;-0.1&gt;[.I4]&gt;=-1;&quot;--&quot;;-1&gt;[.I4]&gt;=-2;&quot;---&quot;;[.I4]&lt;2;&quot;----&quot;))" office:value-type="string" office:string-value="--" calcext:value-type="string">
            <text:p>--</text:p>
          </table:table-cell>
          <table:table-cell table:style-name="ce11" table:formula="of:=COM.MICROSOFT.IFS([.J4]=0;&quot;&quot;;[.J4]&gt;0;COM.MICROSOFT.IFS([.J4]&lt;=0.1;&quot;+&quot;;0.1&lt;[.J4]&lt;=1;&quot;++&quot;;1&lt;[.J4]&lt;=2;&quot;+++&quot;;[.J4]&gt;2;&quot;++++&quot;);[.J4]&lt;0;COM.MICROSOFT.IFS([.J4]&gt;=-0.1;&quot;-&quot;;-0.1&gt;[.J4]&gt;=-1;&quot;--&quot;;-1&gt;[.J4]&gt;=-2;&quot;---&quot;;[.J4]&lt;2;&quot;----&quot;))" office:value-type="string" office:string-value="++" calcext:value-type="string">
            <text:p>++</text:p>
          </table:table-cell>
          <table:table-cell table:style-name="ce11" table:formula="of:=COM.MICROSOFT.IFS([.K4]=0;&quot;&quot;;[.K4]&gt;0;COM.MICROSOFT.IFS([.K4]&lt;=0.1;&quot;+&quot;;0.1&lt;[.K4]&lt;=1;&quot;++&quot;;1&lt;[.K4]&lt;=2;&quot;+++&quot;;[.K4]&gt;2;&quot;++++&quot;);[.K4]&lt;0;COM.MICROSOFT.IFS([.K4]&gt;=-0.1;&quot;-&quot;;-0.1&gt;[.K4]&gt;=-1;&quot;--&quot;;-1&gt;[.K4]&gt;=-2;&quot;---&quot;;[.K4]&lt;2;&quot;----&quot;))" office:value-type="string" office:string-value="+" calcext:value-type="string">
            <text:p>+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2" table:formula="of:=COM.MICROSOFT.IFS([.B5]=0;&quot;&quot;;[.B5]&gt;0;COM.MICROSOFT.IFS([.B5]&lt;=0.1;&quot;+&quot;;0.1&lt;[.B5]&lt;=1;&quot;++&quot;;1&lt;[.B5]&lt;=2;&quot;+++&quot;;[.B5]&gt;2;&quot;++++&quot;);[.B5]&lt;0;COM.MICROSOFT.IFS([.B5]&gt;=-0.1;&quot;-&quot;;-0.1&gt;[.B5]&gt;=-1;&quot;--&quot;;-1&gt;[.B5]&gt;=-2;&quot;---&quot;;[.B5]&lt;2;&quot;----&quot;))" office:value-type="string" office:string-value="+" calcext:value-type="string">
            <text:p>+</text:p>
          </table:table-cell>
          <table:table-cell table:style-name="ce12" table:formula="of:=COM.MICROSOFT.IFS([.C5]=0;&quot;&quot;;[.C5]&gt;0;COM.MICROSOFT.IFS([.C5]&lt;=0.1;&quot;+&quot;;0.1&lt;[.C5]&lt;=1;&quot;++&quot;;1&lt;[.C5]&lt;=2;&quot;+++&quot;;[.C5]&gt;2;&quot;++++&quot;);[.C5]&lt;0;COM.MICROSOFT.IFS([.C5]&gt;=-0.1;&quot;-&quot;;-0.1&gt;[.C5]&gt;=-1;&quot;--&quot;;-1&gt;[.C5]&gt;=-2;&quot;---&quot;;[.C5]&lt;2;&quot;----&quot;))" office:value-type="string" office:string-value="-" calcext:value-type="string">
            <text:p>-</text:p>
          </table:table-cell>
          <table:table-cell table:style-name="ce12" table:formula="of:=COM.MICROSOFT.IFS([.D5]=0;&quot;&quot;;[.D5]&gt;0;COM.MICROSOFT.IFS([.D5]&lt;=0.1;&quot;+&quot;;0.1&lt;[.D5]&lt;=1;&quot;++&quot;;1&lt;[.D5]&lt;=2;&quot;+++&quot;;[.D5]&gt;2;&quot;++++&quot;);[.D5]&lt;0;COM.MICROSOFT.IFS([.D5]&gt;=-0.1;&quot;-&quot;;-0.1&gt;[.D5]&gt;=-1;&quot;--&quot;;-1&gt;[.D5]&gt;=-2;&quot;---&quot;;[.D5]&lt;2;&quot;----&quot;))" office:value-type="string" office:string-value="+" calcext:value-type="string">
            <text:p>+</text:p>
          </table:table-cell>
          <table:table-cell table:style-name="ce12" table:formula="of:=COM.MICROSOFT.IFS([.E5]=0;&quot;&quot;;[.E5]&gt;0;COM.MICROSOFT.IFS([.E5]&lt;=0.1;&quot;+&quot;;0.1&lt;[.E5]&lt;=1;&quot;++&quot;;1&lt;[.E5]&lt;=2;&quot;+++&quot;;[.E5]&gt;2;&quot;++++&quot;);[.E5]&lt;0;COM.MICROSOFT.IFS([.E5]&gt;=-0.1;&quot;-&quot;;-0.1&gt;[.E5]&gt;=-1;&quot;--&quot;;-1&gt;[.E5]&gt;=-2;&quot;---&quot;;[.E5]&lt;2;&quot;----&quot;))" office:value-type="string" office:string-value="+" calcext:value-type="string">
            <text:p>+</text:p>
          </table:table-cell>
          <table:table-cell table:style-name="ce12" table:formula="of:=COM.MICROSOFT.IFS([.F5]=0;&quot;&quot;;[.F5]&gt;0;COM.MICROSOFT.IFS([.F5]&lt;=0.1;&quot;+&quot;;0.1&lt;[.F5]&lt;=1;&quot;++&quot;;1&lt;[.F5]&lt;=2;&quot;+++&quot;;[.F5]&gt;2;&quot;++++&quot;);[.F5]&lt;0;COM.MICROSOFT.IFS([.F5]&gt;=-0.1;&quot;-&quot;;-0.1&gt;[.F5]&gt;=-1;&quot;--&quot;;-1&gt;[.F5]&gt;=-2;&quot;---&quot;;[.F5]&lt;2;&quot;----&quot;))" office:value-type="string" office:string-value="+" calcext:value-type="string">
            <text:p>+</text:p>
          </table:table-cell>
          <table:table-cell table:style-name="ce12" table:formula="of:=COM.MICROSOFT.IFS([.G5]=0;&quot;&quot;;[.G5]&gt;0;COM.MICROSOFT.IFS([.G5]&lt;=0.1;&quot;+&quot;;0.1&lt;[.G5]&lt;=1;&quot;++&quot;;1&lt;[.G5]&lt;=2;&quot;+++&quot;;[.G5]&gt;2;&quot;++++&quot;);[.G5]&lt;0;COM.MICROSOFT.IFS([.G5]&gt;=-0.1;&quot;-&quot;;-0.1&gt;[.G5]&gt;=-1;&quot;--&quot;;-1&gt;[.G5]&gt;=-2;&quot;---&quot;;[.G5]&lt;2;&quot;----&quot;))" office:value-type="string" office:string-value="++" calcext:value-type="string">
            <text:p>++</text:p>
          </table:table-cell>
          <table:table-cell table:style-name="ce12" table:formula="of:=COM.MICROSOFT.IFS([.H5]=0;&quot;&quot;;[.H5]&gt;0;COM.MICROSOFT.IFS([.H5]&lt;=0.1;&quot;+&quot;;0.1&lt;[.H5]&lt;=1;&quot;++&quot;;1&lt;[.H5]&lt;=2;&quot;+++&quot;;[.H5]&gt;2;&quot;++++&quot;);[.H5]&lt;0;COM.MICROSOFT.IFS([.H5]&gt;=-0.1;&quot;-&quot;;-0.1&gt;[.H5]&gt;=-1;&quot;--&quot;;-1&gt;[.H5]&gt;=-2;&quot;---&quot;;[.H5]&lt;2;&quot;----&quot;))" office:value-type="string" office:string-value="-" calcext:value-type="string">
            <text:p>-</text:p>
          </table:table-cell>
          <table:table-cell table:style-name="ce12" table:formula="of:=COM.MICROSOFT.IFS([.I5]=0;&quot;&quot;;[.I5]&gt;0;COM.MICROSOFT.IFS([.I5]&lt;=0.1;&quot;+&quot;;0.1&lt;[.I5]&lt;=1;&quot;++&quot;;1&lt;[.I5]&lt;=2;&quot;+++&quot;;[.I5]&gt;2;&quot;++++&quot;);[.I5]&lt;0;COM.MICROSOFT.IFS([.I5]&gt;=-0.1;&quot;-&quot;;-0.1&gt;[.I5]&gt;=-1;&quot;--&quot;;-1&gt;[.I5]&gt;=-2;&quot;---&quot;;[.I5]&lt;2;&quot;----&quot;))" office:value-type="string" office:string-value="-" calcext:value-type="string">
            <text:p>-</text:p>
          </table:table-cell>
          <table:table-cell table:style-name="ce12" table:formula="of:=COM.MICROSOFT.IFS([.J5]=0;&quot;&quot;;[.J5]&gt;0;COM.MICROSOFT.IFS([.J5]&lt;=0.1;&quot;+&quot;;0.1&lt;[.J5]&lt;=1;&quot;++&quot;;1&lt;[.J5]&lt;=2;&quot;+++&quot;;[.J5]&gt;2;&quot;++++&quot;);[.J5]&lt;0;COM.MICROSOFT.IFS([.J5]&gt;=-0.1;&quot;-&quot;;-0.1&gt;[.J5]&gt;=-1;&quot;--&quot;;-1&gt;[.J5]&gt;=-2;&quot;---&quot;;[.J5]&lt;2;&quot;----&quot;))" office:value-type="string" office:string-value="+" calcext:value-type="string">
            <text:p>+</text:p>
          </table:table-cell>
          <table:table-cell table:style-name="ce12" table:formula="of:=COM.MICROSOFT.IFS([.K5]=0;&quot;&quot;;[.K5]&gt;0;COM.MICROSOFT.IFS([.K5]&lt;=0.1;&quot;+&quot;;0.1&lt;[.K5]&lt;=1;&quot;++&quot;;1&lt;[.K5]&lt;=2;&quot;+++&quot;;[.K5]&gt;2;&quot;++++&quot;);[.K5]&lt;0;COM.MICROSOFT.IFS([.K5]&gt;=-0.1;&quot;-&quot;;-0.1&gt;[.K5]&gt;=-1;&quot;--&quot;;-1&gt;[.K5]&gt;=-2;&quot;---&quot;;[.K5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table:style-name="ce11" table:formula="of:=COM.MICROSOFT.IFS([.B6]=0;&quot;&quot;;[.B6]&gt;0;COM.MICROSOFT.IFS([.B6]&lt;=0.1;&quot;+&quot;;0.1&lt;[.B6]&lt;=1;&quot;++&quot;;1&lt;[.B6]&lt;=2;&quot;+++&quot;;[.B6]&gt;2;&quot;++++&quot;);[.B6]&lt;0;COM.MICROSOFT.IFS([.B6]&gt;=-0.1;&quot;-&quot;;-0.1&gt;[.B6]&gt;=-1;&quot;--&quot;;-1&gt;[.B6]&gt;=-2;&quot;---&quot;;[.B6]&lt;2;&quot;----&quot;))" office:value-type="string" office:string-value="++" calcext:value-type="string">
            <text:p>++</text:p>
          </table:table-cell>
          <table:table-cell table:style-name="ce11" table:formula="of:=COM.MICROSOFT.IFS([.C6]=0;&quot;&quot;;[.C6]&gt;0;COM.MICROSOFT.IFS([.C6]&lt;=0.1;&quot;+&quot;;0.1&lt;[.C6]&lt;=1;&quot;++&quot;;1&lt;[.C6]&lt;=2;&quot;+++&quot;;[.C6]&gt;2;&quot;++++&quot;);[.C6]&lt;0;COM.MICROSOFT.IFS([.C6]&gt;=-0.1;&quot;-&quot;;-0.1&gt;[.C6]&gt;=-1;&quot;--&quot;;-1&gt;[.C6]&gt;=-2;&quot;---&quot;;[.C6]&lt;2;&quot;----&quot;))" office:value-type="string" office:string-value="--" calcext:value-type="string">
            <text:p>--</text:p>
          </table:table-cell>
          <table:table-cell table:style-name="ce12" table:formula="of:=COM.MICROSOFT.IFS([.D6]=0;&quot;&quot;;[.D6]&gt;0;COM.MICROSOFT.IFS([.D6]&lt;=0.1;&quot;+&quot;;0.1&lt;[.D6]&lt;=1;&quot;++&quot;;1&lt;[.D6]&lt;=2;&quot;+++&quot;;[.D6]&gt;2;&quot;++++&quot;);[.D6]&lt;0;COM.MICROSOFT.IFS([.D6]&gt;=-0.1;&quot;-&quot;;-0.1&gt;[.D6]&gt;=-1;&quot;--&quot;;-1&gt;[.D6]&gt;=-2;&quot;---&quot;;[.D6]&lt;2;&quot;----&quot;))" office:value-type="string" office:string-value="-" calcext:value-type="string">
            <text:p>-</text:p>
          </table:table-cell>
          <table:table-cell table:style-name="ce11" table:formula="of:=COM.MICROSOFT.IFS([.E6]=0;&quot;&quot;;[.E6]&gt;0;COM.MICROSOFT.IFS([.E6]&lt;=0.1;&quot;+&quot;;0.1&lt;[.E6]&lt;=1;&quot;++&quot;;1&lt;[.E6]&lt;=2;&quot;+++&quot;;[.E6]&gt;2;&quot;++++&quot;);[.E6]&lt;0;COM.MICROSOFT.IFS([.E6]&gt;=-0.1;&quot;-&quot;;-0.1&gt;[.E6]&gt;=-1;&quot;--&quot;;-1&gt;[.E6]&gt;=-2;&quot;---&quot;;[.E6]&lt;2;&quot;----&quot;))" office:value-type="string" office:string-value="--" calcext:value-type="string">
            <text:p>--</text:p>
          </table:table-cell>
          <table:table-cell table:style-name="ce11" table:formula="of:=COM.MICROSOFT.IFS([.F6]=0;&quot;&quot;;[.F6]&gt;0;COM.MICROSOFT.IFS([.F6]&lt;=0.1;&quot;+&quot;;0.1&lt;[.F6]&lt;=1;&quot;++&quot;;1&lt;[.F6]&lt;=2;&quot;+++&quot;;[.F6]&gt;2;&quot;++++&quot;);[.F6]&lt;0;COM.MICROSOFT.IFS([.F6]&gt;=-0.1;&quot;-&quot;;-0.1&gt;[.F6]&gt;=-1;&quot;--&quot;;-1&gt;[.F6]&gt;=-2;&quot;---&quot;;[.F6]&lt;2;&quot;----&quot;))" office:value-type="string" office:string-value="-" calcext:value-type="string">
            <text:p>-</text:p>
          </table:table-cell>
          <table:table-cell table:style-name="ce12" table:formula="of:=COM.MICROSOFT.IFS([.G6]=0;&quot;&quot;;[.G6]&gt;0;COM.MICROSOFT.IFS([.G6]&lt;=0.1;&quot;+&quot;;0.1&lt;[.G6]&lt;=1;&quot;++&quot;;1&lt;[.G6]&lt;=2;&quot;+++&quot;;[.G6]&gt;2;&quot;++++&quot;);[.G6]&lt;0;COM.MICROSOFT.IFS([.G6]&gt;=-0.1;&quot;-&quot;;-0.1&gt;[.G6]&gt;=-1;&quot;--&quot;;-1&gt;[.G6]&gt;=-2;&quot;---&quot;;[.G6]&lt;2;&quot;----&quot;))" office:value-type="string" office:string-value="-" calcext:value-type="string">
            <text:p>-</text:p>
          </table:table-cell>
          <table:table-cell table:style-name="ce12" table:formula="of:=COM.MICROSOFT.IFS([.H6]=0;&quot;&quot;;[.H6]&gt;0;COM.MICROSOFT.IFS([.H6]&lt;=0.1;&quot;+&quot;;0.1&lt;[.H6]&lt;=1;&quot;++&quot;;1&lt;[.H6]&lt;=2;&quot;+++&quot;;[.H6]&gt;2;&quot;++++&quot;);[.H6]&lt;0;COM.MICROSOFT.IFS([.H6]&gt;=-0.1;&quot;-&quot;;-0.1&gt;[.H6]&gt;=-1;&quot;--&quot;;-1&gt;[.H6]&gt;=-2;&quot;---&quot;;[.H6]&lt;2;&quot;----&quot;))" office:value-type="string" office:string-value="+" calcext:value-type="string">
            <text:p>+</text:p>
          </table:table-cell>
          <table:table-cell table:style-name="ce11" table:formula="of:=COM.MICROSOFT.IFS([.I6]=0;&quot;&quot;;[.I6]&gt;0;COM.MICROSOFT.IFS([.I6]&lt;=0.1;&quot;+&quot;;0.1&lt;[.I6]&lt;=1;&quot;++&quot;;1&lt;[.I6]&lt;=2;&quot;+++&quot;;[.I6]&gt;2;&quot;++++&quot;);[.I6]&lt;0;COM.MICROSOFT.IFS([.I6]&gt;=-0.1;&quot;-&quot;;-0.1&gt;[.I6]&gt;=-1;&quot;--&quot;;-1&gt;[.I6]&gt;=-2;&quot;---&quot;;[.I6]&lt;2;&quot;----&quot;))" office:value-type="string" office:string-value="-" calcext:value-type="string">
            <text:p>-</text:p>
          </table:table-cell>
          <table:table-cell table:style-name="ce11" table:formula="of:=COM.MICROSOFT.IFS([.J6]=0;&quot;&quot;;[.J6]&gt;0;COM.MICROSOFT.IFS([.J6]&lt;=0.1;&quot;+&quot;;0.1&lt;[.J6]&lt;=1;&quot;++&quot;;1&lt;[.J6]&lt;=2;&quot;+++&quot;;[.J6]&gt;2;&quot;++++&quot;);[.J6]&lt;0;COM.MICROSOFT.IFS([.J6]&gt;=-0.1;&quot;-&quot;;-0.1&gt;[.J6]&gt;=-1;&quot;--&quot;;-1&gt;[.J6]&gt;=-2;&quot;---&quot;;[.J6]&lt;2;&quot;----&quot;))" office:value-type="string" office:string-value="--" calcext:value-type="string">
            <text:p>--</text:p>
          </table:table-cell>
          <table:table-cell table:style-name="ce11" table:formula="of:=COM.MICROSOFT.IFS([.K6]=0;&quot;&quot;;[.K6]&gt;0;COM.MICROSOFT.IFS([.K6]&lt;=0.1;&quot;+&quot;;0.1&lt;[.K6]&lt;=1;&quot;++&quot;;1&lt;[.K6]&lt;=2;&quot;+++&quot;;[.K6]&gt;2;&quot;++++&quot;);[.K6]&lt;0;COM.MICROSOFT.IFS([.K6]&gt;=-0.1;&quot;-&quot;;-0.1&gt;[.K6]&gt;=-1;&quot;--&quot;;-1&gt;[.K6]&gt;=-2;&quot;---&quot;;[.K6]&lt;2;&quot;----&quot;))" office:value-type="string" office:string-value="++" calcext:value-type="string">
            <text:p>+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table:style-name="ce11" table:formula="of:=COM.MICROSOFT.IFS([.B7]=0;&quot;&quot;;[.B7]&gt;0;COM.MICROSOFT.IFS([.B7]&lt;=0.1;&quot;+&quot;;0.1&lt;[.B7]&lt;=1;&quot;++&quot;;1&lt;[.B7]&lt;=2;&quot;+++&quot;;[.B7]&gt;2;&quot;++++&quot;);[.B7]&lt;0;COM.MICROSOFT.IFS([.B7]&gt;=-0.1;&quot;-&quot;;-0.1&gt;[.B7]&gt;=-1;&quot;--&quot;;-1&gt;[.B7]&gt;=-2;&quot;---&quot;;[.B7]&lt;2;&quot;----&quot;))" office:value-type="string" office:string-value="+" calcext:value-type="string">
            <text:p>+</text:p>
          </table:table-cell>
          <table:table-cell table:style-name="ce11" table:formula="of:=COM.MICROSOFT.IFS([.C7]=0;&quot;&quot;;[.C7]&gt;0;COM.MICROSOFT.IFS([.C7]&lt;=0.1;&quot;+&quot;;0.1&lt;[.C7]&lt;=1;&quot;++&quot;;1&lt;[.C7]&lt;=2;&quot;+++&quot;;[.C7]&gt;2;&quot;++++&quot;);[.C7]&lt;0;COM.MICROSOFT.IFS([.C7]&gt;=-0.1;&quot;-&quot;;-0.1&gt;[.C7]&gt;=-1;&quot;--&quot;;-1&gt;[.C7]&gt;=-2;&quot;---&quot;;[.C7]&lt;2;&quot;----&quot;))" office:value-type="string" office:string-value="+" calcext:value-type="string">
            <text:p>+</text:p>
          </table:table-cell>
          <table:table-cell table:style-name="ce12" table:formula="of:=COM.MICROSOFT.IFS([.D7]=0;&quot;&quot;;[.D7]&gt;0;COM.MICROSOFT.IFS([.D7]&lt;=0.1;&quot;+&quot;;0.1&lt;[.D7]&lt;=1;&quot;++&quot;;1&lt;[.D7]&lt;=2;&quot;+++&quot;;[.D7]&gt;2;&quot;++++&quot;);[.D7]&lt;0;COM.MICROSOFT.IFS([.D7]&gt;=-0.1;&quot;-&quot;;-0.1&gt;[.D7]&gt;=-1;&quot;--&quot;;-1&gt;[.D7]&gt;=-2;&quot;---&quot;;[.D7]&lt;2;&quot;----&quot;))" office:value-type="string" office:string-value="-" calcext:value-type="string">
            <text:p>-</text:p>
          </table:table-cell>
          <table:table-cell table:style-name="ce11" table:formula="of:=COM.MICROSOFT.IFS([.E7]=0;&quot;&quot;;[.E7]&gt;0;COM.MICROSOFT.IFS([.E7]&lt;=0.1;&quot;+&quot;;0.1&lt;[.E7]&lt;=1;&quot;++&quot;;1&lt;[.E7]&lt;=2;&quot;+++&quot;;[.E7]&gt;2;&quot;++++&quot;);[.E7]&lt;0;COM.MICROSOFT.IFS([.E7]&gt;=-0.1;&quot;-&quot;;-0.1&gt;[.E7]&gt;=-1;&quot;--&quot;;-1&gt;[.E7]&gt;=-2;&quot;---&quot;;[.E7]&lt;2;&quot;----&quot;))" office:value-type="string" office:string-value="-" calcext:value-type="string">
            <text:p>-</text:p>
          </table:table-cell>
          <table:table-cell table:style-name="ce11" table:formula="of:=COM.MICROSOFT.IFS([.F7]=0;&quot;&quot;;[.F7]&gt;0;COM.MICROSOFT.IFS([.F7]&lt;=0.1;&quot;+&quot;;0.1&lt;[.F7]&lt;=1;&quot;++&quot;;1&lt;[.F7]&lt;=2;&quot;+++&quot;;[.F7]&gt;2;&quot;++++&quot;);[.F7]&lt;0;COM.MICROSOFT.IFS([.F7]&gt;=-0.1;&quot;-&quot;;-0.1&gt;[.F7]&gt;=-1;&quot;--&quot;;-1&gt;[.F7]&gt;=-2;&quot;---&quot;;[.F7]&lt;2;&quot;----&quot;))" office:value-type="string" office:string-value="-" calcext:value-type="string">
            <text:p>-</text:p>
          </table:table-cell>
          <table:table-cell table:style-name="ce12" table:formula="of:=COM.MICROSOFT.IFS([.G7]=0;&quot;&quot;;[.G7]&gt;0;COM.MICROSOFT.IFS([.G7]&lt;=0.1;&quot;+&quot;;0.1&lt;[.G7]&lt;=1;&quot;++&quot;;1&lt;[.G7]&lt;=2;&quot;+++&quot;;[.G7]&gt;2;&quot;++++&quot;);[.G7]&lt;0;COM.MICROSOFT.IFS([.G7]&gt;=-0.1;&quot;-&quot;;-0.1&gt;[.G7]&gt;=-1;&quot;--&quot;;-1&gt;[.G7]&gt;=-2;&quot;---&quot;;[.G7]&lt;2;&quot;----&quot;))" office:value-type="string" office:string-value="-" calcext:value-type="string">
            <text:p>-</text:p>
          </table:table-cell>
          <table:table-cell table:style-name="ce12" table:formula="of:=COM.MICROSOFT.IFS([.H7]=0;&quot;&quot;;[.H7]&gt;0;COM.MICROSOFT.IFS([.H7]&lt;=0.1;&quot;+&quot;;0.1&lt;[.H7]&lt;=1;&quot;++&quot;;1&lt;[.H7]&lt;=2;&quot;+++&quot;;[.H7]&gt;2;&quot;++++&quot;);[.H7]&lt;0;COM.MICROSOFT.IFS([.H7]&gt;=-0.1;&quot;-&quot;;-0.1&gt;[.H7]&gt;=-1;&quot;--&quot;;-1&gt;[.H7]&gt;=-2;&quot;---&quot;;[.H7]&lt;2;&quot;----&quot;))" office:value-type="string" office:string-value="++" calcext:value-type="string">
            <text:p>++</text:p>
          </table:table-cell>
          <table:table-cell table:style-name="ce11" table:formula="of:=COM.MICROSOFT.IFS([.I7]=0;&quot;&quot;;[.I7]&gt;0;COM.MICROSOFT.IFS([.I7]&lt;=0.1;&quot;+&quot;;0.1&lt;[.I7]&lt;=1;&quot;++&quot;;1&lt;[.I7]&lt;=2;&quot;+++&quot;;[.I7]&gt;2;&quot;++++&quot;);[.I7]&lt;0;COM.MICROSOFT.IFS([.I7]&gt;=-0.1;&quot;-&quot;;-0.1&gt;[.I7]&gt;=-1;&quot;--&quot;;-1&gt;[.I7]&gt;=-2;&quot;---&quot;;[.I7]&lt;2;&quot;----&quot;))" office:value-type="string" office:string-value="-" calcext:value-type="string">
            <text:p>-</text:p>
          </table:table-cell>
          <table:table-cell table:style-name="ce11" table:formula="of:=COM.MICROSOFT.IFS([.J7]=0;&quot;&quot;;[.J7]&gt;0;COM.MICROSOFT.IFS([.J7]&lt;=0.1;&quot;+&quot;;0.1&lt;[.J7]&lt;=1;&quot;++&quot;;1&lt;[.J7]&lt;=2;&quot;+++&quot;;[.J7]&gt;2;&quot;++++&quot;);[.J7]&lt;0;COM.MICROSOFT.IFS([.J7]&gt;=-0.1;&quot;-&quot;;-0.1&gt;[.J7]&gt;=-1;&quot;--&quot;;-1&gt;[.J7]&gt;=-2;&quot;---&quot;;[.J7]&lt;2;&quot;----&quot;))" office:value-type="string" office:string-value="-" calcext:value-type="string">
            <text:p>-</text:p>
          </table:table-cell>
          <table:table-cell table:style-name="ce11" table:formula="of:=COM.MICROSOFT.IFS([.K7]=0;&quot;&quot;;[.K7]&gt;0;COM.MICROSOFT.IFS([.K7]&lt;=0.1;&quot;+&quot;;0.1&lt;[.K7]&lt;=1;&quot;++&quot;;1&lt;[.K7]&lt;=2;&quot;+++&quot;;[.K7]&gt;2;&quot;++++&quot;);[.K7]&lt;0;COM.MICROSOFT.IFS([.K7]&gt;=-0.1;&quot;-&quot;;-0.1&gt;[.K7]&gt;=-1;&quot;--&quot;;-1&gt;[.K7]&gt;=-2;&quot;---&quot;;[.K7]&lt;2;&quot;----&quot;))" office:value-type="string" office:string-value="--" calcext:value-type="string">
            <text:p>--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style-name="ce12" table:formula="of:=COM.MICROSOFT.IFS([.B8]=0;&quot;&quot;;[.B8]&gt;0;COM.MICROSOFT.IFS([.B8]&lt;=0.1;&quot;+&quot;;0.1&lt;[.B8]&lt;=1;&quot;++&quot;;1&lt;[.B8]&lt;=2;&quot;+++&quot;;[.B8]&gt;2;&quot;++++&quot;);[.B8]&lt;0;COM.MICROSOFT.IFS([.B8]&gt;=-0.1;&quot;-&quot;;-0.1&gt;[.B8]&gt;=-1;&quot;--&quot;;-1&gt;[.B8]&gt;=-2;&quot;---&quot;;[.B8]&lt;2;&quot;----&quot;))" office:value-type="string" office:string-value="+" calcext:value-type="string">
            <text:p>+</text:p>
          </table:table-cell>
          <table:table-cell table:style-name="ce12" table:formula="of:=COM.MICROSOFT.IFS([.C8]=0;&quot;&quot;;[.C8]&gt;0;COM.MICROSOFT.IFS([.C8]&lt;=0.1;&quot;+&quot;;0.1&lt;[.C8]&lt;=1;&quot;++&quot;;1&lt;[.C8]&lt;=2;&quot;+++&quot;;[.C8]&gt;2;&quot;++++&quot;);[.C8]&lt;0;COM.MICROSOFT.IFS([.C8]&gt;=-0.1;&quot;-&quot;;-0.1&gt;[.C8]&gt;=-1;&quot;--&quot;;-1&gt;[.C8]&gt;=-2;&quot;---&quot;;[.C8]&lt;2;&quot;----&quot;))" office:value-type="string" office:string-value="+" calcext:value-type="string">
            <text:p>+</text:p>
          </table:table-cell>
          <table:table-cell table:style-name="ce12" table:formula="of:=COM.MICROSOFT.IFS([.D8]=0;&quot;&quot;;[.D8]&gt;0;COM.MICROSOFT.IFS([.D8]&lt;=0.1;&quot;+&quot;;0.1&lt;[.D8]&lt;=1;&quot;++&quot;;1&lt;[.D8]&lt;=2;&quot;+++&quot;;[.D8]&gt;2;&quot;++++&quot;);[.D8]&lt;0;COM.MICROSOFT.IFS([.D8]&gt;=-0.1;&quot;-&quot;;-0.1&gt;[.D8]&gt;=-1;&quot;--&quot;;-1&gt;[.D8]&gt;=-2;&quot;---&quot;;[.D8]&lt;2;&quot;----&quot;))" office:value-type="string" office:string-value="--" calcext:value-type="string">
            <text:p>--</text:p>
          </table:table-cell>
          <table:table-cell table:style-name="ce12" table:formula="of:=COM.MICROSOFT.IFS([.E8]=0;&quot;&quot;;[.E8]&gt;0;COM.MICROSOFT.IFS([.E8]&lt;=0.1;&quot;+&quot;;0.1&lt;[.E8]&lt;=1;&quot;++&quot;;1&lt;[.E8]&lt;=2;&quot;+++&quot;;[.E8]&gt;2;&quot;++++&quot;);[.E8]&lt;0;COM.MICROSOFT.IFS([.E8]&gt;=-0.1;&quot;-&quot;;-0.1&gt;[.E8]&gt;=-1;&quot;--&quot;;-1&gt;[.E8]&gt;=-2;&quot;---&quot;;[.E8]&lt;2;&quot;----&quot;))" office:value-type="string" office:string-value="-" calcext:value-type="string">
            <text:p>-</text:p>
          </table:table-cell>
          <table:table-cell table:style-name="ce12" table:formula="of:=COM.MICROSOFT.IFS([.F8]=0;&quot;&quot;;[.F8]&gt;0;COM.MICROSOFT.IFS([.F8]&lt;=0.1;&quot;+&quot;;0.1&lt;[.F8]&lt;=1;&quot;++&quot;;1&lt;[.F8]&lt;=2;&quot;+++&quot;;[.F8]&gt;2;&quot;++++&quot;);[.F8]&lt;0;COM.MICROSOFT.IFS([.F8]&gt;=-0.1;&quot;-&quot;;-0.1&gt;[.F8]&gt;=-1;&quot;--&quot;;-1&gt;[.F8]&gt;=-2;&quot;---&quot;;[.F8]&lt;2;&quot;----&quot;))" office:value-type="string" office:string-value="--" calcext:value-type="string">
            <text:p>--</text:p>
          </table:table-cell>
          <table:table-cell table:style-name="ce12" table:formula="of:=COM.MICROSOFT.IFS([.G8]=0;&quot;&quot;;[.G8]&gt;0;COM.MICROSOFT.IFS([.G8]&lt;=0.1;&quot;+&quot;;0.1&lt;[.G8]&lt;=1;&quot;++&quot;;1&lt;[.G8]&lt;=2;&quot;+++&quot;;[.G8]&gt;2;&quot;++++&quot;);[.G8]&lt;0;COM.MICROSOFT.IFS([.G8]&gt;=-0.1;&quot;-&quot;;-0.1&gt;[.G8]&gt;=-1;&quot;--&quot;;-1&gt;[.G8]&gt;=-2;&quot;---&quot;;[.G8]&lt;2;&quot;----&quot;))" office:value-type="string" office:string-value="-" calcext:value-type="string">
            <text:p>-</text:p>
          </table:table-cell>
          <table:table-cell table:style-name="ce12" table:formula="of:=COM.MICROSOFT.IFS([.H8]=0;&quot;&quot;;[.H8]&gt;0;COM.MICROSOFT.IFS([.H8]&lt;=0.1;&quot;+&quot;;0.1&lt;[.H8]&lt;=1;&quot;++&quot;;1&lt;[.H8]&lt;=2;&quot;+++&quot;;[.H8]&gt;2;&quot;++++&quot;);[.H8]&lt;0;COM.MICROSOFT.IFS([.H8]&gt;=-0.1;&quot;-&quot;;-0.1&gt;[.H8]&gt;=-1;&quot;--&quot;;-1&gt;[.H8]&gt;=-2;&quot;---&quot;;[.H8]&lt;2;&quot;----&quot;))" office:value-type="string" office:string-value="-" calcext:value-type="string">
            <text:p>-</text:p>
          </table:table-cell>
          <table:table-cell table:style-name="ce12" table:formula="of:=COM.MICROSOFT.IFS([.I8]=0;&quot;&quot;;[.I8]&gt;0;COM.MICROSOFT.IFS([.I8]&lt;=0.1;&quot;+&quot;;0.1&lt;[.I8]&lt;=1;&quot;++&quot;;1&lt;[.I8]&lt;=2;&quot;+++&quot;;[.I8]&gt;2;&quot;++++&quot;);[.I8]&lt;0;COM.MICROSOFT.IFS([.I8]&gt;=-0.1;&quot;-&quot;;-0.1&gt;[.I8]&gt;=-1;&quot;--&quot;;-1&gt;[.I8]&gt;=-2;&quot;---&quot;;[.I8]&lt;2;&quot;----&quot;))" office:value-type="string" office:string-value="+" calcext:value-type="string">
            <text:p>+</text:p>
          </table:table-cell>
          <table:table-cell table:style-name="ce12" table:formula="of:=COM.MICROSOFT.IFS([.J8]=0;&quot;&quot;;[.J8]&gt;0;COM.MICROSOFT.IFS([.J8]&lt;=0.1;&quot;+&quot;;0.1&lt;[.J8]&lt;=1;&quot;++&quot;;1&lt;[.J8]&lt;=2;&quot;+++&quot;;[.J8]&gt;2;&quot;++++&quot;);[.J8]&lt;0;COM.MICROSOFT.IFS([.J8]&gt;=-0.1;&quot;-&quot;;-0.1&gt;[.J8]&gt;=-1;&quot;--&quot;;-1&gt;[.J8]&gt;=-2;&quot;---&quot;;[.J8]&lt;2;&quot;----&quot;))" office:value-type="string" office:string-value="+" calcext:value-type="string">
            <text:p>+</text:p>
          </table:table-cell>
          <table:table-cell table:style-name="ce12" table:formula="of:=COM.MICROSOFT.IFS([.K8]=0;&quot;&quot;;[.K8]&gt;0;COM.MICROSOFT.IFS([.K8]&lt;=0.1;&quot;+&quot;;0.1&lt;[.K8]&lt;=1;&quot;++&quot;;1&lt;[.K8]&lt;=2;&quot;+++&quot;;[.K8]&gt;2;&quot;++++&quot;);[.K8]&lt;0;COM.MICROSOFT.IFS([.K8]&gt;=-0.1;&quot;-&quot;;-0.1&gt;[.K8]&gt;=-1;&quot;--&quot;;-1&gt;[.K8]&gt;=-2;&quot;---&quot;;[.K8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style-name="ce12" table:formula="of:=COM.MICROSOFT.IFS([.B9]=0;&quot;&quot;;[.B9]&gt;0;COM.MICROSOFT.IFS([.B9]&lt;=0.1;&quot;+&quot;;0.1&lt;[.B9]&lt;=1;&quot;++&quot;;1&lt;[.B9]&lt;=2;&quot;+++&quot;;[.B9]&gt;2;&quot;++++&quot;);[.B9]&lt;0;COM.MICROSOFT.IFS([.B9]&gt;=-0.1;&quot;-&quot;;-0.1&gt;[.B9]&gt;=-1;&quot;--&quot;;-1&gt;[.B9]&gt;=-2;&quot;---&quot;;[.B9]&lt;2;&quot;----&quot;))" office:value-type="string" office:string-value="+" calcext:value-type="string">
            <text:p>+</text:p>
          </table:table-cell>
          <table:table-cell table:style-name="ce12" table:formula="of:=COM.MICROSOFT.IFS([.C9]=0;&quot;&quot;;[.C9]&gt;0;COM.MICROSOFT.IFS([.C9]&lt;=0.1;&quot;+&quot;;0.1&lt;[.C9]&lt;=1;&quot;++&quot;;1&lt;[.C9]&lt;=2;&quot;+++&quot;;[.C9]&gt;2;&quot;++++&quot;);[.C9]&lt;0;COM.MICROSOFT.IFS([.C9]&gt;=-0.1;&quot;-&quot;;-0.1&gt;[.C9]&gt;=-1;&quot;--&quot;;-1&gt;[.C9]&gt;=-2;&quot;---&quot;;[.C9]&lt;2;&quot;----&quot;))" office:value-type="string" office:string-value="-" calcext:value-type="string">
            <text:p>-</text:p>
          </table:table-cell>
          <table:table-cell table:style-name="ce12" table:formula="of:=COM.MICROSOFT.IFS([.D9]=0;&quot;&quot;;[.D9]&gt;0;COM.MICROSOFT.IFS([.D9]&lt;=0.1;&quot;+&quot;;0.1&lt;[.D9]&lt;=1;&quot;++&quot;;1&lt;[.D9]&lt;=2;&quot;+++&quot;;[.D9]&gt;2;&quot;++++&quot;);[.D9]&lt;0;COM.MICROSOFT.IFS([.D9]&gt;=-0.1;&quot;-&quot;;-0.1&gt;[.D9]&gt;=-1;&quot;--&quot;;-1&gt;[.D9]&gt;=-2;&quot;---&quot;;[.D9]&lt;2;&quot;----&quot;))" office:value-type="string" office:string-value="+" calcext:value-type="string">
            <text:p>+</text:p>
          </table:table-cell>
          <table:table-cell table:style-name="ce12" table:formula="of:=COM.MICROSOFT.IFS([.E9]=0;&quot;&quot;;[.E9]&gt;0;COM.MICROSOFT.IFS([.E9]&lt;=0.1;&quot;+&quot;;0.1&lt;[.E9]&lt;=1;&quot;++&quot;;1&lt;[.E9]&lt;=2;&quot;+++&quot;;[.E9]&gt;2;&quot;++++&quot;);[.E9]&lt;0;COM.MICROSOFT.IFS([.E9]&gt;=-0.1;&quot;-&quot;;-0.1&gt;[.E9]&gt;=-1;&quot;--&quot;;-1&gt;[.E9]&gt;=-2;&quot;---&quot;;[.E9]&lt;2;&quot;----&quot;))" office:value-type="string" office:string-value="+" calcext:value-type="string">
            <text:p>+</text:p>
          </table:table-cell>
          <table:table-cell table:style-name="ce12" table:formula="of:=COM.MICROSOFT.IFS([.F9]=0;&quot;&quot;;[.F9]&gt;0;COM.MICROSOFT.IFS([.F9]&lt;=0.1;&quot;+&quot;;0.1&lt;[.F9]&lt;=1;&quot;++&quot;;1&lt;[.F9]&lt;=2;&quot;+++&quot;;[.F9]&gt;2;&quot;++++&quot;);[.F9]&lt;0;COM.MICROSOFT.IFS([.F9]&gt;=-0.1;&quot;-&quot;;-0.1&gt;[.F9]&gt;=-1;&quot;--&quot;;-1&gt;[.F9]&gt;=-2;&quot;---&quot;;[.F9]&lt;2;&quot;----&quot;))" office:value-type="string" office:string-value="+" calcext:value-type="string">
            <text:p>+</text:p>
          </table:table-cell>
          <table:table-cell table:style-name="ce12" table:formula="of:=COM.MICROSOFT.IFS([.G9]=0;&quot;&quot;;[.G9]&gt;0;COM.MICROSOFT.IFS([.G9]&lt;=0.1;&quot;+&quot;;0.1&lt;[.G9]&lt;=1;&quot;++&quot;;1&lt;[.G9]&lt;=2;&quot;+++&quot;;[.G9]&gt;2;&quot;++++&quot;);[.G9]&lt;0;COM.MICROSOFT.IFS([.G9]&gt;=-0.1;&quot;-&quot;;-0.1&gt;[.G9]&gt;=-1;&quot;--&quot;;-1&gt;[.G9]&gt;=-2;&quot;---&quot;;[.G9]&lt;2;&quot;----&quot;))" office:value-type="string" office:string-value="-" calcext:value-type="string">
            <text:p>-</text:p>
          </table:table-cell>
          <table:table-cell table:style-name="ce12" table:formula="of:=COM.MICROSOFT.IFS([.H9]=0;&quot;&quot;;[.H9]&gt;0;COM.MICROSOFT.IFS([.H9]&lt;=0.1;&quot;+&quot;;0.1&lt;[.H9]&lt;=1;&quot;++&quot;;1&lt;[.H9]&lt;=2;&quot;+++&quot;;[.H9]&gt;2;&quot;++++&quot;);[.H9]&lt;0;COM.MICROSOFT.IFS([.H9]&gt;=-0.1;&quot;-&quot;;-0.1&gt;[.H9]&gt;=-1;&quot;--&quot;;-1&gt;[.H9]&gt;=-2;&quot;---&quot;;[.H9]&lt;2;&quot;----&quot;))" office:value-type="string" office:string-value="--" calcext:value-type="string">
            <text:p>--</text:p>
          </table:table-cell>
          <table:table-cell table:style-name="ce12" table:formula="of:=COM.MICROSOFT.IFS([.I9]=0;&quot;&quot;;[.I9]&gt;0;COM.MICROSOFT.IFS([.I9]&lt;=0.1;&quot;+&quot;;0.1&lt;[.I9]&lt;=1;&quot;++&quot;;1&lt;[.I9]&lt;=2;&quot;+++&quot;;[.I9]&gt;2;&quot;++++&quot;);[.I9]&lt;0;COM.MICROSOFT.IFS([.I9]&gt;=-0.1;&quot;-&quot;;-0.1&gt;[.I9]&gt;=-1;&quot;--&quot;;-1&gt;[.I9]&gt;=-2;&quot;---&quot;;[.I9]&lt;2;&quot;----&quot;))" office:value-type="string" office:string-value="--" calcext:value-type="string">
            <text:p>--</text:p>
          </table:table-cell>
          <table:table-cell table:style-name="ce12" table:formula="of:=COM.MICROSOFT.IFS([.J9]=0;&quot;&quot;;[.J9]&gt;0;COM.MICROSOFT.IFS([.J9]&lt;=0.1;&quot;+&quot;;0.1&lt;[.J9]&lt;=1;&quot;++&quot;;1&lt;[.J9]&lt;=2;&quot;+++&quot;;[.J9]&gt;2;&quot;++++&quot;);[.J9]&lt;0;COM.MICROSOFT.IFS([.J9]&gt;=-0.1;&quot;-&quot;;-0.1&gt;[.J9]&gt;=-1;&quot;--&quot;;-1&gt;[.J9]&gt;=-2;&quot;---&quot;;[.J9]&lt;2;&quot;----&quot;))" office:value-type="string" office:string-value="-" calcext:value-type="string">
            <text:p>-</text:p>
          </table:table-cell>
          <table:table-cell table:style-name="ce12" table:formula="of:=COM.MICROSOFT.IFS([.K9]=0;&quot;&quot;;[.K9]&gt;0;COM.MICROSOFT.IFS([.K9]&lt;=0.1;&quot;+&quot;;0.1&lt;[.K9]&lt;=1;&quot;++&quot;;1&lt;[.K9]&lt;=2;&quot;+++&quot;;[.K9]&gt;2;&quot;++++&quot;);[.K9]&lt;0;COM.MICROSOFT.IFS([.K9]&gt;=-0.1;&quot;-&quot;;-0.1&gt;[.K9]&gt;=-1;&quot;--&quot;;-1&gt;[.K9]&gt;=-2;&quot;---&quot;;[.K9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table:style-name="ce11" table:formula="of:=COM.MICROSOFT.IFS([.B10]=0;&quot;&quot;;[.B10]&gt;0;COM.MICROSOFT.IFS([.B10]&lt;=0.1;&quot;+&quot;;0.1&lt;[.B10]&lt;=1;&quot;++&quot;;1&lt;[.B10]&lt;=2;&quot;+++&quot;;[.B10]&gt;2;&quot;++++&quot;);[.B10]&lt;0;COM.MICROSOFT.IFS([.B10]&gt;=-0.1;&quot;-&quot;;-0.1&gt;[.B10]&gt;=-1;&quot;--&quot;;-1&gt;[.B10]&gt;=-2;&quot;---&quot;;[.B10]&lt;2;&quot;----&quot;))" office:value-type="string" office:string-value="++" calcext:value-type="string">
            <text:p>++</text:p>
          </table:table-cell>
          <table:table-cell table:style-name="ce11" table:formula="of:=COM.MICROSOFT.IFS([.C10]=0;&quot;&quot;;[.C10]&gt;0;COM.MICROSOFT.IFS([.C10]&lt;=0.1;&quot;+&quot;;0.1&lt;[.C10]&lt;=1;&quot;++&quot;;1&lt;[.C10]&lt;=2;&quot;+++&quot;;[.C10]&gt;2;&quot;++++&quot;);[.C10]&lt;0;COM.MICROSOFT.IFS([.C10]&gt;=-0.1;&quot;-&quot;;-0.1&gt;[.C10]&gt;=-1;&quot;--&quot;;-1&gt;[.C10]&gt;=-2;&quot;---&quot;;[.C10]&lt;2;&quot;----&quot;))" office:value-type="string" office:string-value="++" calcext:value-type="string">
            <text:p>++</text:p>
          </table:table-cell>
          <table:table-cell table:style-name="ce12" table:formula="of:=COM.MICROSOFT.IFS([.D10]=0;&quot;&quot;;[.D10]&gt;0;COM.MICROSOFT.IFS([.D10]&lt;=0.1;&quot;+&quot;;0.1&lt;[.D10]&lt;=1;&quot;++&quot;;1&lt;[.D10]&lt;=2;&quot;+++&quot;;[.D10]&gt;2;&quot;++++&quot;);[.D10]&lt;0;COM.MICROSOFT.IFS([.D10]&gt;=-0.1;&quot;-&quot;;-0.1&gt;[.D10]&gt;=-1;&quot;--&quot;;-1&gt;[.D10]&gt;=-2;&quot;---&quot;;[.D10]&lt;2;&quot;----&quot;))" office:value-type="string" office:string-value="-" calcext:value-type="string">
            <text:p>-</text:p>
          </table:table-cell>
          <table:table-cell table:style-name="ce11" table:formula="of:=COM.MICROSOFT.IFS([.E10]=0;&quot;&quot;;[.E10]&gt;0;COM.MICROSOFT.IFS([.E10]&lt;=0.1;&quot;+&quot;;0.1&lt;[.E10]&lt;=1;&quot;++&quot;;1&lt;[.E10]&lt;=2;&quot;+++&quot;;[.E10]&gt;2;&quot;++++&quot;);[.E10]&lt;0;COM.MICROSOFT.IFS([.E10]&gt;=-0.1;&quot;-&quot;;-0.1&gt;[.E10]&gt;=-1;&quot;--&quot;;-1&gt;[.E10]&gt;=-2;&quot;---&quot;;[.E10]&lt;2;&quot;----&quot;))" office:value-type="string" office:string-value="++" calcext:value-type="string">
            <text:p>++</text:p>
          </table:table-cell>
          <table:table-cell table:style-name="ce11" table:formula="of:=COM.MICROSOFT.IFS([.F10]=0;&quot;&quot;;[.F10]&gt;0;COM.MICROSOFT.IFS([.F10]&lt;=0.1;&quot;+&quot;;0.1&lt;[.F10]&lt;=1;&quot;++&quot;;1&lt;[.F10]&lt;=2;&quot;+++&quot;;[.F10]&gt;2;&quot;++++&quot;);[.F10]&lt;0;COM.MICROSOFT.IFS([.F10]&gt;=-0.1;&quot;-&quot;;-0.1&gt;[.F10]&gt;=-1;&quot;--&quot;;-1&gt;[.F10]&gt;=-2;&quot;---&quot;;[.F10]&lt;2;&quot;----&quot;))" office:value-type="string" office:string-value="+" calcext:value-type="string">
            <text:p>+</text:p>
          </table:table-cell>
          <table:table-cell table:style-name="ce12" table:formula="of:=COM.MICROSOFT.IFS([.G10]=0;&quot;&quot;;[.G10]&gt;0;COM.MICROSOFT.IFS([.G10]&lt;=0.1;&quot;+&quot;;0.1&lt;[.G10]&lt;=1;&quot;++&quot;;1&lt;[.G10]&lt;=2;&quot;+++&quot;;[.G10]&gt;2;&quot;++++&quot;);[.G10]&lt;0;COM.MICROSOFT.IFS([.G10]&gt;=-0.1;&quot;-&quot;;-0.1&gt;[.G10]&gt;=-1;&quot;--&quot;;-1&gt;[.G10]&gt;=-2;&quot;---&quot;;[.G10]&lt;2;&quot;----&quot;))" office:value-type="string" office:string-value="+" calcext:value-type="string">
            <text:p>+</text:p>
          </table:table-cell>
          <table:table-cell table:style-name="ce12" table:formula="of:=COM.MICROSOFT.IFS([.H10]=0;&quot;&quot;;[.H10]&gt;0;COM.MICROSOFT.IFS([.H10]&lt;=0.1;&quot;+&quot;;0.1&lt;[.H10]&lt;=1;&quot;++&quot;;1&lt;[.H10]&lt;=2;&quot;+++&quot;;[.H10]&gt;2;&quot;++++&quot;);[.H10]&lt;0;COM.MICROSOFT.IFS([.H10]&gt;=-0.1;&quot;-&quot;;-0.1&gt;[.H10]&gt;=-1;&quot;--&quot;;-1&gt;[.H10]&gt;=-2;&quot;---&quot;;[.H10]&lt;2;&quot;----&quot;))" office:value-type="string" office:string-value="+" calcext:value-type="string">
            <text:p>+</text:p>
          </table:table-cell>
          <table:table-cell table:style-name="ce11" table:formula="of:=COM.MICROSOFT.IFS([.I10]=0;&quot;&quot;;[.I10]&gt;0;COM.MICROSOFT.IFS([.I10]&lt;=0.1;&quot;+&quot;;0.1&lt;[.I10]&lt;=1;&quot;++&quot;;1&lt;[.I10]&lt;=2;&quot;+++&quot;;[.I10]&gt;2;&quot;++++&quot;);[.I10]&lt;0;COM.MICROSOFT.IFS([.I10]&gt;=-0.1;&quot;-&quot;;-0.1&gt;[.I10]&gt;=-1;&quot;--&quot;;-1&gt;[.I10]&gt;=-2;&quot;---&quot;;[.I10]&lt;2;&quot;----&quot;))" office:value-type="string" office:string-value="--" calcext:value-type="string">
            <text:p>--</text:p>
          </table:table-cell>
          <table:table-cell table:style-name="ce11" table:formula="of:=COM.MICROSOFT.IFS([.J10]=0;&quot;&quot;;[.J10]&gt;0;COM.MICROSOFT.IFS([.J10]&lt;=0.1;&quot;+&quot;;0.1&lt;[.J10]&lt;=1;&quot;++&quot;;1&lt;[.J10]&lt;=2;&quot;+++&quot;;[.J10]&gt;2;&quot;++++&quot;);[.J10]&lt;0;COM.MICROSOFT.IFS([.J10]&gt;=-0.1;&quot;-&quot;;-0.1&gt;[.J10]&gt;=-1;&quot;--&quot;;-1&gt;[.J10]&gt;=-2;&quot;---&quot;;[.J10]&lt;2;&quot;----&quot;))" office:value-type="string" office:string-value="-" calcext:value-type="string">
            <text:p>-</text:p>
          </table:table-cell>
          <table:table-cell table:style-name="ce11" table:formula="of:=COM.MICROSOFT.IFS([.K10]=0;&quot;&quot;;[.K10]&gt;0;COM.MICROSOFT.IFS([.K10]&lt;=0.1;&quot;+&quot;;0.1&lt;[.K10]&lt;=1;&quot;++&quot;;1&lt;[.K10]&lt;=2;&quot;+++&quot;;[.K10]&gt;2;&quot;++++&quot;);[.K10]&lt;0;COM.MICROSOFT.IFS([.K10]&gt;=-0.1;&quot;-&quot;;-0.1&gt;[.K10]&gt;=-1;&quot;--&quot;;-1&gt;[.K10]&gt;=-2;&quot;---&quot;;[.K10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table:style-name="ce11" table:formula="of:=COM.MICROSOFT.IFS([.B11]=0;&quot;&quot;;[.B11]&gt;0;COM.MICROSOFT.IFS([.B11]&lt;=0.1;&quot;+&quot;;0.1&lt;[.B11]&lt;=1;&quot;++&quot;;1&lt;[.B11]&lt;=2;&quot;+++&quot;;[.B11]&gt;2;&quot;++++&quot;);[.B11]&lt;0;COM.MICROSOFT.IFS([.B11]&gt;=-0.1;&quot;-&quot;;-0.1&gt;[.B11]&gt;=-1;&quot;--&quot;;-1&gt;[.B11]&gt;=-2;&quot;---&quot;;[.B11]&lt;2;&quot;----&quot;))" office:value-type="string" office:string-value="--" calcext:value-type="string">
            <text:p>--</text:p>
          </table:table-cell>
          <table:table-cell table:style-name="ce11" table:formula="of:=COM.MICROSOFT.IFS([.C11]=0;&quot;&quot;;[.C11]&gt;0;COM.MICROSOFT.IFS([.C11]&lt;=0.1;&quot;+&quot;;0.1&lt;[.C11]&lt;=1;&quot;++&quot;;1&lt;[.C11]&lt;=2;&quot;+++&quot;;[.C11]&gt;2;&quot;++++&quot;);[.C11]&lt;0;COM.MICROSOFT.IFS([.C11]&gt;=-0.1;&quot;-&quot;;-0.1&gt;[.C11]&gt;=-1;&quot;--&quot;;-1&gt;[.C11]&gt;=-2;&quot;---&quot;;[.C11]&lt;2;&quot;----&quot;))" office:value-type="string" office:string-value="++" calcext:value-type="string">
            <text:p>++</text:p>
          </table:table-cell>
          <table:table-cell table:style-name="ce12" table:formula="of:=COM.MICROSOFT.IFS([.D11]=0;&quot;&quot;;[.D11]&gt;0;COM.MICROSOFT.IFS([.D11]&lt;=0.1;&quot;+&quot;;0.1&lt;[.D11]&lt;=1;&quot;++&quot;;1&lt;[.D11]&lt;=2;&quot;+++&quot;;[.D11]&gt;2;&quot;++++&quot;);[.D11]&lt;0;COM.MICROSOFT.IFS([.D11]&gt;=-0.1;&quot;-&quot;;-0.1&gt;[.D11]&gt;=-1;&quot;--&quot;;-1&gt;[.D11]&gt;=-2;&quot;---&quot;;[.D11]&lt;2;&quot;----&quot;))" office:value-type="string" office:string-value="+" calcext:value-type="string">
            <text:p>+</text:p>
          </table:table-cell>
          <table:table-cell table:style-name="ce11" table:formula="of:=COM.MICROSOFT.IFS([.E11]=0;&quot;&quot;;[.E11]&gt;0;COM.MICROSOFT.IFS([.E11]&lt;=0.1;&quot;+&quot;;0.1&lt;[.E11]&lt;=1;&quot;++&quot;;1&lt;[.E11]&lt;=2;&quot;+++&quot;;[.E11]&gt;2;&quot;++++&quot;);[.E11]&lt;0;COM.MICROSOFT.IFS([.E11]&gt;=-0.1;&quot;-&quot;;-0.1&gt;[.E11]&gt;=-1;&quot;--&quot;;-1&gt;[.E11]&gt;=-2;&quot;---&quot;;[.E11]&lt;2;&quot;----&quot;))" office:value-type="string" office:string-value="--" calcext:value-type="string">
            <text:p>--</text:p>
          </table:table-cell>
          <table:table-cell table:style-name="ce11" table:formula="of:=COM.MICROSOFT.IFS([.F11]=0;&quot;&quot;;[.F11]&gt;0;COM.MICROSOFT.IFS([.F11]&lt;=0.1;&quot;+&quot;;0.1&lt;[.F11]&lt;=1;&quot;++&quot;;1&lt;[.F11]&lt;=2;&quot;+++&quot;;[.F11]&gt;2;&quot;++++&quot;);[.F11]&lt;0;COM.MICROSOFT.IFS([.F11]&gt;=-0.1;&quot;-&quot;;-0.1&gt;[.F11]&gt;=-1;&quot;--&quot;;-1&gt;[.F11]&gt;=-2;&quot;---&quot;;[.F11]&lt;2;&quot;----&quot;))" office:value-type="string" office:string-value="+" calcext:value-type="string">
            <text:p>+</text:p>
          </table:table-cell>
          <table:table-cell table:style-name="ce12" table:formula="of:=COM.MICROSOFT.IFS([.G11]=0;&quot;&quot;;[.G11]&gt;0;COM.MICROSOFT.IFS([.G11]&lt;=0.1;&quot;+&quot;;0.1&lt;[.G11]&lt;=1;&quot;++&quot;;1&lt;[.G11]&lt;=2;&quot;+++&quot;;[.G11]&gt;2;&quot;++++&quot;);[.G11]&lt;0;COM.MICROSOFT.IFS([.G11]&gt;=-0.1;&quot;-&quot;;-0.1&gt;[.G11]&gt;=-1;&quot;--&quot;;-1&gt;[.G11]&gt;=-2;&quot;---&quot;;[.G11]&lt;2;&quot;----&quot;))" office:value-type="string" office:string-value="+" calcext:value-type="string">
            <text:p>+</text:p>
          </table:table-cell>
          <table:table-cell table:style-name="ce12" table:formula="of:=COM.MICROSOFT.IFS([.H11]=0;&quot;&quot;;[.H11]&gt;0;COM.MICROSOFT.IFS([.H11]&lt;=0.1;&quot;+&quot;;0.1&lt;[.H11]&lt;=1;&quot;++&quot;;1&lt;[.H11]&lt;=2;&quot;+++&quot;;[.H11]&gt;2;&quot;++++&quot;);[.H11]&lt;0;COM.MICROSOFT.IFS([.H11]&gt;=-0.1;&quot;-&quot;;-0.1&gt;[.H11]&gt;=-1;&quot;--&quot;;-1&gt;[.H11]&gt;=-2;&quot;---&quot;;[.H11]&lt;2;&quot;----&quot;))" office:value-type="string" office:string-value="-" calcext:value-type="string">
            <text:p>-</text:p>
          </table:table-cell>
          <table:table-cell table:style-name="ce11" table:formula="of:=COM.MICROSOFT.IFS([.I11]=0;&quot;&quot;;[.I11]&gt;0;COM.MICROSOFT.IFS([.I11]&lt;=0.1;&quot;+&quot;;0.1&lt;[.I11]&lt;=1;&quot;++&quot;;1&lt;[.I11]&lt;=2;&quot;+++&quot;;[.I11]&gt;2;&quot;++++&quot;);[.I11]&lt;0;COM.MICROSOFT.IFS([.I11]&gt;=-0.1;&quot;-&quot;;-0.1&gt;[.I11]&gt;=-1;&quot;--&quot;;-1&gt;[.I11]&gt;=-2;&quot;---&quot;;[.I11]&lt;2;&quot;----&quot;))" office:value-type="string" office:string-value="-" calcext:value-type="string">
            <text:p>-</text:p>
          </table:table-cell>
          <table:table-cell table:style-name="ce11" table:formula="of:=COM.MICROSOFT.IFS([.J11]=0;&quot;&quot;;[.J11]&gt;0;COM.MICROSOFT.IFS([.J11]&lt;=0.1;&quot;+&quot;;0.1&lt;[.J11]&lt;=1;&quot;++&quot;;1&lt;[.J11]&lt;=2;&quot;+++&quot;;[.J11]&gt;2;&quot;++++&quot;);[.J11]&lt;0;COM.MICROSOFT.IFS([.J11]&gt;=-0.1;&quot;-&quot;;-0.1&gt;[.J11]&gt;=-1;&quot;--&quot;;-1&gt;[.J11]&gt;=-2;&quot;---&quot;;[.J11]&lt;2;&quot;----&quot;))" office:value-type="string" office:string-value="-" calcext:value-type="string">
            <text:p>-</text:p>
          </table:table-cell>
          <table:table-cell table:style-name="ce11" table:formula="of:=COM.MICROSOFT.IFS([.K11]=0;&quot;&quot;;[.K11]&gt;0;COM.MICROSOFT.IFS([.K11]&lt;=0.1;&quot;+&quot;;0.1&lt;[.K11]&lt;=1;&quot;++&quot;;1&lt;[.K11]&lt;=2;&quot;+++&quot;;[.K11]&gt;2;&quot;++++&quot;);[.K11]&lt;0;COM.MICROSOFT.IFS([.K11]&gt;=-0.1;&quot;-&quot;;-0.1&gt;[.K11]&gt;=-1;&quot;--&quot;;-1&gt;[.K11]&gt;=-2;&quot;---&quot;;[.K11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table:style-name="ce11" table:formula="of:=COM.MICROSOFT.IFS([.B12]=0;&quot;&quot;;[.B12]&gt;0;COM.MICROSOFT.IFS([.B12]&lt;=0.1;&quot;+&quot;;0.1&lt;[.B12]&lt;=1;&quot;++&quot;;1&lt;[.B12]&lt;=2;&quot;+++&quot;;[.B12]&gt;2;&quot;++++&quot;);[.B12]&lt;0;COM.MICROSOFT.IFS([.B12]&gt;=-0.1;&quot;-&quot;;-0.1&gt;[.B12]&gt;=-1;&quot;--&quot;;-1&gt;[.B12]&gt;=-2;&quot;---&quot;;[.B12]&lt;2;&quot;----&quot;))" office:value-type="string" office:string-value="--" calcext:value-type="string">
            <text:p>--</text:p>
          </table:table-cell>
          <table:table-cell table:style-name="ce11" table:formula="of:=COM.MICROSOFT.IFS([.C12]=0;&quot;&quot;;[.C12]&gt;0;COM.MICROSOFT.IFS([.C12]&lt;=0.1;&quot;+&quot;;0.1&lt;[.C12]&lt;=1;&quot;++&quot;;1&lt;[.C12]&lt;=2;&quot;+++&quot;;[.C12]&gt;2;&quot;++++&quot;);[.C12]&lt;0;COM.MICROSOFT.IFS([.C12]&gt;=-0.1;&quot;-&quot;;-0.1&gt;[.C12]&gt;=-1;&quot;--&quot;;-1&gt;[.C12]&gt;=-2;&quot;---&quot;;[.C12]&lt;2;&quot;----&quot;))" office:value-type="string" office:string-value="--" calcext:value-type="string">
            <text:p>--</text:p>
          </table:table-cell>
          <table:table-cell table:style-name="ce12" table:formula="of:=COM.MICROSOFT.IFS([.D12]=0;&quot;&quot;;[.D12]&gt;0;COM.MICROSOFT.IFS([.D12]&lt;=0.1;&quot;+&quot;;0.1&lt;[.D12]&lt;=1;&quot;++&quot;;1&lt;[.D12]&lt;=2;&quot;+++&quot;;[.D12]&gt;2;&quot;++++&quot;);[.D12]&lt;0;COM.MICROSOFT.IFS([.D12]&gt;=-0.1;&quot;-&quot;;-0.1&gt;[.D12]&gt;=-1;&quot;--&quot;;-1&gt;[.D12]&gt;=-2;&quot;---&quot;;[.D12]&lt;2;&quot;----&quot;))" office:value-type="string" office:string-value="+" calcext:value-type="string">
            <text:p>+</text:p>
          </table:table-cell>
          <table:table-cell table:style-name="ce11" table:formula="of:=COM.MICROSOFT.IFS([.E12]=0;&quot;&quot;;[.E12]&gt;0;COM.MICROSOFT.IFS([.E12]&lt;=0.1;&quot;+&quot;;0.1&lt;[.E12]&lt;=1;&quot;++&quot;;1&lt;[.E12]&lt;=2;&quot;+++&quot;;[.E12]&gt;2;&quot;++++&quot;);[.E12]&lt;0;COM.MICROSOFT.IFS([.E12]&gt;=-0.1;&quot;-&quot;;-0.1&gt;[.E12]&gt;=-1;&quot;--&quot;;-1&gt;[.E12]&gt;=-2;&quot;---&quot;;[.E12]&lt;2;&quot;----&quot;))" office:value-type="string" office:string-value="--" calcext:value-type="string">
            <text:p>--</text:p>
          </table:table-cell>
          <table:table-cell table:style-name="ce11" table:formula="of:=COM.MICROSOFT.IFS([.F12]=0;&quot;&quot;;[.F12]&gt;0;COM.MICROSOFT.IFS([.F12]&lt;=0.1;&quot;+&quot;;0.1&lt;[.F12]&lt;=1;&quot;++&quot;;1&lt;[.F12]&lt;=2;&quot;+++&quot;;[.F12]&gt;2;&quot;++++&quot;);[.F12]&lt;0;COM.MICROSOFT.IFS([.F12]&gt;=-0.1;&quot;-&quot;;-0.1&gt;[.F12]&gt;=-1;&quot;--&quot;;-1&gt;[.F12]&gt;=-2;&quot;---&quot;;[.F12]&lt;2;&quot;----&quot;))" office:value-type="string" office:string-value="++" calcext:value-type="string">
            <text:p>++</text:p>
          </table:table-cell>
          <table:table-cell table:style-name="ce12" table:formula="of:=COM.MICROSOFT.IFS([.G12]=0;&quot;&quot;;[.G12]&gt;0;COM.MICROSOFT.IFS([.G12]&lt;=0.1;&quot;+&quot;;0.1&lt;[.G12]&lt;=1;&quot;++&quot;;1&lt;[.G12]&lt;=2;&quot;+++&quot;;[.G12]&gt;2;&quot;++++&quot;);[.G12]&lt;0;COM.MICROSOFT.IFS([.G12]&gt;=-0.1;&quot;-&quot;;-0.1&gt;[.G12]&gt;=-1;&quot;--&quot;;-1&gt;[.G12]&gt;=-2;&quot;---&quot;;[.G12]&lt;2;&quot;----&quot;))" office:value-type="string" office:string-value="-" calcext:value-type="string">
            <text:p>-</text:p>
          </table:table-cell>
          <table:table-cell table:style-name="ce12" table:formula="of:=COM.MICROSOFT.IFS([.H12]=0;&quot;&quot;;[.H12]&gt;0;COM.MICROSOFT.IFS([.H12]&lt;=0.1;&quot;+&quot;;0.1&lt;[.H12]&lt;=1;&quot;++&quot;;1&lt;[.H12]&lt;=2;&quot;+++&quot;;[.H12]&gt;2;&quot;++++&quot;);[.H12]&lt;0;COM.MICROSOFT.IFS([.H12]&gt;=-0.1;&quot;-&quot;;-0.1&gt;[.H12]&gt;=-1;&quot;--&quot;;-1&gt;[.H12]&gt;=-2;&quot;---&quot;;[.H12]&lt;2;&quot;----&quot;))" office:value-type="string" office:string-value="-" calcext:value-type="string">
            <text:p>-</text:p>
          </table:table-cell>
          <table:table-cell table:style-name="ce11" table:formula="of:=COM.MICROSOFT.IFS([.I12]=0;&quot;&quot;;[.I12]&gt;0;COM.MICROSOFT.IFS([.I12]&lt;=0.1;&quot;+&quot;;0.1&lt;[.I12]&lt;=1;&quot;++&quot;;1&lt;[.I12]&lt;=2;&quot;+++&quot;;[.I12]&gt;2;&quot;++++&quot;);[.I12]&lt;0;COM.MICROSOFT.IFS([.I12]&gt;=-0.1;&quot;-&quot;;-0.1&gt;[.I12]&gt;=-1;&quot;--&quot;;-1&gt;[.I12]&gt;=-2;&quot;---&quot;;[.I12]&lt;2;&quot;----&quot;))" office:value-type="string" office:string-value="-" calcext:value-type="string">
            <text:p>-</text:p>
          </table:table-cell>
          <table:table-cell table:style-name="ce11" table:formula="of:=COM.MICROSOFT.IFS([.J12]=0;&quot;&quot;;[.J12]&gt;0;COM.MICROSOFT.IFS([.J12]&lt;=0.1;&quot;+&quot;;0.1&lt;[.J12]&lt;=1;&quot;++&quot;;1&lt;[.J12]&lt;=2;&quot;+++&quot;;[.J12]&gt;2;&quot;++++&quot;);[.J12]&lt;0;COM.MICROSOFT.IFS([.J12]&gt;=-0.1;&quot;-&quot;;-0.1&gt;[.J12]&gt;=-1;&quot;--&quot;;-1&gt;[.J12]&gt;=-2;&quot;---&quot;;[.J12]&lt;2;&quot;----&quot;))" office:value-type="string" office:string-value="++" calcext:value-type="string">
            <text:p>++</text:p>
          </table:table-cell>
          <table:table-cell table:style-name="ce11" table:formula="of:=COM.MICROSOFT.IFS([.K12]=0;&quot;&quot;;[.K12]&gt;0;COM.MICROSOFT.IFS([.K12]&lt;=0.1;&quot;+&quot;;0.1&lt;[.K12]&lt;=1;&quot;++&quot;;1&lt;[.K12]&lt;=2;&quot;+++&quot;;[.K12]&gt;2;&quot;++++&quot;);[.K12]&lt;0;COM.MICROSOFT.IFS([.K12]&gt;=-0.1;&quot;-&quot;;-0.1&gt;[.K12]&gt;=-1;&quot;--&quot;;-1&gt;[.K12]&gt;=-2;&quot;---&quot;;[.K12]&lt;2;&quot;----&quot;))" office:value-type="string" office:string-value="+" calcext:value-type="string">
            <text:p>+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N pop stdevs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5.55111512312578E-017" calcext:value-type="float">
            <text:p>5.55E-17</text:p>
          </table:table-cell>
          <table:table-cell office:value-type="float" office:value="0" calcext:value-type="float">
            <text:p>0.00E+00</text:p>
          </table:table-cell>
          <table:table-cell table:style-name="ce10" office:value-type="float" office:value="8.67361737988404E-018" calcext:value-type="float">
            <text:p>8.67E-18</text:p>
          </table:table-cell>
          <table:table-cell office:value-type="float" office:value="1.33226762955019E-015" calcext:value-type="float">
            <text:p>1.33E-15</text:p>
          </table:table-cell>
          <table:table-cell office:value-type="float" office:value="2.66453525910038E-015" calcext:value-type="float">
            <text:p>2.66E-15</text:p>
          </table:table-cell>
          <table:table-cell table:style-name="ce10" office:value-type="float" office:value="1.11022302462516E-015" calcext:value-type="float">
            <text:p>1.11E-15</text:p>
          </table:table-cell>
          <table:table-cell table:style-name="ce10" office:value-type="float" office:value="2.66453525910038E-015" calcext:value-type="float">
            <text:p>2.66E-15</text:p>
          </table:table-cell>
          <table:table-cell office:value-type="float" office:value="3.12250225675825E-017" calcext:value-type="float">
            <text:p>3.12E-17</text:p>
          </table:table-cell>
          <table:table-cell office:value-type="float" office:value="2.4980018054066E-016" calcext:value-type="float">
            <text:p>2.50E-16</text:p>
          </table:table-cell>
          <table:table-cell office:value-type="float" office:value="1.33226762955019E-015" calcext:value-type="float">
            <text:p>1.33E-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541732869461367" calcext:value-type="float">
            <text:p>5.42E-04</text:p>
          </table:table-cell>
          <table:table-cell table:style-name="ce10" office:value-type="float" office:value="1.73472347597681E-017" calcext:value-type="float">
            <text:p>1.73E-17</text:p>
          </table:table-cell>
          <table:table-cell office:value-type="float" office:value="1.99840144432528E-015" calcext:value-type="float">
            <text:p>2.00E-15</text:p>
          </table:table-cell>
          <table:table-cell office:value-type="float" office:value="3.46944695195361E-017" calcext:value-type="float">
            <text:p>3.47E-17</text:p>
          </table:table-cell>
          <table:table-cell table:style-name="ce10" office:value-type="float" office:value="3.46944695195361E-018" calcext:value-type="float">
            <text:p>3.47E-18</text:p>
          </table:table-cell>
          <table:table-cell table:style-name="ce10" office:value-type="float" office:value="0.000310746463665316" calcext:value-type="float">
            <text:p>3.11E-04</text:p>
          </table:table-cell>
          <table:table-cell office:value-type="float" office:value="1.99840144432528E-015" calcext:value-type="float">
            <text:p>2.00E-15</text:p>
          </table:table-cell>
          <table:table-cell office:value-type="float" office:value="5.55111512312578E-016" calcext:value-type="float">
            <text:p>5.55E-16</text:p>
          </table:table-cell>
          <table:table-cell office:value-type="float" office:value="4.16333634234434E-017" calcext:value-type="float">
            <text:p>4.16E-17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0" office:value-type="float" office:value="6.50521303491303E-018" calcext:value-type="float">
            <text:p>6.51E-18</text:p>
          </table:table-cell>
          <table:table-cell table:style-name="ce10" office:value-type="float" office:value="8.32667268468867E-017" calcext:value-type="float">
            <text:p>8.33E-17</text:p>
          </table:table-cell>
          <table:table-cell table:style-name="ce10" office:value-type="float" office:value="3.46944695195361E-017" calcext:value-type="float">
            <text:p>3.47E-17</text:p>
          </table:table-cell>
          <table:table-cell table:style-name="ce10" office:value-type="float" office:value="1.30104260698261E-018" calcext:value-type="float">
            <text:p>1.30E-18</text:p>
          </table:table-cell>
          <table:table-cell table:style-name="ce10" office:value-type="float" office:value="1.04083408558608E-017" calcext:value-type="float">
            <text:p>1.04E-17</text:p>
          </table:table-cell>
          <table:table-cell table:style-name="ce10" office:value-type="float" office:value="1.77635683940025E-015" calcext:value-type="float">
            <text:p>1.78E-15</text:p>
          </table:table-cell>
          <table:table-cell table:style-name="ce10" office:value-type="float" office:value="5.20417042793042E-018" calcext:value-type="float">
            <text:p>5.20E-18</text:p>
          </table:table-cell>
          <table:table-cell table:style-name="ce10" office:value-type="float" office:value="1.21430643318377E-017" calcext:value-type="float">
            <text:p>1.21E-17</text:p>
          </table:table-cell>
          <table:table-cell table:style-name="ce10" office:value-type="float" office:value="8.67361737988404E-019" calcext:value-type="float">
            <text:p>8.67E-19</text:p>
          </table:table-cell>
          <table:table-cell table:style-name="ce10" office:value-type="float" office:value="2.08166817117217E-017" calcext:value-type="float">
            <text:p>2.08E-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1.99840144432528E-015" calcext:value-type="float">
            <text:p>2.00E-15</text:p>
          </table:table-cell>
          <table:table-cell office:value-type="float" office:value="3.88578058618805E-016" calcext:value-type="float">
            <text:p>3.89E-16</text:p>
          </table:table-cell>
          <table:table-cell table:style-name="ce10" office:value-type="float" office:value="0.000212514504025397" calcext:value-type="float">
            <text:p>2.13E-04</text:p>
          </table:table-cell>
          <table:table-cell office:value-type="float" office:value="3.33066907387547E-016" calcext:value-type="float">
            <text:p>3.33E-16</text:p>
          </table:table-cell>
          <table:table-cell office:value-type="float" office:value="1.73472347597681E-017" calcext:value-type="float">
            <text:p>1.73E-17</text:p>
          </table:table-cell>
          <table:table-cell table:style-name="ce10" office:value-type="float" office:value="5.20417042793042E-018" calcext:value-type="float">
            <text:p>5.20E-18</text:p>
          </table:table-cell>
          <table:table-cell table:style-name="ce10" office:value-type="float" office:value="6.93889390390723E-017" calcext:value-type="float">
            <text:p>6.94E-17</text:p>
          </table:table-cell>
          <table:table-cell office:value-type="float" office:value="9.71445146547012E-017" calcext:value-type="float">
            <text:p>9.71E-17</text:p>
          </table:table-cell>
          <table:table-cell office:value-type="float" office:value="8.32667268468867E-017" calcext:value-type="float">
            <text:p>8.33E-17</text:p>
          </table:table-cell>
          <table:table-cell office:value-type="float" office:value="2.4980018054066E-016" calcext:value-type="float">
            <text:p>2.50E-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table:number-columns-repeated="2" office:value-type="float" office:value="2.77555756156289E-017" calcext:value-type="float">
            <text:p>2.78E-17</text:p>
          </table:table-cell>
          <table:table-cell table:style-name="ce10" office:value-type="float" office:value="1.21430643318377E-017" calcext:value-type="float">
            <text:p>1.21E-17</text:p>
          </table:table-cell>
          <table:table-cell office:value-type="float" office:value="3.46944695195361E-018" calcext:value-type="float">
            <text:p>3.47E-18</text:p>
          </table:table-cell>
          <table:table-cell office:value-type="float" office:value="5.20417042793042E-018" calcext:value-type="float">
            <text:p>5.20E-18</text:p>
          </table:table-cell>
          <table:table-cell table:style-name="ce10" office:value-type="float" office:value="1.47451495458029E-017" calcext:value-type="float">
            <text:p>1.47E-17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0.00107572918297646" calcext:value-type="float">
            <text:p>1.08E-03</text:p>
          </table:table-cell>
          <table:table-cell office:value-type="float" office:value="0" calcext:value-type="float">
            <text:p>0.00E+00</text:p>
          </table:table-cell>
          <table:table-cell office:value-type="float" office:value="0.00161384157286578" calcext:value-type="float">
            <text:p>1.61E-03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style-name="ce10" office:value-type="float" office:value="8.23993651088983E-018" calcext:value-type="float">
            <text:p>8.24E-18</text:p>
          </table:table-cell>
          <table:table-cell table:style-name="ce10" office:value-type="float" office:value="3.46944695195361E-017" calcext:value-type="float">
            <text:p>3.47E-17</text:p>
          </table:table-cell>
          <table:table-cell table:style-name="ce10" office:value-type="float" office:value="0.000687963500262335" calcext:value-type="float">
            <text:p>6.88E-04</text:p>
          </table:table-cell>
          <table:table-cell table:style-name="ce10" office:value-type="float" office:value="1.04083408558608E-016" calcext:value-type="float">
            <text:p>1.04E-16</text:p>
          </table:table-cell>
          <table:table-cell table:style-name="ce10" office:value-type="float" office:value="3.5527136788005E-015" calcext:value-type="float">
            <text:p>3.55E-15</text:p>
          </table:table-cell>
          <table:table-cell table:style-name="ce10" office:value-type="float" office:value="2.77555756156289E-017" calcext:value-type="float">
            <text:p>2.78E-17</text:p>
          </table:table-cell>
          <table:table-cell table:style-name="ce10" office:value-type="float" office:value="4.16333634234434E-017" calcext:value-type="float">
            <text:p>4.16E-17</text:p>
          </table:table-cell>
          <table:table-cell table:style-name="ce10" office:value-type="float" office:value="2.42861286636753E-017" calcext:value-type="float">
            <text:p>2.43E-17</text:p>
          </table:table-cell>
          <table:table-cell table:style-name="ce10" office:value-type="float" office:value="0.00029234001581753" calcext:value-type="float">
            <text:p>2.92E-04</text:p>
          </table:table-cell>
          <table:table-cell table:style-name="ce10" office:value-type="float" office:value="2.08166817117217E-017" calcext:value-type="float">
            <text:p>2.08E-17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style-name="ce10" office:value-type="float" office:value="1.47451495458029E-017" calcext:value-type="float">
            <text:p>1.47E-17</text:p>
          </table:table-cell>
          <table:table-cell table:style-name="ce10" office:value-type="float" office:value="1.12757025938492E-017" calcext:value-type="float">
            <text:p>1.13E-17</text:p>
          </table:table-cell>
          <table:table-cell table:style-name="ce10" office:value-type="float" office:value="0.000797718743565162" calcext:value-type="float">
            <text:p>7.98E-04</text:p>
          </table:table-cell>
          <table:table-cell table:style-name="ce10" office:value-type="float" office:value="0.000206358401657793" calcext:value-type="float">
            <text:p>2.06E-04</text:p>
          </table:table-cell>
          <table:table-cell table:style-name="ce10" office:value-type="float" office:value="0.000784377216169634" calcext:value-type="float">
            <text:p>7.84E-04</text:p>
          </table:table-cell>
          <table:table-cell table:style-name="ce10" office:value-type="float" office:value="0.000976764451669446" calcext:value-type="float">
            <text:p>9.77E-04</text:p>
          </table:table-cell>
          <table:table-cell table:style-name="ce10" office:value-type="float" office:value="0" calcext:value-type="float">
            <text:p>0.00E+00</text:p>
          </table:table-cell>
          <table:table-cell table:style-name="ce10" office:value-type="float" office:value="1.55431223447522E-015" calcext:value-type="float">
            <text:p>1.55E-15</text:p>
          </table:table-cell>
          <table:table-cell table:style-name="ce10" office:value-type="float" office:value="5.20417042793042E-018" calcext:value-type="float">
            <text:p>5.20E-18</text:p>
          </table:table-cell>
          <table:table-cell table:style-name="ce10" office:value-type="float" office:value="3.12250225675825E-017" calcext:value-type="float">
            <text:p>3.12E-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office:value-type="float" office:value="0.00087435254992811" calcext:value-type="float">
            <text:p>8.74E-04</text:p>
          </table:table-cell>
          <table:table-cell office:value-type="float" office:value="1.66533453693773E-016" calcext:value-type="float">
            <text:p>1.67E-16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1.11022302462516E-016" calcext:value-type="float">
            <text:p>1.11E-16</text:p>
          </table:table-cell>
          <table:table-cell office:value-type="float" office:value="0" calcext:value-type="float">
            <text:p>0.00E+00</text:p>
          </table:table-cell>
          <table:table-cell table:style-name="ce10" office:value-type="float" office:value="2.77555756156289E-017" calcext:value-type="float">
            <text:p>2.78E-17</text:p>
          </table:table-cell>
          <table:table-cell table:style-name="ce10" office:value-type="float" office:value="1.04083408558608E-017" calcext:value-type="float">
            <text:p>1.04E-17</text:p>
          </table:table-cell>
          <table:table-cell office:value-type="float" office:value="4.44089209850063E-016" calcext:value-type="float">
            <text:p>4.44E-16</text:p>
          </table:table-cell>
          <table:table-cell office:value-type="float" office:value="8.32667268468867E-017" calcext:value-type="float">
            <text:p>8.33E-17</text:p>
          </table:table-cell>
          <table:table-cell office:value-type="float" office:value="1.80411241501588E-016" calcext:value-type="float">
            <text:p>1.80E-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1.11022302462516E-016" calcext:value-type="float">
            <text:p>1.11E-16</text:p>
          </table:table-cell>
          <table:table-cell office:value-type="float" office:value="2.22044604925031E-015" calcext:value-type="float">
            <text:p>2.22E-15</text:p>
          </table:table-cell>
          <table:table-cell table:style-name="ce10" office:value-type="float" office:value="8.67361737988404E-019" calcext:value-type="float">
            <text:p>8.67E-19</text:p>
          </table:table-cell>
          <table:table-cell office:value-type="float" office:value="2.4980018054066E-016" calcext:value-type="float">
            <text:p>2.50E-16</text:p>
          </table:table-cell>
          <table:table-cell office:value-type="float" office:value="2.08166817117217E-017" calcext:value-type="float">
            <text:p>2.08E-17</text:p>
          </table:table-cell>
          <table:table-cell table:style-name="ce10" office:value-type="float" office:value="1.90819582357449E-017" calcext:value-type="float">
            <text:p>1.91E-17</text:p>
          </table:table-cell>
          <table:table-cell table:style-name="ce10" office:value-type="float" office:value="2.60208521396521E-017" calcext:value-type="float">
            <text:p>2.60E-17</text:p>
          </table:table-cell>
          <table:table-cell office:value-type="float" office:value="2.08166817117217E-017" calcext:value-type="float">
            <text:p>2.08E-17</text:p>
          </table:table-cell>
          <table:table-cell office:value-type="float" office:value="5.55111512312578E-017" calcext:value-type="float">
            <text:p>5.55E-17</text:p>
          </table:table-cell>
          <table:table-cell office:value-type="float" office:value="0.000228635074192909" calcext:value-type="float">
            <text:p>2.29E-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office:value-type="float" office:value="8.32667268468867E-016" calcext:value-type="float">
            <text:p>8.33E-16</text:p>
          </table:table-cell>
          <table:table-cell office:value-type="float" office:value="3.33066907387547E-016" calcext:value-type="float">
            <text:p>3.33E-16</text:p>
          </table:table-cell>
          <table:table-cell table:style-name="ce10" office:value-type="float" office:value="3.12250225675825E-017" calcext:value-type="float">
            <text:p>3.12E-17</text:p>
          </table:table-cell>
          <table:table-cell office:value-type="float" office:value="5.55111512312578E-017" calcext:value-type="float">
            <text:p>5.55E-17</text:p>
          </table:table-cell>
          <table:table-cell office:value-type="float" office:value="1.33226762955019E-015" calcext:value-type="float">
            <text:p>1.33E-15</text:p>
          </table:table-cell>
          <table:table-cell table:style-name="ce10" office:value-type="float" office:value="1.90819582357449E-017" calcext:value-type="float">
            <text:p>1.91E-17</text:p>
          </table:table-cell>
          <table:table-cell table:style-name="ce10" office:value-type="float" office:value="4.33680868994202E-019" calcext:value-type="float">
            <text:p>4.34E-19</text:p>
          </table:table-cell>
          <table:table-cell office:value-type="float" office:value="8.32667268468867E-017" calcext:value-type="float">
            <text:p>8.33E-17</text:p>
          </table:table-cell>
          <table:table-cell office:value-type="float" office:value="2.44249065417534E-015" calcext:value-type="float">
            <text:p>2.44E-15</text:p>
          </table:table-cell>
          <table:table-cell office:value-type="float" office:value="8.67361737988404E-019" calcext:value-type="float">
            <text:p>8.67E-19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a3_pop_grn" table:style-name="ta1">
        <table:table-column table:style-name="co1" table:number-columns-repeated="1024" table:default-cell-style-name="ce9"/>
        <table:table-row table:style-name="ro1">
          <table:table-cell office:value-type="string" calcext:value-type="string">
            <text:p>Mean GRN (stdevs below)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-0.177494734194038" calcext:value-type="float">
            <text:p>-1.77E-01</text:p>
          </table:table-cell>
          <table:table-cell office:value-type="float" office:value="0.528973718589457" calcext:value-type="float">
            <text:p>5.29E-01</text:p>
          </table:table-cell>
          <table:table-cell table:style-name="ce10" office:value-type="float" office:value="-0.039187624457809" calcext:value-type="float">
            <text:p>-3.92E-02</text:p>
          </table:table-cell>
          <table:table-cell office:value-type="float" office:value="1.45719826632512" calcext:value-type="float">
            <text:p>1.46E+00</text:p>
          </table:table-cell>
          <table:table-cell office:value-type="float" office:value="1.58107861066401" calcext:value-type="float">
            <text:p>1.58E+00</text:p>
          </table:table-cell>
          <table:table-cell table:style-name="ce10" office:value-type="float" office:value="-1.37038619783296" calcext:value-type="float">
            <text:p>-1.37E+00</text:p>
          </table:table-cell>
          <table:table-cell table:style-name="ce10" office:value-type="float" office:value="-1.3650809783033" calcext:value-type="float">
            <text:p>-1.37E+00</text:p>
          </table:table-cell>
          <table:table-cell office:value-type="float" office:value="0.0264818422429413" calcext:value-type="float">
            <text:p>2.65E-02</text:p>
          </table:table-cell>
          <table:table-cell office:value-type="float" office:value="0.223533179525421" calcext:value-type="float">
            <text:p>2.24E-01</text:p>
          </table:table-cell>
          <table:table-cell office:value-type="float" office:value="1.79197921605911" calcext:value-type="float">
            <text:p>1.79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office:value-type="float" office:value="-0.508560097940192" calcext:value-type="float">
            <text:p>-5.09E-01</text:p>
          </table:table-cell>
          <table:table-cell office:value-type="float" office:value="1.34396613983578" calcext:value-type="float">
            <text:p>1.34E+00</text:p>
          </table:table-cell>
          <table:table-cell table:style-name="ce10" office:value-type="float" office:value="-0.0304627632328281" calcext:value-type="float">
            <text:p>-3.05E-02</text:p>
          </table:table-cell>
          <table:table-cell office:value-type="float" office:value="1.79700716658294" calcext:value-type="float">
            <text:p>1.80E+00</text:p>
          </table:table-cell>
          <table:table-cell office:value-type="float" office:value="0.0403336437674629" calcext:value-type="float">
            <text:p>4.03E-02</text:p>
          </table:table-cell>
          <table:table-cell table:style-name="ce10" office:value-type="float" office:value="-0.032002205026493" calcext:value-type="float">
            <text:p>-3.20E-02</text:p>
          </table:table-cell>
          <table:table-cell table:style-name="ce10" office:value-type="float" office:value="-0.0619313646070339" calcext:value-type="float">
            <text:p>-6.19E-02</text:p>
          </table:table-cell>
          <table:table-cell office:value-type="float" office:value="-1.21912586616039" calcext:value-type="float">
            <text:p>-1.22E+00</text:p>
          </table:table-cell>
          <table:table-cell office:value-type="float" office:value="0.363762776219857" calcext:value-type="float">
            <text:p>3.64E-01</text:p>
          </table:table-cell>
          <table:table-cell office:value-type="float" office:value="-0.336495824638959" calcext:value-type="float">
            <text:p>-3.36E-0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0" office:value-type="float" office:value="-0.0200007051655554" calcext:value-type="float">
            <text:p>-2.00E-02</text:p>
          </table:table-cell>
          <table:table-cell table:style-name="ce10" office:value-type="float" office:value="-0.00556052116990047" calcext:value-type="float">
            <text:p>-5.56E-03</text:p>
          </table:table-cell>
          <table:table-cell table:style-name="ce10" office:value-type="float" office:value="0.00729078345464229" calcext:value-type="float">
            <text:p>7.29E-03</text:p>
          </table:table-cell>
          <table:table-cell table:style-name="ce10" office:value-type="float" office:value="0.059548558702159" calcext:value-type="float">
            <text:p>5.95E-02</text:p>
          </table:table-cell>
          <table:table-cell table:style-name="ce10" office:value-type="float" office:value="0.0671212279880659" calcext:value-type="float">
            <text:p>6.71E-02</text:p>
          </table:table-cell>
          <table:table-cell table:style-name="ce10" office:value-type="float" office:value="1.11578479592588" calcext:value-type="float">
            <text:p>1.12E+00</text:p>
          </table:table-cell>
          <table:table-cell table:style-name="ce10" office:value-type="float" office:value="0.0187680034801067" calcext:value-type="float">
            <text:p>1.88E-02</text:p>
          </table:table-cell>
          <table:table-cell table:style-name="ce10" office:value-type="float" office:value="-0.0209802167134747" calcext:value-type="float">
            <text:p>-2.10E-02</text:p>
          </table:table-cell>
          <table:table-cell table:style-name="ce10" office:value-type="float" office:value="-0.0034284502487982" calcext:value-type="float">
            <text:p>-3.43E-03</text:p>
          </table:table-cell>
          <table:table-cell table:style-name="ce10" office:value-type="float" office:value="-0.0130283409650198" calcext:value-type="float">
            <text:p>-1.30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0.869274704594559" calcext:value-type="float">
            <text:p>8.69E-01</text:p>
          </table:table-cell>
          <table:table-cell office:value-type="float" office:value="-0.741376196571052" calcext:value-type="float">
            <text:p>-7.41E-01</text:p>
          </table:table-cell>
          <table:table-cell table:style-name="ce10" office:value-type="float" office:value="-0.09967492493988" calcext:value-type="float">
            <text:p>-9.97E-02</text:p>
          </table:table-cell>
          <table:table-cell office:value-type="float" office:value="-0.137768344545231" calcext:value-type="float">
            <text:p>-1.38E-01</text:p>
          </table:table-cell>
          <table:table-cell office:value-type="float" office:value="-0.109901724871157" calcext:value-type="float">
            <text:p>-1.10E-01</text:p>
          </table:table-cell>
          <table:table-cell table:style-name="ce10" office:value-type="float" office:value="-0.0276204889892342" calcext:value-type="float">
            <text:p>-2.76E-02</text:p>
          </table:table-cell>
          <table:table-cell table:style-name="ce10" office:value-type="float" office:value="-0.0187507205178408" calcext:value-type="float">
            <text:p>-1.88E-02</text:p>
          </table:table-cell>
          <table:table-cell office:value-type="float" office:value="-0.16213456978905" calcext:value-type="float">
            <text:p>-1.62E-01</text:p>
          </table:table-cell>
          <table:table-cell office:value-type="float" office:value="-0.333162703439482" calcext:value-type="float">
            <text:p>-3.33E-01</text:p>
          </table:table-cell>
          <table:table-cell office:value-type="float" office:value="0.102745923475099" calcext:value-type="float">
            <text:p>1.03E-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0.0213324172567561" calcext:value-type="float">
            <text:p>2.13E-02</text:p>
          </table:table-cell>
          <table:table-cell office:value-type="float" office:value="0.0477310902381686" calcext:value-type="float">
            <text:p>4.77E-02</text:p>
          </table:table-cell>
          <table:table-cell table:style-name="ce10" office:value-type="float" office:value="0.0392130334621898" calcext:value-type="float">
            <text:p>3.92E-02</text:p>
          </table:table-cell>
          <table:table-cell office:value-type="float" office:value="-0.000868669198910272" calcext:value-type="float">
            <text:p>-8.69E-04</text:p>
          </table:table-cell>
          <table:table-cell office:value-type="float" office:value="-0.0426045699012286" calcext:value-type="float">
            <text:p>-4.26E-02</text:p>
          </table:table-cell>
          <table:table-cell table:style-name="ce10" office:value-type="float" office:value="0.0243646944765505" calcext:value-type="float">
            <text:p>2.44E-02</text:p>
          </table:table-cell>
          <table:table-cell table:style-name="ce10" office:value-type="float" office:value="1.30539881195874" calcext:value-type="float">
            <text:p>1.31E+00</text:p>
          </table:table-cell>
          <table:table-cell office:value-type="float" office:value="-0.00608751857743236" calcext:value-type="float">
            <text:p>-6.09E-03</text:p>
          </table:table-cell>
          <table:table-cell office:value-type="float" office:value="-0.0694528026052694" calcext:value-type="float">
            <text:p>-6.95E-02</text:p>
          </table:table-cell>
          <table:table-cell office:value-type="float" office:value="0.0169024173715932" calcext:value-type="float">
            <text:p>1.69E-02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style-name="ce10" office:value-type="float" office:value="0.0440715366162323" calcext:value-type="float">
            <text:p>4.41E-02</text:p>
          </table:table-cell>
          <table:table-cell table:style-name="ce10" office:value-type="float" office:value="0.0052344075822474" calcext:value-type="float">
            <text:p>5.23E-03</text:p>
          </table:table-cell>
          <table:table-cell table:style-name="ce10" office:value-type="float" office:value="-1.58534446734986" calcext:value-type="float">
            <text:p>-1.59E+00</text:p>
          </table:table-cell>
          <table:table-cell table:style-name="ce10" office:value-type="float" office:value="0.0223215924576332" calcext:value-type="float">
            <text:p>2.23E-02</text:p>
          </table:table-cell>
          <table:table-cell table:style-name="ce10" office:value-type="float" office:value="-1.7372697432159" calcext:value-type="float">
            <text:p>-1.74E+00</text:p>
          </table:table-cell>
          <table:table-cell table:style-name="ce10" office:value-type="float" office:value="-0.0299183244474976" calcext:value-type="float">
            <text:p>-2.99E-02</text:p>
          </table:table-cell>
          <table:table-cell table:style-name="ce10" office:value-type="float" office:value="0.0240359724762029" calcext:value-type="float">
            <text:p>2.40E-02</text:p>
          </table:table-cell>
          <table:table-cell table:style-name="ce10" office:value-type="float" office:value="-0.0217834878666265" calcext:value-type="float">
            <text:p>-2.18E-02</text:p>
          </table:table-cell>
          <table:table-cell table:style-name="ce10" office:value-type="float" office:value="0.0107300978694507" calcext:value-type="float">
            <text:p>1.07E-02</text:p>
          </table:table-cell>
          <table:table-cell table:style-name="ce10" office:value-type="float" office:value="-0.0313477651773267" calcext:value-type="float">
            <text:p>-3.13E-02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style-name="ce10" office:value-type="float" office:value="-0.0308265890595071" calcext:value-type="float">
            <text:p>-3.08E-02</text:p>
          </table:table-cell>
          <table:table-cell table:style-name="ce10" office:value-type="float" office:value="0.0290281331814369" calcext:value-type="float">
            <text:p>2.90E-02</text:p>
          </table:table-cell>
          <table:table-cell table:style-name="ce10" office:value-type="float" office:value="-0.00838705622555755" calcext:value-type="float">
            <text:p>-8.39E-03</text:p>
          </table:table-cell>
          <table:table-cell table:style-name="ce10" office:value-type="float" office:value="-0.000744457119778885" calcext:value-type="float">
            <text:p>-7.44E-04</text:p>
          </table:table-cell>
          <table:table-cell table:style-name="ce10" office:value-type="float" office:value="-0.00812673591351209" calcext:value-type="float">
            <text:p>-8.13E-03</text:p>
          </table:table-cell>
          <table:table-cell table:style-name="ce10" office:value-type="float" office:value="-0.00472899984865687" calcext:value-type="float">
            <text:p>-4.73E-03</text:p>
          </table:table-cell>
          <table:table-cell table:style-name="ce10" office:value-type="float" office:value="-0.785218937354897" calcext:value-type="float">
            <text:p>-7.85E-01</text:p>
          </table:table-cell>
          <table:table-cell table:style-name="ce10" office:value-type="float" office:value="-1.28049733276564" calcext:value-type="float">
            <text:p>-1.28E+00</text:p>
          </table:table-cell>
          <table:table-cell table:style-name="ce10" office:value-type="float" office:value="0.0392440333033779" calcext:value-type="float">
            <text:p>3.92E-02</text:p>
          </table:table-cell>
          <table:table-cell table:style-name="ce10" office:value-type="float" office:value="0.0389604725586009" calcext:value-type="float">
            <text:p>3.90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office:value-type="float" office:value="0.20569549182521" calcext:value-type="float">
            <text:p>2.06E-01</text:p>
          </table:table-cell>
          <table:table-cell office:value-type="float" office:value="0.263639523111995" calcext:value-type="float">
            <text:p>2.64E-01</text:p>
          </table:table-cell>
          <table:table-cell table:style-name="ce10" office:value-type="float" office:value="-0.0380562476467779" calcext:value-type="float">
            <text:p>-3.81E-02</text:p>
          </table:table-cell>
          <table:table-cell office:value-type="float" office:value="0.151659534844944" calcext:value-type="float">
            <text:p>1.52E-01</text:p>
          </table:table-cell>
          <table:table-cell office:value-type="float" office:value="0.144303792304812" calcext:value-type="float">
            <text:p>1.44E-01</text:p>
          </table:table-cell>
          <table:table-cell table:style-name="ce10" office:value-type="float" office:value="0.00533220965677945" calcext:value-type="float">
            <text:p>5.33E-03</text:p>
          </table:table-cell>
          <table:table-cell table:style-name="ce10" office:value-type="float" office:value="0.0144829124571499" calcext:value-type="float">
            <text:p>1.45E-02</text:p>
          </table:table-cell>
          <table:table-cell office:value-type="float" office:value="-1.01025657192946" calcext:value-type="float">
            <text:p>-1.01E+00</text:p>
          </table:table-cell>
          <table:table-cell office:value-type="float" office:value="0.139222890522385" calcext:value-type="float">
            <text:p>1.39E-01</text:p>
          </table:table-cell>
          <table:table-cell office:value-type="float" office:value="-0.0855783440060566" calcext:value-type="float">
            <text:p>-8.56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-0.30718611431707" calcext:value-type="float">
            <text:p>-3.07E-01</text:p>
          </table:table-cell>
          <table:table-cell office:value-type="float" office:value="1.17096799131146" calcext:value-type="float">
            <text:p>1.17E+00</text:p>
          </table:table-cell>
          <table:table-cell table:style-name="ce10" office:value-type="float" office:value="0.0184760347015165" calcext:value-type="float">
            <text:p>1.85E-02</text:p>
          </table:table-cell>
          <table:table-cell office:value-type="float" office:value="-0.0824984060275753" calcext:value-type="float">
            <text:p>-8.25E-02</text:p>
          </table:table-cell>
          <table:table-cell office:value-type="float" office:value="-0.0661980909098497" calcext:value-type="float">
            <text:p>-6.62E-02</text:p>
          </table:table-cell>
          <table:table-cell table:style-name="ce10" office:value-type="float" office:value="0.00383976656014893" calcext:value-type="float">
            <text:p>3.84E-03</text:p>
          </table:table-cell>
          <table:table-cell table:style-name="ce10" office:value-type="float" office:value="-0.0127555161809954" calcext:value-type="float">
            <text:p>-1.28E-02</text:p>
          </table:table-cell>
          <table:table-cell office:value-type="float" office:value="-0.0209923622272929" calcext:value-type="float">
            <text:p>-2.10E-02</text:p>
          </table:table-cell>
          <table:table-cell office:value-type="float" office:value="-0.0779068727084704" calcext:value-type="float">
            <text:p>-7.79E-02</text:p>
          </table:table-cell>
          <table:table-cell office:value-type="float" office:value="-0.0300058084501907" calcext:value-type="float">
            <text:p>-3.00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office:value-type="float" office:value="-0.526884001019836" calcext:value-type="float">
            <text:p>-5.27E-01</text:p>
          </table:table-cell>
          <table:table-cell office:value-type="float" office:value="-0.0730047590856849" calcext:value-type="float">
            <text:p>-7.30E-02</text:p>
          </table:table-cell>
          <table:table-cell table:style-name="ce10" office:value-type="float" office:value="-0.00836829602225361" calcext:value-type="float">
            <text:p>-8.37E-03</text:p>
          </table:table-cell>
          <table:table-cell office:value-type="float" office:value="-0.0840695621182525" calcext:value-type="float">
            <text:p>-8.41E-02</text:p>
          </table:table-cell>
          <table:table-cell office:value-type="float" office:value="1.29628142208918" calcext:value-type="float">
            <text:p>1.30E+00</text:p>
          </table:table-cell>
          <table:table-cell table:style-name="ce10" office:value-type="float" office:value="0.0227719113939559" calcext:value-type="float">
            <text:p>2.28E-02</text:p>
          </table:table-cell>
          <table:table-cell table:style-name="ce10" office:value-type="float" office:value="-0.00198886105955297" calcext:value-type="float">
            <text:p>-1.99E-03</text:p>
          </table:table-cell>
          <table:table-cell office:value-type="float" office:value="-0.0198161112960707" calcext:value-type="float">
            <text:p>-1.98E-02</text:p>
          </table:table-cell>
          <table:table-cell office:value-type="float" office:value="1.71804219288479" calcext:value-type="float">
            <text:p>1.72E+00</text:p>
          </table:table-cell>
          <table:table-cell office:value-type="float" office:value="0.258076962161431" calcext:value-type="float">
            <text:p>2.58E-0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hematic mean GR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table:style-name="ce11" table:formula="of:=COM.MICROSOFT.IFS([.B3]=0;&quot;&quot;;[.B3]&gt;0;COM.MICROSOFT.IFS([.B3]&lt;=0.1;&quot;+&quot;;0.1&lt;[.B3]&lt;=1;&quot;++&quot;;1&lt;[.B3]&lt;=2;&quot;+++&quot;;[.B3]&gt;2;&quot;++++&quot;);[.B3]&lt;0;COM.MICROSOFT.IFS([.B3]&gt;=-0.1;&quot;-&quot;;-0.1&gt;[.B3]&gt;=-1;&quot;--&quot;;-1&gt;[.B3]&gt;=-2;&quot;---&quot;;[.B3]&lt;2;&quot;----&quot;))" office:value-type="string" office:string-value="--" calcext:value-type="string">
            <text:p>--</text:p>
          </table:table-cell>
          <table:table-cell table:style-name="ce11" table:formula="of:=COM.MICROSOFT.IFS([.C3]=0;&quot;&quot;;[.C3]&gt;0;COM.MICROSOFT.IFS([.C3]&lt;=0.1;&quot;+&quot;;0.1&lt;[.C3]&lt;=1;&quot;++&quot;;1&lt;[.C3]&lt;=2;&quot;+++&quot;;[.C3]&gt;2;&quot;++++&quot;);[.C3]&lt;0;COM.MICROSOFT.IFS([.C3]&gt;=-0.1;&quot;-&quot;;-0.1&gt;[.C3]&gt;=-1;&quot;--&quot;;-1&gt;[.C3]&gt;=-2;&quot;---&quot;;[.C3]&lt;2;&quot;----&quot;))" office:value-type="string" office:string-value="++" calcext:value-type="string">
            <text:p>++</text:p>
          </table:table-cell>
          <table:table-cell table:style-name="ce12" table:formula="of:=COM.MICROSOFT.IFS([.D3]=0;&quot;&quot;;[.D3]&gt;0;COM.MICROSOFT.IFS([.D3]&lt;=0.1;&quot;+&quot;;0.1&lt;[.D3]&lt;=1;&quot;++&quot;;1&lt;[.D3]&lt;=2;&quot;+++&quot;;[.D3]&gt;2;&quot;++++&quot;);[.D3]&lt;0;COM.MICROSOFT.IFS([.D3]&gt;=-0.1;&quot;-&quot;;-0.1&gt;[.D3]&gt;=-1;&quot;--&quot;;-1&gt;[.D3]&gt;=-2;&quot;---&quot;;[.D3]&lt;2;&quot;----&quot;))" office:value-type="string" office:string-value="-" calcext:value-type="string">
            <text:p>-</text:p>
          </table:table-cell>
          <table:table-cell table:style-name="ce11" table:formula="of:=COM.MICROSOFT.IFS([.E3]=0;&quot;&quot;;[.E3]&gt;0;COM.MICROSOFT.IFS([.E3]&lt;=0.1;&quot;+&quot;;0.1&lt;[.E3]&lt;=1;&quot;++&quot;;1&lt;[.E3]&lt;=2;&quot;+++&quot;;[.E3]&gt;2;&quot;++++&quot;);[.E3]&lt;0;COM.MICROSOFT.IFS([.E3]&gt;=-0.1;&quot;-&quot;;-0.1&gt;[.E3]&gt;=-1;&quot;--&quot;;-1&gt;[.E3]&gt;=-2;&quot;---&quot;;[.E3]&lt;2;&quot;----&quot;))" office:value-type="string" office:string-value="++" calcext:value-type="string">
            <text:p>++</text:p>
          </table:table-cell>
          <table:table-cell table:style-name="ce11" table:formula="of:=COM.MICROSOFT.IFS([.F3]=0;&quot;&quot;;[.F3]&gt;0;COM.MICROSOFT.IFS([.F3]&lt;=0.1;&quot;+&quot;;0.1&lt;[.F3]&lt;=1;&quot;++&quot;;1&lt;[.F3]&lt;=2;&quot;+++&quot;;[.F3]&gt;2;&quot;++++&quot;);[.F3]&lt;0;COM.MICROSOFT.IFS([.F3]&gt;=-0.1;&quot;-&quot;;-0.1&gt;[.F3]&gt;=-1;&quot;--&quot;;-1&gt;[.F3]&gt;=-2;&quot;---&quot;;[.F3]&lt;2;&quot;----&quot;))" office:value-type="string" office:string-value="++" calcext:value-type="string">
            <text:p>++</text:p>
          </table:table-cell>
          <table:table-cell table:style-name="ce12" table:formula="of:=COM.MICROSOFT.IFS([.G3]=0;&quot;&quot;;[.G3]&gt;0;COM.MICROSOFT.IFS([.G3]&lt;=0.1;&quot;+&quot;;0.1&lt;[.G3]&lt;=1;&quot;++&quot;;1&lt;[.G3]&lt;=2;&quot;+++&quot;;[.G3]&gt;2;&quot;++++&quot;);[.G3]&lt;0;COM.MICROSOFT.IFS([.G3]&gt;=-0.1;&quot;-&quot;;-0.1&gt;[.G3]&gt;=-1;&quot;--&quot;;-1&gt;[.G3]&gt;=-2;&quot;---&quot;;[.G3]&lt;2;&quot;----&quot;))" office:value-type="string" office:string-value="--" calcext:value-type="string">
            <text:p>--</text:p>
          </table:table-cell>
          <table:table-cell table:style-name="ce12" table:formula="of:=COM.MICROSOFT.IFS([.H3]=0;&quot;&quot;;[.H3]&gt;0;COM.MICROSOFT.IFS([.H3]&lt;=0.1;&quot;+&quot;;0.1&lt;[.H3]&lt;=1;&quot;++&quot;;1&lt;[.H3]&lt;=2;&quot;+++&quot;;[.H3]&gt;2;&quot;++++&quot;);[.H3]&lt;0;COM.MICROSOFT.IFS([.H3]&gt;=-0.1;&quot;-&quot;;-0.1&gt;[.H3]&gt;=-1;&quot;--&quot;;-1&gt;[.H3]&gt;=-2;&quot;---&quot;;[.H3]&lt;2;&quot;----&quot;))" office:value-type="string" office:string-value="--" calcext:value-type="string">
            <text:p>--</text:p>
          </table:table-cell>
          <table:table-cell table:style-name="ce11" table:formula="of:=COM.MICROSOFT.IFS([.I3]=0;&quot;&quot;;[.I3]&gt;0;COM.MICROSOFT.IFS([.I3]&lt;=0.1;&quot;+&quot;;0.1&lt;[.I3]&lt;=1;&quot;++&quot;;1&lt;[.I3]&lt;=2;&quot;+++&quot;;[.I3]&gt;2;&quot;++++&quot;);[.I3]&lt;0;COM.MICROSOFT.IFS([.I3]&gt;=-0.1;&quot;-&quot;;-0.1&gt;[.I3]&gt;=-1;&quot;--&quot;;-1&gt;[.I3]&gt;=-2;&quot;---&quot;;[.I3]&lt;2;&quot;----&quot;))" office:value-type="string" office:string-value="+" calcext:value-type="string">
            <text:p>+</text:p>
          </table:table-cell>
          <table:table-cell table:style-name="ce11" table:formula="of:=COM.MICROSOFT.IFS([.J3]=0;&quot;&quot;;[.J3]&gt;0;COM.MICROSOFT.IFS([.J3]&lt;=0.1;&quot;+&quot;;0.1&lt;[.J3]&lt;=1;&quot;++&quot;;1&lt;[.J3]&lt;=2;&quot;+++&quot;;[.J3]&gt;2;&quot;++++&quot;);[.J3]&lt;0;COM.MICROSOFT.IFS([.J3]&gt;=-0.1;&quot;-&quot;;-0.1&gt;[.J3]&gt;=-1;&quot;--&quot;;-1&gt;[.J3]&gt;=-2;&quot;---&quot;;[.J3]&lt;2;&quot;----&quot;))" office:value-type="string" office:string-value="++" calcext:value-type="string">
            <text:p>++</text:p>
          </table:table-cell>
          <table:table-cell table:style-name="ce11" table:formula="of:=COM.MICROSOFT.IFS([.K3]=0;&quot;&quot;;[.K3]&gt;0;COM.MICROSOFT.IFS([.K3]&lt;=0.1;&quot;+&quot;;0.1&lt;[.K3]&lt;=1;&quot;++&quot;;1&lt;[.K3]&lt;=2;&quot;+++&quot;;[.K3]&gt;2;&quot;++++&quot;);[.K3]&lt;0;COM.MICROSOFT.IFS([.K3]&gt;=-0.1;&quot;-&quot;;-0.1&gt;[.K3]&gt;=-1;&quot;--&quot;;-1&gt;[.K3]&gt;=-2;&quot;---&quot;;[.K3]&lt;2;&quot;----&quot;))" office:value-type="string" office:string-value="++" calcext:value-type="string">
            <text:p>+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table:style-name="ce11" table:formula="of:=COM.MICROSOFT.IFS([.B4]=0;&quot;&quot;;[.B4]&gt;0;COM.MICROSOFT.IFS([.B4]&lt;=0.1;&quot;+&quot;;0.1&lt;[.B4]&lt;=1;&quot;++&quot;;1&lt;[.B4]&lt;=2;&quot;+++&quot;;[.B4]&gt;2;&quot;++++&quot;);[.B4]&lt;0;COM.MICROSOFT.IFS([.B4]&gt;=-0.1;&quot;-&quot;;-0.1&gt;[.B4]&gt;=-1;&quot;--&quot;;-1&gt;[.B4]&gt;=-2;&quot;---&quot;;[.B4]&lt;2;&quot;----&quot;))" office:value-type="string" office:string-value="--" calcext:value-type="string">
            <text:p>--</text:p>
          </table:table-cell>
          <table:table-cell table:style-name="ce11" table:formula="of:=COM.MICROSOFT.IFS([.C4]=0;&quot;&quot;;[.C4]&gt;0;COM.MICROSOFT.IFS([.C4]&lt;=0.1;&quot;+&quot;;0.1&lt;[.C4]&lt;=1;&quot;++&quot;;1&lt;[.C4]&lt;=2;&quot;+++&quot;;[.C4]&gt;2;&quot;++++&quot;);[.C4]&lt;0;COM.MICROSOFT.IFS([.C4]&gt;=-0.1;&quot;-&quot;;-0.1&gt;[.C4]&gt;=-1;&quot;--&quot;;-1&gt;[.C4]&gt;=-2;&quot;---&quot;;[.C4]&lt;2;&quot;----&quot;))" office:value-type="string" office:string-value="++" calcext:value-type="string">
            <text:p>++</text:p>
          </table:table-cell>
          <table:table-cell table:style-name="ce12" table:formula="of:=COM.MICROSOFT.IFS([.D4]=0;&quot;&quot;;[.D4]&gt;0;COM.MICROSOFT.IFS([.D4]&lt;=0.1;&quot;+&quot;;0.1&lt;[.D4]&lt;=1;&quot;++&quot;;1&lt;[.D4]&lt;=2;&quot;+++&quot;;[.D4]&gt;2;&quot;++++&quot;);[.D4]&lt;0;COM.MICROSOFT.IFS([.D4]&gt;=-0.1;&quot;-&quot;;-0.1&gt;[.D4]&gt;=-1;&quot;--&quot;;-1&gt;[.D4]&gt;=-2;&quot;---&quot;;[.D4]&lt;2;&quot;----&quot;))" office:value-type="string" office:string-value="-" calcext:value-type="string">
            <text:p>-</text:p>
          </table:table-cell>
          <table:table-cell table:style-name="ce11" table:formula="of:=COM.MICROSOFT.IFS([.E4]=0;&quot;&quot;;[.E4]&gt;0;COM.MICROSOFT.IFS([.E4]&lt;=0.1;&quot;+&quot;;0.1&lt;[.E4]&lt;=1;&quot;++&quot;;1&lt;[.E4]&lt;=2;&quot;+++&quot;;[.E4]&gt;2;&quot;++++&quot;);[.E4]&lt;0;COM.MICROSOFT.IFS([.E4]&gt;=-0.1;&quot;-&quot;;-0.1&gt;[.E4]&gt;=-1;&quot;--&quot;;-1&gt;[.E4]&gt;=-2;&quot;---&quot;;[.E4]&lt;2;&quot;----&quot;))" office:value-type="string" office:string-value="++" calcext:value-type="string">
            <text:p>++</text:p>
          </table:table-cell>
          <table:table-cell table:style-name="ce11" table:formula="of:=COM.MICROSOFT.IFS([.F4]=0;&quot;&quot;;[.F4]&gt;0;COM.MICROSOFT.IFS([.F4]&lt;=0.1;&quot;+&quot;;0.1&lt;[.F4]&lt;=1;&quot;++&quot;;1&lt;[.F4]&lt;=2;&quot;+++&quot;;[.F4]&gt;2;&quot;++++&quot;);[.F4]&lt;0;COM.MICROSOFT.IFS([.F4]&gt;=-0.1;&quot;-&quot;;-0.1&gt;[.F4]&gt;=-1;&quot;--&quot;;-1&gt;[.F4]&gt;=-2;&quot;---&quot;;[.F4]&lt;2;&quot;----&quot;))" office:value-type="string" office:string-value="+" calcext:value-type="string">
            <text:p>+</text:p>
          </table:table-cell>
          <table:table-cell table:style-name="ce12" table:formula="of:=COM.MICROSOFT.IFS([.G4]=0;&quot;&quot;;[.G4]&gt;0;COM.MICROSOFT.IFS([.G4]&lt;=0.1;&quot;+&quot;;0.1&lt;[.G4]&lt;=1;&quot;++&quot;;1&lt;[.G4]&lt;=2;&quot;+++&quot;;[.G4]&gt;2;&quot;++++&quot;);[.G4]&lt;0;COM.MICROSOFT.IFS([.G4]&gt;=-0.1;&quot;-&quot;;-0.1&gt;[.G4]&gt;=-1;&quot;--&quot;;-1&gt;[.G4]&gt;=-2;&quot;---&quot;;[.G4]&lt;2;&quot;----&quot;))" office:value-type="string" office:string-value="-" calcext:value-type="string">
            <text:p>-</text:p>
          </table:table-cell>
          <table:table-cell table:style-name="ce12" table:formula="of:=COM.MICROSOFT.IFS([.H4]=0;&quot;&quot;;[.H4]&gt;0;COM.MICROSOFT.IFS([.H4]&lt;=0.1;&quot;+&quot;;0.1&lt;[.H4]&lt;=1;&quot;++&quot;;1&lt;[.H4]&lt;=2;&quot;+++&quot;;[.H4]&gt;2;&quot;++++&quot;);[.H4]&lt;0;COM.MICROSOFT.IFS([.H4]&gt;=-0.1;&quot;-&quot;;-0.1&gt;[.H4]&gt;=-1;&quot;--&quot;;-1&gt;[.H4]&gt;=-2;&quot;---&quot;;[.H4]&lt;2;&quot;----&quot;))" office:value-type="string" office:string-value="-" calcext:value-type="string">
            <text:p>-</text:p>
          </table:table-cell>
          <table:table-cell table:style-name="ce11" table:formula="of:=COM.MICROSOFT.IFS([.I4]=0;&quot;&quot;;[.I4]&gt;0;COM.MICROSOFT.IFS([.I4]&lt;=0.1;&quot;+&quot;;0.1&lt;[.I4]&lt;=1;&quot;++&quot;;1&lt;[.I4]&lt;=2;&quot;+++&quot;;[.I4]&gt;2;&quot;++++&quot;);[.I4]&lt;0;COM.MICROSOFT.IFS([.I4]&gt;=-0.1;&quot;-&quot;;-0.1&gt;[.I4]&gt;=-1;&quot;--&quot;;-1&gt;[.I4]&gt;=-2;&quot;---&quot;;[.I4]&lt;2;&quot;----&quot;))" office:value-type="string" office:string-value="--" calcext:value-type="string">
            <text:p>--</text:p>
          </table:table-cell>
          <table:table-cell table:style-name="ce11" table:formula="of:=COM.MICROSOFT.IFS([.J4]=0;&quot;&quot;;[.J4]&gt;0;COM.MICROSOFT.IFS([.J4]&lt;=0.1;&quot;+&quot;;0.1&lt;[.J4]&lt;=1;&quot;++&quot;;1&lt;[.J4]&lt;=2;&quot;+++&quot;;[.J4]&gt;2;&quot;++++&quot;);[.J4]&lt;0;COM.MICROSOFT.IFS([.J4]&gt;=-0.1;&quot;-&quot;;-0.1&gt;[.J4]&gt;=-1;&quot;--&quot;;-1&gt;[.J4]&gt;=-2;&quot;---&quot;;[.J4]&lt;2;&quot;----&quot;))" office:value-type="string" office:string-value="++" calcext:value-type="string">
            <text:p>++</text:p>
          </table:table-cell>
          <table:table-cell table:style-name="ce11" table:formula="of:=COM.MICROSOFT.IFS([.K4]=0;&quot;&quot;;[.K4]&gt;0;COM.MICROSOFT.IFS([.K4]&lt;=0.1;&quot;+&quot;;0.1&lt;[.K4]&lt;=1;&quot;++&quot;;1&lt;[.K4]&lt;=2;&quot;+++&quot;;[.K4]&gt;2;&quot;++++&quot;);[.K4]&lt;0;COM.MICROSOFT.IFS([.K4]&gt;=-0.1;&quot;-&quot;;-0.1&gt;[.K4]&gt;=-1;&quot;--&quot;;-1&gt;[.K4]&gt;=-2;&quot;---&quot;;[.K4]&lt;2;&quot;----&quot;))" office:value-type="string" office:string-value="--" calcext:value-type="string">
            <text:p>--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2" table:formula="of:=COM.MICROSOFT.IFS([.B5]=0;&quot;&quot;;[.B5]&gt;0;COM.MICROSOFT.IFS([.B5]&lt;=0.1;&quot;+&quot;;0.1&lt;[.B5]&lt;=1;&quot;++&quot;;1&lt;[.B5]&lt;=2;&quot;+++&quot;;[.B5]&gt;2;&quot;++++&quot;);[.B5]&lt;0;COM.MICROSOFT.IFS([.B5]&gt;=-0.1;&quot;-&quot;;-0.1&gt;[.B5]&gt;=-1;&quot;--&quot;;-1&gt;[.B5]&gt;=-2;&quot;---&quot;;[.B5]&lt;2;&quot;----&quot;))" office:value-type="string" office:string-value="-" calcext:value-type="string">
            <text:p>-</text:p>
          </table:table-cell>
          <table:table-cell table:style-name="ce12" table:formula="of:=COM.MICROSOFT.IFS([.C5]=0;&quot;&quot;;[.C5]&gt;0;COM.MICROSOFT.IFS([.C5]&lt;=0.1;&quot;+&quot;;0.1&lt;[.C5]&lt;=1;&quot;++&quot;;1&lt;[.C5]&lt;=2;&quot;+++&quot;;[.C5]&gt;2;&quot;++++&quot;);[.C5]&lt;0;COM.MICROSOFT.IFS([.C5]&gt;=-0.1;&quot;-&quot;;-0.1&gt;[.C5]&gt;=-1;&quot;--&quot;;-1&gt;[.C5]&gt;=-2;&quot;---&quot;;[.C5]&lt;2;&quot;----&quot;))" office:value-type="string" office:string-value="-" calcext:value-type="string">
            <text:p>-</text:p>
          </table:table-cell>
          <table:table-cell table:style-name="ce12" table:formula="of:=COM.MICROSOFT.IFS([.D5]=0;&quot;&quot;;[.D5]&gt;0;COM.MICROSOFT.IFS([.D5]&lt;=0.1;&quot;+&quot;;0.1&lt;[.D5]&lt;=1;&quot;++&quot;;1&lt;[.D5]&lt;=2;&quot;+++&quot;;[.D5]&gt;2;&quot;++++&quot;);[.D5]&lt;0;COM.MICROSOFT.IFS([.D5]&gt;=-0.1;&quot;-&quot;;-0.1&gt;[.D5]&gt;=-1;&quot;--&quot;;-1&gt;[.D5]&gt;=-2;&quot;---&quot;;[.D5]&lt;2;&quot;----&quot;))" office:value-type="string" office:string-value="+" calcext:value-type="string">
            <text:p>+</text:p>
          </table:table-cell>
          <table:table-cell table:style-name="ce12" table:formula="of:=COM.MICROSOFT.IFS([.E5]=0;&quot;&quot;;[.E5]&gt;0;COM.MICROSOFT.IFS([.E5]&lt;=0.1;&quot;+&quot;;0.1&lt;[.E5]&lt;=1;&quot;++&quot;;1&lt;[.E5]&lt;=2;&quot;+++&quot;;[.E5]&gt;2;&quot;++++&quot;);[.E5]&lt;0;COM.MICROSOFT.IFS([.E5]&gt;=-0.1;&quot;-&quot;;-0.1&gt;[.E5]&gt;=-1;&quot;--&quot;;-1&gt;[.E5]&gt;=-2;&quot;---&quot;;[.E5]&lt;2;&quot;----&quot;))" office:value-type="string" office:string-value="+" calcext:value-type="string">
            <text:p>+</text:p>
          </table:table-cell>
          <table:table-cell table:style-name="ce12" table:formula="of:=COM.MICROSOFT.IFS([.F5]=0;&quot;&quot;;[.F5]&gt;0;COM.MICROSOFT.IFS([.F5]&lt;=0.1;&quot;+&quot;;0.1&lt;[.F5]&lt;=1;&quot;++&quot;;1&lt;[.F5]&lt;=2;&quot;+++&quot;;[.F5]&gt;2;&quot;++++&quot;);[.F5]&lt;0;COM.MICROSOFT.IFS([.F5]&gt;=-0.1;&quot;-&quot;;-0.1&gt;[.F5]&gt;=-1;&quot;--&quot;;-1&gt;[.F5]&gt;=-2;&quot;---&quot;;[.F5]&lt;2;&quot;----&quot;))" office:value-type="string" office:string-value="+" calcext:value-type="string">
            <text:p>+</text:p>
          </table:table-cell>
          <table:table-cell table:style-name="ce12" table:formula="of:=COM.MICROSOFT.IFS([.G5]=0;&quot;&quot;;[.G5]&gt;0;COM.MICROSOFT.IFS([.G5]&lt;=0.1;&quot;+&quot;;0.1&lt;[.G5]&lt;=1;&quot;++&quot;;1&lt;[.G5]&lt;=2;&quot;+++&quot;;[.G5]&gt;2;&quot;++++&quot;);[.G5]&lt;0;COM.MICROSOFT.IFS([.G5]&gt;=-0.1;&quot;-&quot;;-0.1&gt;[.G5]&gt;=-1;&quot;--&quot;;-1&gt;[.G5]&gt;=-2;&quot;---&quot;;[.G5]&lt;2;&quot;----&quot;))" office:value-type="string" office:string-value="++" calcext:value-type="string">
            <text:p>++</text:p>
          </table:table-cell>
          <table:table-cell table:style-name="ce12" table:formula="of:=COM.MICROSOFT.IFS([.H5]=0;&quot;&quot;;[.H5]&gt;0;COM.MICROSOFT.IFS([.H5]&lt;=0.1;&quot;+&quot;;0.1&lt;[.H5]&lt;=1;&quot;++&quot;;1&lt;[.H5]&lt;=2;&quot;+++&quot;;[.H5]&gt;2;&quot;++++&quot;);[.H5]&lt;0;COM.MICROSOFT.IFS([.H5]&gt;=-0.1;&quot;-&quot;;-0.1&gt;[.H5]&gt;=-1;&quot;--&quot;;-1&gt;[.H5]&gt;=-2;&quot;---&quot;;[.H5]&lt;2;&quot;----&quot;))" office:value-type="string" office:string-value="+" calcext:value-type="string">
            <text:p>+</text:p>
          </table:table-cell>
          <table:table-cell table:style-name="ce12" table:formula="of:=COM.MICROSOFT.IFS([.I5]=0;&quot;&quot;;[.I5]&gt;0;COM.MICROSOFT.IFS([.I5]&lt;=0.1;&quot;+&quot;;0.1&lt;[.I5]&lt;=1;&quot;++&quot;;1&lt;[.I5]&lt;=2;&quot;+++&quot;;[.I5]&gt;2;&quot;++++&quot;);[.I5]&lt;0;COM.MICROSOFT.IFS([.I5]&gt;=-0.1;&quot;-&quot;;-0.1&gt;[.I5]&gt;=-1;&quot;--&quot;;-1&gt;[.I5]&gt;=-2;&quot;---&quot;;[.I5]&lt;2;&quot;----&quot;))" office:value-type="string" office:string-value="-" calcext:value-type="string">
            <text:p>-</text:p>
          </table:table-cell>
          <table:table-cell table:style-name="ce12" table:formula="of:=COM.MICROSOFT.IFS([.J5]=0;&quot;&quot;;[.J5]&gt;0;COM.MICROSOFT.IFS([.J5]&lt;=0.1;&quot;+&quot;;0.1&lt;[.J5]&lt;=1;&quot;++&quot;;1&lt;[.J5]&lt;=2;&quot;+++&quot;;[.J5]&gt;2;&quot;++++&quot;);[.J5]&lt;0;COM.MICROSOFT.IFS([.J5]&gt;=-0.1;&quot;-&quot;;-0.1&gt;[.J5]&gt;=-1;&quot;--&quot;;-1&gt;[.J5]&gt;=-2;&quot;---&quot;;[.J5]&lt;2;&quot;----&quot;))" office:value-type="string" office:string-value="-" calcext:value-type="string">
            <text:p>-</text:p>
          </table:table-cell>
          <table:table-cell table:style-name="ce12" table:formula="of:=COM.MICROSOFT.IFS([.K5]=0;&quot;&quot;;[.K5]&gt;0;COM.MICROSOFT.IFS([.K5]&lt;=0.1;&quot;+&quot;;0.1&lt;[.K5]&lt;=1;&quot;++&quot;;1&lt;[.K5]&lt;=2;&quot;+++&quot;;[.K5]&gt;2;&quot;++++&quot;);[.K5]&lt;0;COM.MICROSOFT.IFS([.K5]&gt;=-0.1;&quot;-&quot;;-0.1&gt;[.K5]&gt;=-1;&quot;--&quot;;-1&gt;[.K5]&gt;=-2;&quot;---&quot;;[.K5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table:style-name="ce11" table:formula="of:=COM.MICROSOFT.IFS([.B6]=0;&quot;&quot;;[.B6]&gt;0;COM.MICROSOFT.IFS([.B6]&lt;=0.1;&quot;+&quot;;0.1&lt;[.B6]&lt;=1;&quot;++&quot;;1&lt;[.B6]&lt;=2;&quot;+++&quot;;[.B6]&gt;2;&quot;++++&quot;);[.B6]&lt;0;COM.MICROSOFT.IFS([.B6]&gt;=-0.1;&quot;-&quot;;-0.1&gt;[.B6]&gt;=-1;&quot;--&quot;;-1&gt;[.B6]&gt;=-2;&quot;---&quot;;[.B6]&lt;2;&quot;----&quot;))" office:value-type="string" office:string-value="++" calcext:value-type="string">
            <text:p>++</text:p>
          </table:table-cell>
          <table:table-cell table:style-name="ce11" table:formula="of:=COM.MICROSOFT.IFS([.C6]=0;&quot;&quot;;[.C6]&gt;0;COM.MICROSOFT.IFS([.C6]&lt;=0.1;&quot;+&quot;;0.1&lt;[.C6]&lt;=1;&quot;++&quot;;1&lt;[.C6]&lt;=2;&quot;+++&quot;;[.C6]&gt;2;&quot;++++&quot;);[.C6]&lt;0;COM.MICROSOFT.IFS([.C6]&gt;=-0.1;&quot;-&quot;;-0.1&gt;[.C6]&gt;=-1;&quot;--&quot;;-1&gt;[.C6]&gt;=-2;&quot;---&quot;;[.C6]&lt;2;&quot;----&quot;))" office:value-type="string" office:string-value="--" calcext:value-type="string">
            <text:p>--</text:p>
          </table:table-cell>
          <table:table-cell table:style-name="ce12" table:formula="of:=COM.MICROSOFT.IFS([.D6]=0;&quot;&quot;;[.D6]&gt;0;COM.MICROSOFT.IFS([.D6]&lt;=0.1;&quot;+&quot;;0.1&lt;[.D6]&lt;=1;&quot;++&quot;;1&lt;[.D6]&lt;=2;&quot;+++&quot;;[.D6]&gt;2;&quot;++++&quot;);[.D6]&lt;0;COM.MICROSOFT.IFS([.D6]&gt;=-0.1;&quot;-&quot;;-0.1&gt;[.D6]&gt;=-1;&quot;--&quot;;-1&gt;[.D6]&gt;=-2;&quot;---&quot;;[.D6]&lt;2;&quot;----&quot;))" office:value-type="string" office:string-value="-" calcext:value-type="string">
            <text:p>-</text:p>
          </table:table-cell>
          <table:table-cell table:style-name="ce11" table:formula="of:=COM.MICROSOFT.IFS([.E6]=0;&quot;&quot;;[.E6]&gt;0;COM.MICROSOFT.IFS([.E6]&lt;=0.1;&quot;+&quot;;0.1&lt;[.E6]&lt;=1;&quot;++&quot;;1&lt;[.E6]&lt;=2;&quot;+++&quot;;[.E6]&gt;2;&quot;++++&quot;);[.E6]&lt;0;COM.MICROSOFT.IFS([.E6]&gt;=-0.1;&quot;-&quot;;-0.1&gt;[.E6]&gt;=-1;&quot;--&quot;;-1&gt;[.E6]&gt;=-2;&quot;---&quot;;[.E6]&lt;2;&quot;----&quot;))" office:value-type="string" office:string-value="--" calcext:value-type="string">
            <text:p>--</text:p>
          </table:table-cell>
          <table:table-cell table:style-name="ce11" table:formula="of:=COM.MICROSOFT.IFS([.F6]=0;&quot;&quot;;[.F6]&gt;0;COM.MICROSOFT.IFS([.F6]&lt;=0.1;&quot;+&quot;;0.1&lt;[.F6]&lt;=1;&quot;++&quot;;1&lt;[.F6]&lt;=2;&quot;+++&quot;;[.F6]&gt;2;&quot;++++&quot;);[.F6]&lt;0;COM.MICROSOFT.IFS([.F6]&gt;=-0.1;&quot;-&quot;;-0.1&gt;[.F6]&gt;=-1;&quot;--&quot;;-1&gt;[.F6]&gt;=-2;&quot;---&quot;;[.F6]&lt;2;&quot;----&quot;))" office:value-type="string" office:string-value="--" calcext:value-type="string">
            <text:p>--</text:p>
          </table:table-cell>
          <table:table-cell table:style-name="ce12" table:formula="of:=COM.MICROSOFT.IFS([.G6]=0;&quot;&quot;;[.G6]&gt;0;COM.MICROSOFT.IFS([.G6]&lt;=0.1;&quot;+&quot;;0.1&lt;[.G6]&lt;=1;&quot;++&quot;;1&lt;[.G6]&lt;=2;&quot;+++&quot;;[.G6]&gt;2;&quot;++++&quot;);[.G6]&lt;0;COM.MICROSOFT.IFS([.G6]&gt;=-0.1;&quot;-&quot;;-0.1&gt;[.G6]&gt;=-1;&quot;--&quot;;-1&gt;[.G6]&gt;=-2;&quot;---&quot;;[.G6]&lt;2;&quot;----&quot;))" office:value-type="string" office:string-value="-" calcext:value-type="string">
            <text:p>-</text:p>
          </table:table-cell>
          <table:table-cell table:style-name="ce12" table:formula="of:=COM.MICROSOFT.IFS([.H6]=0;&quot;&quot;;[.H6]&gt;0;COM.MICROSOFT.IFS([.H6]&lt;=0.1;&quot;+&quot;;0.1&lt;[.H6]&lt;=1;&quot;++&quot;;1&lt;[.H6]&lt;=2;&quot;+++&quot;;[.H6]&gt;2;&quot;++++&quot;);[.H6]&lt;0;COM.MICROSOFT.IFS([.H6]&gt;=-0.1;&quot;-&quot;;-0.1&gt;[.H6]&gt;=-1;&quot;--&quot;;-1&gt;[.H6]&gt;=-2;&quot;---&quot;;[.H6]&lt;2;&quot;----&quot;))" office:value-type="string" office:string-value="-" calcext:value-type="string">
            <text:p>-</text:p>
          </table:table-cell>
          <table:table-cell table:style-name="ce11" table:formula="of:=COM.MICROSOFT.IFS([.I6]=0;&quot;&quot;;[.I6]&gt;0;COM.MICROSOFT.IFS([.I6]&lt;=0.1;&quot;+&quot;;0.1&lt;[.I6]&lt;=1;&quot;++&quot;;1&lt;[.I6]&lt;=2;&quot;+++&quot;;[.I6]&gt;2;&quot;++++&quot;);[.I6]&lt;0;COM.MICROSOFT.IFS([.I6]&gt;=-0.1;&quot;-&quot;;-0.1&gt;[.I6]&gt;=-1;&quot;--&quot;;-1&gt;[.I6]&gt;=-2;&quot;---&quot;;[.I6]&lt;2;&quot;----&quot;))" office:value-type="string" office:string-value="--" calcext:value-type="string">
            <text:p>--</text:p>
          </table:table-cell>
          <table:table-cell table:style-name="ce11" table:formula="of:=COM.MICROSOFT.IFS([.J6]=0;&quot;&quot;;[.J6]&gt;0;COM.MICROSOFT.IFS([.J6]&lt;=0.1;&quot;+&quot;;0.1&lt;[.J6]&lt;=1;&quot;++&quot;;1&lt;[.J6]&lt;=2;&quot;+++&quot;;[.J6]&gt;2;&quot;++++&quot;);[.J6]&lt;0;COM.MICROSOFT.IFS([.J6]&gt;=-0.1;&quot;-&quot;;-0.1&gt;[.J6]&gt;=-1;&quot;--&quot;;-1&gt;[.J6]&gt;=-2;&quot;---&quot;;[.J6]&lt;2;&quot;----&quot;))" office:value-type="string" office:string-value="--" calcext:value-type="string">
            <text:p>--</text:p>
          </table:table-cell>
          <table:table-cell table:style-name="ce11" table:formula="of:=COM.MICROSOFT.IFS([.K6]=0;&quot;&quot;;[.K6]&gt;0;COM.MICROSOFT.IFS([.K6]&lt;=0.1;&quot;+&quot;;0.1&lt;[.K6]&lt;=1;&quot;++&quot;;1&lt;[.K6]&lt;=2;&quot;+++&quot;;[.K6]&gt;2;&quot;++++&quot;);[.K6]&lt;0;COM.MICROSOFT.IFS([.K6]&gt;=-0.1;&quot;-&quot;;-0.1&gt;[.K6]&gt;=-1;&quot;--&quot;;-1&gt;[.K6]&gt;=-2;&quot;---&quot;;[.K6]&lt;2;&quot;----&quot;))" office:value-type="string" office:string-value="++" calcext:value-type="string">
            <text:p>+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table:style-name="ce11" table:formula="of:=COM.MICROSOFT.IFS([.B7]=0;&quot;&quot;;[.B7]&gt;0;COM.MICROSOFT.IFS([.B7]&lt;=0.1;&quot;+&quot;;0.1&lt;[.B7]&lt;=1;&quot;++&quot;;1&lt;[.B7]&lt;=2;&quot;+++&quot;;[.B7]&gt;2;&quot;++++&quot;);[.B7]&lt;0;COM.MICROSOFT.IFS([.B7]&gt;=-0.1;&quot;-&quot;;-0.1&gt;[.B7]&gt;=-1;&quot;--&quot;;-1&gt;[.B7]&gt;=-2;&quot;---&quot;;[.B7]&lt;2;&quot;----&quot;))" office:value-type="string" office:string-value="+" calcext:value-type="string">
            <text:p>+</text:p>
          </table:table-cell>
          <table:table-cell table:style-name="ce11" table:formula="of:=COM.MICROSOFT.IFS([.C7]=0;&quot;&quot;;[.C7]&gt;0;COM.MICROSOFT.IFS([.C7]&lt;=0.1;&quot;+&quot;;0.1&lt;[.C7]&lt;=1;&quot;++&quot;;1&lt;[.C7]&lt;=2;&quot;+++&quot;;[.C7]&gt;2;&quot;++++&quot;);[.C7]&lt;0;COM.MICROSOFT.IFS([.C7]&gt;=-0.1;&quot;-&quot;;-0.1&gt;[.C7]&gt;=-1;&quot;--&quot;;-1&gt;[.C7]&gt;=-2;&quot;---&quot;;[.C7]&lt;2;&quot;----&quot;))" office:value-type="string" office:string-value="+" calcext:value-type="string">
            <text:p>+</text:p>
          </table:table-cell>
          <table:table-cell table:style-name="ce12" table:formula="of:=COM.MICROSOFT.IFS([.D7]=0;&quot;&quot;;[.D7]&gt;0;COM.MICROSOFT.IFS([.D7]&lt;=0.1;&quot;+&quot;;0.1&lt;[.D7]&lt;=1;&quot;++&quot;;1&lt;[.D7]&lt;=2;&quot;+++&quot;;[.D7]&gt;2;&quot;++++&quot;);[.D7]&lt;0;COM.MICROSOFT.IFS([.D7]&gt;=-0.1;&quot;-&quot;;-0.1&gt;[.D7]&gt;=-1;&quot;--&quot;;-1&gt;[.D7]&gt;=-2;&quot;---&quot;;[.D7]&lt;2;&quot;----&quot;))" office:value-type="string" office:string-value="+" calcext:value-type="string">
            <text:p>+</text:p>
          </table:table-cell>
          <table:table-cell table:style-name="ce11" table:formula="of:=COM.MICROSOFT.IFS([.E7]=0;&quot;&quot;;[.E7]&gt;0;COM.MICROSOFT.IFS([.E7]&lt;=0.1;&quot;+&quot;;0.1&lt;[.E7]&lt;=1;&quot;++&quot;;1&lt;[.E7]&lt;=2;&quot;+++&quot;;[.E7]&gt;2;&quot;++++&quot;);[.E7]&lt;0;COM.MICROSOFT.IFS([.E7]&gt;=-0.1;&quot;-&quot;;-0.1&gt;[.E7]&gt;=-1;&quot;--&quot;;-1&gt;[.E7]&gt;=-2;&quot;---&quot;;[.E7]&lt;2;&quot;----&quot;))" office:value-type="string" office:string-value="-" calcext:value-type="string">
            <text:p>-</text:p>
          </table:table-cell>
          <table:table-cell table:style-name="ce11" table:formula="of:=COM.MICROSOFT.IFS([.F7]=0;&quot;&quot;;[.F7]&gt;0;COM.MICROSOFT.IFS([.F7]&lt;=0.1;&quot;+&quot;;0.1&lt;[.F7]&lt;=1;&quot;++&quot;;1&lt;[.F7]&lt;=2;&quot;+++&quot;;[.F7]&gt;2;&quot;++++&quot;);[.F7]&lt;0;COM.MICROSOFT.IFS([.F7]&gt;=-0.1;&quot;-&quot;;-0.1&gt;[.F7]&gt;=-1;&quot;--&quot;;-1&gt;[.F7]&gt;=-2;&quot;---&quot;;[.F7]&lt;2;&quot;----&quot;))" office:value-type="string" office:string-value="-" calcext:value-type="string">
            <text:p>-</text:p>
          </table:table-cell>
          <table:table-cell table:style-name="ce12" table:formula="of:=COM.MICROSOFT.IFS([.G7]=0;&quot;&quot;;[.G7]&gt;0;COM.MICROSOFT.IFS([.G7]&lt;=0.1;&quot;+&quot;;0.1&lt;[.G7]&lt;=1;&quot;++&quot;;1&lt;[.G7]&lt;=2;&quot;+++&quot;;[.G7]&gt;2;&quot;++++&quot;);[.G7]&lt;0;COM.MICROSOFT.IFS([.G7]&gt;=-0.1;&quot;-&quot;;-0.1&gt;[.G7]&gt;=-1;&quot;--&quot;;-1&gt;[.G7]&gt;=-2;&quot;---&quot;;[.G7]&lt;2;&quot;----&quot;))" office:value-type="string" office:string-value="+" calcext:value-type="string">
            <text:p>+</text:p>
          </table:table-cell>
          <table:table-cell table:style-name="ce12" table:formula="of:=COM.MICROSOFT.IFS([.H7]=0;&quot;&quot;;[.H7]&gt;0;COM.MICROSOFT.IFS([.H7]&lt;=0.1;&quot;+&quot;;0.1&lt;[.H7]&lt;=1;&quot;++&quot;;1&lt;[.H7]&lt;=2;&quot;+++&quot;;[.H7]&gt;2;&quot;++++&quot;);[.H7]&lt;0;COM.MICROSOFT.IFS([.H7]&gt;=-0.1;&quot;-&quot;;-0.1&gt;[.H7]&gt;=-1;&quot;--&quot;;-1&gt;[.H7]&gt;=-2;&quot;---&quot;;[.H7]&lt;2;&quot;----&quot;))" office:value-type="string" office:string-value="++" calcext:value-type="string">
            <text:p>++</text:p>
          </table:table-cell>
          <table:table-cell table:style-name="ce11" table:formula="of:=COM.MICROSOFT.IFS([.I7]=0;&quot;&quot;;[.I7]&gt;0;COM.MICROSOFT.IFS([.I7]&lt;=0.1;&quot;+&quot;;0.1&lt;[.I7]&lt;=1;&quot;++&quot;;1&lt;[.I7]&lt;=2;&quot;+++&quot;;[.I7]&gt;2;&quot;++++&quot;);[.I7]&lt;0;COM.MICROSOFT.IFS([.I7]&gt;=-0.1;&quot;-&quot;;-0.1&gt;[.I7]&gt;=-1;&quot;--&quot;;-1&gt;[.I7]&gt;=-2;&quot;---&quot;;[.I7]&lt;2;&quot;----&quot;))" office:value-type="string" office:string-value="-" calcext:value-type="string">
            <text:p>-</text:p>
          </table:table-cell>
          <table:table-cell table:style-name="ce11" table:formula="of:=COM.MICROSOFT.IFS([.J7]=0;&quot;&quot;;[.J7]&gt;0;COM.MICROSOFT.IFS([.J7]&lt;=0.1;&quot;+&quot;;0.1&lt;[.J7]&lt;=1;&quot;++&quot;;1&lt;[.J7]&lt;=2;&quot;+++&quot;;[.J7]&gt;2;&quot;++++&quot;);[.J7]&lt;0;COM.MICROSOFT.IFS([.J7]&gt;=-0.1;&quot;-&quot;;-0.1&gt;[.J7]&gt;=-1;&quot;--&quot;;-1&gt;[.J7]&gt;=-2;&quot;---&quot;;[.J7]&lt;2;&quot;----&quot;))" office:value-type="string" office:string-value="-" calcext:value-type="string">
            <text:p>-</text:p>
          </table:table-cell>
          <table:table-cell table:style-name="ce11" table:formula="of:=COM.MICROSOFT.IFS([.K7]=0;&quot;&quot;;[.K7]&gt;0;COM.MICROSOFT.IFS([.K7]&lt;=0.1;&quot;+&quot;;0.1&lt;[.K7]&lt;=1;&quot;++&quot;;1&lt;[.K7]&lt;=2;&quot;+++&quot;;[.K7]&gt;2;&quot;++++&quot;);[.K7]&lt;0;COM.MICROSOFT.IFS([.K7]&gt;=-0.1;&quot;-&quot;;-0.1&gt;[.K7]&gt;=-1;&quot;--&quot;;-1&gt;[.K7]&gt;=-2;&quot;---&quot;;[.K7]&lt;2;&quot;----&quot;))" office:value-type="string" office:string-value="+" calcext:value-type="string">
            <text:p>+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style-name="ce12" table:formula="of:=COM.MICROSOFT.IFS([.B8]=0;&quot;&quot;;[.B8]&gt;0;COM.MICROSOFT.IFS([.B8]&lt;=0.1;&quot;+&quot;;0.1&lt;[.B8]&lt;=1;&quot;++&quot;;1&lt;[.B8]&lt;=2;&quot;+++&quot;;[.B8]&gt;2;&quot;++++&quot;);[.B8]&lt;0;COM.MICROSOFT.IFS([.B8]&gt;=-0.1;&quot;-&quot;;-0.1&gt;[.B8]&gt;=-1;&quot;--&quot;;-1&gt;[.B8]&gt;=-2;&quot;---&quot;;[.B8]&lt;2;&quot;----&quot;))" office:value-type="string" office:string-value="+" calcext:value-type="string">
            <text:p>+</text:p>
          </table:table-cell>
          <table:table-cell table:style-name="ce12" table:formula="of:=COM.MICROSOFT.IFS([.C8]=0;&quot;&quot;;[.C8]&gt;0;COM.MICROSOFT.IFS([.C8]&lt;=0.1;&quot;+&quot;;0.1&lt;[.C8]&lt;=1;&quot;++&quot;;1&lt;[.C8]&lt;=2;&quot;+++&quot;;[.C8]&gt;2;&quot;++++&quot;);[.C8]&lt;0;COM.MICROSOFT.IFS([.C8]&gt;=-0.1;&quot;-&quot;;-0.1&gt;[.C8]&gt;=-1;&quot;--&quot;;-1&gt;[.C8]&gt;=-2;&quot;---&quot;;[.C8]&lt;2;&quot;----&quot;))" office:value-type="string" office:string-value="+" calcext:value-type="string">
            <text:p>+</text:p>
          </table:table-cell>
          <table:table-cell table:style-name="ce12" table:formula="of:=COM.MICROSOFT.IFS([.D8]=0;&quot;&quot;;[.D8]&gt;0;COM.MICROSOFT.IFS([.D8]&lt;=0.1;&quot;+&quot;;0.1&lt;[.D8]&lt;=1;&quot;++&quot;;1&lt;[.D8]&lt;=2;&quot;+++&quot;;[.D8]&gt;2;&quot;++++&quot;);[.D8]&lt;0;COM.MICROSOFT.IFS([.D8]&gt;=-0.1;&quot;-&quot;;-0.1&gt;[.D8]&gt;=-1;&quot;--&quot;;-1&gt;[.D8]&gt;=-2;&quot;---&quot;;[.D8]&lt;2;&quot;----&quot;))" office:value-type="string" office:string-value="--" calcext:value-type="string">
            <text:p>--</text:p>
          </table:table-cell>
          <table:table-cell table:style-name="ce12" table:formula="of:=COM.MICROSOFT.IFS([.E8]=0;&quot;&quot;;[.E8]&gt;0;COM.MICROSOFT.IFS([.E8]&lt;=0.1;&quot;+&quot;;0.1&lt;[.E8]&lt;=1;&quot;++&quot;;1&lt;[.E8]&lt;=2;&quot;+++&quot;;[.E8]&gt;2;&quot;++++&quot;);[.E8]&lt;0;COM.MICROSOFT.IFS([.E8]&gt;=-0.1;&quot;-&quot;;-0.1&gt;[.E8]&gt;=-1;&quot;--&quot;;-1&gt;[.E8]&gt;=-2;&quot;---&quot;;[.E8]&lt;2;&quot;----&quot;))" office:value-type="string" office:string-value="+" calcext:value-type="string">
            <text:p>+</text:p>
          </table:table-cell>
          <table:table-cell table:style-name="ce12" table:formula="of:=COM.MICROSOFT.IFS([.F8]=0;&quot;&quot;;[.F8]&gt;0;COM.MICROSOFT.IFS([.F8]&lt;=0.1;&quot;+&quot;;0.1&lt;[.F8]&lt;=1;&quot;++&quot;;1&lt;[.F8]&lt;=2;&quot;+++&quot;;[.F8]&gt;2;&quot;++++&quot;);[.F8]&lt;0;COM.MICROSOFT.IFS([.F8]&gt;=-0.1;&quot;-&quot;;-0.1&gt;[.F8]&gt;=-1;&quot;--&quot;;-1&gt;[.F8]&gt;=-2;&quot;---&quot;;[.F8]&lt;2;&quot;----&quot;))" office:value-type="string" office:string-value="--" calcext:value-type="string">
            <text:p>--</text:p>
          </table:table-cell>
          <table:table-cell table:style-name="ce12" table:formula="of:=COM.MICROSOFT.IFS([.G8]=0;&quot;&quot;;[.G8]&gt;0;COM.MICROSOFT.IFS([.G8]&lt;=0.1;&quot;+&quot;;0.1&lt;[.G8]&lt;=1;&quot;++&quot;;1&lt;[.G8]&lt;=2;&quot;+++&quot;;[.G8]&gt;2;&quot;++++&quot;);[.G8]&lt;0;COM.MICROSOFT.IFS([.G8]&gt;=-0.1;&quot;-&quot;;-0.1&gt;[.G8]&gt;=-1;&quot;--&quot;;-1&gt;[.G8]&gt;=-2;&quot;---&quot;;[.G8]&lt;2;&quot;----&quot;))" office:value-type="string" office:string-value="-" calcext:value-type="string">
            <text:p>-</text:p>
          </table:table-cell>
          <table:table-cell table:style-name="ce12" table:formula="of:=COM.MICROSOFT.IFS([.H8]=0;&quot;&quot;;[.H8]&gt;0;COM.MICROSOFT.IFS([.H8]&lt;=0.1;&quot;+&quot;;0.1&lt;[.H8]&lt;=1;&quot;++&quot;;1&lt;[.H8]&lt;=2;&quot;+++&quot;;[.H8]&gt;2;&quot;++++&quot;);[.H8]&lt;0;COM.MICROSOFT.IFS([.H8]&gt;=-0.1;&quot;-&quot;;-0.1&gt;[.H8]&gt;=-1;&quot;--&quot;;-1&gt;[.H8]&gt;=-2;&quot;---&quot;;[.H8]&lt;2;&quot;----&quot;))" office:value-type="string" office:string-value="+" calcext:value-type="string">
            <text:p>+</text:p>
          </table:table-cell>
          <table:table-cell table:style-name="ce12" table:formula="of:=COM.MICROSOFT.IFS([.I8]=0;&quot;&quot;;[.I8]&gt;0;COM.MICROSOFT.IFS([.I8]&lt;=0.1;&quot;+&quot;;0.1&lt;[.I8]&lt;=1;&quot;++&quot;;1&lt;[.I8]&lt;=2;&quot;+++&quot;;[.I8]&gt;2;&quot;++++&quot;);[.I8]&lt;0;COM.MICROSOFT.IFS([.I8]&gt;=-0.1;&quot;-&quot;;-0.1&gt;[.I8]&gt;=-1;&quot;--&quot;;-1&gt;[.I8]&gt;=-2;&quot;---&quot;;[.I8]&lt;2;&quot;----&quot;))" office:value-type="string" office:string-value="-" calcext:value-type="string">
            <text:p>-</text:p>
          </table:table-cell>
          <table:table-cell table:style-name="ce12" table:formula="of:=COM.MICROSOFT.IFS([.J8]=0;&quot;&quot;;[.J8]&gt;0;COM.MICROSOFT.IFS([.J8]&lt;=0.1;&quot;+&quot;;0.1&lt;[.J8]&lt;=1;&quot;++&quot;;1&lt;[.J8]&lt;=2;&quot;+++&quot;;[.J8]&gt;2;&quot;++++&quot;);[.J8]&lt;0;COM.MICROSOFT.IFS([.J8]&gt;=-0.1;&quot;-&quot;;-0.1&gt;[.J8]&gt;=-1;&quot;--&quot;;-1&gt;[.J8]&gt;=-2;&quot;---&quot;;[.J8]&lt;2;&quot;----&quot;))" office:value-type="string" office:string-value="+" calcext:value-type="string">
            <text:p>+</text:p>
          </table:table-cell>
          <table:table-cell table:style-name="ce12" table:formula="of:=COM.MICROSOFT.IFS([.K8]=0;&quot;&quot;;[.K8]&gt;0;COM.MICROSOFT.IFS([.K8]&lt;=0.1;&quot;+&quot;;0.1&lt;[.K8]&lt;=1;&quot;++&quot;;1&lt;[.K8]&lt;=2;&quot;+++&quot;;[.K8]&gt;2;&quot;++++&quot;);[.K8]&lt;0;COM.MICROSOFT.IFS([.K8]&gt;=-0.1;&quot;-&quot;;-0.1&gt;[.K8]&gt;=-1;&quot;--&quot;;-1&gt;[.K8]&gt;=-2;&quot;---&quot;;[.K8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style-name="ce12" table:formula="of:=COM.MICROSOFT.IFS([.B9]=0;&quot;&quot;;[.B9]&gt;0;COM.MICROSOFT.IFS([.B9]&lt;=0.1;&quot;+&quot;;0.1&lt;[.B9]&lt;=1;&quot;++&quot;;1&lt;[.B9]&lt;=2;&quot;+++&quot;;[.B9]&gt;2;&quot;++++&quot;);[.B9]&lt;0;COM.MICROSOFT.IFS([.B9]&gt;=-0.1;&quot;-&quot;;-0.1&gt;[.B9]&gt;=-1;&quot;--&quot;;-1&gt;[.B9]&gt;=-2;&quot;---&quot;;[.B9]&lt;2;&quot;----&quot;))" office:value-type="string" office:string-value="-" calcext:value-type="string">
            <text:p>-</text:p>
          </table:table-cell>
          <table:table-cell table:style-name="ce12" table:formula="of:=COM.MICROSOFT.IFS([.C9]=0;&quot;&quot;;[.C9]&gt;0;COM.MICROSOFT.IFS([.C9]&lt;=0.1;&quot;+&quot;;0.1&lt;[.C9]&lt;=1;&quot;++&quot;;1&lt;[.C9]&lt;=2;&quot;+++&quot;;[.C9]&gt;2;&quot;++++&quot;);[.C9]&lt;0;COM.MICROSOFT.IFS([.C9]&gt;=-0.1;&quot;-&quot;;-0.1&gt;[.C9]&gt;=-1;&quot;--&quot;;-1&gt;[.C9]&gt;=-2;&quot;---&quot;;[.C9]&lt;2;&quot;----&quot;))" office:value-type="string" office:string-value="+" calcext:value-type="string">
            <text:p>+</text:p>
          </table:table-cell>
          <table:table-cell table:style-name="ce12" table:formula="of:=COM.MICROSOFT.IFS([.D9]=0;&quot;&quot;;[.D9]&gt;0;COM.MICROSOFT.IFS([.D9]&lt;=0.1;&quot;+&quot;;0.1&lt;[.D9]&lt;=1;&quot;++&quot;;1&lt;[.D9]&lt;=2;&quot;+++&quot;;[.D9]&gt;2;&quot;++++&quot;);[.D9]&lt;0;COM.MICROSOFT.IFS([.D9]&gt;=-0.1;&quot;-&quot;;-0.1&gt;[.D9]&gt;=-1;&quot;--&quot;;-1&gt;[.D9]&gt;=-2;&quot;---&quot;;[.D9]&lt;2;&quot;----&quot;))" office:value-type="string" office:string-value="-" calcext:value-type="string">
            <text:p>-</text:p>
          </table:table-cell>
          <table:table-cell table:style-name="ce12" table:formula="of:=COM.MICROSOFT.IFS([.E9]=0;&quot;&quot;;[.E9]&gt;0;COM.MICROSOFT.IFS([.E9]&lt;=0.1;&quot;+&quot;;0.1&lt;[.E9]&lt;=1;&quot;++&quot;;1&lt;[.E9]&lt;=2;&quot;+++&quot;;[.E9]&gt;2;&quot;++++&quot;);[.E9]&lt;0;COM.MICROSOFT.IFS([.E9]&gt;=-0.1;&quot;-&quot;;-0.1&gt;[.E9]&gt;=-1;&quot;--&quot;;-1&gt;[.E9]&gt;=-2;&quot;---&quot;;[.E9]&lt;2;&quot;----&quot;))" office:value-type="string" office:string-value="-" calcext:value-type="string">
            <text:p>-</text:p>
          </table:table-cell>
          <table:table-cell table:style-name="ce12" table:formula="of:=COM.MICROSOFT.IFS([.F9]=0;&quot;&quot;;[.F9]&gt;0;COM.MICROSOFT.IFS([.F9]&lt;=0.1;&quot;+&quot;;0.1&lt;[.F9]&lt;=1;&quot;++&quot;;1&lt;[.F9]&lt;=2;&quot;+++&quot;;[.F9]&gt;2;&quot;++++&quot;);[.F9]&lt;0;COM.MICROSOFT.IFS([.F9]&gt;=-0.1;&quot;-&quot;;-0.1&gt;[.F9]&gt;=-1;&quot;--&quot;;-1&gt;[.F9]&gt;=-2;&quot;---&quot;;[.F9]&lt;2;&quot;----&quot;))" office:value-type="string" office:string-value="-" calcext:value-type="string">
            <text:p>-</text:p>
          </table:table-cell>
          <table:table-cell table:style-name="ce12" table:formula="of:=COM.MICROSOFT.IFS([.G9]=0;&quot;&quot;;[.G9]&gt;0;COM.MICROSOFT.IFS([.G9]&lt;=0.1;&quot;+&quot;;0.1&lt;[.G9]&lt;=1;&quot;++&quot;;1&lt;[.G9]&lt;=2;&quot;+++&quot;;[.G9]&gt;2;&quot;++++&quot;);[.G9]&lt;0;COM.MICROSOFT.IFS([.G9]&gt;=-0.1;&quot;-&quot;;-0.1&gt;[.G9]&gt;=-1;&quot;--&quot;;-1&gt;[.G9]&gt;=-2;&quot;---&quot;;[.G9]&lt;2;&quot;----&quot;))" office:value-type="string" office:string-value="-" calcext:value-type="string">
            <text:p>-</text:p>
          </table:table-cell>
          <table:table-cell table:style-name="ce12" table:formula="of:=COM.MICROSOFT.IFS([.H9]=0;&quot;&quot;;[.H9]&gt;0;COM.MICROSOFT.IFS([.H9]&lt;=0.1;&quot;+&quot;;0.1&lt;[.H9]&lt;=1;&quot;++&quot;;1&lt;[.H9]&lt;=2;&quot;+++&quot;;[.H9]&gt;2;&quot;++++&quot;);[.H9]&lt;0;COM.MICROSOFT.IFS([.H9]&gt;=-0.1;&quot;-&quot;;-0.1&gt;[.H9]&gt;=-1;&quot;--&quot;;-1&gt;[.H9]&gt;=-2;&quot;---&quot;;[.H9]&lt;2;&quot;----&quot;))" office:value-type="string" office:string-value="--" calcext:value-type="string">
            <text:p>--</text:p>
          </table:table-cell>
          <table:table-cell table:style-name="ce12" table:formula="of:=COM.MICROSOFT.IFS([.I9]=0;&quot;&quot;;[.I9]&gt;0;COM.MICROSOFT.IFS([.I9]&lt;=0.1;&quot;+&quot;;0.1&lt;[.I9]&lt;=1;&quot;++&quot;;1&lt;[.I9]&lt;=2;&quot;+++&quot;;[.I9]&gt;2;&quot;++++&quot;);[.I9]&lt;0;COM.MICROSOFT.IFS([.I9]&gt;=-0.1;&quot;-&quot;;-0.1&gt;[.I9]&gt;=-1;&quot;--&quot;;-1&gt;[.I9]&gt;=-2;&quot;---&quot;;[.I9]&lt;2;&quot;----&quot;))" office:value-type="string" office:string-value="--" calcext:value-type="string">
            <text:p>--</text:p>
          </table:table-cell>
          <table:table-cell table:style-name="ce12" table:formula="of:=COM.MICROSOFT.IFS([.J9]=0;&quot;&quot;;[.J9]&gt;0;COM.MICROSOFT.IFS([.J9]&lt;=0.1;&quot;+&quot;;0.1&lt;[.J9]&lt;=1;&quot;++&quot;;1&lt;[.J9]&lt;=2;&quot;+++&quot;;[.J9]&gt;2;&quot;++++&quot;);[.J9]&lt;0;COM.MICROSOFT.IFS([.J9]&gt;=-0.1;&quot;-&quot;;-0.1&gt;[.J9]&gt;=-1;&quot;--&quot;;-1&gt;[.J9]&gt;=-2;&quot;---&quot;;[.J9]&lt;2;&quot;----&quot;))" office:value-type="string" office:string-value="+" calcext:value-type="string">
            <text:p>+</text:p>
          </table:table-cell>
          <table:table-cell table:style-name="ce12" table:formula="of:=COM.MICROSOFT.IFS([.K9]=0;&quot;&quot;;[.K9]&gt;0;COM.MICROSOFT.IFS([.K9]&lt;=0.1;&quot;+&quot;;0.1&lt;[.K9]&lt;=1;&quot;++&quot;;1&lt;[.K9]&lt;=2;&quot;+++&quot;;[.K9]&gt;2;&quot;++++&quot;);[.K9]&lt;0;COM.MICROSOFT.IFS([.K9]&gt;=-0.1;&quot;-&quot;;-0.1&gt;[.K9]&gt;=-1;&quot;--&quot;;-1&gt;[.K9]&gt;=-2;&quot;---&quot;;[.K9]&lt;2;&quot;----&quot;))" office:value-type="string" office:string-value="+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table:style-name="ce11" table:formula="of:=COM.MICROSOFT.IFS([.B10]=0;&quot;&quot;;[.B10]&gt;0;COM.MICROSOFT.IFS([.B10]&lt;=0.1;&quot;+&quot;;0.1&lt;[.B10]&lt;=1;&quot;++&quot;;1&lt;[.B10]&lt;=2;&quot;+++&quot;;[.B10]&gt;2;&quot;++++&quot;);[.B10]&lt;0;COM.MICROSOFT.IFS([.B10]&gt;=-0.1;&quot;-&quot;;-0.1&gt;[.B10]&gt;=-1;&quot;--&quot;;-1&gt;[.B10]&gt;=-2;&quot;---&quot;;[.B10]&lt;2;&quot;----&quot;))" office:value-type="string" office:string-value="++" calcext:value-type="string">
            <text:p>++</text:p>
          </table:table-cell>
          <table:table-cell table:style-name="ce11" table:formula="of:=COM.MICROSOFT.IFS([.C10]=0;&quot;&quot;;[.C10]&gt;0;COM.MICROSOFT.IFS([.C10]&lt;=0.1;&quot;+&quot;;0.1&lt;[.C10]&lt;=1;&quot;++&quot;;1&lt;[.C10]&lt;=2;&quot;+++&quot;;[.C10]&gt;2;&quot;++++&quot;);[.C10]&lt;0;COM.MICROSOFT.IFS([.C10]&gt;=-0.1;&quot;-&quot;;-0.1&gt;[.C10]&gt;=-1;&quot;--&quot;;-1&gt;[.C10]&gt;=-2;&quot;---&quot;;[.C10]&lt;2;&quot;----&quot;))" office:value-type="string" office:string-value="++" calcext:value-type="string">
            <text:p>++</text:p>
          </table:table-cell>
          <table:table-cell table:style-name="ce12" table:formula="of:=COM.MICROSOFT.IFS([.D10]=0;&quot;&quot;;[.D10]&gt;0;COM.MICROSOFT.IFS([.D10]&lt;=0.1;&quot;+&quot;;0.1&lt;[.D10]&lt;=1;&quot;++&quot;;1&lt;[.D10]&lt;=2;&quot;+++&quot;;[.D10]&gt;2;&quot;++++&quot;);[.D10]&lt;0;COM.MICROSOFT.IFS([.D10]&gt;=-0.1;&quot;-&quot;;-0.1&gt;[.D10]&gt;=-1;&quot;--&quot;;-1&gt;[.D10]&gt;=-2;&quot;---&quot;;[.D10]&lt;2;&quot;----&quot;))" office:value-type="string" office:string-value="-" calcext:value-type="string">
            <text:p>-</text:p>
          </table:table-cell>
          <table:table-cell table:style-name="ce11" table:formula="of:=COM.MICROSOFT.IFS([.E10]=0;&quot;&quot;;[.E10]&gt;0;COM.MICROSOFT.IFS([.E10]&lt;=0.1;&quot;+&quot;;0.1&lt;[.E10]&lt;=1;&quot;++&quot;;1&lt;[.E10]&lt;=2;&quot;+++&quot;;[.E10]&gt;2;&quot;++++&quot;);[.E10]&lt;0;COM.MICROSOFT.IFS([.E10]&gt;=-0.1;&quot;-&quot;;-0.1&gt;[.E10]&gt;=-1;&quot;--&quot;;-1&gt;[.E10]&gt;=-2;&quot;---&quot;;[.E10]&lt;2;&quot;----&quot;))" office:value-type="string" office:string-value="++" calcext:value-type="string">
            <text:p>++</text:p>
          </table:table-cell>
          <table:table-cell table:style-name="ce11" table:formula="of:=COM.MICROSOFT.IFS([.F10]=0;&quot;&quot;;[.F10]&gt;0;COM.MICROSOFT.IFS([.F10]&lt;=0.1;&quot;+&quot;;0.1&lt;[.F10]&lt;=1;&quot;++&quot;;1&lt;[.F10]&lt;=2;&quot;+++&quot;;[.F10]&gt;2;&quot;++++&quot;);[.F10]&lt;0;COM.MICROSOFT.IFS([.F10]&gt;=-0.1;&quot;-&quot;;-0.1&gt;[.F10]&gt;=-1;&quot;--&quot;;-1&gt;[.F10]&gt;=-2;&quot;---&quot;;[.F10]&lt;2;&quot;----&quot;))" office:value-type="string" office:string-value="++" calcext:value-type="string">
            <text:p>++</text:p>
          </table:table-cell>
          <table:table-cell table:style-name="ce12" table:formula="of:=COM.MICROSOFT.IFS([.G10]=0;&quot;&quot;;[.G10]&gt;0;COM.MICROSOFT.IFS([.G10]&lt;=0.1;&quot;+&quot;;0.1&lt;[.G10]&lt;=1;&quot;++&quot;;1&lt;[.G10]&lt;=2;&quot;+++&quot;;[.G10]&gt;2;&quot;++++&quot;);[.G10]&lt;0;COM.MICROSOFT.IFS([.G10]&gt;=-0.1;&quot;-&quot;;-0.1&gt;[.G10]&gt;=-1;&quot;--&quot;;-1&gt;[.G10]&gt;=-2;&quot;---&quot;;[.G10]&lt;2;&quot;----&quot;))" office:value-type="string" office:string-value="+" calcext:value-type="string">
            <text:p>+</text:p>
          </table:table-cell>
          <table:table-cell table:style-name="ce12" table:formula="of:=COM.MICROSOFT.IFS([.H10]=0;&quot;&quot;;[.H10]&gt;0;COM.MICROSOFT.IFS([.H10]&lt;=0.1;&quot;+&quot;;0.1&lt;[.H10]&lt;=1;&quot;++&quot;;1&lt;[.H10]&lt;=2;&quot;+++&quot;;[.H10]&gt;2;&quot;++++&quot;);[.H10]&lt;0;COM.MICROSOFT.IFS([.H10]&gt;=-0.1;&quot;-&quot;;-0.1&gt;[.H10]&gt;=-1;&quot;--&quot;;-1&gt;[.H10]&gt;=-2;&quot;---&quot;;[.H10]&lt;2;&quot;----&quot;))" office:value-type="string" office:string-value="+" calcext:value-type="string">
            <text:p>+</text:p>
          </table:table-cell>
          <table:table-cell table:style-name="ce11" table:formula="of:=COM.MICROSOFT.IFS([.I10]=0;&quot;&quot;;[.I10]&gt;0;COM.MICROSOFT.IFS([.I10]&lt;=0.1;&quot;+&quot;;0.1&lt;[.I10]&lt;=1;&quot;++&quot;;1&lt;[.I10]&lt;=2;&quot;+++&quot;;[.I10]&gt;2;&quot;++++&quot;);[.I10]&lt;0;COM.MICROSOFT.IFS([.I10]&gt;=-0.1;&quot;-&quot;;-0.1&gt;[.I10]&gt;=-1;&quot;--&quot;;-1&gt;[.I10]&gt;=-2;&quot;---&quot;;[.I10]&lt;2;&quot;----&quot;))" office:value-type="string" office:string-value="--" calcext:value-type="string">
            <text:p>--</text:p>
          </table:table-cell>
          <table:table-cell table:style-name="ce11" table:formula="of:=COM.MICROSOFT.IFS([.J10]=0;&quot;&quot;;[.J10]&gt;0;COM.MICROSOFT.IFS([.J10]&lt;=0.1;&quot;+&quot;;0.1&lt;[.J10]&lt;=1;&quot;++&quot;;1&lt;[.J10]&lt;=2;&quot;+++&quot;;[.J10]&gt;2;&quot;++++&quot;);[.J10]&lt;0;COM.MICROSOFT.IFS([.J10]&gt;=-0.1;&quot;-&quot;;-0.1&gt;[.J10]&gt;=-1;&quot;--&quot;;-1&gt;[.J10]&gt;=-2;&quot;---&quot;;[.J10]&lt;2;&quot;----&quot;))" office:value-type="string" office:string-value="++" calcext:value-type="string">
            <text:p>++</text:p>
          </table:table-cell>
          <table:table-cell table:style-name="ce11" table:formula="of:=COM.MICROSOFT.IFS([.K10]=0;&quot;&quot;;[.K10]&gt;0;COM.MICROSOFT.IFS([.K10]&lt;=0.1;&quot;+&quot;;0.1&lt;[.K10]&lt;=1;&quot;++&quot;;1&lt;[.K10]&lt;=2;&quot;+++&quot;;[.K10]&gt;2;&quot;++++&quot;);[.K10]&lt;0;COM.MICROSOFT.IFS([.K10]&gt;=-0.1;&quot;-&quot;;-0.1&gt;[.K10]&gt;=-1;&quot;--&quot;;-1&gt;[.K10]&gt;=-2;&quot;---&quot;;[.K10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table:style-name="ce11" table:formula="of:=COM.MICROSOFT.IFS([.B11]=0;&quot;&quot;;[.B11]&gt;0;COM.MICROSOFT.IFS([.B11]&lt;=0.1;&quot;+&quot;;0.1&lt;[.B11]&lt;=1;&quot;++&quot;;1&lt;[.B11]&lt;=2;&quot;+++&quot;;[.B11]&gt;2;&quot;++++&quot;);[.B11]&lt;0;COM.MICROSOFT.IFS([.B11]&gt;=-0.1;&quot;-&quot;;-0.1&gt;[.B11]&gt;=-1;&quot;--&quot;;-1&gt;[.B11]&gt;=-2;&quot;---&quot;;[.B11]&lt;2;&quot;----&quot;))" office:value-type="string" office:string-value="--" calcext:value-type="string">
            <text:p>--</text:p>
          </table:table-cell>
          <table:table-cell table:style-name="ce11" table:formula="of:=COM.MICROSOFT.IFS([.C11]=0;&quot;&quot;;[.C11]&gt;0;COM.MICROSOFT.IFS([.C11]&lt;=0.1;&quot;+&quot;;0.1&lt;[.C11]&lt;=1;&quot;++&quot;;1&lt;[.C11]&lt;=2;&quot;+++&quot;;[.C11]&gt;2;&quot;++++&quot;);[.C11]&lt;0;COM.MICROSOFT.IFS([.C11]&gt;=-0.1;&quot;-&quot;;-0.1&gt;[.C11]&gt;=-1;&quot;--&quot;;-1&gt;[.C11]&gt;=-2;&quot;---&quot;;[.C11]&lt;2;&quot;----&quot;))" office:value-type="string" office:string-value="++" calcext:value-type="string">
            <text:p>++</text:p>
          </table:table-cell>
          <table:table-cell table:style-name="ce12" table:formula="of:=COM.MICROSOFT.IFS([.D11]=0;&quot;&quot;;[.D11]&gt;0;COM.MICROSOFT.IFS([.D11]&lt;=0.1;&quot;+&quot;;0.1&lt;[.D11]&lt;=1;&quot;++&quot;;1&lt;[.D11]&lt;=2;&quot;+++&quot;;[.D11]&gt;2;&quot;++++&quot;);[.D11]&lt;0;COM.MICROSOFT.IFS([.D11]&gt;=-0.1;&quot;-&quot;;-0.1&gt;[.D11]&gt;=-1;&quot;--&quot;;-1&gt;[.D11]&gt;=-2;&quot;---&quot;;[.D11]&lt;2;&quot;----&quot;))" office:value-type="string" office:string-value="+" calcext:value-type="string">
            <text:p>+</text:p>
          </table:table-cell>
          <table:table-cell table:style-name="ce11" table:formula="of:=COM.MICROSOFT.IFS([.E11]=0;&quot;&quot;;[.E11]&gt;0;COM.MICROSOFT.IFS([.E11]&lt;=0.1;&quot;+&quot;;0.1&lt;[.E11]&lt;=1;&quot;++&quot;;1&lt;[.E11]&lt;=2;&quot;+++&quot;;[.E11]&gt;2;&quot;++++&quot;);[.E11]&lt;0;COM.MICROSOFT.IFS([.E11]&gt;=-0.1;&quot;-&quot;;-0.1&gt;[.E11]&gt;=-1;&quot;--&quot;;-1&gt;[.E11]&gt;=-2;&quot;---&quot;;[.E11]&lt;2;&quot;----&quot;))" office:value-type="string" office:string-value="-" calcext:value-type="string">
            <text:p>-</text:p>
          </table:table-cell>
          <table:table-cell table:style-name="ce11" table:formula="of:=COM.MICROSOFT.IFS([.F11]=0;&quot;&quot;;[.F11]&gt;0;COM.MICROSOFT.IFS([.F11]&lt;=0.1;&quot;+&quot;;0.1&lt;[.F11]&lt;=1;&quot;++&quot;;1&lt;[.F11]&lt;=2;&quot;+++&quot;;[.F11]&gt;2;&quot;++++&quot;);[.F11]&lt;0;COM.MICROSOFT.IFS([.F11]&gt;=-0.1;&quot;-&quot;;-0.1&gt;[.F11]&gt;=-1;&quot;--&quot;;-1&gt;[.F11]&gt;=-2;&quot;---&quot;;[.F11]&lt;2;&quot;----&quot;))" office:value-type="string" office:string-value="-" calcext:value-type="string">
            <text:p>-</text:p>
          </table:table-cell>
          <table:table-cell table:style-name="ce12" table:formula="of:=COM.MICROSOFT.IFS([.G11]=0;&quot;&quot;;[.G11]&gt;0;COM.MICROSOFT.IFS([.G11]&lt;=0.1;&quot;+&quot;;0.1&lt;[.G11]&lt;=1;&quot;++&quot;;1&lt;[.G11]&lt;=2;&quot;+++&quot;;[.G11]&gt;2;&quot;++++&quot;);[.G11]&lt;0;COM.MICROSOFT.IFS([.G11]&gt;=-0.1;&quot;-&quot;;-0.1&gt;[.G11]&gt;=-1;&quot;--&quot;;-1&gt;[.G11]&gt;=-2;&quot;---&quot;;[.G11]&lt;2;&quot;----&quot;))" office:value-type="string" office:string-value="+" calcext:value-type="string">
            <text:p>+</text:p>
          </table:table-cell>
          <table:table-cell table:style-name="ce12" table:formula="of:=COM.MICROSOFT.IFS([.H11]=0;&quot;&quot;;[.H11]&gt;0;COM.MICROSOFT.IFS([.H11]&lt;=0.1;&quot;+&quot;;0.1&lt;[.H11]&lt;=1;&quot;++&quot;;1&lt;[.H11]&lt;=2;&quot;+++&quot;;[.H11]&gt;2;&quot;++++&quot;);[.H11]&lt;0;COM.MICROSOFT.IFS([.H11]&gt;=-0.1;&quot;-&quot;;-0.1&gt;[.H11]&gt;=-1;&quot;--&quot;;-1&gt;[.H11]&gt;=-2;&quot;---&quot;;[.H11]&lt;2;&quot;----&quot;))" office:value-type="string" office:string-value="-" calcext:value-type="string">
            <text:p>-</text:p>
          </table:table-cell>
          <table:table-cell table:style-name="ce11" table:formula="of:=COM.MICROSOFT.IFS([.I11]=0;&quot;&quot;;[.I11]&gt;0;COM.MICROSOFT.IFS([.I11]&lt;=0.1;&quot;+&quot;;0.1&lt;[.I11]&lt;=1;&quot;++&quot;;1&lt;[.I11]&lt;=2;&quot;+++&quot;;[.I11]&gt;2;&quot;++++&quot;);[.I11]&lt;0;COM.MICROSOFT.IFS([.I11]&gt;=-0.1;&quot;-&quot;;-0.1&gt;[.I11]&gt;=-1;&quot;--&quot;;-1&gt;[.I11]&gt;=-2;&quot;---&quot;;[.I11]&lt;2;&quot;----&quot;))" office:value-type="string" office:string-value="-" calcext:value-type="string">
            <text:p>-</text:p>
          </table:table-cell>
          <table:table-cell table:style-name="ce11" table:formula="of:=COM.MICROSOFT.IFS([.J11]=0;&quot;&quot;;[.J11]&gt;0;COM.MICROSOFT.IFS([.J11]&lt;=0.1;&quot;+&quot;;0.1&lt;[.J11]&lt;=1;&quot;++&quot;;1&lt;[.J11]&lt;=2;&quot;+++&quot;;[.J11]&gt;2;&quot;++++&quot;);[.J11]&lt;0;COM.MICROSOFT.IFS([.J11]&gt;=-0.1;&quot;-&quot;;-0.1&gt;[.J11]&gt;=-1;&quot;--&quot;;-1&gt;[.J11]&gt;=-2;&quot;---&quot;;[.J11]&lt;2;&quot;----&quot;))" office:value-type="string" office:string-value="-" calcext:value-type="string">
            <text:p>-</text:p>
          </table:table-cell>
          <table:table-cell table:style-name="ce11" table:formula="of:=COM.MICROSOFT.IFS([.K11]=0;&quot;&quot;;[.K11]&gt;0;COM.MICROSOFT.IFS([.K11]&lt;=0.1;&quot;+&quot;;0.1&lt;[.K11]&lt;=1;&quot;++&quot;;1&lt;[.K11]&lt;=2;&quot;+++&quot;;[.K11]&gt;2;&quot;++++&quot;);[.K11]&lt;0;COM.MICROSOFT.IFS([.K11]&gt;=-0.1;&quot;-&quot;;-0.1&gt;[.K11]&gt;=-1;&quot;--&quot;;-1&gt;[.K11]&gt;=-2;&quot;---&quot;;[.K11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table:style-name="ce11" table:formula="of:=COM.MICROSOFT.IFS([.B12]=0;&quot;&quot;;[.B12]&gt;0;COM.MICROSOFT.IFS([.B12]&lt;=0.1;&quot;+&quot;;0.1&lt;[.B12]&lt;=1;&quot;++&quot;;1&lt;[.B12]&lt;=2;&quot;+++&quot;;[.B12]&gt;2;&quot;++++&quot;);[.B12]&lt;0;COM.MICROSOFT.IFS([.B12]&gt;=-0.1;&quot;-&quot;;-0.1&gt;[.B12]&gt;=-1;&quot;--&quot;;-1&gt;[.B12]&gt;=-2;&quot;---&quot;;[.B12]&lt;2;&quot;----&quot;))" office:value-type="string" office:string-value="--" calcext:value-type="string">
            <text:p>--</text:p>
          </table:table-cell>
          <table:table-cell table:style-name="ce11" table:formula="of:=COM.MICROSOFT.IFS([.C12]=0;&quot;&quot;;[.C12]&gt;0;COM.MICROSOFT.IFS([.C12]&lt;=0.1;&quot;+&quot;;0.1&lt;[.C12]&lt;=1;&quot;++&quot;;1&lt;[.C12]&lt;=2;&quot;+++&quot;;[.C12]&gt;2;&quot;++++&quot;);[.C12]&lt;0;COM.MICROSOFT.IFS([.C12]&gt;=-0.1;&quot;-&quot;;-0.1&gt;[.C12]&gt;=-1;&quot;--&quot;;-1&gt;[.C12]&gt;=-2;&quot;---&quot;;[.C12]&lt;2;&quot;----&quot;))" office:value-type="string" office:string-value="-" calcext:value-type="string">
            <text:p>-</text:p>
          </table:table-cell>
          <table:table-cell table:style-name="ce12" table:formula="of:=COM.MICROSOFT.IFS([.D12]=0;&quot;&quot;;[.D12]&gt;0;COM.MICROSOFT.IFS([.D12]&lt;=0.1;&quot;+&quot;;0.1&lt;[.D12]&lt;=1;&quot;++&quot;;1&lt;[.D12]&lt;=2;&quot;+++&quot;;[.D12]&gt;2;&quot;++++&quot;);[.D12]&lt;0;COM.MICROSOFT.IFS([.D12]&gt;=-0.1;&quot;-&quot;;-0.1&gt;[.D12]&gt;=-1;&quot;--&quot;;-1&gt;[.D12]&gt;=-2;&quot;---&quot;;[.D12]&lt;2;&quot;----&quot;))" office:value-type="string" office:string-value="-" calcext:value-type="string">
            <text:p>-</text:p>
          </table:table-cell>
          <table:table-cell table:style-name="ce11" table:formula="of:=COM.MICROSOFT.IFS([.E12]=0;&quot;&quot;;[.E12]&gt;0;COM.MICROSOFT.IFS([.E12]&lt;=0.1;&quot;+&quot;;0.1&lt;[.E12]&lt;=1;&quot;++&quot;;1&lt;[.E12]&lt;=2;&quot;+++&quot;;[.E12]&gt;2;&quot;++++&quot;);[.E12]&lt;0;COM.MICROSOFT.IFS([.E12]&gt;=-0.1;&quot;-&quot;;-0.1&gt;[.E12]&gt;=-1;&quot;--&quot;;-1&gt;[.E12]&gt;=-2;&quot;---&quot;;[.E12]&lt;2;&quot;----&quot;))" office:value-type="string" office:string-value="-" calcext:value-type="string">
            <text:p>-</text:p>
          </table:table-cell>
          <table:table-cell table:style-name="ce11" table:formula="of:=COM.MICROSOFT.IFS([.F12]=0;&quot;&quot;;[.F12]&gt;0;COM.MICROSOFT.IFS([.F12]&lt;=0.1;&quot;+&quot;;0.1&lt;[.F12]&lt;=1;&quot;++&quot;;1&lt;[.F12]&lt;=2;&quot;+++&quot;;[.F12]&gt;2;&quot;++++&quot;);[.F12]&lt;0;COM.MICROSOFT.IFS([.F12]&gt;=-0.1;&quot;-&quot;;-0.1&gt;[.F12]&gt;=-1;&quot;--&quot;;-1&gt;[.F12]&gt;=-2;&quot;---&quot;;[.F12]&lt;2;&quot;----&quot;))" office:value-type="string" office:string-value="++" calcext:value-type="string">
            <text:p>++</text:p>
          </table:table-cell>
          <table:table-cell table:style-name="ce12" table:formula="of:=COM.MICROSOFT.IFS([.G12]=0;&quot;&quot;;[.G12]&gt;0;COM.MICROSOFT.IFS([.G12]&lt;=0.1;&quot;+&quot;;0.1&lt;[.G12]&lt;=1;&quot;++&quot;;1&lt;[.G12]&lt;=2;&quot;+++&quot;;[.G12]&gt;2;&quot;++++&quot;);[.G12]&lt;0;COM.MICROSOFT.IFS([.G12]&gt;=-0.1;&quot;-&quot;;-0.1&gt;[.G12]&gt;=-1;&quot;--&quot;;-1&gt;[.G12]&gt;=-2;&quot;---&quot;;[.G12]&lt;2;&quot;----&quot;))" office:value-type="string" office:string-value="+" calcext:value-type="string">
            <text:p>+</text:p>
          </table:table-cell>
          <table:table-cell table:style-name="ce12" table:formula="of:=COM.MICROSOFT.IFS([.H12]=0;&quot;&quot;;[.H12]&gt;0;COM.MICROSOFT.IFS([.H12]&lt;=0.1;&quot;+&quot;;0.1&lt;[.H12]&lt;=1;&quot;++&quot;;1&lt;[.H12]&lt;=2;&quot;+++&quot;;[.H12]&gt;2;&quot;++++&quot;);[.H12]&lt;0;COM.MICROSOFT.IFS([.H12]&gt;=-0.1;&quot;-&quot;;-0.1&gt;[.H12]&gt;=-1;&quot;--&quot;;-1&gt;[.H12]&gt;=-2;&quot;---&quot;;[.H12]&lt;2;&quot;----&quot;))" office:value-type="string" office:string-value="-" calcext:value-type="string">
            <text:p>-</text:p>
          </table:table-cell>
          <table:table-cell table:style-name="ce11" table:formula="of:=COM.MICROSOFT.IFS([.I12]=0;&quot;&quot;;[.I12]&gt;0;COM.MICROSOFT.IFS([.I12]&lt;=0.1;&quot;+&quot;;0.1&lt;[.I12]&lt;=1;&quot;++&quot;;1&lt;[.I12]&lt;=2;&quot;+++&quot;;[.I12]&gt;2;&quot;++++&quot;);[.I12]&lt;0;COM.MICROSOFT.IFS([.I12]&gt;=-0.1;&quot;-&quot;;-0.1&gt;[.I12]&gt;=-1;&quot;--&quot;;-1&gt;[.I12]&gt;=-2;&quot;---&quot;;[.I12]&lt;2;&quot;----&quot;))" office:value-type="string" office:string-value="-" calcext:value-type="string">
            <text:p>-</text:p>
          </table:table-cell>
          <table:table-cell table:style-name="ce11" table:formula="of:=COM.MICROSOFT.IFS([.J12]=0;&quot;&quot;;[.J12]&gt;0;COM.MICROSOFT.IFS([.J12]&lt;=0.1;&quot;+&quot;;0.1&lt;[.J12]&lt;=1;&quot;++&quot;;1&lt;[.J12]&lt;=2;&quot;+++&quot;;[.J12]&gt;2;&quot;++++&quot;);[.J12]&lt;0;COM.MICROSOFT.IFS([.J12]&gt;=-0.1;&quot;-&quot;;-0.1&gt;[.J12]&gt;=-1;&quot;--&quot;;-1&gt;[.J12]&gt;=-2;&quot;---&quot;;[.J12]&lt;2;&quot;----&quot;))" office:value-type="string" office:string-value="++" calcext:value-type="string">
            <text:p>++</text:p>
          </table:table-cell>
          <table:table-cell table:style-name="ce11" table:formula="of:=COM.MICROSOFT.IFS([.K12]=0;&quot;&quot;;[.K12]&gt;0;COM.MICROSOFT.IFS([.K12]&lt;=0.1;&quot;+&quot;;0.1&lt;[.K12]&lt;=1;&quot;++&quot;;1&lt;[.K12]&lt;=2;&quot;+++&quot;;[.K12]&gt;2;&quot;++++&quot;);[.K12]&lt;0;COM.MICROSOFT.IFS([.K12]&gt;=-0.1;&quot;-&quot;;-0.1&gt;[.K12]&gt;=-1;&quot;--&quot;;-1&gt;[.K12]&gt;=-2;&quot;---&quot;;[.K12]&lt;2;&quot;----&quot;))" office:value-type="string" office:string-value="++" calcext:value-type="string">
            <text:p>++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N pop stdevs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8.32667268468867E-017" calcext:value-type="float">
            <text:p>8.33E-17</text:p>
          </table:table-cell>
          <table:table-cell office:value-type="float" office:value="1.22124532708767E-015" calcext:value-type="float">
            <text:p>1.22E-15</text:p>
          </table:table-cell>
          <table:table-cell table:style-name="ce10" office:value-type="float" office:value="6.93889390390723E-017" calcext:value-type="float">
            <text:p>6.94E-17</text:p>
          </table:table-cell>
          <table:table-cell office:value-type="float" office:value="1.99840144432528E-015" calcext:value-type="float">
            <text:p>2.00E-15</text:p>
          </table:table-cell>
          <table:table-cell office:value-type="float" office:value="2.44249065417534E-015" calcext:value-type="float">
            <text:p>2.44E-15</text:p>
          </table:table-cell>
          <table:table-cell table:style-name="ce10" office:value-type="float" office:value="1.33226762955019E-015" calcext:value-type="float">
            <text:p>1.33E-15</text:p>
          </table:table-cell>
          <table:table-cell table:style-name="ce10" office:value-type="float" office:value="0.000355672833555554" calcext:value-type="float">
            <text:p>3.56E-04</text:p>
          </table:table-cell>
          <table:table-cell office:value-type="float" office:value="2.42861286636753E-017" calcext:value-type="float">
            <text:p>2.43E-17</text:p>
          </table:table-cell>
          <table:table-cell office:value-type="float" office:value="1.66533453693773E-016" calcext:value-type="float">
            <text:p>1.67E-16</text:p>
          </table:table-cell>
          <table:table-cell office:value-type="float" office:value="1.33226762955019E-015" calcext:value-type="float">
            <text:p>1.33E-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office:value-type="float" office:value="4.44089209850063E-016" calcext:value-type="float">
            <text:p>4.44E-16</text:p>
          </table:table-cell>
          <table:table-cell office:value-type="float" office:value="1.33226762955019E-015" calcext:value-type="float">
            <text:p>1.33E-15</text:p>
          </table:table-cell>
          <table:table-cell table:style-name="ce10" office:value-type="float" office:value="4.5102810375397E-017" calcext:value-type="float">
            <text:p>4.51E-17</text:p>
          </table:table-cell>
          <table:table-cell office:value-type="float" office:value="4.44089209850063E-016" calcext:value-type="float">
            <text:p>4.44E-16</text:p>
          </table:table-cell>
          <table:table-cell office:value-type="float" office:value="3.46944695195361E-017" calcext:value-type="float">
            <text:p>3.47E-17</text:p>
          </table:table-cell>
          <table:table-cell table:style-name="ce10" office:value-type="float" office:value="6.2450045135165E-017" calcext:value-type="float">
            <text:p>6.25E-17</text:p>
          </table:table-cell>
          <table:table-cell table:style-name="ce10" office:value-type="float" office:value="2.77555756156289E-017" calcext:value-type="float">
            <text:p>2.78E-17</text:p>
          </table:table-cell>
          <table:table-cell office:value-type="float" office:value="2.88657986402541E-015" calcext:value-type="float">
            <text:p>2.89E-15</text:p>
          </table:table-cell>
          <table:table-cell office:value-type="float" office:value="3.88578058618805E-016" calcext:value-type="float">
            <text:p>3.89E-16</text:p>
          </table:table-cell>
          <table:table-cell office:value-type="float" office:value="0.000292202514184516" calcext:value-type="float">
            <text:p>2.92E-04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0" office:value-type="float" office:value="0.00139685022788966" calcext:value-type="float">
            <text:p>1.40E-03</text:p>
          </table:table-cell>
          <table:table-cell table:style-name="ce10" office:value-type="float" office:value="1.73472347597681E-018" calcext:value-type="float">
            <text:p>1.73E-18</text:p>
          </table:table-cell>
          <table:table-cell table:style-name="ce10" office:value-type="float" office:value="4.33680868994202E-018" calcext:value-type="float">
            <text:p>4.34E-18</text:p>
          </table:table-cell>
          <table:table-cell table:style-name="ce10" office:value-type="float" office:value="1.45716771982052E-016" calcext:value-type="float">
            <text:p>1.46E-16</text:p>
          </table:table-cell>
          <table:table-cell table:style-name="ce10" office:value-type="float" office:value="9.71445146547012E-017" calcext:value-type="float">
            <text:p>9.71E-17</text:p>
          </table:table-cell>
          <table:table-cell table:style-name="ce10" office:value-type="float" office:value="2.22044604925031E-016" calcext:value-type="float">
            <text:p>2.22E-16</text:p>
          </table:table-cell>
          <table:table-cell table:style-name="ce10" office:value-type="float" office:value="0.000554210536287957" calcext:value-type="float">
            <text:p>5.54E-04</text:p>
          </table:table-cell>
          <table:table-cell table:style-name="ce10" office:value-type="float" office:value="1.38777878078145E-017" calcext:value-type="float">
            <text:p>1.39E-17</text:p>
          </table:table-cell>
          <table:table-cell table:style-name="ce10" office:value-type="float" office:value="0.000919519678866793" calcext:value-type="float">
            <text:p>9.20E-04</text:p>
          </table:table-cell>
          <table:table-cell table:style-name="ce10" office:value-type="float" office:value="1.38777878078145E-017" calcext:value-type="float">
            <text:p>1.39E-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4.44089209850063E-016" calcext:value-type="float">
            <text:p>4.44E-16</text:p>
          </table:table-cell>
          <table:table-cell office:value-type="float" office:value="1.99840144432528E-015" calcext:value-type="float">
            <text:p>2.00E-15</text:p>
          </table:table-cell>
          <table:table-cell table:style-name="ce10" office:value-type="float" office:value="0.000920831060648717" calcext:value-type="float">
            <text:p>9.21E-04</text:p>
          </table:table-cell>
          <table:table-cell office:value-type="float" office:value="1.94289029309402E-016" calcext:value-type="float">
            <text:p>1.94E-16</text:p>
          </table:table-cell>
          <table:table-cell office:value-type="float" office:value="1.52655665885959E-016" calcext:value-type="float">
            <text:p>1.53E-16</text:p>
          </table:table-cell>
          <table:table-cell table:style-name="ce10" office:value-type="float" office:value="3.46944695195361E-017" calcext:value-type="float">
            <text:p>3.47E-17</text:p>
          </table:table-cell>
          <table:table-cell table:style-name="ce10" office:value-type="float" office:value="1.73472347597681E-017" calcext:value-type="float">
            <text:p>1.73E-17</text:p>
          </table:table-cell>
          <table:table-cell office:value-type="float" office:value="0.000422520190041135" calcext:value-type="float">
            <text:p>4.23E-04</text:p>
          </table:table-cell>
          <table:table-cell office:value-type="float" office:value="5.55111512312578E-016" calcext:value-type="float">
            <text:p>5.55E-16</text:p>
          </table:table-cell>
          <table:table-cell office:value-type="float" office:value="1.80411241501588E-016" calcext:value-type="float">
            <text:p>1.80E-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3.46944695195361E-018" calcext:value-type="float">
            <text:p>3.47E-18</text:p>
          </table:table-cell>
          <table:table-cell office:value-type="float" office:value="9.0205620750794E-017" calcext:value-type="float">
            <text:p>9.02E-17</text:p>
          </table:table-cell>
          <table:table-cell table:style-name="ce10" office:value-type="float" office:value="0.000396134225698038" calcext:value-type="float">
            <text:p>3.96E-04</text:p>
          </table:table-cell>
          <table:table-cell office:value-type="float" office:value="0.000577868109043673" calcext:value-type="float">
            <text:p>5.78E-04</text:p>
          </table:table-cell>
          <table:table-cell office:value-type="float" office:value="3.46944695195361E-017" calcext:value-type="float">
            <text:p>3.47E-17</text:p>
          </table:table-cell>
          <table:table-cell table:style-name="ce10" office:value-type="float" office:value="6.93889390390723E-018" calcext:value-type="float">
            <text:p>6.94E-18</text:p>
          </table:table-cell>
          <table:table-cell table:style-name="ce10" office:value-type="float" office:value="1.33226762955019E-015" calcext:value-type="float">
            <text:p>1.33E-15</text:p>
          </table:table-cell>
          <table:table-cell office:value-type="float" office:value="1.73472347597681E-018" calcext:value-type="float">
            <text:p>1.73E-18</text:p>
          </table:table-cell>
          <table:table-cell office:value-type="float" office:value="5.55111512312578E-017" calcext:value-type="float">
            <text:p>5.55E-17</text:p>
          </table:table-cell>
          <table:table-cell office:value-type="float" office:value="2.77555756156289E-017" calcext:value-type="float">
            <text:p>2.78E-17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style-name="ce10" office:value-type="float" office:value="0.000632937263065919" calcext:value-type="float">
            <text:p>6.33E-04</text:p>
          </table:table-cell>
          <table:table-cell table:style-name="ce10" office:value-type="float" office:value="1.04083408558608E-017" calcext:value-type="float">
            <text:p>1.04E-17</text:p>
          </table:table-cell>
          <table:table-cell table:style-name="ce10" office:value-type="float" office:value="0.000390508801705834" calcext:value-type="float">
            <text:p>3.91E-04</text:p>
          </table:table-cell>
          <table:table-cell table:style-name="ce10" office:value-type="float" office:value="0" calcext:value-type="float">
            <text:p>0.00E+00</text:p>
          </table:table-cell>
          <table:table-cell table:style-name="ce10" office:value-type="float" office:value="2.66453525910038E-015" calcext:value-type="float">
            <text:p>2.66E-15</text:p>
          </table:table-cell>
          <table:table-cell table:style-name="ce10" office:value-type="float" office:value="2.42861286636753E-017" calcext:value-type="float">
            <text:p>2.43E-17</text:p>
          </table:table-cell>
          <table:table-cell table:style-name="ce10" office:value-type="float" office:value="1.38777878078145E-017" calcext:value-type="float">
            <text:p>1.39E-17</text:p>
          </table:table-cell>
          <table:table-cell table:style-name="ce10" office:value-type="float" office:value="1.73472347597681E-017" calcext:value-type="float">
            <text:p>1.73E-17</text:p>
          </table:table-cell>
          <table:table-cell table:style-name="ce10" office:value-type="float" office:value="2.42861286636753E-017" calcext:value-type="float">
            <text:p>2.43E-17</text:p>
          </table:table-cell>
          <table:table-cell table:style-name="ce10" office:value-type="float" office:value="4.85722573273506E-017" calcext:value-type="float">
            <text:p>4.86E-17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style-name="ce10" office:value-type="float" office:value="1.73472347597681E-017" calcext:value-type="float">
            <text:p>1.73E-17</text:p>
          </table:table-cell>
          <table:table-cell table:style-name="ce10" office:value-type="float" office:value="3.46944695195361E-018" calcext:value-type="float">
            <text:p>3.47E-18</text:p>
          </table:table-cell>
          <table:table-cell table:style-name="ce10" office:value-type="float" office:value="1.21430643318377E-017" calcext:value-type="float">
            <text:p>1.21E-17</text:p>
          </table:table-cell>
          <table:table-cell table:style-name="ce10" office:value-type="float" office:value="1.30104260698261E-018" calcext:value-type="float">
            <text:p>1.30E-18</text:p>
          </table:table-cell>
          <table:table-cell table:style-name="ce10" office:value-type="float" office:value="1.56125112837913E-017" calcext:value-type="float">
            <text:p>1.56E-17</text:p>
          </table:table-cell>
          <table:table-cell table:style-name="ce10" office:value-type="float" office:value="6.07153216591883E-018" calcext:value-type="float">
            <text:p>6.07E-18</text:p>
          </table:table-cell>
          <table:table-cell table:style-name="ce10" office:value-type="float" office:value="1.11022302462516E-015" calcext:value-type="float">
            <text:p>1.11E-15</text:p>
          </table:table-cell>
          <table:table-cell table:style-name="ce10" office:value-type="float" office:value="0.000202937683350823" calcext:value-type="float">
            <text:p>2.03E-04</text:p>
          </table:table-cell>
          <table:table-cell table:style-name="ce10" office:value-type="float" office:value="5.55111512312578E-017" calcext:value-type="float">
            <text:p>5.55E-17</text:p>
          </table:table-cell>
          <table:table-cell table:style-name="ce10" office:value-type="float" office:value="8.32667268468867E-017" calcext:value-type="float">
            <text:p>8.33E-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office:value-type="float" office:value="0" calcext:value-type="float">
            <text:p>0.00E+00</text:p>
          </table:table-cell>
          <table:table-cell office:value-type="float" office:value="3.88578058618805E-016" calcext:value-type="float">
            <text:p>3.89E-16</text:p>
          </table:table-cell>
          <table:table-cell table:style-name="ce10" office:value-type="float" office:value="4.85722573273506E-017" calcext:value-type="float">
            <text:p>4.86E-17</text:p>
          </table:table-cell>
          <table:table-cell office:value-type="float" office:value="2.77555756156289E-017" calcext:value-type="float">
            <text:p>2.78E-17</text:p>
          </table:table-cell>
          <table:table-cell office:value-type="float" office:value="3.88578058618805E-016" calcext:value-type="float">
            <text:p>3.89E-16</text:p>
          </table:table-cell>
          <table:table-cell table:style-name="ce10" office:value-type="float" office:value="4.33680868994202E-018" calcext:value-type="float">
            <text:p>4.34E-18</text:p>
          </table:table-cell>
          <table:table-cell table:style-name="ce10" office:value-type="float" office:value="1.90819582357449E-017" calcext:value-type="float">
            <text:p>1.91E-17</text:p>
          </table:table-cell>
          <table:table-cell office:value-type="float" office:value="1.11022302462516E-015" calcext:value-type="float">
            <text:p>1.11E-15</text:p>
          </table:table-cell>
          <table:table-cell office:value-type="float" office:value="8.32667268468867E-017" calcext:value-type="float">
            <text:p>8.33E-17</text:p>
          </table:table-cell>
          <table:table-cell office:value-type="float" office:value="5.55111512312578E-017" calcext:value-type="float">
            <text:p>5.55E-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4.9960036108132E-016" calcext:value-type="float">
            <text:p>5.00E-16</text:p>
          </table:table-cell>
          <table:table-cell office:value-type="float" office:value="0" calcext:value-type="float">
            <text:p>0.00E+00</text:p>
          </table:table-cell>
          <table:table-cell table:style-name="ce10" office:value-type="float" office:value="2.42861286636753E-017" calcext:value-type="float">
            <text:p>2.43E-17</text:p>
          </table:table-cell>
          <table:table-cell office:value-type="float" office:value="5.55111512312578E-017" calcext:value-type="float">
            <text:p>5.55E-17</text:p>
          </table:table-cell>
          <table:table-cell office:value-type="float" office:value="9.71445146547012E-017" calcext:value-type="float">
            <text:p>9.71E-17</text:p>
          </table:table-cell>
          <table:table-cell table:style-name="ce10" office:value-type="float" office:value="0.00189119773175935" calcext:value-type="float">
            <text:p>1.89E-03</text:p>
          </table:table-cell>
          <table:table-cell table:style-name="ce10" office:value-type="float" office:value="1.56125112837913E-017" calcext:value-type="float">
            <text:p>1.56E-17</text:p>
          </table:table-cell>
          <table:table-cell office:value-type="float" office:value="1.38777878078145E-017" calcext:value-type="float">
            <text:p>1.39E-17</text:p>
          </table:table-cell>
          <table:table-cell office:value-type="float" office:value="9.71445146547012E-017" calcext:value-type="float">
            <text:p>9.71E-17</text:p>
          </table:table-cell>
          <table:table-cell office:value-type="float" office:value="6.93889390390723E-018" calcext:value-type="float">
            <text:p>6.94E-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office:value-type="float" office:value="4.44089209850063E-016" calcext:value-type="float">
            <text:p>4.44E-16</text:p>
          </table:table-cell>
          <table:table-cell office:value-type="float" office:value="5.55111512312578E-017" calcext:value-type="float">
            <text:p>5.55E-17</text:p>
          </table:table-cell>
          <table:table-cell table:style-name="ce10" office:value-type="float" office:value="1.56125112837913E-017" calcext:value-type="float">
            <text:p>1.56E-17</text:p>
          </table:table-cell>
          <table:table-cell office:value-type="float" office:value="1.80411241501588E-016" calcext:value-type="float">
            <text:p>1.80E-16</text:p>
          </table:table-cell>
          <table:table-cell office:value-type="float" office:value="1.99840144432528E-015" calcext:value-type="float">
            <text:p>2.00E-15</text:p>
          </table:table-cell>
          <table:table-cell table:style-name="ce10" office:value-type="float" office:value="3.81639164714898E-017" calcext:value-type="float">
            <text:p>3.82E-17</text:p>
          </table:table-cell>
          <table:table-cell table:style-name="ce10" office:value-type="float" office:value="3.46944695195361E-018" calcext:value-type="float">
            <text:p>3.47E-18</text:p>
          </table:table-cell>
          <table:table-cell office:value-type="float" office:value="2.77555756156289E-017" calcext:value-type="float">
            <text:p>2.78E-17</text:p>
          </table:table-cell>
          <table:table-cell office:value-type="float" office:value="1.77635683940025E-015" calcext:value-type="float">
            <text:p>1.78E-15</text:p>
          </table:table-cell>
          <table:table-cell office:value-type="float" office:value="3.33066907387547E-016" calcext:value-type="float">
            <text:p>3.33E-16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a4_pop_grn" table:style-name="ta1">
        <table:table-column table:style-name="co1" table:number-columns-repeated="1024" table:default-cell-style-name="ce9"/>
        <table:table-row table:style-name="ro1">
          <table:table-cell office:value-type="string" calcext:value-type="string">
            <text:p>Mean GRN (stdevs below)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-0.177494734194038" calcext:value-type="float">
            <text:p>-1.77E-01</text:p>
          </table:table-cell>
          <table:table-cell office:value-type="float" office:value="0.529364688331439" calcext:value-type="float">
            <text:p>5.29E-01</text:p>
          </table:table-cell>
          <table:table-cell table:style-name="ce10" office:value-type="float" office:value="-0.0268105361149252" calcext:value-type="float">
            <text:p>-2.68E-02</text:p>
          </table:table-cell>
          <table:table-cell office:value-type="float" office:value="1.45635987388749" calcext:value-type="float">
            <text:p>1.46E+00</text:p>
          </table:table-cell>
          <table:table-cell office:value-type="float" office:value="1.59288508551812" calcext:value-type="float">
            <text:p>1.59E+00</text:p>
          </table:table-cell>
          <table:table-cell table:style-name="ce10" office:value-type="float" office:value="-1.37131443521821" calcext:value-type="float">
            <text:p>-1.37E+00</text:p>
          </table:table-cell>
          <table:table-cell table:style-name="ce10" office:value-type="float" office:value="-1.35421109249244" calcext:value-type="float">
            <text:p>-1.35E+00</text:p>
          </table:table-cell>
          <table:table-cell office:value-type="float" office:value="0.0261657353821607" calcext:value-type="float">
            <text:p>2.62E-02</text:p>
          </table:table-cell>
          <table:table-cell office:value-type="float" office:value="0.220841748143311" calcext:value-type="float">
            <text:p>2.21E-01</text:p>
          </table:table-cell>
          <table:table-cell office:value-type="float" office:value="1.77758772372426" calcext:value-type="float">
            <text:p>1.78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office:value-type="float" office:value="-0.508579042896429" calcext:value-type="float">
            <text:p>-5.09E-01</text:p>
          </table:table-cell>
          <table:table-cell office:value-type="float" office:value="1.34398834236051" calcext:value-type="float">
            <text:p>1.34E+00</text:p>
          </table:table-cell>
          <table:table-cell table:style-name="ce10" office:value-type="float" office:value="0.0121054355552998" calcext:value-type="float">
            <text:p>1.21E-02</text:p>
          </table:table-cell>
          <table:table-cell office:value-type="float" office:value="1.79813184913053" calcext:value-type="float">
            <text:p>1.80E+00</text:p>
          </table:table-cell>
          <table:table-cell office:value-type="float" office:value="0.000274278694602268" calcext:value-type="float">
            <text:p>2.74E-04</text:p>
          </table:table-cell>
          <table:table-cell table:style-name="ce10" office:value-type="float" office:value="-0.0132723464871052" calcext:value-type="float">
            <text:p>-1.33E-02</text:p>
          </table:table-cell>
          <table:table-cell table:style-name="ce10" office:value-type="float" office:value="-0.0290524351594992" calcext:value-type="float">
            <text:p>-2.91E-02</text:p>
          </table:table-cell>
          <table:table-cell office:value-type="float" office:value="-1.21872270940089" calcext:value-type="float">
            <text:p>-1.22E+00</text:p>
          </table:table-cell>
          <table:table-cell office:value-type="float" office:value="0.366320662995783" calcext:value-type="float">
            <text:p>3.66E-01</text:p>
          </table:table-cell>
          <table:table-cell office:value-type="float" office:value="-0.327359286674226" calcext:value-type="float">
            <text:p>-3.27E-0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0" office:value-type="float" office:value="-0.0354745352483864" calcext:value-type="float">
            <text:p>-3.55E-02</text:p>
          </table:table-cell>
          <table:table-cell table:style-name="ce10" office:value-type="float" office:value="0.0364764733144841" calcext:value-type="float">
            <text:p>3.65E-02</text:p>
          </table:table-cell>
          <table:table-cell table:style-name="ce10" office:value-type="float" office:value="-0.0318058143811142" calcext:value-type="float">
            <text:p>-3.18E-02</text:p>
          </table:table-cell>
          <table:table-cell table:style-name="ce10" office:value-type="float" office:value="0.0138563830457023" calcext:value-type="float">
            <text:p>1.39E-02</text:p>
          </table:table-cell>
          <table:table-cell table:style-name="ce10" office:value-type="float" office:value="-0.0370460202308589" calcext:value-type="float">
            <text:p>-3.70E-02</text:p>
          </table:table-cell>
          <table:table-cell table:style-name="ce10" office:value-type="float" office:value="1.1194513588652" calcext:value-type="float">
            <text:p>1.12E+00</text:p>
          </table:table-cell>
          <table:table-cell table:style-name="ce10" office:value-type="float" office:value="0.0555159621113168" calcext:value-type="float">
            <text:p>5.55E-02</text:p>
          </table:table-cell>
          <table:table-cell table:style-name="ce10" office:value-type="float" office:value="0.00938018882089067" calcext:value-type="float">
            <text:p>9.38E-03</text:p>
          </table:table-cell>
          <table:table-cell table:style-name="ce10" office:value-type="float" office:value="0.0100769257395356" calcext:value-type="float">
            <text:p>1.01E-02</text:p>
          </table:table-cell>
          <table:table-cell table:style-name="ce10" office:value-type="float" office:value="-0.00622101416593723" calcext:value-type="float">
            <text:p>-6.22E-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0.869274704594559" calcext:value-type="float">
            <text:p>8.69E-01</text:p>
          </table:table-cell>
          <table:table-cell office:value-type="float" office:value="-0.741387107514854" calcext:value-type="float">
            <text:p>-7.41E-01</text:p>
          </table:table-cell>
          <table:table-cell table:style-name="ce10" office:value-type="float" office:value="-0.0869998134510605" calcext:value-type="float">
            <text:p>-8.70E-02</text:p>
          </table:table-cell>
          <table:table-cell office:value-type="float" office:value="-0.13051715638294" calcext:value-type="float">
            <text:p>-1.31E-01</text:p>
          </table:table-cell>
          <table:table-cell office:value-type="float" office:value="-0.108743287306489" calcext:value-type="float">
            <text:p>-1.09E-01</text:p>
          </table:table-cell>
          <table:table-cell table:style-name="ce10" office:value-type="float" office:value="-0.029403096614134" calcext:value-type="float">
            <text:p>-2.94E-02</text:p>
          </table:table-cell>
          <table:table-cell table:style-name="ce10" office:value-type="float" office:value="-0.00324572518095479" calcext:value-type="float">
            <text:p>-3.25E-03</text:p>
          </table:table-cell>
          <table:table-cell office:value-type="float" office:value="-0.16971601852284" calcext:value-type="float">
            <text:p>-1.70E-01</text:p>
          </table:table-cell>
          <table:table-cell office:value-type="float" office:value="-0.334504902441626" calcext:value-type="float">
            <text:p>-3.35E-01</text:p>
          </table:table-cell>
          <table:table-cell office:value-type="float" office:value="0.0984394204807256" calcext:value-type="float">
            <text:p>9.84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0.0213324172567561" calcext:value-type="float">
            <text:p>2.13E-02</text:p>
          </table:table-cell>
          <table:table-cell office:value-type="float" office:value="0.0477310902381686" calcext:value-type="float">
            <text:p>4.77E-02</text:p>
          </table:table-cell>
          <table:table-cell table:style-name="ce10" office:value-type="float" office:value="0.0186637489735067" calcext:value-type="float">
            <text:p>1.87E-02</text:p>
          </table:table-cell>
          <table:table-cell office:value-type="float" office:value="-0.000595358555150228" calcext:value-type="float">
            <text:p>-5.95E-04</text:p>
          </table:table-cell>
          <table:table-cell office:value-type="float" office:value="-0.0369049437095103" calcext:value-type="float">
            <text:p>-3.69E-02</text:p>
          </table:table-cell>
          <table:table-cell table:style-name="ce10" office:value-type="float" office:value="0.0376924399931416" calcext:value-type="float">
            <text:p>3.77E-02</text:p>
          </table:table-cell>
          <table:table-cell table:style-name="ce10" office:value-type="float" office:value="1.31689953417675" calcext:value-type="float">
            <text:p>1.32E+00</text:p>
          </table:table-cell>
          <table:table-cell office:value-type="float" office:value="-0.00608751857743236" calcext:value-type="float">
            <text:p>-6.09E-03</text:p>
          </table:table-cell>
          <table:table-cell office:value-type="float" office:value="-0.0694528026052694" calcext:value-type="float">
            <text:p>-6.95E-02</text:p>
          </table:table-cell>
          <table:table-cell office:value-type="float" office:value="0.01670513144055" calcext:value-type="float">
            <text:p>1.67E-02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style-name="ce10" office:value-type="float" office:value="0.03568006363328" calcext:value-type="float">
            <text:p>3.57E-02</text:p>
          </table:table-cell>
          <table:table-cell table:style-name="ce10" office:value-type="float" office:value="-0.013793427158599" calcext:value-type="float">
            <text:p>-1.38E-02</text:p>
          </table:table-cell>
          <table:table-cell table:style-name="ce10" office:value-type="float" office:value="-1.56873407418441" calcext:value-type="float">
            <text:p>-1.57E+00</text:p>
          </table:table-cell>
          <table:table-cell table:style-name="ce10" office:value-type="float" office:value="-0.0140547711360632" calcext:value-type="float">
            <text:p>-1.41E-02</text:p>
          </table:table-cell>
          <table:table-cell table:style-name="ce10" office:value-type="float" office:value="-1.77870234486387" calcext:value-type="float">
            <text:p>-1.78E+00</text:p>
          </table:table-cell>
          <table:table-cell table:style-name="ce10" office:value-type="float" office:value="0.00273541499521205" calcext:value-type="float">
            <text:p>2.74E-03</text:p>
          </table:table-cell>
          <table:table-cell table:style-name="ce10" office:value-type="float" office:value="0.0017096940301065" calcext:value-type="float">
            <text:p>1.71E-03</text:p>
          </table:table-cell>
          <table:table-cell table:style-name="ce10" office:value-type="float" office:value="-0.00810896735243617" calcext:value-type="float">
            <text:p>-8.11E-03</text:p>
          </table:table-cell>
          <table:table-cell table:style-name="ce10" office:value-type="float" office:value="-0.0172267132650004" calcext:value-type="float">
            <text:p>-1.72E-02</text:p>
          </table:table-cell>
          <table:table-cell table:style-name="ce10" office:value-type="float" office:value="0.0226657879211279" calcext:value-type="float">
            <text:p>2.27E-02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style-name="ce10" office:value-type="float" office:value="-0.0314654510305385" calcext:value-type="float">
            <text:p>-3.15E-02</text:p>
          </table:table-cell>
          <table:table-cell table:style-name="ce10" office:value-type="float" office:value="-0.00878364874227933" calcext:value-type="float">
            <text:p>-8.78E-03</text:p>
          </table:table-cell>
          <table:table-cell table:style-name="ce10" office:value-type="float" office:value="0.0113535673803223" calcext:value-type="float">
            <text:p>1.14E-02</text:p>
          </table:table-cell>
          <table:table-cell table:style-name="ce10" office:value-type="float" office:value="-0.013700073280883" calcext:value-type="float">
            <text:p>-1.37E-02</text:p>
          </table:table-cell>
          <table:table-cell table:style-name="ce10" office:value-type="float" office:value="-0.00836945051018215" calcext:value-type="float">
            <text:p>-8.37E-03</text:p>
          </table:table-cell>
          <table:table-cell table:style-name="ce10" office:value-type="float" office:value="-0.0727355067912648" calcext:value-type="float">
            <text:p>-7.27E-02</text:p>
          </table:table-cell>
          <table:table-cell table:style-name="ce10" office:value-type="float" office:value="-0.764769082022606" calcext:value-type="float">
            <text:p>-7.65E-01</text:p>
          </table:table-cell>
          <table:table-cell table:style-name="ce10" office:value-type="float" office:value="-1.32663491079759" calcext:value-type="float">
            <text:p>-1.33E+00</text:p>
          </table:table-cell>
          <table:table-cell table:style-name="ce10" office:value-type="float" office:value="-0.00582614276904788" calcext:value-type="float">
            <text:p>-5.83E-03</text:p>
          </table:table-cell>
          <table:table-cell table:style-name="ce10" office:value-type="float" office:value="0.0492536669741007" calcext:value-type="float">
            <text:p>4.93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office:value-type="float" office:value="0.205698999593213" calcext:value-type="float">
            <text:p>2.06E-01</text:p>
          </table:table-cell>
          <table:table-cell office:value-type="float" office:value="0.263677563443463" calcext:value-type="float">
            <text:p>2.64E-01</text:p>
          </table:table-cell>
          <table:table-cell table:style-name="ce10" office:value-type="float" office:value="-0.025465491851397" calcext:value-type="float">
            <text:p>-2.55E-02</text:p>
          </table:table-cell>
          <table:table-cell office:value-type="float" office:value="0.151626781142732" calcext:value-type="float">
            <text:p>1.52E-01</text:p>
          </table:table-cell>
          <table:table-cell office:value-type="float" office:value="0.134739647136456" calcext:value-type="float">
            <text:p>1.35E-01</text:p>
          </table:table-cell>
          <table:table-cell table:style-name="ce10" office:value-type="float" office:value="-0.00856560260153094" calcext:value-type="float">
            <text:p>-8.57E-03</text:p>
          </table:table-cell>
          <table:table-cell table:style-name="ce10" office:value-type="float" office:value="-0.00024425421339669" calcext:value-type="float">
            <text:p>-2.44E-04</text:p>
          </table:table-cell>
          <table:table-cell office:value-type="float" office:value="-1.01027287982753" calcext:value-type="float">
            <text:p>-1.01E+00</text:p>
          </table:table-cell>
          <table:table-cell office:value-type="float" office:value="0.139222890522385" calcext:value-type="float">
            <text:p>1.39E-01</text:p>
          </table:table-cell>
          <table:table-cell office:value-type="float" office:value="-0.092162033511786" calcext:value-type="float">
            <text:p>-9.22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-0.30718611431707" calcext:value-type="float">
            <text:p>-3.07E-01</text:p>
          </table:table-cell>
          <table:table-cell office:value-type="float" office:value="1.17096799131146" calcext:value-type="float">
            <text:p>1.17E+00</text:p>
          </table:table-cell>
          <table:table-cell table:style-name="ce10" office:value-type="float" office:value="0.0403774474676298" calcext:value-type="float">
            <text:p>4.04E-02</text:p>
          </table:table-cell>
          <table:table-cell office:value-type="float" office:value="-0.0861037950163351" calcext:value-type="float">
            <text:p>-8.61E-02</text:p>
          </table:table-cell>
          <table:table-cell office:value-type="float" office:value="-0.122937000167248" calcext:value-type="float">
            <text:p>-1.23E-01</text:p>
          </table:table-cell>
          <table:table-cell table:style-name="ce10" office:value-type="float" office:value="0.0178308126732934" calcext:value-type="float">
            <text:p>1.78E-02</text:p>
          </table:table-cell>
          <table:table-cell table:style-name="ce10" office:value-type="float" office:value="-0.0340990933184231" calcext:value-type="float">
            <text:p>-3.41E-02</text:p>
          </table:table-cell>
          <table:table-cell office:value-type="float" office:value="-0.0205536910695217" calcext:value-type="float">
            <text:p>-2.06E-02</text:p>
          </table:table-cell>
          <table:table-cell office:value-type="float" office:value="-0.0782245083597592" calcext:value-type="float">
            <text:p>-7.82E-02</text:p>
          </table:table-cell>
          <table:table-cell office:value-type="float" office:value="-0.0218905887815402" calcext:value-type="float">
            <text:p>-2.19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office:value-type="float" office:value="-0.526832760460485" calcext:value-type="float">
            <text:p>-5.27E-01</text:p>
          </table:table-cell>
          <table:table-cell office:value-type="float" office:value="-0.0730403936992914" calcext:value-type="float">
            <text:p>-7.30E-02</text:p>
          </table:table-cell>
          <table:table-cell table:style-name="ce10" office:value-type="float" office:value="-0.0153362012873242" calcext:value-type="float">
            <text:p>-1.53E-02</text:p>
          </table:table-cell>
          <table:table-cell office:value-type="float" office:value="-0.0882662837241936" calcext:value-type="float">
            <text:p>-8.83E-02</text:p>
          </table:table-cell>
          <table:table-cell office:value-type="float" office:value="1.30772657516079" calcext:value-type="float">
            <text:p>1.31E+00</text:p>
          </table:table-cell>
          <table:table-cell table:style-name="ce10" office:value-type="float" office:value="0.0137860393031377" calcext:value-type="float">
            <text:p>1.38E-02</text:p>
          </table:table-cell>
          <table:table-cell table:style-name="ce10" office:value-type="float" office:value="0.0117964683736735" calcext:value-type="float">
            <text:p>1.18E-02</text:p>
          </table:table-cell>
          <table:table-cell office:value-type="float" office:value="-0.020090867310471" calcext:value-type="float">
            <text:p>-2.01E-02</text:p>
          </table:table-cell>
          <table:table-cell office:value-type="float" office:value="1.71804219288479" calcext:value-type="float">
            <text:p>1.72E+00</text:p>
          </table:table-cell>
          <table:table-cell office:value-type="float" office:value="0.284699204841863" calcext:value-type="float">
            <text:p>2.85E-0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hematic mean GR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table:style-name="ce11" table:formula="of:=COM.MICROSOFT.IFS([.B3]=0;&quot;&quot;;[.B3]&gt;0;COM.MICROSOFT.IFS([.B3]&lt;=0.1;&quot;+&quot;;0.1&lt;[.B3]&lt;=1;&quot;++&quot;;1&lt;[.B3]&lt;=2;&quot;+++&quot;;[.B3]&gt;2;&quot;++++&quot;);[.B3]&lt;0;COM.MICROSOFT.IFS([.B3]&gt;=-0.1;&quot;-&quot;;-0.1&gt;[.B3]&gt;=-1;&quot;--&quot;;-1&gt;[.B3]&gt;=-2;&quot;---&quot;;[.B3]&lt;2;&quot;----&quot;))" office:value-type="string" office:string-value="--" calcext:value-type="string">
            <text:p>--</text:p>
          </table:table-cell>
          <table:table-cell table:style-name="ce11" table:formula="of:=COM.MICROSOFT.IFS([.C3]=0;&quot;&quot;;[.C3]&gt;0;COM.MICROSOFT.IFS([.C3]&lt;=0.1;&quot;+&quot;;0.1&lt;[.C3]&lt;=1;&quot;++&quot;;1&lt;[.C3]&lt;=2;&quot;+++&quot;;[.C3]&gt;2;&quot;++++&quot;);[.C3]&lt;0;COM.MICROSOFT.IFS([.C3]&gt;=-0.1;&quot;-&quot;;-0.1&gt;[.C3]&gt;=-1;&quot;--&quot;;-1&gt;[.C3]&gt;=-2;&quot;---&quot;;[.C3]&lt;2;&quot;----&quot;))" office:value-type="string" office:string-value="++" calcext:value-type="string">
            <text:p>++</text:p>
          </table:table-cell>
          <table:table-cell table:style-name="ce12" table:formula="of:=COM.MICROSOFT.IFS([.D3]=0;&quot;&quot;;[.D3]&gt;0;COM.MICROSOFT.IFS([.D3]&lt;=0.1;&quot;+&quot;;0.1&lt;[.D3]&lt;=1;&quot;++&quot;;1&lt;[.D3]&lt;=2;&quot;+++&quot;;[.D3]&gt;2;&quot;++++&quot;);[.D3]&lt;0;COM.MICROSOFT.IFS([.D3]&gt;=-0.1;&quot;-&quot;;-0.1&gt;[.D3]&gt;=-1;&quot;--&quot;;-1&gt;[.D3]&gt;=-2;&quot;---&quot;;[.D3]&lt;2;&quot;----&quot;))" office:value-type="string" office:string-value="-" calcext:value-type="string">
            <text:p>-</text:p>
          </table:table-cell>
          <table:table-cell table:style-name="ce11" table:formula="of:=COM.MICROSOFT.IFS([.E3]=0;&quot;&quot;;[.E3]&gt;0;COM.MICROSOFT.IFS([.E3]&lt;=0.1;&quot;+&quot;;0.1&lt;[.E3]&lt;=1;&quot;++&quot;;1&lt;[.E3]&lt;=2;&quot;+++&quot;;[.E3]&gt;2;&quot;++++&quot;);[.E3]&lt;0;COM.MICROSOFT.IFS([.E3]&gt;=-0.1;&quot;-&quot;;-0.1&gt;[.E3]&gt;=-1;&quot;--&quot;;-1&gt;[.E3]&gt;=-2;&quot;---&quot;;[.E3]&lt;2;&quot;----&quot;))" office:value-type="string" office:string-value="++" calcext:value-type="string">
            <text:p>++</text:p>
          </table:table-cell>
          <table:table-cell table:style-name="ce11" table:formula="of:=COM.MICROSOFT.IFS([.F3]=0;&quot;&quot;;[.F3]&gt;0;COM.MICROSOFT.IFS([.F3]&lt;=0.1;&quot;+&quot;;0.1&lt;[.F3]&lt;=1;&quot;++&quot;;1&lt;[.F3]&lt;=2;&quot;+++&quot;;[.F3]&gt;2;&quot;++++&quot;);[.F3]&lt;0;COM.MICROSOFT.IFS([.F3]&gt;=-0.1;&quot;-&quot;;-0.1&gt;[.F3]&gt;=-1;&quot;--&quot;;-1&gt;[.F3]&gt;=-2;&quot;---&quot;;[.F3]&lt;2;&quot;----&quot;))" office:value-type="string" office:string-value="++" calcext:value-type="string">
            <text:p>++</text:p>
          </table:table-cell>
          <table:table-cell table:style-name="ce12" table:formula="of:=COM.MICROSOFT.IFS([.G3]=0;&quot;&quot;;[.G3]&gt;0;COM.MICROSOFT.IFS([.G3]&lt;=0.1;&quot;+&quot;;0.1&lt;[.G3]&lt;=1;&quot;++&quot;;1&lt;[.G3]&lt;=2;&quot;+++&quot;;[.G3]&gt;2;&quot;++++&quot;);[.G3]&lt;0;COM.MICROSOFT.IFS([.G3]&gt;=-0.1;&quot;-&quot;;-0.1&gt;[.G3]&gt;=-1;&quot;--&quot;;-1&gt;[.G3]&gt;=-2;&quot;---&quot;;[.G3]&lt;2;&quot;----&quot;))" office:value-type="string" office:string-value="--" calcext:value-type="string">
            <text:p>--</text:p>
          </table:table-cell>
          <table:table-cell table:style-name="ce12" table:formula="of:=COM.MICROSOFT.IFS([.H3]=0;&quot;&quot;;[.H3]&gt;0;COM.MICROSOFT.IFS([.H3]&lt;=0.1;&quot;+&quot;;0.1&lt;[.H3]&lt;=1;&quot;++&quot;;1&lt;[.H3]&lt;=2;&quot;+++&quot;;[.H3]&gt;2;&quot;++++&quot;);[.H3]&lt;0;COM.MICROSOFT.IFS([.H3]&gt;=-0.1;&quot;-&quot;;-0.1&gt;[.H3]&gt;=-1;&quot;--&quot;;-1&gt;[.H3]&gt;=-2;&quot;---&quot;;[.H3]&lt;2;&quot;----&quot;))" office:value-type="string" office:string-value="--" calcext:value-type="string">
            <text:p>--</text:p>
          </table:table-cell>
          <table:table-cell table:style-name="ce11" table:formula="of:=COM.MICROSOFT.IFS([.I3]=0;&quot;&quot;;[.I3]&gt;0;COM.MICROSOFT.IFS([.I3]&lt;=0.1;&quot;+&quot;;0.1&lt;[.I3]&lt;=1;&quot;++&quot;;1&lt;[.I3]&lt;=2;&quot;+++&quot;;[.I3]&gt;2;&quot;++++&quot;);[.I3]&lt;0;COM.MICROSOFT.IFS([.I3]&gt;=-0.1;&quot;-&quot;;-0.1&gt;[.I3]&gt;=-1;&quot;--&quot;;-1&gt;[.I3]&gt;=-2;&quot;---&quot;;[.I3]&lt;2;&quot;----&quot;))" office:value-type="string" office:string-value="+" calcext:value-type="string">
            <text:p>+</text:p>
          </table:table-cell>
          <table:table-cell table:style-name="ce11" table:formula="of:=COM.MICROSOFT.IFS([.J3]=0;&quot;&quot;;[.J3]&gt;0;COM.MICROSOFT.IFS([.J3]&lt;=0.1;&quot;+&quot;;0.1&lt;[.J3]&lt;=1;&quot;++&quot;;1&lt;[.J3]&lt;=2;&quot;+++&quot;;[.J3]&gt;2;&quot;++++&quot;);[.J3]&lt;0;COM.MICROSOFT.IFS([.J3]&gt;=-0.1;&quot;-&quot;;-0.1&gt;[.J3]&gt;=-1;&quot;--&quot;;-1&gt;[.J3]&gt;=-2;&quot;---&quot;;[.J3]&lt;2;&quot;----&quot;))" office:value-type="string" office:string-value="++" calcext:value-type="string">
            <text:p>++</text:p>
          </table:table-cell>
          <table:table-cell table:style-name="ce11" table:formula="of:=COM.MICROSOFT.IFS([.K3]=0;&quot;&quot;;[.K3]&gt;0;COM.MICROSOFT.IFS([.K3]&lt;=0.1;&quot;+&quot;;0.1&lt;[.K3]&lt;=1;&quot;++&quot;;1&lt;[.K3]&lt;=2;&quot;+++&quot;;[.K3]&gt;2;&quot;++++&quot;);[.K3]&lt;0;COM.MICROSOFT.IFS([.K3]&gt;=-0.1;&quot;-&quot;;-0.1&gt;[.K3]&gt;=-1;&quot;--&quot;;-1&gt;[.K3]&gt;=-2;&quot;---&quot;;[.K3]&lt;2;&quot;----&quot;))" office:value-type="string" office:string-value="++" calcext:value-type="string">
            <text:p>+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table:style-name="ce11" table:formula="of:=COM.MICROSOFT.IFS([.B4]=0;&quot;&quot;;[.B4]&gt;0;COM.MICROSOFT.IFS([.B4]&lt;=0.1;&quot;+&quot;;0.1&lt;[.B4]&lt;=1;&quot;++&quot;;1&lt;[.B4]&lt;=2;&quot;+++&quot;;[.B4]&gt;2;&quot;++++&quot;);[.B4]&lt;0;COM.MICROSOFT.IFS([.B4]&gt;=-0.1;&quot;-&quot;;-0.1&gt;[.B4]&gt;=-1;&quot;--&quot;;-1&gt;[.B4]&gt;=-2;&quot;---&quot;;[.B4]&lt;2;&quot;----&quot;))" office:value-type="string" office:string-value="--" calcext:value-type="string">
            <text:p>--</text:p>
          </table:table-cell>
          <table:table-cell table:style-name="ce11" table:formula="of:=COM.MICROSOFT.IFS([.C4]=0;&quot;&quot;;[.C4]&gt;0;COM.MICROSOFT.IFS([.C4]&lt;=0.1;&quot;+&quot;;0.1&lt;[.C4]&lt;=1;&quot;++&quot;;1&lt;[.C4]&lt;=2;&quot;+++&quot;;[.C4]&gt;2;&quot;++++&quot;);[.C4]&lt;0;COM.MICROSOFT.IFS([.C4]&gt;=-0.1;&quot;-&quot;;-0.1&gt;[.C4]&gt;=-1;&quot;--&quot;;-1&gt;[.C4]&gt;=-2;&quot;---&quot;;[.C4]&lt;2;&quot;----&quot;))" office:value-type="string" office:string-value="++" calcext:value-type="string">
            <text:p>++</text:p>
          </table:table-cell>
          <table:table-cell table:style-name="ce12" table:formula="of:=COM.MICROSOFT.IFS([.D4]=0;&quot;&quot;;[.D4]&gt;0;COM.MICROSOFT.IFS([.D4]&lt;=0.1;&quot;+&quot;;0.1&lt;[.D4]&lt;=1;&quot;++&quot;;1&lt;[.D4]&lt;=2;&quot;+++&quot;;[.D4]&gt;2;&quot;++++&quot;);[.D4]&lt;0;COM.MICROSOFT.IFS([.D4]&gt;=-0.1;&quot;-&quot;;-0.1&gt;[.D4]&gt;=-1;&quot;--&quot;;-1&gt;[.D4]&gt;=-2;&quot;---&quot;;[.D4]&lt;2;&quot;----&quot;))" office:value-type="string" office:string-value="+" calcext:value-type="string">
            <text:p>+</text:p>
          </table:table-cell>
          <table:table-cell table:style-name="ce11" table:formula="of:=COM.MICROSOFT.IFS([.E4]=0;&quot;&quot;;[.E4]&gt;0;COM.MICROSOFT.IFS([.E4]&lt;=0.1;&quot;+&quot;;0.1&lt;[.E4]&lt;=1;&quot;++&quot;;1&lt;[.E4]&lt;=2;&quot;+++&quot;;[.E4]&gt;2;&quot;++++&quot;);[.E4]&lt;0;COM.MICROSOFT.IFS([.E4]&gt;=-0.1;&quot;-&quot;;-0.1&gt;[.E4]&gt;=-1;&quot;--&quot;;-1&gt;[.E4]&gt;=-2;&quot;---&quot;;[.E4]&lt;2;&quot;----&quot;))" office:value-type="string" office:string-value="++" calcext:value-type="string">
            <text:p>++</text:p>
          </table:table-cell>
          <table:table-cell table:style-name="ce11" table:formula="of:=COM.MICROSOFT.IFS([.F4]=0;&quot;&quot;;[.F4]&gt;0;COM.MICROSOFT.IFS([.F4]&lt;=0.1;&quot;+&quot;;0.1&lt;[.F4]&lt;=1;&quot;++&quot;;1&lt;[.F4]&lt;=2;&quot;+++&quot;;[.F4]&gt;2;&quot;++++&quot;);[.F4]&lt;0;COM.MICROSOFT.IFS([.F4]&gt;=-0.1;&quot;-&quot;;-0.1&gt;[.F4]&gt;=-1;&quot;--&quot;;-1&gt;[.F4]&gt;=-2;&quot;---&quot;;[.F4]&lt;2;&quot;----&quot;))" office:value-type="string" office:string-value="+" calcext:value-type="string">
            <text:p>+</text:p>
          </table:table-cell>
          <table:table-cell table:style-name="ce12" table:formula="of:=COM.MICROSOFT.IFS([.G4]=0;&quot;&quot;;[.G4]&gt;0;COM.MICROSOFT.IFS([.G4]&lt;=0.1;&quot;+&quot;;0.1&lt;[.G4]&lt;=1;&quot;++&quot;;1&lt;[.G4]&lt;=2;&quot;+++&quot;;[.G4]&gt;2;&quot;++++&quot;);[.G4]&lt;0;COM.MICROSOFT.IFS([.G4]&gt;=-0.1;&quot;-&quot;;-0.1&gt;[.G4]&gt;=-1;&quot;--&quot;;-1&gt;[.G4]&gt;=-2;&quot;---&quot;;[.G4]&lt;2;&quot;----&quot;))" office:value-type="string" office:string-value="-" calcext:value-type="string">
            <text:p>-</text:p>
          </table:table-cell>
          <table:table-cell table:style-name="ce12" table:formula="of:=COM.MICROSOFT.IFS([.H4]=0;&quot;&quot;;[.H4]&gt;0;COM.MICROSOFT.IFS([.H4]&lt;=0.1;&quot;+&quot;;0.1&lt;[.H4]&lt;=1;&quot;++&quot;;1&lt;[.H4]&lt;=2;&quot;+++&quot;;[.H4]&gt;2;&quot;++++&quot;);[.H4]&lt;0;COM.MICROSOFT.IFS([.H4]&gt;=-0.1;&quot;-&quot;;-0.1&gt;[.H4]&gt;=-1;&quot;--&quot;;-1&gt;[.H4]&gt;=-2;&quot;---&quot;;[.H4]&lt;2;&quot;----&quot;))" office:value-type="string" office:string-value="-" calcext:value-type="string">
            <text:p>-</text:p>
          </table:table-cell>
          <table:table-cell table:style-name="ce11" table:formula="of:=COM.MICROSOFT.IFS([.I4]=0;&quot;&quot;;[.I4]&gt;0;COM.MICROSOFT.IFS([.I4]&lt;=0.1;&quot;+&quot;;0.1&lt;[.I4]&lt;=1;&quot;++&quot;;1&lt;[.I4]&lt;=2;&quot;+++&quot;;[.I4]&gt;2;&quot;++++&quot;);[.I4]&lt;0;COM.MICROSOFT.IFS([.I4]&gt;=-0.1;&quot;-&quot;;-0.1&gt;[.I4]&gt;=-1;&quot;--&quot;;-1&gt;[.I4]&gt;=-2;&quot;---&quot;;[.I4]&lt;2;&quot;----&quot;))" office:value-type="string" office:string-value="--" calcext:value-type="string">
            <text:p>--</text:p>
          </table:table-cell>
          <table:table-cell table:style-name="ce11" table:formula="of:=COM.MICROSOFT.IFS([.J4]=0;&quot;&quot;;[.J4]&gt;0;COM.MICROSOFT.IFS([.J4]&lt;=0.1;&quot;+&quot;;0.1&lt;[.J4]&lt;=1;&quot;++&quot;;1&lt;[.J4]&lt;=2;&quot;+++&quot;;[.J4]&gt;2;&quot;++++&quot;);[.J4]&lt;0;COM.MICROSOFT.IFS([.J4]&gt;=-0.1;&quot;-&quot;;-0.1&gt;[.J4]&gt;=-1;&quot;--&quot;;-1&gt;[.J4]&gt;=-2;&quot;---&quot;;[.J4]&lt;2;&quot;----&quot;))" office:value-type="string" office:string-value="++" calcext:value-type="string">
            <text:p>++</text:p>
          </table:table-cell>
          <table:table-cell table:style-name="ce11" table:formula="of:=COM.MICROSOFT.IFS([.K4]=0;&quot;&quot;;[.K4]&gt;0;COM.MICROSOFT.IFS([.K4]&lt;=0.1;&quot;+&quot;;0.1&lt;[.K4]&lt;=1;&quot;++&quot;;1&lt;[.K4]&lt;=2;&quot;+++&quot;;[.K4]&gt;2;&quot;++++&quot;);[.K4]&lt;0;COM.MICROSOFT.IFS([.K4]&gt;=-0.1;&quot;-&quot;;-0.1&gt;[.K4]&gt;=-1;&quot;--&quot;;-1&gt;[.K4]&gt;=-2;&quot;---&quot;;[.K4]&lt;2;&quot;----&quot;))" office:value-type="string" office:string-value="--" calcext:value-type="string">
            <text:p>--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2" table:formula="of:=COM.MICROSOFT.IFS([.B5]=0;&quot;&quot;;[.B5]&gt;0;COM.MICROSOFT.IFS([.B5]&lt;=0.1;&quot;+&quot;;0.1&lt;[.B5]&lt;=1;&quot;++&quot;;1&lt;[.B5]&lt;=2;&quot;+++&quot;;[.B5]&gt;2;&quot;++++&quot;);[.B5]&lt;0;COM.MICROSOFT.IFS([.B5]&gt;=-0.1;&quot;-&quot;;-0.1&gt;[.B5]&gt;=-1;&quot;--&quot;;-1&gt;[.B5]&gt;=-2;&quot;---&quot;;[.B5]&lt;2;&quot;----&quot;))" office:value-type="string" office:string-value="-" calcext:value-type="string">
            <text:p>-</text:p>
          </table:table-cell>
          <table:table-cell table:style-name="ce12" table:formula="of:=COM.MICROSOFT.IFS([.C5]=0;&quot;&quot;;[.C5]&gt;0;COM.MICROSOFT.IFS([.C5]&lt;=0.1;&quot;+&quot;;0.1&lt;[.C5]&lt;=1;&quot;++&quot;;1&lt;[.C5]&lt;=2;&quot;+++&quot;;[.C5]&gt;2;&quot;++++&quot;);[.C5]&lt;0;COM.MICROSOFT.IFS([.C5]&gt;=-0.1;&quot;-&quot;;-0.1&gt;[.C5]&gt;=-1;&quot;--&quot;;-1&gt;[.C5]&gt;=-2;&quot;---&quot;;[.C5]&lt;2;&quot;----&quot;))" office:value-type="string" office:string-value="+" calcext:value-type="string">
            <text:p>+</text:p>
          </table:table-cell>
          <table:table-cell table:style-name="ce12" table:formula="of:=COM.MICROSOFT.IFS([.D5]=0;&quot;&quot;;[.D5]&gt;0;COM.MICROSOFT.IFS([.D5]&lt;=0.1;&quot;+&quot;;0.1&lt;[.D5]&lt;=1;&quot;++&quot;;1&lt;[.D5]&lt;=2;&quot;+++&quot;;[.D5]&gt;2;&quot;++++&quot;);[.D5]&lt;0;COM.MICROSOFT.IFS([.D5]&gt;=-0.1;&quot;-&quot;;-0.1&gt;[.D5]&gt;=-1;&quot;--&quot;;-1&gt;[.D5]&gt;=-2;&quot;---&quot;;[.D5]&lt;2;&quot;----&quot;))" office:value-type="string" office:string-value="-" calcext:value-type="string">
            <text:p>-</text:p>
          </table:table-cell>
          <table:table-cell table:style-name="ce12" table:formula="of:=COM.MICROSOFT.IFS([.E5]=0;&quot;&quot;;[.E5]&gt;0;COM.MICROSOFT.IFS([.E5]&lt;=0.1;&quot;+&quot;;0.1&lt;[.E5]&lt;=1;&quot;++&quot;;1&lt;[.E5]&lt;=2;&quot;+++&quot;;[.E5]&gt;2;&quot;++++&quot;);[.E5]&lt;0;COM.MICROSOFT.IFS([.E5]&gt;=-0.1;&quot;-&quot;;-0.1&gt;[.E5]&gt;=-1;&quot;--&quot;;-1&gt;[.E5]&gt;=-2;&quot;---&quot;;[.E5]&lt;2;&quot;----&quot;))" office:value-type="string" office:string-value="+" calcext:value-type="string">
            <text:p>+</text:p>
          </table:table-cell>
          <table:table-cell table:style-name="ce12" table:formula="of:=COM.MICROSOFT.IFS([.F5]=0;&quot;&quot;;[.F5]&gt;0;COM.MICROSOFT.IFS([.F5]&lt;=0.1;&quot;+&quot;;0.1&lt;[.F5]&lt;=1;&quot;++&quot;;1&lt;[.F5]&lt;=2;&quot;+++&quot;;[.F5]&gt;2;&quot;++++&quot;);[.F5]&lt;0;COM.MICROSOFT.IFS([.F5]&gt;=-0.1;&quot;-&quot;;-0.1&gt;[.F5]&gt;=-1;&quot;--&quot;;-1&gt;[.F5]&gt;=-2;&quot;---&quot;;[.F5]&lt;2;&quot;----&quot;))" office:value-type="string" office:string-value="-" calcext:value-type="string">
            <text:p>-</text:p>
          </table:table-cell>
          <table:table-cell table:style-name="ce12" table:formula="of:=COM.MICROSOFT.IFS([.G5]=0;&quot;&quot;;[.G5]&gt;0;COM.MICROSOFT.IFS([.G5]&lt;=0.1;&quot;+&quot;;0.1&lt;[.G5]&lt;=1;&quot;++&quot;;1&lt;[.G5]&lt;=2;&quot;+++&quot;;[.G5]&gt;2;&quot;++++&quot;);[.G5]&lt;0;COM.MICROSOFT.IFS([.G5]&gt;=-0.1;&quot;-&quot;;-0.1&gt;[.G5]&gt;=-1;&quot;--&quot;;-1&gt;[.G5]&gt;=-2;&quot;---&quot;;[.G5]&lt;2;&quot;----&quot;))" office:value-type="string" office:string-value="++" calcext:value-type="string">
            <text:p>++</text:p>
          </table:table-cell>
          <table:table-cell table:style-name="ce12" table:formula="of:=COM.MICROSOFT.IFS([.H5]=0;&quot;&quot;;[.H5]&gt;0;COM.MICROSOFT.IFS([.H5]&lt;=0.1;&quot;+&quot;;0.1&lt;[.H5]&lt;=1;&quot;++&quot;;1&lt;[.H5]&lt;=2;&quot;+++&quot;;[.H5]&gt;2;&quot;++++&quot;);[.H5]&lt;0;COM.MICROSOFT.IFS([.H5]&gt;=-0.1;&quot;-&quot;;-0.1&gt;[.H5]&gt;=-1;&quot;--&quot;;-1&gt;[.H5]&gt;=-2;&quot;---&quot;;[.H5]&lt;2;&quot;----&quot;))" office:value-type="string" office:string-value="+" calcext:value-type="string">
            <text:p>+</text:p>
          </table:table-cell>
          <table:table-cell table:style-name="ce12" table:formula="of:=COM.MICROSOFT.IFS([.I5]=0;&quot;&quot;;[.I5]&gt;0;COM.MICROSOFT.IFS([.I5]&lt;=0.1;&quot;+&quot;;0.1&lt;[.I5]&lt;=1;&quot;++&quot;;1&lt;[.I5]&lt;=2;&quot;+++&quot;;[.I5]&gt;2;&quot;++++&quot;);[.I5]&lt;0;COM.MICROSOFT.IFS([.I5]&gt;=-0.1;&quot;-&quot;;-0.1&gt;[.I5]&gt;=-1;&quot;--&quot;;-1&gt;[.I5]&gt;=-2;&quot;---&quot;;[.I5]&lt;2;&quot;----&quot;))" office:value-type="string" office:string-value="+" calcext:value-type="string">
            <text:p>+</text:p>
          </table:table-cell>
          <table:table-cell table:style-name="ce12" table:formula="of:=COM.MICROSOFT.IFS([.J5]=0;&quot;&quot;;[.J5]&gt;0;COM.MICROSOFT.IFS([.J5]&lt;=0.1;&quot;+&quot;;0.1&lt;[.J5]&lt;=1;&quot;++&quot;;1&lt;[.J5]&lt;=2;&quot;+++&quot;;[.J5]&gt;2;&quot;++++&quot;);[.J5]&lt;0;COM.MICROSOFT.IFS([.J5]&gt;=-0.1;&quot;-&quot;;-0.1&gt;[.J5]&gt;=-1;&quot;--&quot;;-1&gt;[.J5]&gt;=-2;&quot;---&quot;;[.J5]&lt;2;&quot;----&quot;))" office:value-type="string" office:string-value="+" calcext:value-type="string">
            <text:p>+</text:p>
          </table:table-cell>
          <table:table-cell table:style-name="ce12" table:formula="of:=COM.MICROSOFT.IFS([.K5]=0;&quot;&quot;;[.K5]&gt;0;COM.MICROSOFT.IFS([.K5]&lt;=0.1;&quot;+&quot;;0.1&lt;[.K5]&lt;=1;&quot;++&quot;;1&lt;[.K5]&lt;=2;&quot;+++&quot;;[.K5]&gt;2;&quot;++++&quot;);[.K5]&lt;0;COM.MICROSOFT.IFS([.K5]&gt;=-0.1;&quot;-&quot;;-0.1&gt;[.K5]&gt;=-1;&quot;--&quot;;-1&gt;[.K5]&gt;=-2;&quot;---&quot;;[.K5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table:style-name="ce11" table:formula="of:=COM.MICROSOFT.IFS([.B6]=0;&quot;&quot;;[.B6]&gt;0;COM.MICROSOFT.IFS([.B6]&lt;=0.1;&quot;+&quot;;0.1&lt;[.B6]&lt;=1;&quot;++&quot;;1&lt;[.B6]&lt;=2;&quot;+++&quot;;[.B6]&gt;2;&quot;++++&quot;);[.B6]&lt;0;COM.MICROSOFT.IFS([.B6]&gt;=-0.1;&quot;-&quot;;-0.1&gt;[.B6]&gt;=-1;&quot;--&quot;;-1&gt;[.B6]&gt;=-2;&quot;---&quot;;[.B6]&lt;2;&quot;----&quot;))" office:value-type="string" office:string-value="++" calcext:value-type="string">
            <text:p>++</text:p>
          </table:table-cell>
          <table:table-cell table:style-name="ce11" table:formula="of:=COM.MICROSOFT.IFS([.C6]=0;&quot;&quot;;[.C6]&gt;0;COM.MICROSOFT.IFS([.C6]&lt;=0.1;&quot;+&quot;;0.1&lt;[.C6]&lt;=1;&quot;++&quot;;1&lt;[.C6]&lt;=2;&quot;+++&quot;;[.C6]&gt;2;&quot;++++&quot;);[.C6]&lt;0;COM.MICROSOFT.IFS([.C6]&gt;=-0.1;&quot;-&quot;;-0.1&gt;[.C6]&gt;=-1;&quot;--&quot;;-1&gt;[.C6]&gt;=-2;&quot;---&quot;;[.C6]&lt;2;&quot;----&quot;))" office:value-type="string" office:string-value="--" calcext:value-type="string">
            <text:p>--</text:p>
          </table:table-cell>
          <table:table-cell table:style-name="ce12" table:formula="of:=COM.MICROSOFT.IFS([.D6]=0;&quot;&quot;;[.D6]&gt;0;COM.MICROSOFT.IFS([.D6]&lt;=0.1;&quot;+&quot;;0.1&lt;[.D6]&lt;=1;&quot;++&quot;;1&lt;[.D6]&lt;=2;&quot;+++&quot;;[.D6]&gt;2;&quot;++++&quot;);[.D6]&lt;0;COM.MICROSOFT.IFS([.D6]&gt;=-0.1;&quot;-&quot;;-0.1&gt;[.D6]&gt;=-1;&quot;--&quot;;-1&gt;[.D6]&gt;=-2;&quot;---&quot;;[.D6]&lt;2;&quot;----&quot;))" office:value-type="string" office:string-value="-" calcext:value-type="string">
            <text:p>-</text:p>
          </table:table-cell>
          <table:table-cell table:style-name="ce11" table:formula="of:=COM.MICROSOFT.IFS([.E6]=0;&quot;&quot;;[.E6]&gt;0;COM.MICROSOFT.IFS([.E6]&lt;=0.1;&quot;+&quot;;0.1&lt;[.E6]&lt;=1;&quot;++&quot;;1&lt;[.E6]&lt;=2;&quot;+++&quot;;[.E6]&gt;2;&quot;++++&quot;);[.E6]&lt;0;COM.MICROSOFT.IFS([.E6]&gt;=-0.1;&quot;-&quot;;-0.1&gt;[.E6]&gt;=-1;&quot;--&quot;;-1&gt;[.E6]&gt;=-2;&quot;---&quot;;[.E6]&lt;2;&quot;----&quot;))" office:value-type="string" office:string-value="--" calcext:value-type="string">
            <text:p>--</text:p>
          </table:table-cell>
          <table:table-cell table:style-name="ce11" table:formula="of:=COM.MICROSOFT.IFS([.F6]=0;&quot;&quot;;[.F6]&gt;0;COM.MICROSOFT.IFS([.F6]&lt;=0.1;&quot;+&quot;;0.1&lt;[.F6]&lt;=1;&quot;++&quot;;1&lt;[.F6]&lt;=2;&quot;+++&quot;;[.F6]&gt;2;&quot;++++&quot;);[.F6]&lt;0;COM.MICROSOFT.IFS([.F6]&gt;=-0.1;&quot;-&quot;;-0.1&gt;[.F6]&gt;=-1;&quot;--&quot;;-1&gt;[.F6]&gt;=-2;&quot;---&quot;;[.F6]&lt;2;&quot;----&quot;))" office:value-type="string" office:string-value="--" calcext:value-type="string">
            <text:p>--</text:p>
          </table:table-cell>
          <table:table-cell table:style-name="ce12" table:formula="of:=COM.MICROSOFT.IFS([.G6]=0;&quot;&quot;;[.G6]&gt;0;COM.MICROSOFT.IFS([.G6]&lt;=0.1;&quot;+&quot;;0.1&lt;[.G6]&lt;=1;&quot;++&quot;;1&lt;[.G6]&lt;=2;&quot;+++&quot;;[.G6]&gt;2;&quot;++++&quot;);[.G6]&lt;0;COM.MICROSOFT.IFS([.G6]&gt;=-0.1;&quot;-&quot;;-0.1&gt;[.G6]&gt;=-1;&quot;--&quot;;-1&gt;[.G6]&gt;=-2;&quot;---&quot;;[.G6]&lt;2;&quot;----&quot;))" office:value-type="string" office:string-value="-" calcext:value-type="string">
            <text:p>-</text:p>
          </table:table-cell>
          <table:table-cell table:style-name="ce12" table:formula="of:=COM.MICROSOFT.IFS([.H6]=0;&quot;&quot;;[.H6]&gt;0;COM.MICROSOFT.IFS([.H6]&lt;=0.1;&quot;+&quot;;0.1&lt;[.H6]&lt;=1;&quot;++&quot;;1&lt;[.H6]&lt;=2;&quot;+++&quot;;[.H6]&gt;2;&quot;++++&quot;);[.H6]&lt;0;COM.MICROSOFT.IFS([.H6]&gt;=-0.1;&quot;-&quot;;-0.1&gt;[.H6]&gt;=-1;&quot;--&quot;;-1&gt;[.H6]&gt;=-2;&quot;---&quot;;[.H6]&lt;2;&quot;----&quot;))" office:value-type="string" office:string-value="-" calcext:value-type="string">
            <text:p>-</text:p>
          </table:table-cell>
          <table:table-cell table:style-name="ce11" table:formula="of:=COM.MICROSOFT.IFS([.I6]=0;&quot;&quot;;[.I6]&gt;0;COM.MICROSOFT.IFS([.I6]&lt;=0.1;&quot;+&quot;;0.1&lt;[.I6]&lt;=1;&quot;++&quot;;1&lt;[.I6]&lt;=2;&quot;+++&quot;;[.I6]&gt;2;&quot;++++&quot;);[.I6]&lt;0;COM.MICROSOFT.IFS([.I6]&gt;=-0.1;&quot;-&quot;;-0.1&gt;[.I6]&gt;=-1;&quot;--&quot;;-1&gt;[.I6]&gt;=-2;&quot;---&quot;;[.I6]&lt;2;&quot;----&quot;))" office:value-type="string" office:string-value="--" calcext:value-type="string">
            <text:p>--</text:p>
          </table:table-cell>
          <table:table-cell table:style-name="ce11" table:formula="of:=COM.MICROSOFT.IFS([.J6]=0;&quot;&quot;;[.J6]&gt;0;COM.MICROSOFT.IFS([.J6]&lt;=0.1;&quot;+&quot;;0.1&lt;[.J6]&lt;=1;&quot;++&quot;;1&lt;[.J6]&lt;=2;&quot;+++&quot;;[.J6]&gt;2;&quot;++++&quot;);[.J6]&lt;0;COM.MICROSOFT.IFS([.J6]&gt;=-0.1;&quot;-&quot;;-0.1&gt;[.J6]&gt;=-1;&quot;--&quot;;-1&gt;[.J6]&gt;=-2;&quot;---&quot;;[.J6]&lt;2;&quot;----&quot;))" office:value-type="string" office:string-value="--" calcext:value-type="string">
            <text:p>--</text:p>
          </table:table-cell>
          <table:table-cell table:style-name="ce11" table:formula="of:=COM.MICROSOFT.IFS([.K6]=0;&quot;&quot;;[.K6]&gt;0;COM.MICROSOFT.IFS([.K6]&lt;=0.1;&quot;+&quot;;0.1&lt;[.K6]&lt;=1;&quot;++&quot;;1&lt;[.K6]&lt;=2;&quot;+++&quot;;[.K6]&gt;2;&quot;++++&quot;);[.K6]&lt;0;COM.MICROSOFT.IFS([.K6]&gt;=-0.1;&quot;-&quot;;-0.1&gt;[.K6]&gt;=-1;&quot;--&quot;;-1&gt;[.K6]&gt;=-2;&quot;---&quot;;[.K6]&lt;2;&quot;----&quot;))" office:value-type="string" office:string-value="+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table:style-name="ce11" table:formula="of:=COM.MICROSOFT.IFS([.B7]=0;&quot;&quot;;[.B7]&gt;0;COM.MICROSOFT.IFS([.B7]&lt;=0.1;&quot;+&quot;;0.1&lt;[.B7]&lt;=1;&quot;++&quot;;1&lt;[.B7]&lt;=2;&quot;+++&quot;;[.B7]&gt;2;&quot;++++&quot;);[.B7]&lt;0;COM.MICROSOFT.IFS([.B7]&gt;=-0.1;&quot;-&quot;;-0.1&gt;[.B7]&gt;=-1;&quot;--&quot;;-1&gt;[.B7]&gt;=-2;&quot;---&quot;;[.B7]&lt;2;&quot;----&quot;))" office:value-type="string" office:string-value="+" calcext:value-type="string">
            <text:p>+</text:p>
          </table:table-cell>
          <table:table-cell table:style-name="ce11" table:formula="of:=COM.MICROSOFT.IFS([.C7]=0;&quot;&quot;;[.C7]&gt;0;COM.MICROSOFT.IFS([.C7]&lt;=0.1;&quot;+&quot;;0.1&lt;[.C7]&lt;=1;&quot;++&quot;;1&lt;[.C7]&lt;=2;&quot;+++&quot;;[.C7]&gt;2;&quot;++++&quot;);[.C7]&lt;0;COM.MICROSOFT.IFS([.C7]&gt;=-0.1;&quot;-&quot;;-0.1&gt;[.C7]&gt;=-1;&quot;--&quot;;-1&gt;[.C7]&gt;=-2;&quot;---&quot;;[.C7]&lt;2;&quot;----&quot;))" office:value-type="string" office:string-value="+" calcext:value-type="string">
            <text:p>+</text:p>
          </table:table-cell>
          <table:table-cell table:style-name="ce12" table:formula="of:=COM.MICROSOFT.IFS([.D7]=0;&quot;&quot;;[.D7]&gt;0;COM.MICROSOFT.IFS([.D7]&lt;=0.1;&quot;+&quot;;0.1&lt;[.D7]&lt;=1;&quot;++&quot;;1&lt;[.D7]&lt;=2;&quot;+++&quot;;[.D7]&gt;2;&quot;++++&quot;);[.D7]&lt;0;COM.MICROSOFT.IFS([.D7]&gt;=-0.1;&quot;-&quot;;-0.1&gt;[.D7]&gt;=-1;&quot;--&quot;;-1&gt;[.D7]&gt;=-2;&quot;---&quot;;[.D7]&lt;2;&quot;----&quot;))" office:value-type="string" office:string-value="+" calcext:value-type="string">
            <text:p>+</text:p>
          </table:table-cell>
          <table:table-cell table:style-name="ce11" table:formula="of:=COM.MICROSOFT.IFS([.E7]=0;&quot;&quot;;[.E7]&gt;0;COM.MICROSOFT.IFS([.E7]&lt;=0.1;&quot;+&quot;;0.1&lt;[.E7]&lt;=1;&quot;++&quot;;1&lt;[.E7]&lt;=2;&quot;+++&quot;;[.E7]&gt;2;&quot;++++&quot;);[.E7]&lt;0;COM.MICROSOFT.IFS([.E7]&gt;=-0.1;&quot;-&quot;;-0.1&gt;[.E7]&gt;=-1;&quot;--&quot;;-1&gt;[.E7]&gt;=-2;&quot;---&quot;;[.E7]&lt;2;&quot;----&quot;))" office:value-type="string" office:string-value="-" calcext:value-type="string">
            <text:p>-</text:p>
          </table:table-cell>
          <table:table-cell table:style-name="ce11" table:formula="of:=COM.MICROSOFT.IFS([.F7]=0;&quot;&quot;;[.F7]&gt;0;COM.MICROSOFT.IFS([.F7]&lt;=0.1;&quot;+&quot;;0.1&lt;[.F7]&lt;=1;&quot;++&quot;;1&lt;[.F7]&lt;=2;&quot;+++&quot;;[.F7]&gt;2;&quot;++++&quot;);[.F7]&lt;0;COM.MICROSOFT.IFS([.F7]&gt;=-0.1;&quot;-&quot;;-0.1&gt;[.F7]&gt;=-1;&quot;--&quot;;-1&gt;[.F7]&gt;=-2;&quot;---&quot;;[.F7]&lt;2;&quot;----&quot;))" office:value-type="string" office:string-value="-" calcext:value-type="string">
            <text:p>-</text:p>
          </table:table-cell>
          <table:table-cell table:style-name="ce12" table:formula="of:=COM.MICROSOFT.IFS([.G7]=0;&quot;&quot;;[.G7]&gt;0;COM.MICROSOFT.IFS([.G7]&lt;=0.1;&quot;+&quot;;0.1&lt;[.G7]&lt;=1;&quot;++&quot;;1&lt;[.G7]&lt;=2;&quot;+++&quot;;[.G7]&gt;2;&quot;++++&quot;);[.G7]&lt;0;COM.MICROSOFT.IFS([.G7]&gt;=-0.1;&quot;-&quot;;-0.1&gt;[.G7]&gt;=-1;&quot;--&quot;;-1&gt;[.G7]&gt;=-2;&quot;---&quot;;[.G7]&lt;2;&quot;----&quot;))" office:value-type="string" office:string-value="+" calcext:value-type="string">
            <text:p>+</text:p>
          </table:table-cell>
          <table:table-cell table:style-name="ce12" table:formula="of:=COM.MICROSOFT.IFS([.H7]=0;&quot;&quot;;[.H7]&gt;0;COM.MICROSOFT.IFS([.H7]&lt;=0.1;&quot;+&quot;;0.1&lt;[.H7]&lt;=1;&quot;++&quot;;1&lt;[.H7]&lt;=2;&quot;+++&quot;;[.H7]&gt;2;&quot;++++&quot;);[.H7]&lt;0;COM.MICROSOFT.IFS([.H7]&gt;=-0.1;&quot;-&quot;;-0.1&gt;[.H7]&gt;=-1;&quot;--&quot;;-1&gt;[.H7]&gt;=-2;&quot;---&quot;;[.H7]&lt;2;&quot;----&quot;))" office:value-type="string" office:string-value="++" calcext:value-type="string">
            <text:p>++</text:p>
          </table:table-cell>
          <table:table-cell table:style-name="ce11" table:formula="of:=COM.MICROSOFT.IFS([.I7]=0;&quot;&quot;;[.I7]&gt;0;COM.MICROSOFT.IFS([.I7]&lt;=0.1;&quot;+&quot;;0.1&lt;[.I7]&lt;=1;&quot;++&quot;;1&lt;[.I7]&lt;=2;&quot;+++&quot;;[.I7]&gt;2;&quot;++++&quot;);[.I7]&lt;0;COM.MICROSOFT.IFS([.I7]&gt;=-0.1;&quot;-&quot;;-0.1&gt;[.I7]&gt;=-1;&quot;--&quot;;-1&gt;[.I7]&gt;=-2;&quot;---&quot;;[.I7]&lt;2;&quot;----&quot;))" office:value-type="string" office:string-value="-" calcext:value-type="string">
            <text:p>-</text:p>
          </table:table-cell>
          <table:table-cell table:style-name="ce11" table:formula="of:=COM.MICROSOFT.IFS([.J7]=0;&quot;&quot;;[.J7]&gt;0;COM.MICROSOFT.IFS([.J7]&lt;=0.1;&quot;+&quot;;0.1&lt;[.J7]&lt;=1;&quot;++&quot;;1&lt;[.J7]&lt;=2;&quot;+++&quot;;[.J7]&gt;2;&quot;++++&quot;);[.J7]&lt;0;COM.MICROSOFT.IFS([.J7]&gt;=-0.1;&quot;-&quot;;-0.1&gt;[.J7]&gt;=-1;&quot;--&quot;;-1&gt;[.J7]&gt;=-2;&quot;---&quot;;[.J7]&lt;2;&quot;----&quot;))" office:value-type="string" office:string-value="-" calcext:value-type="string">
            <text:p>-</text:p>
          </table:table-cell>
          <table:table-cell table:style-name="ce11" table:formula="of:=COM.MICROSOFT.IFS([.K7]=0;&quot;&quot;;[.K7]&gt;0;COM.MICROSOFT.IFS([.K7]&lt;=0.1;&quot;+&quot;;0.1&lt;[.K7]&lt;=1;&quot;++&quot;;1&lt;[.K7]&lt;=2;&quot;+++&quot;;[.K7]&gt;2;&quot;++++&quot;);[.K7]&lt;0;COM.MICROSOFT.IFS([.K7]&gt;=-0.1;&quot;-&quot;;-0.1&gt;[.K7]&gt;=-1;&quot;--&quot;;-1&gt;[.K7]&gt;=-2;&quot;---&quot;;[.K7]&lt;2;&quot;----&quot;))" office:value-type="string" office:string-value="+" calcext:value-type="string">
            <text:p>+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style-name="ce12" table:formula="of:=COM.MICROSOFT.IFS([.B8]=0;&quot;&quot;;[.B8]&gt;0;COM.MICROSOFT.IFS([.B8]&lt;=0.1;&quot;+&quot;;0.1&lt;[.B8]&lt;=1;&quot;++&quot;;1&lt;[.B8]&lt;=2;&quot;+++&quot;;[.B8]&gt;2;&quot;++++&quot;);[.B8]&lt;0;COM.MICROSOFT.IFS([.B8]&gt;=-0.1;&quot;-&quot;;-0.1&gt;[.B8]&gt;=-1;&quot;--&quot;;-1&gt;[.B8]&gt;=-2;&quot;---&quot;;[.B8]&lt;2;&quot;----&quot;))" office:value-type="string" office:string-value="+" calcext:value-type="string">
            <text:p>+</text:p>
          </table:table-cell>
          <table:table-cell table:style-name="ce12" table:formula="of:=COM.MICROSOFT.IFS([.C8]=0;&quot;&quot;;[.C8]&gt;0;COM.MICROSOFT.IFS([.C8]&lt;=0.1;&quot;+&quot;;0.1&lt;[.C8]&lt;=1;&quot;++&quot;;1&lt;[.C8]&lt;=2;&quot;+++&quot;;[.C8]&gt;2;&quot;++++&quot;);[.C8]&lt;0;COM.MICROSOFT.IFS([.C8]&gt;=-0.1;&quot;-&quot;;-0.1&gt;[.C8]&gt;=-1;&quot;--&quot;;-1&gt;[.C8]&gt;=-2;&quot;---&quot;;[.C8]&lt;2;&quot;----&quot;))" office:value-type="string" office:string-value="-" calcext:value-type="string">
            <text:p>-</text:p>
          </table:table-cell>
          <table:table-cell table:style-name="ce12" table:formula="of:=COM.MICROSOFT.IFS([.D8]=0;&quot;&quot;;[.D8]&gt;0;COM.MICROSOFT.IFS([.D8]&lt;=0.1;&quot;+&quot;;0.1&lt;[.D8]&lt;=1;&quot;++&quot;;1&lt;[.D8]&lt;=2;&quot;+++&quot;;[.D8]&gt;2;&quot;++++&quot;);[.D8]&lt;0;COM.MICROSOFT.IFS([.D8]&gt;=-0.1;&quot;-&quot;;-0.1&gt;[.D8]&gt;=-1;&quot;--&quot;;-1&gt;[.D8]&gt;=-2;&quot;---&quot;;[.D8]&lt;2;&quot;----&quot;))" office:value-type="string" office:string-value="--" calcext:value-type="string">
            <text:p>--</text:p>
          </table:table-cell>
          <table:table-cell table:style-name="ce12" table:formula="of:=COM.MICROSOFT.IFS([.E8]=0;&quot;&quot;;[.E8]&gt;0;COM.MICROSOFT.IFS([.E8]&lt;=0.1;&quot;+&quot;;0.1&lt;[.E8]&lt;=1;&quot;++&quot;;1&lt;[.E8]&lt;=2;&quot;+++&quot;;[.E8]&gt;2;&quot;++++&quot;);[.E8]&lt;0;COM.MICROSOFT.IFS([.E8]&gt;=-0.1;&quot;-&quot;;-0.1&gt;[.E8]&gt;=-1;&quot;--&quot;;-1&gt;[.E8]&gt;=-2;&quot;---&quot;;[.E8]&lt;2;&quot;----&quot;))" office:value-type="string" office:string-value="-" calcext:value-type="string">
            <text:p>-</text:p>
          </table:table-cell>
          <table:table-cell table:style-name="ce12" table:formula="of:=COM.MICROSOFT.IFS([.F8]=0;&quot;&quot;;[.F8]&gt;0;COM.MICROSOFT.IFS([.F8]&lt;=0.1;&quot;+&quot;;0.1&lt;[.F8]&lt;=1;&quot;++&quot;;1&lt;[.F8]&lt;=2;&quot;+++&quot;;[.F8]&gt;2;&quot;++++&quot;);[.F8]&lt;0;COM.MICROSOFT.IFS([.F8]&gt;=-0.1;&quot;-&quot;;-0.1&gt;[.F8]&gt;=-1;&quot;--&quot;;-1&gt;[.F8]&gt;=-2;&quot;---&quot;;[.F8]&lt;2;&quot;----&quot;))" office:value-type="string" office:string-value="--" calcext:value-type="string">
            <text:p>--</text:p>
          </table:table-cell>
          <table:table-cell table:style-name="ce12" table:formula="of:=COM.MICROSOFT.IFS([.G8]=0;&quot;&quot;;[.G8]&gt;0;COM.MICROSOFT.IFS([.G8]&lt;=0.1;&quot;+&quot;;0.1&lt;[.G8]&lt;=1;&quot;++&quot;;1&lt;[.G8]&lt;=2;&quot;+++&quot;;[.G8]&gt;2;&quot;++++&quot;);[.G8]&lt;0;COM.MICROSOFT.IFS([.G8]&gt;=-0.1;&quot;-&quot;;-0.1&gt;[.G8]&gt;=-1;&quot;--&quot;;-1&gt;[.G8]&gt;=-2;&quot;---&quot;;[.G8]&lt;2;&quot;----&quot;))" office:value-type="string" office:string-value="+" calcext:value-type="string">
            <text:p>+</text:p>
          </table:table-cell>
          <table:table-cell table:style-name="ce12" table:formula="of:=COM.MICROSOFT.IFS([.H8]=0;&quot;&quot;;[.H8]&gt;0;COM.MICROSOFT.IFS([.H8]&lt;=0.1;&quot;+&quot;;0.1&lt;[.H8]&lt;=1;&quot;++&quot;;1&lt;[.H8]&lt;=2;&quot;+++&quot;;[.H8]&gt;2;&quot;++++&quot;);[.H8]&lt;0;COM.MICROSOFT.IFS([.H8]&gt;=-0.1;&quot;-&quot;;-0.1&gt;[.H8]&gt;=-1;&quot;--&quot;;-1&gt;[.H8]&gt;=-2;&quot;---&quot;;[.H8]&lt;2;&quot;----&quot;))" office:value-type="string" office:string-value="+" calcext:value-type="string">
            <text:p>+</text:p>
          </table:table-cell>
          <table:table-cell table:style-name="ce12" table:formula="of:=COM.MICROSOFT.IFS([.I8]=0;&quot;&quot;;[.I8]&gt;0;COM.MICROSOFT.IFS([.I8]&lt;=0.1;&quot;+&quot;;0.1&lt;[.I8]&lt;=1;&quot;++&quot;;1&lt;[.I8]&lt;=2;&quot;+++&quot;;[.I8]&gt;2;&quot;++++&quot;);[.I8]&lt;0;COM.MICROSOFT.IFS([.I8]&gt;=-0.1;&quot;-&quot;;-0.1&gt;[.I8]&gt;=-1;&quot;--&quot;;-1&gt;[.I8]&gt;=-2;&quot;---&quot;;[.I8]&lt;2;&quot;----&quot;))" office:value-type="string" office:string-value="-" calcext:value-type="string">
            <text:p>-</text:p>
          </table:table-cell>
          <table:table-cell table:style-name="ce12" table:formula="of:=COM.MICROSOFT.IFS([.J8]=0;&quot;&quot;;[.J8]&gt;0;COM.MICROSOFT.IFS([.J8]&lt;=0.1;&quot;+&quot;;0.1&lt;[.J8]&lt;=1;&quot;++&quot;;1&lt;[.J8]&lt;=2;&quot;+++&quot;;[.J8]&gt;2;&quot;++++&quot;);[.J8]&lt;0;COM.MICROSOFT.IFS([.J8]&gt;=-0.1;&quot;-&quot;;-0.1&gt;[.J8]&gt;=-1;&quot;--&quot;;-1&gt;[.J8]&gt;=-2;&quot;---&quot;;[.J8]&lt;2;&quot;----&quot;))" office:value-type="string" office:string-value="-" calcext:value-type="string">
            <text:p>-</text:p>
          </table:table-cell>
          <table:table-cell table:style-name="ce12" table:formula="of:=COM.MICROSOFT.IFS([.K8]=0;&quot;&quot;;[.K8]&gt;0;COM.MICROSOFT.IFS([.K8]&lt;=0.1;&quot;+&quot;;0.1&lt;[.K8]&lt;=1;&quot;++&quot;;1&lt;[.K8]&lt;=2;&quot;+++&quot;;[.K8]&gt;2;&quot;++++&quot;);[.K8]&lt;0;COM.MICROSOFT.IFS([.K8]&gt;=-0.1;&quot;-&quot;;-0.1&gt;[.K8]&gt;=-1;&quot;--&quot;;-1&gt;[.K8]&gt;=-2;&quot;---&quot;;[.K8]&lt;2;&quot;----&quot;))" office:value-type="string" office:string-value="+" calcext:value-type="string">
            <text:p>+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style-name="ce12" table:formula="of:=COM.MICROSOFT.IFS([.B9]=0;&quot;&quot;;[.B9]&gt;0;COM.MICROSOFT.IFS([.B9]&lt;=0.1;&quot;+&quot;;0.1&lt;[.B9]&lt;=1;&quot;++&quot;;1&lt;[.B9]&lt;=2;&quot;+++&quot;;[.B9]&gt;2;&quot;++++&quot;);[.B9]&lt;0;COM.MICROSOFT.IFS([.B9]&gt;=-0.1;&quot;-&quot;;-0.1&gt;[.B9]&gt;=-1;&quot;--&quot;;-1&gt;[.B9]&gt;=-2;&quot;---&quot;;[.B9]&lt;2;&quot;----&quot;))" office:value-type="string" office:string-value="-" calcext:value-type="string">
            <text:p>-</text:p>
          </table:table-cell>
          <table:table-cell table:style-name="ce12" table:formula="of:=COM.MICROSOFT.IFS([.C9]=0;&quot;&quot;;[.C9]&gt;0;COM.MICROSOFT.IFS([.C9]&lt;=0.1;&quot;+&quot;;0.1&lt;[.C9]&lt;=1;&quot;++&quot;;1&lt;[.C9]&lt;=2;&quot;+++&quot;;[.C9]&gt;2;&quot;++++&quot;);[.C9]&lt;0;COM.MICROSOFT.IFS([.C9]&gt;=-0.1;&quot;-&quot;;-0.1&gt;[.C9]&gt;=-1;&quot;--&quot;;-1&gt;[.C9]&gt;=-2;&quot;---&quot;;[.C9]&lt;2;&quot;----&quot;))" office:value-type="string" office:string-value="-" calcext:value-type="string">
            <text:p>-</text:p>
          </table:table-cell>
          <table:table-cell table:style-name="ce12" table:formula="of:=COM.MICROSOFT.IFS([.D9]=0;&quot;&quot;;[.D9]&gt;0;COM.MICROSOFT.IFS([.D9]&lt;=0.1;&quot;+&quot;;0.1&lt;[.D9]&lt;=1;&quot;++&quot;;1&lt;[.D9]&lt;=2;&quot;+++&quot;;[.D9]&gt;2;&quot;++++&quot;);[.D9]&lt;0;COM.MICROSOFT.IFS([.D9]&gt;=-0.1;&quot;-&quot;;-0.1&gt;[.D9]&gt;=-1;&quot;--&quot;;-1&gt;[.D9]&gt;=-2;&quot;---&quot;;[.D9]&lt;2;&quot;----&quot;))" office:value-type="string" office:string-value="+" calcext:value-type="string">
            <text:p>+</text:p>
          </table:table-cell>
          <table:table-cell table:style-name="ce12" table:formula="of:=COM.MICROSOFT.IFS([.E9]=0;&quot;&quot;;[.E9]&gt;0;COM.MICROSOFT.IFS([.E9]&lt;=0.1;&quot;+&quot;;0.1&lt;[.E9]&lt;=1;&quot;++&quot;;1&lt;[.E9]&lt;=2;&quot;+++&quot;;[.E9]&gt;2;&quot;++++&quot;);[.E9]&lt;0;COM.MICROSOFT.IFS([.E9]&gt;=-0.1;&quot;-&quot;;-0.1&gt;[.E9]&gt;=-1;&quot;--&quot;;-1&gt;[.E9]&gt;=-2;&quot;---&quot;;[.E9]&lt;2;&quot;----&quot;))" office:value-type="string" office:string-value="-" calcext:value-type="string">
            <text:p>-</text:p>
          </table:table-cell>
          <table:table-cell table:style-name="ce12" table:formula="of:=COM.MICROSOFT.IFS([.F9]=0;&quot;&quot;;[.F9]&gt;0;COM.MICROSOFT.IFS([.F9]&lt;=0.1;&quot;+&quot;;0.1&lt;[.F9]&lt;=1;&quot;++&quot;;1&lt;[.F9]&lt;=2;&quot;+++&quot;;[.F9]&gt;2;&quot;++++&quot;);[.F9]&lt;0;COM.MICROSOFT.IFS([.F9]&gt;=-0.1;&quot;-&quot;;-0.1&gt;[.F9]&gt;=-1;&quot;--&quot;;-1&gt;[.F9]&gt;=-2;&quot;---&quot;;[.F9]&lt;2;&quot;----&quot;))" office:value-type="string" office:string-value="-" calcext:value-type="string">
            <text:p>-</text:p>
          </table:table-cell>
          <table:table-cell table:style-name="ce12" table:formula="of:=COM.MICROSOFT.IFS([.G9]=0;&quot;&quot;;[.G9]&gt;0;COM.MICROSOFT.IFS([.G9]&lt;=0.1;&quot;+&quot;;0.1&lt;[.G9]&lt;=1;&quot;++&quot;;1&lt;[.G9]&lt;=2;&quot;+++&quot;;[.G9]&gt;2;&quot;++++&quot;);[.G9]&lt;0;COM.MICROSOFT.IFS([.G9]&gt;=-0.1;&quot;-&quot;;-0.1&gt;[.G9]&gt;=-1;&quot;--&quot;;-1&gt;[.G9]&gt;=-2;&quot;---&quot;;[.G9]&lt;2;&quot;----&quot;))" office:value-type="string" office:string-value="-" calcext:value-type="string">
            <text:p>-</text:p>
          </table:table-cell>
          <table:table-cell table:style-name="ce12" table:formula="of:=COM.MICROSOFT.IFS([.H9]=0;&quot;&quot;;[.H9]&gt;0;COM.MICROSOFT.IFS([.H9]&lt;=0.1;&quot;+&quot;;0.1&lt;[.H9]&lt;=1;&quot;++&quot;;1&lt;[.H9]&lt;=2;&quot;+++&quot;;[.H9]&gt;2;&quot;++++&quot;);[.H9]&lt;0;COM.MICROSOFT.IFS([.H9]&gt;=-0.1;&quot;-&quot;;-0.1&gt;[.H9]&gt;=-1;&quot;--&quot;;-1&gt;[.H9]&gt;=-2;&quot;---&quot;;[.H9]&lt;2;&quot;----&quot;))" office:value-type="string" office:string-value="--" calcext:value-type="string">
            <text:p>--</text:p>
          </table:table-cell>
          <table:table-cell table:style-name="ce12" table:formula="of:=COM.MICROSOFT.IFS([.I9]=0;&quot;&quot;;[.I9]&gt;0;COM.MICROSOFT.IFS([.I9]&lt;=0.1;&quot;+&quot;;0.1&lt;[.I9]&lt;=1;&quot;++&quot;;1&lt;[.I9]&lt;=2;&quot;+++&quot;;[.I9]&gt;2;&quot;++++&quot;);[.I9]&lt;0;COM.MICROSOFT.IFS([.I9]&gt;=-0.1;&quot;-&quot;;-0.1&gt;[.I9]&gt;=-1;&quot;--&quot;;-1&gt;[.I9]&gt;=-2;&quot;---&quot;;[.I9]&lt;2;&quot;----&quot;))" office:value-type="string" office:string-value="--" calcext:value-type="string">
            <text:p>--</text:p>
          </table:table-cell>
          <table:table-cell table:style-name="ce12" table:formula="of:=COM.MICROSOFT.IFS([.J9]=0;&quot;&quot;;[.J9]&gt;0;COM.MICROSOFT.IFS([.J9]&lt;=0.1;&quot;+&quot;;0.1&lt;[.J9]&lt;=1;&quot;++&quot;;1&lt;[.J9]&lt;=2;&quot;+++&quot;;[.J9]&gt;2;&quot;++++&quot;);[.J9]&lt;0;COM.MICROSOFT.IFS([.J9]&gt;=-0.1;&quot;-&quot;;-0.1&gt;[.J9]&gt;=-1;&quot;--&quot;;-1&gt;[.J9]&gt;=-2;&quot;---&quot;;[.J9]&lt;2;&quot;----&quot;))" office:value-type="string" office:string-value="-" calcext:value-type="string">
            <text:p>-</text:p>
          </table:table-cell>
          <table:table-cell table:style-name="ce12" table:formula="of:=COM.MICROSOFT.IFS([.K9]=0;&quot;&quot;;[.K9]&gt;0;COM.MICROSOFT.IFS([.K9]&lt;=0.1;&quot;+&quot;;0.1&lt;[.K9]&lt;=1;&quot;++&quot;;1&lt;[.K9]&lt;=2;&quot;+++&quot;;[.K9]&gt;2;&quot;++++&quot;);[.K9]&lt;0;COM.MICROSOFT.IFS([.K9]&gt;=-0.1;&quot;-&quot;;-0.1&gt;[.K9]&gt;=-1;&quot;--&quot;;-1&gt;[.K9]&gt;=-2;&quot;---&quot;;[.K9]&lt;2;&quot;----&quot;))" office:value-type="string" office:string-value="+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table:style-name="ce11" table:formula="of:=COM.MICROSOFT.IFS([.B10]=0;&quot;&quot;;[.B10]&gt;0;COM.MICROSOFT.IFS([.B10]&lt;=0.1;&quot;+&quot;;0.1&lt;[.B10]&lt;=1;&quot;++&quot;;1&lt;[.B10]&lt;=2;&quot;+++&quot;;[.B10]&gt;2;&quot;++++&quot;);[.B10]&lt;0;COM.MICROSOFT.IFS([.B10]&gt;=-0.1;&quot;-&quot;;-0.1&gt;[.B10]&gt;=-1;&quot;--&quot;;-1&gt;[.B10]&gt;=-2;&quot;---&quot;;[.B10]&lt;2;&quot;----&quot;))" office:value-type="string" office:string-value="++" calcext:value-type="string">
            <text:p>++</text:p>
          </table:table-cell>
          <table:table-cell table:style-name="ce11" table:formula="of:=COM.MICROSOFT.IFS([.C10]=0;&quot;&quot;;[.C10]&gt;0;COM.MICROSOFT.IFS([.C10]&lt;=0.1;&quot;+&quot;;0.1&lt;[.C10]&lt;=1;&quot;++&quot;;1&lt;[.C10]&lt;=2;&quot;+++&quot;;[.C10]&gt;2;&quot;++++&quot;);[.C10]&lt;0;COM.MICROSOFT.IFS([.C10]&gt;=-0.1;&quot;-&quot;;-0.1&gt;[.C10]&gt;=-1;&quot;--&quot;;-1&gt;[.C10]&gt;=-2;&quot;---&quot;;[.C10]&lt;2;&quot;----&quot;))" office:value-type="string" office:string-value="++" calcext:value-type="string">
            <text:p>++</text:p>
          </table:table-cell>
          <table:table-cell table:style-name="ce12" table:formula="of:=COM.MICROSOFT.IFS([.D10]=0;&quot;&quot;;[.D10]&gt;0;COM.MICROSOFT.IFS([.D10]&lt;=0.1;&quot;+&quot;;0.1&lt;[.D10]&lt;=1;&quot;++&quot;;1&lt;[.D10]&lt;=2;&quot;+++&quot;;[.D10]&gt;2;&quot;++++&quot;);[.D10]&lt;0;COM.MICROSOFT.IFS([.D10]&gt;=-0.1;&quot;-&quot;;-0.1&gt;[.D10]&gt;=-1;&quot;--&quot;;-1&gt;[.D10]&gt;=-2;&quot;---&quot;;[.D10]&lt;2;&quot;----&quot;))" office:value-type="string" office:string-value="-" calcext:value-type="string">
            <text:p>-</text:p>
          </table:table-cell>
          <table:table-cell table:style-name="ce11" table:formula="of:=COM.MICROSOFT.IFS([.E10]=0;&quot;&quot;;[.E10]&gt;0;COM.MICROSOFT.IFS([.E10]&lt;=0.1;&quot;+&quot;;0.1&lt;[.E10]&lt;=1;&quot;++&quot;;1&lt;[.E10]&lt;=2;&quot;+++&quot;;[.E10]&gt;2;&quot;++++&quot;);[.E10]&lt;0;COM.MICROSOFT.IFS([.E10]&gt;=-0.1;&quot;-&quot;;-0.1&gt;[.E10]&gt;=-1;&quot;--&quot;;-1&gt;[.E10]&gt;=-2;&quot;---&quot;;[.E10]&lt;2;&quot;----&quot;))" office:value-type="string" office:string-value="++" calcext:value-type="string">
            <text:p>++</text:p>
          </table:table-cell>
          <table:table-cell table:style-name="ce11" table:formula="of:=COM.MICROSOFT.IFS([.F10]=0;&quot;&quot;;[.F10]&gt;0;COM.MICROSOFT.IFS([.F10]&lt;=0.1;&quot;+&quot;;0.1&lt;[.F10]&lt;=1;&quot;++&quot;;1&lt;[.F10]&lt;=2;&quot;+++&quot;;[.F10]&gt;2;&quot;++++&quot;);[.F10]&lt;0;COM.MICROSOFT.IFS([.F10]&gt;=-0.1;&quot;-&quot;;-0.1&gt;[.F10]&gt;=-1;&quot;--&quot;;-1&gt;[.F10]&gt;=-2;&quot;---&quot;;[.F10]&lt;2;&quot;----&quot;))" office:value-type="string" office:string-value="++" calcext:value-type="string">
            <text:p>++</text:p>
          </table:table-cell>
          <table:table-cell table:style-name="ce12" table:formula="of:=COM.MICROSOFT.IFS([.G10]=0;&quot;&quot;;[.G10]&gt;0;COM.MICROSOFT.IFS([.G10]&lt;=0.1;&quot;+&quot;;0.1&lt;[.G10]&lt;=1;&quot;++&quot;;1&lt;[.G10]&lt;=2;&quot;+++&quot;;[.G10]&gt;2;&quot;++++&quot;);[.G10]&lt;0;COM.MICROSOFT.IFS([.G10]&gt;=-0.1;&quot;-&quot;;-0.1&gt;[.G10]&gt;=-1;&quot;--&quot;;-1&gt;[.G10]&gt;=-2;&quot;---&quot;;[.G10]&lt;2;&quot;----&quot;))" office:value-type="string" office:string-value="-" calcext:value-type="string">
            <text:p>-</text:p>
          </table:table-cell>
          <table:table-cell table:style-name="ce12" table:formula="of:=COM.MICROSOFT.IFS([.H10]=0;&quot;&quot;;[.H10]&gt;0;COM.MICROSOFT.IFS([.H10]&lt;=0.1;&quot;+&quot;;0.1&lt;[.H10]&lt;=1;&quot;++&quot;;1&lt;[.H10]&lt;=2;&quot;+++&quot;;[.H10]&gt;2;&quot;++++&quot;);[.H10]&lt;0;COM.MICROSOFT.IFS([.H10]&gt;=-0.1;&quot;-&quot;;-0.1&gt;[.H10]&gt;=-1;&quot;--&quot;;-1&gt;[.H10]&gt;=-2;&quot;---&quot;;[.H10]&lt;2;&quot;----&quot;))" office:value-type="string" office:string-value="-" calcext:value-type="string">
            <text:p>-</text:p>
          </table:table-cell>
          <table:table-cell table:style-name="ce11" table:formula="of:=COM.MICROSOFT.IFS([.I10]=0;&quot;&quot;;[.I10]&gt;0;COM.MICROSOFT.IFS([.I10]&lt;=0.1;&quot;+&quot;;0.1&lt;[.I10]&lt;=1;&quot;++&quot;;1&lt;[.I10]&lt;=2;&quot;+++&quot;;[.I10]&gt;2;&quot;++++&quot;);[.I10]&lt;0;COM.MICROSOFT.IFS([.I10]&gt;=-0.1;&quot;-&quot;;-0.1&gt;[.I10]&gt;=-1;&quot;--&quot;;-1&gt;[.I10]&gt;=-2;&quot;---&quot;;[.I10]&lt;2;&quot;----&quot;))" office:value-type="string" office:string-value="--" calcext:value-type="string">
            <text:p>--</text:p>
          </table:table-cell>
          <table:table-cell table:style-name="ce11" table:formula="of:=COM.MICROSOFT.IFS([.J10]=0;&quot;&quot;;[.J10]&gt;0;COM.MICROSOFT.IFS([.J10]&lt;=0.1;&quot;+&quot;;0.1&lt;[.J10]&lt;=1;&quot;++&quot;;1&lt;[.J10]&lt;=2;&quot;+++&quot;;[.J10]&gt;2;&quot;++++&quot;);[.J10]&lt;0;COM.MICROSOFT.IFS([.J10]&gt;=-0.1;&quot;-&quot;;-0.1&gt;[.J10]&gt;=-1;&quot;--&quot;;-1&gt;[.J10]&gt;=-2;&quot;---&quot;;[.J10]&lt;2;&quot;----&quot;))" office:value-type="string" office:string-value="++" calcext:value-type="string">
            <text:p>++</text:p>
          </table:table-cell>
          <table:table-cell table:style-name="ce11" table:formula="of:=COM.MICROSOFT.IFS([.K10]=0;&quot;&quot;;[.K10]&gt;0;COM.MICROSOFT.IFS([.K10]&lt;=0.1;&quot;+&quot;;0.1&lt;[.K10]&lt;=1;&quot;++&quot;;1&lt;[.K10]&lt;=2;&quot;+++&quot;;[.K10]&gt;2;&quot;++++&quot;);[.K10]&lt;0;COM.MICROSOFT.IFS([.K10]&gt;=-0.1;&quot;-&quot;;-0.1&gt;[.K10]&gt;=-1;&quot;--&quot;;-1&gt;[.K10]&gt;=-2;&quot;---&quot;;[.K10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table:style-name="ce11" table:formula="of:=COM.MICROSOFT.IFS([.B11]=0;&quot;&quot;;[.B11]&gt;0;COM.MICROSOFT.IFS([.B11]&lt;=0.1;&quot;+&quot;;0.1&lt;[.B11]&lt;=1;&quot;++&quot;;1&lt;[.B11]&lt;=2;&quot;+++&quot;;[.B11]&gt;2;&quot;++++&quot;);[.B11]&lt;0;COM.MICROSOFT.IFS([.B11]&gt;=-0.1;&quot;-&quot;;-0.1&gt;[.B11]&gt;=-1;&quot;--&quot;;-1&gt;[.B11]&gt;=-2;&quot;---&quot;;[.B11]&lt;2;&quot;----&quot;))" office:value-type="string" office:string-value="--" calcext:value-type="string">
            <text:p>--</text:p>
          </table:table-cell>
          <table:table-cell table:style-name="ce11" table:formula="of:=COM.MICROSOFT.IFS([.C11]=0;&quot;&quot;;[.C11]&gt;0;COM.MICROSOFT.IFS([.C11]&lt;=0.1;&quot;+&quot;;0.1&lt;[.C11]&lt;=1;&quot;++&quot;;1&lt;[.C11]&lt;=2;&quot;+++&quot;;[.C11]&gt;2;&quot;++++&quot;);[.C11]&lt;0;COM.MICROSOFT.IFS([.C11]&gt;=-0.1;&quot;-&quot;;-0.1&gt;[.C11]&gt;=-1;&quot;--&quot;;-1&gt;[.C11]&gt;=-2;&quot;---&quot;;[.C11]&lt;2;&quot;----&quot;))" office:value-type="string" office:string-value="++" calcext:value-type="string">
            <text:p>++</text:p>
          </table:table-cell>
          <table:table-cell table:style-name="ce12" table:formula="of:=COM.MICROSOFT.IFS([.D11]=0;&quot;&quot;;[.D11]&gt;0;COM.MICROSOFT.IFS([.D11]&lt;=0.1;&quot;+&quot;;0.1&lt;[.D11]&lt;=1;&quot;++&quot;;1&lt;[.D11]&lt;=2;&quot;+++&quot;;[.D11]&gt;2;&quot;++++&quot;);[.D11]&lt;0;COM.MICROSOFT.IFS([.D11]&gt;=-0.1;&quot;-&quot;;-0.1&gt;[.D11]&gt;=-1;&quot;--&quot;;-1&gt;[.D11]&gt;=-2;&quot;---&quot;;[.D11]&lt;2;&quot;----&quot;))" office:value-type="string" office:string-value="+" calcext:value-type="string">
            <text:p>+</text:p>
          </table:table-cell>
          <table:table-cell table:style-name="ce11" table:formula="of:=COM.MICROSOFT.IFS([.E11]=0;&quot;&quot;;[.E11]&gt;0;COM.MICROSOFT.IFS([.E11]&lt;=0.1;&quot;+&quot;;0.1&lt;[.E11]&lt;=1;&quot;++&quot;;1&lt;[.E11]&lt;=2;&quot;+++&quot;;[.E11]&gt;2;&quot;++++&quot;);[.E11]&lt;0;COM.MICROSOFT.IFS([.E11]&gt;=-0.1;&quot;-&quot;;-0.1&gt;[.E11]&gt;=-1;&quot;--&quot;;-1&gt;[.E11]&gt;=-2;&quot;---&quot;;[.E11]&lt;2;&quot;----&quot;))" office:value-type="string" office:string-value="-" calcext:value-type="string">
            <text:p>-</text:p>
          </table:table-cell>
          <table:table-cell table:style-name="ce11" table:formula="of:=COM.MICROSOFT.IFS([.F11]=0;&quot;&quot;;[.F11]&gt;0;COM.MICROSOFT.IFS([.F11]&lt;=0.1;&quot;+&quot;;0.1&lt;[.F11]&lt;=1;&quot;++&quot;;1&lt;[.F11]&lt;=2;&quot;+++&quot;;[.F11]&gt;2;&quot;++++&quot;);[.F11]&lt;0;COM.MICROSOFT.IFS([.F11]&gt;=-0.1;&quot;-&quot;;-0.1&gt;[.F11]&gt;=-1;&quot;--&quot;;-1&gt;[.F11]&gt;=-2;&quot;---&quot;;[.F11]&lt;2;&quot;----&quot;))" office:value-type="string" office:string-value="--" calcext:value-type="string">
            <text:p>--</text:p>
          </table:table-cell>
          <table:table-cell table:style-name="ce12" table:formula="of:=COM.MICROSOFT.IFS([.G11]=0;&quot;&quot;;[.G11]&gt;0;COM.MICROSOFT.IFS([.G11]&lt;=0.1;&quot;+&quot;;0.1&lt;[.G11]&lt;=1;&quot;++&quot;;1&lt;[.G11]&lt;=2;&quot;+++&quot;;[.G11]&gt;2;&quot;++++&quot;);[.G11]&lt;0;COM.MICROSOFT.IFS([.G11]&gt;=-0.1;&quot;-&quot;;-0.1&gt;[.G11]&gt;=-1;&quot;--&quot;;-1&gt;[.G11]&gt;=-2;&quot;---&quot;;[.G11]&lt;2;&quot;----&quot;))" office:value-type="string" office:string-value="+" calcext:value-type="string">
            <text:p>+</text:p>
          </table:table-cell>
          <table:table-cell table:style-name="ce12" table:formula="of:=COM.MICROSOFT.IFS([.H11]=0;&quot;&quot;;[.H11]&gt;0;COM.MICROSOFT.IFS([.H11]&lt;=0.1;&quot;+&quot;;0.1&lt;[.H11]&lt;=1;&quot;++&quot;;1&lt;[.H11]&lt;=2;&quot;+++&quot;;[.H11]&gt;2;&quot;++++&quot;);[.H11]&lt;0;COM.MICROSOFT.IFS([.H11]&gt;=-0.1;&quot;-&quot;;-0.1&gt;[.H11]&gt;=-1;&quot;--&quot;;-1&gt;[.H11]&gt;=-2;&quot;---&quot;;[.H11]&lt;2;&quot;----&quot;))" office:value-type="string" office:string-value="-" calcext:value-type="string">
            <text:p>-</text:p>
          </table:table-cell>
          <table:table-cell table:style-name="ce11" table:formula="of:=COM.MICROSOFT.IFS([.I11]=0;&quot;&quot;;[.I11]&gt;0;COM.MICROSOFT.IFS([.I11]&lt;=0.1;&quot;+&quot;;0.1&lt;[.I11]&lt;=1;&quot;++&quot;;1&lt;[.I11]&lt;=2;&quot;+++&quot;;[.I11]&gt;2;&quot;++++&quot;);[.I11]&lt;0;COM.MICROSOFT.IFS([.I11]&gt;=-0.1;&quot;-&quot;;-0.1&gt;[.I11]&gt;=-1;&quot;--&quot;;-1&gt;[.I11]&gt;=-2;&quot;---&quot;;[.I11]&lt;2;&quot;----&quot;))" office:value-type="string" office:string-value="-" calcext:value-type="string">
            <text:p>-</text:p>
          </table:table-cell>
          <table:table-cell table:style-name="ce11" table:formula="of:=COM.MICROSOFT.IFS([.J11]=0;&quot;&quot;;[.J11]&gt;0;COM.MICROSOFT.IFS([.J11]&lt;=0.1;&quot;+&quot;;0.1&lt;[.J11]&lt;=1;&quot;++&quot;;1&lt;[.J11]&lt;=2;&quot;+++&quot;;[.J11]&gt;2;&quot;++++&quot;);[.J11]&lt;0;COM.MICROSOFT.IFS([.J11]&gt;=-0.1;&quot;-&quot;;-0.1&gt;[.J11]&gt;=-1;&quot;--&quot;;-1&gt;[.J11]&gt;=-2;&quot;---&quot;;[.J11]&lt;2;&quot;----&quot;))" office:value-type="string" office:string-value="-" calcext:value-type="string">
            <text:p>-</text:p>
          </table:table-cell>
          <table:table-cell table:style-name="ce11" table:formula="of:=COM.MICROSOFT.IFS([.K11]=0;&quot;&quot;;[.K11]&gt;0;COM.MICROSOFT.IFS([.K11]&lt;=0.1;&quot;+&quot;;0.1&lt;[.K11]&lt;=1;&quot;++&quot;;1&lt;[.K11]&lt;=2;&quot;+++&quot;;[.K11]&gt;2;&quot;++++&quot;);[.K11]&lt;0;COM.MICROSOFT.IFS([.K11]&gt;=-0.1;&quot;-&quot;;-0.1&gt;[.K11]&gt;=-1;&quot;--&quot;;-1&gt;[.K11]&gt;=-2;&quot;---&quot;;[.K11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table:style-name="ce11" table:formula="of:=COM.MICROSOFT.IFS([.B12]=0;&quot;&quot;;[.B12]&gt;0;COM.MICROSOFT.IFS([.B12]&lt;=0.1;&quot;+&quot;;0.1&lt;[.B12]&lt;=1;&quot;++&quot;;1&lt;[.B12]&lt;=2;&quot;+++&quot;;[.B12]&gt;2;&quot;++++&quot;);[.B12]&lt;0;COM.MICROSOFT.IFS([.B12]&gt;=-0.1;&quot;-&quot;;-0.1&gt;[.B12]&gt;=-1;&quot;--&quot;;-1&gt;[.B12]&gt;=-2;&quot;---&quot;;[.B12]&lt;2;&quot;----&quot;))" office:value-type="string" office:string-value="--" calcext:value-type="string">
            <text:p>--</text:p>
          </table:table-cell>
          <table:table-cell table:style-name="ce11" table:formula="of:=COM.MICROSOFT.IFS([.C12]=0;&quot;&quot;;[.C12]&gt;0;COM.MICROSOFT.IFS([.C12]&lt;=0.1;&quot;+&quot;;0.1&lt;[.C12]&lt;=1;&quot;++&quot;;1&lt;[.C12]&lt;=2;&quot;+++&quot;;[.C12]&gt;2;&quot;++++&quot;);[.C12]&lt;0;COM.MICROSOFT.IFS([.C12]&gt;=-0.1;&quot;-&quot;;-0.1&gt;[.C12]&gt;=-1;&quot;--&quot;;-1&gt;[.C12]&gt;=-2;&quot;---&quot;;[.C12]&lt;2;&quot;----&quot;))" office:value-type="string" office:string-value="-" calcext:value-type="string">
            <text:p>-</text:p>
          </table:table-cell>
          <table:table-cell table:style-name="ce12" table:formula="of:=COM.MICROSOFT.IFS([.D12]=0;&quot;&quot;;[.D12]&gt;0;COM.MICROSOFT.IFS([.D12]&lt;=0.1;&quot;+&quot;;0.1&lt;[.D12]&lt;=1;&quot;++&quot;;1&lt;[.D12]&lt;=2;&quot;+++&quot;;[.D12]&gt;2;&quot;++++&quot;);[.D12]&lt;0;COM.MICROSOFT.IFS([.D12]&gt;=-0.1;&quot;-&quot;;-0.1&gt;[.D12]&gt;=-1;&quot;--&quot;;-1&gt;[.D12]&gt;=-2;&quot;---&quot;;[.D12]&lt;2;&quot;----&quot;))" office:value-type="string" office:string-value="-" calcext:value-type="string">
            <text:p>-</text:p>
          </table:table-cell>
          <table:table-cell table:style-name="ce11" table:formula="of:=COM.MICROSOFT.IFS([.E12]=0;&quot;&quot;;[.E12]&gt;0;COM.MICROSOFT.IFS([.E12]&lt;=0.1;&quot;+&quot;;0.1&lt;[.E12]&lt;=1;&quot;++&quot;;1&lt;[.E12]&lt;=2;&quot;+++&quot;;[.E12]&gt;2;&quot;++++&quot;);[.E12]&lt;0;COM.MICROSOFT.IFS([.E12]&gt;=-0.1;&quot;-&quot;;-0.1&gt;[.E12]&gt;=-1;&quot;--&quot;;-1&gt;[.E12]&gt;=-2;&quot;---&quot;;[.E12]&lt;2;&quot;----&quot;))" office:value-type="string" office:string-value="-" calcext:value-type="string">
            <text:p>-</text:p>
          </table:table-cell>
          <table:table-cell table:style-name="ce11" table:formula="of:=COM.MICROSOFT.IFS([.F12]=0;&quot;&quot;;[.F12]&gt;0;COM.MICROSOFT.IFS([.F12]&lt;=0.1;&quot;+&quot;;0.1&lt;[.F12]&lt;=1;&quot;++&quot;;1&lt;[.F12]&lt;=2;&quot;+++&quot;;[.F12]&gt;2;&quot;++++&quot;);[.F12]&lt;0;COM.MICROSOFT.IFS([.F12]&gt;=-0.1;&quot;-&quot;;-0.1&gt;[.F12]&gt;=-1;&quot;--&quot;;-1&gt;[.F12]&gt;=-2;&quot;---&quot;;[.F12]&lt;2;&quot;----&quot;))" office:value-type="string" office:string-value="++" calcext:value-type="string">
            <text:p>++</text:p>
          </table:table-cell>
          <table:table-cell table:style-name="ce12" table:formula="of:=COM.MICROSOFT.IFS([.G12]=0;&quot;&quot;;[.G12]&gt;0;COM.MICROSOFT.IFS([.G12]&lt;=0.1;&quot;+&quot;;0.1&lt;[.G12]&lt;=1;&quot;++&quot;;1&lt;[.G12]&lt;=2;&quot;+++&quot;;[.G12]&gt;2;&quot;++++&quot;);[.G12]&lt;0;COM.MICROSOFT.IFS([.G12]&gt;=-0.1;&quot;-&quot;;-0.1&gt;[.G12]&gt;=-1;&quot;--&quot;;-1&gt;[.G12]&gt;=-2;&quot;---&quot;;[.G12]&lt;2;&quot;----&quot;))" office:value-type="string" office:string-value="+" calcext:value-type="string">
            <text:p>+</text:p>
          </table:table-cell>
          <table:table-cell table:style-name="ce12" table:formula="of:=COM.MICROSOFT.IFS([.H12]=0;&quot;&quot;;[.H12]&gt;0;COM.MICROSOFT.IFS([.H12]&lt;=0.1;&quot;+&quot;;0.1&lt;[.H12]&lt;=1;&quot;++&quot;;1&lt;[.H12]&lt;=2;&quot;+++&quot;;[.H12]&gt;2;&quot;++++&quot;);[.H12]&lt;0;COM.MICROSOFT.IFS([.H12]&gt;=-0.1;&quot;-&quot;;-0.1&gt;[.H12]&gt;=-1;&quot;--&quot;;-1&gt;[.H12]&gt;=-2;&quot;---&quot;;[.H12]&lt;2;&quot;----&quot;))" office:value-type="string" office:string-value="+" calcext:value-type="string">
            <text:p>+</text:p>
          </table:table-cell>
          <table:table-cell table:style-name="ce11" table:formula="of:=COM.MICROSOFT.IFS([.I12]=0;&quot;&quot;;[.I12]&gt;0;COM.MICROSOFT.IFS([.I12]&lt;=0.1;&quot;+&quot;;0.1&lt;[.I12]&lt;=1;&quot;++&quot;;1&lt;[.I12]&lt;=2;&quot;+++&quot;;[.I12]&gt;2;&quot;++++&quot;);[.I12]&lt;0;COM.MICROSOFT.IFS([.I12]&gt;=-0.1;&quot;-&quot;;-0.1&gt;[.I12]&gt;=-1;&quot;--&quot;;-1&gt;[.I12]&gt;=-2;&quot;---&quot;;[.I12]&lt;2;&quot;----&quot;))" office:value-type="string" office:string-value="-" calcext:value-type="string">
            <text:p>-</text:p>
          </table:table-cell>
          <table:table-cell table:style-name="ce11" table:formula="of:=COM.MICROSOFT.IFS([.J12]=0;&quot;&quot;;[.J12]&gt;0;COM.MICROSOFT.IFS([.J12]&lt;=0.1;&quot;+&quot;;0.1&lt;[.J12]&lt;=1;&quot;++&quot;;1&lt;[.J12]&lt;=2;&quot;+++&quot;;[.J12]&gt;2;&quot;++++&quot;);[.J12]&lt;0;COM.MICROSOFT.IFS([.J12]&gt;=-0.1;&quot;-&quot;;-0.1&gt;[.J12]&gt;=-1;&quot;--&quot;;-1&gt;[.J12]&gt;=-2;&quot;---&quot;;[.J12]&lt;2;&quot;----&quot;))" office:value-type="string" office:string-value="++" calcext:value-type="string">
            <text:p>++</text:p>
          </table:table-cell>
          <table:table-cell table:style-name="ce11" table:formula="of:=COM.MICROSOFT.IFS([.K12]=0;&quot;&quot;;[.K12]&gt;0;COM.MICROSOFT.IFS([.K12]&lt;=0.1;&quot;+&quot;;0.1&lt;[.K12]&lt;=1;&quot;++&quot;;1&lt;[.K12]&lt;=2;&quot;+++&quot;;[.K12]&gt;2;&quot;++++&quot;);[.K12]&lt;0;COM.MICROSOFT.IFS([.K12]&gt;=-0.1;&quot;-&quot;;-0.1&gt;[.K12]&gt;=-1;&quot;--&quot;;-1&gt;[.K12]&gt;=-2;&quot;---&quot;;[.K12]&lt;2;&quot;----&quot;))" office:value-type="string" office:string-value="++" calcext:value-type="string">
            <text:p>++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N pop stdevs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8.32667268468867E-017" calcext:value-type="float">
            <text:p>8.33E-17</text:p>
          </table:table-cell>
          <table:table-cell office:value-type="float" office:value="3.33066907387547E-016" calcext:value-type="float">
            <text:p>3.33E-16</text:p>
          </table:table-cell>
          <table:table-cell table:style-name="ce10" office:value-type="float" office:value="6.93889390390723E-018" calcext:value-type="float">
            <text:p>6.94E-18</text:p>
          </table:table-cell>
          <table:table-cell office:value-type="float" office:value="1.99840144432528E-015" calcext:value-type="float">
            <text:p>2.00E-15</text:p>
          </table:table-cell>
          <table:table-cell office:value-type="float" office:value="1.55431223447522E-015" calcext:value-type="float">
            <text:p>1.55E-15</text:p>
          </table:table-cell>
          <table:table-cell table:style-name="ce10" office:value-type="float" office:value="2.22044604925031E-015" calcext:value-type="float">
            <text:p>2.22E-15</text:p>
          </table:table-cell>
          <table:table-cell table:style-name="ce10" office:value-type="float" office:value="4.44089209850063E-016" calcext:value-type="float">
            <text:p>4.44E-16</text:p>
          </table:table-cell>
          <table:table-cell office:value-type="float" office:value="2.77555756156289E-017" calcext:value-type="float">
            <text:p>2.78E-17</text:p>
          </table:table-cell>
          <table:table-cell office:value-type="float" office:value="8.32667268468867E-017" calcext:value-type="float">
            <text:p>8.33E-17</text:p>
          </table:table-cell>
          <table:table-cell office:value-type="float" office:value="1.33226762955019E-015" calcext:value-type="float">
            <text:p>1.33E-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table:number-columns-repeated="2" office:value-type="float" office:value="6.66133814775094E-016" calcext:value-type="float">
            <text:p>6.66E-16</text:p>
          </table:table-cell>
          <table:table-cell table:style-name="ce10" office:value-type="float" office:value="8.67361737988404E-018" calcext:value-type="float">
            <text:p>8.67E-18</text:p>
          </table:table-cell>
          <table:table-cell office:value-type="float" office:value="1.55431223447522E-015" calcext:value-type="float">
            <text:p>1.55E-15</text:p>
          </table:table-cell>
          <table:table-cell office:value-type="float" office:value="7.58941520739853E-019" calcext:value-type="float">
            <text:p>7.59E-19</text:p>
          </table:table-cell>
          <table:table-cell table:style-name="ce10" office:value-type="float" office:value="0.000770255286146558" calcext:value-type="float">
            <text:p>7.70E-04</text:p>
          </table:table-cell>
          <table:table-cell table:style-name="ce10" office:value-type="float" office:value="3.46944695195361E-018" calcext:value-type="float">
            <text:p>3.47E-18</text:p>
          </table:table-cell>
          <table:table-cell office:value-type="float" office:value="6.66133814775094E-016" calcext:value-type="float">
            <text:p>6.66E-16</text:p>
          </table:table-cell>
          <table:table-cell office:value-type="float" office:value="4.9960036108132E-016" calcext:value-type="float">
            <text:p>5.00E-16</text:p>
          </table:table-cell>
          <table:table-cell office:value-type="float" office:value="0.00048125098734886" calcext:value-type="float">
            <text:p>4.81E-04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0" office:value-type="float" office:value="4.85722573273506E-017" calcext:value-type="float">
            <text:p>4.86E-17</text:p>
          </table:table-cell>
          <table:table-cell table:style-name="ce10" office:value-type="float" office:value="6.2450045135165E-017" calcext:value-type="float">
            <text:p>6.25E-17</text:p>
          </table:table-cell>
          <table:table-cell table:style-name="ce10" office:value-type="float" office:value="0.000787874160166578" calcext:value-type="float">
            <text:p>7.88E-04</text:p>
          </table:table-cell>
          <table:table-cell table:style-name="ce10" office:value-type="float" office:value="1.90819582357449E-017" calcext:value-type="float">
            <text:p>1.91E-17</text:p>
          </table:table-cell>
          <table:table-cell table:style-name="ce10" office:value-type="float" office:value="8.32667268468867E-017" calcext:value-type="float">
            <text:p>8.33E-17</text:p>
          </table:table-cell>
          <table:table-cell table:style-name="ce10" office:value-type="float" office:value="1.77635683940025E-015" calcext:value-type="float">
            <text:p>1.78E-15</text:p>
          </table:table-cell>
          <table:table-cell table:style-name="ce10" office:value-type="float" office:value="6.93889390390723E-018" calcext:value-type="float">
            <text:p>6.94E-18</text:p>
          </table:table-cell>
          <table:table-cell table:style-name="ce10" office:value-type="float" office:value="1.56125112837913E-017" calcext:value-type="float">
            <text:p>1.56E-17</text:p>
          </table:table-cell>
          <table:table-cell table:style-name="ce10" office:value-type="float" office:value="3.46944695195361E-018" calcext:value-type="float">
            <text:p>3.47E-18</text:p>
          </table:table-cell>
          <table:table-cell table:style-name="ce10" office:value-type="float" office:value="6.07153216591883E-018" calcext:value-type="float">
            <text:p>6.07E-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4.44089209850063E-016" calcext:value-type="float">
            <text:p>4.44E-16</text:p>
          </table:table-cell>
          <table:table-cell office:value-type="float" office:value="5.55111512312578E-016" calcext:value-type="float">
            <text:p>5.55E-16</text:p>
          </table:table-cell>
          <table:table-cell table:style-name="ce10" office:value-type="float" office:value="8.32667268468867E-017" calcext:value-type="float">
            <text:p>8.33E-17</text:p>
          </table:table-cell>
          <table:table-cell office:value-type="float" office:value="1.94289029309402E-016" calcext:value-type="float">
            <text:p>1.94E-16</text:p>
          </table:table-cell>
          <table:table-cell office:value-type="float" office:value="1.38777878078145E-017" calcext:value-type="float">
            <text:p>1.39E-17</text:p>
          </table:table-cell>
          <table:table-cell table:style-name="ce10" office:value-type="float" office:value="1.04083408558608E-017" calcext:value-type="float">
            <text:p>1.04E-17</text:p>
          </table:table-cell>
          <table:table-cell table:style-name="ce10" office:value-type="float" office:value="5.20417042793042E-018" calcext:value-type="float">
            <text:p>5.20E-18</text:p>
          </table:table-cell>
          <table:table-cell office:value-type="float" office:value="5.55111512312578E-017" calcext:value-type="float">
            <text:p>5.55E-17</text:p>
          </table:table-cell>
          <table:table-cell office:value-type="float" office:value="2.22044604925031E-016" calcext:value-type="float">
            <text:p>2.22E-16</text:p>
          </table:table-cell>
          <table:table-cell office:value-type="float" office:value="1.38777878078145E-016" calcext:value-type="float">
            <text:p>1.39E-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3.46944695195361E-018" calcext:value-type="float">
            <text:p>3.47E-18</text:p>
          </table:table-cell>
          <table:table-cell office:value-type="float" office:value="9.0205620750794E-017" calcext:value-type="float">
            <text:p>9.02E-17</text:p>
          </table:table-cell>
          <table:table-cell table:style-name="ce10" office:value-type="float" office:value="0.000171409375935837" calcext:value-type="float">
            <text:p>1.71E-04</text:p>
          </table:table-cell>
          <table:table-cell office:value-type="float" office:value="1.30104260698261E-018" calcext:value-type="float">
            <text:p>1.30E-18</text:p>
          </table:table-cell>
          <table:table-cell office:value-type="float" office:value="4.85722573273506E-017" calcext:value-type="float">
            <text:p>4.86E-17</text:p>
          </table:table-cell>
          <table:table-cell table:style-name="ce10" office:value-type="float" office:value="0.000600631935350806" calcext:value-type="float">
            <text:p>6.01E-04</text:p>
          </table:table-cell>
          <table:table-cell table:style-name="ce10" office:value-type="float" office:value="2.66453525910038E-015" calcext:value-type="float">
            <text:p>2.66E-15</text:p>
          </table:table-cell>
          <table:table-cell office:value-type="float" office:value="1.73472347597681E-018" calcext:value-type="float">
            <text:p>1.73E-18</text:p>
          </table:table-cell>
          <table:table-cell office:value-type="float" office:value="5.55111512312578E-017" calcext:value-type="float">
            <text:p>5.55E-17</text:p>
          </table:table-cell>
          <table:table-cell office:value-type="float" office:value="1.73472347597681E-017" calcext:value-type="float">
            <text:p>1.73E-17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style-name="ce10" office:value-type="float" office:value="2.77555756156289E-017" calcext:value-type="float">
            <text:p>2.78E-17</text:p>
          </table:table-cell>
          <table:table-cell table:style-name="ce10" office:value-type="float" office:value="2.60208521396521E-017" calcext:value-type="float">
            <text:p>2.60E-17</text:p>
          </table:table-cell>
          <table:table-cell table:style-name="ce10" office:value-type="float" office:value="1.99840144432528E-015" calcext:value-type="float">
            <text:p>2.00E-15</text:p>
          </table:table-cell>
          <table:table-cell table:style-name="ce10" office:value-type="float" office:value="0.00149244847420891" calcext:value-type="float">
            <text:p>1.49E-03</text:p>
          </table:table-cell>
          <table:table-cell table:style-name="ce10" office:value-type="float" office:value="6.66133814775094E-016" calcext:value-type="float">
            <text:p>6.66E-16</text:p>
          </table:table-cell>
          <table:table-cell table:style-name="ce10" office:value-type="float" office:value="0.000577147835102238" calcext:value-type="float">
            <text:p>5.77E-04</text:p>
          </table:table-cell>
          <table:table-cell table:style-name="ce10" office:value-type="float" office:value="0.00072073151878505" calcext:value-type="float">
            <text:p>7.21E-04</text:p>
          </table:table-cell>
          <table:table-cell table:style-name="ce10" office:value-type="float" office:value="1.90819582357449E-017" calcext:value-type="float">
            <text:p>1.91E-17</text:p>
          </table:table-cell>
          <table:table-cell table:style-name="ce10" office:value-type="float" office:value="1.04083408558608E-017" calcext:value-type="float">
            <text:p>1.04E-17</text:p>
          </table:table-cell>
          <table:table-cell table:style-name="ce10" office:value-type="float" office:value="0.00205859820733743" calcext:value-type="float">
            <text:p>2.06E-03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style-name="ce10" office:value-type="float" office:value="0.000399005250815948" calcext:value-type="float">
            <text:p>3.99E-04</text:p>
          </table:table-cell>
          <table:table-cell table:style-name="ce10" office:value-type="float" office:value="1.73472347597681E-018" calcext:value-type="float">
            <text:p>1.73E-18</text:p>
          </table:table-cell>
          <table:table-cell table:style-name="ce10" office:value-type="float" office:value="5.20417042793042E-018" calcext:value-type="float">
            <text:p>5.20E-18</text:p>
          </table:table-cell>
          <table:table-cell table:style-name="ce10" office:value-type="float" office:value="0.00283076547930507" calcext:value-type="float">
            <text:p>2.83E-03</text:p>
          </table:table-cell>
          <table:table-cell table:style-name="ce10" office:value-type="float" office:value="1.56125112837913E-017" calcext:value-type="float">
            <text:p>1.56E-17</text:p>
          </table:table-cell>
          <table:table-cell table:style-name="ce10" office:value-type="float" office:value="1.2490009027033E-016" calcext:value-type="float">
            <text:p>1.25E-16</text:p>
          </table:table-cell>
          <table:table-cell table:style-name="ce10" office:value-type="float" office:value="4.44089209850063E-016" calcext:value-type="float">
            <text:p>4.44E-16</text:p>
          </table:table-cell>
          <table:table-cell table:style-name="ce10" office:value-type="float" office:value="2.22044604925031E-015" calcext:value-type="float">
            <text:p>2.22E-15</text:p>
          </table:table-cell>
          <table:table-cell table:style-name="ce10" office:value-type="float" office:value="4.33680868994202E-018" calcext:value-type="float">
            <text:p>4.34E-18</text:p>
          </table:table-cell>
          <table:table-cell table:style-name="ce10" office:value-type="float" office:value="0.000464379937747017" calcext:value-type="float">
            <text:p>4.64E-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office:value-type="float" office:value="2.22044604925031E-016" calcext:value-type="float">
            <text:p>2.22E-16</text:p>
          </table:table-cell>
          <table:table-cell office:value-type="float" office:value="4.44089209850063E-016" calcext:value-type="float">
            <text:p>4.44E-16</text:p>
          </table:table-cell>
          <table:table-cell table:style-name="ce10" office:value-type="float" office:value="2.77555756156289E-017" calcext:value-type="float">
            <text:p>2.78E-17</text:p>
          </table:table-cell>
          <table:table-cell office:value-type="float" office:value="4.16333634234434E-016" calcext:value-type="float">
            <text:p>4.16E-16</text:p>
          </table:table-cell>
          <table:table-cell office:value-type="float" office:value="2.4980018054066E-016" calcext:value-type="float">
            <text:p>2.50E-16</text:p>
          </table:table-cell>
          <table:table-cell table:style-name="ce10" office:value-type="float" office:value="0" calcext:value-type="float">
            <text:p>0.00E+00</text:p>
          </table:table-cell>
          <table:table-cell table:style-name="ce10" office:value-type="float" office:value="6.50521303491303E-019" calcext:value-type="float">
            <text:p>6.51E-19</text:p>
          </table:table-cell>
          <table:table-cell office:value-type="float" office:value="1.33226762955019E-015" calcext:value-type="float">
            <text:p>1.33E-15</text:p>
          </table:table-cell>
          <table:table-cell office:value-type="float" office:value="8.32667268468867E-017" calcext:value-type="float">
            <text:p>8.33E-17</text:p>
          </table:table-cell>
          <table:table-cell office:value-type="float" office:value="6.93889390390723E-017" calcext:value-type="float">
            <text:p>6.94E-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4.9960036108132E-016" calcext:value-type="float">
            <text:p>5.00E-16</text:p>
          </table:table-cell>
          <table:table-cell office:value-type="float" office:value="0" calcext:value-type="float">
            <text:p>0.00E+00</text:p>
          </table:table-cell>
          <table:table-cell table:style-name="ce10" office:value-type="float" office:value="0.000153135556409081" calcext:value-type="float">
            <text:p>1.53E-04</text:p>
          </table:table-cell>
          <table:table-cell office:value-type="float" office:value="1.11022302462516E-016" calcext:value-type="float">
            <text:p>1.11E-16</text:p>
          </table:table-cell>
          <table:table-cell office:value-type="float" office:value="1.38777878078145E-016" calcext:value-type="float">
            <text:p>1.39E-16</text:p>
          </table:table-cell>
          <table:table-cell table:style-name="ce10" office:value-type="float" office:value="0.000875032240666253" calcext:value-type="float">
            <text:p>8.75E-04</text:p>
          </table:table-cell>
          <table:table-cell table:style-name="ce10" office:value-type="float" office:value="7.63278329429795E-017" calcext:value-type="float">
            <text:p>7.63E-17</text:p>
          </table:table-cell>
          <table:table-cell office:value-type="float" office:value="2.08166817117217E-017" calcext:value-type="float">
            <text:p>2.08E-17</text:p>
          </table:table-cell>
          <table:table-cell office:value-type="float" office:value="2.77555756156289E-017" calcext:value-type="float">
            <text:p>2.78E-17</text:p>
          </table:table-cell>
          <table:table-cell office:value-type="float" office:value="1.73472347597681E-017" calcext:value-type="float">
            <text:p>1.73E-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office:value-type="float" office:value="2.22044604925031E-016" calcext:value-type="float">
            <text:p>2.22E-16</text:p>
          </table:table-cell>
          <table:table-cell office:value-type="float" office:value="0.0004549919882583" calcext:value-type="float">
            <text:p>4.55E-04</text:p>
          </table:table-cell>
          <table:table-cell table:style-name="ce10" office:value-type="float" office:value="3.46944695195361E-017" calcext:value-type="float">
            <text:p>3.47E-17</text:p>
          </table:table-cell>
          <table:table-cell office:value-type="float" office:value="1.80411241501588E-016" calcext:value-type="float">
            <text:p>1.80E-16</text:p>
          </table:table-cell>
          <table:table-cell office:value-type="float" office:value="1.11022302462516E-015" calcext:value-type="float">
            <text:p>1.11E-15</text:p>
          </table:table-cell>
          <table:table-cell table:style-name="ce10" office:value-type="float" office:value="6.93889390390723E-018" calcext:value-type="float">
            <text:p>6.94E-18</text:p>
          </table:table-cell>
          <table:table-cell table:style-name="ce10" office:value-type="float" office:value="1.56125112837913E-017" calcext:value-type="float">
            <text:p>1.56E-17</text:p>
          </table:table-cell>
          <table:table-cell office:value-type="float" office:value="3.12250225675825E-017" calcext:value-type="float">
            <text:p>3.12E-17</text:p>
          </table:table-cell>
          <table:table-cell office:value-type="float" office:value="1.77635683940025E-015" calcext:value-type="float">
            <text:p>1.78E-15</text:p>
          </table:table-cell>
          <table:table-cell office:value-type="float" office:value="5.55111512312578E-016" calcext:value-type="float">
            <text:p>5.55E-16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a5_pop_grn" table:style-name="ta1">
        <table:table-column table:style-name="co1" table:number-columns-repeated="1024" table:default-cell-style-name="ce9"/>
        <table:table-row table:style-name="ro1">
          <table:table-cell office:value-type="string" calcext:value-type="string">
            <text:p>Mean GRN (stdevs below)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-0.142030716768589" calcext:value-type="float">
            <text:p>-1.42E-01</text:p>
          </table:table-cell>
          <table:table-cell office:value-type="float" office:value="0.518488947394258" calcext:value-type="float">
            <text:p>5.18E-01</text:p>
          </table:table-cell>
          <table:table-cell table:style-name="ce10" office:value-type="float" office:value="0.00242827129737291" calcext:value-type="float">
            <text:p>2.43E-03</text:p>
          </table:table-cell>
          <table:table-cell office:value-type="float" office:value="1.26459666338991" calcext:value-type="float">
            <text:p>1.26E+00</text:p>
          </table:table-cell>
          <table:table-cell office:value-type="float" office:value="1.56167769351592" calcext:value-type="float">
            <text:p>1.56E+00</text:p>
          </table:table-cell>
          <table:table-cell table:style-name="ce10" office:value-type="float" office:value="-1.40302353085892" calcext:value-type="float">
            <text:p>-1.40E+00</text:p>
          </table:table-cell>
          <table:table-cell table:style-name="ce10" office:value-type="float" office:value="-1.30210940101979" calcext:value-type="float">
            <text:p>-1.30E+00</text:p>
          </table:table-cell>
          <table:table-cell office:value-type="float" office:value="-0.0987871403419687" calcext:value-type="float">
            <text:p>-9.88E-02</text:p>
          </table:table-cell>
          <table:table-cell office:value-type="float" office:value="0.18459932698082" calcext:value-type="float">
            <text:p>1.85E-01</text:p>
          </table:table-cell>
          <table:table-cell office:value-type="float" office:value="1.70699234878935" calcext:value-type="float">
            <text:p>1.71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office:value-type="float" office:value="-0.744902716874535" calcext:value-type="float">
            <text:p>-7.45E-01</text:p>
          </table:table-cell>
          <table:table-cell office:value-type="float" office:value="1.44287482737878" calcext:value-type="float">
            <text:p>1.44E+00</text:p>
          </table:table-cell>
          <table:table-cell table:style-name="ce10" office:value-type="float" office:value="-0.00447798067389675" calcext:value-type="float">
            <text:p>-4.48E-03</text:p>
          </table:table-cell>
          <table:table-cell office:value-type="float" office:value="1.62273514665197" calcext:value-type="float">
            <text:p>1.62E+00</text:p>
          </table:table-cell>
          <table:table-cell office:value-type="float" office:value="0.0616609997901081" calcext:value-type="float">
            <text:p>6.17E-02</text:p>
          </table:table-cell>
          <table:table-cell table:style-name="ce10" office:value-type="float" office:value="-0.0121672329876328" calcext:value-type="float">
            <text:p>-1.22E-02</text:p>
          </table:table-cell>
          <table:table-cell table:style-name="ce10" office:value-type="float" office:value="0.00624888444251438" calcext:value-type="float">
            <text:p>6.25E-03</text:p>
          </table:table-cell>
          <table:table-cell office:value-type="float" office:value="-1.25949998590307" calcext:value-type="float">
            <text:p>-1.26E+00</text:p>
          </table:table-cell>
          <table:table-cell office:value-type="float" office:value="0.531062669625845" calcext:value-type="float">
            <text:p>5.31E-01</text:p>
          </table:table-cell>
          <table:table-cell office:value-type="float" office:value="0.0789195459601944" calcext:value-type="float">
            <text:p>7.89E-02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0" office:value-type="float" office:value="0.0517369172786672" calcext:value-type="float">
            <text:p>5.17E-02</text:p>
          </table:table-cell>
          <table:table-cell table:style-name="ce10" office:value-type="float" office:value="-0.0363818742342573" calcext:value-type="float">
            <text:p>-3.64E-02</text:p>
          </table:table-cell>
          <table:table-cell table:style-name="ce10" office:value-type="float" office:value="0.0200801354881573" calcext:value-type="float">
            <text:p>2.01E-02</text:p>
          </table:table-cell>
          <table:table-cell table:style-name="ce10" office:value-type="float" office:value="-0.0228940649035283" calcext:value-type="float">
            <text:p>-2.29E-02</text:p>
          </table:table-cell>
          <table:table-cell table:style-name="ce10" office:value-type="float" office:value="-0.0168683060355785" calcext:value-type="float">
            <text:p>-1.69E-02</text:p>
          </table:table-cell>
          <table:table-cell table:style-name="ce10" office:value-type="float" office:value="1.03223226518907" calcext:value-type="float">
            <text:p>1.03E+00</text:p>
          </table:table-cell>
          <table:table-cell table:style-name="ce10" office:value-type="float" office:value="-0.0231405123620721" calcext:value-type="float">
            <text:p>-2.31E-02</text:p>
          </table:table-cell>
          <table:table-cell table:style-name="ce10" office:value-type="float" office:value="0.0254457449112338" calcext:value-type="float">
            <text:p>2.54E-02</text:p>
          </table:table-cell>
          <table:table-cell table:style-name="ce10" office:value-type="float" office:value="0.017300725724575" calcext:value-type="float">
            <text:p>1.73E-02</text:p>
          </table:table-cell>
          <table:table-cell table:style-name="ce10" office:value-type="float" office:value="-0.016526856870629" calcext:value-type="float">
            <text:p>-1.65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0.811250556937323" calcext:value-type="float">
            <text:p>8.11E-01</text:p>
          </table:table-cell>
          <table:table-cell office:value-type="float" office:value="-0.394992524301816" calcext:value-type="float">
            <text:p>-3.95E-01</text:p>
          </table:table-cell>
          <table:table-cell table:style-name="ce10" office:value-type="float" office:value="-0.0777152314035698" calcext:value-type="float">
            <text:p>-7.77E-02</text:p>
          </table:table-cell>
          <table:table-cell office:value-type="float" office:value="-0.296527834270878" calcext:value-type="float">
            <text:p>-2.97E-01</text:p>
          </table:table-cell>
          <table:table-cell office:value-type="float" office:value="-0.02345730953832" calcext:value-type="float">
            <text:p>-2.35E-02</text:p>
          </table:table-cell>
          <table:table-cell table:style-name="ce10" office:value-type="float" office:value="-0.00227299968745249" calcext:value-type="float">
            <text:p>-2.27E-03</text:p>
          </table:table-cell>
          <table:table-cell table:style-name="ce10" office:value-type="float" office:value="0.0615509208234439" calcext:value-type="float">
            <text:p>6.16E-02</text:p>
          </table:table-cell>
          <table:table-cell office:value-type="float" office:value="-0.458996984925266" calcext:value-type="float">
            <text:p>-4.59E-01</text:p>
          </table:table-cell>
          <table:table-cell office:value-type="float" office:value="-0.133568800940328" calcext:value-type="float">
            <text:p>-1.34E-01</text:p>
          </table:table-cell>
          <table:table-cell office:value-type="float" office:value="0.260889225623585" calcext:value-type="float">
            <text:p>2.61E-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0.0197868831017194" calcext:value-type="float">
            <text:p>1.98E-02</text:p>
          </table:table-cell>
          <table:table-cell office:value-type="float" office:value="0.0311922133430952" calcext:value-type="float">
            <text:p>3.12E-02</text:p>
          </table:table-cell>
          <table:table-cell table:style-name="ce10" office:value-type="float" office:value="-0.00935480879549211" calcext:value-type="float">
            <text:p>-9.35E-03</text:p>
          </table:table-cell>
          <table:table-cell office:value-type="float" office:value="-0.00459479685563112" calcext:value-type="float">
            <text:p>-4.59E-03</text:p>
          </table:table-cell>
          <table:table-cell office:value-type="float" office:value="-0.00988991075640092" calcext:value-type="float">
            <text:p>-9.89E-03</text:p>
          </table:table-cell>
          <table:table-cell table:style-name="ce10" office:value-type="float" office:value="-0.0212948708488839" calcext:value-type="float">
            <text:p>-2.13E-02</text:p>
          </table:table-cell>
          <table:table-cell table:style-name="ce10" office:value-type="float" office:value="1.32507203989019" calcext:value-type="float">
            <text:p>1.33E+00</text:p>
          </table:table-cell>
          <table:table-cell office:value-type="float" office:value="-0.0136610182935121" calcext:value-type="float">
            <text:p>-1.37E-02</text:p>
          </table:table-cell>
          <table:table-cell office:value-type="float" office:value="-0.0918296176291153" calcext:value-type="float">
            <text:p>-9.18E-02</text:p>
          </table:table-cell>
          <table:table-cell office:value-type="float" office:value="-1.86914632628837" calcext:value-type="float">
            <text:p>-1.87E+0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style-name="ce10" office:value-type="float" office:value="0.0092388994393753" calcext:value-type="float">
            <text:p>9.24E-03</text:p>
          </table:table-cell>
          <table:table-cell table:style-name="ce10" office:value-type="float" office:value="0.0276883766971608" calcext:value-type="float">
            <text:p>2.77E-02</text:p>
          </table:table-cell>
          <table:table-cell table:style-name="ce10" office:value-type="float" office:value="-1.58921373130843" calcext:value-type="float">
            <text:p>-1.59E+00</text:p>
          </table:table-cell>
          <table:table-cell table:style-name="ce10" office:value-type="float" office:value="-0.0355833420442459" calcext:value-type="float">
            <text:p>-3.56E-02</text:p>
          </table:table-cell>
          <table:table-cell table:style-name="ce10" office:value-type="float" office:value="-1.77979629154183" calcext:value-type="float">
            <text:p>-1.78E+00</text:p>
          </table:table-cell>
          <table:table-cell table:style-name="ce10" office:value-type="float" office:value="-0.0244184711386123" calcext:value-type="float">
            <text:p>-2.44E-02</text:p>
          </table:table-cell>
          <table:table-cell table:style-name="ce10" office:value-type="float" office:value="-0.0345339451953519" calcext:value-type="float">
            <text:p>-3.45E-02</text:p>
          </table:table-cell>
          <table:table-cell table:style-name="ce10" office:value-type="float" office:value="0.0331765914449017" calcext:value-type="float">
            <text:p>3.32E-02</text:p>
          </table:table-cell>
          <table:table-cell table:style-name="ce10" office:value-type="float" office:value="0.0300342377829206" calcext:value-type="float">
            <text:p>3.00E-02</text:p>
          </table:table-cell>
          <table:table-cell table:style-name="ce10" office:value-type="float" office:value="-0.00908294919490438" calcext:value-type="float">
            <text:p>-9.08E-03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style-name="ce10" office:value-type="float" office:value="0.0287191611795727" calcext:value-type="float">
            <text:p>2.87E-02</text:p>
          </table:table-cell>
          <table:table-cell table:style-name="ce10" office:value-type="float" office:value="-0.0300322212495155" calcext:value-type="float">
            <text:p>-3.00E-02</text:p>
          </table:table-cell>
          <table:table-cell table:style-name="ce10" office:value-type="float" office:value="0.00173108744458754" calcext:value-type="float">
            <text:p>1.73E-03</text:p>
          </table:table-cell>
          <table:table-cell table:style-name="ce10" office:value-type="float" office:value="0.0599411952760021" calcext:value-type="float">
            <text:p>5.99E-02</text:p>
          </table:table-cell>
          <table:table-cell table:style-name="ce10" office:value-type="float" office:value="0.046455276696026" calcext:value-type="float">
            <text:p>4.65E-02</text:p>
          </table:table-cell>
          <table:table-cell table:style-name="ce10" office:value-type="float" office:value="-0.0662532173284074" calcext:value-type="float">
            <text:p>-6.63E-02</text:p>
          </table:table-cell>
          <table:table-cell table:style-name="ce10" office:value-type="float" office:value="-0.740336323268243" calcext:value-type="float">
            <text:p>-7.40E-01</text:p>
          </table:table-cell>
          <table:table-cell table:style-name="ce10" office:value-type="float" office:value="-1.27100345008063" calcext:value-type="float">
            <text:p>-1.27E+00</text:p>
          </table:table-cell>
          <table:table-cell table:style-name="ce10" office:value-type="float" office:value="0.0297472710770177" calcext:value-type="float">
            <text:p>2.97E-02</text:p>
          </table:table-cell>
          <table:table-cell table:style-name="ce10" office:value-type="float" office:value="-0.0476685345905663" calcext:value-type="float">
            <text:p>-4.77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office:value-type="float" office:value="0.217119900117301" calcext:value-type="float">
            <text:p>2.17E-01</text:p>
          </table:table-cell>
          <table:table-cell office:value-type="float" office:value="0.132150226877285" calcext:value-type="float">
            <text:p>1.32E-01</text:p>
          </table:table-cell>
          <table:table-cell table:style-name="ce10" office:value-type="float" office:value="-0.0417596095728427" calcext:value-type="float">
            <text:p>-4.18E-02</text:p>
          </table:table-cell>
          <table:table-cell office:value-type="float" office:value="0.272605250437315" calcext:value-type="float">
            <text:p>2.73E-01</text:p>
          </table:table-cell>
          <table:table-cell office:value-type="float" office:value="0.0232227880587895" calcext:value-type="float">
            <text:p>2.32E-02</text:p>
          </table:table-cell>
          <table:table-cell table:style-name="ce10" office:value-type="float" office:value="0.0532124211256105" calcext:value-type="float">
            <text:p>5.32E-02</text:p>
          </table:table-cell>
          <table:table-cell table:style-name="ce10" office:value-type="float" office:value="0.0165464363663457" calcext:value-type="float">
            <text:p>1.65E-02</text:p>
          </table:table-cell>
          <table:table-cell office:value-type="float" office:value="-1.02249304604047" calcext:value-type="float">
            <text:p>-1.02E+00</text:p>
          </table:table-cell>
          <table:table-cell office:value-type="float" office:value="-0.0490325220973799" calcext:value-type="float">
            <text:p>-4.90E-02</text:p>
          </table:table-cell>
          <table:table-cell office:value-type="float" office:value="-0.135663989041239" calcext:value-type="float">
            <text:p>-1.36E-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-0.32379360274354" calcext:value-type="float">
            <text:p>-3.24E-01</text:p>
          </table:table-cell>
          <table:table-cell office:value-type="float" office:value="1.28833160936721" calcext:value-type="float">
            <text:p>1.29E+00</text:p>
          </table:table-cell>
          <table:table-cell table:style-name="ce10" office:value-type="float" office:value="0.0187161556935938" calcext:value-type="float">
            <text:p>1.87E-02</text:p>
          </table:table-cell>
          <table:table-cell office:value-type="float" office:value="-0.172609198803304" calcext:value-type="float">
            <text:p>-1.73E-01</text:p>
          </table:table-cell>
          <table:table-cell office:value-type="float" office:value="0.0187749994306614" calcext:value-type="float">
            <text:p>1.88E-02</text:p>
          </table:table-cell>
          <table:table-cell table:style-name="ce10" office:value-type="float" office:value="-0.017523760706791" calcext:value-type="float">
            <text:p>-1.75E-02</text:p>
          </table:table-cell>
          <table:table-cell table:style-name="ce10" office:value-type="float" office:value="-0.00677088843158177" calcext:value-type="float">
            <text:p>-6.77E-03</text:p>
          </table:table-cell>
          <table:table-cell office:value-type="float" office:value="-0.00875598503074762" calcext:value-type="float">
            <text:p>-8.76E-03</text:p>
          </table:table-cell>
          <table:table-cell office:value-type="float" office:value="-0.0711739733664202" calcext:value-type="float">
            <text:p>-7.12E-02</text:p>
          </table:table-cell>
          <table:table-cell office:value-type="float" office:value="0.0665025570893952" calcext:value-type="float">
            <text:p>6.65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office:value-type="float" office:value="-0.46162387568774" calcext:value-type="float">
            <text:p>-4.62E-01</text:p>
          </table:table-cell>
          <table:table-cell office:value-type="float" office:value="-0.129211826409778" calcext:value-type="float">
            <text:p>-1.29E-01</text:p>
          </table:table-cell>
          <table:table-cell table:style-name="ce10" office:value-type="float" office:value="0.0304337813489922" calcext:value-type="float">
            <text:p>3.04E-02</text:p>
          </table:table-cell>
          <table:table-cell office:value-type="float" office:value="-0.141767644477991" calcext:value-type="float">
            <text:p>-1.42E-01</text:p>
          </table:table-cell>
          <table:table-cell office:value-type="float" office:value="1.3852835285649" calcext:value-type="float">
            <text:p>1.39E+00</text:p>
          </table:table-cell>
          <table:table-cell table:style-name="ce10" office:value-type="float" office:value="-0.00366023807682569" calcext:value-type="float">
            <text:p>-3.66E-03</text:p>
          </table:table-cell>
          <table:table-cell table:style-name="ce10" office:value-type="float" office:value="-0.00244678688468772" calcext:value-type="float">
            <text:p>-2.45E-03</text:p>
          </table:table-cell>
          <table:table-cell office:value-type="float" office:value="-0.108672923842457" calcext:value-type="float">
            <text:p>-1.09E-01</text:p>
          </table:table-cell>
          <table:table-cell office:value-type="float" office:value="1.65603116793854" calcext:value-type="float">
            <text:p>1.66E+00</text:p>
          </table:table-cell>
          <table:table-cell office:value-type="float" office:value="-0.011608808141404" calcext:value-type="float">
            <text:p>-1.16E-0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hematic mean GR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table:style-name="ce11" table:formula="of:=COM.MICROSOFT.IFS([.B3]=0;&quot;&quot;;[.B3]&gt;0;COM.MICROSOFT.IFS([.B3]&lt;=0.1;&quot;+&quot;;0.1&lt;[.B3]&lt;=1;&quot;++&quot;;1&lt;[.B3]&lt;=2;&quot;+++&quot;;[.B3]&gt;2;&quot;++++&quot;);[.B3]&lt;0;COM.MICROSOFT.IFS([.B3]&gt;=-0.1;&quot;-&quot;;-0.1&gt;[.B3]&gt;=-1;&quot;--&quot;;-1&gt;[.B3]&gt;=-2;&quot;---&quot;;[.B3]&lt;2;&quot;----&quot;))" office:value-type="string" office:string-value="--" calcext:value-type="string">
            <text:p>--</text:p>
          </table:table-cell>
          <table:table-cell table:style-name="ce11" table:formula="of:=COM.MICROSOFT.IFS([.C3]=0;&quot;&quot;;[.C3]&gt;0;COM.MICROSOFT.IFS([.C3]&lt;=0.1;&quot;+&quot;;0.1&lt;[.C3]&lt;=1;&quot;++&quot;;1&lt;[.C3]&lt;=2;&quot;+++&quot;;[.C3]&gt;2;&quot;++++&quot;);[.C3]&lt;0;COM.MICROSOFT.IFS([.C3]&gt;=-0.1;&quot;-&quot;;-0.1&gt;[.C3]&gt;=-1;&quot;--&quot;;-1&gt;[.C3]&gt;=-2;&quot;---&quot;;[.C3]&lt;2;&quot;----&quot;))" office:value-type="string" office:string-value="++" calcext:value-type="string">
            <text:p>++</text:p>
          </table:table-cell>
          <table:table-cell table:style-name="ce12" table:formula="of:=COM.MICROSOFT.IFS([.D3]=0;&quot;&quot;;[.D3]&gt;0;COM.MICROSOFT.IFS([.D3]&lt;=0.1;&quot;+&quot;;0.1&lt;[.D3]&lt;=1;&quot;++&quot;;1&lt;[.D3]&lt;=2;&quot;+++&quot;;[.D3]&gt;2;&quot;++++&quot;);[.D3]&lt;0;COM.MICROSOFT.IFS([.D3]&gt;=-0.1;&quot;-&quot;;-0.1&gt;[.D3]&gt;=-1;&quot;--&quot;;-1&gt;[.D3]&gt;=-2;&quot;---&quot;;[.D3]&lt;2;&quot;----&quot;))" office:value-type="string" office:string-value="+" calcext:value-type="string">
            <text:p>+</text:p>
          </table:table-cell>
          <table:table-cell table:style-name="ce11" table:formula="of:=COM.MICROSOFT.IFS([.E3]=0;&quot;&quot;;[.E3]&gt;0;COM.MICROSOFT.IFS([.E3]&lt;=0.1;&quot;+&quot;;0.1&lt;[.E3]&lt;=1;&quot;++&quot;;1&lt;[.E3]&lt;=2;&quot;+++&quot;;[.E3]&gt;2;&quot;++++&quot;);[.E3]&lt;0;COM.MICROSOFT.IFS([.E3]&gt;=-0.1;&quot;-&quot;;-0.1&gt;[.E3]&gt;=-1;&quot;--&quot;;-1&gt;[.E3]&gt;=-2;&quot;---&quot;;[.E3]&lt;2;&quot;----&quot;))" office:value-type="string" office:string-value="++" calcext:value-type="string">
            <text:p>++</text:p>
          </table:table-cell>
          <table:table-cell table:style-name="ce11" table:formula="of:=COM.MICROSOFT.IFS([.F3]=0;&quot;&quot;;[.F3]&gt;0;COM.MICROSOFT.IFS([.F3]&lt;=0.1;&quot;+&quot;;0.1&lt;[.F3]&lt;=1;&quot;++&quot;;1&lt;[.F3]&lt;=2;&quot;+++&quot;;[.F3]&gt;2;&quot;++++&quot;);[.F3]&lt;0;COM.MICROSOFT.IFS([.F3]&gt;=-0.1;&quot;-&quot;;-0.1&gt;[.F3]&gt;=-1;&quot;--&quot;;-1&gt;[.F3]&gt;=-2;&quot;---&quot;;[.F3]&lt;2;&quot;----&quot;))" office:value-type="string" office:string-value="++" calcext:value-type="string">
            <text:p>++</text:p>
          </table:table-cell>
          <table:table-cell table:style-name="ce12" table:formula="of:=COM.MICROSOFT.IFS([.G3]=0;&quot;&quot;;[.G3]&gt;0;COM.MICROSOFT.IFS([.G3]&lt;=0.1;&quot;+&quot;;0.1&lt;[.G3]&lt;=1;&quot;++&quot;;1&lt;[.G3]&lt;=2;&quot;+++&quot;;[.G3]&gt;2;&quot;++++&quot;);[.G3]&lt;0;COM.MICROSOFT.IFS([.G3]&gt;=-0.1;&quot;-&quot;;-0.1&gt;[.G3]&gt;=-1;&quot;--&quot;;-1&gt;[.G3]&gt;=-2;&quot;---&quot;;[.G3]&lt;2;&quot;----&quot;))" office:value-type="string" office:string-value="--" calcext:value-type="string">
            <text:p>--</text:p>
          </table:table-cell>
          <table:table-cell table:style-name="ce12" table:formula="of:=COM.MICROSOFT.IFS([.H3]=0;&quot;&quot;;[.H3]&gt;0;COM.MICROSOFT.IFS([.H3]&lt;=0.1;&quot;+&quot;;0.1&lt;[.H3]&lt;=1;&quot;++&quot;;1&lt;[.H3]&lt;=2;&quot;+++&quot;;[.H3]&gt;2;&quot;++++&quot;);[.H3]&lt;0;COM.MICROSOFT.IFS([.H3]&gt;=-0.1;&quot;-&quot;;-0.1&gt;[.H3]&gt;=-1;&quot;--&quot;;-1&gt;[.H3]&gt;=-2;&quot;---&quot;;[.H3]&lt;2;&quot;----&quot;))" office:value-type="string" office:string-value="--" calcext:value-type="string">
            <text:p>--</text:p>
          </table:table-cell>
          <table:table-cell table:style-name="ce11" table:formula="of:=COM.MICROSOFT.IFS([.I3]=0;&quot;&quot;;[.I3]&gt;0;COM.MICROSOFT.IFS([.I3]&lt;=0.1;&quot;+&quot;;0.1&lt;[.I3]&lt;=1;&quot;++&quot;;1&lt;[.I3]&lt;=2;&quot;+++&quot;;[.I3]&gt;2;&quot;++++&quot;);[.I3]&lt;0;COM.MICROSOFT.IFS([.I3]&gt;=-0.1;&quot;-&quot;;-0.1&gt;[.I3]&gt;=-1;&quot;--&quot;;-1&gt;[.I3]&gt;=-2;&quot;---&quot;;[.I3]&lt;2;&quot;----&quot;))" office:value-type="string" office:string-value="-" calcext:value-type="string">
            <text:p>-</text:p>
          </table:table-cell>
          <table:table-cell table:style-name="ce11" table:formula="of:=COM.MICROSOFT.IFS([.J3]=0;&quot;&quot;;[.J3]&gt;0;COM.MICROSOFT.IFS([.J3]&lt;=0.1;&quot;+&quot;;0.1&lt;[.J3]&lt;=1;&quot;++&quot;;1&lt;[.J3]&lt;=2;&quot;+++&quot;;[.J3]&gt;2;&quot;++++&quot;);[.J3]&lt;0;COM.MICROSOFT.IFS([.J3]&gt;=-0.1;&quot;-&quot;;-0.1&gt;[.J3]&gt;=-1;&quot;--&quot;;-1&gt;[.J3]&gt;=-2;&quot;---&quot;;[.J3]&lt;2;&quot;----&quot;))" office:value-type="string" office:string-value="++" calcext:value-type="string">
            <text:p>++</text:p>
          </table:table-cell>
          <table:table-cell table:style-name="ce11" table:formula="of:=COM.MICROSOFT.IFS([.K3]=0;&quot;&quot;;[.K3]&gt;0;COM.MICROSOFT.IFS([.K3]&lt;=0.1;&quot;+&quot;;0.1&lt;[.K3]&lt;=1;&quot;++&quot;;1&lt;[.K3]&lt;=2;&quot;+++&quot;;[.K3]&gt;2;&quot;++++&quot;);[.K3]&lt;0;COM.MICROSOFT.IFS([.K3]&gt;=-0.1;&quot;-&quot;;-0.1&gt;[.K3]&gt;=-1;&quot;--&quot;;-1&gt;[.K3]&gt;=-2;&quot;---&quot;;[.K3]&lt;2;&quot;----&quot;))" office:value-type="string" office:string-value="++" calcext:value-type="string">
            <text:p>+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table:style-name="ce11" table:formula="of:=COM.MICROSOFT.IFS([.B4]=0;&quot;&quot;;[.B4]&gt;0;COM.MICROSOFT.IFS([.B4]&lt;=0.1;&quot;+&quot;;0.1&lt;[.B4]&lt;=1;&quot;++&quot;;1&lt;[.B4]&lt;=2;&quot;+++&quot;;[.B4]&gt;2;&quot;++++&quot;);[.B4]&lt;0;COM.MICROSOFT.IFS([.B4]&gt;=-0.1;&quot;-&quot;;-0.1&gt;[.B4]&gt;=-1;&quot;--&quot;;-1&gt;[.B4]&gt;=-2;&quot;---&quot;;[.B4]&lt;2;&quot;----&quot;))" office:value-type="string" office:string-value="--" calcext:value-type="string">
            <text:p>--</text:p>
          </table:table-cell>
          <table:table-cell table:style-name="ce11" table:formula="of:=COM.MICROSOFT.IFS([.C4]=0;&quot;&quot;;[.C4]&gt;0;COM.MICROSOFT.IFS([.C4]&lt;=0.1;&quot;+&quot;;0.1&lt;[.C4]&lt;=1;&quot;++&quot;;1&lt;[.C4]&lt;=2;&quot;+++&quot;;[.C4]&gt;2;&quot;++++&quot;);[.C4]&lt;0;COM.MICROSOFT.IFS([.C4]&gt;=-0.1;&quot;-&quot;;-0.1&gt;[.C4]&gt;=-1;&quot;--&quot;;-1&gt;[.C4]&gt;=-2;&quot;---&quot;;[.C4]&lt;2;&quot;----&quot;))" office:value-type="string" office:string-value="++" calcext:value-type="string">
            <text:p>++</text:p>
          </table:table-cell>
          <table:table-cell table:style-name="ce12" table:formula="of:=COM.MICROSOFT.IFS([.D4]=0;&quot;&quot;;[.D4]&gt;0;COM.MICROSOFT.IFS([.D4]&lt;=0.1;&quot;+&quot;;0.1&lt;[.D4]&lt;=1;&quot;++&quot;;1&lt;[.D4]&lt;=2;&quot;+++&quot;;[.D4]&gt;2;&quot;++++&quot;);[.D4]&lt;0;COM.MICROSOFT.IFS([.D4]&gt;=-0.1;&quot;-&quot;;-0.1&gt;[.D4]&gt;=-1;&quot;--&quot;;-1&gt;[.D4]&gt;=-2;&quot;---&quot;;[.D4]&lt;2;&quot;----&quot;))" office:value-type="string" office:string-value="-" calcext:value-type="string">
            <text:p>-</text:p>
          </table:table-cell>
          <table:table-cell table:style-name="ce11" table:formula="of:=COM.MICROSOFT.IFS([.E4]=0;&quot;&quot;;[.E4]&gt;0;COM.MICROSOFT.IFS([.E4]&lt;=0.1;&quot;+&quot;;0.1&lt;[.E4]&lt;=1;&quot;++&quot;;1&lt;[.E4]&lt;=2;&quot;+++&quot;;[.E4]&gt;2;&quot;++++&quot;);[.E4]&lt;0;COM.MICROSOFT.IFS([.E4]&gt;=-0.1;&quot;-&quot;;-0.1&gt;[.E4]&gt;=-1;&quot;--&quot;;-1&gt;[.E4]&gt;=-2;&quot;---&quot;;[.E4]&lt;2;&quot;----&quot;))" office:value-type="string" office:string-value="++" calcext:value-type="string">
            <text:p>++</text:p>
          </table:table-cell>
          <table:table-cell table:style-name="ce11" table:formula="of:=COM.MICROSOFT.IFS([.F4]=0;&quot;&quot;;[.F4]&gt;0;COM.MICROSOFT.IFS([.F4]&lt;=0.1;&quot;+&quot;;0.1&lt;[.F4]&lt;=1;&quot;++&quot;;1&lt;[.F4]&lt;=2;&quot;+++&quot;;[.F4]&gt;2;&quot;++++&quot;);[.F4]&lt;0;COM.MICROSOFT.IFS([.F4]&gt;=-0.1;&quot;-&quot;;-0.1&gt;[.F4]&gt;=-1;&quot;--&quot;;-1&gt;[.F4]&gt;=-2;&quot;---&quot;;[.F4]&lt;2;&quot;----&quot;))" office:value-type="string" office:string-value="+" calcext:value-type="string">
            <text:p>+</text:p>
          </table:table-cell>
          <table:table-cell table:style-name="ce12" table:formula="of:=COM.MICROSOFT.IFS([.G4]=0;&quot;&quot;;[.G4]&gt;0;COM.MICROSOFT.IFS([.G4]&lt;=0.1;&quot;+&quot;;0.1&lt;[.G4]&lt;=1;&quot;++&quot;;1&lt;[.G4]&lt;=2;&quot;+++&quot;;[.G4]&gt;2;&quot;++++&quot;);[.G4]&lt;0;COM.MICROSOFT.IFS([.G4]&gt;=-0.1;&quot;-&quot;;-0.1&gt;[.G4]&gt;=-1;&quot;--&quot;;-1&gt;[.G4]&gt;=-2;&quot;---&quot;;[.G4]&lt;2;&quot;----&quot;))" office:value-type="string" office:string-value="-" calcext:value-type="string">
            <text:p>-</text:p>
          </table:table-cell>
          <table:table-cell table:style-name="ce12" table:formula="of:=COM.MICROSOFT.IFS([.H4]=0;&quot;&quot;;[.H4]&gt;0;COM.MICROSOFT.IFS([.H4]&lt;=0.1;&quot;+&quot;;0.1&lt;[.H4]&lt;=1;&quot;++&quot;;1&lt;[.H4]&lt;=2;&quot;+++&quot;;[.H4]&gt;2;&quot;++++&quot;);[.H4]&lt;0;COM.MICROSOFT.IFS([.H4]&gt;=-0.1;&quot;-&quot;;-0.1&gt;[.H4]&gt;=-1;&quot;--&quot;;-1&gt;[.H4]&gt;=-2;&quot;---&quot;;[.H4]&lt;2;&quot;----&quot;))" office:value-type="string" office:string-value="+" calcext:value-type="string">
            <text:p>+</text:p>
          </table:table-cell>
          <table:table-cell table:style-name="ce11" table:formula="of:=COM.MICROSOFT.IFS([.I4]=0;&quot;&quot;;[.I4]&gt;0;COM.MICROSOFT.IFS([.I4]&lt;=0.1;&quot;+&quot;;0.1&lt;[.I4]&lt;=1;&quot;++&quot;;1&lt;[.I4]&lt;=2;&quot;+++&quot;;[.I4]&gt;2;&quot;++++&quot;);[.I4]&lt;0;COM.MICROSOFT.IFS([.I4]&gt;=-0.1;&quot;-&quot;;-0.1&gt;[.I4]&gt;=-1;&quot;--&quot;;-1&gt;[.I4]&gt;=-2;&quot;---&quot;;[.I4]&lt;2;&quot;----&quot;))" office:value-type="string" office:string-value="--" calcext:value-type="string">
            <text:p>--</text:p>
          </table:table-cell>
          <table:table-cell table:style-name="ce11" table:formula="of:=COM.MICROSOFT.IFS([.J4]=0;&quot;&quot;;[.J4]&gt;0;COM.MICROSOFT.IFS([.J4]&lt;=0.1;&quot;+&quot;;0.1&lt;[.J4]&lt;=1;&quot;++&quot;;1&lt;[.J4]&lt;=2;&quot;+++&quot;;[.J4]&gt;2;&quot;++++&quot;);[.J4]&lt;0;COM.MICROSOFT.IFS([.J4]&gt;=-0.1;&quot;-&quot;;-0.1&gt;[.J4]&gt;=-1;&quot;--&quot;;-1&gt;[.J4]&gt;=-2;&quot;---&quot;;[.J4]&lt;2;&quot;----&quot;))" office:value-type="string" office:string-value="++" calcext:value-type="string">
            <text:p>++</text:p>
          </table:table-cell>
          <table:table-cell table:style-name="ce11" table:formula="of:=COM.MICROSOFT.IFS([.K4]=0;&quot;&quot;;[.K4]&gt;0;COM.MICROSOFT.IFS([.K4]&lt;=0.1;&quot;+&quot;;0.1&lt;[.K4]&lt;=1;&quot;++&quot;;1&lt;[.K4]&lt;=2;&quot;+++&quot;;[.K4]&gt;2;&quot;++++&quot;);[.K4]&lt;0;COM.MICROSOFT.IFS([.K4]&gt;=-0.1;&quot;-&quot;;-0.1&gt;[.K4]&gt;=-1;&quot;--&quot;;-1&gt;[.K4]&gt;=-2;&quot;---&quot;;[.K4]&lt;2;&quot;----&quot;))" office:value-type="string" office:string-value="+" calcext:value-type="string">
            <text:p>+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2" table:formula="of:=COM.MICROSOFT.IFS([.B5]=0;&quot;&quot;;[.B5]&gt;0;COM.MICROSOFT.IFS([.B5]&lt;=0.1;&quot;+&quot;;0.1&lt;[.B5]&lt;=1;&quot;++&quot;;1&lt;[.B5]&lt;=2;&quot;+++&quot;;[.B5]&gt;2;&quot;++++&quot;);[.B5]&lt;0;COM.MICROSOFT.IFS([.B5]&gt;=-0.1;&quot;-&quot;;-0.1&gt;[.B5]&gt;=-1;&quot;--&quot;;-1&gt;[.B5]&gt;=-2;&quot;---&quot;;[.B5]&lt;2;&quot;----&quot;))" office:value-type="string" office:string-value="+" calcext:value-type="string">
            <text:p>+</text:p>
          </table:table-cell>
          <table:table-cell table:style-name="ce12" table:formula="of:=COM.MICROSOFT.IFS([.C5]=0;&quot;&quot;;[.C5]&gt;0;COM.MICROSOFT.IFS([.C5]&lt;=0.1;&quot;+&quot;;0.1&lt;[.C5]&lt;=1;&quot;++&quot;;1&lt;[.C5]&lt;=2;&quot;+++&quot;;[.C5]&gt;2;&quot;++++&quot;);[.C5]&lt;0;COM.MICROSOFT.IFS([.C5]&gt;=-0.1;&quot;-&quot;;-0.1&gt;[.C5]&gt;=-1;&quot;--&quot;;-1&gt;[.C5]&gt;=-2;&quot;---&quot;;[.C5]&lt;2;&quot;----&quot;))" office:value-type="string" office:string-value="-" calcext:value-type="string">
            <text:p>-</text:p>
          </table:table-cell>
          <table:table-cell table:style-name="ce12" table:formula="of:=COM.MICROSOFT.IFS([.D5]=0;&quot;&quot;;[.D5]&gt;0;COM.MICROSOFT.IFS([.D5]&lt;=0.1;&quot;+&quot;;0.1&lt;[.D5]&lt;=1;&quot;++&quot;;1&lt;[.D5]&lt;=2;&quot;+++&quot;;[.D5]&gt;2;&quot;++++&quot;);[.D5]&lt;0;COM.MICROSOFT.IFS([.D5]&gt;=-0.1;&quot;-&quot;;-0.1&gt;[.D5]&gt;=-1;&quot;--&quot;;-1&gt;[.D5]&gt;=-2;&quot;---&quot;;[.D5]&lt;2;&quot;----&quot;))" office:value-type="string" office:string-value="+" calcext:value-type="string">
            <text:p>+</text:p>
          </table:table-cell>
          <table:table-cell table:style-name="ce12" table:formula="of:=COM.MICROSOFT.IFS([.E5]=0;&quot;&quot;;[.E5]&gt;0;COM.MICROSOFT.IFS([.E5]&lt;=0.1;&quot;+&quot;;0.1&lt;[.E5]&lt;=1;&quot;++&quot;;1&lt;[.E5]&lt;=2;&quot;+++&quot;;[.E5]&gt;2;&quot;++++&quot;);[.E5]&lt;0;COM.MICROSOFT.IFS([.E5]&gt;=-0.1;&quot;-&quot;;-0.1&gt;[.E5]&gt;=-1;&quot;--&quot;;-1&gt;[.E5]&gt;=-2;&quot;---&quot;;[.E5]&lt;2;&quot;----&quot;))" office:value-type="string" office:string-value="-" calcext:value-type="string">
            <text:p>-</text:p>
          </table:table-cell>
          <table:table-cell table:style-name="ce12" table:formula="of:=COM.MICROSOFT.IFS([.F5]=0;&quot;&quot;;[.F5]&gt;0;COM.MICROSOFT.IFS([.F5]&lt;=0.1;&quot;+&quot;;0.1&lt;[.F5]&lt;=1;&quot;++&quot;;1&lt;[.F5]&lt;=2;&quot;+++&quot;;[.F5]&gt;2;&quot;++++&quot;);[.F5]&lt;0;COM.MICROSOFT.IFS([.F5]&gt;=-0.1;&quot;-&quot;;-0.1&gt;[.F5]&gt;=-1;&quot;--&quot;;-1&gt;[.F5]&gt;=-2;&quot;---&quot;;[.F5]&lt;2;&quot;----&quot;))" office:value-type="string" office:string-value="-" calcext:value-type="string">
            <text:p>-</text:p>
          </table:table-cell>
          <table:table-cell table:style-name="ce12" table:formula="of:=COM.MICROSOFT.IFS([.G5]=0;&quot;&quot;;[.G5]&gt;0;COM.MICROSOFT.IFS([.G5]&lt;=0.1;&quot;+&quot;;0.1&lt;[.G5]&lt;=1;&quot;++&quot;;1&lt;[.G5]&lt;=2;&quot;+++&quot;;[.G5]&gt;2;&quot;++++&quot;);[.G5]&lt;0;COM.MICROSOFT.IFS([.G5]&gt;=-0.1;&quot;-&quot;;-0.1&gt;[.G5]&gt;=-1;&quot;--&quot;;-1&gt;[.G5]&gt;=-2;&quot;---&quot;;[.G5]&lt;2;&quot;----&quot;))" office:value-type="string" office:string-value="++" calcext:value-type="string">
            <text:p>++</text:p>
          </table:table-cell>
          <table:table-cell table:style-name="ce12" table:formula="of:=COM.MICROSOFT.IFS([.H5]=0;&quot;&quot;;[.H5]&gt;0;COM.MICROSOFT.IFS([.H5]&lt;=0.1;&quot;+&quot;;0.1&lt;[.H5]&lt;=1;&quot;++&quot;;1&lt;[.H5]&lt;=2;&quot;+++&quot;;[.H5]&gt;2;&quot;++++&quot;);[.H5]&lt;0;COM.MICROSOFT.IFS([.H5]&gt;=-0.1;&quot;-&quot;;-0.1&gt;[.H5]&gt;=-1;&quot;--&quot;;-1&gt;[.H5]&gt;=-2;&quot;---&quot;;[.H5]&lt;2;&quot;----&quot;))" office:value-type="string" office:string-value="-" calcext:value-type="string">
            <text:p>-</text:p>
          </table:table-cell>
          <table:table-cell table:style-name="ce12" table:formula="of:=COM.MICROSOFT.IFS([.I5]=0;&quot;&quot;;[.I5]&gt;0;COM.MICROSOFT.IFS([.I5]&lt;=0.1;&quot;+&quot;;0.1&lt;[.I5]&lt;=1;&quot;++&quot;;1&lt;[.I5]&lt;=2;&quot;+++&quot;;[.I5]&gt;2;&quot;++++&quot;);[.I5]&lt;0;COM.MICROSOFT.IFS([.I5]&gt;=-0.1;&quot;-&quot;;-0.1&gt;[.I5]&gt;=-1;&quot;--&quot;;-1&gt;[.I5]&gt;=-2;&quot;---&quot;;[.I5]&lt;2;&quot;----&quot;))" office:value-type="string" office:string-value="+" calcext:value-type="string">
            <text:p>+</text:p>
          </table:table-cell>
          <table:table-cell table:style-name="ce12" table:formula="of:=COM.MICROSOFT.IFS([.J5]=0;&quot;&quot;;[.J5]&gt;0;COM.MICROSOFT.IFS([.J5]&lt;=0.1;&quot;+&quot;;0.1&lt;[.J5]&lt;=1;&quot;++&quot;;1&lt;[.J5]&lt;=2;&quot;+++&quot;;[.J5]&gt;2;&quot;++++&quot;);[.J5]&lt;0;COM.MICROSOFT.IFS([.J5]&gt;=-0.1;&quot;-&quot;;-0.1&gt;[.J5]&gt;=-1;&quot;--&quot;;-1&gt;[.J5]&gt;=-2;&quot;---&quot;;[.J5]&lt;2;&quot;----&quot;))" office:value-type="string" office:string-value="+" calcext:value-type="string">
            <text:p>+</text:p>
          </table:table-cell>
          <table:table-cell table:style-name="ce12" table:formula="of:=COM.MICROSOFT.IFS([.K5]=0;&quot;&quot;;[.K5]&gt;0;COM.MICROSOFT.IFS([.K5]&lt;=0.1;&quot;+&quot;;0.1&lt;[.K5]&lt;=1;&quot;++&quot;;1&lt;[.K5]&lt;=2;&quot;+++&quot;;[.K5]&gt;2;&quot;++++&quot;);[.K5]&lt;0;COM.MICROSOFT.IFS([.K5]&gt;=-0.1;&quot;-&quot;;-0.1&gt;[.K5]&gt;=-1;&quot;--&quot;;-1&gt;[.K5]&gt;=-2;&quot;---&quot;;[.K5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table:style-name="ce11" table:formula="of:=COM.MICROSOFT.IFS([.B6]=0;&quot;&quot;;[.B6]&gt;0;COM.MICROSOFT.IFS([.B6]&lt;=0.1;&quot;+&quot;;0.1&lt;[.B6]&lt;=1;&quot;++&quot;;1&lt;[.B6]&lt;=2;&quot;+++&quot;;[.B6]&gt;2;&quot;++++&quot;);[.B6]&lt;0;COM.MICROSOFT.IFS([.B6]&gt;=-0.1;&quot;-&quot;;-0.1&gt;[.B6]&gt;=-1;&quot;--&quot;;-1&gt;[.B6]&gt;=-2;&quot;---&quot;;[.B6]&lt;2;&quot;----&quot;))" office:value-type="string" office:string-value="++" calcext:value-type="string">
            <text:p>++</text:p>
          </table:table-cell>
          <table:table-cell table:style-name="ce11" table:formula="of:=COM.MICROSOFT.IFS([.C6]=0;&quot;&quot;;[.C6]&gt;0;COM.MICROSOFT.IFS([.C6]&lt;=0.1;&quot;+&quot;;0.1&lt;[.C6]&lt;=1;&quot;++&quot;;1&lt;[.C6]&lt;=2;&quot;+++&quot;;[.C6]&gt;2;&quot;++++&quot;);[.C6]&lt;0;COM.MICROSOFT.IFS([.C6]&gt;=-0.1;&quot;-&quot;;-0.1&gt;[.C6]&gt;=-1;&quot;--&quot;;-1&gt;[.C6]&gt;=-2;&quot;---&quot;;[.C6]&lt;2;&quot;----&quot;))" office:value-type="string" office:string-value="--" calcext:value-type="string">
            <text:p>--</text:p>
          </table:table-cell>
          <table:table-cell table:style-name="ce12" table:formula="of:=COM.MICROSOFT.IFS([.D6]=0;&quot;&quot;;[.D6]&gt;0;COM.MICROSOFT.IFS([.D6]&lt;=0.1;&quot;+&quot;;0.1&lt;[.D6]&lt;=1;&quot;++&quot;;1&lt;[.D6]&lt;=2;&quot;+++&quot;;[.D6]&gt;2;&quot;++++&quot;);[.D6]&lt;0;COM.MICROSOFT.IFS([.D6]&gt;=-0.1;&quot;-&quot;;-0.1&gt;[.D6]&gt;=-1;&quot;--&quot;;-1&gt;[.D6]&gt;=-2;&quot;---&quot;;[.D6]&lt;2;&quot;----&quot;))" office:value-type="string" office:string-value="-" calcext:value-type="string">
            <text:p>-</text:p>
          </table:table-cell>
          <table:table-cell table:style-name="ce11" table:formula="of:=COM.MICROSOFT.IFS([.E6]=0;&quot;&quot;;[.E6]&gt;0;COM.MICROSOFT.IFS([.E6]&lt;=0.1;&quot;+&quot;;0.1&lt;[.E6]&lt;=1;&quot;++&quot;;1&lt;[.E6]&lt;=2;&quot;+++&quot;;[.E6]&gt;2;&quot;++++&quot;);[.E6]&lt;0;COM.MICROSOFT.IFS([.E6]&gt;=-0.1;&quot;-&quot;;-0.1&gt;[.E6]&gt;=-1;&quot;--&quot;;-1&gt;[.E6]&gt;=-2;&quot;---&quot;;[.E6]&lt;2;&quot;----&quot;))" office:value-type="string" office:string-value="--" calcext:value-type="string">
            <text:p>--</text:p>
          </table:table-cell>
          <table:table-cell table:style-name="ce11" table:formula="of:=COM.MICROSOFT.IFS([.F6]=0;&quot;&quot;;[.F6]&gt;0;COM.MICROSOFT.IFS([.F6]&lt;=0.1;&quot;+&quot;;0.1&lt;[.F6]&lt;=1;&quot;++&quot;;1&lt;[.F6]&lt;=2;&quot;+++&quot;;[.F6]&gt;2;&quot;++++&quot;);[.F6]&lt;0;COM.MICROSOFT.IFS([.F6]&gt;=-0.1;&quot;-&quot;;-0.1&gt;[.F6]&gt;=-1;&quot;--&quot;;-1&gt;[.F6]&gt;=-2;&quot;---&quot;;[.F6]&lt;2;&quot;----&quot;))" office:value-type="string" office:string-value="-" calcext:value-type="string">
            <text:p>-</text:p>
          </table:table-cell>
          <table:table-cell table:style-name="ce12" table:formula="of:=COM.MICROSOFT.IFS([.G6]=0;&quot;&quot;;[.G6]&gt;0;COM.MICROSOFT.IFS([.G6]&lt;=0.1;&quot;+&quot;;0.1&lt;[.G6]&lt;=1;&quot;++&quot;;1&lt;[.G6]&lt;=2;&quot;+++&quot;;[.G6]&gt;2;&quot;++++&quot;);[.G6]&lt;0;COM.MICROSOFT.IFS([.G6]&gt;=-0.1;&quot;-&quot;;-0.1&gt;[.G6]&gt;=-1;&quot;--&quot;;-1&gt;[.G6]&gt;=-2;&quot;---&quot;;[.G6]&lt;2;&quot;----&quot;))" office:value-type="string" office:string-value="-" calcext:value-type="string">
            <text:p>-</text:p>
          </table:table-cell>
          <table:table-cell table:style-name="ce12" table:formula="of:=COM.MICROSOFT.IFS([.H6]=0;&quot;&quot;;[.H6]&gt;0;COM.MICROSOFT.IFS([.H6]&lt;=0.1;&quot;+&quot;;0.1&lt;[.H6]&lt;=1;&quot;++&quot;;1&lt;[.H6]&lt;=2;&quot;+++&quot;;[.H6]&gt;2;&quot;++++&quot;);[.H6]&lt;0;COM.MICROSOFT.IFS([.H6]&gt;=-0.1;&quot;-&quot;;-0.1&gt;[.H6]&gt;=-1;&quot;--&quot;;-1&gt;[.H6]&gt;=-2;&quot;---&quot;;[.H6]&lt;2;&quot;----&quot;))" office:value-type="string" office:string-value="+" calcext:value-type="string">
            <text:p>+</text:p>
          </table:table-cell>
          <table:table-cell table:style-name="ce11" table:formula="of:=COM.MICROSOFT.IFS([.I6]=0;&quot;&quot;;[.I6]&gt;0;COM.MICROSOFT.IFS([.I6]&lt;=0.1;&quot;+&quot;;0.1&lt;[.I6]&lt;=1;&quot;++&quot;;1&lt;[.I6]&lt;=2;&quot;+++&quot;;[.I6]&gt;2;&quot;++++&quot;);[.I6]&lt;0;COM.MICROSOFT.IFS([.I6]&gt;=-0.1;&quot;-&quot;;-0.1&gt;[.I6]&gt;=-1;&quot;--&quot;;-1&gt;[.I6]&gt;=-2;&quot;---&quot;;[.I6]&lt;2;&quot;----&quot;))" office:value-type="string" office:string-value="--" calcext:value-type="string">
            <text:p>--</text:p>
          </table:table-cell>
          <table:table-cell table:style-name="ce11" table:formula="of:=COM.MICROSOFT.IFS([.J6]=0;&quot;&quot;;[.J6]&gt;0;COM.MICROSOFT.IFS([.J6]&lt;=0.1;&quot;+&quot;;0.1&lt;[.J6]&lt;=1;&quot;++&quot;;1&lt;[.J6]&lt;=2;&quot;+++&quot;;[.J6]&gt;2;&quot;++++&quot;);[.J6]&lt;0;COM.MICROSOFT.IFS([.J6]&gt;=-0.1;&quot;-&quot;;-0.1&gt;[.J6]&gt;=-1;&quot;--&quot;;-1&gt;[.J6]&gt;=-2;&quot;---&quot;;[.J6]&lt;2;&quot;----&quot;))" office:value-type="string" office:string-value="--" calcext:value-type="string">
            <text:p>--</text:p>
          </table:table-cell>
          <table:table-cell table:style-name="ce11" table:formula="of:=COM.MICROSOFT.IFS([.K6]=0;&quot;&quot;;[.K6]&gt;0;COM.MICROSOFT.IFS([.K6]&lt;=0.1;&quot;+&quot;;0.1&lt;[.K6]&lt;=1;&quot;++&quot;;1&lt;[.K6]&lt;=2;&quot;+++&quot;;[.K6]&gt;2;&quot;++++&quot;);[.K6]&lt;0;COM.MICROSOFT.IFS([.K6]&gt;=-0.1;&quot;-&quot;;-0.1&gt;[.K6]&gt;=-1;&quot;--&quot;;-1&gt;[.K6]&gt;=-2;&quot;---&quot;;[.K6]&lt;2;&quot;----&quot;))" office:value-type="string" office:string-value="++" calcext:value-type="string">
            <text:p>+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table:style-name="ce11" table:formula="of:=COM.MICROSOFT.IFS([.B7]=0;&quot;&quot;;[.B7]&gt;0;COM.MICROSOFT.IFS([.B7]&lt;=0.1;&quot;+&quot;;0.1&lt;[.B7]&lt;=1;&quot;++&quot;;1&lt;[.B7]&lt;=2;&quot;+++&quot;;[.B7]&gt;2;&quot;++++&quot;);[.B7]&lt;0;COM.MICROSOFT.IFS([.B7]&gt;=-0.1;&quot;-&quot;;-0.1&gt;[.B7]&gt;=-1;&quot;--&quot;;-1&gt;[.B7]&gt;=-2;&quot;---&quot;;[.B7]&lt;2;&quot;----&quot;))" office:value-type="string" office:string-value="+" calcext:value-type="string">
            <text:p>+</text:p>
          </table:table-cell>
          <table:table-cell table:style-name="ce11" table:formula="of:=COM.MICROSOFT.IFS([.C7]=0;&quot;&quot;;[.C7]&gt;0;COM.MICROSOFT.IFS([.C7]&lt;=0.1;&quot;+&quot;;0.1&lt;[.C7]&lt;=1;&quot;++&quot;;1&lt;[.C7]&lt;=2;&quot;+++&quot;;[.C7]&gt;2;&quot;++++&quot;);[.C7]&lt;0;COM.MICROSOFT.IFS([.C7]&gt;=-0.1;&quot;-&quot;;-0.1&gt;[.C7]&gt;=-1;&quot;--&quot;;-1&gt;[.C7]&gt;=-2;&quot;---&quot;;[.C7]&lt;2;&quot;----&quot;))" office:value-type="string" office:string-value="+" calcext:value-type="string">
            <text:p>+</text:p>
          </table:table-cell>
          <table:table-cell table:style-name="ce12" table:formula="of:=COM.MICROSOFT.IFS([.D7]=0;&quot;&quot;;[.D7]&gt;0;COM.MICROSOFT.IFS([.D7]&lt;=0.1;&quot;+&quot;;0.1&lt;[.D7]&lt;=1;&quot;++&quot;;1&lt;[.D7]&lt;=2;&quot;+++&quot;;[.D7]&gt;2;&quot;++++&quot;);[.D7]&lt;0;COM.MICROSOFT.IFS([.D7]&gt;=-0.1;&quot;-&quot;;-0.1&gt;[.D7]&gt;=-1;&quot;--&quot;;-1&gt;[.D7]&gt;=-2;&quot;---&quot;;[.D7]&lt;2;&quot;----&quot;))" office:value-type="string" office:string-value="-" calcext:value-type="string">
            <text:p>-</text:p>
          </table:table-cell>
          <table:table-cell table:style-name="ce11" table:formula="of:=COM.MICROSOFT.IFS([.E7]=0;&quot;&quot;;[.E7]&gt;0;COM.MICROSOFT.IFS([.E7]&lt;=0.1;&quot;+&quot;;0.1&lt;[.E7]&lt;=1;&quot;++&quot;;1&lt;[.E7]&lt;=2;&quot;+++&quot;;[.E7]&gt;2;&quot;++++&quot;);[.E7]&lt;0;COM.MICROSOFT.IFS([.E7]&gt;=-0.1;&quot;-&quot;;-0.1&gt;[.E7]&gt;=-1;&quot;--&quot;;-1&gt;[.E7]&gt;=-2;&quot;---&quot;;[.E7]&lt;2;&quot;----&quot;))" office:value-type="string" office:string-value="-" calcext:value-type="string">
            <text:p>-</text:p>
          </table:table-cell>
          <table:table-cell table:style-name="ce11" table:formula="of:=COM.MICROSOFT.IFS([.F7]=0;&quot;&quot;;[.F7]&gt;0;COM.MICROSOFT.IFS([.F7]&lt;=0.1;&quot;+&quot;;0.1&lt;[.F7]&lt;=1;&quot;++&quot;;1&lt;[.F7]&lt;=2;&quot;+++&quot;;[.F7]&gt;2;&quot;++++&quot;);[.F7]&lt;0;COM.MICROSOFT.IFS([.F7]&gt;=-0.1;&quot;-&quot;;-0.1&gt;[.F7]&gt;=-1;&quot;--&quot;;-1&gt;[.F7]&gt;=-2;&quot;---&quot;;[.F7]&lt;2;&quot;----&quot;))" office:value-type="string" office:string-value="-" calcext:value-type="string">
            <text:p>-</text:p>
          </table:table-cell>
          <table:table-cell table:style-name="ce12" table:formula="of:=COM.MICROSOFT.IFS([.G7]=0;&quot;&quot;;[.G7]&gt;0;COM.MICROSOFT.IFS([.G7]&lt;=0.1;&quot;+&quot;;0.1&lt;[.G7]&lt;=1;&quot;++&quot;;1&lt;[.G7]&lt;=2;&quot;+++&quot;;[.G7]&gt;2;&quot;++++&quot;);[.G7]&lt;0;COM.MICROSOFT.IFS([.G7]&gt;=-0.1;&quot;-&quot;;-0.1&gt;[.G7]&gt;=-1;&quot;--&quot;;-1&gt;[.G7]&gt;=-2;&quot;---&quot;;[.G7]&lt;2;&quot;----&quot;))" office:value-type="string" office:string-value="-" calcext:value-type="string">
            <text:p>-</text:p>
          </table:table-cell>
          <table:table-cell table:style-name="ce12" table:formula="of:=COM.MICROSOFT.IFS([.H7]=0;&quot;&quot;;[.H7]&gt;0;COM.MICROSOFT.IFS([.H7]&lt;=0.1;&quot;+&quot;;0.1&lt;[.H7]&lt;=1;&quot;++&quot;;1&lt;[.H7]&lt;=2;&quot;+++&quot;;[.H7]&gt;2;&quot;++++&quot;);[.H7]&lt;0;COM.MICROSOFT.IFS([.H7]&gt;=-0.1;&quot;-&quot;;-0.1&gt;[.H7]&gt;=-1;&quot;--&quot;;-1&gt;[.H7]&gt;=-2;&quot;---&quot;;[.H7]&lt;2;&quot;----&quot;))" office:value-type="string" office:string-value="++" calcext:value-type="string">
            <text:p>++</text:p>
          </table:table-cell>
          <table:table-cell table:style-name="ce11" table:formula="of:=COM.MICROSOFT.IFS([.I7]=0;&quot;&quot;;[.I7]&gt;0;COM.MICROSOFT.IFS([.I7]&lt;=0.1;&quot;+&quot;;0.1&lt;[.I7]&lt;=1;&quot;++&quot;;1&lt;[.I7]&lt;=2;&quot;+++&quot;;[.I7]&gt;2;&quot;++++&quot;);[.I7]&lt;0;COM.MICROSOFT.IFS([.I7]&gt;=-0.1;&quot;-&quot;;-0.1&gt;[.I7]&gt;=-1;&quot;--&quot;;-1&gt;[.I7]&gt;=-2;&quot;---&quot;;[.I7]&lt;2;&quot;----&quot;))" office:value-type="string" office:string-value="-" calcext:value-type="string">
            <text:p>-</text:p>
          </table:table-cell>
          <table:table-cell table:style-name="ce11" table:formula="of:=COM.MICROSOFT.IFS([.J7]=0;&quot;&quot;;[.J7]&gt;0;COM.MICROSOFT.IFS([.J7]&lt;=0.1;&quot;+&quot;;0.1&lt;[.J7]&lt;=1;&quot;++&quot;;1&lt;[.J7]&lt;=2;&quot;+++&quot;;[.J7]&gt;2;&quot;++++&quot;);[.J7]&lt;0;COM.MICROSOFT.IFS([.J7]&gt;=-0.1;&quot;-&quot;;-0.1&gt;[.J7]&gt;=-1;&quot;--&quot;;-1&gt;[.J7]&gt;=-2;&quot;---&quot;;[.J7]&lt;2;&quot;----&quot;))" office:value-type="string" office:string-value="-" calcext:value-type="string">
            <text:p>-</text:p>
          </table:table-cell>
          <table:table-cell table:style-name="ce11" table:formula="of:=COM.MICROSOFT.IFS([.K7]=0;&quot;&quot;;[.K7]&gt;0;COM.MICROSOFT.IFS([.K7]&lt;=0.1;&quot;+&quot;;0.1&lt;[.K7]&lt;=1;&quot;++&quot;;1&lt;[.K7]&lt;=2;&quot;+++&quot;;[.K7]&gt;2;&quot;++++&quot;);[.K7]&lt;0;COM.MICROSOFT.IFS([.K7]&gt;=-0.1;&quot;-&quot;;-0.1&gt;[.K7]&gt;=-1;&quot;--&quot;;-1&gt;[.K7]&gt;=-2;&quot;---&quot;;[.K7]&lt;2;&quot;----&quot;))" office:value-type="string" office:string-value="--" calcext:value-type="string">
            <text:p>--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style-name="ce12" table:formula="of:=COM.MICROSOFT.IFS([.B8]=0;&quot;&quot;;[.B8]&gt;0;COM.MICROSOFT.IFS([.B8]&lt;=0.1;&quot;+&quot;;0.1&lt;[.B8]&lt;=1;&quot;++&quot;;1&lt;[.B8]&lt;=2;&quot;+++&quot;;[.B8]&gt;2;&quot;++++&quot;);[.B8]&lt;0;COM.MICROSOFT.IFS([.B8]&gt;=-0.1;&quot;-&quot;;-0.1&gt;[.B8]&gt;=-1;&quot;--&quot;;-1&gt;[.B8]&gt;=-2;&quot;---&quot;;[.B8]&lt;2;&quot;----&quot;))" office:value-type="string" office:string-value="+" calcext:value-type="string">
            <text:p>+</text:p>
          </table:table-cell>
          <table:table-cell table:style-name="ce12" table:formula="of:=COM.MICROSOFT.IFS([.C8]=0;&quot;&quot;;[.C8]&gt;0;COM.MICROSOFT.IFS([.C8]&lt;=0.1;&quot;+&quot;;0.1&lt;[.C8]&lt;=1;&quot;++&quot;;1&lt;[.C8]&lt;=2;&quot;+++&quot;;[.C8]&gt;2;&quot;++++&quot;);[.C8]&lt;0;COM.MICROSOFT.IFS([.C8]&gt;=-0.1;&quot;-&quot;;-0.1&gt;[.C8]&gt;=-1;&quot;--&quot;;-1&gt;[.C8]&gt;=-2;&quot;---&quot;;[.C8]&lt;2;&quot;----&quot;))" office:value-type="string" office:string-value="+" calcext:value-type="string">
            <text:p>+</text:p>
          </table:table-cell>
          <table:table-cell table:style-name="ce12" table:formula="of:=COM.MICROSOFT.IFS([.D8]=0;&quot;&quot;;[.D8]&gt;0;COM.MICROSOFT.IFS([.D8]&lt;=0.1;&quot;+&quot;;0.1&lt;[.D8]&lt;=1;&quot;++&quot;;1&lt;[.D8]&lt;=2;&quot;+++&quot;;[.D8]&gt;2;&quot;++++&quot;);[.D8]&lt;0;COM.MICROSOFT.IFS([.D8]&gt;=-0.1;&quot;-&quot;;-0.1&gt;[.D8]&gt;=-1;&quot;--&quot;;-1&gt;[.D8]&gt;=-2;&quot;---&quot;;[.D8]&lt;2;&quot;----&quot;))" office:value-type="string" office:string-value="--" calcext:value-type="string">
            <text:p>--</text:p>
          </table:table-cell>
          <table:table-cell table:style-name="ce12" table:formula="of:=COM.MICROSOFT.IFS([.E8]=0;&quot;&quot;;[.E8]&gt;0;COM.MICROSOFT.IFS([.E8]&lt;=0.1;&quot;+&quot;;0.1&lt;[.E8]&lt;=1;&quot;++&quot;;1&lt;[.E8]&lt;=2;&quot;+++&quot;;[.E8]&gt;2;&quot;++++&quot;);[.E8]&lt;0;COM.MICROSOFT.IFS([.E8]&gt;=-0.1;&quot;-&quot;;-0.1&gt;[.E8]&gt;=-1;&quot;--&quot;;-1&gt;[.E8]&gt;=-2;&quot;---&quot;;[.E8]&lt;2;&quot;----&quot;))" office:value-type="string" office:string-value="-" calcext:value-type="string">
            <text:p>-</text:p>
          </table:table-cell>
          <table:table-cell table:style-name="ce12" table:formula="of:=COM.MICROSOFT.IFS([.F8]=0;&quot;&quot;;[.F8]&gt;0;COM.MICROSOFT.IFS([.F8]&lt;=0.1;&quot;+&quot;;0.1&lt;[.F8]&lt;=1;&quot;++&quot;;1&lt;[.F8]&lt;=2;&quot;+++&quot;;[.F8]&gt;2;&quot;++++&quot;);[.F8]&lt;0;COM.MICROSOFT.IFS([.F8]&gt;=-0.1;&quot;-&quot;;-0.1&gt;[.F8]&gt;=-1;&quot;--&quot;;-1&gt;[.F8]&gt;=-2;&quot;---&quot;;[.F8]&lt;2;&quot;----&quot;))" office:value-type="string" office:string-value="--" calcext:value-type="string">
            <text:p>--</text:p>
          </table:table-cell>
          <table:table-cell table:style-name="ce12" table:formula="of:=COM.MICROSOFT.IFS([.G8]=0;&quot;&quot;;[.G8]&gt;0;COM.MICROSOFT.IFS([.G8]&lt;=0.1;&quot;+&quot;;0.1&lt;[.G8]&lt;=1;&quot;++&quot;;1&lt;[.G8]&lt;=2;&quot;+++&quot;;[.G8]&gt;2;&quot;++++&quot;);[.G8]&lt;0;COM.MICROSOFT.IFS([.G8]&gt;=-0.1;&quot;-&quot;;-0.1&gt;[.G8]&gt;=-1;&quot;--&quot;;-1&gt;[.G8]&gt;=-2;&quot;---&quot;;[.G8]&lt;2;&quot;----&quot;))" office:value-type="string" office:string-value="-" calcext:value-type="string">
            <text:p>-</text:p>
          </table:table-cell>
          <table:table-cell table:style-name="ce12" table:formula="of:=COM.MICROSOFT.IFS([.H8]=0;&quot;&quot;;[.H8]&gt;0;COM.MICROSOFT.IFS([.H8]&lt;=0.1;&quot;+&quot;;0.1&lt;[.H8]&lt;=1;&quot;++&quot;;1&lt;[.H8]&lt;=2;&quot;+++&quot;;[.H8]&gt;2;&quot;++++&quot;);[.H8]&lt;0;COM.MICROSOFT.IFS([.H8]&gt;=-0.1;&quot;-&quot;;-0.1&gt;[.H8]&gt;=-1;&quot;--&quot;;-1&gt;[.H8]&gt;=-2;&quot;---&quot;;[.H8]&lt;2;&quot;----&quot;))" office:value-type="string" office:string-value="-" calcext:value-type="string">
            <text:p>-</text:p>
          </table:table-cell>
          <table:table-cell table:style-name="ce12" table:formula="of:=COM.MICROSOFT.IFS([.I8]=0;&quot;&quot;;[.I8]&gt;0;COM.MICROSOFT.IFS([.I8]&lt;=0.1;&quot;+&quot;;0.1&lt;[.I8]&lt;=1;&quot;++&quot;;1&lt;[.I8]&lt;=2;&quot;+++&quot;;[.I8]&gt;2;&quot;++++&quot;);[.I8]&lt;0;COM.MICROSOFT.IFS([.I8]&gt;=-0.1;&quot;-&quot;;-0.1&gt;[.I8]&gt;=-1;&quot;--&quot;;-1&gt;[.I8]&gt;=-2;&quot;---&quot;;[.I8]&lt;2;&quot;----&quot;))" office:value-type="string" office:string-value="+" calcext:value-type="string">
            <text:p>+</text:p>
          </table:table-cell>
          <table:table-cell table:style-name="ce12" table:formula="of:=COM.MICROSOFT.IFS([.J8]=0;&quot;&quot;;[.J8]&gt;0;COM.MICROSOFT.IFS([.J8]&lt;=0.1;&quot;+&quot;;0.1&lt;[.J8]&lt;=1;&quot;++&quot;;1&lt;[.J8]&lt;=2;&quot;+++&quot;;[.J8]&gt;2;&quot;++++&quot;);[.J8]&lt;0;COM.MICROSOFT.IFS([.J8]&gt;=-0.1;&quot;-&quot;;-0.1&gt;[.J8]&gt;=-1;&quot;--&quot;;-1&gt;[.J8]&gt;=-2;&quot;---&quot;;[.J8]&lt;2;&quot;----&quot;))" office:value-type="string" office:string-value="+" calcext:value-type="string">
            <text:p>+</text:p>
          </table:table-cell>
          <table:table-cell table:style-name="ce12" table:formula="of:=COM.MICROSOFT.IFS([.K8]=0;&quot;&quot;;[.K8]&gt;0;COM.MICROSOFT.IFS([.K8]&lt;=0.1;&quot;+&quot;;0.1&lt;[.K8]&lt;=1;&quot;++&quot;;1&lt;[.K8]&lt;=2;&quot;+++&quot;;[.K8]&gt;2;&quot;++++&quot;);[.K8]&lt;0;COM.MICROSOFT.IFS([.K8]&gt;=-0.1;&quot;-&quot;;-0.1&gt;[.K8]&gt;=-1;&quot;--&quot;;-1&gt;[.K8]&gt;=-2;&quot;---&quot;;[.K8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style-name="ce12" table:formula="of:=COM.MICROSOFT.IFS([.B9]=0;&quot;&quot;;[.B9]&gt;0;COM.MICROSOFT.IFS([.B9]&lt;=0.1;&quot;+&quot;;0.1&lt;[.B9]&lt;=1;&quot;++&quot;;1&lt;[.B9]&lt;=2;&quot;+++&quot;;[.B9]&gt;2;&quot;++++&quot;);[.B9]&lt;0;COM.MICROSOFT.IFS([.B9]&gt;=-0.1;&quot;-&quot;;-0.1&gt;[.B9]&gt;=-1;&quot;--&quot;;-1&gt;[.B9]&gt;=-2;&quot;---&quot;;[.B9]&lt;2;&quot;----&quot;))" office:value-type="string" office:string-value="+" calcext:value-type="string">
            <text:p>+</text:p>
          </table:table-cell>
          <table:table-cell table:style-name="ce12" table:formula="of:=COM.MICROSOFT.IFS([.C9]=0;&quot;&quot;;[.C9]&gt;0;COM.MICROSOFT.IFS([.C9]&lt;=0.1;&quot;+&quot;;0.1&lt;[.C9]&lt;=1;&quot;++&quot;;1&lt;[.C9]&lt;=2;&quot;+++&quot;;[.C9]&gt;2;&quot;++++&quot;);[.C9]&lt;0;COM.MICROSOFT.IFS([.C9]&gt;=-0.1;&quot;-&quot;;-0.1&gt;[.C9]&gt;=-1;&quot;--&quot;;-1&gt;[.C9]&gt;=-2;&quot;---&quot;;[.C9]&lt;2;&quot;----&quot;))" office:value-type="string" office:string-value="-" calcext:value-type="string">
            <text:p>-</text:p>
          </table:table-cell>
          <table:table-cell table:style-name="ce12" table:formula="of:=COM.MICROSOFT.IFS([.D9]=0;&quot;&quot;;[.D9]&gt;0;COM.MICROSOFT.IFS([.D9]&lt;=0.1;&quot;+&quot;;0.1&lt;[.D9]&lt;=1;&quot;++&quot;;1&lt;[.D9]&lt;=2;&quot;+++&quot;;[.D9]&gt;2;&quot;++++&quot;);[.D9]&lt;0;COM.MICROSOFT.IFS([.D9]&gt;=-0.1;&quot;-&quot;;-0.1&gt;[.D9]&gt;=-1;&quot;--&quot;;-1&gt;[.D9]&gt;=-2;&quot;---&quot;;[.D9]&lt;2;&quot;----&quot;))" office:value-type="string" office:string-value="+" calcext:value-type="string">
            <text:p>+</text:p>
          </table:table-cell>
          <table:table-cell table:style-name="ce12" table:formula="of:=COM.MICROSOFT.IFS([.E9]=0;&quot;&quot;;[.E9]&gt;0;COM.MICROSOFT.IFS([.E9]&lt;=0.1;&quot;+&quot;;0.1&lt;[.E9]&lt;=1;&quot;++&quot;;1&lt;[.E9]&lt;=2;&quot;+++&quot;;[.E9]&gt;2;&quot;++++&quot;);[.E9]&lt;0;COM.MICROSOFT.IFS([.E9]&gt;=-0.1;&quot;-&quot;;-0.1&gt;[.E9]&gt;=-1;&quot;--&quot;;-1&gt;[.E9]&gt;=-2;&quot;---&quot;;[.E9]&lt;2;&quot;----&quot;))" office:value-type="string" office:string-value="+" calcext:value-type="string">
            <text:p>+</text:p>
          </table:table-cell>
          <table:table-cell table:style-name="ce12" table:formula="of:=COM.MICROSOFT.IFS([.F9]=0;&quot;&quot;;[.F9]&gt;0;COM.MICROSOFT.IFS([.F9]&lt;=0.1;&quot;+&quot;;0.1&lt;[.F9]&lt;=1;&quot;++&quot;;1&lt;[.F9]&lt;=2;&quot;+++&quot;;[.F9]&gt;2;&quot;++++&quot;);[.F9]&lt;0;COM.MICROSOFT.IFS([.F9]&gt;=-0.1;&quot;-&quot;;-0.1&gt;[.F9]&gt;=-1;&quot;--&quot;;-1&gt;[.F9]&gt;=-2;&quot;---&quot;;[.F9]&lt;2;&quot;----&quot;))" office:value-type="string" office:string-value="+" calcext:value-type="string">
            <text:p>+</text:p>
          </table:table-cell>
          <table:table-cell table:style-name="ce12" table:formula="of:=COM.MICROSOFT.IFS([.G9]=0;&quot;&quot;;[.G9]&gt;0;COM.MICROSOFT.IFS([.G9]&lt;=0.1;&quot;+&quot;;0.1&lt;[.G9]&lt;=1;&quot;++&quot;;1&lt;[.G9]&lt;=2;&quot;+++&quot;;[.G9]&gt;2;&quot;++++&quot;);[.G9]&lt;0;COM.MICROSOFT.IFS([.G9]&gt;=-0.1;&quot;-&quot;;-0.1&gt;[.G9]&gt;=-1;&quot;--&quot;;-1&gt;[.G9]&gt;=-2;&quot;---&quot;;[.G9]&lt;2;&quot;----&quot;))" office:value-type="string" office:string-value="-" calcext:value-type="string">
            <text:p>-</text:p>
          </table:table-cell>
          <table:table-cell table:style-name="ce12" table:formula="of:=COM.MICROSOFT.IFS([.H9]=0;&quot;&quot;;[.H9]&gt;0;COM.MICROSOFT.IFS([.H9]&lt;=0.1;&quot;+&quot;;0.1&lt;[.H9]&lt;=1;&quot;++&quot;;1&lt;[.H9]&lt;=2;&quot;+++&quot;;[.H9]&gt;2;&quot;++++&quot;);[.H9]&lt;0;COM.MICROSOFT.IFS([.H9]&gt;=-0.1;&quot;-&quot;;-0.1&gt;[.H9]&gt;=-1;&quot;--&quot;;-1&gt;[.H9]&gt;=-2;&quot;---&quot;;[.H9]&lt;2;&quot;----&quot;))" office:value-type="string" office:string-value="--" calcext:value-type="string">
            <text:p>--</text:p>
          </table:table-cell>
          <table:table-cell table:style-name="ce12" table:formula="of:=COM.MICROSOFT.IFS([.I9]=0;&quot;&quot;;[.I9]&gt;0;COM.MICROSOFT.IFS([.I9]&lt;=0.1;&quot;+&quot;;0.1&lt;[.I9]&lt;=1;&quot;++&quot;;1&lt;[.I9]&lt;=2;&quot;+++&quot;;[.I9]&gt;2;&quot;++++&quot;);[.I9]&lt;0;COM.MICROSOFT.IFS([.I9]&gt;=-0.1;&quot;-&quot;;-0.1&gt;[.I9]&gt;=-1;&quot;--&quot;;-1&gt;[.I9]&gt;=-2;&quot;---&quot;;[.I9]&lt;2;&quot;----&quot;))" office:value-type="string" office:string-value="--" calcext:value-type="string">
            <text:p>--</text:p>
          </table:table-cell>
          <table:table-cell table:style-name="ce12" table:formula="of:=COM.MICROSOFT.IFS([.J9]=0;&quot;&quot;;[.J9]&gt;0;COM.MICROSOFT.IFS([.J9]&lt;=0.1;&quot;+&quot;;0.1&lt;[.J9]&lt;=1;&quot;++&quot;;1&lt;[.J9]&lt;=2;&quot;+++&quot;;[.J9]&gt;2;&quot;++++&quot;);[.J9]&lt;0;COM.MICROSOFT.IFS([.J9]&gt;=-0.1;&quot;-&quot;;-0.1&gt;[.J9]&gt;=-1;&quot;--&quot;;-1&gt;[.J9]&gt;=-2;&quot;---&quot;;[.J9]&lt;2;&quot;----&quot;))" office:value-type="string" office:string-value="+" calcext:value-type="string">
            <text:p>+</text:p>
          </table:table-cell>
          <table:table-cell table:style-name="ce12" table:formula="of:=COM.MICROSOFT.IFS([.K9]=0;&quot;&quot;;[.K9]&gt;0;COM.MICROSOFT.IFS([.K9]&lt;=0.1;&quot;+&quot;;0.1&lt;[.K9]&lt;=1;&quot;++&quot;;1&lt;[.K9]&lt;=2;&quot;+++&quot;;[.K9]&gt;2;&quot;++++&quot;);[.K9]&lt;0;COM.MICROSOFT.IFS([.K9]&gt;=-0.1;&quot;-&quot;;-0.1&gt;[.K9]&gt;=-1;&quot;--&quot;;-1&gt;[.K9]&gt;=-2;&quot;---&quot;;[.K9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table:style-name="ce11" table:formula="of:=COM.MICROSOFT.IFS([.B10]=0;&quot;&quot;;[.B10]&gt;0;COM.MICROSOFT.IFS([.B10]&lt;=0.1;&quot;+&quot;;0.1&lt;[.B10]&lt;=1;&quot;++&quot;;1&lt;[.B10]&lt;=2;&quot;+++&quot;;[.B10]&gt;2;&quot;++++&quot;);[.B10]&lt;0;COM.MICROSOFT.IFS([.B10]&gt;=-0.1;&quot;-&quot;;-0.1&gt;[.B10]&gt;=-1;&quot;--&quot;;-1&gt;[.B10]&gt;=-2;&quot;---&quot;;[.B10]&lt;2;&quot;----&quot;))" office:value-type="string" office:string-value="++" calcext:value-type="string">
            <text:p>++</text:p>
          </table:table-cell>
          <table:table-cell table:style-name="ce11" table:formula="of:=COM.MICROSOFT.IFS([.C10]=0;&quot;&quot;;[.C10]&gt;0;COM.MICROSOFT.IFS([.C10]&lt;=0.1;&quot;+&quot;;0.1&lt;[.C10]&lt;=1;&quot;++&quot;;1&lt;[.C10]&lt;=2;&quot;+++&quot;;[.C10]&gt;2;&quot;++++&quot;);[.C10]&lt;0;COM.MICROSOFT.IFS([.C10]&gt;=-0.1;&quot;-&quot;;-0.1&gt;[.C10]&gt;=-1;&quot;--&quot;;-1&gt;[.C10]&gt;=-2;&quot;---&quot;;[.C10]&lt;2;&quot;----&quot;))" office:value-type="string" office:string-value="++" calcext:value-type="string">
            <text:p>++</text:p>
          </table:table-cell>
          <table:table-cell table:style-name="ce12" table:formula="of:=COM.MICROSOFT.IFS([.D10]=0;&quot;&quot;;[.D10]&gt;0;COM.MICROSOFT.IFS([.D10]&lt;=0.1;&quot;+&quot;;0.1&lt;[.D10]&lt;=1;&quot;++&quot;;1&lt;[.D10]&lt;=2;&quot;+++&quot;;[.D10]&gt;2;&quot;++++&quot;);[.D10]&lt;0;COM.MICROSOFT.IFS([.D10]&gt;=-0.1;&quot;-&quot;;-0.1&gt;[.D10]&gt;=-1;&quot;--&quot;;-1&gt;[.D10]&gt;=-2;&quot;---&quot;;[.D10]&lt;2;&quot;----&quot;))" office:value-type="string" office:string-value="-" calcext:value-type="string">
            <text:p>-</text:p>
          </table:table-cell>
          <table:table-cell table:style-name="ce11" table:formula="of:=COM.MICROSOFT.IFS([.E10]=0;&quot;&quot;;[.E10]&gt;0;COM.MICROSOFT.IFS([.E10]&lt;=0.1;&quot;+&quot;;0.1&lt;[.E10]&lt;=1;&quot;++&quot;;1&lt;[.E10]&lt;=2;&quot;+++&quot;;[.E10]&gt;2;&quot;++++&quot;);[.E10]&lt;0;COM.MICROSOFT.IFS([.E10]&gt;=-0.1;&quot;-&quot;;-0.1&gt;[.E10]&gt;=-1;&quot;--&quot;;-1&gt;[.E10]&gt;=-2;&quot;---&quot;;[.E10]&lt;2;&quot;----&quot;))" office:value-type="string" office:string-value="++" calcext:value-type="string">
            <text:p>++</text:p>
          </table:table-cell>
          <table:table-cell table:style-name="ce11" table:formula="of:=COM.MICROSOFT.IFS([.F10]=0;&quot;&quot;;[.F10]&gt;0;COM.MICROSOFT.IFS([.F10]&lt;=0.1;&quot;+&quot;;0.1&lt;[.F10]&lt;=1;&quot;++&quot;;1&lt;[.F10]&lt;=2;&quot;+++&quot;;[.F10]&gt;2;&quot;++++&quot;);[.F10]&lt;0;COM.MICROSOFT.IFS([.F10]&gt;=-0.1;&quot;-&quot;;-0.1&gt;[.F10]&gt;=-1;&quot;--&quot;;-1&gt;[.F10]&gt;=-2;&quot;---&quot;;[.F10]&lt;2;&quot;----&quot;))" office:value-type="string" office:string-value="+" calcext:value-type="string">
            <text:p>+</text:p>
          </table:table-cell>
          <table:table-cell table:style-name="ce12" table:formula="of:=COM.MICROSOFT.IFS([.G10]=0;&quot;&quot;;[.G10]&gt;0;COM.MICROSOFT.IFS([.G10]&lt;=0.1;&quot;+&quot;;0.1&lt;[.G10]&lt;=1;&quot;++&quot;;1&lt;[.G10]&lt;=2;&quot;+++&quot;;[.G10]&gt;2;&quot;++++&quot;);[.G10]&lt;0;COM.MICROSOFT.IFS([.G10]&gt;=-0.1;&quot;-&quot;;-0.1&gt;[.G10]&gt;=-1;&quot;--&quot;;-1&gt;[.G10]&gt;=-2;&quot;---&quot;;[.G10]&lt;2;&quot;----&quot;))" office:value-type="string" office:string-value="+" calcext:value-type="string">
            <text:p>+</text:p>
          </table:table-cell>
          <table:table-cell table:style-name="ce12" table:formula="of:=COM.MICROSOFT.IFS([.H10]=0;&quot;&quot;;[.H10]&gt;0;COM.MICROSOFT.IFS([.H10]&lt;=0.1;&quot;+&quot;;0.1&lt;[.H10]&lt;=1;&quot;++&quot;;1&lt;[.H10]&lt;=2;&quot;+++&quot;;[.H10]&gt;2;&quot;++++&quot;);[.H10]&lt;0;COM.MICROSOFT.IFS([.H10]&gt;=-0.1;&quot;-&quot;;-0.1&gt;[.H10]&gt;=-1;&quot;--&quot;;-1&gt;[.H10]&gt;=-2;&quot;---&quot;;[.H10]&lt;2;&quot;----&quot;))" office:value-type="string" office:string-value="+" calcext:value-type="string">
            <text:p>+</text:p>
          </table:table-cell>
          <table:table-cell table:style-name="ce11" table:formula="of:=COM.MICROSOFT.IFS([.I10]=0;&quot;&quot;;[.I10]&gt;0;COM.MICROSOFT.IFS([.I10]&lt;=0.1;&quot;+&quot;;0.1&lt;[.I10]&lt;=1;&quot;++&quot;;1&lt;[.I10]&lt;=2;&quot;+++&quot;;[.I10]&gt;2;&quot;++++&quot;);[.I10]&lt;0;COM.MICROSOFT.IFS([.I10]&gt;=-0.1;&quot;-&quot;;-0.1&gt;[.I10]&gt;=-1;&quot;--&quot;;-1&gt;[.I10]&gt;=-2;&quot;---&quot;;[.I10]&lt;2;&quot;----&quot;))" office:value-type="string" office:string-value="--" calcext:value-type="string">
            <text:p>--</text:p>
          </table:table-cell>
          <table:table-cell table:style-name="ce11" table:formula="of:=COM.MICROSOFT.IFS([.J10]=0;&quot;&quot;;[.J10]&gt;0;COM.MICROSOFT.IFS([.J10]&lt;=0.1;&quot;+&quot;;0.1&lt;[.J10]&lt;=1;&quot;++&quot;;1&lt;[.J10]&lt;=2;&quot;+++&quot;;[.J10]&gt;2;&quot;++++&quot;);[.J10]&lt;0;COM.MICROSOFT.IFS([.J10]&gt;=-0.1;&quot;-&quot;;-0.1&gt;[.J10]&gt;=-1;&quot;--&quot;;-1&gt;[.J10]&gt;=-2;&quot;---&quot;;[.J10]&lt;2;&quot;----&quot;))" office:value-type="string" office:string-value="-" calcext:value-type="string">
            <text:p>-</text:p>
          </table:table-cell>
          <table:table-cell table:style-name="ce11" table:formula="of:=COM.MICROSOFT.IFS([.K10]=0;&quot;&quot;;[.K10]&gt;0;COM.MICROSOFT.IFS([.K10]&lt;=0.1;&quot;+&quot;;0.1&lt;[.K10]&lt;=1;&quot;++&quot;;1&lt;[.K10]&lt;=2;&quot;+++&quot;;[.K10]&gt;2;&quot;++++&quot;);[.K10]&lt;0;COM.MICROSOFT.IFS([.K10]&gt;=-0.1;&quot;-&quot;;-0.1&gt;[.K10]&gt;=-1;&quot;--&quot;;-1&gt;[.K10]&gt;=-2;&quot;---&quot;;[.K10]&lt;2;&quot;----&quot;))" office:value-type="string" office:string-value="--" calcext:value-type="string">
            <text:p>-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table:style-name="ce11" table:formula="of:=COM.MICROSOFT.IFS([.B11]=0;&quot;&quot;;[.B11]&gt;0;COM.MICROSOFT.IFS([.B11]&lt;=0.1;&quot;+&quot;;0.1&lt;[.B11]&lt;=1;&quot;++&quot;;1&lt;[.B11]&lt;=2;&quot;+++&quot;;[.B11]&gt;2;&quot;++++&quot;);[.B11]&lt;0;COM.MICROSOFT.IFS([.B11]&gt;=-0.1;&quot;-&quot;;-0.1&gt;[.B11]&gt;=-1;&quot;--&quot;;-1&gt;[.B11]&gt;=-2;&quot;---&quot;;[.B11]&lt;2;&quot;----&quot;))" office:value-type="string" office:string-value="--" calcext:value-type="string">
            <text:p>--</text:p>
          </table:table-cell>
          <table:table-cell table:style-name="ce11" table:formula="of:=COM.MICROSOFT.IFS([.C11]=0;&quot;&quot;;[.C11]&gt;0;COM.MICROSOFT.IFS([.C11]&lt;=0.1;&quot;+&quot;;0.1&lt;[.C11]&lt;=1;&quot;++&quot;;1&lt;[.C11]&lt;=2;&quot;+++&quot;;[.C11]&gt;2;&quot;++++&quot;);[.C11]&lt;0;COM.MICROSOFT.IFS([.C11]&gt;=-0.1;&quot;-&quot;;-0.1&gt;[.C11]&gt;=-1;&quot;--&quot;;-1&gt;[.C11]&gt;=-2;&quot;---&quot;;[.C11]&lt;2;&quot;----&quot;))" office:value-type="string" office:string-value="++" calcext:value-type="string">
            <text:p>++</text:p>
          </table:table-cell>
          <table:table-cell table:style-name="ce12" table:formula="of:=COM.MICROSOFT.IFS([.D11]=0;&quot;&quot;;[.D11]&gt;0;COM.MICROSOFT.IFS([.D11]&lt;=0.1;&quot;+&quot;;0.1&lt;[.D11]&lt;=1;&quot;++&quot;;1&lt;[.D11]&lt;=2;&quot;+++&quot;;[.D11]&gt;2;&quot;++++&quot;);[.D11]&lt;0;COM.MICROSOFT.IFS([.D11]&gt;=-0.1;&quot;-&quot;;-0.1&gt;[.D11]&gt;=-1;&quot;--&quot;;-1&gt;[.D11]&gt;=-2;&quot;---&quot;;[.D11]&lt;2;&quot;----&quot;))" office:value-type="string" office:string-value="+" calcext:value-type="string">
            <text:p>+</text:p>
          </table:table-cell>
          <table:table-cell table:style-name="ce11" table:formula="of:=COM.MICROSOFT.IFS([.E11]=0;&quot;&quot;;[.E11]&gt;0;COM.MICROSOFT.IFS([.E11]&lt;=0.1;&quot;+&quot;;0.1&lt;[.E11]&lt;=1;&quot;++&quot;;1&lt;[.E11]&lt;=2;&quot;+++&quot;;[.E11]&gt;2;&quot;++++&quot;);[.E11]&lt;0;COM.MICROSOFT.IFS([.E11]&gt;=-0.1;&quot;-&quot;;-0.1&gt;[.E11]&gt;=-1;&quot;--&quot;;-1&gt;[.E11]&gt;=-2;&quot;---&quot;;[.E11]&lt;2;&quot;----&quot;))" office:value-type="string" office:string-value="--" calcext:value-type="string">
            <text:p>--</text:p>
          </table:table-cell>
          <table:table-cell table:style-name="ce11" table:formula="of:=COM.MICROSOFT.IFS([.F11]=0;&quot;&quot;;[.F11]&gt;0;COM.MICROSOFT.IFS([.F11]&lt;=0.1;&quot;+&quot;;0.1&lt;[.F11]&lt;=1;&quot;++&quot;;1&lt;[.F11]&lt;=2;&quot;+++&quot;;[.F11]&gt;2;&quot;++++&quot;);[.F11]&lt;0;COM.MICROSOFT.IFS([.F11]&gt;=-0.1;&quot;-&quot;;-0.1&gt;[.F11]&gt;=-1;&quot;--&quot;;-1&gt;[.F11]&gt;=-2;&quot;---&quot;;[.F11]&lt;2;&quot;----&quot;))" office:value-type="string" office:string-value="+" calcext:value-type="string">
            <text:p>+</text:p>
          </table:table-cell>
          <table:table-cell table:style-name="ce12" table:formula="of:=COM.MICROSOFT.IFS([.G11]=0;&quot;&quot;;[.G11]&gt;0;COM.MICROSOFT.IFS([.G11]&lt;=0.1;&quot;+&quot;;0.1&lt;[.G11]&lt;=1;&quot;++&quot;;1&lt;[.G11]&lt;=2;&quot;+++&quot;;[.G11]&gt;2;&quot;++++&quot;);[.G11]&lt;0;COM.MICROSOFT.IFS([.G11]&gt;=-0.1;&quot;-&quot;;-0.1&gt;[.G11]&gt;=-1;&quot;--&quot;;-1&gt;[.G11]&gt;=-2;&quot;---&quot;;[.G11]&lt;2;&quot;----&quot;))" office:value-type="string" office:string-value="-" calcext:value-type="string">
            <text:p>-</text:p>
          </table:table-cell>
          <table:table-cell table:style-name="ce12" table:formula="of:=COM.MICROSOFT.IFS([.H11]=0;&quot;&quot;;[.H11]&gt;0;COM.MICROSOFT.IFS([.H11]&lt;=0.1;&quot;+&quot;;0.1&lt;[.H11]&lt;=1;&quot;++&quot;;1&lt;[.H11]&lt;=2;&quot;+++&quot;;[.H11]&gt;2;&quot;++++&quot;);[.H11]&lt;0;COM.MICROSOFT.IFS([.H11]&gt;=-0.1;&quot;-&quot;;-0.1&gt;[.H11]&gt;=-1;&quot;--&quot;;-1&gt;[.H11]&gt;=-2;&quot;---&quot;;[.H11]&lt;2;&quot;----&quot;))" office:value-type="string" office:string-value="-" calcext:value-type="string">
            <text:p>-</text:p>
          </table:table-cell>
          <table:table-cell table:style-name="ce11" table:formula="of:=COM.MICROSOFT.IFS([.I11]=0;&quot;&quot;;[.I11]&gt;0;COM.MICROSOFT.IFS([.I11]&lt;=0.1;&quot;+&quot;;0.1&lt;[.I11]&lt;=1;&quot;++&quot;;1&lt;[.I11]&lt;=2;&quot;+++&quot;;[.I11]&gt;2;&quot;++++&quot;);[.I11]&lt;0;COM.MICROSOFT.IFS([.I11]&gt;=-0.1;&quot;-&quot;;-0.1&gt;[.I11]&gt;=-1;&quot;--&quot;;-1&gt;[.I11]&gt;=-2;&quot;---&quot;;[.I11]&lt;2;&quot;----&quot;))" office:value-type="string" office:string-value="-" calcext:value-type="string">
            <text:p>-</text:p>
          </table:table-cell>
          <table:table-cell table:style-name="ce11" table:formula="of:=COM.MICROSOFT.IFS([.J11]=0;&quot;&quot;;[.J11]&gt;0;COM.MICROSOFT.IFS([.J11]&lt;=0.1;&quot;+&quot;;0.1&lt;[.J11]&lt;=1;&quot;++&quot;;1&lt;[.J11]&lt;=2;&quot;+++&quot;;[.J11]&gt;2;&quot;++++&quot;);[.J11]&lt;0;COM.MICROSOFT.IFS([.J11]&gt;=-0.1;&quot;-&quot;;-0.1&gt;[.J11]&gt;=-1;&quot;--&quot;;-1&gt;[.J11]&gt;=-2;&quot;---&quot;;[.J11]&lt;2;&quot;----&quot;))" office:value-type="string" office:string-value="-" calcext:value-type="string">
            <text:p>-</text:p>
          </table:table-cell>
          <table:table-cell table:style-name="ce11" table:formula="of:=COM.MICROSOFT.IFS([.K11]=0;&quot;&quot;;[.K11]&gt;0;COM.MICROSOFT.IFS([.K11]&lt;=0.1;&quot;+&quot;;0.1&lt;[.K11]&lt;=1;&quot;++&quot;;1&lt;[.K11]&lt;=2;&quot;+++&quot;;[.K11]&gt;2;&quot;++++&quot;);[.K11]&lt;0;COM.MICROSOFT.IFS([.K11]&gt;=-0.1;&quot;-&quot;;-0.1&gt;[.K11]&gt;=-1;&quot;--&quot;;-1&gt;[.K11]&gt;=-2;&quot;---&quot;;[.K11]&lt;2;&quot;----&quot;))" office:value-type="string" office:string-value="+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table:style-name="ce11" table:formula="of:=COM.MICROSOFT.IFS([.B12]=0;&quot;&quot;;[.B12]&gt;0;COM.MICROSOFT.IFS([.B12]&lt;=0.1;&quot;+&quot;;0.1&lt;[.B12]&lt;=1;&quot;++&quot;;1&lt;[.B12]&lt;=2;&quot;+++&quot;;[.B12]&gt;2;&quot;++++&quot;);[.B12]&lt;0;COM.MICROSOFT.IFS([.B12]&gt;=-0.1;&quot;-&quot;;-0.1&gt;[.B12]&gt;=-1;&quot;--&quot;;-1&gt;[.B12]&gt;=-2;&quot;---&quot;;[.B12]&lt;2;&quot;----&quot;))" office:value-type="string" office:string-value="--" calcext:value-type="string">
            <text:p>--</text:p>
          </table:table-cell>
          <table:table-cell table:style-name="ce11" table:formula="of:=COM.MICROSOFT.IFS([.C12]=0;&quot;&quot;;[.C12]&gt;0;COM.MICROSOFT.IFS([.C12]&lt;=0.1;&quot;+&quot;;0.1&lt;[.C12]&lt;=1;&quot;++&quot;;1&lt;[.C12]&lt;=2;&quot;+++&quot;;[.C12]&gt;2;&quot;++++&quot;);[.C12]&lt;0;COM.MICROSOFT.IFS([.C12]&gt;=-0.1;&quot;-&quot;;-0.1&gt;[.C12]&gt;=-1;&quot;--&quot;;-1&gt;[.C12]&gt;=-2;&quot;---&quot;;[.C12]&lt;2;&quot;----&quot;))" office:value-type="string" office:string-value="--" calcext:value-type="string">
            <text:p>--</text:p>
          </table:table-cell>
          <table:table-cell table:style-name="ce12" table:formula="of:=COM.MICROSOFT.IFS([.D12]=0;&quot;&quot;;[.D12]&gt;0;COM.MICROSOFT.IFS([.D12]&lt;=0.1;&quot;+&quot;;0.1&lt;[.D12]&lt;=1;&quot;++&quot;;1&lt;[.D12]&lt;=2;&quot;+++&quot;;[.D12]&gt;2;&quot;++++&quot;);[.D12]&lt;0;COM.MICROSOFT.IFS([.D12]&gt;=-0.1;&quot;-&quot;;-0.1&gt;[.D12]&gt;=-1;&quot;--&quot;;-1&gt;[.D12]&gt;=-2;&quot;---&quot;;[.D12]&lt;2;&quot;----&quot;))" office:value-type="string" office:string-value="+" calcext:value-type="string">
            <text:p>+</text:p>
          </table:table-cell>
          <table:table-cell table:style-name="ce11" table:formula="of:=COM.MICROSOFT.IFS([.E12]=0;&quot;&quot;;[.E12]&gt;0;COM.MICROSOFT.IFS([.E12]&lt;=0.1;&quot;+&quot;;0.1&lt;[.E12]&lt;=1;&quot;++&quot;;1&lt;[.E12]&lt;=2;&quot;+++&quot;;[.E12]&gt;2;&quot;++++&quot;);[.E12]&lt;0;COM.MICROSOFT.IFS([.E12]&gt;=-0.1;&quot;-&quot;;-0.1&gt;[.E12]&gt;=-1;&quot;--&quot;;-1&gt;[.E12]&gt;=-2;&quot;---&quot;;[.E12]&lt;2;&quot;----&quot;))" office:value-type="string" office:string-value="--" calcext:value-type="string">
            <text:p>--</text:p>
          </table:table-cell>
          <table:table-cell table:style-name="ce11" table:formula="of:=COM.MICROSOFT.IFS([.F12]=0;&quot;&quot;;[.F12]&gt;0;COM.MICROSOFT.IFS([.F12]&lt;=0.1;&quot;+&quot;;0.1&lt;[.F12]&lt;=1;&quot;++&quot;;1&lt;[.F12]&lt;=2;&quot;+++&quot;;[.F12]&gt;2;&quot;++++&quot;);[.F12]&lt;0;COM.MICROSOFT.IFS([.F12]&gt;=-0.1;&quot;-&quot;;-0.1&gt;[.F12]&gt;=-1;&quot;--&quot;;-1&gt;[.F12]&gt;=-2;&quot;---&quot;;[.F12]&lt;2;&quot;----&quot;))" office:value-type="string" office:string-value="++" calcext:value-type="string">
            <text:p>++</text:p>
          </table:table-cell>
          <table:table-cell table:style-name="ce12" table:formula="of:=COM.MICROSOFT.IFS([.G12]=0;&quot;&quot;;[.G12]&gt;0;COM.MICROSOFT.IFS([.G12]&lt;=0.1;&quot;+&quot;;0.1&lt;[.G12]&lt;=1;&quot;++&quot;;1&lt;[.G12]&lt;=2;&quot;+++&quot;;[.G12]&gt;2;&quot;++++&quot;);[.G12]&lt;0;COM.MICROSOFT.IFS([.G12]&gt;=-0.1;&quot;-&quot;;-0.1&gt;[.G12]&gt;=-1;&quot;--&quot;;-1&gt;[.G12]&gt;=-2;&quot;---&quot;;[.G12]&lt;2;&quot;----&quot;))" office:value-type="string" office:string-value="-" calcext:value-type="string">
            <text:p>-</text:p>
          </table:table-cell>
          <table:table-cell table:style-name="ce12" table:formula="of:=COM.MICROSOFT.IFS([.H12]=0;&quot;&quot;;[.H12]&gt;0;COM.MICROSOFT.IFS([.H12]&lt;=0.1;&quot;+&quot;;0.1&lt;[.H12]&lt;=1;&quot;++&quot;;1&lt;[.H12]&lt;=2;&quot;+++&quot;;[.H12]&gt;2;&quot;++++&quot;);[.H12]&lt;0;COM.MICROSOFT.IFS([.H12]&gt;=-0.1;&quot;-&quot;;-0.1&gt;[.H12]&gt;=-1;&quot;--&quot;;-1&gt;[.H12]&gt;=-2;&quot;---&quot;;[.H12]&lt;2;&quot;----&quot;))" office:value-type="string" office:string-value="-" calcext:value-type="string">
            <text:p>-</text:p>
          </table:table-cell>
          <table:table-cell table:style-name="ce11" table:formula="of:=COM.MICROSOFT.IFS([.I12]=0;&quot;&quot;;[.I12]&gt;0;COM.MICROSOFT.IFS([.I12]&lt;=0.1;&quot;+&quot;;0.1&lt;[.I12]&lt;=1;&quot;++&quot;;1&lt;[.I12]&lt;=2;&quot;+++&quot;;[.I12]&gt;2;&quot;++++&quot;);[.I12]&lt;0;COM.MICROSOFT.IFS([.I12]&gt;=-0.1;&quot;-&quot;;-0.1&gt;[.I12]&gt;=-1;&quot;--&quot;;-1&gt;[.I12]&gt;=-2;&quot;---&quot;;[.I12]&lt;2;&quot;----&quot;))" office:value-type="string" office:string-value="--" calcext:value-type="string">
            <text:p>--</text:p>
          </table:table-cell>
          <table:table-cell table:style-name="ce11" table:formula="of:=COM.MICROSOFT.IFS([.J12]=0;&quot;&quot;;[.J12]&gt;0;COM.MICROSOFT.IFS([.J12]&lt;=0.1;&quot;+&quot;;0.1&lt;[.J12]&lt;=1;&quot;++&quot;;1&lt;[.J12]&lt;=2;&quot;+++&quot;;[.J12]&gt;2;&quot;++++&quot;);[.J12]&lt;0;COM.MICROSOFT.IFS([.J12]&gt;=-0.1;&quot;-&quot;;-0.1&gt;[.J12]&gt;=-1;&quot;--&quot;;-1&gt;[.J12]&gt;=-2;&quot;---&quot;;[.J12]&lt;2;&quot;----&quot;))" office:value-type="string" office:string-value="++" calcext:value-type="string">
            <text:p>++</text:p>
          </table:table-cell>
          <table:table-cell table:style-name="ce11" table:formula="of:=COM.MICROSOFT.IFS([.K12]=0;&quot;&quot;;[.K12]&gt;0;COM.MICROSOFT.IFS([.K12]&lt;=0.1;&quot;+&quot;;0.1&lt;[.K12]&lt;=1;&quot;++&quot;;1&lt;[.K12]&lt;=2;&quot;+++&quot;;[.K12]&gt;2;&quot;++++&quot;);[.K12]&lt;0;COM.MICROSOFT.IFS([.K12]&gt;=-0.1;&quot;-&quot;;-0.1&gt;[.K12]&gt;=-1;&quot;--&quot;;-1&gt;[.K12]&gt;=-2;&quot;---&quot;;[.K12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N pop stdevs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1.38777878078145E-016" calcext:value-type="float">
            <text:p>1.39E-16</text:p>
          </table:table-cell>
          <table:table-cell office:value-type="float" office:value="1.33226762955019E-015" calcext:value-type="float">
            <text:p>1.33E-15</text:p>
          </table:table-cell>
          <table:table-cell table:style-name="ce10" office:value-type="float" office:value="3.46944695195361E-018" calcext:value-type="float">
            <text:p>3.47E-18</text:p>
          </table:table-cell>
          <table:table-cell office:value-type="float" office:value="1.55431223447522E-015" calcext:value-type="float">
            <text:p>1.55E-15</text:p>
          </table:table-cell>
          <table:table-cell office:value-type="float" office:value="1.11022302462516E-015" calcext:value-type="float">
            <text:p>1.11E-15</text:p>
          </table:table-cell>
          <table:table-cell table:style-name="ce10" office:value-type="float" office:value="3.77475828372553E-015" calcext:value-type="float">
            <text:p>3.77E-15</text:p>
          </table:table-cell>
          <table:table-cell table:style-name="ce10" office:value-type="float" office:value="8.88178419700125E-016" calcext:value-type="float">
            <text:p>8.88E-16</text:p>
          </table:table-cell>
          <table:table-cell office:value-type="float" office:value="1.52655665885959E-016" calcext:value-type="float">
            <text:p>1.53E-16</text:p>
          </table:table-cell>
          <table:table-cell office:value-type="float" office:value="3.60822483003176E-016" calcext:value-type="float">
            <text:p>3.61E-16</text:p>
          </table:table-cell>
          <table:table-cell office:value-type="float" office:value="2.88657986402541E-015" calcext:value-type="float">
            <text:p>2.89E-15</text:p>
          </table:table-cell>
          <table:table-cell table:style-name="Default" table:number-columns-repeated="10"/>
          <table:table-cell table:number-columns-repeated="1003"/>
        </table:table-row>
        <table:table-row table:style-name="ro1">
          <table:table-cell office:value-type="string" calcext:value-type="string">
            <text:p>gene2</text:p>
          </table:table-cell>
          <table:table-cell office:value-type="float" office:value="6.66133814775094E-016" calcext:value-type="float">
            <text:p>6.66E-16</text:p>
          </table:table-cell>
          <table:table-cell office:value-type="float" office:value="1.11022302462516E-015" calcext:value-type="float">
            <text:p>1.11E-15</text:p>
          </table:table-cell>
          <table:table-cell table:style-name="ce10" office:value-type="float" office:value="6.07153216591883E-018" calcext:value-type="float">
            <text:p>6.07E-18</text:p>
          </table:table-cell>
          <table:table-cell office:value-type="float" office:value="0.0000575842942509699" calcext:value-type="float">
            <text:p>5.76E-05</text:p>
          </table:table-cell>
          <table:table-cell office:value-type="float" office:value="5.55111512312578E-017" calcext:value-type="float">
            <text:p>5.55E-17</text:p>
          </table:table-cell>
          <table:table-cell table:style-name="ce10" office:value-type="float" office:value="8.67361737988404E-018" calcext:value-type="float">
            <text:p>8.67E-18</text:p>
          </table:table-cell>
          <table:table-cell table:style-name="ce10" office:value-type="float" office:value="1.47451495458029E-017" calcext:value-type="float">
            <text:p>1.47E-17</text:p>
          </table:table-cell>
          <table:table-cell office:value-type="float" office:value="1.11022302462516E-015" calcext:value-type="float">
            <text:p>1.11E-15</text:p>
          </table:table-cell>
          <table:table-cell office:value-type="float" office:value="6.66133814775094E-016" calcext:value-type="float">
            <text:p>6.66E-16</text:p>
          </table:table-cell>
          <table:table-cell office:value-type="float" office:value="1.11022302462516E-016" calcext:value-type="float">
            <text:p>1.11E-16</text:p>
          </table:table-cell>
          <table:table-cell table:style-name="Default" table:number-columns-repeated="10"/>
          <table:table-cell table:number-columns-repeated="100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0" office:value-type="float" office:value="1.04083408558608E-016" calcext:value-type="float">
            <text:p>1.04E-16</text:p>
          </table:table-cell>
          <table:table-cell table:style-name="ce10" office:value-type="float" office:value="0.000582702802723825" calcext:value-type="float">
            <text:p>5.83E-04</text:p>
          </table:table-cell>
          <table:table-cell table:style-name="ce10" office:value-type="float" office:value="3.12250225675825E-017" calcext:value-type="float">
            <text:p>3.12E-17</text:p>
          </table:table-cell>
          <table:table-cell table:style-name="ce10" office:value-type="float" office:value="0" calcext:value-type="float">
            <text:p>0.00E+00</text:p>
          </table:table-cell>
          <table:table-cell table:style-name="ce10" office:value-type="float" office:value="2.42861286636753E-017" calcext:value-type="float">
            <text:p>2.43E-17</text:p>
          </table:table-cell>
          <table:table-cell table:style-name="ce10" office:value-type="float" office:value="0.000591878875220938" calcext:value-type="float">
            <text:p>5.92E-04</text:p>
          </table:table-cell>
          <table:table-cell table:style-name="ce10" office:value-type="float" office:value="2.42861286636753E-017" calcext:value-type="float">
            <text:p>2.43E-17</text:p>
          </table:table-cell>
          <table:table-cell table:style-name="ce10" office:value-type="float" office:value="0" calcext:value-type="float">
            <text:p>0.00E+00</text:p>
          </table:table-cell>
          <table:table-cell table:style-name="ce10" office:value-type="float" office:value="1.04083408558608E-017" calcext:value-type="float">
            <text:p>1.04E-17</text:p>
          </table:table-cell>
          <table:table-cell table:style-name="ce10" office:value-type="float" office:value="3.12250225675825E-017" calcext:value-type="float">
            <text:p>3.12E-17</text:p>
          </table:table-cell>
          <table:table-cell table:style-name="Default" table:number-columns-repeated="10"/>
          <table:table-cell table:number-columns-repeated="1003"/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1.4432899320127E-015" calcext:value-type="float">
            <text:p>1.44E-15</text:p>
          </table:table-cell>
          <table:table-cell office:value-type="float" office:value="6.66133814775094E-016" calcext:value-type="float">
            <text:p>6.66E-16</text:p>
          </table:table-cell>
          <table:table-cell table:style-name="ce10" office:value-type="float" office:value="0.000457779436399661" calcext:value-type="float">
            <text:p>4.58E-04</text:p>
          </table:table-cell>
          <table:table-cell office:value-type="float" office:value="2.77555756156289E-016" calcext:value-type="float">
            <text:p>2.78E-16</text:p>
          </table:table-cell>
          <table:table-cell office:value-type="float" office:value="5.55111512312578E-017" calcext:value-type="float">
            <text:p>5.55E-17</text:p>
          </table:table-cell>
          <table:table-cell table:style-name="ce10" office:value-type="float" office:value="3.46944695195361E-018" calcext:value-type="float">
            <text:p>3.47E-18</text:p>
          </table:table-cell>
          <table:table-cell table:style-name="ce10" office:value-type="float" office:value="2.77555756156289E-017" calcext:value-type="float">
            <text:p>2.78E-17</text:p>
          </table:table-cell>
          <table:table-cell office:value-type="float" office:value="1.11022302462516E-016" calcext:value-type="float">
            <text:p>1.11E-16</text:p>
          </table:table-cell>
          <table:table-cell office:value-type="float" office:value="3.05311331771918E-016" calcext:value-type="float">
            <text:p>3.05E-16</text:p>
          </table:table-cell>
          <table:table-cell office:value-type="float" office:value="0.000261384533785428" calcext:value-type="float">
            <text:p>2.61E-04</text:p>
          </table:table-cell>
          <table:table-cell table:style-name="Default" table:number-columns-repeated="10"/>
          <table:table-cell table:number-columns-repeated="1003"/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1.04083408558608E-017" calcext:value-type="float">
            <text:p>1.04E-17</text:p>
          </table:table-cell>
          <table:table-cell office:value-type="float" office:value="0.00043066754628446" calcext:value-type="float">
            <text:p>4.31E-04</text:p>
          </table:table-cell>
          <table:table-cell table:style-name="ce10" office:value-type="float" office:value="1.04083408558608E-017" calcext:value-type="float">
            <text:p>1.04E-17</text:p>
          </table:table-cell>
          <table:table-cell office:value-type="float" office:value="6.93889390390723E-018" calcext:value-type="float">
            <text:p>6.94E-18</text:p>
          </table:table-cell>
          <table:table-cell office:value-type="float" office:value="0.000322213978487159" calcext:value-type="float">
            <text:p>3.22E-04</text:p>
          </table:table-cell>
          <table:table-cell table:style-name="ce10" office:value-type="float" office:value="2.08166817117217E-017" calcext:value-type="float">
            <text:p>2.08E-17</text:p>
          </table:table-cell>
          <table:table-cell table:style-name="ce10" office:value-type="float" office:value="6.66133814775094E-016" calcext:value-type="float">
            <text:p>6.66E-16</text:p>
          </table:table-cell>
          <table:table-cell office:value-type="float" office:value="2.25514051876985E-017" calcext:value-type="float">
            <text:p>2.26E-17</text:p>
          </table:table-cell>
          <table:table-cell office:value-type="float" office:value="4.16333634234434E-017" calcext:value-type="float">
            <text:p>4.16E-17</text:p>
          </table:table-cell>
          <table:table-cell office:value-type="float" office:value="3.10862446895044E-015" calcext:value-type="float">
            <text:p>3.11E-15</text:p>
          </table:table-cell>
          <table:table-cell table:style-name="Default" table:number-columns-repeated="10"/>
          <table:table-cell table:number-columns-repeated="100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style-name="ce10" office:value-type="float" office:value="6.93889390390723E-018" calcext:value-type="float">
            <text:p>6.94E-18</text:p>
          </table:table-cell>
          <table:table-cell table:style-name="ce10" office:value-type="float" office:value="1.73472347597681E-017" calcext:value-type="float">
            <text:p>1.73E-17</text:p>
          </table:table-cell>
          <table:table-cell table:style-name="ce10" office:value-type="float" office:value="3.33066907387547E-015" calcext:value-type="float">
            <text:p>3.33E-15</text:p>
          </table:table-cell>
          <table:table-cell table:style-name="ce10" office:value-type="float" office:value="6.93889390390723E-017" calcext:value-type="float">
            <text:p>6.94E-17</text:p>
          </table:table-cell>
          <table:table-cell table:style-name="ce10" office:value-type="float" office:value="0.000112895816567426" calcext:value-type="float">
            <text:p>1.13E-04</text:p>
          </table:table-cell>
          <table:table-cell table:style-name="ce10" office:value-type="float" office:value="1.38777878078145E-017" calcext:value-type="float">
            <text:p>1.39E-17</text:p>
          </table:table-cell>
          <table:table-cell table:style-name="ce10" office:value-type="float" office:value="7.63278329429795E-017" calcext:value-type="float">
            <text:p>7.63E-17</text:p>
          </table:table-cell>
          <table:table-cell table:style-name="ce10" office:value-type="float" office:value="6.93889390390723E-017" calcext:value-type="float">
            <text:p>6.94E-17</text:p>
          </table:table-cell>
          <table:table-cell table:style-name="ce10" office:value-type="float" office:value="3.81639164714898E-017" calcext:value-type="float">
            <text:p>3.82E-17</text:p>
          </table:table-cell>
          <table:table-cell table:style-name="ce10" office:value-type="float" office:value="1.90819582357449E-017" calcext:value-type="float">
            <text:p>1.91E-17</text:p>
          </table:table-cell>
          <table:table-cell table:style-name="Default" table:number-columns-repeated="10"/>
          <table:table-cell table:number-columns-repeated="100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style-name="ce10" office:value-type="float" office:value="0.000334908563653189" calcext:value-type="float">
            <text:p>3.35E-04</text:p>
          </table:table-cell>
          <table:table-cell table:style-name="ce10" office:value-type="float" office:value="3.12250225675825E-017" calcext:value-type="float">
            <text:p>3.12E-17</text:p>
          </table:table-cell>
          <table:table-cell table:style-name="ce10" office:value-type="float" office:value="8.67361737988404E-019" calcext:value-type="float">
            <text:p>8.67E-19</text:p>
          </table:table-cell>
          <table:table-cell table:style-name="ce10" office:value-type="float" office:value="2.08166817117217E-017" calcext:value-type="float">
            <text:p>2.08E-17</text:p>
          </table:table-cell>
          <table:table-cell table:style-name="ce10" office:value-type="float" office:value="7.63278329429795E-017" calcext:value-type="float">
            <text:p>7.63E-17</text:p>
          </table:table-cell>
          <table:table-cell table:style-name="ce10" office:value-type="float" office:value="2.77555756156289E-017" calcext:value-type="float">
            <text:p>2.78E-17</text:p>
          </table:table-cell>
          <table:table-cell table:style-name="ce10" office:value-type="float" office:value="9.99200722162641E-016" calcext:value-type="float">
            <text:p>9.99E-16</text:p>
          </table:table-cell>
          <table:table-cell table:style-name="ce10" office:value-type="float" office:value="2.22044604925031E-015" calcext:value-type="float">
            <text:p>2.22E-15</text:p>
          </table:table-cell>
          <table:table-cell table:style-name="ce10" office:value-type="float" office:value="6.2450045135165E-017" calcext:value-type="float">
            <text:p>6.25E-17</text:p>
          </table:table-cell>
          <table:table-cell table:style-name="ce10" office:value-type="float" office:value="0" calcext:value-type="float">
            <text:p>0.00E+00</text:p>
          </table:table-cell>
          <table:table-cell table:style-name="Default" table:number-columns-repeated="10"/>
          <table:table-cell table:number-columns-repeated="1003"/>
        </table:table-row>
        <table:table-row table:style-name="ro1">
          <table:table-cell office:value-type="string" calcext:value-type="string">
            <text:p>gene8</text:p>
          </table:table-cell>
          <table:table-cell office:value-type="float" office:value="1.11022302462516E-016" calcext:value-type="float">
            <text:p>1.11E-16</text:p>
          </table:table-cell>
          <table:table-cell office:value-type="float" office:value="0.000876293518394565" calcext:value-type="float">
            <text:p>8.76E-04</text:p>
          </table:table-cell>
          <table:table-cell table:style-name="ce10" office:value-type="float" office:value="6.93889390390723E-018" calcext:value-type="float">
            <text:p>6.94E-18</text:p>
          </table:table-cell>
          <table:table-cell office:value-type="float" office:value="1.66533453693773E-016" calcext:value-type="float">
            <text:p>1.67E-16</text:p>
          </table:table-cell>
          <table:table-cell office:value-type="float" office:value="0.000658668860729044" calcext:value-type="float">
            <text:p>6.59E-04</text:p>
          </table:table-cell>
          <table:table-cell table:style-name="ce10" office:value-type="float" office:value="2.77555756156289E-017" calcext:value-type="float">
            <text:p>2.78E-17</text:p>
          </table:table-cell>
          <table:table-cell table:style-name="ce10" office:value-type="float" office:value="2.42861286636753E-017" calcext:value-type="float">
            <text:p>2.43E-17</text:p>
          </table:table-cell>
          <table:table-cell office:value-type="float" office:value="1.55431223447522E-015" calcext:value-type="float">
            <text:p>1.55E-15</text:p>
          </table:table-cell>
          <table:table-cell office:value-type="float" office:value="4.85722573273506E-017" calcext:value-type="float">
            <text:p>4.86E-17</text:p>
          </table:table-cell>
          <table:table-cell office:value-type="float" office:value="1.66533453693773E-016" calcext:value-type="float">
            <text:p>1.67E-16</text:p>
          </table:table-cell>
          <table:table-cell table:style-name="Default" table:number-columns-repeated="10"/>
          <table:table-cell table:number-columns-repeated="1003"/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6.10622663543836E-016" calcext:value-type="float">
            <text:p>6.11E-16</text:p>
          </table:table-cell>
          <table:table-cell office:value-type="float" office:value="1.55431223447522E-015" calcext:value-type="float">
            <text:p>1.55E-15</text:p>
          </table:table-cell>
          <table:table-cell table:style-name="ce10" office:value-type="float" office:value="2.77555756156289E-017" calcext:value-type="float">
            <text:p>2.78E-17</text:p>
          </table:table-cell>
          <table:table-cell office:value-type="float" office:value="2.77555756156289E-016" calcext:value-type="float">
            <text:p>2.78E-16</text:p>
          </table:table-cell>
          <table:table-cell office:value-type="float" office:value="1.04083408558608E-017" calcext:value-type="float">
            <text:p>1.04E-17</text:p>
          </table:table-cell>
          <table:table-cell table:style-name="ce10" office:value-type="float" office:value="2.08166817117217E-017" calcext:value-type="float">
            <text:p>2.08E-17</text:p>
          </table:table-cell>
          <table:table-cell table:style-name="ce10" office:value-type="float" office:value="4.33680868994202E-018" calcext:value-type="float">
            <text:p>4.34E-18</text:p>
          </table:table-cell>
          <table:table-cell office:value-type="float" office:value="1.21430643318377E-017" calcext:value-type="float">
            <text:p>1.21E-17</text:p>
          </table:table-cell>
          <table:table-cell office:value-type="float" office:value="9.71445146547012E-017" calcext:value-type="float">
            <text:p>9.71E-17</text:p>
          </table:table-cell>
          <table:table-cell office:value-type="float" office:value="8.32667268468867E-017" calcext:value-type="float">
            <text:p>8.33E-17</text:p>
          </table:table-cell>
          <table:table-cell table:style-name="Default" table:number-columns-repeated="10"/>
          <table:table-cell table:number-columns-repeated="1003"/>
        </table:table-row>
        <table:table-row table:style-name="ro1">
          <table:table-cell office:value-type="string" calcext:value-type="string">
            <text:p>gene10</text:p>
          </table:table-cell>
          <table:table-cell office:value-type="float" office:value="1.66533453693773E-016" calcext:value-type="float">
            <text:p>1.67E-16</text:p>
          </table:table-cell>
          <table:table-cell office:value-type="float" office:value="0.000456093618272394" calcext:value-type="float">
            <text:p>4.56E-04</text:p>
          </table:table-cell>
          <table:table-cell table:style-name="ce10" office:value-type="float" office:value="0.00122906124796315" calcext:value-type="float">
            <text:p>1.23E-03</text:p>
          </table:table-cell>
          <table:table-cell office:value-type="float" office:value="3.33066907387547E-016" calcext:value-type="float">
            <text:p>3.33E-16</text:p>
          </table:table-cell>
          <table:table-cell office:value-type="float" office:value="1.55431223447522E-015" calcext:value-type="float">
            <text:p>1.55E-15</text:p>
          </table:table-cell>
          <table:table-cell table:style-name="ce10" office:value-type="float" office:value="8.67361737988404E-018" calcext:value-type="float">
            <text:p>8.67E-18</text:p>
          </table:table-cell>
          <table:table-cell table:style-name="ce10" office:value-type="float" office:value="3.46944695195361E-018" calcext:value-type="float">
            <text:p>3.47E-18</text:p>
          </table:table-cell>
          <table:table-cell office:value-type="float" office:value="1.38777878078145E-017" calcext:value-type="float">
            <text:p>1.39E-17</text:p>
          </table:table-cell>
          <table:table-cell office:value-type="float" office:value="2.22044604925031E-016" calcext:value-type="float">
            <text:p>2.22E-16</text:p>
          </table:table-cell>
          <table:table-cell office:value-type="float" office:value="5.20417042793042E-018" calcext:value-type="float">
            <text:p>5.20E-18</text:p>
          </table:table-cell>
          <table:table-cell table:style-name="Default" table:number-columns-repeated="10"/>
          <table:table-cell table:number-columns-repeated="100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a6_pop_grn" table:style-name="ta1">
        <table:table-column table:style-name="co1" table:number-columns-repeated="1024" table:default-cell-style-name="ce9"/>
        <table:table-row table:style-name="ro1">
          <table:table-cell office:value-type="string" calcext:value-type="string">
            <text:p>Mean GRN (stdevs below)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-0.161854974657545" calcext:value-type="float">
            <text:p>-1.62E-01</text:p>
          </table:table-cell>
          <table:table-cell office:value-type="float" office:value="0.513005573066715" calcext:value-type="float">
            <text:p>5.13E-01</text:p>
          </table:table-cell>
          <table:table-cell table:style-name="ce10" office:value-type="float" office:value="0.0317306555079574" calcext:value-type="float">
            <text:p>3.17E-02</text:p>
          </table:table-cell>
          <table:table-cell office:value-type="float" office:value="1.31508482093189" calcext:value-type="float">
            <text:p>1.32E+00</text:p>
          </table:table-cell>
          <table:table-cell office:value-type="float" office:value="1.59637766568142" calcext:value-type="float">
            <text:p>1.60E+00</text:p>
          </table:table-cell>
          <table:table-cell table:style-name="ce10" office:value-type="float" office:value="-1.38740765378503" calcext:value-type="float">
            <text:p>-1.39E+00</text:p>
          </table:table-cell>
          <table:table-cell table:style-name="ce10" office:value-type="float" office:value="-1.32950790865252" calcext:value-type="float">
            <text:p>-1.33E+00</text:p>
          </table:table-cell>
          <table:table-cell office:value-type="float" office:value="-0.0966847406109999" calcext:value-type="float">
            <text:p>-9.67E-02</text:p>
          </table:table-cell>
          <table:table-cell office:value-type="float" office:value="0.186524605614377" calcext:value-type="float">
            <text:p>1.87E-01</text:p>
          </table:table-cell>
          <table:table-cell office:value-type="float" office:value="1.6956590407573" calcext:value-type="float">
            <text:p>1.7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office:value-type="float" office:value="-0.759067365655044" calcext:value-type="float">
            <text:p>-7.59E-01</text:p>
          </table:table-cell>
          <table:table-cell office:value-type="float" office:value="1.44768700441604" calcext:value-type="float">
            <text:p>1.45E+00</text:p>
          </table:table-cell>
          <table:table-cell table:style-name="ce10" office:value-type="float" office:value="-0.00219400821356663" calcext:value-type="float">
            <text:p>-2.19E-03</text:p>
          </table:table-cell>
          <table:table-cell office:value-type="float" office:value="1.59136367955574" calcext:value-type="float">
            <text:p>1.59E+00</text:p>
          </table:table-cell>
          <table:table-cell office:value-type="float" office:value="0.0202866027035738" calcext:value-type="float">
            <text:p>2.03E-02</text:p>
          </table:table-cell>
          <table:table-cell table:style-name="ce10" office:value-type="float" office:value="0.0160944241715555" calcext:value-type="float">
            <text:p>1.61E-02</text:p>
          </table:table-cell>
          <table:table-cell table:style-name="ce10" office:value-type="float" office:value="0.0193119850041581" calcext:value-type="float">
            <text:p>1.93E-02</text:p>
          </table:table-cell>
          <table:table-cell office:value-type="float" office:value="-1.23739909608025" calcext:value-type="float">
            <text:p>-1.24E+00</text:p>
          </table:table-cell>
          <table:table-cell office:value-type="float" office:value="0.54111426823073" calcext:value-type="float">
            <text:p>5.41E-01</text:p>
          </table:table-cell>
          <table:table-cell office:value-type="float" office:value="0.092129109703686" calcext:value-type="float">
            <text:p>9.21E-02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0" office:value-type="float" office:value="0.00919809857117727" calcext:value-type="float">
            <text:p>9.20E-03</text:p>
          </table:table-cell>
          <table:table-cell table:style-name="ce10" office:value-type="float" office:value="-0.0664139589342893" calcext:value-type="float">
            <text:p>-6.64E-02</text:p>
          </table:table-cell>
          <table:table-cell table:style-name="ce10" office:value-type="float" office:value="0.0288094922488521" calcext:value-type="float">
            <text:p>2.88E-02</text:p>
          </table:table-cell>
          <table:table-cell table:style-name="ce10" office:value-type="float" office:value="-0.032479217555775" calcext:value-type="float">
            <text:p>-3.25E-02</text:p>
          </table:table-cell>
          <table:table-cell table:style-name="ce10" office:value-type="float" office:value="-0.0123724887083222" calcext:value-type="float">
            <text:p>-1.24E-02</text:p>
          </table:table-cell>
          <table:table-cell table:style-name="ce10" office:value-type="float" office:value="1.04372144482396" calcext:value-type="float">
            <text:p>1.04E+00</text:p>
          </table:table-cell>
          <table:table-cell table:style-name="ce10" office:value-type="float" office:value="-0.0419940622020224" calcext:value-type="float">
            <text:p>-4.20E-02</text:p>
          </table:table-cell>
          <table:table-cell table:style-name="ce10" office:value-type="float" office:value="-0.016878178158684" calcext:value-type="float">
            <text:p>-1.69E-02</text:p>
          </table:table-cell>
          <table:table-cell table:style-name="ce10" office:value-type="float" office:value="0.0208266919690263" calcext:value-type="float">
            <text:p>2.08E-02</text:p>
          </table:table-cell>
          <table:table-cell table:style-name="ce10" office:value-type="float" office:value="-0.0491572989400746" calcext:value-type="float">
            <text:p>-4.92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0.848881705163924" calcext:value-type="float">
            <text:p>8.49E-01</text:p>
          </table:table-cell>
          <table:table-cell office:value-type="float" office:value="-0.424295684876318" calcext:value-type="float">
            <text:p>-4.24E-01</text:p>
          </table:table-cell>
          <table:table-cell table:style-name="ce10" office:value-type="float" office:value="-0.0746051121644699" calcext:value-type="float">
            <text:p>-7.46E-02</text:p>
          </table:table-cell>
          <table:table-cell office:value-type="float" office:value="-0.324967792192155" calcext:value-type="float">
            <text:p>-3.25E-01</text:p>
          </table:table-cell>
          <table:table-cell office:value-type="float" office:value="0.00100704350999566" calcext:value-type="float">
            <text:p>1.01E-03</text:p>
          </table:table-cell>
          <table:table-cell table:style-name="ce10" office:value-type="float" office:value="0.00683614657018139" calcext:value-type="float">
            <text:p>6.84E-03</text:p>
          </table:table-cell>
          <table:table-cell table:style-name="ce10" office:value-type="float" office:value="0.00758677084615814" calcext:value-type="float">
            <text:p>7.59E-03</text:p>
          </table:table-cell>
          <table:table-cell office:value-type="float" office:value="-0.497018731429603" calcext:value-type="float">
            <text:p>-4.97E-01</text:p>
          </table:table-cell>
          <table:table-cell office:value-type="float" office:value="-0.138577503761109" calcext:value-type="float">
            <text:p>-1.39E-01</text:p>
          </table:table-cell>
          <table:table-cell office:value-type="float" office:value="0.247307189800062" calcext:value-type="float">
            <text:p>2.47E-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0.0196880137536713" calcext:value-type="float">
            <text:p>1.97E-02</text:p>
          </table:table-cell>
          <table:table-cell office:value-type="float" office:value="0.0330104850051165" calcext:value-type="float">
            <text:p>3.30E-02</text:p>
          </table:table-cell>
          <table:table-cell table:style-name="ce10" office:value-type="float" office:value="-0.0211192839298991" calcext:value-type="float">
            <text:p>-2.11E-02</text:p>
          </table:table-cell>
          <table:table-cell office:value-type="float" office:value="-0.0208139651844554" calcext:value-type="float">
            <text:p>-2.08E-02</text:p>
          </table:table-cell>
          <table:table-cell office:value-type="float" office:value="-0.0158897808346093" calcext:value-type="float">
            <text:p>-1.59E-02</text:p>
          </table:table-cell>
          <table:table-cell table:style-name="ce10" office:value-type="float" office:value="0.0214048485952708" calcext:value-type="float">
            <text:p>2.14E-02</text:p>
          </table:table-cell>
          <table:table-cell table:style-name="ce10" office:value-type="float" office:value="1.29815972630702" calcext:value-type="float">
            <text:p>1.30E+00</text:p>
          </table:table-cell>
          <table:table-cell office:value-type="float" office:value="-0.00597112429711199" calcext:value-type="float">
            <text:p>-5.97E-03</text:p>
          </table:table-cell>
          <table:table-cell office:value-type="float" office:value="-0.0940833124516357" calcext:value-type="float">
            <text:p>-9.41E-02</text:p>
          </table:table-cell>
          <table:table-cell office:value-type="float" office:value="-2.02249464385156" calcext:value-type="float">
            <text:p>-2.02E+0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style-name="ce10" office:value-type="float" office:value="0.0173524186540143" calcext:value-type="float">
            <text:p>1.74E-02</text:p>
          </table:table-cell>
          <table:table-cell table:style-name="ce10" office:value-type="float" office:value="0.016473760438515" calcext:value-type="float">
            <text:p>1.65E-02</text:p>
          </table:table-cell>
          <table:table-cell table:style-name="ce10" office:value-type="float" office:value="-1.5968850225249" calcext:value-type="float">
            <text:p>-1.60E+00</text:p>
          </table:table-cell>
          <table:table-cell table:style-name="ce10" office:value-type="float" office:value="-0.0544997589664762" calcext:value-type="float">
            <text:p>-5.45E-02</text:p>
          </table:table-cell>
          <table:table-cell table:style-name="ce10" office:value-type="float" office:value="-1.78724634062448" calcext:value-type="float">
            <text:p>-1.79E+00</text:p>
          </table:table-cell>
          <table:table-cell table:style-name="ce10" office:value-type="float" office:value="-0.031264670906574" calcext:value-type="float">
            <text:p>-3.13E-02</text:p>
          </table:table-cell>
          <table:table-cell table:style-name="ce10" office:value-type="float" office:value="-0.012895154589234" calcext:value-type="float">
            <text:p>-1.29E-02</text:p>
          </table:table-cell>
          <table:table-cell table:style-name="ce10" office:value-type="float" office:value="-0.00458619652503504" calcext:value-type="float">
            <text:p>-4.59E-03</text:p>
          </table:table-cell>
          <table:table-cell table:style-name="ce10" office:value-type="float" office:value="0.0131328686865044" calcext:value-type="float">
            <text:p>1.31E-02</text:p>
          </table:table-cell>
          <table:table-cell table:style-name="ce10" office:value-type="float" office:value="-0.0474530097793746" calcext:value-type="float">
            <text:p>-4.75E-02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style-name="ce10" office:value-type="float" office:value="0.0434912206577355" calcext:value-type="float">
            <text:p>4.35E-02</text:p>
          </table:table-cell>
          <table:table-cell table:style-name="ce10" office:value-type="float" office:value="-0.00485167788587681" calcext:value-type="float">
            <text:p>-4.85E-03</text:p>
          </table:table-cell>
          <table:table-cell table:style-name="ce10" office:value-type="float" office:value="0.0538812009692735" calcext:value-type="float">
            <text:p>5.39E-02</text:p>
          </table:table-cell>
          <table:table-cell table:style-name="ce10" office:value-type="float" office:value="0.0147312847534524" calcext:value-type="float">
            <text:p>1.47E-02</text:p>
          </table:table-cell>
          <table:table-cell table:style-name="ce10" office:value-type="float" office:value="0.00363307161949171" calcext:value-type="float">
            <text:p>3.63E-03</text:p>
          </table:table-cell>
          <table:table-cell table:style-name="ce10" office:value-type="float" office:value="-0.0287367616108201" calcext:value-type="float">
            <text:p>-2.87E-02</text:p>
          </table:table-cell>
          <table:table-cell table:style-name="ce10" office:value-type="float" office:value="-0.73464827930212" calcext:value-type="float">
            <text:p>-7.35E-01</text:p>
          </table:table-cell>
          <table:table-cell table:style-name="ce10" office:value-type="float" office:value="-1.27326425874958" calcext:value-type="float">
            <text:p>-1.27E+00</text:p>
          </table:table-cell>
          <table:table-cell table:style-name="ce10" office:value-type="float" office:value="0.00432514922957805" calcext:value-type="float">
            <text:p>4.33E-03</text:p>
          </table:table-cell>
          <table:table-cell table:style-name="ce10" office:value-type="float" office:value="-0.0472927713139079" calcext:value-type="float">
            <text:p>-4.73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office:value-type="float" office:value="0.213404720771885" calcext:value-type="float">
            <text:p>2.13E-01</text:p>
          </table:table-cell>
          <table:table-cell office:value-type="float" office:value="0.13209725642608" calcext:value-type="float">
            <text:p>1.32E-01</text:p>
          </table:table-cell>
          <table:table-cell table:style-name="ce10" office:value-type="float" office:value="-0.0151442904621311" calcext:value-type="float">
            <text:p>-1.51E-02</text:p>
          </table:table-cell>
          <table:table-cell office:value-type="float" office:value="0.258228216684167" calcext:value-type="float">
            <text:p>2.58E-01</text:p>
          </table:table-cell>
          <table:table-cell office:value-type="float" office:value="0.0285008664999102" calcext:value-type="float">
            <text:p>2.85E-02</text:p>
          </table:table-cell>
          <table:table-cell table:style-name="ce10" office:value-type="float" office:value="-0.00371473619577583" calcext:value-type="float">
            <text:p>-3.71E-03</text:p>
          </table:table-cell>
          <table:table-cell table:style-name="ce10" office:value-type="float" office:value="0.0275546453939975" calcext:value-type="float">
            <text:p>2.76E-02</text:p>
          </table:table-cell>
          <table:table-cell office:value-type="float" office:value="-1.02961882502402" calcext:value-type="float">
            <text:p>-1.03E+00</text:p>
          </table:table-cell>
          <table:table-cell office:value-type="float" office:value="-0.0649392074471165" calcext:value-type="float">
            <text:p>-6.49E-02</text:p>
          </table:table-cell>
          <table:table-cell office:value-type="float" office:value="-0.12193205264995" calcext:value-type="float">
            <text:p>-1.22E-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-0.371215896232697" calcext:value-type="float">
            <text:p>-3.71E-01</text:p>
          </table:table-cell>
          <table:table-cell office:value-type="float" office:value="1.23754348591026" calcext:value-type="float">
            <text:p>1.24E+00</text:p>
          </table:table-cell>
          <table:table-cell table:style-name="ce10" office:value-type="float" office:value="0.0084170320964038" calcext:value-type="float">
            <text:p>8.42E-03</text:p>
          </table:table-cell>
          <table:table-cell office:value-type="float" office:value="-0.218357921617024" calcext:value-type="float">
            <text:p>-2.18E-01</text:p>
          </table:table-cell>
          <table:table-cell office:value-type="float" office:value="0.0247908428666788" calcext:value-type="float">
            <text:p>2.48E-02</text:p>
          </table:table-cell>
          <table:table-cell table:style-name="ce10" office:value-type="float" office:value="0.0171025539695278" calcext:value-type="float">
            <text:p>1.71E-02</text:p>
          </table:table-cell>
          <table:table-cell table:style-name="ce10" office:value-type="float" office:value="0.0090241759444368" calcext:value-type="float">
            <text:p>9.02E-03</text:p>
          </table:table-cell>
          <table:table-cell office:value-type="float" office:value="-0.0180857776535037" calcext:value-type="float">
            <text:p>-1.81E-02</text:p>
          </table:table-cell>
          <table:table-cell office:value-type="float" office:value="-0.0587976956449117" calcext:value-type="float">
            <text:p>-5.88E-02</text:p>
          </table:table-cell>
          <table:table-cell office:value-type="float" office:value="-0.0167180234581319" calcext:value-type="float">
            <text:p>-1.67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office:value-type="float" office:value="-0.468024043219498" calcext:value-type="float">
            <text:p>-4.68E-01</text:p>
          </table:table-cell>
          <table:table-cell office:value-type="float" office:value="-0.136769159108545" calcext:value-type="float">
            <text:p>-1.37E-01</text:p>
          </table:table-cell>
          <table:table-cell table:style-name="ce10" office:value-type="float" office:value="0.004515284637944" calcext:value-type="float">
            <text:p>4.52E-03</text:p>
          </table:table-cell>
          <table:table-cell office:value-type="float" office:value="-0.1451615886658" calcext:value-type="float">
            <text:p>-1.45E-01</text:p>
          </table:table-cell>
          <table:table-cell office:value-type="float" office:value="1.4374814720535" calcext:value-type="float">
            <text:p>1.44E+00</text:p>
          </table:table-cell>
          <table:table-cell table:style-name="ce10" office:value-type="float" office:value="0.00842660271514784" calcext:value-type="float">
            <text:p>8.43E-03</text:p>
          </table:table-cell>
          <table:table-cell table:style-name="ce10" office:value-type="float" office:value="0.000422483809928725" calcext:value-type="float">
            <text:p>4.22E-04</text:p>
          </table:table-cell>
          <table:table-cell office:value-type="float" office:value="-0.0983286489764126" calcext:value-type="float">
            <text:p>-9.83E-02</text:p>
          </table:table-cell>
          <table:table-cell office:value-type="float" office:value="1.66975224777561" calcext:value-type="float">
            <text:p>1.67E+00</text:p>
          </table:table-cell>
          <table:table-cell office:value-type="float" office:value="-0.00271683412615479" calcext:value-type="float">
            <text:p>-2.72E-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hematic mean GR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table:style-name="ce11" table:formula="of:=COM.MICROSOFT.IFS([.B3]=0;&quot;&quot;;[.B3]&gt;0;COM.MICROSOFT.IFS([.B3]&lt;=0.1;&quot;+&quot;;0.1&lt;[.B3]&lt;=1;&quot;++&quot;;1&lt;[.B3]&lt;=2;&quot;+++&quot;;[.B3]&gt;2;&quot;++++&quot;);[.B3]&lt;0;COM.MICROSOFT.IFS([.B3]&gt;=-0.1;&quot;-&quot;;-0.1&gt;[.B3]&gt;=-1;&quot;--&quot;;-1&gt;[.B3]&gt;=-2;&quot;---&quot;;[.B3]&lt;2;&quot;----&quot;))" office:value-type="string" office:string-value="--" calcext:value-type="string">
            <text:p>--</text:p>
          </table:table-cell>
          <table:table-cell table:style-name="ce11" table:formula="of:=COM.MICROSOFT.IFS([.C3]=0;&quot;&quot;;[.C3]&gt;0;COM.MICROSOFT.IFS([.C3]&lt;=0.1;&quot;+&quot;;0.1&lt;[.C3]&lt;=1;&quot;++&quot;;1&lt;[.C3]&lt;=2;&quot;+++&quot;;[.C3]&gt;2;&quot;++++&quot;);[.C3]&lt;0;COM.MICROSOFT.IFS([.C3]&gt;=-0.1;&quot;-&quot;;-0.1&gt;[.C3]&gt;=-1;&quot;--&quot;;-1&gt;[.C3]&gt;=-2;&quot;---&quot;;[.C3]&lt;2;&quot;----&quot;))" office:value-type="string" office:string-value="++" calcext:value-type="string">
            <text:p>++</text:p>
          </table:table-cell>
          <table:table-cell table:style-name="ce12" table:formula="of:=COM.MICROSOFT.IFS([.D3]=0;&quot;&quot;;[.D3]&gt;0;COM.MICROSOFT.IFS([.D3]&lt;=0.1;&quot;+&quot;;0.1&lt;[.D3]&lt;=1;&quot;++&quot;;1&lt;[.D3]&lt;=2;&quot;+++&quot;;[.D3]&gt;2;&quot;++++&quot;);[.D3]&lt;0;COM.MICROSOFT.IFS([.D3]&gt;=-0.1;&quot;-&quot;;-0.1&gt;[.D3]&gt;=-1;&quot;--&quot;;-1&gt;[.D3]&gt;=-2;&quot;---&quot;;[.D3]&lt;2;&quot;----&quot;))" office:value-type="string" office:string-value="+" calcext:value-type="string">
            <text:p>+</text:p>
          </table:table-cell>
          <table:table-cell table:style-name="ce11" table:formula="of:=COM.MICROSOFT.IFS([.E3]=0;&quot;&quot;;[.E3]&gt;0;COM.MICROSOFT.IFS([.E3]&lt;=0.1;&quot;+&quot;;0.1&lt;[.E3]&lt;=1;&quot;++&quot;;1&lt;[.E3]&lt;=2;&quot;+++&quot;;[.E3]&gt;2;&quot;++++&quot;);[.E3]&lt;0;COM.MICROSOFT.IFS([.E3]&gt;=-0.1;&quot;-&quot;;-0.1&gt;[.E3]&gt;=-1;&quot;--&quot;;-1&gt;[.E3]&gt;=-2;&quot;---&quot;;[.E3]&lt;2;&quot;----&quot;))" office:value-type="string" office:string-value="++" calcext:value-type="string">
            <text:p>++</text:p>
          </table:table-cell>
          <table:table-cell table:style-name="ce11" table:formula="of:=COM.MICROSOFT.IFS([.F3]=0;&quot;&quot;;[.F3]&gt;0;COM.MICROSOFT.IFS([.F3]&lt;=0.1;&quot;+&quot;;0.1&lt;[.F3]&lt;=1;&quot;++&quot;;1&lt;[.F3]&lt;=2;&quot;+++&quot;;[.F3]&gt;2;&quot;++++&quot;);[.F3]&lt;0;COM.MICROSOFT.IFS([.F3]&gt;=-0.1;&quot;-&quot;;-0.1&gt;[.F3]&gt;=-1;&quot;--&quot;;-1&gt;[.F3]&gt;=-2;&quot;---&quot;;[.F3]&lt;2;&quot;----&quot;))" office:value-type="string" office:string-value="++" calcext:value-type="string">
            <text:p>++</text:p>
          </table:table-cell>
          <table:table-cell table:style-name="ce12" table:formula="of:=COM.MICROSOFT.IFS([.G3]=0;&quot;&quot;;[.G3]&gt;0;COM.MICROSOFT.IFS([.G3]&lt;=0.1;&quot;+&quot;;0.1&lt;[.G3]&lt;=1;&quot;++&quot;;1&lt;[.G3]&lt;=2;&quot;+++&quot;;[.G3]&gt;2;&quot;++++&quot;);[.G3]&lt;0;COM.MICROSOFT.IFS([.G3]&gt;=-0.1;&quot;-&quot;;-0.1&gt;[.G3]&gt;=-1;&quot;--&quot;;-1&gt;[.G3]&gt;=-2;&quot;---&quot;;[.G3]&lt;2;&quot;----&quot;))" office:value-type="string" office:string-value="--" calcext:value-type="string">
            <text:p>--</text:p>
          </table:table-cell>
          <table:table-cell table:style-name="ce12" table:formula="of:=COM.MICROSOFT.IFS([.H3]=0;&quot;&quot;;[.H3]&gt;0;COM.MICROSOFT.IFS([.H3]&lt;=0.1;&quot;+&quot;;0.1&lt;[.H3]&lt;=1;&quot;++&quot;;1&lt;[.H3]&lt;=2;&quot;+++&quot;;[.H3]&gt;2;&quot;++++&quot;);[.H3]&lt;0;COM.MICROSOFT.IFS([.H3]&gt;=-0.1;&quot;-&quot;;-0.1&gt;[.H3]&gt;=-1;&quot;--&quot;;-1&gt;[.H3]&gt;=-2;&quot;---&quot;;[.H3]&lt;2;&quot;----&quot;))" office:value-type="string" office:string-value="--" calcext:value-type="string">
            <text:p>--</text:p>
          </table:table-cell>
          <table:table-cell table:style-name="ce11" table:formula="of:=COM.MICROSOFT.IFS([.I3]=0;&quot;&quot;;[.I3]&gt;0;COM.MICROSOFT.IFS([.I3]&lt;=0.1;&quot;+&quot;;0.1&lt;[.I3]&lt;=1;&quot;++&quot;;1&lt;[.I3]&lt;=2;&quot;+++&quot;;[.I3]&gt;2;&quot;++++&quot;);[.I3]&lt;0;COM.MICROSOFT.IFS([.I3]&gt;=-0.1;&quot;-&quot;;-0.1&gt;[.I3]&gt;=-1;&quot;--&quot;;-1&gt;[.I3]&gt;=-2;&quot;---&quot;;[.I3]&lt;2;&quot;----&quot;))" office:value-type="string" office:string-value="-" calcext:value-type="string">
            <text:p>-</text:p>
          </table:table-cell>
          <table:table-cell table:style-name="ce11" table:formula="of:=COM.MICROSOFT.IFS([.J3]=0;&quot;&quot;;[.J3]&gt;0;COM.MICROSOFT.IFS([.J3]&lt;=0.1;&quot;+&quot;;0.1&lt;[.J3]&lt;=1;&quot;++&quot;;1&lt;[.J3]&lt;=2;&quot;+++&quot;;[.J3]&gt;2;&quot;++++&quot;);[.J3]&lt;0;COM.MICROSOFT.IFS([.J3]&gt;=-0.1;&quot;-&quot;;-0.1&gt;[.J3]&gt;=-1;&quot;--&quot;;-1&gt;[.J3]&gt;=-2;&quot;---&quot;;[.J3]&lt;2;&quot;----&quot;))" office:value-type="string" office:string-value="++" calcext:value-type="string">
            <text:p>++</text:p>
          </table:table-cell>
          <table:table-cell table:style-name="ce11" table:formula="of:=COM.MICROSOFT.IFS([.K3]=0;&quot;&quot;;[.K3]&gt;0;COM.MICROSOFT.IFS([.K3]&lt;=0.1;&quot;+&quot;;0.1&lt;[.K3]&lt;=1;&quot;++&quot;;1&lt;[.K3]&lt;=2;&quot;+++&quot;;[.K3]&gt;2;&quot;++++&quot;);[.K3]&lt;0;COM.MICROSOFT.IFS([.K3]&gt;=-0.1;&quot;-&quot;;-0.1&gt;[.K3]&gt;=-1;&quot;--&quot;;-1&gt;[.K3]&gt;=-2;&quot;---&quot;;[.K3]&lt;2;&quot;----&quot;))" office:value-type="string" office:string-value="++" calcext:value-type="string">
            <text:p>+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table:style-name="ce11" table:formula="of:=COM.MICROSOFT.IFS([.B4]=0;&quot;&quot;;[.B4]&gt;0;COM.MICROSOFT.IFS([.B4]&lt;=0.1;&quot;+&quot;;0.1&lt;[.B4]&lt;=1;&quot;++&quot;;1&lt;[.B4]&lt;=2;&quot;+++&quot;;[.B4]&gt;2;&quot;++++&quot;);[.B4]&lt;0;COM.MICROSOFT.IFS([.B4]&gt;=-0.1;&quot;-&quot;;-0.1&gt;[.B4]&gt;=-1;&quot;--&quot;;-1&gt;[.B4]&gt;=-2;&quot;---&quot;;[.B4]&lt;2;&quot;----&quot;))" office:value-type="string" office:string-value="--" calcext:value-type="string">
            <text:p>--</text:p>
          </table:table-cell>
          <table:table-cell table:style-name="ce11" table:formula="of:=COM.MICROSOFT.IFS([.C4]=0;&quot;&quot;;[.C4]&gt;0;COM.MICROSOFT.IFS([.C4]&lt;=0.1;&quot;+&quot;;0.1&lt;[.C4]&lt;=1;&quot;++&quot;;1&lt;[.C4]&lt;=2;&quot;+++&quot;;[.C4]&gt;2;&quot;++++&quot;);[.C4]&lt;0;COM.MICROSOFT.IFS([.C4]&gt;=-0.1;&quot;-&quot;;-0.1&gt;[.C4]&gt;=-1;&quot;--&quot;;-1&gt;[.C4]&gt;=-2;&quot;---&quot;;[.C4]&lt;2;&quot;----&quot;))" office:value-type="string" office:string-value="++" calcext:value-type="string">
            <text:p>++</text:p>
          </table:table-cell>
          <table:table-cell table:style-name="ce12" table:formula="of:=COM.MICROSOFT.IFS([.D4]=0;&quot;&quot;;[.D4]&gt;0;COM.MICROSOFT.IFS([.D4]&lt;=0.1;&quot;+&quot;;0.1&lt;[.D4]&lt;=1;&quot;++&quot;;1&lt;[.D4]&lt;=2;&quot;+++&quot;;[.D4]&gt;2;&quot;++++&quot;);[.D4]&lt;0;COM.MICROSOFT.IFS([.D4]&gt;=-0.1;&quot;-&quot;;-0.1&gt;[.D4]&gt;=-1;&quot;--&quot;;-1&gt;[.D4]&gt;=-2;&quot;---&quot;;[.D4]&lt;2;&quot;----&quot;))" office:value-type="string" office:string-value="-" calcext:value-type="string">
            <text:p>-</text:p>
          </table:table-cell>
          <table:table-cell table:style-name="ce11" table:formula="of:=COM.MICROSOFT.IFS([.E4]=0;&quot;&quot;;[.E4]&gt;0;COM.MICROSOFT.IFS([.E4]&lt;=0.1;&quot;+&quot;;0.1&lt;[.E4]&lt;=1;&quot;++&quot;;1&lt;[.E4]&lt;=2;&quot;+++&quot;;[.E4]&gt;2;&quot;++++&quot;);[.E4]&lt;0;COM.MICROSOFT.IFS([.E4]&gt;=-0.1;&quot;-&quot;;-0.1&gt;[.E4]&gt;=-1;&quot;--&quot;;-1&gt;[.E4]&gt;=-2;&quot;---&quot;;[.E4]&lt;2;&quot;----&quot;))" office:value-type="string" office:string-value="++" calcext:value-type="string">
            <text:p>++</text:p>
          </table:table-cell>
          <table:table-cell table:style-name="ce11" table:formula="of:=COM.MICROSOFT.IFS([.F4]=0;&quot;&quot;;[.F4]&gt;0;COM.MICROSOFT.IFS([.F4]&lt;=0.1;&quot;+&quot;;0.1&lt;[.F4]&lt;=1;&quot;++&quot;;1&lt;[.F4]&lt;=2;&quot;+++&quot;;[.F4]&gt;2;&quot;++++&quot;);[.F4]&lt;0;COM.MICROSOFT.IFS([.F4]&gt;=-0.1;&quot;-&quot;;-0.1&gt;[.F4]&gt;=-1;&quot;--&quot;;-1&gt;[.F4]&gt;=-2;&quot;---&quot;;[.F4]&lt;2;&quot;----&quot;))" office:value-type="string" office:string-value="+" calcext:value-type="string">
            <text:p>+</text:p>
          </table:table-cell>
          <table:table-cell table:style-name="ce12" table:formula="of:=COM.MICROSOFT.IFS([.G4]=0;&quot;&quot;;[.G4]&gt;0;COM.MICROSOFT.IFS([.G4]&lt;=0.1;&quot;+&quot;;0.1&lt;[.G4]&lt;=1;&quot;++&quot;;1&lt;[.G4]&lt;=2;&quot;+++&quot;;[.G4]&gt;2;&quot;++++&quot;);[.G4]&lt;0;COM.MICROSOFT.IFS([.G4]&gt;=-0.1;&quot;-&quot;;-0.1&gt;[.G4]&gt;=-1;&quot;--&quot;;-1&gt;[.G4]&gt;=-2;&quot;---&quot;;[.G4]&lt;2;&quot;----&quot;))" office:value-type="string" office:string-value="+" calcext:value-type="string">
            <text:p>+</text:p>
          </table:table-cell>
          <table:table-cell table:style-name="ce12" table:formula="of:=COM.MICROSOFT.IFS([.H4]=0;&quot;&quot;;[.H4]&gt;0;COM.MICROSOFT.IFS([.H4]&lt;=0.1;&quot;+&quot;;0.1&lt;[.H4]&lt;=1;&quot;++&quot;;1&lt;[.H4]&lt;=2;&quot;+++&quot;;[.H4]&gt;2;&quot;++++&quot;);[.H4]&lt;0;COM.MICROSOFT.IFS([.H4]&gt;=-0.1;&quot;-&quot;;-0.1&gt;[.H4]&gt;=-1;&quot;--&quot;;-1&gt;[.H4]&gt;=-2;&quot;---&quot;;[.H4]&lt;2;&quot;----&quot;))" office:value-type="string" office:string-value="+" calcext:value-type="string">
            <text:p>+</text:p>
          </table:table-cell>
          <table:table-cell table:style-name="ce11" table:formula="of:=COM.MICROSOFT.IFS([.I4]=0;&quot;&quot;;[.I4]&gt;0;COM.MICROSOFT.IFS([.I4]&lt;=0.1;&quot;+&quot;;0.1&lt;[.I4]&lt;=1;&quot;++&quot;;1&lt;[.I4]&lt;=2;&quot;+++&quot;;[.I4]&gt;2;&quot;++++&quot;);[.I4]&lt;0;COM.MICROSOFT.IFS([.I4]&gt;=-0.1;&quot;-&quot;;-0.1&gt;[.I4]&gt;=-1;&quot;--&quot;;-1&gt;[.I4]&gt;=-2;&quot;---&quot;;[.I4]&lt;2;&quot;----&quot;))" office:value-type="string" office:string-value="--" calcext:value-type="string">
            <text:p>--</text:p>
          </table:table-cell>
          <table:table-cell table:style-name="ce11" table:formula="of:=COM.MICROSOFT.IFS([.J4]=0;&quot;&quot;;[.J4]&gt;0;COM.MICROSOFT.IFS([.J4]&lt;=0.1;&quot;+&quot;;0.1&lt;[.J4]&lt;=1;&quot;++&quot;;1&lt;[.J4]&lt;=2;&quot;+++&quot;;[.J4]&gt;2;&quot;++++&quot;);[.J4]&lt;0;COM.MICROSOFT.IFS([.J4]&gt;=-0.1;&quot;-&quot;;-0.1&gt;[.J4]&gt;=-1;&quot;--&quot;;-1&gt;[.J4]&gt;=-2;&quot;---&quot;;[.J4]&lt;2;&quot;----&quot;))" office:value-type="string" office:string-value="++" calcext:value-type="string">
            <text:p>++</text:p>
          </table:table-cell>
          <table:table-cell table:style-name="ce11" table:formula="of:=COM.MICROSOFT.IFS([.K4]=0;&quot;&quot;;[.K4]&gt;0;COM.MICROSOFT.IFS([.K4]&lt;=0.1;&quot;+&quot;;0.1&lt;[.K4]&lt;=1;&quot;++&quot;;1&lt;[.K4]&lt;=2;&quot;+++&quot;;[.K4]&gt;2;&quot;++++&quot;);[.K4]&lt;0;COM.MICROSOFT.IFS([.K4]&gt;=-0.1;&quot;-&quot;;-0.1&gt;[.K4]&gt;=-1;&quot;--&quot;;-1&gt;[.K4]&gt;=-2;&quot;---&quot;;[.K4]&lt;2;&quot;----&quot;))" office:value-type="string" office:string-value="+" calcext:value-type="string">
            <text:p>+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2" table:formula="of:=COM.MICROSOFT.IFS([.B5]=0;&quot;&quot;;[.B5]&gt;0;COM.MICROSOFT.IFS([.B5]&lt;=0.1;&quot;+&quot;;0.1&lt;[.B5]&lt;=1;&quot;++&quot;;1&lt;[.B5]&lt;=2;&quot;+++&quot;;[.B5]&gt;2;&quot;++++&quot;);[.B5]&lt;0;COM.MICROSOFT.IFS([.B5]&gt;=-0.1;&quot;-&quot;;-0.1&gt;[.B5]&gt;=-1;&quot;--&quot;;-1&gt;[.B5]&gt;=-2;&quot;---&quot;;[.B5]&lt;2;&quot;----&quot;))" office:value-type="string" office:string-value="+" calcext:value-type="string">
            <text:p>+</text:p>
          </table:table-cell>
          <table:table-cell table:style-name="ce12" table:formula="of:=COM.MICROSOFT.IFS([.C5]=0;&quot;&quot;;[.C5]&gt;0;COM.MICROSOFT.IFS([.C5]&lt;=0.1;&quot;+&quot;;0.1&lt;[.C5]&lt;=1;&quot;++&quot;;1&lt;[.C5]&lt;=2;&quot;+++&quot;;[.C5]&gt;2;&quot;++++&quot;);[.C5]&lt;0;COM.MICROSOFT.IFS([.C5]&gt;=-0.1;&quot;-&quot;;-0.1&gt;[.C5]&gt;=-1;&quot;--&quot;;-1&gt;[.C5]&gt;=-2;&quot;---&quot;;[.C5]&lt;2;&quot;----&quot;))" office:value-type="string" office:string-value="-" calcext:value-type="string">
            <text:p>-</text:p>
          </table:table-cell>
          <table:table-cell table:style-name="ce12" table:formula="of:=COM.MICROSOFT.IFS([.D5]=0;&quot;&quot;;[.D5]&gt;0;COM.MICROSOFT.IFS([.D5]&lt;=0.1;&quot;+&quot;;0.1&lt;[.D5]&lt;=1;&quot;++&quot;;1&lt;[.D5]&lt;=2;&quot;+++&quot;;[.D5]&gt;2;&quot;++++&quot;);[.D5]&lt;0;COM.MICROSOFT.IFS([.D5]&gt;=-0.1;&quot;-&quot;;-0.1&gt;[.D5]&gt;=-1;&quot;--&quot;;-1&gt;[.D5]&gt;=-2;&quot;---&quot;;[.D5]&lt;2;&quot;----&quot;))" office:value-type="string" office:string-value="+" calcext:value-type="string">
            <text:p>+</text:p>
          </table:table-cell>
          <table:table-cell table:style-name="ce12" table:formula="of:=COM.MICROSOFT.IFS([.E5]=0;&quot;&quot;;[.E5]&gt;0;COM.MICROSOFT.IFS([.E5]&lt;=0.1;&quot;+&quot;;0.1&lt;[.E5]&lt;=1;&quot;++&quot;;1&lt;[.E5]&lt;=2;&quot;+++&quot;;[.E5]&gt;2;&quot;++++&quot;);[.E5]&lt;0;COM.MICROSOFT.IFS([.E5]&gt;=-0.1;&quot;-&quot;;-0.1&gt;[.E5]&gt;=-1;&quot;--&quot;;-1&gt;[.E5]&gt;=-2;&quot;---&quot;;[.E5]&lt;2;&quot;----&quot;))" office:value-type="string" office:string-value="-" calcext:value-type="string">
            <text:p>-</text:p>
          </table:table-cell>
          <table:table-cell table:style-name="ce12" table:formula="of:=COM.MICROSOFT.IFS([.F5]=0;&quot;&quot;;[.F5]&gt;0;COM.MICROSOFT.IFS([.F5]&lt;=0.1;&quot;+&quot;;0.1&lt;[.F5]&lt;=1;&quot;++&quot;;1&lt;[.F5]&lt;=2;&quot;+++&quot;;[.F5]&gt;2;&quot;++++&quot;);[.F5]&lt;0;COM.MICROSOFT.IFS([.F5]&gt;=-0.1;&quot;-&quot;;-0.1&gt;[.F5]&gt;=-1;&quot;--&quot;;-1&gt;[.F5]&gt;=-2;&quot;---&quot;;[.F5]&lt;2;&quot;----&quot;))" office:value-type="string" office:string-value="-" calcext:value-type="string">
            <text:p>-</text:p>
          </table:table-cell>
          <table:table-cell table:style-name="ce12" table:formula="of:=COM.MICROSOFT.IFS([.G5]=0;&quot;&quot;;[.G5]&gt;0;COM.MICROSOFT.IFS([.G5]&lt;=0.1;&quot;+&quot;;0.1&lt;[.G5]&lt;=1;&quot;++&quot;;1&lt;[.G5]&lt;=2;&quot;+++&quot;;[.G5]&gt;2;&quot;++++&quot;);[.G5]&lt;0;COM.MICROSOFT.IFS([.G5]&gt;=-0.1;&quot;-&quot;;-0.1&gt;[.G5]&gt;=-1;&quot;--&quot;;-1&gt;[.G5]&gt;=-2;&quot;---&quot;;[.G5]&lt;2;&quot;----&quot;))" office:value-type="string" office:string-value="++" calcext:value-type="string">
            <text:p>++</text:p>
          </table:table-cell>
          <table:table-cell table:style-name="ce12" table:formula="of:=COM.MICROSOFT.IFS([.H5]=0;&quot;&quot;;[.H5]&gt;0;COM.MICROSOFT.IFS([.H5]&lt;=0.1;&quot;+&quot;;0.1&lt;[.H5]&lt;=1;&quot;++&quot;;1&lt;[.H5]&lt;=2;&quot;+++&quot;;[.H5]&gt;2;&quot;++++&quot;);[.H5]&lt;0;COM.MICROSOFT.IFS([.H5]&gt;=-0.1;&quot;-&quot;;-0.1&gt;[.H5]&gt;=-1;&quot;--&quot;;-1&gt;[.H5]&gt;=-2;&quot;---&quot;;[.H5]&lt;2;&quot;----&quot;))" office:value-type="string" office:string-value="-" calcext:value-type="string">
            <text:p>-</text:p>
          </table:table-cell>
          <table:table-cell table:style-name="ce12" table:formula="of:=COM.MICROSOFT.IFS([.I5]=0;&quot;&quot;;[.I5]&gt;0;COM.MICROSOFT.IFS([.I5]&lt;=0.1;&quot;+&quot;;0.1&lt;[.I5]&lt;=1;&quot;++&quot;;1&lt;[.I5]&lt;=2;&quot;+++&quot;;[.I5]&gt;2;&quot;++++&quot;);[.I5]&lt;0;COM.MICROSOFT.IFS([.I5]&gt;=-0.1;&quot;-&quot;;-0.1&gt;[.I5]&gt;=-1;&quot;--&quot;;-1&gt;[.I5]&gt;=-2;&quot;---&quot;;[.I5]&lt;2;&quot;----&quot;))" office:value-type="string" office:string-value="-" calcext:value-type="string">
            <text:p>-</text:p>
          </table:table-cell>
          <table:table-cell table:style-name="ce12" table:formula="of:=COM.MICROSOFT.IFS([.J5]=0;&quot;&quot;;[.J5]&gt;0;COM.MICROSOFT.IFS([.J5]&lt;=0.1;&quot;+&quot;;0.1&lt;[.J5]&lt;=1;&quot;++&quot;;1&lt;[.J5]&lt;=2;&quot;+++&quot;;[.J5]&gt;2;&quot;++++&quot;);[.J5]&lt;0;COM.MICROSOFT.IFS([.J5]&gt;=-0.1;&quot;-&quot;;-0.1&gt;[.J5]&gt;=-1;&quot;--&quot;;-1&gt;[.J5]&gt;=-2;&quot;---&quot;;[.J5]&lt;2;&quot;----&quot;))" office:value-type="string" office:string-value="+" calcext:value-type="string">
            <text:p>+</text:p>
          </table:table-cell>
          <table:table-cell table:style-name="ce12" table:formula="of:=COM.MICROSOFT.IFS([.K5]=0;&quot;&quot;;[.K5]&gt;0;COM.MICROSOFT.IFS([.K5]&lt;=0.1;&quot;+&quot;;0.1&lt;[.K5]&lt;=1;&quot;++&quot;;1&lt;[.K5]&lt;=2;&quot;+++&quot;;[.K5]&gt;2;&quot;++++&quot;);[.K5]&lt;0;COM.MICROSOFT.IFS([.K5]&gt;=-0.1;&quot;-&quot;;-0.1&gt;[.K5]&gt;=-1;&quot;--&quot;;-1&gt;[.K5]&gt;=-2;&quot;---&quot;;[.K5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table:style-name="ce11" table:formula="of:=COM.MICROSOFT.IFS([.B6]=0;&quot;&quot;;[.B6]&gt;0;COM.MICROSOFT.IFS([.B6]&lt;=0.1;&quot;+&quot;;0.1&lt;[.B6]&lt;=1;&quot;++&quot;;1&lt;[.B6]&lt;=2;&quot;+++&quot;;[.B6]&gt;2;&quot;++++&quot;);[.B6]&lt;0;COM.MICROSOFT.IFS([.B6]&gt;=-0.1;&quot;-&quot;;-0.1&gt;[.B6]&gt;=-1;&quot;--&quot;;-1&gt;[.B6]&gt;=-2;&quot;---&quot;;[.B6]&lt;2;&quot;----&quot;))" office:value-type="string" office:string-value="++" calcext:value-type="string">
            <text:p>++</text:p>
          </table:table-cell>
          <table:table-cell table:style-name="ce11" table:formula="of:=COM.MICROSOFT.IFS([.C6]=0;&quot;&quot;;[.C6]&gt;0;COM.MICROSOFT.IFS([.C6]&lt;=0.1;&quot;+&quot;;0.1&lt;[.C6]&lt;=1;&quot;++&quot;;1&lt;[.C6]&lt;=2;&quot;+++&quot;;[.C6]&gt;2;&quot;++++&quot;);[.C6]&lt;0;COM.MICROSOFT.IFS([.C6]&gt;=-0.1;&quot;-&quot;;-0.1&gt;[.C6]&gt;=-1;&quot;--&quot;;-1&gt;[.C6]&gt;=-2;&quot;---&quot;;[.C6]&lt;2;&quot;----&quot;))" office:value-type="string" office:string-value="--" calcext:value-type="string">
            <text:p>--</text:p>
          </table:table-cell>
          <table:table-cell table:style-name="ce12" table:formula="of:=COM.MICROSOFT.IFS([.D6]=0;&quot;&quot;;[.D6]&gt;0;COM.MICROSOFT.IFS([.D6]&lt;=0.1;&quot;+&quot;;0.1&lt;[.D6]&lt;=1;&quot;++&quot;;1&lt;[.D6]&lt;=2;&quot;+++&quot;;[.D6]&gt;2;&quot;++++&quot;);[.D6]&lt;0;COM.MICROSOFT.IFS([.D6]&gt;=-0.1;&quot;-&quot;;-0.1&gt;[.D6]&gt;=-1;&quot;--&quot;;-1&gt;[.D6]&gt;=-2;&quot;---&quot;;[.D6]&lt;2;&quot;----&quot;))" office:value-type="string" office:string-value="-" calcext:value-type="string">
            <text:p>-</text:p>
          </table:table-cell>
          <table:table-cell table:style-name="ce11" table:formula="of:=COM.MICROSOFT.IFS([.E6]=0;&quot;&quot;;[.E6]&gt;0;COM.MICROSOFT.IFS([.E6]&lt;=0.1;&quot;+&quot;;0.1&lt;[.E6]&lt;=1;&quot;++&quot;;1&lt;[.E6]&lt;=2;&quot;+++&quot;;[.E6]&gt;2;&quot;++++&quot;);[.E6]&lt;0;COM.MICROSOFT.IFS([.E6]&gt;=-0.1;&quot;-&quot;;-0.1&gt;[.E6]&gt;=-1;&quot;--&quot;;-1&gt;[.E6]&gt;=-2;&quot;---&quot;;[.E6]&lt;2;&quot;----&quot;))" office:value-type="string" office:string-value="--" calcext:value-type="string">
            <text:p>--</text:p>
          </table:table-cell>
          <table:table-cell table:style-name="ce11" table:formula="of:=COM.MICROSOFT.IFS([.F6]=0;&quot;&quot;;[.F6]&gt;0;COM.MICROSOFT.IFS([.F6]&lt;=0.1;&quot;+&quot;;0.1&lt;[.F6]&lt;=1;&quot;++&quot;;1&lt;[.F6]&lt;=2;&quot;+++&quot;;[.F6]&gt;2;&quot;++++&quot;);[.F6]&lt;0;COM.MICROSOFT.IFS([.F6]&gt;=-0.1;&quot;-&quot;;-0.1&gt;[.F6]&gt;=-1;&quot;--&quot;;-1&gt;[.F6]&gt;=-2;&quot;---&quot;;[.F6]&lt;2;&quot;----&quot;))" office:value-type="string" office:string-value="+" calcext:value-type="string">
            <text:p>+</text:p>
          </table:table-cell>
          <table:table-cell table:style-name="ce12" table:formula="of:=COM.MICROSOFT.IFS([.G6]=0;&quot;&quot;;[.G6]&gt;0;COM.MICROSOFT.IFS([.G6]&lt;=0.1;&quot;+&quot;;0.1&lt;[.G6]&lt;=1;&quot;++&quot;;1&lt;[.G6]&lt;=2;&quot;+++&quot;;[.G6]&gt;2;&quot;++++&quot;);[.G6]&lt;0;COM.MICROSOFT.IFS([.G6]&gt;=-0.1;&quot;-&quot;;-0.1&gt;[.G6]&gt;=-1;&quot;--&quot;;-1&gt;[.G6]&gt;=-2;&quot;---&quot;;[.G6]&lt;2;&quot;----&quot;))" office:value-type="string" office:string-value="+" calcext:value-type="string">
            <text:p>+</text:p>
          </table:table-cell>
          <table:table-cell table:style-name="ce12" table:formula="of:=COM.MICROSOFT.IFS([.H6]=0;&quot;&quot;;[.H6]&gt;0;COM.MICROSOFT.IFS([.H6]&lt;=0.1;&quot;+&quot;;0.1&lt;[.H6]&lt;=1;&quot;++&quot;;1&lt;[.H6]&lt;=2;&quot;+++&quot;;[.H6]&gt;2;&quot;++++&quot;);[.H6]&lt;0;COM.MICROSOFT.IFS([.H6]&gt;=-0.1;&quot;-&quot;;-0.1&gt;[.H6]&gt;=-1;&quot;--&quot;;-1&gt;[.H6]&gt;=-2;&quot;---&quot;;[.H6]&lt;2;&quot;----&quot;))" office:value-type="string" office:string-value="+" calcext:value-type="string">
            <text:p>+</text:p>
          </table:table-cell>
          <table:table-cell table:style-name="ce11" table:formula="of:=COM.MICROSOFT.IFS([.I6]=0;&quot;&quot;;[.I6]&gt;0;COM.MICROSOFT.IFS([.I6]&lt;=0.1;&quot;+&quot;;0.1&lt;[.I6]&lt;=1;&quot;++&quot;;1&lt;[.I6]&lt;=2;&quot;+++&quot;;[.I6]&gt;2;&quot;++++&quot;);[.I6]&lt;0;COM.MICROSOFT.IFS([.I6]&gt;=-0.1;&quot;-&quot;;-0.1&gt;[.I6]&gt;=-1;&quot;--&quot;;-1&gt;[.I6]&gt;=-2;&quot;---&quot;;[.I6]&lt;2;&quot;----&quot;))" office:value-type="string" office:string-value="--" calcext:value-type="string">
            <text:p>--</text:p>
          </table:table-cell>
          <table:table-cell table:style-name="ce11" table:formula="of:=COM.MICROSOFT.IFS([.J6]=0;&quot;&quot;;[.J6]&gt;0;COM.MICROSOFT.IFS([.J6]&lt;=0.1;&quot;+&quot;;0.1&lt;[.J6]&lt;=1;&quot;++&quot;;1&lt;[.J6]&lt;=2;&quot;+++&quot;;[.J6]&gt;2;&quot;++++&quot;);[.J6]&lt;0;COM.MICROSOFT.IFS([.J6]&gt;=-0.1;&quot;-&quot;;-0.1&gt;[.J6]&gt;=-1;&quot;--&quot;;-1&gt;[.J6]&gt;=-2;&quot;---&quot;;[.J6]&lt;2;&quot;----&quot;))" office:value-type="string" office:string-value="--" calcext:value-type="string">
            <text:p>--</text:p>
          </table:table-cell>
          <table:table-cell table:style-name="ce11" table:formula="of:=COM.MICROSOFT.IFS([.K6]=0;&quot;&quot;;[.K6]&gt;0;COM.MICROSOFT.IFS([.K6]&lt;=0.1;&quot;+&quot;;0.1&lt;[.K6]&lt;=1;&quot;++&quot;;1&lt;[.K6]&lt;=2;&quot;+++&quot;;[.K6]&gt;2;&quot;++++&quot;);[.K6]&lt;0;COM.MICROSOFT.IFS([.K6]&gt;=-0.1;&quot;-&quot;;-0.1&gt;[.K6]&gt;=-1;&quot;--&quot;;-1&gt;[.K6]&gt;=-2;&quot;---&quot;;[.K6]&lt;2;&quot;----&quot;))" office:value-type="string" office:string-value="++" calcext:value-type="string">
            <text:p>+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table:style-name="ce11" table:formula="of:=COM.MICROSOFT.IFS([.B7]=0;&quot;&quot;;[.B7]&gt;0;COM.MICROSOFT.IFS([.B7]&lt;=0.1;&quot;+&quot;;0.1&lt;[.B7]&lt;=1;&quot;++&quot;;1&lt;[.B7]&lt;=2;&quot;+++&quot;;[.B7]&gt;2;&quot;++++&quot;);[.B7]&lt;0;COM.MICROSOFT.IFS([.B7]&gt;=-0.1;&quot;-&quot;;-0.1&gt;[.B7]&gt;=-1;&quot;--&quot;;-1&gt;[.B7]&gt;=-2;&quot;---&quot;;[.B7]&lt;2;&quot;----&quot;))" office:value-type="string" office:string-value="+" calcext:value-type="string">
            <text:p>+</text:p>
          </table:table-cell>
          <table:table-cell table:style-name="ce11" table:formula="of:=COM.MICROSOFT.IFS([.C7]=0;&quot;&quot;;[.C7]&gt;0;COM.MICROSOFT.IFS([.C7]&lt;=0.1;&quot;+&quot;;0.1&lt;[.C7]&lt;=1;&quot;++&quot;;1&lt;[.C7]&lt;=2;&quot;+++&quot;;[.C7]&gt;2;&quot;++++&quot;);[.C7]&lt;0;COM.MICROSOFT.IFS([.C7]&gt;=-0.1;&quot;-&quot;;-0.1&gt;[.C7]&gt;=-1;&quot;--&quot;;-1&gt;[.C7]&gt;=-2;&quot;---&quot;;[.C7]&lt;2;&quot;----&quot;))" office:value-type="string" office:string-value="+" calcext:value-type="string">
            <text:p>+</text:p>
          </table:table-cell>
          <table:table-cell table:style-name="ce12" table:formula="of:=COM.MICROSOFT.IFS([.D7]=0;&quot;&quot;;[.D7]&gt;0;COM.MICROSOFT.IFS([.D7]&lt;=0.1;&quot;+&quot;;0.1&lt;[.D7]&lt;=1;&quot;++&quot;;1&lt;[.D7]&lt;=2;&quot;+++&quot;;[.D7]&gt;2;&quot;++++&quot;);[.D7]&lt;0;COM.MICROSOFT.IFS([.D7]&gt;=-0.1;&quot;-&quot;;-0.1&gt;[.D7]&gt;=-1;&quot;--&quot;;-1&gt;[.D7]&gt;=-2;&quot;---&quot;;[.D7]&lt;2;&quot;----&quot;))" office:value-type="string" office:string-value="-" calcext:value-type="string">
            <text:p>-</text:p>
          </table:table-cell>
          <table:table-cell table:style-name="ce11" table:formula="of:=COM.MICROSOFT.IFS([.E7]=0;&quot;&quot;;[.E7]&gt;0;COM.MICROSOFT.IFS([.E7]&lt;=0.1;&quot;+&quot;;0.1&lt;[.E7]&lt;=1;&quot;++&quot;;1&lt;[.E7]&lt;=2;&quot;+++&quot;;[.E7]&gt;2;&quot;++++&quot;);[.E7]&lt;0;COM.MICROSOFT.IFS([.E7]&gt;=-0.1;&quot;-&quot;;-0.1&gt;[.E7]&gt;=-1;&quot;--&quot;;-1&gt;[.E7]&gt;=-2;&quot;---&quot;;[.E7]&lt;2;&quot;----&quot;))" office:value-type="string" office:string-value="-" calcext:value-type="string">
            <text:p>-</text:p>
          </table:table-cell>
          <table:table-cell table:style-name="ce11" table:formula="of:=COM.MICROSOFT.IFS([.F7]=0;&quot;&quot;;[.F7]&gt;0;COM.MICROSOFT.IFS([.F7]&lt;=0.1;&quot;+&quot;;0.1&lt;[.F7]&lt;=1;&quot;++&quot;;1&lt;[.F7]&lt;=2;&quot;+++&quot;;[.F7]&gt;2;&quot;++++&quot;);[.F7]&lt;0;COM.MICROSOFT.IFS([.F7]&gt;=-0.1;&quot;-&quot;;-0.1&gt;[.F7]&gt;=-1;&quot;--&quot;;-1&gt;[.F7]&gt;=-2;&quot;---&quot;;[.F7]&lt;2;&quot;----&quot;))" office:value-type="string" office:string-value="-" calcext:value-type="string">
            <text:p>-</text:p>
          </table:table-cell>
          <table:table-cell table:style-name="ce12" table:formula="of:=COM.MICROSOFT.IFS([.G7]=0;&quot;&quot;;[.G7]&gt;0;COM.MICROSOFT.IFS([.G7]&lt;=0.1;&quot;+&quot;;0.1&lt;[.G7]&lt;=1;&quot;++&quot;;1&lt;[.G7]&lt;=2;&quot;+++&quot;;[.G7]&gt;2;&quot;++++&quot;);[.G7]&lt;0;COM.MICROSOFT.IFS([.G7]&gt;=-0.1;&quot;-&quot;;-0.1&gt;[.G7]&gt;=-1;&quot;--&quot;;-1&gt;[.G7]&gt;=-2;&quot;---&quot;;[.G7]&lt;2;&quot;----&quot;))" office:value-type="string" office:string-value="+" calcext:value-type="string">
            <text:p>+</text:p>
          </table:table-cell>
          <table:table-cell table:style-name="ce12" table:formula="of:=COM.MICROSOFT.IFS([.H7]=0;&quot;&quot;;[.H7]&gt;0;COM.MICROSOFT.IFS([.H7]&lt;=0.1;&quot;+&quot;;0.1&lt;[.H7]&lt;=1;&quot;++&quot;;1&lt;[.H7]&lt;=2;&quot;+++&quot;;[.H7]&gt;2;&quot;++++&quot;);[.H7]&lt;0;COM.MICROSOFT.IFS([.H7]&gt;=-0.1;&quot;-&quot;;-0.1&gt;[.H7]&gt;=-1;&quot;--&quot;;-1&gt;[.H7]&gt;=-2;&quot;---&quot;;[.H7]&lt;2;&quot;----&quot;))" office:value-type="string" office:string-value="++" calcext:value-type="string">
            <text:p>++</text:p>
          </table:table-cell>
          <table:table-cell table:style-name="ce11" table:formula="of:=COM.MICROSOFT.IFS([.I7]=0;&quot;&quot;;[.I7]&gt;0;COM.MICROSOFT.IFS([.I7]&lt;=0.1;&quot;+&quot;;0.1&lt;[.I7]&lt;=1;&quot;++&quot;;1&lt;[.I7]&lt;=2;&quot;+++&quot;;[.I7]&gt;2;&quot;++++&quot;);[.I7]&lt;0;COM.MICROSOFT.IFS([.I7]&gt;=-0.1;&quot;-&quot;;-0.1&gt;[.I7]&gt;=-1;&quot;--&quot;;-1&gt;[.I7]&gt;=-2;&quot;---&quot;;[.I7]&lt;2;&quot;----&quot;))" office:value-type="string" office:string-value="-" calcext:value-type="string">
            <text:p>-</text:p>
          </table:table-cell>
          <table:table-cell table:style-name="ce11" table:formula="of:=COM.MICROSOFT.IFS([.J7]=0;&quot;&quot;;[.J7]&gt;0;COM.MICROSOFT.IFS([.J7]&lt;=0.1;&quot;+&quot;;0.1&lt;[.J7]&lt;=1;&quot;++&quot;;1&lt;[.J7]&lt;=2;&quot;+++&quot;;[.J7]&gt;2;&quot;++++&quot;);[.J7]&lt;0;COM.MICROSOFT.IFS([.J7]&gt;=-0.1;&quot;-&quot;;-0.1&gt;[.J7]&gt;=-1;&quot;--&quot;;-1&gt;[.J7]&gt;=-2;&quot;---&quot;;[.J7]&lt;2;&quot;----&quot;))" office:value-type="string" office:string-value="-" calcext:value-type="string">
            <text:p>-</text:p>
          </table:table-cell>
          <table:table-cell table:style-name="ce11" table:formula="of:=COM.MICROSOFT.IFS([.K7]=0;&quot;&quot;;[.K7]&gt;0;COM.MICROSOFT.IFS([.K7]&lt;=0.1;&quot;+&quot;;0.1&lt;[.K7]&lt;=1;&quot;++&quot;;1&lt;[.K7]&lt;=2;&quot;+++&quot;;[.K7]&gt;2;&quot;++++&quot;);[.K7]&lt;0;COM.MICROSOFT.IFS([.K7]&gt;=-0.1;&quot;-&quot;;-0.1&gt;[.K7]&gt;=-1;&quot;--&quot;;-1&gt;[.K7]&gt;=-2;&quot;---&quot;;[.K7]&lt;2;&quot;----&quot;))" office:value-type="string" office:string-value="--" calcext:value-type="string">
            <text:p>--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style-name="ce12" table:formula="of:=COM.MICROSOFT.IFS([.B8]=0;&quot;&quot;;[.B8]&gt;0;COM.MICROSOFT.IFS([.B8]&lt;=0.1;&quot;+&quot;;0.1&lt;[.B8]&lt;=1;&quot;++&quot;;1&lt;[.B8]&lt;=2;&quot;+++&quot;;[.B8]&gt;2;&quot;++++&quot;);[.B8]&lt;0;COM.MICROSOFT.IFS([.B8]&gt;=-0.1;&quot;-&quot;;-0.1&gt;[.B8]&gt;=-1;&quot;--&quot;;-1&gt;[.B8]&gt;=-2;&quot;---&quot;;[.B8]&lt;2;&quot;----&quot;))" office:value-type="string" office:string-value="+" calcext:value-type="string">
            <text:p>+</text:p>
          </table:table-cell>
          <table:table-cell table:style-name="ce12" table:formula="of:=COM.MICROSOFT.IFS([.C8]=0;&quot;&quot;;[.C8]&gt;0;COM.MICROSOFT.IFS([.C8]&lt;=0.1;&quot;+&quot;;0.1&lt;[.C8]&lt;=1;&quot;++&quot;;1&lt;[.C8]&lt;=2;&quot;+++&quot;;[.C8]&gt;2;&quot;++++&quot;);[.C8]&lt;0;COM.MICROSOFT.IFS([.C8]&gt;=-0.1;&quot;-&quot;;-0.1&gt;[.C8]&gt;=-1;&quot;--&quot;;-1&gt;[.C8]&gt;=-2;&quot;---&quot;;[.C8]&lt;2;&quot;----&quot;))" office:value-type="string" office:string-value="+" calcext:value-type="string">
            <text:p>+</text:p>
          </table:table-cell>
          <table:table-cell table:style-name="ce12" table:formula="of:=COM.MICROSOFT.IFS([.D8]=0;&quot;&quot;;[.D8]&gt;0;COM.MICROSOFT.IFS([.D8]&lt;=0.1;&quot;+&quot;;0.1&lt;[.D8]&lt;=1;&quot;++&quot;;1&lt;[.D8]&lt;=2;&quot;+++&quot;;[.D8]&gt;2;&quot;++++&quot;);[.D8]&lt;0;COM.MICROSOFT.IFS([.D8]&gt;=-0.1;&quot;-&quot;;-0.1&gt;[.D8]&gt;=-1;&quot;--&quot;;-1&gt;[.D8]&gt;=-2;&quot;---&quot;;[.D8]&lt;2;&quot;----&quot;))" office:value-type="string" office:string-value="--" calcext:value-type="string">
            <text:p>--</text:p>
          </table:table-cell>
          <table:table-cell table:style-name="ce12" table:formula="of:=COM.MICROSOFT.IFS([.E8]=0;&quot;&quot;;[.E8]&gt;0;COM.MICROSOFT.IFS([.E8]&lt;=0.1;&quot;+&quot;;0.1&lt;[.E8]&lt;=1;&quot;++&quot;;1&lt;[.E8]&lt;=2;&quot;+++&quot;;[.E8]&gt;2;&quot;++++&quot;);[.E8]&lt;0;COM.MICROSOFT.IFS([.E8]&gt;=-0.1;&quot;-&quot;;-0.1&gt;[.E8]&gt;=-1;&quot;--&quot;;-1&gt;[.E8]&gt;=-2;&quot;---&quot;;[.E8]&lt;2;&quot;----&quot;))" office:value-type="string" office:string-value="-" calcext:value-type="string">
            <text:p>-</text:p>
          </table:table-cell>
          <table:table-cell table:style-name="ce12" table:formula="of:=COM.MICROSOFT.IFS([.F8]=0;&quot;&quot;;[.F8]&gt;0;COM.MICROSOFT.IFS([.F8]&lt;=0.1;&quot;+&quot;;0.1&lt;[.F8]&lt;=1;&quot;++&quot;;1&lt;[.F8]&lt;=2;&quot;+++&quot;;[.F8]&gt;2;&quot;++++&quot;);[.F8]&lt;0;COM.MICROSOFT.IFS([.F8]&gt;=-0.1;&quot;-&quot;;-0.1&gt;[.F8]&gt;=-1;&quot;--&quot;;-1&gt;[.F8]&gt;=-2;&quot;---&quot;;[.F8]&lt;2;&quot;----&quot;))" office:value-type="string" office:string-value="--" calcext:value-type="string">
            <text:p>--</text:p>
          </table:table-cell>
          <table:table-cell table:style-name="ce12" table:formula="of:=COM.MICROSOFT.IFS([.G8]=0;&quot;&quot;;[.G8]&gt;0;COM.MICROSOFT.IFS([.G8]&lt;=0.1;&quot;+&quot;;0.1&lt;[.G8]&lt;=1;&quot;++&quot;;1&lt;[.G8]&lt;=2;&quot;+++&quot;;[.G8]&gt;2;&quot;++++&quot;);[.G8]&lt;0;COM.MICROSOFT.IFS([.G8]&gt;=-0.1;&quot;-&quot;;-0.1&gt;[.G8]&gt;=-1;&quot;--&quot;;-1&gt;[.G8]&gt;=-2;&quot;---&quot;;[.G8]&lt;2;&quot;----&quot;))" office:value-type="string" office:string-value="-" calcext:value-type="string">
            <text:p>-</text:p>
          </table:table-cell>
          <table:table-cell table:style-name="ce12" table:formula="of:=COM.MICROSOFT.IFS([.H8]=0;&quot;&quot;;[.H8]&gt;0;COM.MICROSOFT.IFS([.H8]&lt;=0.1;&quot;+&quot;;0.1&lt;[.H8]&lt;=1;&quot;++&quot;;1&lt;[.H8]&lt;=2;&quot;+++&quot;;[.H8]&gt;2;&quot;++++&quot;);[.H8]&lt;0;COM.MICROSOFT.IFS([.H8]&gt;=-0.1;&quot;-&quot;;-0.1&gt;[.H8]&gt;=-1;&quot;--&quot;;-1&gt;[.H8]&gt;=-2;&quot;---&quot;;[.H8]&lt;2;&quot;----&quot;))" office:value-type="string" office:string-value="-" calcext:value-type="string">
            <text:p>-</text:p>
          </table:table-cell>
          <table:table-cell table:style-name="ce12" table:formula="of:=COM.MICROSOFT.IFS([.I8]=0;&quot;&quot;;[.I8]&gt;0;COM.MICROSOFT.IFS([.I8]&lt;=0.1;&quot;+&quot;;0.1&lt;[.I8]&lt;=1;&quot;++&quot;;1&lt;[.I8]&lt;=2;&quot;+++&quot;;[.I8]&gt;2;&quot;++++&quot;);[.I8]&lt;0;COM.MICROSOFT.IFS([.I8]&gt;=-0.1;&quot;-&quot;;-0.1&gt;[.I8]&gt;=-1;&quot;--&quot;;-1&gt;[.I8]&gt;=-2;&quot;---&quot;;[.I8]&lt;2;&quot;----&quot;))" office:value-type="string" office:string-value="-" calcext:value-type="string">
            <text:p>-</text:p>
          </table:table-cell>
          <table:table-cell table:style-name="ce12" table:formula="of:=COM.MICROSOFT.IFS([.J8]=0;&quot;&quot;;[.J8]&gt;0;COM.MICROSOFT.IFS([.J8]&lt;=0.1;&quot;+&quot;;0.1&lt;[.J8]&lt;=1;&quot;++&quot;;1&lt;[.J8]&lt;=2;&quot;+++&quot;;[.J8]&gt;2;&quot;++++&quot;);[.J8]&lt;0;COM.MICROSOFT.IFS([.J8]&gt;=-0.1;&quot;-&quot;;-0.1&gt;[.J8]&gt;=-1;&quot;--&quot;;-1&gt;[.J8]&gt;=-2;&quot;---&quot;;[.J8]&lt;2;&quot;----&quot;))" office:value-type="string" office:string-value="+" calcext:value-type="string">
            <text:p>+</text:p>
          </table:table-cell>
          <table:table-cell table:style-name="ce12" table:formula="of:=COM.MICROSOFT.IFS([.K8]=0;&quot;&quot;;[.K8]&gt;0;COM.MICROSOFT.IFS([.K8]&lt;=0.1;&quot;+&quot;;0.1&lt;[.K8]&lt;=1;&quot;++&quot;;1&lt;[.K8]&lt;=2;&quot;+++&quot;;[.K8]&gt;2;&quot;++++&quot;);[.K8]&lt;0;COM.MICROSOFT.IFS([.K8]&gt;=-0.1;&quot;-&quot;;-0.1&gt;[.K8]&gt;=-1;&quot;--&quot;;-1&gt;[.K8]&gt;=-2;&quot;---&quot;;[.K8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style-name="ce12" table:formula="of:=COM.MICROSOFT.IFS([.B9]=0;&quot;&quot;;[.B9]&gt;0;COM.MICROSOFT.IFS([.B9]&lt;=0.1;&quot;+&quot;;0.1&lt;[.B9]&lt;=1;&quot;++&quot;;1&lt;[.B9]&lt;=2;&quot;+++&quot;;[.B9]&gt;2;&quot;++++&quot;);[.B9]&lt;0;COM.MICROSOFT.IFS([.B9]&gt;=-0.1;&quot;-&quot;;-0.1&gt;[.B9]&gt;=-1;&quot;--&quot;;-1&gt;[.B9]&gt;=-2;&quot;---&quot;;[.B9]&lt;2;&quot;----&quot;))" office:value-type="string" office:string-value="+" calcext:value-type="string">
            <text:p>+</text:p>
          </table:table-cell>
          <table:table-cell table:style-name="ce12" table:formula="of:=COM.MICROSOFT.IFS([.C9]=0;&quot;&quot;;[.C9]&gt;0;COM.MICROSOFT.IFS([.C9]&lt;=0.1;&quot;+&quot;;0.1&lt;[.C9]&lt;=1;&quot;++&quot;;1&lt;[.C9]&lt;=2;&quot;+++&quot;;[.C9]&gt;2;&quot;++++&quot;);[.C9]&lt;0;COM.MICROSOFT.IFS([.C9]&gt;=-0.1;&quot;-&quot;;-0.1&gt;[.C9]&gt;=-1;&quot;--&quot;;-1&gt;[.C9]&gt;=-2;&quot;---&quot;;[.C9]&lt;2;&quot;----&quot;))" office:value-type="string" office:string-value="-" calcext:value-type="string">
            <text:p>-</text:p>
          </table:table-cell>
          <table:table-cell table:style-name="ce12" table:formula="of:=COM.MICROSOFT.IFS([.D9]=0;&quot;&quot;;[.D9]&gt;0;COM.MICROSOFT.IFS([.D9]&lt;=0.1;&quot;+&quot;;0.1&lt;[.D9]&lt;=1;&quot;++&quot;;1&lt;[.D9]&lt;=2;&quot;+++&quot;;[.D9]&gt;2;&quot;++++&quot;);[.D9]&lt;0;COM.MICROSOFT.IFS([.D9]&gt;=-0.1;&quot;-&quot;;-0.1&gt;[.D9]&gt;=-1;&quot;--&quot;;-1&gt;[.D9]&gt;=-2;&quot;---&quot;;[.D9]&lt;2;&quot;----&quot;))" office:value-type="string" office:string-value="+" calcext:value-type="string">
            <text:p>+</text:p>
          </table:table-cell>
          <table:table-cell table:style-name="ce12" table:formula="of:=COM.MICROSOFT.IFS([.E9]=0;&quot;&quot;;[.E9]&gt;0;COM.MICROSOFT.IFS([.E9]&lt;=0.1;&quot;+&quot;;0.1&lt;[.E9]&lt;=1;&quot;++&quot;;1&lt;[.E9]&lt;=2;&quot;+++&quot;;[.E9]&gt;2;&quot;++++&quot;);[.E9]&lt;0;COM.MICROSOFT.IFS([.E9]&gt;=-0.1;&quot;-&quot;;-0.1&gt;[.E9]&gt;=-1;&quot;--&quot;;-1&gt;[.E9]&gt;=-2;&quot;---&quot;;[.E9]&lt;2;&quot;----&quot;))" office:value-type="string" office:string-value="+" calcext:value-type="string">
            <text:p>+</text:p>
          </table:table-cell>
          <table:table-cell table:style-name="ce12" table:formula="of:=COM.MICROSOFT.IFS([.F9]=0;&quot;&quot;;[.F9]&gt;0;COM.MICROSOFT.IFS([.F9]&lt;=0.1;&quot;+&quot;;0.1&lt;[.F9]&lt;=1;&quot;++&quot;;1&lt;[.F9]&lt;=2;&quot;+++&quot;;[.F9]&gt;2;&quot;++++&quot;);[.F9]&lt;0;COM.MICROSOFT.IFS([.F9]&gt;=-0.1;&quot;-&quot;;-0.1&gt;[.F9]&gt;=-1;&quot;--&quot;;-1&gt;[.F9]&gt;=-2;&quot;---&quot;;[.F9]&lt;2;&quot;----&quot;))" office:value-type="string" office:string-value="+" calcext:value-type="string">
            <text:p>+</text:p>
          </table:table-cell>
          <table:table-cell table:style-name="ce12" table:formula="of:=COM.MICROSOFT.IFS([.G9]=0;&quot;&quot;;[.G9]&gt;0;COM.MICROSOFT.IFS([.G9]&lt;=0.1;&quot;+&quot;;0.1&lt;[.G9]&lt;=1;&quot;++&quot;;1&lt;[.G9]&lt;=2;&quot;+++&quot;;[.G9]&gt;2;&quot;++++&quot;);[.G9]&lt;0;COM.MICROSOFT.IFS([.G9]&gt;=-0.1;&quot;-&quot;;-0.1&gt;[.G9]&gt;=-1;&quot;--&quot;;-1&gt;[.G9]&gt;=-2;&quot;---&quot;;[.G9]&lt;2;&quot;----&quot;))" office:value-type="string" office:string-value="-" calcext:value-type="string">
            <text:p>-</text:p>
          </table:table-cell>
          <table:table-cell table:style-name="ce12" table:formula="of:=COM.MICROSOFT.IFS([.H9]=0;&quot;&quot;;[.H9]&gt;0;COM.MICROSOFT.IFS([.H9]&lt;=0.1;&quot;+&quot;;0.1&lt;[.H9]&lt;=1;&quot;++&quot;;1&lt;[.H9]&lt;=2;&quot;+++&quot;;[.H9]&gt;2;&quot;++++&quot;);[.H9]&lt;0;COM.MICROSOFT.IFS([.H9]&gt;=-0.1;&quot;-&quot;;-0.1&gt;[.H9]&gt;=-1;&quot;--&quot;;-1&gt;[.H9]&gt;=-2;&quot;---&quot;;[.H9]&lt;2;&quot;----&quot;))" office:value-type="string" office:string-value="--" calcext:value-type="string">
            <text:p>--</text:p>
          </table:table-cell>
          <table:table-cell table:style-name="ce12" table:formula="of:=COM.MICROSOFT.IFS([.I9]=0;&quot;&quot;;[.I9]&gt;0;COM.MICROSOFT.IFS([.I9]&lt;=0.1;&quot;+&quot;;0.1&lt;[.I9]&lt;=1;&quot;++&quot;;1&lt;[.I9]&lt;=2;&quot;+++&quot;;[.I9]&gt;2;&quot;++++&quot;);[.I9]&lt;0;COM.MICROSOFT.IFS([.I9]&gt;=-0.1;&quot;-&quot;;-0.1&gt;[.I9]&gt;=-1;&quot;--&quot;;-1&gt;[.I9]&gt;=-2;&quot;---&quot;;[.I9]&lt;2;&quot;----&quot;))" office:value-type="string" office:string-value="--" calcext:value-type="string">
            <text:p>--</text:p>
          </table:table-cell>
          <table:table-cell table:style-name="ce12" table:formula="of:=COM.MICROSOFT.IFS([.J9]=0;&quot;&quot;;[.J9]&gt;0;COM.MICROSOFT.IFS([.J9]&lt;=0.1;&quot;+&quot;;0.1&lt;[.J9]&lt;=1;&quot;++&quot;;1&lt;[.J9]&lt;=2;&quot;+++&quot;;[.J9]&gt;2;&quot;++++&quot;);[.J9]&lt;0;COM.MICROSOFT.IFS([.J9]&gt;=-0.1;&quot;-&quot;;-0.1&gt;[.J9]&gt;=-1;&quot;--&quot;;-1&gt;[.J9]&gt;=-2;&quot;---&quot;;[.J9]&lt;2;&quot;----&quot;))" office:value-type="string" office:string-value="+" calcext:value-type="string">
            <text:p>+</text:p>
          </table:table-cell>
          <table:table-cell table:style-name="ce12" table:formula="of:=COM.MICROSOFT.IFS([.K9]=0;&quot;&quot;;[.K9]&gt;0;COM.MICROSOFT.IFS([.K9]&lt;=0.1;&quot;+&quot;;0.1&lt;[.K9]&lt;=1;&quot;++&quot;;1&lt;[.K9]&lt;=2;&quot;+++&quot;;[.K9]&gt;2;&quot;++++&quot;);[.K9]&lt;0;COM.MICROSOFT.IFS([.K9]&gt;=-0.1;&quot;-&quot;;-0.1&gt;[.K9]&gt;=-1;&quot;--&quot;;-1&gt;[.K9]&gt;=-2;&quot;---&quot;;[.K9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table:style-name="ce11" table:formula="of:=COM.MICROSOFT.IFS([.B10]=0;&quot;&quot;;[.B10]&gt;0;COM.MICROSOFT.IFS([.B10]&lt;=0.1;&quot;+&quot;;0.1&lt;[.B10]&lt;=1;&quot;++&quot;;1&lt;[.B10]&lt;=2;&quot;+++&quot;;[.B10]&gt;2;&quot;++++&quot;);[.B10]&lt;0;COM.MICROSOFT.IFS([.B10]&gt;=-0.1;&quot;-&quot;;-0.1&gt;[.B10]&gt;=-1;&quot;--&quot;;-1&gt;[.B10]&gt;=-2;&quot;---&quot;;[.B10]&lt;2;&quot;----&quot;))" office:value-type="string" office:string-value="++" calcext:value-type="string">
            <text:p>++</text:p>
          </table:table-cell>
          <table:table-cell table:style-name="ce11" table:formula="of:=COM.MICROSOFT.IFS([.C10]=0;&quot;&quot;;[.C10]&gt;0;COM.MICROSOFT.IFS([.C10]&lt;=0.1;&quot;+&quot;;0.1&lt;[.C10]&lt;=1;&quot;++&quot;;1&lt;[.C10]&lt;=2;&quot;+++&quot;;[.C10]&gt;2;&quot;++++&quot;);[.C10]&lt;0;COM.MICROSOFT.IFS([.C10]&gt;=-0.1;&quot;-&quot;;-0.1&gt;[.C10]&gt;=-1;&quot;--&quot;;-1&gt;[.C10]&gt;=-2;&quot;---&quot;;[.C10]&lt;2;&quot;----&quot;))" office:value-type="string" office:string-value="++" calcext:value-type="string">
            <text:p>++</text:p>
          </table:table-cell>
          <table:table-cell table:style-name="ce12" table:formula="of:=COM.MICROSOFT.IFS([.D10]=0;&quot;&quot;;[.D10]&gt;0;COM.MICROSOFT.IFS([.D10]&lt;=0.1;&quot;+&quot;;0.1&lt;[.D10]&lt;=1;&quot;++&quot;;1&lt;[.D10]&lt;=2;&quot;+++&quot;;[.D10]&gt;2;&quot;++++&quot;);[.D10]&lt;0;COM.MICROSOFT.IFS([.D10]&gt;=-0.1;&quot;-&quot;;-0.1&gt;[.D10]&gt;=-1;&quot;--&quot;;-1&gt;[.D10]&gt;=-2;&quot;---&quot;;[.D10]&lt;2;&quot;----&quot;))" office:value-type="string" office:string-value="-" calcext:value-type="string">
            <text:p>-</text:p>
          </table:table-cell>
          <table:table-cell table:style-name="ce11" table:formula="of:=COM.MICROSOFT.IFS([.E10]=0;&quot;&quot;;[.E10]&gt;0;COM.MICROSOFT.IFS([.E10]&lt;=0.1;&quot;+&quot;;0.1&lt;[.E10]&lt;=1;&quot;++&quot;;1&lt;[.E10]&lt;=2;&quot;+++&quot;;[.E10]&gt;2;&quot;++++&quot;);[.E10]&lt;0;COM.MICROSOFT.IFS([.E10]&gt;=-0.1;&quot;-&quot;;-0.1&gt;[.E10]&gt;=-1;&quot;--&quot;;-1&gt;[.E10]&gt;=-2;&quot;---&quot;;[.E10]&lt;2;&quot;----&quot;))" office:value-type="string" office:string-value="++" calcext:value-type="string">
            <text:p>++</text:p>
          </table:table-cell>
          <table:table-cell table:style-name="ce11" table:formula="of:=COM.MICROSOFT.IFS([.F10]=0;&quot;&quot;;[.F10]&gt;0;COM.MICROSOFT.IFS([.F10]&lt;=0.1;&quot;+&quot;;0.1&lt;[.F10]&lt;=1;&quot;++&quot;;1&lt;[.F10]&lt;=2;&quot;+++&quot;;[.F10]&gt;2;&quot;++++&quot;);[.F10]&lt;0;COM.MICROSOFT.IFS([.F10]&gt;=-0.1;&quot;-&quot;;-0.1&gt;[.F10]&gt;=-1;&quot;--&quot;;-1&gt;[.F10]&gt;=-2;&quot;---&quot;;[.F10]&lt;2;&quot;----&quot;))" office:value-type="string" office:string-value="+" calcext:value-type="string">
            <text:p>+</text:p>
          </table:table-cell>
          <table:table-cell table:style-name="ce12" table:formula="of:=COM.MICROSOFT.IFS([.G10]=0;&quot;&quot;;[.G10]&gt;0;COM.MICROSOFT.IFS([.G10]&lt;=0.1;&quot;+&quot;;0.1&lt;[.G10]&lt;=1;&quot;++&quot;;1&lt;[.G10]&lt;=2;&quot;+++&quot;;[.G10]&gt;2;&quot;++++&quot;);[.G10]&lt;0;COM.MICROSOFT.IFS([.G10]&gt;=-0.1;&quot;-&quot;;-0.1&gt;[.G10]&gt;=-1;&quot;--&quot;;-1&gt;[.G10]&gt;=-2;&quot;---&quot;;[.G10]&lt;2;&quot;----&quot;))" office:value-type="string" office:string-value="-" calcext:value-type="string">
            <text:p>-</text:p>
          </table:table-cell>
          <table:table-cell table:style-name="ce12" table:formula="of:=COM.MICROSOFT.IFS([.H10]=0;&quot;&quot;;[.H10]&gt;0;COM.MICROSOFT.IFS([.H10]&lt;=0.1;&quot;+&quot;;0.1&lt;[.H10]&lt;=1;&quot;++&quot;;1&lt;[.H10]&lt;=2;&quot;+++&quot;;[.H10]&gt;2;&quot;++++&quot;);[.H10]&lt;0;COM.MICROSOFT.IFS([.H10]&gt;=-0.1;&quot;-&quot;;-0.1&gt;[.H10]&gt;=-1;&quot;--&quot;;-1&gt;[.H10]&gt;=-2;&quot;---&quot;;[.H10]&lt;2;&quot;----&quot;))" office:value-type="string" office:string-value="+" calcext:value-type="string">
            <text:p>+</text:p>
          </table:table-cell>
          <table:table-cell table:style-name="ce11" table:formula="of:=COM.MICROSOFT.IFS([.I10]=0;&quot;&quot;;[.I10]&gt;0;COM.MICROSOFT.IFS([.I10]&lt;=0.1;&quot;+&quot;;0.1&lt;[.I10]&lt;=1;&quot;++&quot;;1&lt;[.I10]&lt;=2;&quot;+++&quot;;[.I10]&gt;2;&quot;++++&quot;);[.I10]&lt;0;COM.MICROSOFT.IFS([.I10]&gt;=-0.1;&quot;-&quot;;-0.1&gt;[.I10]&gt;=-1;&quot;--&quot;;-1&gt;[.I10]&gt;=-2;&quot;---&quot;;[.I10]&lt;2;&quot;----&quot;))" office:value-type="string" office:string-value="--" calcext:value-type="string">
            <text:p>--</text:p>
          </table:table-cell>
          <table:table-cell table:style-name="ce11" table:formula="of:=COM.MICROSOFT.IFS([.J10]=0;&quot;&quot;;[.J10]&gt;0;COM.MICROSOFT.IFS([.J10]&lt;=0.1;&quot;+&quot;;0.1&lt;[.J10]&lt;=1;&quot;++&quot;;1&lt;[.J10]&lt;=2;&quot;+++&quot;;[.J10]&gt;2;&quot;++++&quot;);[.J10]&lt;0;COM.MICROSOFT.IFS([.J10]&gt;=-0.1;&quot;-&quot;;-0.1&gt;[.J10]&gt;=-1;&quot;--&quot;;-1&gt;[.J10]&gt;=-2;&quot;---&quot;;[.J10]&lt;2;&quot;----&quot;))" office:value-type="string" office:string-value="-" calcext:value-type="string">
            <text:p>-</text:p>
          </table:table-cell>
          <table:table-cell table:style-name="ce11" table:formula="of:=COM.MICROSOFT.IFS([.K10]=0;&quot;&quot;;[.K10]&gt;0;COM.MICROSOFT.IFS([.K10]&lt;=0.1;&quot;+&quot;;0.1&lt;[.K10]&lt;=1;&quot;++&quot;;1&lt;[.K10]&lt;=2;&quot;+++&quot;;[.K10]&gt;2;&quot;++++&quot;);[.K10]&lt;0;COM.MICROSOFT.IFS([.K10]&gt;=-0.1;&quot;-&quot;;-0.1&gt;[.K10]&gt;=-1;&quot;--&quot;;-1&gt;[.K10]&gt;=-2;&quot;---&quot;;[.K10]&lt;2;&quot;----&quot;))" office:value-type="string" office:string-value="--" calcext:value-type="string">
            <text:p>-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table:style-name="ce11" table:formula="of:=COM.MICROSOFT.IFS([.B11]=0;&quot;&quot;;[.B11]&gt;0;COM.MICROSOFT.IFS([.B11]&lt;=0.1;&quot;+&quot;;0.1&lt;[.B11]&lt;=1;&quot;++&quot;;1&lt;[.B11]&lt;=2;&quot;+++&quot;;[.B11]&gt;2;&quot;++++&quot;);[.B11]&lt;0;COM.MICROSOFT.IFS([.B11]&gt;=-0.1;&quot;-&quot;;-0.1&gt;[.B11]&gt;=-1;&quot;--&quot;;-1&gt;[.B11]&gt;=-2;&quot;---&quot;;[.B11]&lt;2;&quot;----&quot;))" office:value-type="string" office:string-value="--" calcext:value-type="string">
            <text:p>--</text:p>
          </table:table-cell>
          <table:table-cell table:style-name="ce11" table:formula="of:=COM.MICROSOFT.IFS([.C11]=0;&quot;&quot;;[.C11]&gt;0;COM.MICROSOFT.IFS([.C11]&lt;=0.1;&quot;+&quot;;0.1&lt;[.C11]&lt;=1;&quot;++&quot;;1&lt;[.C11]&lt;=2;&quot;+++&quot;;[.C11]&gt;2;&quot;++++&quot;);[.C11]&lt;0;COM.MICROSOFT.IFS([.C11]&gt;=-0.1;&quot;-&quot;;-0.1&gt;[.C11]&gt;=-1;&quot;--&quot;;-1&gt;[.C11]&gt;=-2;&quot;---&quot;;[.C11]&lt;2;&quot;----&quot;))" office:value-type="string" office:string-value="++" calcext:value-type="string">
            <text:p>++</text:p>
          </table:table-cell>
          <table:table-cell table:style-name="ce12" table:formula="of:=COM.MICROSOFT.IFS([.D11]=0;&quot;&quot;;[.D11]&gt;0;COM.MICROSOFT.IFS([.D11]&lt;=0.1;&quot;+&quot;;0.1&lt;[.D11]&lt;=1;&quot;++&quot;;1&lt;[.D11]&lt;=2;&quot;+++&quot;;[.D11]&gt;2;&quot;++++&quot;);[.D11]&lt;0;COM.MICROSOFT.IFS([.D11]&gt;=-0.1;&quot;-&quot;;-0.1&gt;[.D11]&gt;=-1;&quot;--&quot;;-1&gt;[.D11]&gt;=-2;&quot;---&quot;;[.D11]&lt;2;&quot;----&quot;))" office:value-type="string" office:string-value="+" calcext:value-type="string">
            <text:p>+</text:p>
          </table:table-cell>
          <table:table-cell table:style-name="ce11" table:formula="of:=COM.MICROSOFT.IFS([.E11]=0;&quot;&quot;;[.E11]&gt;0;COM.MICROSOFT.IFS([.E11]&lt;=0.1;&quot;+&quot;;0.1&lt;[.E11]&lt;=1;&quot;++&quot;;1&lt;[.E11]&lt;=2;&quot;+++&quot;;[.E11]&gt;2;&quot;++++&quot;);[.E11]&lt;0;COM.MICROSOFT.IFS([.E11]&gt;=-0.1;&quot;-&quot;;-0.1&gt;[.E11]&gt;=-1;&quot;--&quot;;-1&gt;[.E11]&gt;=-2;&quot;---&quot;;[.E11]&lt;2;&quot;----&quot;))" office:value-type="string" office:string-value="--" calcext:value-type="string">
            <text:p>--</text:p>
          </table:table-cell>
          <table:table-cell table:style-name="ce11" table:formula="of:=COM.MICROSOFT.IFS([.F11]=0;&quot;&quot;;[.F11]&gt;0;COM.MICROSOFT.IFS([.F11]&lt;=0.1;&quot;+&quot;;0.1&lt;[.F11]&lt;=1;&quot;++&quot;;1&lt;[.F11]&lt;=2;&quot;+++&quot;;[.F11]&gt;2;&quot;++++&quot;);[.F11]&lt;0;COM.MICROSOFT.IFS([.F11]&gt;=-0.1;&quot;-&quot;;-0.1&gt;[.F11]&gt;=-1;&quot;--&quot;;-1&gt;[.F11]&gt;=-2;&quot;---&quot;;[.F11]&lt;2;&quot;----&quot;))" office:value-type="string" office:string-value="+" calcext:value-type="string">
            <text:p>+</text:p>
          </table:table-cell>
          <table:table-cell table:style-name="ce12" table:formula="of:=COM.MICROSOFT.IFS([.G11]=0;&quot;&quot;;[.G11]&gt;0;COM.MICROSOFT.IFS([.G11]&lt;=0.1;&quot;+&quot;;0.1&lt;[.G11]&lt;=1;&quot;++&quot;;1&lt;[.G11]&lt;=2;&quot;+++&quot;;[.G11]&gt;2;&quot;++++&quot;);[.G11]&lt;0;COM.MICROSOFT.IFS([.G11]&gt;=-0.1;&quot;-&quot;;-0.1&gt;[.G11]&gt;=-1;&quot;--&quot;;-1&gt;[.G11]&gt;=-2;&quot;---&quot;;[.G11]&lt;2;&quot;----&quot;))" office:value-type="string" office:string-value="+" calcext:value-type="string">
            <text:p>+</text:p>
          </table:table-cell>
          <table:table-cell table:style-name="ce12" table:formula="of:=COM.MICROSOFT.IFS([.H11]=0;&quot;&quot;;[.H11]&gt;0;COM.MICROSOFT.IFS([.H11]&lt;=0.1;&quot;+&quot;;0.1&lt;[.H11]&lt;=1;&quot;++&quot;;1&lt;[.H11]&lt;=2;&quot;+++&quot;;[.H11]&gt;2;&quot;++++&quot;);[.H11]&lt;0;COM.MICROSOFT.IFS([.H11]&gt;=-0.1;&quot;-&quot;;-0.1&gt;[.H11]&gt;=-1;&quot;--&quot;;-1&gt;[.H11]&gt;=-2;&quot;---&quot;;[.H11]&lt;2;&quot;----&quot;))" office:value-type="string" office:string-value="+" calcext:value-type="string">
            <text:p>+</text:p>
          </table:table-cell>
          <table:table-cell table:style-name="ce11" table:formula="of:=COM.MICROSOFT.IFS([.I11]=0;&quot;&quot;;[.I11]&gt;0;COM.MICROSOFT.IFS([.I11]&lt;=0.1;&quot;+&quot;;0.1&lt;[.I11]&lt;=1;&quot;++&quot;;1&lt;[.I11]&lt;=2;&quot;+++&quot;;[.I11]&gt;2;&quot;++++&quot;);[.I11]&lt;0;COM.MICROSOFT.IFS([.I11]&gt;=-0.1;&quot;-&quot;;-0.1&gt;[.I11]&gt;=-1;&quot;--&quot;;-1&gt;[.I11]&gt;=-2;&quot;---&quot;;[.I11]&lt;2;&quot;----&quot;))" office:value-type="string" office:string-value="-" calcext:value-type="string">
            <text:p>-</text:p>
          </table:table-cell>
          <table:table-cell table:style-name="ce11" table:formula="of:=COM.MICROSOFT.IFS([.J11]=0;&quot;&quot;;[.J11]&gt;0;COM.MICROSOFT.IFS([.J11]&lt;=0.1;&quot;+&quot;;0.1&lt;[.J11]&lt;=1;&quot;++&quot;;1&lt;[.J11]&lt;=2;&quot;+++&quot;;[.J11]&gt;2;&quot;++++&quot;);[.J11]&lt;0;COM.MICROSOFT.IFS([.J11]&gt;=-0.1;&quot;-&quot;;-0.1&gt;[.J11]&gt;=-1;&quot;--&quot;;-1&gt;[.J11]&gt;=-2;&quot;---&quot;;[.J11]&lt;2;&quot;----&quot;))" office:value-type="string" office:string-value="-" calcext:value-type="string">
            <text:p>-</text:p>
          </table:table-cell>
          <table:table-cell table:style-name="ce11" table:formula="of:=COM.MICROSOFT.IFS([.K11]=0;&quot;&quot;;[.K11]&gt;0;COM.MICROSOFT.IFS([.K11]&lt;=0.1;&quot;+&quot;;0.1&lt;[.K11]&lt;=1;&quot;++&quot;;1&lt;[.K11]&lt;=2;&quot;+++&quot;;[.K11]&gt;2;&quot;++++&quot;);[.K11]&lt;0;COM.MICROSOFT.IFS([.K11]&gt;=-0.1;&quot;-&quot;;-0.1&gt;[.K11]&gt;=-1;&quot;--&quot;;-1&gt;[.K11]&gt;=-2;&quot;---&quot;;[.K11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table:style-name="ce11" table:formula="of:=COM.MICROSOFT.IFS([.B12]=0;&quot;&quot;;[.B12]&gt;0;COM.MICROSOFT.IFS([.B12]&lt;=0.1;&quot;+&quot;;0.1&lt;[.B12]&lt;=1;&quot;++&quot;;1&lt;[.B12]&lt;=2;&quot;+++&quot;;[.B12]&gt;2;&quot;++++&quot;);[.B12]&lt;0;COM.MICROSOFT.IFS([.B12]&gt;=-0.1;&quot;-&quot;;-0.1&gt;[.B12]&gt;=-1;&quot;--&quot;;-1&gt;[.B12]&gt;=-2;&quot;---&quot;;[.B12]&lt;2;&quot;----&quot;))" office:value-type="string" office:string-value="--" calcext:value-type="string">
            <text:p>--</text:p>
          </table:table-cell>
          <table:table-cell table:style-name="ce11" table:formula="of:=COM.MICROSOFT.IFS([.C12]=0;&quot;&quot;;[.C12]&gt;0;COM.MICROSOFT.IFS([.C12]&lt;=0.1;&quot;+&quot;;0.1&lt;[.C12]&lt;=1;&quot;++&quot;;1&lt;[.C12]&lt;=2;&quot;+++&quot;;[.C12]&gt;2;&quot;++++&quot;);[.C12]&lt;0;COM.MICROSOFT.IFS([.C12]&gt;=-0.1;&quot;-&quot;;-0.1&gt;[.C12]&gt;=-1;&quot;--&quot;;-1&gt;[.C12]&gt;=-2;&quot;---&quot;;[.C12]&lt;2;&quot;----&quot;))" office:value-type="string" office:string-value="--" calcext:value-type="string">
            <text:p>--</text:p>
          </table:table-cell>
          <table:table-cell table:style-name="ce12" table:formula="of:=COM.MICROSOFT.IFS([.D12]=0;&quot;&quot;;[.D12]&gt;0;COM.MICROSOFT.IFS([.D12]&lt;=0.1;&quot;+&quot;;0.1&lt;[.D12]&lt;=1;&quot;++&quot;;1&lt;[.D12]&lt;=2;&quot;+++&quot;;[.D12]&gt;2;&quot;++++&quot;);[.D12]&lt;0;COM.MICROSOFT.IFS([.D12]&gt;=-0.1;&quot;-&quot;;-0.1&gt;[.D12]&gt;=-1;&quot;--&quot;;-1&gt;[.D12]&gt;=-2;&quot;---&quot;;[.D12]&lt;2;&quot;----&quot;))" office:value-type="string" office:string-value="+" calcext:value-type="string">
            <text:p>+</text:p>
          </table:table-cell>
          <table:table-cell table:style-name="ce11" table:formula="of:=COM.MICROSOFT.IFS([.E12]=0;&quot;&quot;;[.E12]&gt;0;COM.MICROSOFT.IFS([.E12]&lt;=0.1;&quot;+&quot;;0.1&lt;[.E12]&lt;=1;&quot;++&quot;;1&lt;[.E12]&lt;=2;&quot;+++&quot;;[.E12]&gt;2;&quot;++++&quot;);[.E12]&lt;0;COM.MICROSOFT.IFS([.E12]&gt;=-0.1;&quot;-&quot;;-0.1&gt;[.E12]&gt;=-1;&quot;--&quot;;-1&gt;[.E12]&gt;=-2;&quot;---&quot;;[.E12]&lt;2;&quot;----&quot;))" office:value-type="string" office:string-value="--" calcext:value-type="string">
            <text:p>--</text:p>
          </table:table-cell>
          <table:table-cell table:style-name="ce11" table:formula="of:=COM.MICROSOFT.IFS([.F12]=0;&quot;&quot;;[.F12]&gt;0;COM.MICROSOFT.IFS([.F12]&lt;=0.1;&quot;+&quot;;0.1&lt;[.F12]&lt;=1;&quot;++&quot;;1&lt;[.F12]&lt;=2;&quot;+++&quot;;[.F12]&gt;2;&quot;++++&quot;);[.F12]&lt;0;COM.MICROSOFT.IFS([.F12]&gt;=-0.1;&quot;-&quot;;-0.1&gt;[.F12]&gt;=-1;&quot;--&quot;;-1&gt;[.F12]&gt;=-2;&quot;---&quot;;[.F12]&lt;2;&quot;----&quot;))" office:value-type="string" office:string-value="++" calcext:value-type="string">
            <text:p>++</text:p>
          </table:table-cell>
          <table:table-cell table:style-name="ce12" table:formula="of:=COM.MICROSOFT.IFS([.G12]=0;&quot;&quot;;[.G12]&gt;0;COM.MICROSOFT.IFS([.G12]&lt;=0.1;&quot;+&quot;;0.1&lt;[.G12]&lt;=1;&quot;++&quot;;1&lt;[.G12]&lt;=2;&quot;+++&quot;;[.G12]&gt;2;&quot;++++&quot;);[.G12]&lt;0;COM.MICROSOFT.IFS([.G12]&gt;=-0.1;&quot;-&quot;;-0.1&gt;[.G12]&gt;=-1;&quot;--&quot;;-1&gt;[.G12]&gt;=-2;&quot;---&quot;;[.G12]&lt;2;&quot;----&quot;))" office:value-type="string" office:string-value="+" calcext:value-type="string">
            <text:p>+</text:p>
          </table:table-cell>
          <table:table-cell table:style-name="ce12" table:formula="of:=COM.MICROSOFT.IFS([.H12]=0;&quot;&quot;;[.H12]&gt;0;COM.MICROSOFT.IFS([.H12]&lt;=0.1;&quot;+&quot;;0.1&lt;[.H12]&lt;=1;&quot;++&quot;;1&lt;[.H12]&lt;=2;&quot;+++&quot;;[.H12]&gt;2;&quot;++++&quot;);[.H12]&lt;0;COM.MICROSOFT.IFS([.H12]&gt;=-0.1;&quot;-&quot;;-0.1&gt;[.H12]&gt;=-1;&quot;--&quot;;-1&gt;[.H12]&gt;=-2;&quot;---&quot;;[.H12]&lt;2;&quot;----&quot;))" office:value-type="string" office:string-value="+" calcext:value-type="string">
            <text:p>+</text:p>
          </table:table-cell>
          <table:table-cell table:style-name="ce11" table:formula="of:=COM.MICROSOFT.IFS([.I12]=0;&quot;&quot;;[.I12]&gt;0;COM.MICROSOFT.IFS([.I12]&lt;=0.1;&quot;+&quot;;0.1&lt;[.I12]&lt;=1;&quot;++&quot;;1&lt;[.I12]&lt;=2;&quot;+++&quot;;[.I12]&gt;2;&quot;++++&quot;);[.I12]&lt;0;COM.MICROSOFT.IFS([.I12]&gt;=-0.1;&quot;-&quot;;-0.1&gt;[.I12]&gt;=-1;&quot;--&quot;;-1&gt;[.I12]&gt;=-2;&quot;---&quot;;[.I12]&lt;2;&quot;----&quot;))" office:value-type="string" office:string-value="-" calcext:value-type="string">
            <text:p>-</text:p>
          </table:table-cell>
          <table:table-cell table:style-name="ce11" table:formula="of:=COM.MICROSOFT.IFS([.J12]=0;&quot;&quot;;[.J12]&gt;0;COM.MICROSOFT.IFS([.J12]&lt;=0.1;&quot;+&quot;;0.1&lt;[.J12]&lt;=1;&quot;++&quot;;1&lt;[.J12]&lt;=2;&quot;+++&quot;;[.J12]&gt;2;&quot;++++&quot;);[.J12]&lt;0;COM.MICROSOFT.IFS([.J12]&gt;=-0.1;&quot;-&quot;;-0.1&gt;[.J12]&gt;=-1;&quot;--&quot;;-1&gt;[.J12]&gt;=-2;&quot;---&quot;;[.J12]&lt;2;&quot;----&quot;))" office:value-type="string" office:string-value="++" calcext:value-type="string">
            <text:p>++</text:p>
          </table:table-cell>
          <table:table-cell table:style-name="ce11" table:formula="of:=COM.MICROSOFT.IFS([.K12]=0;&quot;&quot;;[.K12]&gt;0;COM.MICROSOFT.IFS([.K12]&lt;=0.1;&quot;+&quot;;0.1&lt;[.K12]&lt;=1;&quot;++&quot;;1&lt;[.K12]&lt;=2;&quot;+++&quot;;[.K12]&gt;2;&quot;++++&quot;);[.K12]&lt;0;COM.MICROSOFT.IFS([.K12]&gt;=-0.1;&quot;-&quot;;-0.1&gt;[.K12]&gt;=-1;&quot;--&quot;;-1&gt;[.K12]&gt;=-2;&quot;---&quot;;[.K12]&lt;2;&quot;----&quot;)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N pop stdevs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table:style-name="ce10"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table:style-name="ce10" office:value-type="string" calcext:value-type="string">
            <text:p>gene6</text:p>
          </table:table-cell>
          <table:table-cell table:style-name="ce10"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</text:p>
          </table:table-cell>
          <table:table-cell office:value-type="float" office:value="2.4980018054066E-016" calcext:value-type="float">
            <text:p>2.50E-16</text:p>
          </table:table-cell>
          <table:table-cell office:value-type="float" office:value="0.000362607008568865" calcext:value-type="float">
            <text:p>3.63E-04</text:p>
          </table:table-cell>
          <table:table-cell table:style-name="ce10" office:value-type="float" office:value="3.46944695195361E-017" calcext:value-type="float">
            <text:p>3.47E-17</text:p>
          </table:table-cell>
          <table:table-cell office:value-type="float" office:value="1.11022302462516E-015" calcext:value-type="float">
            <text:p>1.11E-15</text:p>
          </table:table-cell>
          <table:table-cell office:value-type="float" office:value="2.22044604925031E-015" calcext:value-type="float">
            <text:p>2.22E-15</text:p>
          </table:table-cell>
          <table:table-cell table:style-name="ce10" office:value-type="float" office:value="1.55431223447522E-015" calcext:value-type="float">
            <text:p>1.55E-15</text:p>
          </table:table-cell>
          <table:table-cell table:style-name="ce10" office:value-type="float" office:value="1.11022302462516E-015" calcext:value-type="float">
            <text:p>1.11E-15</text:p>
          </table:table-cell>
          <table:table-cell office:value-type="float" office:value="8.32667268468867E-017" calcext:value-type="float">
            <text:p>8.33E-17</text:p>
          </table:table-cell>
          <table:table-cell office:value-type="float" office:value="0.0000745794003048819" calcext:value-type="float">
            <text:p>7.46E-05</text:p>
          </table:table-cell>
          <table:table-cell office:value-type="float" office:value="8.88178419700125E-016" calcext:value-type="float">
            <text:p>8.88E-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2</text:p>
          </table:table-cell>
          <table:table-cell office:value-type="float" office:value="1.77635683940025E-015" calcext:value-type="float">
            <text:p>1.78E-15</text:p>
          </table:table-cell>
          <table:table-cell office:value-type="float" office:value="2.22044604925031E-016" calcext:value-type="float">
            <text:p>2.22E-16</text:p>
          </table:table-cell>
          <table:table-cell table:style-name="ce10" office:value-type="float" office:value="2.60208521396521E-018" calcext:value-type="float">
            <text:p>2.60E-18</text:p>
          </table:table-cell>
          <table:table-cell office:value-type="float" office:value="8.88178419700125E-016" calcext:value-type="float">
            <text:p>8.88E-16</text:p>
          </table:table-cell>
          <table:table-cell office:value-type="float" office:value="5.20417042793042E-017" calcext:value-type="float">
            <text:p>5.20E-17</text:p>
          </table:table-cell>
          <table:table-cell table:style-name="ce10" office:value-type="float" office:value="2.42861286636753E-017" calcext:value-type="float">
            <text:p>2.43E-17</text:p>
          </table:table-cell>
          <table:table-cell table:style-name="ce10" office:value-type="float" office:value="3.46944695195361E-017" calcext:value-type="float">
            <text:p>3.47E-17</text:p>
          </table:table-cell>
          <table:table-cell office:value-type="float" office:value="1.77635683940025E-015" calcext:value-type="float">
            <text:p>1.78E-15</text:p>
          </table:table-cell>
          <table:table-cell office:value-type="float" office:value="0.000758903124023562" calcext:value-type="float">
            <text:p>7.59E-04</text:p>
          </table:table-cell>
          <table:table-cell office:value-type="float" office:value="5.55111512312578E-017" calcext:value-type="float">
            <text:p>5.55E-17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3</text:p>
          </table:table-cell>
          <table:table-cell table:style-name="ce10" office:value-type="float" office:value="0.00192091224335942" calcext:value-type="float">
            <text:p>1.92E-03</text:p>
          </table:table-cell>
          <table:table-cell table:style-name="ce10" office:value-type="float" office:value="4.16333634234434E-017" calcext:value-type="float">
            <text:p>4.16E-17</text:p>
          </table:table-cell>
          <table:table-cell table:style-name="ce10" office:value-type="float" office:value="3.46944695195361E-017" calcext:value-type="float">
            <text:p>3.47E-17</text:p>
          </table:table-cell>
          <table:table-cell table:style-name="ce10" office:value-type="float" office:value="4.85722573273506E-017" calcext:value-type="float">
            <text:p>4.86E-17</text:p>
          </table:table-cell>
          <table:table-cell table:style-name="ce10" office:value-type="float" office:value="0" calcext:value-type="float">
            <text:p>0.00E+00</text:p>
          </table:table-cell>
          <table:table-cell table:style-name="ce10" office:value-type="float" office:value="0.000803287039570661" calcext:value-type="float">
            <text:p>8.03E-04</text:p>
          </table:table-cell>
          <table:table-cell table:style-name="ce10" office:value-type="float" office:value="6.2450045135165E-017" calcext:value-type="float">
            <text:p>6.25E-17</text:p>
          </table:table-cell>
          <table:table-cell table:style-name="ce10" office:value-type="float" office:value="1.04083408558608E-017" calcext:value-type="float">
            <text:p>1.04E-17</text:p>
          </table:table-cell>
          <table:table-cell table:style-name="ce10" office:value-type="float" office:value="2.08166817117217E-017" calcext:value-type="float">
            <text:p>2.08E-17</text:p>
          </table:table-cell>
          <table:table-cell table:style-name="ce10" office:value-type="float" office:value="5.55111512312578E-017" calcext:value-type="float">
            <text:p>5.55E-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9.99200722162641E-016" calcext:value-type="float">
            <text:p>9.99E-16</text:p>
          </table:table-cell>
          <table:table-cell office:value-type="float" office:value="1.11022302462516E-016" calcext:value-type="float">
            <text:p>1.11E-16</text:p>
          </table:table-cell>
          <table:table-cell table:style-name="ce10" office:value-type="float" office:value="5.55111512312578E-017" calcext:value-type="float">
            <text:p>5.55E-17</text:p>
          </table:table-cell>
          <table:table-cell office:value-type="float" office:value="3.88578058618805E-016" calcext:value-type="float">
            <text:p>3.89E-16</text:p>
          </table:table-cell>
          <table:table-cell office:value-type="float" office:value="0" calcext:value-type="float">
            <text:p>0.00E+00</text:p>
          </table:table-cell>
          <table:table-cell table:style-name="ce10" office:value-type="float" office:value="8.67361737988404E-019" calcext:value-type="float">
            <text:p>8.67E-19</text:p>
          </table:table-cell>
          <table:table-cell table:style-name="ce10" office:value-type="float" office:value="7.80625564189563E-018" calcext:value-type="float">
            <text:p>7.81E-18</text:p>
          </table:table-cell>
          <table:table-cell office:value-type="float" office:value="8.32667268468867E-016" calcext:value-type="float">
            <text:p>8.33E-16</text:p>
          </table:table-cell>
          <table:table-cell office:value-type="float" office:value="0.000244757828544581" calcext:value-type="float">
            <text:p>2.45E-04</text:p>
          </table:table-cell>
          <table:table-cell office:value-type="float" office:value="5.27355936696949E-016" calcext:value-type="float">
            <text:p>5.27E-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0.0000413963268271316" calcext:value-type="float">
            <text:p>4.14E-05</text:p>
          </table:table-cell>
          <table:table-cell office:value-type="float" office:value="2.77555756156289E-017" calcext:value-type="float">
            <text:p>2.78E-17</text:p>
          </table:table-cell>
          <table:table-cell table:style-name="ce10" office:value-type="float" office:value="2.42861286636753E-017" calcext:value-type="float">
            <text:p>2.43E-17</text:p>
          </table:table-cell>
          <table:table-cell office:value-type="float" office:value="3.12250225675825E-017" calcext:value-type="float">
            <text:p>3.12E-17</text:p>
          </table:table-cell>
          <table:table-cell office:value-type="float" office:value="0.000106848696661287" calcext:value-type="float">
            <text:p>1.07E-04</text:p>
          </table:table-cell>
          <table:table-cell table:style-name="ce10" office:value-type="float" office:value="1.73472347597681E-017" calcext:value-type="float">
            <text:p>1.73E-17</text:p>
          </table:table-cell>
          <table:table-cell table:style-name="ce10" office:value-type="float" office:value="2.22044604925031E-015" calcext:value-type="float">
            <text:p>2.22E-15</text:p>
          </table:table-cell>
          <table:table-cell office:value-type="float" office:value="6.93889390390723E-018" calcext:value-type="float">
            <text:p>6.94E-18</text:p>
          </table:table-cell>
          <table:table-cell office:value-type="float" office:value="1.2490009027033E-016" calcext:value-type="float">
            <text:p>1.25E-16</text:p>
          </table:table-cell>
          <table:table-cell office:value-type="float" office:value="2.66453525910038E-015" calcext:value-type="float">
            <text:p>2.66E-15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6</text:p>
          </table:table-cell>
          <table:table-cell table:style-name="ce10" office:value-type="float" office:value="1.38777878078145E-017" calcext:value-type="float">
            <text:p>1.39E-17</text:p>
          </table:table-cell>
          <table:table-cell table:style-name="ce10" office:value-type="float" office:value="1.73472347597681E-017" calcext:value-type="float">
            <text:p>1.73E-17</text:p>
          </table:table-cell>
          <table:table-cell table:style-name="ce10" office:value-type="float" office:value="1.33226762955019E-015" calcext:value-type="float">
            <text:p>1.33E-15</text:p>
          </table:table-cell>
          <table:table-cell table:style-name="ce10" office:value-type="float" office:value="4.85722573273506E-017" calcext:value-type="float">
            <text:p>4.86E-17</text:p>
          </table:table-cell>
          <table:table-cell table:style-name="ce10" office:value-type="float" office:value="2.88657986402541E-015" calcext:value-type="float">
            <text:p>2.89E-15</text:p>
          </table:table-cell>
          <table:table-cell table:style-name="ce10" office:value-type="float" office:value="3.46944695195361E-017" calcext:value-type="float">
            <text:p>3.47E-17</text:p>
          </table:table-cell>
          <table:table-cell table:style-name="ce10" office:value-type="float" office:value="2.08166817117217E-017" calcext:value-type="float">
            <text:p>2.08E-17</text:p>
          </table:table-cell>
          <table:table-cell table:style-name="ce10" office:value-type="float" office:value="9.54097911787244E-018" calcext:value-type="float">
            <text:p>9.54E-18</text:p>
          </table:table-cell>
          <table:table-cell table:style-name="ce10" office:value-type="float" office:value="1.04083408558608E-017" calcext:value-type="float">
            <text:p>1.04E-17</text:p>
          </table:table-cell>
          <table:table-cell table:style-name="ce10" office:value-type="float" office:value="4.85722573273506E-017" calcext:value-type="float">
            <text:p>4.86E-17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ene7</text:p>
          </table:table-cell>
          <table:table-cell table:style-name="ce10" office:value-type="float" office:value="1.38777878078145E-017" calcext:value-type="float">
            <text:p>1.39E-17</text:p>
          </table:table-cell>
          <table:table-cell table:style-name="ce10" office:value-type="float" office:value="7.80625564189563E-018" calcext:value-type="float">
            <text:p>7.81E-18</text:p>
          </table:table-cell>
          <table:table-cell table:style-name="ce10" office:value-type="float" office:value="3.46944695195361E-017" calcext:value-type="float">
            <text:p>3.47E-17</text:p>
          </table:table-cell>
          <table:table-cell table:style-name="ce10" office:value-type="float" office:value="0.00032608622073943" calcext:value-type="float">
            <text:p>3.26E-04</text:p>
          </table:table-cell>
          <table:table-cell table:style-name="ce10" office:value-type="float" office:value="1.30104260698261E-018" calcext:value-type="float">
            <text:p>1.30E-18</text:p>
          </table:table-cell>
          <table:table-cell table:style-name="ce10" office:value-type="float" office:value="1.73472347597681E-017" calcext:value-type="float">
            <text:p>1.73E-17</text:p>
          </table:table-cell>
          <table:table-cell table:style-name="ce10" office:value-type="float" office:value="1.22124532708767E-015" calcext:value-type="float">
            <text:p>1.22E-15</text:p>
          </table:table-cell>
          <table:table-cell table:style-name="ce10" office:value-type="float" office:value="2.66453525910038E-015" calcext:value-type="float">
            <text:p>2.66E-15</text:p>
          </table:table-cell>
          <table:table-cell table:style-name="ce10" office:value-type="float" office:value="8.67361737988404E-019" calcext:value-type="float">
            <text:p>8.67E-19</text:p>
          </table:table-cell>
          <table:table-cell table:style-name="ce10" office:value-type="float" office:value="2.08166817117217E-017" calcext:value-type="float">
            <text:p>2.08E-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8</text:p>
          </table:table-cell>
          <table:table-cell office:value-type="float" office:value="4.16333634234434E-016" calcext:value-type="float">
            <text:p>4.16E-16</text:p>
          </table:table-cell>
          <table:table-cell office:value-type="float" office:value="3.05311331771918E-016" calcext:value-type="float">
            <text:p>3.05E-16</text:p>
          </table:table-cell>
          <table:table-cell table:style-name="ce10" office:value-type="float" office:value="0.000299235587990302" calcext:value-type="float">
            <text:p>2.99E-04</text:p>
          </table:table-cell>
          <table:table-cell office:value-type="float" office:value="2.77555756156289E-016" calcext:value-type="float">
            <text:p>2.78E-16</text:p>
          </table:table-cell>
          <table:table-cell office:value-type="float" office:value="3.81639164714898E-017" calcext:value-type="float">
            <text:p>3.82E-17</text:p>
          </table:table-cell>
          <table:table-cell table:style-name="ce10" office:value-type="float" office:value="0.000756535293568585" calcext:value-type="float">
            <text:p>7.57E-04</text:p>
          </table:table-cell>
          <table:table-cell table:style-name="ce10" office:value-type="float" office:value="2.08166817117217E-017" calcext:value-type="float">
            <text:p>2.08E-17</text:p>
          </table:table-cell>
          <table:table-cell office:value-type="float" office:value="0.000702524681141287" calcext:value-type="float">
            <text:p>7.03E-04</text:p>
          </table:table-cell>
          <table:table-cell office:value-type="float" office:value="8.32667268468867E-017" calcext:value-type="float">
            <text:p>8.33E-17</text:p>
          </table:table-cell>
          <table:table-cell office:value-type="float" office:value="1.38777878078145E-016" calcext:value-type="float">
            <text:p>1.39E-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9</text:p>
          </table:table-cell>
          <table:table-cell office:value-type="float" office:value="3.88578058618805E-016" calcext:value-type="float">
            <text:p>3.89E-16</text:p>
          </table:table-cell>
          <table:table-cell office:value-type="float" office:value="0.00020434172055371" calcext:value-type="float">
            <text:p>2.04E-04</text:p>
          </table:table-cell>
          <table:table-cell table:style-name="ce10" office:value-type="float" office:value="1.73472347597681E-017" calcext:value-type="float">
            <text:p>1.73E-17</text:p>
          </table:table-cell>
          <table:table-cell office:value-type="float" office:value="1.94289029309402E-016" calcext:value-type="float">
            <text:p>1.94E-16</text:p>
          </table:table-cell>
          <table:table-cell office:value-type="float" office:value="1.04083408558608E-017" calcext:value-type="float">
            <text:p>1.04E-17</text:p>
          </table:table-cell>
          <table:table-cell table:style-name="ce10" office:value-type="float" office:value="3.46944695195361E-018" calcext:value-type="float">
            <text:p>3.47E-18</text:p>
          </table:table-cell>
          <table:table-cell table:style-name="ce10" office:value-type="float" office:value="2.42861286636753E-017" calcext:value-type="float">
            <text:p>2.43E-17</text:p>
          </table:table-cell>
          <table:table-cell office:value-type="float" office:value="2.77555756156289E-017" calcext:value-type="float">
            <text:p>2.78E-17</text:p>
          </table:table-cell>
          <table:table-cell office:value-type="float" office:value="5.55111512312578E-017" calcext:value-type="float">
            <text:p>5.55E-17</text:p>
          </table:table-cell>
          <table:table-cell office:value-type="float" office:value="0.000136533207232681" calcext:value-type="float">
            <text:p>1.37E-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10</text:p>
          </table:table-cell>
          <table:table-cell office:value-type="float" office:value="5.55111512312578E-016" calcext:value-type="float">
            <text:p>5.55E-16</text:p>
          </table:table-cell>
          <table:table-cell office:value-type="float" office:value="3.33066907387547E-016" calcext:value-type="float">
            <text:p>3.33E-16</text:p>
          </table:table-cell>
          <table:table-cell table:style-name="ce10" office:value-type="float" office:value="6.93889390390723E-018" calcext:value-type="float">
            <text:p>6.94E-18</text:p>
          </table:table-cell>
          <table:table-cell office:value-type="float" office:value="2.77555756156289E-017" calcext:value-type="float">
            <text:p>2.78E-17</text:p>
          </table:table-cell>
          <table:table-cell office:value-type="float" office:value="0.000542453976511581" calcext:value-type="float">
            <text:p>5.42E-04</text:p>
          </table:table-cell>
          <table:table-cell table:style-name="ce10" office:value-type="float" office:value="6.93889390390723E-018" calcext:value-type="float">
            <text:p>6.94E-18</text:p>
          </table:table-cell>
          <table:table-cell table:style-name="ce10" office:value-type="float" office:value="0.000401621241474291" calcext:value-type="float">
            <text:p>4.02E-04</text:p>
          </table:table-cell>
          <table:table-cell office:value-type="float" office:value="1.38777878078145E-016" calcext:value-type="float">
            <text:p>1.39E-16</text:p>
          </table:table-cell>
          <table:table-cell office:value-type="float" office:value="6.66133814775094E-016" calcext:value-type="float">
            <text:p>6.66E-16</text:p>
          </table:table-cell>
          <table:table-cell office:value-type="float" office:value="1.30104260698261E-018" calcext:value-type="float">
            <text:p>1.30E-18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2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5:22:07.980216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0:10:16.417286207</meta:creation-date>
    <dc:date>2019-06-07T12:37:01.131530663</dc:date>
    <meta:editing-duration>PT1H27S</meta:editing-duration>
    <meta:editing-cycles>13</meta:editing-cycles>
    <meta:generator>LibreOffice/6.0.7.3$Linux_X86_64 LibreOffice_project/00m0$Build-3</meta:generator>
    <meta:document-statistic meta:table-count="8" meta:cell-count="2904" meta:object-count="0"/>
  </office:meta>
</office:document-meta>
</file>